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9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84.05pt"/>
    </style:style>
    <style:style style:name="co4" style:family="table-column">
      <style:table-column-properties fo:break-before="auto" style:column-width="49.29pt"/>
    </style:style>
    <style:style style:name="co5" style:family="table-column">
      <style:table-column-properties fo:break-before="auto" style:column-width="92.41pt"/>
    </style:style>
    <style:style style:name="co6" style:family="table-column">
      <style:table-column-properties fo:break-before="auto" style:column-width="93.0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ta2" style:family="table" style:master-page-name="PageStyle_5f_SUMMARY">
      <style:table-properties table:display="true" style:writing-mode="lr-tb"/>
    </style:style>
    <style:style style:name="ta3" style:family="table" style:master-page-name="PageStyle_5f_FMFH_20_MATH">
      <style:table-properties table:display="true" style:writing-mode="lr-tb"/>
    </style:style>
    <style:style style:name="ta4" style:family="table" style:master-page-name="PageStyle_5f_DRAGON_20__20_MATH">
      <style:table-properties table:display="true" style:writing-mode="lr-tb"/>
    </style:style>
    <style:style style:name="ta5" style:family="table" style:master-page-name="PageStyle_5f_FMFH_20_SNAPSHOT">
      <style:table-properties table:display="true" style:writing-mode="lr-tb"/>
    </style:style>
    <style:style style:name="ta6" style:family="table" style:master-page-name="PageStyle_5f_DRAGON_20_SNAPSHO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2.49pt solid #000000" fo:background-color="#b6d7a8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AND(ISNUMBER([.A6]);TRUNC([.A6])&lt;TODAY()))" style:apply-style-name="ConditionalStyle_5f_2" style:base-cell-address="SUMMARY.A6"/>
    </style:style>
    <style:style style:name="ce6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AND(ISNUMBER([.A6]);TRUNC([.A6])&lt;TODAY()))" style:apply-style-name="ConditionalStyle_5f_2" style:base-cell-address="SUMMARY.A6"/>
    </style:style>
    <style:style style:name="ce7" style:family="table-cell" style:parent-style-name="Default" style:data-style-name="N125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AND(ISNUMBER([.A6]);TRUNC([.A6])&lt;TODAY()))" style:apply-style-name="ConditionalStyle_5f_2" style:base-cell-address="SUMMARY.A6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bold" style:font-size-asian="11pt" style:font-style-asian="normal" style:font-weight-asian="bold" style:font-name-complex="&quot;Arial&quot;" style:font-size-complex="11pt" style:font-style-complex="normal" style:font-weight-complex="bold"/>
    </style:style>
    <style:style style:name="ce10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6]))=0)" style:apply-style-name="ConditionalStyle_5f_1" style:base-cell-address="SUMMARY.B6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6]))=0)" style:apply-style-name="ConditionalStyle_5f_1" style:base-cell-address="SUMMARY.B6"/>
    </style:style>
    <style:style style:name="ce20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 style:data-style-name="N2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2">
      <style:table-cell-properties fo:border-bottom="2.49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2">
      <style:table-cell-properties fo:border-bottom="2.49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order-bottom="0.74pt solid #000000" fo:background-color="#f3f3f3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2">
      <style:table-cell-properties fo:border-bottom="2.49pt solid #000000" fo:background-color="#f4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c9daf8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2">
      <style:table-cell-properties fo:border-bottom="2.49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fo:background-color="#fff2cc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2">
      <style:table-cell-properties fo:border-bottom="2.49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f4cccc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2.49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fo:background-color="#f4cccc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c9daf8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2.49pt solid #000000" fo:background-color="#c9daf8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fff2cc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2.49pt solid #000000" fo:background-color="#fff2cc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f4cccc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c9daf8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2.49pt solid #000000" fo:background-color="#c9daf8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fff2cc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2.49pt solid #000000" fo:background-color="#fff2cc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2.49pt solid #000000" fo:background-color="#fff2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25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f4cc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B5"/>
    </style:style>
    <style:style style:name="ce8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B5"/>
    </style:style>
    <style:style style:name="ce8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2.49pt solid #000000" fo:background-color="#fce5cd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B5"/>
    </style:style>
    <style:style style:name="ce9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B5"/>
    </style:style>
    <style:style style:name="ce96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B5"/>
    </style:style>
    <style:style style:name="ce9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B5"/>
    </style:style>
    <style:style style:name="ce100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B5"/>
    </style:style>
    <style:style style:name="ce10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B5"/>
    </style:style>
    <style:style style:name="ce105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  <style:map style:condition="cell-content()&gt;0" style:apply-style-name="ConditionalStyle_5f_3" style:base-cell-address="'FMFH MATH'.U1"/>
    </style:style>
    <style:style style:name="ce10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U1"/>
    </style:style>
    <style:style style:name="ce10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U1"/>
    </style:style>
    <style:style style:name="ce10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U1"/>
    </style:style>
    <style:style style:name="ce10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FMFH MATH'.U1"/>
    </style:style>
    <style:style style:name="ce1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U1"/>
    </style:style>
    <style:style style:name="ce111" style:family="table-cell" style:parent-style-name="Default">
      <style:map style:condition="cell-content()&gt;0" style:apply-style-name="ConditionalStyle_5f_3" style:base-cell-address="'FMFH MATH'.U1"/>
    </style:style>
    <style:style style:name="ce11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U1"/>
    </style:style>
    <style:style style:name="ce11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FMFH MATH'.U1"/>
    </style:style>
    <style:style style:name="ce1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U1"/>
    </style:style>
    <style:style style:name="ce11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U1"/>
    </style:style>
    <style:style style:name="ce11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U1"/>
    </style:style>
    <style:style style:name="ce11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ackground-color="#c9daf8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23" style:family="table-cell" style:parent-style-name="Default">
      <style:map style:condition="cell-content()&gt;0" style:apply-style-name="ConditionalStyle_5f_6" style:base-cell-address="'DRAGON  MATH'.B5"/>
    </style:style>
    <style:style style:name="ce124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27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28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29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3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34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3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3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3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38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4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43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44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52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54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5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29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6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65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6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6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6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7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7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7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7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7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7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 style:data-style-name="N129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0" style:family="table-cell" style:parent-style-name="Default" style:data-style-name="N126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 style:data-style-name="N129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9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SNAPSHOT'.B7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SNAPSHOT'.B7"/>
    </style:style>
    <style:style style:name="ce19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SNAPSHOT'.B7"/>
    </style:style>
    <style:style style:name="ce1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SNAPSHOT'.B7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7e379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SNAPSHOT'.B7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SNAPSHOT'.B7"/>
    </style:style>
    <style:style style:name="ce1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SNAPSHOT'.B7"/>
    </style:style>
    <style:style style:name="ce19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SNAPSHOT'.B7"/>
    </style:style>
    <style:style style:name="ce2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SNAPSHOT'.B7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SNAPSHOT'.B7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SNAPSHOT'.B7"/>
    </style:style>
    <style:style style:name="ce20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SNAPSHOT'.B7"/>
    </style:style>
    <style:style style:name="ce2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SNAPSHOT'.B7"/>
    </style:style>
    <style:style style:name="ce2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7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9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0" style:family="table-cell" style:parent-style-name="Default" style:data-style-name="N129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9" style:base-cell-address="'DRAGON SNAPSHOT'.B7"/>
    </style:style>
    <style:style style:name="ce2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9" style:base-cell-address="'DRAGON SNAPSHOT'.B7"/>
    </style:style>
    <style:style style:name="ce2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9" style:base-cell-address="'DRAGON SNAPSHOT'.B7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9" style:base-cell-address="'DRAGON SNAPSHOT'.B7"/>
    </style:style>
    <style:style style:name="ce2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9" style:base-cell-address="'DRAGON SNAPSHOT'.B7"/>
    </style:style>
    <style:style style:name="ce21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9" style:base-cell-address="'DRAGON SNAPSHOT'.B7"/>
    </style:style>
    <style:style style:name="ce2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9" style:base-cell-address="'DRAGON SNAPSHOT'.B7"/>
    </style:style>
    <style:style style:name="ce2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9" style:base-cell-address="'DRAGON SNAPSHOT'.B7"/>
    </style:style>
    <style:style style:name="ce2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9" style:base-cell-address="'DRAGON SNAPSHOT'.B7"/>
    </style:style>
    <style:style style:name="ce2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9" style:base-cell-address="'DRAGON SNAPSHOT'.B7"/>
    </style:style>
    <style:style style:name="ce2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9" style:base-cell-address="'DRAGON SNAPSHOT'.B7"/>
    </style:style>
    <style:style style:name="ce2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9" style:base-cell-address="'DRAGON SNAPSHOT'.B7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()&gt;=0" table:allow-empty-cell="true" table:base-cell-address="SUMMARY.B6">
          <table:help-message table:display="true">
            <text:p>Enter a number greater than or equal to 0</text:p>
          </table:help-message>
          <table:error-message table:message-type="stop" table:display="true"/>
        </table:content-validation>
      </table:content-validations>
      <table:table table:name="Form Responses 1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2" office:value-type="string" calcext:value-type="string">
            <text:p>Untitled Question</text:p>
          </table:table-cell>
          <table:table-cell table:number-columns-repeated="1022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2"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2" table:number-columns-repeated="997" table:default-cell-style-name="Default"/>
        <table:table-row table:style-name="ro1">
          <table:table-cell/>
          <table:table-cell table:style-name="ce8" office:value-type="string" calcext:value-type="string" table:number-columns-spanned="6" table:number-rows-spanned="1">
            <text:p>Enter in the number of each type of NFT held on each date of snapshot. </text:p>
          </table:table-cell>
          <table:covered-table-cell table:number-columns-repeated="5"/>
          <table:table-cell table:style-name="ce22" table:number-columns-spanned="20" table:number-rows-spanned="1"/>
          <table:covered-table-cell table:number-columns-repeated="19"/>
          <table:table-cell table:number-columns-repeated="997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Be careful not to go past current snapshot as future drops are pre calculated in and total wont match reality.</text:p>
          </table:table-cell>
          <table:covered-table-cell table:number-columns-repeated="5"/>
          <table:table-cell table:style-name="ce23" table:number-columns-repeated="20"/>
          <table:table-cell table:number-columns-repeated="997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If none were held box must have a zero or the maths wont work.</text:p>
          </table:table-cell>
          <table:covered-table-cell table:number-columns-repeated="5"/>
          <table:table-cell table:style-name="ce24" table:number-columns-spanned="20" table:number-rows-spanned="1"/>
          <table:covered-table-cell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DATE OF</text:p>
          </table:table-cell>
          <table:table-cell table:style-name="ce10" office:value-type="string" calcext:value-type="string" table:number-columns-spanned="3" table:number-rows-spanned="1">
            <text:p>FMFH NFTS HELD</text:p>
          </table:table-cell>
          <table:covered-table-cell table:style-name="ce13"/>
          <table:covered-table-cell table:style-name="ce15"/>
          <table:table-cell table:style-name="ce17" office:value-type="string" calcext:value-type="string" table:number-columns-spanned="3" table:number-rows-spanned="1">
            <text:p>DRAGONS NFTS HELD</text:p>
          </table:table-cell>
          <table:covered-table-cell table:style-name="ce13"/>
          <table:covered-table-cell table:style-name="ce15"/>
          <table:table-cell table:style-name="ce25" office:value-type="string" calcext:value-type="string" table:number-columns-spanned="7" table:number-rows-spanned="1">
            <text:p>FMFH RADS TOTAL</text:p>
          </table:table-cell>
          <table:covered-table-cell table:number-columns-repeated="6" table:style-name="ce36"/>
          <table:table-cell table:style-name="ce49" table:number-columns-repeated="5"/>
          <table:table-cell table:style-name="ce50" table:number-columns-repeated="2"/>
          <table:table-cell table:style-name="ce54" table:number-columns-repeated="5"/>
          <table:table-cell table:style-name="ce64"/>
          <table:table-cell table:number-columns-repeated="997"/>
        </table:table-row>
        <table:table-row table:style-name="ro1">
          <table:table-cell table:style-name="ce4" office:value-type="string" calcext:value-type="string">
            <text:p>SNAPSHOT</text:p>
          </table:table-cell>
          <table:table-cell table:style-name="ce11" office:value-type="string" calcext:value-type="string">
            <text:p>CRYPTO CHAD</text:p>
          </table:table-cell>
          <table:table-cell table:style-name="ce14" office:value-type="string" calcext:value-type="string">
            <text:p>LAUNCH CHAD</text:p>
          </table:table-cell>
          <table:table-cell table:style-name="ce16" office:value-type="string" calcext:value-type="string">
            <text:p>GENESIS CUSTOM</text:p>
          </table:table-cell>
          <table:table-cell table:style-name="ce18" office:value-type="string" calcext:value-type="string">
            <text:p>GOLD</text:p>
          </table:table-cell>
          <table:table-cell table:style-name="ce20" office:value-type="string" calcext:value-type="string">
            <text:p>SAPPHIRE </text:p>
          </table:table-cell>
          <table:table-cell table:style-name="ce21" office:value-type="string" calcext:value-type="string">
            <text:p>DIAMOND</text:p>
          </table:table-cell>
          <table:table-cell table:style-name="ce26" table:formula="of:=[$'FMFH MATH'.F3]" office:value-type="string" office:string-value="BSC" calcext:value-type="string">
            <text:p>BSC</text:p>
          </table:table-cell>
          <table:table-cell table:style-name="ce37" table:formula="of:=[$'FMFH MATH'.G3]" office:value-type="string" office:string-value="BSC" calcext:value-type="string">
            <text:p>BSC</text:p>
          </table:table-cell>
          <table:table-cell table:style-name="ce37" table:formula="of:=[$'FMFH MATH'.H3]" office:value-type="string" office:string-value="BSC" calcext:value-type="string">
            <text:p>BSC</text:p>
          </table:table-cell>
          <table:table-cell table:style-name="ce37" table:formula="of:=[$'FMFH MATH'.I3]" office:value-type="string" office:string-value="BSC" calcext:value-type="string">
            <text:p>BSC</text:p>
          </table:table-cell>
          <table:table-cell table:style-name="ce37" table:formula="of:=[$'FMFH MATH'.J3]" office:value-type="string" office:string-value="BSC" calcext:value-type="string">
            <text:p>BSC</text:p>
          </table:table-cell>
          <table:table-cell table:style-name="ce37" table:formula="of:=[$'FMFH MATH'.K3]" office:value-type="string" office:string-value="BSC" calcext:value-type="string">
            <text:p>BSC</text:p>
          </table:table-cell>
          <table:table-cell table:style-name="ce37" table:formula="of:=[$'FMFH MATH'.L3]" office:value-type="string" office:string-value="BSC" calcext:value-type="string">
            <text:p>BSC</text:p>
          </table:table-cell>
          <table:table-cell table:style-name="ce37" table:formula="of:=[$'FMFH MATH'.M3]" office:value-type="string" office:string-value="BSC" calcext:value-type="string">
            <text:p>BSC</text:p>
          </table:table-cell>
          <table:table-cell table:style-name="ce37" table:formula="of:=[$'FMFH MATH'.N3]" office:value-type="string" office:string-value="BSC" calcext:value-type="string">
            <text:p>BSC</text:p>
          </table:table-cell>
          <table:table-cell table:style-name="ce37" table:formula="of:=[$'FMFH MATH'.O3]" office:value-type="string" office:string-value="VELAS" calcext:value-type="string">
            <text:p>VELAS</text:p>
          </table:table-cell>
          <table:table-cell table:style-name="ce37" table:formula="of:=[$'FMFH MATH'.P3]" office:value-type="string" office:string-value="VELAS" calcext:value-type="string">
            <text:p>VELAS</text:p>
          </table:table-cell>
          <table:table-cell table:style-name="ce37" table:formula="of:=[$'FMFH MATH'.Q3]" office:value-type="string" office:string-value="VELAS" calcext:value-type="string">
            <text:p>VELAS</text:p>
          </table:table-cell>
          <table:table-cell table:style-name="ce37" table:formula="of:=[$'FMFH MATH'.R3]" office:value-type="string" office:string-value="SPARE" calcext:value-type="string">
            <text:p>SPARE</text:p>
          </table:table-cell>
          <table:table-cell table:style-name="ce37" table:formula="of:=[$'FMFH MATH'.S3]" office:value-type="string" office:string-value="SPARE" calcext:value-type="string">
            <text:p>SPARE</text:p>
          </table:table-cell>
          <table:table-cell table:style-name="ce55" table:formula="of:=[$'FMFH MATH'.T3]" office:value-type="float" office:value="0" calcext:value-type="float">
            <text:p>0</text:p>
          </table:table-cell>
          <table:table-cell table:style-name="ce55" table:formula="of:=[$'FMFH MATH'.U3]" office:value-type="float" office:value="0" calcext:value-type="float">
            <text:p>0</text:p>
          </table:table-cell>
          <table:table-cell table:style-name="ce55" table:formula="of:=[$'FMFH MATH'.V3]" office:value-type="float" office:value="0" calcext:value-type="float">
            <text:p>0</text:p>
          </table:table-cell>
          <table:table-cell table:style-name="ce55" table:formula="of:=[$'FMFH MATH'.W3]" office:value-type="float" office:value="0" calcext:value-type="float">
            <text:p>0</text:p>
          </table:table-cell>
          <table:table-cell table:style-name="ce55" table:formula="of:=[$'FMFH MATH'.X3]" office:value-type="float" office:value="0" calcext:value-type="float">
            <text:p>0</text:p>
          </table:table-cell>
          <table:table-cell table:style-name="ce65" table:formula="of:=[$'FMFH MATH'.Y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5" office:value-type="date" office:date-value="2022-02-15" calcext:value-type="date">
            <text:p>15-Feb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style-name="ce27" table:formula="of:=[$'FMFH MATH'.F4]" office:value-type="string" office:string-value="KATA" calcext:value-type="string">
            <text:p>KATA</text:p>
          </table:table-cell>
          <table:table-cell table:style-name="ce38" table:formula="of:=[$'FMFH MATH'.G4]" office:value-type="string" office:string-value="QMALL" calcext:value-type="string">
            <text:p>QMALL</text:p>
          </table:table-cell>
          <table:table-cell table:style-name="ce38" table:formula="of:=[$'FMFH MATH'.H4]" office:value-type="string" office:string-value="SURE" calcext:value-type="string">
            <text:p>SURE</text:p>
          </table:table-cell>
          <table:table-cell table:style-name="ce38" table:formula="of:=[$'FMFH MATH'.I4]" office:value-type="string" office:string-value="CHES" calcext:value-type="string">
            <text:p>CHES</text:p>
          </table:table-cell>
          <table:table-cell table:style-name="ce38" table:formula="of:=[$'FMFH MATH'.J4]" office:value-type="string" office:string-value="TCG2" calcext:value-type="string">
            <text:p>TCG2</text:p>
          </table:table-cell>
          <table:table-cell table:style-name="ce38" table:formula="of:=[$'FMFH MATH'.K4]" office:value-type="string" office:string-value="GQ" calcext:value-type="string">
            <text:p>GQ</text:p>
          </table:table-cell>
          <table:table-cell table:style-name="ce38" table:formula="of:=[$'FMFH MATH'.L4]" office:value-type="string" office:string-value="ADAL" calcext:value-type="string">
            <text:p>ADAL</text:p>
          </table:table-cell>
          <table:table-cell table:style-name="ce38" table:formula="of:=[$'FMFH MATH'.M4]" office:value-type="string" office:string-value="ADAO" calcext:value-type="string">
            <text:p>ADAO</text:p>
          </table:table-cell>
          <table:table-cell table:style-name="ce38" table:formula="of:=[$'FMFH MATH'.N4]" office:value-type="string" office:string-value="VERVE" calcext:value-type="string">
            <text:p>VERVE</text:p>
          </table:table-cell>
          <table:table-cell table:style-name="ce38" table:formula="of:=[$'FMFH MATH'.O4]" office:value-type="string" office:string-value="VERVE" calcext:value-type="string">
            <text:p>VERVE</text:p>
          </table:table-cell>
          <table:table-cell table:style-name="ce38" table:formula="of:=[$'FMFH MATH'.P4]" office:value-type="string" office:string-value="VGDT" calcext:value-type="string">
            <text:p>VGDT</text:p>
          </table:table-cell>
          <table:table-cell table:style-name="ce38" table:formula="of:=[$'FMFH MATH'.Q4]" office:value-type="string" office:string-value="ADAO" calcext:value-type="string">
            <text:p>ADAO</text:p>
          </table:table-cell>
          <table:table-cell table:style-name="ce38" table:formula="of:=[$'FMFH MATH'.R4]" office:value-type="float" office:value="0" calcext:value-type="float">
            <text:p>0</text:p>
          </table:table-cell>
          <table:table-cell table:style-name="ce38" table:formula="of:=[$'FMFH MATH'.S4]" office:value-type="float" office:value="0" calcext:value-type="float">
            <text:p>0</text:p>
          </table:table-cell>
          <table:table-cell table:style-name="ce56" table:formula="of:=[$'FMFH MATH'.T4]" office:value-type="float" office:value="0" calcext:value-type="float">
            <text:p>0</text:p>
          </table:table-cell>
          <table:table-cell table:style-name="ce56" table:formula="of:=[$'FMFH MATH'.U4]" office:value-type="float" office:value="0" calcext:value-type="float">
            <text:p>0</text:p>
          </table:table-cell>
          <table:table-cell table:style-name="ce56" table:formula="of:=[$'FMFH MATH'.V4]" office:value-type="float" office:value="0" calcext:value-type="float">
            <text:p>0</text:p>
          </table:table-cell>
          <table:table-cell table:style-name="ce56" table:formula="of:=[$'FMFH MATH'.W4]" office:value-type="float" office:value="0" calcext:value-type="float">
            <text:p>0</text:p>
          </table:table-cell>
          <table:table-cell table:style-name="ce56" table:formula="of:=[$'FMFH MATH'.X4]" office:value-type="float" office:value="0" calcext:value-type="float">
            <text:p>0</text:p>
          </table:table-cell>
          <table:table-cell table:style-name="ce66" table:formula="of:=[$'FMFH MATH'.Y4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date" office:date-value="2022-03-02" calcext:value-type="date">
            <text:p>2-Mar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style-name="ce28" table:formula="of:=[$'FMFH MATH'.F113]" office:value-type="float" office:value="0" calcext:value-type="float">
            <text:p>0.00</text:p>
          </table:table-cell>
          <table:table-cell table:style-name="ce39" table:formula="of:=[$'FMFH MATH'.G113]" office:value-type="float" office:value="0" calcext:value-type="float">
            <text:p>0.00</text:p>
          </table:table-cell>
          <table:table-cell table:style-name="ce39" table:formula="of:=[$'FMFH MATH'.H113]" office:value-type="float" office:value="0" calcext:value-type="float">
            <text:p>0.00</text:p>
          </table:table-cell>
          <table:table-cell table:style-name="ce39" table:formula="of:=[$'FMFH MATH'.I113]" office:value-type="float" office:value="0" calcext:value-type="float">
            <text:p>0.00</text:p>
          </table:table-cell>
          <table:table-cell table:style-name="ce39" table:formula="of:=[$'FMFH MATH'.J113]" office:value-type="float" office:value="0" calcext:value-type="float">
            <text:p>0.00</text:p>
          </table:table-cell>
          <table:table-cell table:style-name="ce39" table:formula="of:=[$'FMFH MATH'.K113]" office:value-type="float" office:value="0" calcext:value-type="float">
            <text:p>0.00</text:p>
          </table:table-cell>
          <table:table-cell table:style-name="ce39" table:formula="of:=[$'FMFH MATH'.L113]" office:value-type="float" office:value="0" calcext:value-type="float">
            <text:p>0.00</text:p>
          </table:table-cell>
          <table:table-cell table:style-name="ce39" table:formula="of:=[$'FMFH MATH'.M113]" office:value-type="float" office:value="0" calcext:value-type="float">
            <text:p>0.00</text:p>
          </table:table-cell>
          <table:table-cell table:style-name="ce39" table:formula="of:=[$'FMFH MATH'.N113]" office:value-type="float" office:value="0" calcext:value-type="float">
            <text:p>0.00</text:p>
          </table:table-cell>
          <table:table-cell table:style-name="ce39" table:formula="of:=[$'FMFH MATH'.O113]" office:value-type="float" office:value="0" calcext:value-type="float">
            <text:p>0.00</text:p>
          </table:table-cell>
          <table:table-cell table:style-name="ce39" table:formula="of:=[$'FMFH MATH'.P113]" office:value-type="float" office:value="0" calcext:value-type="float">
            <text:p>0.00</text:p>
          </table:table-cell>
          <table:table-cell table:style-name="ce39" table:formula="of:=[$'FMFH MATH'.Q113]" office:value-type="float" office:value="0" calcext:value-type="float">
            <text:p>0.00</text:p>
          </table:table-cell>
          <table:table-cell table:style-name="ce51" table:formula="of:=[$'FMFH MATH'.R113]" office:value-type="float" office:value="0" calcext:value-type="float">
            <text:p>0</text:p>
          </table:table-cell>
          <table:table-cell table:style-name="ce51" table:formula="of:=[$'FMFH MATH'.S113]" office:value-type="float" office:value="0" calcext:value-type="float">
            <text:p>0</text:p>
          </table:table-cell>
          <table:table-cell table:style-name="ce57" table:formula="of:=[$'FMFH MATH'.T113]" office:value-type="float" office:value="0" calcext:value-type="float">
            <text:p>0</text:p>
          </table:table-cell>
          <table:table-cell table:style-name="ce57" table:formula="of:=[$'FMFH MATH'.U113]" office:value-type="float" office:value="0" calcext:value-type="float">
            <text:p>0</text:p>
          </table:table-cell>
          <table:table-cell table:style-name="ce57" table:formula="of:=[$'FMFH MATH'.V113]" office:value-type="float" office:value="0" calcext:value-type="float">
            <text:p>0</text:p>
          </table:table-cell>
          <table:table-cell table:style-name="ce57" table:formula="of:=[$'FMFH MATH'.W113]" office:value-type="float" office:value="0" calcext:value-type="float">
            <text:p>0</text:p>
          </table:table-cell>
          <table:table-cell table:style-name="ce57" table:formula="of:=[$'FMFH MATH'.X113]" office:value-type="float" office:value="0" calcext:value-type="float">
            <text:p>0</text:p>
          </table:table-cell>
          <table:table-cell table:style-name="ce67" table:formula="of:=[$'FMFH MATH'.Y11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date" office:date-value="2022-03-03" calcext:value-type="date">
            <text:p>3-Mar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style-name="ce29" table:number-columns-repeated="14"/>
          <table:table-cell table:number-columns-repeated="1003"/>
        </table:table-row>
        <table:table-row table:style-name="ro1">
          <table:table-cell table:style-name="ce6" office:value-type="date" office:date-value="2022-03-05" calcext:value-type="date">
            <text:p>5-Mar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style-name="ce29" table:number-columns-repeated="14"/>
          <table:table-cell table:number-columns-repeated="1003"/>
        </table:table-row>
        <table:table-row table:style-name="ro1">
          <table:table-cell table:style-name="ce6" office:value-type="date" office:date-value="2022-03-14" calcext:value-type="date">
            <text:p>14-Mar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style-name="ce30" office:value-type="string" calcext:value-type="string" table:number-columns-spanned="7" table:number-rows-spanned="1">
            <text:p>DRAGON RADS TOTAL</text:p>
          </table:table-cell>
          <table:covered-table-cell table:number-columns-repeated="6" table:style-name="ce40"/>
          <table:table-cell table:style-name="ce30" table:number-columns-repeated="7"/>
          <table:table-cell table:style-name="ce58" table:number-columns-repeated="5"/>
          <table:table-cell table:style-name="ce68"/>
          <table:table-cell table:number-columns-repeated="997"/>
        </table:table-row>
        <table:table-row table:style-name="ro1">
          <table:table-cell table:style-name="ce6" office:value-type="date" office:date-value="2022-03-21" calcext:value-type="date">
            <text:p>21-Mar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style-name="ce31" table:formula="of:=[$'DRAGON  MATH'.F3]" office:value-type="string" office:string-value="BSC" calcext:value-type="string">
            <text:p>BSC</text:p>
          </table:table-cell>
          <table:table-cell table:style-name="ce41" table:formula="of:=[$'DRAGON  MATH'.G3]" office:value-type="string" office:string-value="BSC" calcext:value-type="string">
            <text:p>BSC</text:p>
          </table:table-cell>
          <table:table-cell table:style-name="ce41" table:formula="of:=[$'DRAGON  MATH'.H3]" office:value-type="string" office:string-value="BSC" calcext:value-type="string">
            <text:p>BSC</text:p>
          </table:table-cell>
          <table:table-cell table:style-name="ce41" table:formula="of:=[$'DRAGON  MATH'.I3]" office:value-type="string" office:string-value="BSC" calcext:value-type="string">
            <text:p>BSC</text:p>
          </table:table-cell>
          <table:table-cell table:style-name="ce41" table:formula="of:=[$'DRAGON  MATH'.J3]" office:value-type="string" office:string-value="BSC" calcext:value-type="string">
            <text:p>BSC</text:p>
          </table:table-cell>
          <table:table-cell table:style-name="ce41" table:formula="of:=[$'DRAGON  MATH'.K3]" office:value-type="string" office:string-value="BSC" calcext:value-type="string">
            <text:p>BSC</text:p>
          </table:table-cell>
          <table:table-cell table:style-name="ce41" table:formula="of:=[$'DRAGON  MATH'.L3]" office:value-type="string" office:string-value="BSC" calcext:value-type="string">
            <text:p>BSC</text:p>
          </table:table-cell>
          <table:table-cell table:style-name="ce41" table:formula="of:=[$'DRAGON  MATH'.M3]" office:value-type="string" office:string-value="BSC" calcext:value-type="string">
            <text:p>BSC</text:p>
          </table:table-cell>
          <table:table-cell table:style-name="ce41" table:formula="of:=[$'DRAGON  MATH'.N3]" office:value-type="string" office:string-value="BSC" calcext:value-type="string">
            <text:p>BSC</text:p>
          </table:table-cell>
          <table:table-cell table:style-name="ce41" table:formula="of:=[$'DRAGON  MATH'.O3]" office:value-type="string" office:string-value="VELAS" calcext:value-type="string">
            <text:p>VELAS</text:p>
          </table:table-cell>
          <table:table-cell table:style-name="ce41" table:formula="of:=[$'DRAGON  MATH'.P3]" office:value-type="string" office:string-value="VELAS" calcext:value-type="string">
            <text:p>VELAS</text:p>
          </table:table-cell>
          <table:table-cell table:style-name="ce41" table:formula="of:=[$'DRAGON  MATH'.Q3]" office:value-type="string" office:string-value="VELAS" calcext:value-type="string">
            <text:p>VELAS</text:p>
          </table:table-cell>
          <table:table-cell table:style-name="ce41" table:formula="of:=[$'DRAGON  MATH'.R3]" office:value-type="string" office:string-value="SPARE" calcext:value-type="string">
            <text:p>SPARE</text:p>
          </table:table-cell>
          <table:table-cell table:style-name="ce41" table:formula="of:=[$'DRAGON  MATH'.S3]" office:value-type="string" office:string-value="SPARE" calcext:value-type="string">
            <text:p>SPARE</text:p>
          </table:table-cell>
          <table:table-cell table:style-name="ce59" table:formula="of:=[$'DRAGON  MATH'.T3]" office:value-type="float" office:value="0" calcext:value-type="float">
            <text:p>0</text:p>
          </table:table-cell>
          <table:table-cell table:style-name="ce59" table:formula="of:=[$'DRAGON  MATH'.U3]" office:value-type="float" office:value="0" calcext:value-type="float">
            <text:p>0</text:p>
          </table:table-cell>
          <table:table-cell table:style-name="ce59" table:formula="of:=[$'DRAGON  MATH'.V3]" office:value-type="float" office:value="0" calcext:value-type="float">
            <text:p>0</text:p>
          </table:table-cell>
          <table:table-cell table:style-name="ce59" table:formula="of:=[$'DRAGON  MATH'.W3]" office:value-type="float" office:value="0" calcext:value-type="float">
            <text:p>0</text:p>
          </table:table-cell>
          <table:table-cell table:style-name="ce59" table:formula="of:=[$'DRAGON  MATH'.X3]" office:value-type="float" office:value="0" calcext:value-type="float">
            <text:p>0</text:p>
          </table:table-cell>
          <table:table-cell table:style-name="ce69" table:formula="of:=[$'DRAGON  MATH'.Y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date" office:date-value="2022-03-28" calcext:value-type="date">
            <text:p>28-Mar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style-name="ce27" table:formula="of:=[$'DRAGON  MATH'.F4]" office:value-type="string" office:string-value="KATA" calcext:value-type="string">
            <text:p>KATA</text:p>
          </table:table-cell>
          <table:table-cell table:style-name="ce38" table:formula="of:=[$'DRAGON  MATH'.G4]" office:value-type="string" office:string-value="QMALL" calcext:value-type="string">
            <text:p>QMALL</text:p>
          </table:table-cell>
          <table:table-cell table:style-name="ce38" table:formula="of:=[$'DRAGON  MATH'.H4]" office:value-type="string" office:string-value="SURE" calcext:value-type="string">
            <text:p>SURE</text:p>
          </table:table-cell>
          <table:table-cell table:style-name="ce38" table:formula="of:=[$'DRAGON  MATH'.I4]" office:value-type="string" office:string-value="CHES" calcext:value-type="string">
            <text:p>CHES</text:p>
          </table:table-cell>
          <table:table-cell table:style-name="ce38" table:formula="of:=[$'DRAGON  MATH'.J4]" office:value-type="string" office:string-value="TCG2" calcext:value-type="string">
            <text:p>TCG2</text:p>
          </table:table-cell>
          <table:table-cell table:style-name="ce38" table:formula="of:=[$'DRAGON  MATH'.K4]" office:value-type="string" office:string-value="GQ" calcext:value-type="string">
            <text:p>GQ</text:p>
          </table:table-cell>
          <table:table-cell table:style-name="ce38" table:formula="of:=[$'DRAGON  MATH'.L4]" office:value-type="string" office:string-value="ADAL" calcext:value-type="string">
            <text:p>ADAL</text:p>
          </table:table-cell>
          <table:table-cell table:style-name="ce38" table:formula="of:=[$'DRAGON  MATH'.M4]" office:value-type="string" office:string-value="ADAO" calcext:value-type="string">
            <text:p>ADAO</text:p>
          </table:table-cell>
          <table:table-cell table:style-name="ce38" table:formula="of:=[$'DRAGON  MATH'.N4]" office:value-type="string" office:string-value="VERVE" calcext:value-type="string">
            <text:p>VERVE</text:p>
          </table:table-cell>
          <table:table-cell table:style-name="ce38" table:formula="of:=[$'DRAGON  MATH'.O4]" office:value-type="string" office:string-value="VERVE" calcext:value-type="string">
            <text:p>VERVE</text:p>
          </table:table-cell>
          <table:table-cell table:style-name="ce38" table:formula="of:=[$'DRAGON  MATH'.P4]" office:value-type="string" office:string-value="VGDT" calcext:value-type="string">
            <text:p>VGDT</text:p>
          </table:table-cell>
          <table:table-cell table:style-name="ce38" table:formula="of:=[$'DRAGON  MATH'.Q4]" office:value-type="string" office:string-value="ADAO" calcext:value-type="string">
            <text:p>ADAO</text:p>
          </table:table-cell>
          <table:table-cell table:style-name="ce38" table:formula="of:=[$'DRAGON  MATH'.R4]" office:value-type="float" office:value="0" calcext:value-type="float">
            <text:p>0</text:p>
          </table:table-cell>
          <table:table-cell table:style-name="ce38" table:formula="of:=[$'DRAGON  MATH'.S4]" office:value-type="float" office:value="0" calcext:value-type="float">
            <text:p>0</text:p>
          </table:table-cell>
          <table:table-cell table:style-name="ce56" table:formula="of:=[$'DRAGON  MATH'.T4]" office:value-type="float" office:value="0" calcext:value-type="float">
            <text:p>0</text:p>
          </table:table-cell>
          <table:table-cell table:style-name="ce56" table:formula="of:=[$'DRAGON  MATH'.U4]" office:value-type="float" office:value="0" calcext:value-type="float">
            <text:p>0</text:p>
          </table:table-cell>
          <table:table-cell table:style-name="ce56" table:formula="of:=[$'DRAGON  MATH'.V4]" office:value-type="float" office:value="0" calcext:value-type="float">
            <text:p>0</text:p>
          </table:table-cell>
          <table:table-cell table:style-name="ce56" table:formula="of:=[$'DRAGON  MATH'.W4]" office:value-type="float" office:value="0" calcext:value-type="float">
            <text:p>0</text:p>
          </table:table-cell>
          <table:table-cell table:style-name="ce56" table:formula="of:=[$'DRAGON  MATH'.X4]" office:value-type="float" office:value="0" calcext:value-type="float">
            <text:p>0</text:p>
          </table:table-cell>
          <table:table-cell table:style-name="ce66" table:formula="of:=[$'DRAGON  MATH'.Y4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date" office:date-value="2022-04-04" calcext:value-type="date">
            <text:p>4-Apr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style-name="ce32" table:formula="of:=[$'DRAGON  MATH'.F113]" office:value-type="float" office:value="0" calcext:value-type="float">
            <text:p>0.00</text:p>
          </table:table-cell>
          <table:table-cell table:style-name="ce42" table:formula="of:=[$'DRAGON  MATH'.G113]" office:value-type="float" office:value="0" calcext:value-type="float">
            <text:p>0.00</text:p>
          </table:table-cell>
          <table:table-cell table:style-name="ce42" table:formula="of:=[$'DRAGON  MATH'.H113]" office:value-type="float" office:value="0" calcext:value-type="float">
            <text:p>0.00</text:p>
          </table:table-cell>
          <table:table-cell table:style-name="ce42" table:formula="of:=[$'DRAGON  MATH'.I113]" office:value-type="float" office:value="0" calcext:value-type="float">
            <text:p>0.00</text:p>
          </table:table-cell>
          <table:table-cell table:style-name="ce42" table:formula="of:=[$'DRAGON  MATH'.J113]" office:value-type="float" office:value="0" calcext:value-type="float">
            <text:p>0.00</text:p>
          </table:table-cell>
          <table:table-cell table:style-name="ce42" table:formula="of:=[$'DRAGON  MATH'.K113]" office:value-type="float" office:value="0" calcext:value-type="float">
            <text:p>0.00</text:p>
          </table:table-cell>
          <table:table-cell table:style-name="ce42" table:formula="of:=[$'DRAGON  MATH'.L113]" office:value-type="float" office:value="0" calcext:value-type="float">
            <text:p>0.00</text:p>
          </table:table-cell>
          <table:table-cell table:style-name="ce42" table:formula="of:=[$'DRAGON  MATH'.M113]" office:value-type="float" office:value="0" calcext:value-type="float">
            <text:p>0.00</text:p>
          </table:table-cell>
          <table:table-cell table:style-name="ce42" table:formula="of:=[$'DRAGON  MATH'.N113]" office:value-type="float" office:value="0" calcext:value-type="float">
            <text:p>0.00</text:p>
          </table:table-cell>
          <table:table-cell table:style-name="ce42" table:formula="of:=[$'DRAGON  MATH'.O113]" office:value-type="float" office:value="0" calcext:value-type="float">
            <text:p>0.00</text:p>
          </table:table-cell>
          <table:table-cell table:style-name="ce42" table:formula="of:=[$'DRAGON  MATH'.P113]" office:value-type="float" office:value="0" calcext:value-type="float">
            <text:p>0.00</text:p>
          </table:table-cell>
          <table:table-cell table:style-name="ce42" table:formula="of:=[$'DRAGON  MATH'.Q113]" office:value-type="float" office:value="0" calcext:value-type="float">
            <text:p>0.00</text:p>
          </table:table-cell>
          <table:table-cell table:style-name="ce52" table:formula="of:=[$'DRAGON  MATH'.R113]" office:value-type="float" office:value="0" calcext:value-type="float">
            <text:p>0</text:p>
          </table:table-cell>
          <table:table-cell table:style-name="ce52" table:formula="of:=[$'DRAGON  MATH'.S113]" office:value-type="float" office:value="0" calcext:value-type="float">
            <text:p>0</text:p>
          </table:table-cell>
          <table:table-cell table:style-name="ce60" table:formula="of:=[$'DRAGON  MATH'.T113]" office:value-type="float" office:value="0" calcext:value-type="float">
            <text:p>0</text:p>
          </table:table-cell>
          <table:table-cell table:style-name="ce60" table:formula="of:=[$'DRAGON  MATH'.U113]" office:value-type="float" office:value="0" calcext:value-type="float">
            <text:p>0</text:p>
          </table:table-cell>
          <table:table-cell table:style-name="ce60" table:formula="of:=[$'DRAGON  MATH'.V113]" office:value-type="float" office:value="0" calcext:value-type="float">
            <text:p>0</text:p>
          </table:table-cell>
          <table:table-cell table:style-name="ce60" table:formula="of:=[$'DRAGON  MATH'.W113]" office:value-type="float" office:value="0" calcext:value-type="float">
            <text:p>0</text:p>
          </table:table-cell>
          <table:table-cell table:style-name="ce60" table:formula="of:=[$'DRAGON  MATH'.X113]" office:value-type="float" office:value="0" calcext:value-type="float">
            <text:p>0</text:p>
          </table:table-cell>
          <table:table-cell table:style-name="ce70" table:formula="of:=[$'DRAGON  MATH'.Y11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date" office:date-value="2022-04-11" calcext:value-type="date">
            <text:p>11-Apr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style-name="ce29" table:number-columns-repeated="14"/>
          <table:table-cell table:number-columns-repeated="1003"/>
        </table:table-row>
        <table:table-row table:style-name="ro1">
          <table:table-cell table:style-name="ce6" office:value-type="date" office:date-value="2022-04-18" calcext:value-type="date">
            <text:p>18-Apr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style-name="ce33" office:value-type="string" calcext:value-type="string" table:number-columns-spanned="7" table:number-rows-spanned="1">
            <text:p>COMBINED RADS TOTAL</text:p>
          </table:table-cell>
          <table:covered-table-cell table:number-columns-repeated="6" table:style-name="ce43"/>
          <table:table-cell table:style-name="ce33" table:number-columns-repeated="7"/>
          <table:table-cell table:style-name="ce61" table:number-columns-repeated="5"/>
          <table:table-cell table:style-name="ce71"/>
          <table:table-cell table:number-columns-repeated="997"/>
        </table:table-row>
        <table:table-row table:style-name="ro1">
          <table:table-cell table:style-name="ce6" office:value-type="date" office:date-value="2022-04-25" calcext:value-type="date">
            <text:p>25-Apr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style-name="ce34" table:formula="of:=[.H11]" office:value-type="string" office:string-value="BSC" calcext:value-type="string">
            <text:p>BSC</text:p>
          </table:table-cell>
          <table:table-cell table:style-name="ce44" table:formula="of:=[.I11]" office:value-type="string" office:string-value="BSC" calcext:value-type="string">
            <text:p>BSC</text:p>
          </table:table-cell>
          <table:table-cell table:style-name="ce44" table:formula="of:=[.J11]" office:value-type="string" office:string-value="BSC" calcext:value-type="string">
            <text:p>BSC</text:p>
          </table:table-cell>
          <table:table-cell table:style-name="ce44" table:formula="of:=[.K11]" office:value-type="string" office:string-value="BSC" calcext:value-type="string">
            <text:p>BSC</text:p>
          </table:table-cell>
          <table:table-cell table:style-name="ce44" table:formula="of:=[.L11]" office:value-type="string" office:string-value="BSC" calcext:value-type="string">
            <text:p>BSC</text:p>
          </table:table-cell>
          <table:table-cell table:style-name="ce44" table:formula="of:=[.M11]" office:value-type="string" office:string-value="BSC" calcext:value-type="string">
            <text:p>BSC</text:p>
          </table:table-cell>
          <table:table-cell table:style-name="ce44" table:formula="of:=[.N11]" office:value-type="string" office:string-value="BSC" calcext:value-type="string">
            <text:p>BSC</text:p>
          </table:table-cell>
          <table:table-cell table:style-name="ce44" table:formula="of:=[.O11]" office:value-type="string" office:string-value="BSC" calcext:value-type="string">
            <text:p>BSC</text:p>
          </table:table-cell>
          <table:table-cell table:style-name="ce44" table:formula="of:=[.P11]" office:value-type="string" office:string-value="BSC" calcext:value-type="string">
            <text:p>BSC</text:p>
          </table:table-cell>
          <table:table-cell table:style-name="ce44" table:formula="of:=[.Q11]" office:value-type="string" office:string-value="VELAS" calcext:value-type="string">
            <text:p>VELAS</text:p>
          </table:table-cell>
          <table:table-cell table:style-name="ce44" table:formula="of:=[.R11]" office:value-type="string" office:string-value="VELAS" calcext:value-type="string">
            <text:p>VELAS</text:p>
          </table:table-cell>
          <table:table-cell table:style-name="ce44" table:formula="of:=[.S11]" office:value-type="string" office:string-value="VELAS" calcext:value-type="string">
            <text:p>VELAS</text:p>
          </table:table-cell>
          <table:table-cell table:style-name="ce44" table:formula="of:=[.T11]" office:value-type="string" office:string-value="SPARE" calcext:value-type="string">
            <text:p>SPARE</text:p>
          </table:table-cell>
          <table:table-cell table:style-name="ce44" table:formula="of:=[.U11]" office:value-type="string" office:string-value="SPARE" calcext:value-type="string">
            <text:p>SPARE</text:p>
          </table:table-cell>
          <table:table-cell table:style-name="ce62" table:formula="of:=[.V11]" office:value-type="float" office:value="0" calcext:value-type="float">
            <text:p>0</text:p>
          </table:table-cell>
          <table:table-cell table:style-name="ce62" table:formula="of:=[.W11]" office:value-type="float" office:value="0" calcext:value-type="float">
            <text:p>0</text:p>
          </table:table-cell>
          <table:table-cell table:style-name="ce62" table:formula="of:=[.X11]" office:value-type="float" office:value="0" calcext:value-type="float">
            <text:p>0</text:p>
          </table:table-cell>
          <table:table-cell table:style-name="ce62" table:formula="of:=[.Y11]" office:value-type="float" office:value="0" calcext:value-type="float">
            <text:p>0</text:p>
          </table:table-cell>
          <table:table-cell table:style-name="ce62" table:formula="of:=[.Z11]" office:value-type="float" office:value="0" calcext:value-type="float">
            <text:p>0</text:p>
          </table:table-cell>
          <table:table-cell table:style-name="ce72" table:formula="of:=[.AA11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date" office:date-value="2022-05-02" calcext:value-type="date">
            <text:p>2-May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style-name="ce27" table:formula="of:=[.H12]" office:value-type="string" office:string-value="KATA" calcext:value-type="string">
            <text:p>KATA</text:p>
          </table:table-cell>
          <table:table-cell table:style-name="ce38" table:formula="of:=[.I12]" office:value-type="string" office:string-value="QMALL" calcext:value-type="string">
            <text:p>QMALL</text:p>
          </table:table-cell>
          <table:table-cell table:style-name="ce38" table:formula="of:=[.J12]" office:value-type="string" office:string-value="SURE" calcext:value-type="string">
            <text:p>SURE</text:p>
          </table:table-cell>
          <table:table-cell table:style-name="ce38" table:formula="of:=[.K12]" office:value-type="string" office:string-value="CHES" calcext:value-type="string">
            <text:p>CHES</text:p>
          </table:table-cell>
          <table:table-cell table:style-name="ce38" table:formula="of:=[.L12]" office:value-type="string" office:string-value="TCG2" calcext:value-type="string">
            <text:p>TCG2</text:p>
          </table:table-cell>
          <table:table-cell table:style-name="ce38" table:formula="of:=[.M12]" office:value-type="string" office:string-value="GQ" calcext:value-type="string">
            <text:p>GQ</text:p>
          </table:table-cell>
          <table:table-cell table:style-name="ce38" table:formula="of:=[.N12]" office:value-type="string" office:string-value="ADAL" calcext:value-type="string">
            <text:p>ADAL</text:p>
          </table:table-cell>
          <table:table-cell table:style-name="ce38" table:formula="of:=[.O12]" office:value-type="string" office:string-value="ADAO" calcext:value-type="string">
            <text:p>ADAO</text:p>
          </table:table-cell>
          <table:table-cell table:style-name="ce38" table:formula="of:=[.P12]" office:value-type="string" office:string-value="VERVE" calcext:value-type="string">
            <text:p>VERVE</text:p>
          </table:table-cell>
          <table:table-cell table:style-name="ce38" table:formula="of:=[.Q12]" office:value-type="string" office:string-value="VERVE" calcext:value-type="string">
            <text:p>VERVE</text:p>
          </table:table-cell>
          <table:table-cell table:style-name="ce38" table:formula="of:=[.R12]" office:value-type="string" office:string-value="VGDT" calcext:value-type="string">
            <text:p>VGDT</text:p>
          </table:table-cell>
          <table:table-cell table:style-name="ce38" table:formula="of:=[.S12]" office:value-type="string" office:string-value="ADAO" calcext:value-type="string">
            <text:p>ADAO</text:p>
          </table:table-cell>
          <table:table-cell table:style-name="ce38" table:formula="of:=[.T12]" office:value-type="float" office:value="0" calcext:value-type="float">
            <text:p>0</text:p>
          </table:table-cell>
          <table:table-cell table:style-name="ce38" table:formula="of:=[.U12]" office:value-type="float" office:value="0" calcext:value-type="float">
            <text:p>0</text:p>
          </table:table-cell>
          <table:table-cell table:style-name="ce56" table:formula="of:=[.V12]" office:value-type="float" office:value="0" calcext:value-type="float">
            <text:p>0</text:p>
          </table:table-cell>
          <table:table-cell table:style-name="ce56" table:formula="of:=[.W12]" office:value-type="float" office:value="0" calcext:value-type="float">
            <text:p>0</text:p>
          </table:table-cell>
          <table:table-cell table:style-name="ce56" table:formula="of:=[.X12]" office:value-type="float" office:value="0" calcext:value-type="float">
            <text:p>0</text:p>
          </table:table-cell>
          <table:table-cell table:style-name="ce56" table:formula="of:=[.Y12]" office:value-type="float" office:value="0" calcext:value-type="float">
            <text:p>0</text:p>
          </table:table-cell>
          <table:table-cell table:style-name="ce56" table:formula="of:=[.Z12]" office:value-type="float" office:value="0" calcext:value-type="float">
            <text:p>0</text:p>
          </table:table-cell>
          <table:table-cell table:style-name="ce66" table:formula="of:=[.AA12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date" office:date-value="2022-05-09" calcext:value-type="date">
            <text:p>9-May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style-name="ce35" table:formula="of:=SUM([.H7];[.H13])" office:value-type="float" office:value="0" calcext:value-type="float">
            <text:p>0.00</text:p>
          </table:table-cell>
          <table:table-cell table:style-name="ce45" table:formula="of:=SUM([.I7];[.I13])" office:value-type="float" office:value="0" calcext:value-type="float">
            <text:p>0.00</text:p>
          </table:table-cell>
          <table:table-cell table:style-name="ce45" table:formula="of:=SUM([.J7];[.J13])" office:value-type="float" office:value="0" calcext:value-type="float">
            <text:p>0.00</text:p>
          </table:table-cell>
          <table:table-cell table:style-name="ce45" table:formula="of:=SUM([.K7];[.K13])" office:value-type="float" office:value="0" calcext:value-type="float">
            <text:p>0.00</text:p>
          </table:table-cell>
          <table:table-cell table:style-name="ce45" table:formula="of:=SUM([.L7];[.L13])" office:value-type="float" office:value="0" calcext:value-type="float">
            <text:p>0.00</text:p>
          </table:table-cell>
          <table:table-cell table:style-name="ce45" table:formula="of:=SUM([.M7];[.M13])" office:value-type="float" office:value="0" calcext:value-type="float">
            <text:p>0.00</text:p>
          </table:table-cell>
          <table:table-cell table:style-name="ce45" table:formula="of:=SUM([.N7];[.N13])" office:value-type="float" office:value="0" calcext:value-type="float">
            <text:p>0.00</text:p>
          </table:table-cell>
          <table:table-cell table:style-name="ce45" table:formula="of:=SUM([.O7];[.O13])" office:value-type="float" office:value="0" calcext:value-type="float">
            <text:p>0.00</text:p>
          </table:table-cell>
          <table:table-cell table:style-name="ce45" table:formula="of:=SUM([.P7];[.P13])" office:value-type="float" office:value="0" calcext:value-type="float">
            <text:p>0.00</text:p>
          </table:table-cell>
          <table:table-cell table:style-name="ce45" table:formula="of:=SUM([.Q7];[.Q13])" office:value-type="float" office:value="0" calcext:value-type="float">
            <text:p>0.00</text:p>
          </table:table-cell>
          <table:table-cell table:style-name="ce45" table:formula="of:=SUM([.R7];[.R13])" office:value-type="float" office:value="0" calcext:value-type="float">
            <text:p>0.00</text:p>
          </table:table-cell>
          <table:table-cell table:style-name="ce45" table:formula="of:=SUM([.S7];[.S13])" office:value-type="float" office:value="0" calcext:value-type="float">
            <text:p>0.00</text:p>
          </table:table-cell>
          <table:table-cell table:style-name="ce53" table:formula="of:=SUM([.T7];[.T13])" office:value-type="float" office:value="0" calcext:value-type="float">
            <text:p>0</text:p>
          </table:table-cell>
          <table:table-cell table:style-name="ce53" table:formula="of:=SUM([.U7];[.U13])" office:value-type="float" office:value="0" calcext:value-type="float">
            <text:p>0</text:p>
          </table:table-cell>
          <table:table-cell table:style-name="ce63" table:formula="of:=SUM([.V7];[.V13])" office:value-type="float" office:value="0" calcext:value-type="float">
            <text:p>0</text:p>
          </table:table-cell>
          <table:table-cell table:style-name="ce63" table:formula="of:=SUM([.W7];[.W13])" office:value-type="float" office:value="0" calcext:value-type="float">
            <text:p>0</text:p>
          </table:table-cell>
          <table:table-cell table:style-name="ce63" table:formula="of:=SUM([.X7];[.X13])" office:value-type="float" office:value="0" calcext:value-type="float">
            <text:p>0</text:p>
          </table:table-cell>
          <table:table-cell table:style-name="ce63" table:formula="of:=SUM([.Y7];[.Y13])" office:value-type="float" office:value="0" calcext:value-type="float">
            <text:p>0</text:p>
          </table:table-cell>
          <table:table-cell table:style-name="ce63" table:formula="of:=SUM([.Z7];[.Z13])" office:value-type="float" office:value="0" calcext:value-type="float">
            <text:p>0</text:p>
          </table:table-cell>
          <table:table-cell table:style-name="ce73" table:formula="of:=SUM([.AA7];[.AA13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date" office:date-value="2022-05-16" calcext:value-type="date">
            <text:p>16-May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2-05-23" calcext:value-type="date">
            <text:p>23-May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2-05-30" calcext:value-type="date">
            <text:p>30-May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2-06-06" calcext:value-type="date">
            <text:p>6-Jun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2-06-13" calcext:value-type="date">
            <text:p>13-Jun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46"/>
          <table:table-cell table:number-columns-repeated="1014"/>
        </table:table-row>
        <table:table-row table:style-name="ro1">
          <table:table-cell table:style-name="ce6" office:value-type="date" office:date-value="2022-06-20" calcext:value-type="date">
            <text:p>20-Jun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46"/>
          <table:table-cell table:number-columns-repeated="1014"/>
        </table:table-row>
        <table:table-row table:style-name="ro1">
          <table:table-cell table:style-name="ce6" office:value-type="date" office:date-value="2022-06-27" calcext:value-type="date">
            <text:p>27-Jun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47"/>
          <table:table-cell table:number-columns-repeated="1014"/>
        </table:table-row>
        <table:table-row table:style-name="ro1">
          <table:table-cell table:style-name="ce6" office:value-type="date" office:date-value="2022-07-04" calcext:value-type="date">
            <text:p>4-Jul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48"/>
          <table:table-cell table:number-columns-repeated="1014"/>
        </table:table-row>
        <table:table-row table:style-name="ro1">
          <table:table-cell table:style-name="ce6" office:value-type="date" office:date-value="2022-07-11" calcext:value-type="date">
            <text:p>11-Jul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48"/>
          <table:table-cell table:number-columns-repeated="1014"/>
        </table:table-row>
        <table:table-row table:style-name="ro1">
          <table:table-cell table:style-name="ce6" office:value-type="date" office:date-value="2022-07-18" calcext:value-type="date">
            <text:p>18-Jul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48"/>
          <table:table-cell table:number-columns-repeated="1014"/>
        </table:table-row>
        <table:table-row table:style-name="ro1">
          <table:table-cell table:style-name="ce6" office:value-type="date" office:date-value="2022-07-25" calcext:value-type="date">
            <text:p>25-Jul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47"/>
          <table:table-cell table:number-columns-repeated="1014"/>
        </table:table-row>
        <table:table-row table:style-name="ro1">
          <table:table-cell table:style-name="ce6" office:value-type="date" office:date-value="2022-08-01" calcext:value-type="date">
            <text:p>1-Aug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47"/>
          <table:table-cell table:number-columns-repeated="1014"/>
        </table:table-row>
        <table:table-row table:style-name="ro1">
          <table:table-cell table:style-name="ce6" office:value-type="date" office:date-value="2022-08-08" calcext:value-type="date">
            <text:p>8-Aug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46"/>
          <table:table-cell table:number-columns-repeated="1014"/>
        </table:table-row>
        <table:table-row table:style-name="ro1">
          <table:table-cell table:style-name="ce6" office:value-type="date" office:date-value="2022-08-15" calcext:value-type="date">
            <text:p>15-Aug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2-08-22" calcext:value-type="date">
            <text:p>22-Aug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2-08-29" calcext:value-type="date">
            <text:p>29-Aug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2-09-05" calcext:value-type="date">
            <text:p>5-Sep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2-09-12" calcext:value-type="date">
            <text:p>12-Sep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2-09-19" calcext:value-type="date">
            <text:p>19-Sep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2-09-26" calcext:value-type="date">
            <text:p>26-Sep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2-10-03" calcext:value-type="date">
            <text:p>3-Oct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2-10-10" calcext:value-type="date">
            <text:p>10-Oct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2-10-17" calcext:value-type="date">
            <text:p>17-Oct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2-10-24" calcext:value-type="date">
            <text:p>24-Oct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2-10-31" calcext:value-type="date">
            <text:p>31-Oct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2-11-07" calcext:value-type="date">
            <text:p>7-Nov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2-11-14" calcext:value-type="date">
            <text:p>14-Nov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2-11-21" calcext:value-type="date">
            <text:p>21-Nov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2-11-28" calcext:value-type="date">
            <text:p>28-Nov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2-12-05" calcext:value-type="date">
            <text:p>5-Dec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2-12-12" calcext:value-type="date">
            <text:p>12-Dec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2-12-19" calcext:value-type="date">
            <text:p>19-Dec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2-12-26" calcext:value-type="date">
            <text:p>26-Dec-2022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1-02" calcext:value-type="date">
            <text:p>2-Jan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1-09" calcext:value-type="date">
            <text:p>9-Jan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1-16" calcext:value-type="date">
            <text:p>16-Jan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1-23" calcext:value-type="date">
            <text:p>23-Jan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1-30" calcext:value-type="date">
            <text:p>30-Jan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2-06" calcext:value-type="date">
            <text:p>6-Feb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2-13" calcext:value-type="date">
            <text:p>13-Feb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2-20" calcext:value-type="date">
            <text:p>20-Feb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2-27" calcext:value-type="date">
            <text:p>27-Feb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3-06" calcext:value-type="date">
            <text:p>6-Mar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3-13" calcext:value-type="date">
            <text:p>13-Mar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3-20" calcext:value-type="date">
            <text:p>20-Mar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3-27" calcext:value-type="date">
            <text:p>27-Mar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4-03" calcext:value-type="date">
            <text:p>3-Apr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4-10" calcext:value-type="date">
            <text:p>10-Apr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4-17" calcext:value-type="date">
            <text:p>17-Apr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4-24" calcext:value-type="date">
            <text:p>24-Apr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5-01" calcext:value-type="date">
            <text:p>1-May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5-08" calcext:value-type="date">
            <text:p>8-May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5-15" calcext:value-type="date">
            <text:p>15-May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5-22" calcext:value-type="date">
            <text:p>22-May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5-29" calcext:value-type="date">
            <text:p>29-May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6-05" calcext:value-type="date">
            <text:p>5-Jun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6-12" calcext:value-type="date">
            <text:p>12-Jun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6-19" calcext:value-type="date">
            <text:p>19-Jun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6-26" calcext:value-type="date">
            <text:p>26-Jun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7-03" calcext:value-type="date">
            <text:p>3-Jul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7-10" calcext:value-type="date">
            <text:p>10-Jul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7-17" calcext:value-type="date">
            <text:p>17-Jul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7-24" calcext:value-type="date">
            <text:p>24-Jul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7-31" calcext:value-type="date">
            <text:p>31-Jul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8-07" calcext:value-type="date">
            <text:p>7-Aug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8-14" calcext:value-type="date">
            <text:p>14-Aug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8-21" calcext:value-type="date">
            <text:p>21-Aug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8-28" calcext:value-type="date">
            <text:p>28-Aug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9-04" calcext:value-type="date">
            <text:p>4-Sep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9-11" calcext:value-type="date">
            <text:p>11-Sep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9-18" calcext:value-type="date">
            <text:p>18-Sep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09-25" calcext:value-type="date">
            <text:p>25-Sep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10-02" calcext:value-type="date">
            <text:p>2-Oct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10-09" calcext:value-type="date">
            <text:p>9-Oct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10-16" calcext:value-type="date">
            <text:p>16-Oct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10-23" calcext:value-type="date">
            <text:p>23-Oct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10-30" calcext:value-type="date">
            <text:p>30-Oct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11-06" calcext:value-type="date">
            <text:p>6-Nov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11-13" calcext:value-type="date">
            <text:p>13-Nov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11-20" calcext:value-type="date">
            <text:p>20-Nov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11-27" calcext:value-type="date">
            <text:p>27-Nov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12-04" calcext:value-type="date">
            <text:p>4-Dec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12-11" calcext:value-type="date">
            <text:p>11-Dec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12-18" calcext:value-type="date">
            <text:p>18-Dec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3-12-25" calcext:value-type="date">
            <text:p>25-Dec-2023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4-01-01" calcext:value-type="date">
            <text:p>1-Jan-2024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4-01-08" calcext:value-type="date">
            <text:p>8-Jan-2024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4-01-15" calcext:value-type="date">
            <text:p>15-Jan-2024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4-01-22" calcext:value-type="date">
            <text:p>22-Jan-2024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4-01-29" calcext:value-type="date">
            <text:p>29-Jan-2024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4-02-05" calcext:value-type="date">
            <text:p>5-Feb-2024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4-02-12" calcext:value-type="date">
            <text:p>12-Feb-2024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4-02-19" calcext:value-type="date">
            <text:p>19-Feb-2024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date" office:date-value="2024-02-26" calcext:value-type="date">
            <text:p>26-Feb-2024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7" office:value-type="date" office:date-value="2024-03-04" calcext:value-type="date">
            <text:p>4-Mar-2024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number-columns-repeated="3" table:style-name="ce19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93F5524A_B777_470F_99E4_77D2986DAF8F_.wvu.FilterData" table:base-cell-address="$'Form Responses 1'.$A$1" table:cell-range-address="$SUMMARY.$A$1:.$AA$113"/>
        </table:named-expressions>
        <calcext:conditional-formats>
          <calcext:conditional-format calcext:target-range-address="SUMMARY.B6:SUMMARY.G113">
            <calcext:condition calcext:apply-style-name="ConditionalStyle_1" calcext:value="formula-is(LEN(TRIM([.B6]))=0)" calcext:base-cell-address="SUMMARY.B6"/>
          </calcext:conditional-format>
          <calcext:conditional-format calcext:target-range-address="SUMMARY.A6:SUMMARY.A113">
            <calcext:condition calcext:apply-style-name="ConditionalStyle_2" calcext:value="formula-is(AND(ISNUMBER([.A6]);TRUNC([.A6])&lt;TODAY()))" calcext:base-cell-address="SUMMARY.A6"/>
          </calcext:conditional-format>
          <calcext:conditional-format calcext:target-range-address="SUMMARY.B6:SUMMARY.D113">
            <calcext:condition calcext:apply-style-name="ConditionalStyle_3" calcext:value="&gt;0" calcext:base-cell-address="SUMMARY.B6"/>
          </calcext:conditional-format>
          <calcext:conditional-format calcext:target-range-address="SUMMARY.E6:SUMMARY.G113">
            <calcext:condition calcext:apply-style-name="ConditionalStyle_4" calcext:value="&gt;0" calcext:base-cell-address="SUMMARY.E6"/>
          </calcext:conditional-format>
        </calcext:conditional-formats>
      </table:table>
      <table:table table:name="FMFH MATH" table:style-name="ta3"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3">
          <table:table-cell table:style-name="ce22" office:value-type="string" calcext:value-type="string" table:number-columns-spanned="17" table:number-rows-spanned="1">
            <text:p>This is the FMFH MATH Page. It Receives the FMFH NFT count from the summary page. combines the calculated multipliers for each NFT type and mulitplies against 1% of the total rad drop on that Snapshot Date.</text:p>
          </table:table-cell>
          <table:covered-table-cell table:number-columns-repeated="16"/>
          <table:table-cell table:number-columns-repeated="3"/>
          <table:table-cell table:style-name="ce105" office:value-type="string" calcext:value-type="string" table:number-columns-spanned="8" table:number-rows-spanned="1">
            <text:p>THESE ARE THE PERCENTAGE CALCULATIONS</text:p>
          </table:table-cell>
          <table:covered-table-cell table:number-columns-repeated="6" table:style-name="ce109"/>
          <table:covered-table-cell table:style-name="ce113"/>
          <table:table-cell table:number-columns-repeated="996"/>
        </table:table-row>
        <table:table-row table:style-name="ro3">
          <table:table-cell table:style-name="ce74" table:number-columns-repeated="4"/>
          <table:table-cell table:style-name="ce23" table:number-columns-repeated="13"/>
          <table:table-cell table:style-name="ce102" table:number-columns-repeated="2"/>
          <table:table-cell/>
          <table:table-cell table:style-name="ce106" office:value-type="string" calcext:value-type="string">
            <text:p>CC</text:p>
          </table:table-cell>
          <table:table-cell table:style-name="ce110" office:value-type="string" calcext:value-type="string">
            <text:p>LC</text:p>
          </table:table-cell>
          <table:table-cell table:style-name="ce110" office:value-type="string" calcext:value-type="string">
            <text:p>GC</text:p>
          </table:table-cell>
          <table:table-cell table:style-name="ce110" office:value-type="string" calcext:value-type="string">
            <text:p>UK</text:p>
          </table:table-cell>
          <table:table-cell table:style-name="ce110" office:value-type="string" calcext:value-type="string">
            <text:p>DEV</text:p>
          </table:table-cell>
          <table:table-cell table:style-name="ce110" office:value-type="string" calcext:value-type="string">
            <text:p>CC</text:p>
          </table:table-cell>
          <table:table-cell table:style-name="ce110" office:value-type="string" calcext:value-type="string">
            <text:p>LC</text:p>
          </table:table-cell>
          <table:table-cell table:style-name="ce114" office:value-type="string" calcext:value-type="string">
            <text:p>GC</text:p>
          </table:table-cell>
          <table:table-cell table:number-columns-repeated="996"/>
        </table:table-row>
        <table:table-row table:style-name="ro3">
          <table:table-cell table:style-name="ce75" office:value-type="string" calcext:value-type="string">
            <text:p>DATE OF</text:p>
          </table:table-cell>
          <table:table-cell table:style-name="ce81" office:value-type="string" calcext:value-type="string" table:number-columns-spanned="3" table:number-rows-spanned="1">
            <text:p>FMFH NFTS HELD</text:p>
          </table:table-cell>
          <table:covered-table-cell table:style-name="ce85"/>
          <table:covered-table-cell table:style-name="ce86"/>
          <table:table-cell table:style-name="ce88" office:value-type="string" calcext:value-type="string">
            <text:p>CALCULATED</text:p>
          </table:table-cell>
          <table:table-cell table:number-columns-repeated="4" table:style-name="ce90" office:value-type="string" calcext:value-type="string">
            <text:p>BSC</text:p>
          </table:table-cell>
          <table:table-cell table:style-name="ce92" office:value-type="string" calcext:value-type="string">
            <text:p>BSC</text:p>
          </table:table-cell>
          <table:table-cell table:number-columns-repeated="3" table:style-name="ce96" office:value-type="string" calcext:value-type="string">
            <text:p>BSC</text:p>
          </table:table-cell>
          <table:table-cell table:style-name="ce100" office:value-type="string" calcext:value-type="string">
            <text:p>BSC</text:p>
          </table:table-cell>
          <table:table-cell table:style-name="ce92" office:value-type="string" calcext:value-type="string">
            <text:p>VELAS</text:p>
          </table:table-cell>
          <table:table-cell table:number-columns-repeated="2" table:style-name="ce96" office:value-type="string" calcext:value-type="string">
            <text:p>VELAS</text:p>
          </table:table-cell>
          <table:table-cell table:number-columns-repeated="2" table:style-name="ce96" office:value-type="string" calcext:value-type="string">
            <text:p>SPARE</text:p>
          </table:table-cell>
          <table:table-cell/>
          <table:table-cell table:style-name="ce107"/>
          <table:table-cell table:style-name="ce111" table:number-columns-repeated="6"/>
          <table:table-cell table:style-name="ce115"/>
          <table:table-cell table:number-columns-repeated="996"/>
        </table:table-row>
        <table:table-row table:style-name="ro3">
          <table:table-cell table:style-name="ce76" office:value-type="string" calcext:value-type="string">
            <text:p>SNAPSHOT</text:p>
          </table:table-cell>
          <table:table-cell table:style-name="ce82" office:value-type="string" calcext:value-type="string">
            <text:p>CRYPTO CHAD</text:p>
          </table:table-cell>
          <table:table-cell table:style-name="ce81" office:value-type="string" calcext:value-type="string">
            <text:p>LAUNCH CHAD</text:p>
          </table:table-cell>
          <table:table-cell table:style-name="ce87" office:value-type="string" calcext:value-type="string">
            <text:p>GENESIS CUSTOM</text:p>
          </table:table-cell>
          <table:table-cell table:style-name="ce89" office:value-type="string" calcext:value-type="string">
            <text:p>MULTIPLIER</text:p>
          </table:table-cell>
          <table:table-cell table:style-name="ce91" office:value-type="string" calcext:value-type="string">
            <text:p>KATA</text:p>
          </table:table-cell>
          <table:table-cell table:style-name="ce91" office:value-type="string" calcext:value-type="string">
            <text:p>QMALL</text:p>
          </table:table-cell>
          <table:table-cell table:style-name="ce91" office:value-type="string" calcext:value-type="string">
            <text:p>SURE</text:p>
          </table:table-cell>
          <table:table-cell table:style-name="ce91" office:value-type="string" calcext:value-type="string">
            <text:p>CHES</text:p>
          </table:table-cell>
          <table:table-cell table:style-name="ce93" office:value-type="string" calcext:value-type="string">
            <text:p>TCG2</text:p>
          </table:table-cell>
          <table:table-cell table:style-name="ce97" office:value-type="string" calcext:value-type="string">
            <text:p>GQ</text:p>
          </table:table-cell>
          <table:table-cell table:style-name="ce97" office:value-type="string" calcext:value-type="string">
            <text:p>ADAL</text:p>
          </table:table-cell>
          <table:table-cell table:style-name="ce97" office:value-type="string" calcext:value-type="string">
            <text:p>ADAO</text:p>
          </table:table-cell>
          <table:table-cell table:style-name="ce101" office:value-type="string" calcext:value-type="string">
            <text:p>VERVE</text:p>
          </table:table-cell>
          <table:table-cell table:style-name="ce93" table:formula="of:=[$'FMFH SNAPSHOT'.K6]" office:value-type="string" office:string-value="VERVE" calcext:value-type="string">
            <text:p>VERVE</text:p>
          </table:table-cell>
          <table:table-cell table:style-name="ce97" table:formula="of:=[$'FMFH SNAPSHOT'.L6]" office:value-type="string" office:string-value="VGDT" calcext:value-type="string">
            <text:p>VGDT</text:p>
          </table:table-cell>
          <table:table-cell table:style-name="ce97" table:formula="of:=[$'FMFH SNAPSHOT'.M6]" office:value-type="string" office:string-value="ADAO" calcext:value-type="string">
            <text:p>ADAO</text:p>
          </table:table-cell>
          <table:table-cell table:style-name="ce97" table:formula="of:=[$'FMFH SNAPSHOT'.N6]" office:value-type="float" office:value="0" calcext:value-type="float">
            <text:p>0</text:p>
          </table:table-cell>
          <table:table-cell table:style-name="ce97"/>
          <table:table-cell/>
          <table:table-cell table:style-name="ce106"/>
          <table:table-cell table:style-name="ce110" table:number-columns-repeated="6"/>
          <table:table-cell table:style-name="ce114"/>
          <table:table-cell table:number-columns-repeated="996"/>
        </table:table-row>
        <table:table-row table:style-name="ro3">
          <table:table-cell table:style-name="ce77" office:value-type="date" office:date-value="2022-02-15" calcext:value-type="date">
            <text:p>15-Feb-2022</text:p>
          </table:table-cell>
          <table:table-cell table:style-name="ce83" table:formula="of:=[$SUMMARY.B6]" office:value-type="float" office:value="0" calcext:value-type="float">
            <text:p>0</text:p>
          </table:table-cell>
          <table:table-cell table:style-name="ce83" table:formula="of:=[$SUMMARY.C6]" office:value-type="float" office:value="0" calcext:value-type="float">
            <text:p>0</text:p>
          </table:table-cell>
          <table:table-cell table:style-name="ce83" table:formula="of:=[$SUMMARY.D6]" office:value-type="float" office:value="0" calcext:value-type="float">
            <text:p>0</text:p>
          </table:table-cell>
          <table:table-cell table:style-name="ce83" table:formula="of:=SUM([.U5:.W5])" office:value-type="float" office:value="0" calcext:value-type="float">
            <text:p>0</text:p>
          </table:table-cell>
          <table:table-cell table:style-name="ce83" table:formula="of:=PRODUCT([.E5];[$'FMFH SNAPSHOT'.B14])" office:value-type="float" office:value="0" calcext:value-type="float">
            <text:p>0</text:p>
          </table:table-cell>
          <table:table-cell table:style-name="ce83" table:formula="of:=PRODUCT([.E5];[$'FMFH SNAPSHOT'.C14])" office:value-type="float" office:value="0" calcext:value-type="float">
            <text:p>0</text:p>
          </table:table-cell>
          <table:table-cell table:style-name="ce83" table:formula="of:=PRODUCT([.E5];[$'FMFH SNAPSHOT'.D14])" office:value-type="float" office:value="0" calcext:value-type="float">
            <text:p>0</text:p>
          </table:table-cell>
          <table:table-cell table:style-name="ce83" table:formula="of:=PRODUCT([.E5];[$'FMFH SNAPSHOT'.E14])" office:value-type="float" office:value="0" calcext:value-type="float">
            <text:p>0</text:p>
          </table:table-cell>
          <table:table-cell table:style-name="ce94" table:formula="of:=PRODUCT([.E5];[$'FMFH SNAPSHOT'.F14])" office:value-type="float" office:value="0" calcext:value-type="float">
            <text:p>0</text:p>
          </table:table-cell>
          <table:table-cell table:style-name="ce98" table:formula="of:=PRODUCT([.E5];[$'FMFH SNAPSHOT'.G14])" office:value-type="float" office:value="0" calcext:value-type="float">
            <text:p>0</text:p>
          </table:table-cell>
          <table:table-cell table:style-name="ce98" table:formula="of:=PRODUCT([.E5];[$'FMFH SNAPSHOT'.H14])" office:value-type="float" office:value="0" calcext:value-type="float">
            <text:p>0</text:p>
          </table:table-cell>
          <table:table-cell table:style-name="ce98" table:formula="of:=PRODUCT([.E5];[$'FMFH SNAPSHOT'.I14])" office:value-type="float" office:value="0" calcext:value-type="float">
            <text:p>0</text:p>
          </table:table-cell>
          <table:table-cell table:style-name="ce98" table:formula="of:=PRODUCT([.E5];[$'FMFH SNAPSHOT'.J14])" office:value-type="float" office:value="0" calcext:value-type="float">
            <text:p>0</text:p>
          </table:table-cell>
          <table:table-cell table:style-name="ce98" table:formula="of:=PRODUCT([.E5];[$'FMFH SNAPSHOT'.K14])" office:value-type="float" office:value="0" calcext:value-type="float">
            <text:p>0</text:p>
          </table:table-cell>
          <table:table-cell table:style-name="ce98" table:formula="of:=PRODUCT([.E5];[$'FMFH SNAPSHOT'.L14])" office:value-type="float" office:value="0" calcext:value-type="float">
            <text:p>0</text:p>
          </table:table-cell>
          <table:table-cell table:style-name="ce98" table:formula="of:=PRODUCT([.E5];[$'FMFH SNAPSHOT'.M14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5];[.B5])" office:value-type="float" office:value="0" calcext:value-type="float">
            <text:p>0</text:p>
          </table:table-cell>
          <table:table-cell table:style-name="ce110" table:formula="of:=PRODUCT([.AA5];[.C5])" office:value-type="float" office:value="0" calcext:value-type="float">
            <text:p>0</text:p>
          </table:table-cell>
          <table:table-cell table:style-name="ce110" table:formula="of:=PRODUCT([.AB5];[.D5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3-02" calcext:value-type="date">
            <text:p>2-Mar-2022</text:p>
          </table:table-cell>
          <table:table-cell table:style-name="ce83" table:formula="of:=[$SUMMARY.B7]" office:value-type="float" office:value="0" calcext:value-type="float">
            <text:p>0</text:p>
          </table:table-cell>
          <table:table-cell table:style-name="ce83" table:formula="of:=[$SUMMARY.C7]" office:value-type="float" office:value="0" calcext:value-type="float">
            <text:p>0</text:p>
          </table:table-cell>
          <table:table-cell table:style-name="ce83" table:formula="of:=[$SUMMARY.D7]" office:value-type="float" office:value="0" calcext:value-type="float">
            <text:p>0</text:p>
          </table:table-cell>
          <table:table-cell table:style-name="ce83" table:formula="of:=SUM([.U6:.W6])" office:value-type="float" office:value="0" calcext:value-type="float">
            <text:p>0</text:p>
          </table:table-cell>
          <table:table-cell table:style-name="ce83" table:formula="of:=PRODUCT([.E6];[$'FMFH SNAPSHOT'.B15])" office:value-type="float" office:value="0" calcext:value-type="float">
            <text:p>0</text:p>
          </table:table-cell>
          <table:table-cell table:style-name="ce83" table:formula="of:=PRODUCT([.E6];[$'FMFH SNAPSHOT'.C15])" office:value-type="float" office:value="0" calcext:value-type="float">
            <text:p>0</text:p>
          </table:table-cell>
          <table:table-cell table:style-name="ce83" table:formula="of:=PRODUCT([.E6];[$'FMFH SNAPSHOT'.D15])" office:value-type="float" office:value="0" calcext:value-type="float">
            <text:p>0</text:p>
          </table:table-cell>
          <table:table-cell table:style-name="ce83" table:formula="of:=PRODUCT([.E6];[$'FMFH SNAPSHOT'.E15])" office:value-type="float" office:value="0" calcext:value-type="float">
            <text:p>0</text:p>
          </table:table-cell>
          <table:table-cell table:style-name="ce94" table:formula="of:=PRODUCT([.E6];[$'FMFH SNAPSHOT'.F15])" office:value-type="float" office:value="0" calcext:value-type="float">
            <text:p>0</text:p>
          </table:table-cell>
          <table:table-cell table:style-name="ce98" table:formula="of:=PRODUCT([.E6];[$'FMFH SNAPSHOT'.G15])" office:value-type="float" office:value="0" calcext:value-type="float">
            <text:p>0</text:p>
          </table:table-cell>
          <table:table-cell table:style-name="ce98" table:formula="of:=PRODUCT([.E6];[$'FMFH SNAPSHOT'.H15])" office:value-type="float" office:value="0" calcext:value-type="float">
            <text:p>0</text:p>
          </table:table-cell>
          <table:table-cell table:style-name="ce98" table:formula="of:=PRODUCT([.E6];[$'FMFH SNAPSHOT'.I15])" office:value-type="float" office:value="0" calcext:value-type="float">
            <text:p>0</text:p>
          </table:table-cell>
          <table:table-cell table:style-name="ce98" table:formula="of:=PRODUCT([.E6];[$'FMFH SNAPSHOT'.J15])" office:value-type="float" office:value="0" calcext:value-type="float">
            <text:p>0</text:p>
          </table:table-cell>
          <table:table-cell table:style-name="ce98" table:formula="of:=PRODUCT([.E6];[$'FMFH SNAPSHOT'.K15])" office:value-type="float" office:value="0" calcext:value-type="float">
            <text:p>0</text:p>
          </table:table-cell>
          <table:table-cell table:style-name="ce98" table:formula="of:=PRODUCT([.E6];[$'FMFH SNAPSHOT'.L15])" office:value-type="float" office:value="0" calcext:value-type="float">
            <text:p>0</text:p>
          </table:table-cell>
          <table:table-cell table:style-name="ce98" table:formula="of:=PRODUCT([.E6];[$'FMFH SNAPSHOT'.M15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6];[.B6])" office:value-type="float" office:value="0" calcext:value-type="float">
            <text:p>0</text:p>
          </table:table-cell>
          <table:table-cell table:style-name="ce110" table:formula="of:=PRODUCT([.AA6];[.C6])" office:value-type="float" office:value="0" calcext:value-type="float">
            <text:p>0</text:p>
          </table:table-cell>
          <table:table-cell table:style-name="ce110" table:formula="of:=PRODUCT([.AB6];[.D6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3-03" calcext:value-type="date">
            <text:p>3-Mar-2022</text:p>
          </table:table-cell>
          <table:table-cell table:style-name="ce83" table:formula="of:=[$SUMMARY.B8]" office:value-type="float" office:value="0" calcext:value-type="float">
            <text:p>0</text:p>
          </table:table-cell>
          <table:table-cell table:style-name="ce83" table:formula="of:=[$SUMMARY.C8]" office:value-type="float" office:value="0" calcext:value-type="float">
            <text:p>0</text:p>
          </table:table-cell>
          <table:table-cell table:style-name="ce83" table:formula="of:=[$SUMMARY.D8]" office:value-type="float" office:value="0" calcext:value-type="float">
            <text:p>0</text:p>
          </table:table-cell>
          <table:table-cell table:style-name="ce83" table:formula="of:=SUM([.U7:.W7])" office:value-type="float" office:value="0" calcext:value-type="float">
            <text:p>0</text:p>
          </table:table-cell>
          <table:table-cell table:style-name="ce83" table:formula="of:=PRODUCT([.E7];[$'FMFH SNAPSHOT'.B16])" office:value-type="float" office:value="0" calcext:value-type="float">
            <text:p>0</text:p>
          </table:table-cell>
          <table:table-cell table:style-name="ce83" table:formula="of:=PRODUCT([.E7];[$'FMFH SNAPSHOT'.C16])" office:value-type="float" office:value="0" calcext:value-type="float">
            <text:p>0</text:p>
          </table:table-cell>
          <table:table-cell table:style-name="ce83" table:formula="of:=PRODUCT([.E7];[$'FMFH SNAPSHOT'.D16])" office:value-type="float" office:value="0" calcext:value-type="float">
            <text:p>0</text:p>
          </table:table-cell>
          <table:table-cell table:style-name="ce83" table:formula="of:=PRODUCT([.E7];[$'FMFH SNAPSHOT'.E16])" office:value-type="float" office:value="0" calcext:value-type="float">
            <text:p>0</text:p>
          </table:table-cell>
          <table:table-cell table:style-name="ce94" table:formula="of:=PRODUCT([.E7];[$'FMFH SNAPSHOT'.F16])" office:value-type="float" office:value="0" calcext:value-type="float">
            <text:p>0</text:p>
          </table:table-cell>
          <table:table-cell table:style-name="ce98" table:formula="of:=PRODUCT([.E7];[$'FMFH SNAPSHOT'.G16])" office:value-type="float" office:value="0" calcext:value-type="float">
            <text:p>0</text:p>
          </table:table-cell>
          <table:table-cell table:style-name="ce98" table:formula="of:=PRODUCT([.E7];[$'FMFH SNAPSHOT'.H16])" office:value-type="float" office:value="0" calcext:value-type="float">
            <text:p>0</text:p>
          </table:table-cell>
          <table:table-cell table:style-name="ce98" table:formula="of:=PRODUCT([.E7];[$'FMFH SNAPSHOT'.I16])" office:value-type="float" office:value="0" calcext:value-type="float">
            <text:p>0</text:p>
          </table:table-cell>
          <table:table-cell table:style-name="ce98" table:formula="of:=PRODUCT([.E7];[$'FMFH SNAPSHOT'.J16])" office:value-type="float" office:value="0" calcext:value-type="float">
            <text:p>0</text:p>
          </table:table-cell>
          <table:table-cell table:style-name="ce98" table:formula="of:=PRODUCT([.E7];[$'FMFH SNAPSHOT'.K16])" office:value-type="float" office:value="0" calcext:value-type="float">
            <text:p>0</text:p>
          </table:table-cell>
          <table:table-cell table:style-name="ce98" table:formula="of:=PRODUCT([.E7];[$'FMFH SNAPSHOT'.L16])" office:value-type="float" office:value="0" calcext:value-type="float">
            <text:p>0</text:p>
          </table:table-cell>
          <table:table-cell table:style-name="ce98" table:formula="of:=PRODUCT([.E7];[$'FMFH SNAPSHOT'.M16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7];[.B7])" office:value-type="float" office:value="0" calcext:value-type="float">
            <text:p>0</text:p>
          </table:table-cell>
          <table:table-cell table:style-name="ce110" table:formula="of:=PRODUCT([.AA7];[.C7])" office:value-type="float" office:value="0" calcext:value-type="float">
            <text:p>0</text:p>
          </table:table-cell>
          <table:table-cell table:style-name="ce110" table:formula="of:=PRODUCT([.AB7];[.D7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3-05" calcext:value-type="date">
            <text:p>5-Mar-2022</text:p>
          </table:table-cell>
          <table:table-cell table:style-name="ce83" table:formula="of:=[$SUMMARY.B9]" office:value-type="float" office:value="0" calcext:value-type="float">
            <text:p>0</text:p>
          </table:table-cell>
          <table:table-cell table:style-name="ce83" table:formula="of:=[$SUMMARY.C9]" office:value-type="float" office:value="0" calcext:value-type="float">
            <text:p>0</text:p>
          </table:table-cell>
          <table:table-cell table:style-name="ce83" table:formula="of:=[$SUMMARY.D9]" office:value-type="float" office:value="0" calcext:value-type="float">
            <text:p>0</text:p>
          </table:table-cell>
          <table:table-cell table:style-name="ce83" table:formula="of:=SUM([.U8:.W8])" office:value-type="float" office:value="0" calcext:value-type="float">
            <text:p>0</text:p>
          </table:table-cell>
          <table:table-cell table:style-name="ce83" table:formula="of:=PRODUCT([.E8];[$'FMFH SNAPSHOT'.B17])" office:value-type="float" office:value="0" calcext:value-type="float">
            <text:p>0</text:p>
          </table:table-cell>
          <table:table-cell table:style-name="ce83" table:formula="of:=PRODUCT([.E8];[$'FMFH SNAPSHOT'.C17])" office:value-type="float" office:value="0" calcext:value-type="float">
            <text:p>0</text:p>
          </table:table-cell>
          <table:table-cell table:style-name="ce83" table:formula="of:=PRODUCT([.E8];[$'FMFH SNAPSHOT'.D17])" office:value-type="float" office:value="0" calcext:value-type="float">
            <text:p>0</text:p>
          </table:table-cell>
          <table:table-cell table:style-name="ce83" table:formula="of:=PRODUCT([.E8];[$'FMFH SNAPSHOT'.E17])" office:value-type="float" office:value="0" calcext:value-type="float">
            <text:p>0</text:p>
          </table:table-cell>
          <table:table-cell table:style-name="ce94" table:formula="of:=PRODUCT([.E8];[$'FMFH SNAPSHOT'.F17])" office:value-type="float" office:value="0" calcext:value-type="float">
            <text:p>0</text:p>
          </table:table-cell>
          <table:table-cell table:style-name="ce98" table:formula="of:=PRODUCT([.E8];[$'FMFH SNAPSHOT'.G17])" office:value-type="float" office:value="0" calcext:value-type="float">
            <text:p>0</text:p>
          </table:table-cell>
          <table:table-cell table:style-name="ce98" table:formula="of:=PRODUCT([.E8];[$'FMFH SNAPSHOT'.H17])" office:value-type="float" office:value="0" calcext:value-type="float">
            <text:p>0</text:p>
          </table:table-cell>
          <table:table-cell table:style-name="ce98" table:formula="of:=PRODUCT([.E8];[$'FMFH SNAPSHOT'.I17])" office:value-type="float" office:value="0" calcext:value-type="float">
            <text:p>0</text:p>
          </table:table-cell>
          <table:table-cell table:style-name="ce98" table:formula="of:=PRODUCT([.E8];[$'FMFH SNAPSHOT'.J17])" office:value-type="float" office:value="0" calcext:value-type="float">
            <text:p>0</text:p>
          </table:table-cell>
          <table:table-cell table:style-name="ce98" table:formula="of:=PRODUCT([.E8];[$'FMFH SNAPSHOT'.K17])" office:value-type="float" office:value="0" calcext:value-type="float">
            <text:p>0</text:p>
          </table:table-cell>
          <table:table-cell table:style-name="ce98" table:formula="of:=PRODUCT([.E8];[$'FMFH SNAPSHOT'.L17])" office:value-type="float" office:value="0" calcext:value-type="float">
            <text:p>0</text:p>
          </table:table-cell>
          <table:table-cell table:style-name="ce98" table:formula="of:=PRODUCT([.E8];[$'FMFH SNAPSHOT'.M17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8];[.B8])" office:value-type="float" office:value="0" calcext:value-type="float">
            <text:p>0</text:p>
          </table:table-cell>
          <table:table-cell table:style-name="ce110" table:formula="of:=PRODUCT([.AA8];[.C8])" office:value-type="float" office:value="0" calcext:value-type="float">
            <text:p>0</text:p>
          </table:table-cell>
          <table:table-cell table:style-name="ce110" table:formula="of:=PRODUCT([.AB8];[.D8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3-14" calcext:value-type="date">
            <text:p>14-Mar-2022</text:p>
          </table:table-cell>
          <table:table-cell table:style-name="ce83" table:formula="of:=[$SUMMARY.B10]" office:value-type="float" office:value="0" calcext:value-type="float">
            <text:p>0</text:p>
          </table:table-cell>
          <table:table-cell table:style-name="ce83" table:formula="of:=[$SUMMARY.C10]" office:value-type="float" office:value="0" calcext:value-type="float">
            <text:p>0</text:p>
          </table:table-cell>
          <table:table-cell table:style-name="ce83" table:formula="of:=[$SUMMARY.D10]" office:value-type="float" office:value="0" calcext:value-type="float">
            <text:p>0</text:p>
          </table:table-cell>
          <table:table-cell table:style-name="ce83" table:formula="of:=SUM([.U9:.W9])" office:value-type="float" office:value="0" calcext:value-type="float">
            <text:p>0</text:p>
          </table:table-cell>
          <table:table-cell table:style-name="ce83" table:formula="of:=PRODUCT([.E9];[$'FMFH SNAPSHOT'.B18])" office:value-type="float" office:value="0" calcext:value-type="float">
            <text:p>0</text:p>
          </table:table-cell>
          <table:table-cell table:style-name="ce83" table:formula="of:=PRODUCT([.E9];[$'FMFH SNAPSHOT'.C18])" office:value-type="float" office:value="0" calcext:value-type="float">
            <text:p>0</text:p>
          </table:table-cell>
          <table:table-cell table:style-name="ce83" table:formula="of:=PRODUCT([.E9];[$'FMFH SNAPSHOT'.D18])" office:value-type="float" office:value="0" calcext:value-type="float">
            <text:p>0</text:p>
          </table:table-cell>
          <table:table-cell table:style-name="ce83" table:formula="of:=PRODUCT([.E9];[$'FMFH SNAPSHOT'.E18])" office:value-type="float" office:value="0" calcext:value-type="float">
            <text:p>0</text:p>
          </table:table-cell>
          <table:table-cell table:style-name="ce94" table:formula="of:=PRODUCT([.E9];[$'FMFH SNAPSHOT'.F18])" office:value-type="float" office:value="0" calcext:value-type="float">
            <text:p>0</text:p>
          </table:table-cell>
          <table:table-cell table:style-name="ce98" table:formula="of:=PRODUCT([.E9];[$'FMFH SNAPSHOT'.G18])" office:value-type="float" office:value="0" calcext:value-type="float">
            <text:p>0</text:p>
          </table:table-cell>
          <table:table-cell table:style-name="ce98" table:formula="of:=PRODUCT([.E9];[$'FMFH SNAPSHOT'.H18])" office:value-type="float" office:value="0" calcext:value-type="float">
            <text:p>0</text:p>
          </table:table-cell>
          <table:table-cell table:style-name="ce98" table:formula="of:=PRODUCT([.E9];[$'FMFH SNAPSHOT'.I18])" office:value-type="float" office:value="0" calcext:value-type="float">
            <text:p>0</text:p>
          </table:table-cell>
          <table:table-cell table:style-name="ce98" table:formula="of:=PRODUCT([.E9];[$'FMFH SNAPSHOT'.J18])" office:value-type="float" office:value="0" calcext:value-type="float">
            <text:p>0</text:p>
          </table:table-cell>
          <table:table-cell table:style-name="ce98" table:formula="of:=PRODUCT([.E9];[$'FMFH SNAPSHOT'.K18])" office:value-type="float" office:value="0" calcext:value-type="float">
            <text:p>0</text:p>
          </table:table-cell>
          <table:table-cell table:style-name="ce98" table:formula="of:=PRODUCT([.E9];[$'FMFH SNAPSHOT'.L18])" office:value-type="float" office:value="0" calcext:value-type="float">
            <text:p>0</text:p>
          </table:table-cell>
          <table:table-cell table:style-name="ce98" table:formula="of:=PRODUCT([.E9];[$'FMFH SNAPSHOT'.M18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9];[.B9])" office:value-type="float" office:value="0" calcext:value-type="float">
            <text:p>0</text:p>
          </table:table-cell>
          <table:table-cell table:style-name="ce110" table:formula="of:=PRODUCT([.AA9];[.C9])" office:value-type="float" office:value="0" calcext:value-type="float">
            <text:p>0</text:p>
          </table:table-cell>
          <table:table-cell table:style-name="ce110" table:formula="of:=PRODUCT([.AB9];[.D9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3-21" calcext:value-type="date">
            <text:p>21-Mar-2022</text:p>
          </table:table-cell>
          <table:table-cell table:style-name="ce83" table:formula="of:=[$SUMMARY.B11]" office:value-type="float" office:value="0" calcext:value-type="float">
            <text:p>0</text:p>
          </table:table-cell>
          <table:table-cell table:style-name="ce83" table:formula="of:=[$SUMMARY.C11]" office:value-type="float" office:value="0" calcext:value-type="float">
            <text:p>0</text:p>
          </table:table-cell>
          <table:table-cell table:style-name="ce83" table:formula="of:=[$SUMMARY.D74]" office:value-type="float" office:value="0" calcext:value-type="float">
            <text:p>0</text:p>
          </table:table-cell>
          <table:table-cell table:style-name="ce83" table:formula="of:=SUM([.U10:.W10])" office:value-type="float" office:value="0" calcext:value-type="float">
            <text:p>0</text:p>
          </table:table-cell>
          <table:table-cell table:style-name="ce83" table:formula="of:=PRODUCT([.E10];[$'FMFH SNAPSHOT'.B19])" office:value-type="float" office:value="0" calcext:value-type="float">
            <text:p>0</text:p>
          </table:table-cell>
          <table:table-cell table:style-name="ce83" table:formula="of:=PRODUCT([.E10];[$'FMFH SNAPSHOT'.C19])" office:value-type="float" office:value="0" calcext:value-type="float">
            <text:p>0</text:p>
          </table:table-cell>
          <table:table-cell table:style-name="ce83" table:formula="of:=PRODUCT([.E10];[$'FMFH SNAPSHOT'.D19])" office:value-type="float" office:value="0" calcext:value-type="float">
            <text:p>0</text:p>
          </table:table-cell>
          <table:table-cell table:style-name="ce83" table:formula="of:=PRODUCT([.E10];[$'FMFH SNAPSHOT'.E19])" office:value-type="float" office:value="0" calcext:value-type="float">
            <text:p>0</text:p>
          </table:table-cell>
          <table:table-cell table:style-name="ce94" table:formula="of:=PRODUCT([.E10];[$'FMFH SNAPSHOT'.F19])" office:value-type="float" office:value="0" calcext:value-type="float">
            <text:p>0</text:p>
          </table:table-cell>
          <table:table-cell table:style-name="ce98" table:formula="of:=PRODUCT([.E10];[$'FMFH SNAPSHOT'.G19])" office:value-type="float" office:value="0" calcext:value-type="float">
            <text:p>0</text:p>
          </table:table-cell>
          <table:table-cell table:style-name="ce98" table:formula="of:=PRODUCT([.E10];[$'FMFH SNAPSHOT'.H19])" office:value-type="float" office:value="0" calcext:value-type="float">
            <text:p>0</text:p>
          </table:table-cell>
          <table:table-cell table:style-name="ce98" table:formula="of:=PRODUCT([.E10];[$'FMFH SNAPSHOT'.I19])" office:value-type="float" office:value="0" calcext:value-type="float">
            <text:p>0</text:p>
          </table:table-cell>
          <table:table-cell table:style-name="ce98" table:formula="of:=PRODUCT([.E10];[$'FMFH SNAPSHOT'.J18])" office:value-type="float" office:value="0" calcext:value-type="float">
            <text:p>0</text:p>
          </table:table-cell>
          <table:table-cell table:style-name="ce98" table:formula="of:=PRODUCT([.E10];[$'FMFH SNAPSHOT'.K19])" office:value-type="float" office:value="0" calcext:value-type="float">
            <text:p>0</text:p>
          </table:table-cell>
          <table:table-cell table:style-name="ce98" table:formula="of:=PRODUCT([.E10];[$'FMFH SNAPSHOT'.L19])" office:value-type="float" office:value="0" calcext:value-type="float">
            <text:p>0</text:p>
          </table:table-cell>
          <table:table-cell table:style-name="ce98" table:formula="of:=PRODUCT([.E10];[$'FMFH SNAPSHOT'.M19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10];[.B10])" office:value-type="float" office:value="0" calcext:value-type="float">
            <text:p>0</text:p>
          </table:table-cell>
          <table:table-cell table:style-name="ce110" table:formula="of:=PRODUCT([.AA10];[.C10])" office:value-type="float" office:value="0" calcext:value-type="float">
            <text:p>0</text:p>
          </table:table-cell>
          <table:table-cell table:style-name="ce110" table:formula="of:=PRODUCT([.AB10];[.D10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3-28" calcext:value-type="date">
            <text:p>28-Mar-2022</text:p>
          </table:table-cell>
          <table:table-cell table:style-name="ce83" table:formula="of:=[$SUMMARY.B12]" office:value-type="float" office:value="0" calcext:value-type="float">
            <text:p>0</text:p>
          </table:table-cell>
          <table:table-cell table:style-name="ce83" table:formula="of:=[$SUMMARY.C12]" office:value-type="float" office:value="0" calcext:value-type="float">
            <text:p>0</text:p>
          </table:table-cell>
          <table:table-cell table:style-name="ce83" table:formula="of:=[$SUMMARY.D12]" office:value-type="float" office:value="0" calcext:value-type="float">
            <text:p>0</text:p>
          </table:table-cell>
          <table:table-cell table:style-name="ce83" table:formula="of:=SUM([.U11:.W11])" office:value-type="float" office:value="0" calcext:value-type="float">
            <text:p>0</text:p>
          </table:table-cell>
          <table:table-cell table:style-name="ce83" table:formula="of:=PRODUCT([.E11];[$'FMFH SNAPSHOT'.B20])" office:value-type="float" office:value="0" calcext:value-type="float">
            <text:p>0</text:p>
          </table:table-cell>
          <table:table-cell table:style-name="ce83" table:formula="of:=PRODUCT([.E11];[$'FMFH SNAPSHOT'.C20])" office:value-type="float" office:value="0" calcext:value-type="float">
            <text:p>0</text:p>
          </table:table-cell>
          <table:table-cell table:style-name="ce83" table:formula="of:=PRODUCT([.E11];[$'FMFH SNAPSHOT'.D20])" office:value-type="float" office:value="0" calcext:value-type="float">
            <text:p>0</text:p>
          </table:table-cell>
          <table:table-cell table:style-name="ce83" table:formula="of:=PRODUCT([.E11];[$'FMFH SNAPSHOT'.E20])" office:value-type="float" office:value="0" calcext:value-type="float">
            <text:p>0</text:p>
          </table:table-cell>
          <table:table-cell table:style-name="ce94" table:formula="of:=PRODUCT([.E11];[$'FMFH SNAPSHOT'.F20])" office:value-type="float" office:value="0" calcext:value-type="float">
            <text:p>0</text:p>
          </table:table-cell>
          <table:table-cell table:style-name="ce98" table:formula="of:=PRODUCT([.E11];[$'FMFH SNAPSHOT'.G20])" office:value-type="float" office:value="0" calcext:value-type="float">
            <text:p>0</text:p>
          </table:table-cell>
          <table:table-cell table:style-name="ce98" table:formula="of:=PRODUCT([.E11];[$'FMFH SNAPSHOT'.H20])" office:value-type="float" office:value="0" calcext:value-type="float">
            <text:p>0</text:p>
          </table:table-cell>
          <table:table-cell table:style-name="ce98" table:formula="of:=PRODUCT([.E11];[$'FMFH SNAPSHOT'.I20])" office:value-type="float" office:value="0" calcext:value-type="float">
            <text:p>0</text:p>
          </table:table-cell>
          <table:table-cell table:style-name="ce98" table:formula="of:=PRODUCT([.E11];[$'FMFH SNAPSHOT'.J19])" office:value-type="float" office:value="0" calcext:value-type="float">
            <text:p>0</text:p>
          </table:table-cell>
          <table:table-cell table:style-name="ce98" table:formula="of:=PRODUCT([.E11];[$'FMFH SNAPSHOT'.K20])" office:value-type="float" office:value="0" calcext:value-type="float">
            <text:p>0</text:p>
          </table:table-cell>
          <table:table-cell table:style-name="ce98" table:formula="of:=PRODUCT([.E11];[$'FMFH SNAPSHOT'.L20])" office:value-type="float" office:value="0" calcext:value-type="float">
            <text:p>0</text:p>
          </table:table-cell>
          <table:table-cell table:style-name="ce98" table:formula="of:=PRODUCT([.E11];[$'FMFH SNAPSHOT'.M20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11];[.B11])" office:value-type="float" office:value="0" calcext:value-type="float">
            <text:p>0</text:p>
          </table:table-cell>
          <table:table-cell table:style-name="ce110" table:formula="of:=PRODUCT([.AA11];[.C11])" office:value-type="float" office:value="0" calcext:value-type="float">
            <text:p>0</text:p>
          </table:table-cell>
          <table:table-cell table:style-name="ce110" table:formula="of:=PRODUCT([.AB11];[.D11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4-04" calcext:value-type="date">
            <text:p>4-Apr-2022</text:p>
          </table:table-cell>
          <table:table-cell table:style-name="ce83" table:formula="of:=[$SUMMARY.B13]" office:value-type="float" office:value="0" calcext:value-type="float">
            <text:p>0</text:p>
          </table:table-cell>
          <table:table-cell table:style-name="ce83" table:formula="of:=[$SUMMARY.C13]" office:value-type="float" office:value="0" calcext:value-type="float">
            <text:p>0</text:p>
          </table:table-cell>
          <table:table-cell table:style-name="ce83" table:formula="of:=[$SUMMARY.D13]" office:value-type="float" office:value="0" calcext:value-type="float">
            <text:p>0</text:p>
          </table:table-cell>
          <table:table-cell table:style-name="ce83" table:formula="of:=SUM([.U12:.W12])" office:value-type="float" office:value="0" calcext:value-type="float">
            <text:p>0</text:p>
          </table:table-cell>
          <table:table-cell table:style-name="ce83" table:formula="of:=PRODUCT([.E12];[$'FMFH SNAPSHOT'.B21])" office:value-type="float" office:value="0" calcext:value-type="float">
            <text:p>0</text:p>
          </table:table-cell>
          <table:table-cell table:style-name="ce83" table:formula="of:=PRODUCT([.E12];[$'FMFH SNAPSHOT'.C21])" office:value-type="float" office:value="0" calcext:value-type="float">
            <text:p>0</text:p>
          </table:table-cell>
          <table:table-cell table:style-name="ce83" table:formula="of:=PRODUCT([.E12];[$'FMFH SNAPSHOT'.D21])" office:value-type="float" office:value="0" calcext:value-type="float">
            <text:p>0</text:p>
          </table:table-cell>
          <table:table-cell table:style-name="ce83" table:formula="of:=PRODUCT([.E12];[$'FMFH SNAPSHOT'.E21])" office:value-type="float" office:value="0" calcext:value-type="float">
            <text:p>0</text:p>
          </table:table-cell>
          <table:table-cell table:style-name="ce94" table:formula="of:=PRODUCT([.E12];[$'FMFH SNAPSHOT'.F21])" office:value-type="float" office:value="0" calcext:value-type="float">
            <text:p>0</text:p>
          </table:table-cell>
          <table:table-cell table:style-name="ce98" table:formula="of:=PRODUCT([.E12];[$'FMFH SNAPSHOT'.G21])" office:value-type="float" office:value="0" calcext:value-type="float">
            <text:p>0</text:p>
          </table:table-cell>
          <table:table-cell table:style-name="ce98" table:formula="of:=PRODUCT([.E12];[$'FMFH SNAPSHOT'.H21])" office:value-type="float" office:value="0" calcext:value-type="float">
            <text:p>0</text:p>
          </table:table-cell>
          <table:table-cell table:style-name="ce98" table:formula="of:=PRODUCT([.E12];[$'FMFH SNAPSHOT'.I21])" office:value-type="float" office:value="0" calcext:value-type="float">
            <text:p>0</text:p>
          </table:table-cell>
          <table:table-cell table:style-name="ce98" table:formula="of:=PRODUCT([.E12];[$'FMFH SNAPSHOT'.J21])" office:value-type="float" office:value="0" calcext:value-type="float">
            <text:p>0</text:p>
          </table:table-cell>
          <table:table-cell table:style-name="ce98" table:formula="of:=PRODUCT([.E12];[$'FMFH SNAPSHOT'.K21])" office:value-type="float" office:value="0" calcext:value-type="float">
            <text:p>0</text:p>
          </table:table-cell>
          <table:table-cell table:style-name="ce98" table:formula="of:=PRODUCT([.E12];[$'FMFH SNAPSHOT'.L21])" office:value-type="float" office:value="0" calcext:value-type="float">
            <text:p>0</text:p>
          </table:table-cell>
          <table:table-cell table:style-name="ce98" table:formula="of:=PRODUCT([.E12];[$'FMFH SNAPSHOT'.M21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12];[.B12])" office:value-type="float" office:value="0" calcext:value-type="float">
            <text:p>0</text:p>
          </table:table-cell>
          <table:table-cell table:style-name="ce110" table:formula="of:=PRODUCT([.AA12];[.C12])" office:value-type="float" office:value="0" calcext:value-type="float">
            <text:p>0</text:p>
          </table:table-cell>
          <table:table-cell table:style-name="ce110" table:formula="of:=PRODUCT([.AB12];[.D12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4-11" calcext:value-type="date">
            <text:p>11-Apr-2022</text:p>
          </table:table-cell>
          <table:table-cell table:style-name="ce83" table:formula="of:=[$SUMMARY.B14]" office:value-type="float" office:value="0" calcext:value-type="float">
            <text:p>0</text:p>
          </table:table-cell>
          <table:table-cell table:style-name="ce83" table:formula="of:=[$SUMMARY.C14]" office:value-type="float" office:value="0" calcext:value-type="float">
            <text:p>0</text:p>
          </table:table-cell>
          <table:table-cell table:style-name="ce83" table:formula="of:=[$SUMMARY.D14]" office:value-type="float" office:value="0" calcext:value-type="float">
            <text:p>0</text:p>
          </table:table-cell>
          <table:table-cell table:style-name="ce83" table:formula="of:=SUM([.U13:.W13])" office:value-type="float" office:value="0" calcext:value-type="float">
            <text:p>0</text:p>
          </table:table-cell>
          <table:table-cell table:style-name="ce83" table:formula="of:=PRODUCT([.E13];[$'FMFH SNAPSHOT'.B22])" office:value-type="float" office:value="0" calcext:value-type="float">
            <text:p>0</text:p>
          </table:table-cell>
          <table:table-cell table:style-name="ce83" table:formula="of:=PRODUCT([.E13];[$'FMFH SNAPSHOT'.C22])" office:value-type="float" office:value="0" calcext:value-type="float">
            <text:p>0</text:p>
          </table:table-cell>
          <table:table-cell table:style-name="ce83" table:formula="of:=PRODUCT([.E13];[$'FMFH SNAPSHOT'.D22])" office:value-type="float" office:value="0" calcext:value-type="float">
            <text:p>0</text:p>
          </table:table-cell>
          <table:table-cell table:style-name="ce83" table:formula="of:=PRODUCT([.E13];[$'FMFH SNAPSHOT'.E22])" office:value-type="float" office:value="0" calcext:value-type="float">
            <text:p>0</text:p>
          </table:table-cell>
          <table:table-cell table:style-name="ce94" table:formula="of:=PRODUCT([.E13];[$'FMFH SNAPSHOT'.F22])" office:value-type="float" office:value="0" calcext:value-type="float">
            <text:p>0</text:p>
          </table:table-cell>
          <table:table-cell table:style-name="ce98" table:formula="of:=PRODUCT([.E13];[$'FMFH SNAPSHOT'.G22])" office:value-type="float" office:value="0" calcext:value-type="float">
            <text:p>0</text:p>
          </table:table-cell>
          <table:table-cell table:style-name="ce98" table:formula="of:=PRODUCT([.E13];[$'FMFH SNAPSHOT'.H22])" office:value-type="float" office:value="0" calcext:value-type="float">
            <text:p>0</text:p>
          </table:table-cell>
          <table:table-cell table:style-name="ce98" table:formula="of:=PRODUCT([.E13];[$'FMFH SNAPSHOT'.I22])" office:value-type="float" office:value="0" calcext:value-type="float">
            <text:p>0</text:p>
          </table:table-cell>
          <table:table-cell table:style-name="ce98" table:formula="of:=PRODUCT([.E13];[$'FMFH SNAPSHOT'.J22])" office:value-type="float" office:value="0" calcext:value-type="float">
            <text:p>0</text:p>
          </table:table-cell>
          <table:table-cell table:style-name="ce98" table:formula="of:=PRODUCT([.E13];[$'FMFH SNAPSHOT'.K22])" office:value-type="float" office:value="0" calcext:value-type="float">
            <text:p>0</text:p>
          </table:table-cell>
          <table:table-cell table:style-name="ce98" table:formula="of:=PRODUCT([.E13];[$'FMFH SNAPSHOT'.L22])" office:value-type="float" office:value="0" calcext:value-type="float">
            <text:p>0</text:p>
          </table:table-cell>
          <table:table-cell table:style-name="ce98" table:formula="of:=PRODUCT([.E13];[$'FMFH SNAPSHOT'.M22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13];[.B13])" office:value-type="float" office:value="0" calcext:value-type="float">
            <text:p>0</text:p>
          </table:table-cell>
          <table:table-cell table:style-name="ce110" table:formula="of:=PRODUCT([.AA13];[.C13])" office:value-type="float" office:value="0" calcext:value-type="float">
            <text:p>0</text:p>
          </table:table-cell>
          <table:table-cell table:style-name="ce110" table:formula="of:=PRODUCT([.AB13];[.D13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4-18" calcext:value-type="date">
            <text:p>18-Apr-2022</text:p>
          </table:table-cell>
          <table:table-cell table:style-name="ce83" table:formula="of:=[$SUMMARY.B15]" office:value-type="float" office:value="0" calcext:value-type="float">
            <text:p>0</text:p>
          </table:table-cell>
          <table:table-cell table:style-name="ce83" table:formula="of:=[$SUMMARY.C15]" office:value-type="float" office:value="0" calcext:value-type="float">
            <text:p>0</text:p>
          </table:table-cell>
          <table:table-cell table:style-name="ce83" table:formula="of:=[$SUMMARY.D15]" office:value-type="float" office:value="0" calcext:value-type="float">
            <text:p>0</text:p>
          </table:table-cell>
          <table:table-cell table:style-name="ce83" table:formula="of:=SUM([.U14:.W14])" office:value-type="float" office:value="0" calcext:value-type="float">
            <text:p>0</text:p>
          </table:table-cell>
          <table:table-cell table:style-name="ce83" table:formula="of:=PRODUCT([.E14];[$'FMFH SNAPSHOT'.B23])" office:value-type="float" office:value="0" calcext:value-type="float">
            <text:p>0</text:p>
          </table:table-cell>
          <table:table-cell table:style-name="ce83" table:formula="of:=PRODUCT([.E14];[$'FMFH SNAPSHOT'.C23])" office:value-type="float" office:value="0" calcext:value-type="float">
            <text:p>0</text:p>
          </table:table-cell>
          <table:table-cell table:style-name="ce83" table:formula="of:=PRODUCT([.E14];[$'FMFH SNAPSHOT'.D23])" office:value-type="float" office:value="0" calcext:value-type="float">
            <text:p>0</text:p>
          </table:table-cell>
          <table:table-cell table:style-name="ce83" table:formula="of:=PRODUCT([.E14];[$'FMFH SNAPSHOT'.E23])" office:value-type="float" office:value="0" calcext:value-type="float">
            <text:p>0</text:p>
          </table:table-cell>
          <table:table-cell table:style-name="ce94" table:formula="of:=PRODUCT([.E14];[$'FMFH SNAPSHOT'.F23])" office:value-type="float" office:value="0" calcext:value-type="float">
            <text:p>0</text:p>
          </table:table-cell>
          <table:table-cell table:style-name="ce98" table:formula="of:=PRODUCT([.E14];[$'FMFH SNAPSHOT'.G23])" office:value-type="float" office:value="0" calcext:value-type="float">
            <text:p>0</text:p>
          </table:table-cell>
          <table:table-cell table:style-name="ce98" table:formula="of:=PRODUCT([.E14];[$'FMFH SNAPSHOT'.H23])" office:value-type="float" office:value="0" calcext:value-type="float">
            <text:p>0</text:p>
          </table:table-cell>
          <table:table-cell table:style-name="ce98" table:formula="of:=PRODUCT([.E14];[$'FMFH SNAPSHOT'.I23])" office:value-type="float" office:value="0" calcext:value-type="float">
            <text:p>0</text:p>
          </table:table-cell>
          <table:table-cell table:style-name="ce98" table:formula="of:=PRODUCT([.E14];[$'FMFH SNAPSHOT'.J23])" office:value-type="float" office:value="0" calcext:value-type="float">
            <text:p>0</text:p>
          </table:table-cell>
          <table:table-cell table:style-name="ce98" table:formula="of:=PRODUCT([.E14];[$'FMFH SNAPSHOT'.K23])" office:value-type="float" office:value="0" calcext:value-type="float">
            <text:p>0</text:p>
          </table:table-cell>
          <table:table-cell table:style-name="ce98" table:formula="of:=PRODUCT([.E14];[$'FMFH SNAPSHOT'.L23])" office:value-type="float" office:value="0" calcext:value-type="float">
            <text:p>0</text:p>
          </table:table-cell>
          <table:table-cell table:style-name="ce98" table:formula="of:=PRODUCT([.E14];[$'FMFH SNAPSHOT'.M23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14];[.B14])" office:value-type="float" office:value="0" calcext:value-type="float">
            <text:p>0</text:p>
          </table:table-cell>
          <table:table-cell table:style-name="ce110" table:formula="of:=PRODUCT([.AA14];[.C14])" office:value-type="float" office:value="0" calcext:value-type="float">
            <text:p>0</text:p>
          </table:table-cell>
          <table:table-cell table:style-name="ce110" table:formula="of:=PRODUCT([.AB14];[.D14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4-25" calcext:value-type="date">
            <text:p>25-Apr-2022</text:p>
          </table:table-cell>
          <table:table-cell table:style-name="ce83" table:formula="of:=[$SUMMARY.B16]" office:value-type="float" office:value="0" calcext:value-type="float">
            <text:p>0</text:p>
          </table:table-cell>
          <table:table-cell table:style-name="ce83" table:formula="of:=[$SUMMARY.C16]" office:value-type="float" office:value="0" calcext:value-type="float">
            <text:p>0</text:p>
          </table:table-cell>
          <table:table-cell table:style-name="ce83" table:formula="of:=[$SUMMARY.D16]" office:value-type="float" office:value="0" calcext:value-type="float">
            <text:p>0</text:p>
          </table:table-cell>
          <table:table-cell table:style-name="ce83" table:formula="of:=SUM([.U15:.W15])" office:value-type="float" office:value="0" calcext:value-type="float">
            <text:p>0</text:p>
          </table:table-cell>
          <table:table-cell table:style-name="ce83" table:formula="of:=PRODUCT([.E15];[$'FMFH SNAPSHOT'.B24])" office:value-type="float" office:value="0" calcext:value-type="float">
            <text:p>0</text:p>
          </table:table-cell>
          <table:table-cell table:style-name="ce83" table:formula="of:=PRODUCT([.E15];[$'FMFH SNAPSHOT'.C24])" office:value-type="float" office:value="0" calcext:value-type="float">
            <text:p>0</text:p>
          </table:table-cell>
          <table:table-cell table:style-name="ce83" table:formula="of:=PRODUCT([.E15];[$'FMFH SNAPSHOT'.D24])" office:value-type="float" office:value="0" calcext:value-type="float">
            <text:p>0</text:p>
          </table:table-cell>
          <table:table-cell table:style-name="ce83" table:formula="of:=PRODUCT([.E15];[$'FMFH SNAPSHOT'.E24])" office:value-type="float" office:value="0" calcext:value-type="float">
            <text:p>0</text:p>
          </table:table-cell>
          <table:table-cell table:style-name="ce94" table:formula="of:=PRODUCT([.E15];[$'FMFH SNAPSHOT'.F24])" office:value-type="float" office:value="0" calcext:value-type="float">
            <text:p>0</text:p>
          </table:table-cell>
          <table:table-cell table:style-name="ce98" table:formula="of:=PRODUCT([.E15];[$'FMFH SNAPSHOT'.G24])" office:value-type="float" office:value="0" calcext:value-type="float">
            <text:p>0</text:p>
          </table:table-cell>
          <table:table-cell table:style-name="ce98" table:formula="of:=PRODUCT([.E15];[$'FMFH SNAPSHOT'.H24])" office:value-type="float" office:value="0" calcext:value-type="float">
            <text:p>0</text:p>
          </table:table-cell>
          <table:table-cell table:style-name="ce98" table:formula="of:=PRODUCT([.E15];[$'FMFH SNAPSHOT'.I24])" office:value-type="float" office:value="0" calcext:value-type="float">
            <text:p>0</text:p>
          </table:table-cell>
          <table:table-cell table:style-name="ce98" table:formula="of:=PRODUCT([.E15];[$'FMFH SNAPSHOT'.J24])" office:value-type="float" office:value="0" calcext:value-type="float">
            <text:p>0</text:p>
          </table:table-cell>
          <table:table-cell table:style-name="ce98" table:formula="of:=PRODUCT([.E15];[$'FMFH SNAPSHOT'.K24])" office:value-type="float" office:value="0" calcext:value-type="float">
            <text:p>0</text:p>
          </table:table-cell>
          <table:table-cell table:style-name="ce98" table:formula="of:=PRODUCT([.E15];[$'FMFH SNAPSHOT'.L24])" office:value-type="float" office:value="0" calcext:value-type="float">
            <text:p>0</text:p>
          </table:table-cell>
          <table:table-cell table:style-name="ce98" table:formula="of:=PRODUCT([.E15];[$'FMFH SNAPSHOT'.M24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15];[.B15])" office:value-type="float" office:value="0" calcext:value-type="float">
            <text:p>0</text:p>
          </table:table-cell>
          <table:table-cell table:style-name="ce110" table:formula="of:=PRODUCT([.AA15];[.C15])" office:value-type="float" office:value="0" calcext:value-type="float">
            <text:p>0</text:p>
          </table:table-cell>
          <table:table-cell table:style-name="ce110" table:formula="of:=PRODUCT([.AB15];[.D15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5-02" calcext:value-type="date">
            <text:p>2-May-2022</text:p>
          </table:table-cell>
          <table:table-cell table:style-name="ce83" table:formula="of:=[$SUMMARY.B17]" office:value-type="float" office:value="0" calcext:value-type="float">
            <text:p>0</text:p>
          </table:table-cell>
          <table:table-cell table:style-name="ce83" table:formula="of:=[$SUMMARY.C17]" office:value-type="float" office:value="0" calcext:value-type="float">
            <text:p>0</text:p>
          </table:table-cell>
          <table:table-cell table:style-name="ce83" table:formula="of:=[$SUMMARY.D17]" office:value-type="float" office:value="0" calcext:value-type="float">
            <text:p>0</text:p>
          </table:table-cell>
          <table:table-cell table:style-name="ce83" table:formula="of:=SUM([.U16:.W16])" office:value-type="float" office:value="0" calcext:value-type="float">
            <text:p>0</text:p>
          </table:table-cell>
          <table:table-cell table:style-name="ce83" table:formula="of:=PRODUCT([.E16];[$'FMFH SNAPSHOT'.B25])" office:value-type="float" office:value="0" calcext:value-type="float">
            <text:p>0</text:p>
          </table:table-cell>
          <table:table-cell table:style-name="ce83" table:formula="of:=PRODUCT([.E16];[$'FMFH SNAPSHOT'.C25])" office:value-type="float" office:value="0" calcext:value-type="float">
            <text:p>0</text:p>
          </table:table-cell>
          <table:table-cell table:style-name="ce83" table:formula="of:=PRODUCT([.E16];[$'FMFH SNAPSHOT'.D25])" office:value-type="float" office:value="0" calcext:value-type="float">
            <text:p>0</text:p>
          </table:table-cell>
          <table:table-cell table:style-name="ce83" table:formula="of:=PRODUCT([.E16];[$'FMFH SNAPSHOT'.E25])" office:value-type="float" office:value="0" calcext:value-type="float">
            <text:p>0</text:p>
          </table:table-cell>
          <table:table-cell table:style-name="ce94" table:formula="of:=PRODUCT([.E16];[$'FMFH SNAPSHOT'.F25])" office:value-type="float" office:value="0" calcext:value-type="float">
            <text:p>0</text:p>
          </table:table-cell>
          <table:table-cell table:style-name="ce98" table:formula="of:=PRODUCT([.E16];[$'FMFH SNAPSHOT'.G25])" office:value-type="float" office:value="0" calcext:value-type="float">
            <text:p>0</text:p>
          </table:table-cell>
          <table:table-cell table:style-name="ce98" table:formula="of:=PRODUCT([.E16];[$'FMFH SNAPSHOT'.H25])" office:value-type="float" office:value="0" calcext:value-type="float">
            <text:p>0</text:p>
          </table:table-cell>
          <table:table-cell table:style-name="ce98" table:formula="of:=PRODUCT([.E16];[$'FMFH SNAPSHOT'.I25])" office:value-type="float" office:value="0" calcext:value-type="float">
            <text:p>0</text:p>
          </table:table-cell>
          <table:table-cell table:style-name="ce98" table:formula="of:=PRODUCT([.E16];[$'FMFH SNAPSHOT'.J25])" office:value-type="float" office:value="0" calcext:value-type="float">
            <text:p>0</text:p>
          </table:table-cell>
          <table:table-cell table:style-name="ce98" table:formula="of:=PRODUCT([.E16];[$'FMFH SNAPSHOT'.K25])" office:value-type="float" office:value="0" calcext:value-type="float">
            <text:p>0</text:p>
          </table:table-cell>
          <table:table-cell table:style-name="ce98" table:formula="of:=PRODUCT([.E16];[$'FMFH SNAPSHOT'.L25])" office:value-type="float" office:value="0" calcext:value-type="float">
            <text:p>0</text:p>
          </table:table-cell>
          <table:table-cell table:style-name="ce98" table:formula="of:=PRODUCT([.E16];[$'FMFH SNAPSHOT'.M25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16];[.B16])" office:value-type="float" office:value="0" calcext:value-type="float">
            <text:p>0</text:p>
          </table:table-cell>
          <table:table-cell table:style-name="ce110" table:formula="of:=PRODUCT([.AA16];[.C16])" office:value-type="float" office:value="0" calcext:value-type="float">
            <text:p>0</text:p>
          </table:table-cell>
          <table:table-cell table:style-name="ce110" table:formula="of:=PRODUCT([.AB16];[.D16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5-09" calcext:value-type="date">
            <text:p>9-May-2022</text:p>
          </table:table-cell>
          <table:table-cell table:style-name="ce83" table:formula="of:=[$SUMMARY.B18]" office:value-type="float" office:value="0" calcext:value-type="float">
            <text:p>0</text:p>
          </table:table-cell>
          <table:table-cell table:style-name="ce83" table:formula="of:=[$SUMMARY.C18]" office:value-type="float" office:value="0" calcext:value-type="float">
            <text:p>0</text:p>
          </table:table-cell>
          <table:table-cell table:style-name="ce83" table:formula="of:=[$SUMMARY.D18]" office:value-type="float" office:value="0" calcext:value-type="float">
            <text:p>0</text:p>
          </table:table-cell>
          <table:table-cell table:style-name="ce83" table:formula="of:=SUM([.U17:.W17])" office:value-type="float" office:value="0" calcext:value-type="float">
            <text:p>0</text:p>
          </table:table-cell>
          <table:table-cell table:style-name="ce83" table:formula="of:=PRODUCT([.E17];[$'FMFH SNAPSHOT'.B26])" office:value-type="float" office:value="0" calcext:value-type="float">
            <text:p>0</text:p>
          </table:table-cell>
          <table:table-cell table:style-name="ce83" table:formula="of:=PRODUCT([.E17];[$'FMFH SNAPSHOT'.C26])" office:value-type="float" office:value="0" calcext:value-type="float">
            <text:p>0</text:p>
          </table:table-cell>
          <table:table-cell table:style-name="ce83" table:formula="of:=PRODUCT([.E17];[$'FMFH SNAPSHOT'.D26])" office:value-type="float" office:value="0" calcext:value-type="float">
            <text:p>0</text:p>
          </table:table-cell>
          <table:table-cell table:style-name="ce83" table:formula="of:=PRODUCT([.E17];[$'FMFH SNAPSHOT'.E26])" office:value-type="float" office:value="0" calcext:value-type="float">
            <text:p>0</text:p>
          </table:table-cell>
          <table:table-cell table:style-name="ce94" table:formula="of:=PRODUCT([.E17];[$'FMFH SNAPSHOT'.F26])" office:value-type="float" office:value="0" calcext:value-type="float">
            <text:p>0</text:p>
          </table:table-cell>
          <table:table-cell table:style-name="ce98" table:formula="of:=PRODUCT([.E17];[$'FMFH SNAPSHOT'.G26])" office:value-type="float" office:value="0" calcext:value-type="float">
            <text:p>0</text:p>
          </table:table-cell>
          <table:table-cell table:style-name="ce98" table:formula="of:=PRODUCT([.E17];[$'FMFH SNAPSHOT'.H26])" office:value-type="float" office:value="0" calcext:value-type="float">
            <text:p>0</text:p>
          </table:table-cell>
          <table:table-cell table:style-name="ce98" table:formula="of:=PRODUCT([.E17];[$'FMFH SNAPSHOT'.I26])" office:value-type="float" office:value="0" calcext:value-type="float">
            <text:p>0</text:p>
          </table:table-cell>
          <table:table-cell table:style-name="ce98" table:formula="of:=PRODUCT([.E17];[$'FMFH SNAPSHOT'.J26])" office:value-type="float" office:value="0" calcext:value-type="float">
            <text:p>0</text:p>
          </table:table-cell>
          <table:table-cell table:style-name="ce98" table:formula="of:=PRODUCT([.E17];[$'FMFH SNAPSHOT'.K26])" office:value-type="float" office:value="0" calcext:value-type="float">
            <text:p>0</text:p>
          </table:table-cell>
          <table:table-cell table:style-name="ce98" table:formula="of:=PRODUCT([.E17];[$'FMFH SNAPSHOT'.L26])" office:value-type="float" office:value="0" calcext:value-type="float">
            <text:p>0</text:p>
          </table:table-cell>
          <table:table-cell table:style-name="ce98" table:formula="of:=PRODUCT([.E17];[$'FMFH SNAPSHOT'.M26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17];[.B17])" office:value-type="float" office:value="0" calcext:value-type="float">
            <text:p>0</text:p>
          </table:table-cell>
          <table:table-cell table:style-name="ce110" table:formula="of:=PRODUCT([.AA17];[.C17])" office:value-type="float" office:value="0" calcext:value-type="float">
            <text:p>0</text:p>
          </table:table-cell>
          <table:table-cell table:style-name="ce110" table:formula="of:=PRODUCT([.AB17];[.D17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5-16" calcext:value-type="date">
            <text:p>16-May-2022</text:p>
          </table:table-cell>
          <table:table-cell table:style-name="ce83" table:formula="of:=[$SUMMARY.B19]" office:value-type="float" office:value="0" calcext:value-type="float">
            <text:p>0</text:p>
          </table:table-cell>
          <table:table-cell table:style-name="ce83" table:formula="of:=[$SUMMARY.C19]" office:value-type="float" office:value="0" calcext:value-type="float">
            <text:p>0</text:p>
          </table:table-cell>
          <table:table-cell table:style-name="ce83" table:formula="of:=[$SUMMARY.D19]" office:value-type="float" office:value="0" calcext:value-type="float">
            <text:p>0</text:p>
          </table:table-cell>
          <table:table-cell table:style-name="ce83" table:formula="of:=SUM([.U18:.W18])" office:value-type="float" office:value="0" calcext:value-type="float">
            <text:p>0</text:p>
          </table:table-cell>
          <table:table-cell table:style-name="ce83" table:formula="of:=PRODUCT([.E18];[$'FMFH SNAPSHOT'.B27])" office:value-type="float" office:value="0" calcext:value-type="float">
            <text:p>0</text:p>
          </table:table-cell>
          <table:table-cell table:style-name="ce83" table:formula="of:=PRODUCT([.E18];[$'FMFH SNAPSHOT'.C27])" office:value-type="float" office:value="0" calcext:value-type="float">
            <text:p>0</text:p>
          </table:table-cell>
          <table:table-cell table:style-name="ce83" table:formula="of:=PRODUCT([.E18];[$'FMFH SNAPSHOT'.D27])" office:value-type="float" office:value="0" calcext:value-type="float">
            <text:p>0</text:p>
          </table:table-cell>
          <table:table-cell table:style-name="ce83" table:formula="of:=PRODUCT([.E18];[$'FMFH SNAPSHOT'.E27])" office:value-type="float" office:value="0" calcext:value-type="float">
            <text:p>0</text:p>
          </table:table-cell>
          <table:table-cell table:style-name="ce94" table:formula="of:=PRODUCT([.E18];[$'FMFH SNAPSHOT'.F27])" office:value-type="float" office:value="0" calcext:value-type="float">
            <text:p>0</text:p>
          </table:table-cell>
          <table:table-cell table:style-name="ce98" table:formula="of:=PRODUCT([.E18];[$'FMFH SNAPSHOT'.G27])" office:value-type="float" office:value="0" calcext:value-type="float">
            <text:p>0</text:p>
          </table:table-cell>
          <table:table-cell table:style-name="ce98" table:formula="of:=PRODUCT([.E18];[$'FMFH SNAPSHOT'.H27])" office:value-type="float" office:value="0" calcext:value-type="float">
            <text:p>0</text:p>
          </table:table-cell>
          <table:table-cell table:style-name="ce98" table:formula="of:=PRODUCT([.E18];[$'FMFH SNAPSHOT'.I27])" office:value-type="float" office:value="0" calcext:value-type="float">
            <text:p>0</text:p>
          </table:table-cell>
          <table:table-cell table:style-name="ce98" table:formula="of:=PRODUCT([.E18];[$'FMFH SNAPSHOT'.J27])" office:value-type="float" office:value="0" calcext:value-type="float">
            <text:p>0</text:p>
          </table:table-cell>
          <table:table-cell table:style-name="ce98" table:formula="of:=PRODUCT([.E18];[$'FMFH SNAPSHOT'.K27])" office:value-type="float" office:value="0" calcext:value-type="float">
            <text:p>0</text:p>
          </table:table-cell>
          <table:table-cell table:style-name="ce98" table:formula="of:=PRODUCT([.E18];[$'FMFH SNAPSHOT'.L27])" office:value-type="float" office:value="0" calcext:value-type="float">
            <text:p>0</text:p>
          </table:table-cell>
          <table:table-cell table:style-name="ce98" table:formula="of:=PRODUCT([.E18];[$'FMFH SNAPSHOT'.M27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18];[.B18])" office:value-type="float" office:value="0" calcext:value-type="float">
            <text:p>0</text:p>
          </table:table-cell>
          <table:table-cell table:style-name="ce110" table:formula="of:=PRODUCT([.AA18];[.C18])" office:value-type="float" office:value="0" calcext:value-type="float">
            <text:p>0</text:p>
          </table:table-cell>
          <table:table-cell table:style-name="ce110" table:formula="of:=PRODUCT([.AB18];[.D18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5-23" calcext:value-type="date">
            <text:p>23-May-2022</text:p>
          </table:table-cell>
          <table:table-cell table:style-name="ce83" table:formula="of:=[$SUMMARY.B20]" office:value-type="float" office:value="0" calcext:value-type="float">
            <text:p>0</text:p>
          </table:table-cell>
          <table:table-cell table:style-name="ce83" table:formula="of:=[$SUMMARY.C20]" office:value-type="float" office:value="0" calcext:value-type="float">
            <text:p>0</text:p>
          </table:table-cell>
          <table:table-cell table:style-name="ce83" table:formula="of:=[$SUMMARY.D20]" office:value-type="float" office:value="0" calcext:value-type="float">
            <text:p>0</text:p>
          </table:table-cell>
          <table:table-cell table:style-name="ce83" table:formula="of:=SUM([.U19:.W19])" office:value-type="float" office:value="0" calcext:value-type="float">
            <text:p>0</text:p>
          </table:table-cell>
          <table:table-cell table:style-name="ce83" table:formula="of:=PRODUCT([.E19];[$'FMFH SNAPSHOT'.B28])" office:value-type="float" office:value="0" calcext:value-type="float">
            <text:p>0</text:p>
          </table:table-cell>
          <table:table-cell table:style-name="ce83" table:formula="of:=PRODUCT([.E19];[$'FMFH SNAPSHOT'.C28])" office:value-type="float" office:value="0" calcext:value-type="float">
            <text:p>0</text:p>
          </table:table-cell>
          <table:table-cell table:style-name="ce83" table:formula="of:=PRODUCT([.E19];[$'FMFH SNAPSHOT'.D28])" office:value-type="float" office:value="0" calcext:value-type="float">
            <text:p>0</text:p>
          </table:table-cell>
          <table:table-cell table:style-name="ce83" table:formula="of:=PRODUCT([.E19];[$'FMFH SNAPSHOT'.E28])" office:value-type="float" office:value="0" calcext:value-type="float">
            <text:p>0</text:p>
          </table:table-cell>
          <table:table-cell table:style-name="ce94" table:formula="of:=PRODUCT([.E19];[$'FMFH SNAPSHOT'.F28])" office:value-type="float" office:value="0" calcext:value-type="float">
            <text:p>0</text:p>
          </table:table-cell>
          <table:table-cell table:style-name="ce98" table:formula="of:=PRODUCT([.E19];[$'FMFH SNAPSHOT'.G28])" office:value-type="float" office:value="0" calcext:value-type="float">
            <text:p>0</text:p>
          </table:table-cell>
          <table:table-cell table:style-name="ce98" table:formula="of:=PRODUCT([.E19];[$'FMFH SNAPSHOT'.H28])" office:value-type="float" office:value="0" calcext:value-type="float">
            <text:p>0</text:p>
          </table:table-cell>
          <table:table-cell table:style-name="ce98" table:formula="of:=PRODUCT([.E19];[$'FMFH SNAPSHOT'.I28])" office:value-type="float" office:value="0" calcext:value-type="float">
            <text:p>0</text:p>
          </table:table-cell>
          <table:table-cell table:style-name="ce98" table:formula="of:=PRODUCT([.E19];[$'FMFH SNAPSHOT'.J28])" office:value-type="float" office:value="0" calcext:value-type="float">
            <text:p>0</text:p>
          </table:table-cell>
          <table:table-cell table:style-name="ce98" table:formula="of:=PRODUCT([.E19];[$'FMFH SNAPSHOT'.K28])" office:value-type="float" office:value="0" calcext:value-type="float">
            <text:p>0</text:p>
          </table:table-cell>
          <table:table-cell table:style-name="ce98" table:formula="of:=PRODUCT([.E19];[$'FMFH SNAPSHOT'.L28])" office:value-type="float" office:value="0" calcext:value-type="float">
            <text:p>0</text:p>
          </table:table-cell>
          <table:table-cell table:style-name="ce98" table:formula="of:=PRODUCT([.E19];[$'FMFH SNAPSHOT'.M28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19];[.B19])" office:value-type="float" office:value="0" calcext:value-type="float">
            <text:p>0</text:p>
          </table:table-cell>
          <table:table-cell table:style-name="ce110" table:formula="of:=PRODUCT([.AA19];[.C19])" office:value-type="float" office:value="0" calcext:value-type="float">
            <text:p>0</text:p>
          </table:table-cell>
          <table:table-cell table:style-name="ce110" table:formula="of:=PRODUCT([.AB19];[.D19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5-30" calcext:value-type="date">
            <text:p>30-May-2022</text:p>
          </table:table-cell>
          <table:table-cell table:style-name="ce83" table:formula="of:=[$SUMMARY.B21]" office:value-type="float" office:value="0" calcext:value-type="float">
            <text:p>0</text:p>
          </table:table-cell>
          <table:table-cell table:style-name="ce83" table:formula="of:=[$SUMMARY.C21]" office:value-type="float" office:value="0" calcext:value-type="float">
            <text:p>0</text:p>
          </table:table-cell>
          <table:table-cell table:style-name="ce83" table:formula="of:=[$SUMMARY.D21]" office:value-type="float" office:value="0" calcext:value-type="float">
            <text:p>0</text:p>
          </table:table-cell>
          <table:table-cell table:style-name="ce83" table:formula="of:=SUM([.U20:.W20])" office:value-type="float" office:value="0" calcext:value-type="float">
            <text:p>0</text:p>
          </table:table-cell>
          <table:table-cell table:style-name="ce83" table:formula="of:=PRODUCT([.E20];[$'FMFH SNAPSHOT'.B29])" office:value-type="float" office:value="0" calcext:value-type="float">
            <text:p>0</text:p>
          </table:table-cell>
          <table:table-cell table:style-name="ce83" table:formula="of:=PRODUCT([.E20];[$'FMFH SNAPSHOT'.C29])" office:value-type="float" office:value="0" calcext:value-type="float">
            <text:p>0</text:p>
          </table:table-cell>
          <table:table-cell table:style-name="ce83" table:formula="of:=PRODUCT([.E20];[$'FMFH SNAPSHOT'.D29])" office:value-type="float" office:value="0" calcext:value-type="float">
            <text:p>0</text:p>
          </table:table-cell>
          <table:table-cell table:style-name="ce83" table:formula="of:=PRODUCT([.E20];[$'FMFH SNAPSHOT'.E29])" office:value-type="float" office:value="0" calcext:value-type="float">
            <text:p>0</text:p>
          </table:table-cell>
          <table:table-cell table:style-name="ce94" table:formula="of:=PRODUCT([.E20];[$'FMFH SNAPSHOT'.F29])" office:value-type="float" office:value="0" calcext:value-type="float">
            <text:p>0</text:p>
          </table:table-cell>
          <table:table-cell table:style-name="ce98" table:formula="of:=PRODUCT([.E20];[$'FMFH SNAPSHOT'.G29])" office:value-type="float" office:value="0" calcext:value-type="float">
            <text:p>0</text:p>
          </table:table-cell>
          <table:table-cell table:style-name="ce98" table:formula="of:=PRODUCT([.E20];[$'FMFH SNAPSHOT'.H29])" office:value-type="float" office:value="0" calcext:value-type="float">
            <text:p>0</text:p>
          </table:table-cell>
          <table:table-cell table:style-name="ce98" table:formula="of:=PRODUCT([.E20];[$'FMFH SNAPSHOT'.I29])" office:value-type="float" office:value="0" calcext:value-type="float">
            <text:p>0</text:p>
          </table:table-cell>
          <table:table-cell table:style-name="ce98" table:formula="of:=PRODUCT([.E20];[$'FMFH SNAPSHOT'.J29])" office:value-type="float" office:value="0" calcext:value-type="float">
            <text:p>0</text:p>
          </table:table-cell>
          <table:table-cell table:style-name="ce98" table:formula="of:=PRODUCT([.E20];[$'FMFH SNAPSHOT'.K29])" office:value-type="float" office:value="0" calcext:value-type="float">
            <text:p>0</text:p>
          </table:table-cell>
          <table:table-cell table:style-name="ce98" table:formula="of:=PRODUCT([.E20];[$'FMFH SNAPSHOT'.L29])" office:value-type="float" office:value="0" calcext:value-type="float">
            <text:p>0</text:p>
          </table:table-cell>
          <table:table-cell table:style-name="ce98" table:formula="of:=PRODUCT([.E20];[$'FMFH SNAPSHOT'.M29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20];[.B20])" office:value-type="float" office:value="0" calcext:value-type="float">
            <text:p>0</text:p>
          </table:table-cell>
          <table:table-cell table:style-name="ce110" table:formula="of:=PRODUCT([.AA20];[.C20])" office:value-type="float" office:value="0" calcext:value-type="float">
            <text:p>0</text:p>
          </table:table-cell>
          <table:table-cell table:style-name="ce110" table:formula="of:=PRODUCT([.AB20];[.D20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6-06" calcext:value-type="date">
            <text:p>6-Jun-2022</text:p>
          </table:table-cell>
          <table:table-cell table:style-name="ce83" table:formula="of:=[$SUMMARY.B22]" office:value-type="float" office:value="0" calcext:value-type="float">
            <text:p>0</text:p>
          </table:table-cell>
          <table:table-cell table:style-name="ce83" table:formula="of:=[$SUMMARY.C22]" office:value-type="float" office:value="0" calcext:value-type="float">
            <text:p>0</text:p>
          </table:table-cell>
          <table:table-cell table:style-name="ce83" table:formula="of:=[$SUMMARY.D22]" office:value-type="float" office:value="0" calcext:value-type="float">
            <text:p>0</text:p>
          </table:table-cell>
          <table:table-cell table:style-name="ce83" table:formula="of:=SUM([.U21:.W21])" office:value-type="float" office:value="0" calcext:value-type="float">
            <text:p>0</text:p>
          </table:table-cell>
          <table:table-cell table:style-name="ce83" table:formula="of:=PRODUCT([.E21];[$'FMFH SNAPSHOT'.B30])" office:value-type="float" office:value="0" calcext:value-type="float">
            <text:p>0</text:p>
          </table:table-cell>
          <table:table-cell table:style-name="ce83" table:formula="of:=PRODUCT([.E21];[$'FMFH SNAPSHOT'.C30])" office:value-type="float" office:value="0" calcext:value-type="float">
            <text:p>0</text:p>
          </table:table-cell>
          <table:table-cell table:style-name="ce83" table:formula="of:=PRODUCT([.E21];[$'FMFH SNAPSHOT'.D30])" office:value-type="float" office:value="0" calcext:value-type="float">
            <text:p>0</text:p>
          </table:table-cell>
          <table:table-cell table:style-name="ce83" table:formula="of:=PRODUCT([.E21];[$'FMFH SNAPSHOT'.E30])" office:value-type="float" office:value="0" calcext:value-type="float">
            <text:p>0</text:p>
          </table:table-cell>
          <table:table-cell table:style-name="ce94" table:formula="of:=PRODUCT([.E21];[$'FMFH SNAPSHOT'.F30])" office:value-type="float" office:value="0" calcext:value-type="float">
            <text:p>0</text:p>
          </table:table-cell>
          <table:table-cell table:style-name="ce98" table:formula="of:=PRODUCT([.E21];[$'FMFH SNAPSHOT'.G30])" office:value-type="float" office:value="0" calcext:value-type="float">
            <text:p>0</text:p>
          </table:table-cell>
          <table:table-cell table:style-name="ce98" table:formula="of:=PRODUCT([.E21];[$'FMFH SNAPSHOT'.H30])" office:value-type="float" office:value="0" calcext:value-type="float">
            <text:p>0</text:p>
          </table:table-cell>
          <table:table-cell table:style-name="ce98" table:formula="of:=PRODUCT([.E21];[$'FMFH SNAPSHOT'.I30])" office:value-type="float" office:value="0" calcext:value-type="float">
            <text:p>0</text:p>
          </table:table-cell>
          <table:table-cell table:style-name="ce98" table:formula="of:=PRODUCT([.E21];[$'FMFH SNAPSHOT'.J30])" office:value-type="float" office:value="0" calcext:value-type="float">
            <text:p>0</text:p>
          </table:table-cell>
          <table:table-cell table:style-name="ce98" table:formula="of:=PRODUCT([.E21];[$'FMFH SNAPSHOT'.K30])" office:value-type="float" office:value="0" calcext:value-type="float">
            <text:p>0</text:p>
          </table:table-cell>
          <table:table-cell table:style-name="ce98" table:formula="of:=PRODUCT([.E21];[$'FMFH SNAPSHOT'.L30])" office:value-type="float" office:value="0" calcext:value-type="float">
            <text:p>0</text:p>
          </table:table-cell>
          <table:table-cell table:style-name="ce98" table:formula="of:=PRODUCT([.E21];[$'FMFH SNAPSHOT'.M30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21];[.B21])" office:value-type="float" office:value="0" calcext:value-type="float">
            <text:p>0</text:p>
          </table:table-cell>
          <table:table-cell table:style-name="ce110" table:formula="of:=PRODUCT([.AA21];[.C21])" office:value-type="float" office:value="0" calcext:value-type="float">
            <text:p>0</text:p>
          </table:table-cell>
          <table:table-cell table:style-name="ce110" table:formula="of:=PRODUCT([.AB21];[.D21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6-13" calcext:value-type="date">
            <text:p>13-Jun-2022</text:p>
          </table:table-cell>
          <table:table-cell table:style-name="ce83" table:formula="of:=[$SUMMARY.B23]" office:value-type="float" office:value="0" calcext:value-type="float">
            <text:p>0</text:p>
          </table:table-cell>
          <table:table-cell table:style-name="ce83" table:formula="of:=[$SUMMARY.C23]" office:value-type="float" office:value="0" calcext:value-type="float">
            <text:p>0</text:p>
          </table:table-cell>
          <table:table-cell table:style-name="ce83" table:formula="of:=[$SUMMARY.D23]" office:value-type="float" office:value="0" calcext:value-type="float">
            <text:p>0</text:p>
          </table:table-cell>
          <table:table-cell table:style-name="ce83" table:formula="of:=SUM([.U22:.W22])" office:value-type="float" office:value="0" calcext:value-type="float">
            <text:p>0</text:p>
          </table:table-cell>
          <table:table-cell table:style-name="ce83" table:formula="of:=PRODUCT([.E22];[$'FMFH SNAPSHOT'.B31])" office:value-type="float" office:value="0" calcext:value-type="float">
            <text:p>0</text:p>
          </table:table-cell>
          <table:table-cell table:style-name="ce83" table:formula="of:=PRODUCT([.E22];[$'FMFH SNAPSHOT'.C31])" office:value-type="float" office:value="0" calcext:value-type="float">
            <text:p>0</text:p>
          </table:table-cell>
          <table:table-cell table:style-name="ce83" table:formula="of:=PRODUCT([.E22];[$'FMFH SNAPSHOT'.D31])" office:value-type="float" office:value="0" calcext:value-type="float">
            <text:p>0</text:p>
          </table:table-cell>
          <table:table-cell table:style-name="ce83" table:formula="of:=PRODUCT([.E22];[$'FMFH SNAPSHOT'.E31])" office:value-type="float" office:value="0" calcext:value-type="float">
            <text:p>0</text:p>
          </table:table-cell>
          <table:table-cell table:style-name="ce94" table:formula="of:=PRODUCT([.E22];[$'FMFH SNAPSHOT'.F31])" office:value-type="float" office:value="0" calcext:value-type="float">
            <text:p>0</text:p>
          </table:table-cell>
          <table:table-cell table:style-name="ce98" table:formula="of:=PRODUCT([.E22];[$'FMFH SNAPSHOT'.G31])" office:value-type="float" office:value="0" calcext:value-type="float">
            <text:p>0</text:p>
          </table:table-cell>
          <table:table-cell table:style-name="ce98" table:formula="of:=PRODUCT([.E22];[$'FMFH SNAPSHOT'.H31])" office:value-type="float" office:value="0" calcext:value-type="float">
            <text:p>0</text:p>
          </table:table-cell>
          <table:table-cell table:style-name="ce98" table:formula="of:=PRODUCT([.E22];[$'FMFH SNAPSHOT'.I31])" office:value-type="float" office:value="0" calcext:value-type="float">
            <text:p>0</text:p>
          </table:table-cell>
          <table:table-cell table:style-name="ce98" table:formula="of:=PRODUCT([.E22];[$'FMFH SNAPSHOT'.J31])" office:value-type="float" office:value="0" calcext:value-type="float">
            <text:p>0</text:p>
          </table:table-cell>
          <table:table-cell table:style-name="ce98" table:formula="of:=PRODUCT([.E22];[$'FMFH SNAPSHOT'.K31])" office:value-type="float" office:value="0" calcext:value-type="float">
            <text:p>0</text:p>
          </table:table-cell>
          <table:table-cell table:style-name="ce98" table:formula="of:=PRODUCT([.E22];[$'FMFH SNAPSHOT'.L31])" office:value-type="float" office:value="0" calcext:value-type="float">
            <text:p>0</text:p>
          </table:table-cell>
          <table:table-cell table:style-name="ce98" table:formula="of:=PRODUCT([.E22];[$'FMFH SNAPSHOT'.M31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22];[.B22])" office:value-type="float" office:value="0" calcext:value-type="float">
            <text:p>0</text:p>
          </table:table-cell>
          <table:table-cell table:style-name="ce110" table:formula="of:=PRODUCT([.AA22];[.C22])" office:value-type="float" office:value="0" calcext:value-type="float">
            <text:p>0</text:p>
          </table:table-cell>
          <table:table-cell table:style-name="ce110" table:formula="of:=PRODUCT([.AB22];[.D22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6-20" calcext:value-type="date">
            <text:p>20-Jun-2022</text:p>
          </table:table-cell>
          <table:table-cell table:style-name="ce83" table:formula="of:=[$SUMMARY.B24]" office:value-type="float" office:value="0" calcext:value-type="float">
            <text:p>0</text:p>
          </table:table-cell>
          <table:table-cell table:style-name="ce83" table:formula="of:=[$SUMMARY.C24]" office:value-type="float" office:value="0" calcext:value-type="float">
            <text:p>0</text:p>
          </table:table-cell>
          <table:table-cell table:style-name="ce83" table:formula="of:=[$SUMMARY.D24]" office:value-type="float" office:value="0" calcext:value-type="float">
            <text:p>0</text:p>
          </table:table-cell>
          <table:table-cell table:style-name="ce83" table:formula="of:=SUM([.U23:.W23])" office:value-type="float" office:value="0" calcext:value-type="float">
            <text:p>0</text:p>
          </table:table-cell>
          <table:table-cell table:style-name="ce83" table:formula="of:=PRODUCT([.E23];[$'FMFH SNAPSHOT'.B32])" office:value-type="float" office:value="0" calcext:value-type="float">
            <text:p>0</text:p>
          </table:table-cell>
          <table:table-cell table:style-name="ce83" table:formula="of:=PRODUCT([.E23];[$'FMFH SNAPSHOT'.C32])" office:value-type="float" office:value="0" calcext:value-type="float">
            <text:p>0</text:p>
          </table:table-cell>
          <table:table-cell table:style-name="ce83" table:formula="of:=PRODUCT([.E23];[$'FMFH SNAPSHOT'.D32])" office:value-type="float" office:value="0" calcext:value-type="float">
            <text:p>0</text:p>
          </table:table-cell>
          <table:table-cell table:style-name="ce83" table:formula="of:=PRODUCT([.E23];[$'FMFH SNAPSHOT'.E32])" office:value-type="float" office:value="0" calcext:value-type="float">
            <text:p>0</text:p>
          </table:table-cell>
          <table:table-cell table:style-name="ce94" table:formula="of:=PRODUCT([.E23];[$'FMFH SNAPSHOT'.F32])" office:value-type="float" office:value="0" calcext:value-type="float">
            <text:p>0</text:p>
          </table:table-cell>
          <table:table-cell table:style-name="ce98" table:formula="of:=PRODUCT([.E23];[$'FMFH SNAPSHOT'.G32])" office:value-type="float" office:value="0" calcext:value-type="float">
            <text:p>0</text:p>
          </table:table-cell>
          <table:table-cell table:style-name="ce98" table:formula="of:=PRODUCT([.E23];[$'FMFH SNAPSHOT'.H32])" office:value-type="float" office:value="0" calcext:value-type="float">
            <text:p>0</text:p>
          </table:table-cell>
          <table:table-cell table:style-name="ce98" table:formula="of:=PRODUCT([.E23];[$'FMFH SNAPSHOT'.I32])" office:value-type="float" office:value="0" calcext:value-type="float">
            <text:p>0</text:p>
          </table:table-cell>
          <table:table-cell table:style-name="ce98" table:formula="of:=PRODUCT([.E23];[$'FMFH SNAPSHOT'.J32])" office:value-type="float" office:value="0" calcext:value-type="float">
            <text:p>0</text:p>
          </table:table-cell>
          <table:table-cell table:style-name="ce98" table:formula="of:=PRODUCT([.E23];[$'FMFH SNAPSHOT'.K32])" office:value-type="float" office:value="0" calcext:value-type="float">
            <text:p>0</text:p>
          </table:table-cell>
          <table:table-cell table:style-name="ce98" table:formula="of:=PRODUCT([.E23];[$'FMFH SNAPSHOT'.L32])" office:value-type="float" office:value="0" calcext:value-type="float">
            <text:p>0</text:p>
          </table:table-cell>
          <table:table-cell table:style-name="ce98" table:formula="of:=PRODUCT([.E23];[$'FMFH SNAPSHOT'.M32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23];[.B23])" office:value-type="float" office:value="0" calcext:value-type="float">
            <text:p>0</text:p>
          </table:table-cell>
          <table:table-cell table:style-name="ce110" table:formula="of:=PRODUCT([.AA23];[.C23])" office:value-type="float" office:value="0" calcext:value-type="float">
            <text:p>0</text:p>
          </table:table-cell>
          <table:table-cell table:style-name="ce110" table:formula="of:=PRODUCT([.AB23];[.D23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6-27" calcext:value-type="date">
            <text:p>27-Jun-2022</text:p>
          </table:table-cell>
          <table:table-cell table:style-name="ce83" table:formula="of:=[$SUMMARY.B25]" office:value-type="float" office:value="0" calcext:value-type="float">
            <text:p>0</text:p>
          </table:table-cell>
          <table:table-cell table:style-name="ce83" table:formula="of:=[$SUMMARY.C25]" office:value-type="float" office:value="0" calcext:value-type="float">
            <text:p>0</text:p>
          </table:table-cell>
          <table:table-cell table:style-name="ce83" table:formula="of:=[$SUMMARY.D25]" office:value-type="float" office:value="0" calcext:value-type="float">
            <text:p>0</text:p>
          </table:table-cell>
          <table:table-cell table:style-name="ce83" table:formula="of:=SUM([.U24:.W24])" office:value-type="float" office:value="0" calcext:value-type="float">
            <text:p>0</text:p>
          </table:table-cell>
          <table:table-cell table:style-name="ce83" table:formula="of:=PRODUCT([.E24];[$'FMFH SNAPSHOT'.B33])" office:value-type="float" office:value="0" calcext:value-type="float">
            <text:p>0</text:p>
          </table:table-cell>
          <table:table-cell table:style-name="ce83" table:formula="of:=PRODUCT([.E24];[$'FMFH SNAPSHOT'.C33])" office:value-type="float" office:value="0" calcext:value-type="float">
            <text:p>0</text:p>
          </table:table-cell>
          <table:table-cell table:style-name="ce83" table:formula="of:=PRODUCT([.E24];[$'FMFH SNAPSHOT'.D33])" office:value-type="float" office:value="0" calcext:value-type="float">
            <text:p>0</text:p>
          </table:table-cell>
          <table:table-cell table:style-name="ce83" table:formula="of:=PRODUCT([.E24];[$'FMFH SNAPSHOT'.E33])" office:value-type="float" office:value="0" calcext:value-type="float">
            <text:p>0</text:p>
          </table:table-cell>
          <table:table-cell table:style-name="ce94" table:formula="of:=PRODUCT([.E24];[$'FMFH SNAPSHOT'.F33])" office:value-type="float" office:value="0" calcext:value-type="float">
            <text:p>0</text:p>
          </table:table-cell>
          <table:table-cell table:style-name="ce98" table:formula="of:=PRODUCT([.E24];[$'FMFH SNAPSHOT'.G33])" office:value-type="float" office:value="0" calcext:value-type="float">
            <text:p>0</text:p>
          </table:table-cell>
          <table:table-cell table:style-name="ce98" table:formula="of:=PRODUCT([.E24];[$'FMFH SNAPSHOT'.H33])" office:value-type="float" office:value="0" calcext:value-type="float">
            <text:p>0</text:p>
          </table:table-cell>
          <table:table-cell table:style-name="ce98" table:formula="of:=PRODUCT([.E24];[$'FMFH SNAPSHOT'.I33])" office:value-type="float" office:value="0" calcext:value-type="float">
            <text:p>0</text:p>
          </table:table-cell>
          <table:table-cell table:style-name="ce98" table:formula="of:=PRODUCT([.E24];[$'FMFH SNAPSHOT'.J33])" office:value-type="float" office:value="0" calcext:value-type="float">
            <text:p>0</text:p>
          </table:table-cell>
          <table:table-cell table:style-name="ce98" table:formula="of:=PRODUCT([.E24];[$'FMFH SNAPSHOT'.K33])" office:value-type="float" office:value="0" calcext:value-type="float">
            <text:p>0</text:p>
          </table:table-cell>
          <table:table-cell table:style-name="ce98" table:formula="of:=PRODUCT([.E24];[$'FMFH SNAPSHOT'.L33])" office:value-type="float" office:value="0" calcext:value-type="float">
            <text:p>0</text:p>
          </table:table-cell>
          <table:table-cell table:style-name="ce98" table:formula="of:=PRODUCT([.E24];[$'FMFH SNAPSHOT'.M33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24];[.B24])" office:value-type="float" office:value="0" calcext:value-type="float">
            <text:p>0</text:p>
          </table:table-cell>
          <table:table-cell table:style-name="ce110" table:formula="of:=PRODUCT([.AA24];[.C24])" office:value-type="float" office:value="0" calcext:value-type="float">
            <text:p>0</text:p>
          </table:table-cell>
          <table:table-cell table:style-name="ce110" table:formula="of:=PRODUCT([.AB24];[.D24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7-04" calcext:value-type="date">
            <text:p>4-Jul-2022</text:p>
          </table:table-cell>
          <table:table-cell table:style-name="ce83" table:formula="of:=[$SUMMARY.B26]" office:value-type="float" office:value="0" calcext:value-type="float">
            <text:p>0</text:p>
          </table:table-cell>
          <table:table-cell table:style-name="ce83" table:formula="of:=[$SUMMARY.C26]" office:value-type="float" office:value="0" calcext:value-type="float">
            <text:p>0</text:p>
          </table:table-cell>
          <table:table-cell table:style-name="ce83" table:formula="of:=[$SUMMARY.D26]" office:value-type="float" office:value="0" calcext:value-type="float">
            <text:p>0</text:p>
          </table:table-cell>
          <table:table-cell table:style-name="ce83" table:formula="of:=SUM([.U25:.W25])" office:value-type="float" office:value="0" calcext:value-type="float">
            <text:p>0</text:p>
          </table:table-cell>
          <table:table-cell table:style-name="ce83" table:formula="of:=PRODUCT([.E25];[$'FMFH SNAPSHOT'.B34])" office:value-type="float" office:value="0" calcext:value-type="float">
            <text:p>0</text:p>
          </table:table-cell>
          <table:table-cell table:style-name="ce83" table:formula="of:=PRODUCT([.E25];[$'FMFH SNAPSHOT'.C34])" office:value-type="float" office:value="0" calcext:value-type="float">
            <text:p>0</text:p>
          </table:table-cell>
          <table:table-cell table:style-name="ce83" table:formula="of:=PRODUCT([.E25];[$'FMFH SNAPSHOT'.D34])" office:value-type="float" office:value="0" calcext:value-type="float">
            <text:p>0</text:p>
          </table:table-cell>
          <table:table-cell table:style-name="ce83" table:formula="of:=PRODUCT([.E25];[$'FMFH SNAPSHOT'.E34])" office:value-type="float" office:value="0" calcext:value-type="float">
            <text:p>0</text:p>
          </table:table-cell>
          <table:table-cell table:style-name="ce94" table:formula="of:=PRODUCT([.E25];[$'FMFH SNAPSHOT'.F34])" office:value-type="float" office:value="0" calcext:value-type="float">
            <text:p>0</text:p>
          </table:table-cell>
          <table:table-cell table:style-name="ce98" table:formula="of:=PRODUCT([.E25];[$'FMFH SNAPSHOT'.G34])" office:value-type="float" office:value="0" calcext:value-type="float">
            <text:p>0</text:p>
          </table:table-cell>
          <table:table-cell table:style-name="ce98" table:formula="of:=PRODUCT([.E25];[$'FMFH SNAPSHOT'.H34])" office:value-type="float" office:value="0" calcext:value-type="float">
            <text:p>0</text:p>
          </table:table-cell>
          <table:table-cell table:style-name="ce98" table:formula="of:=PRODUCT([.E25];[$'FMFH SNAPSHOT'.I34])" office:value-type="float" office:value="0" calcext:value-type="float">
            <text:p>0</text:p>
          </table:table-cell>
          <table:table-cell table:style-name="ce98" table:formula="of:=PRODUCT([.E25];[$'FMFH SNAPSHOT'.J34])" office:value-type="float" office:value="0" calcext:value-type="float">
            <text:p>0</text:p>
          </table:table-cell>
          <table:table-cell table:style-name="ce98" table:formula="of:=PRODUCT([.E25];[$'FMFH SNAPSHOT'.K34])" office:value-type="float" office:value="0" calcext:value-type="float">
            <text:p>0</text:p>
          </table:table-cell>
          <table:table-cell table:style-name="ce98" table:formula="of:=PRODUCT([.E25];[$'FMFH SNAPSHOT'.L34])" office:value-type="float" office:value="0" calcext:value-type="float">
            <text:p>0</text:p>
          </table:table-cell>
          <table:table-cell table:style-name="ce98" table:formula="of:=PRODUCT([.E25];[$'FMFH SNAPSHOT'.M34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25];[.B25])" office:value-type="float" office:value="0" calcext:value-type="float">
            <text:p>0</text:p>
          </table:table-cell>
          <table:table-cell table:style-name="ce110" table:formula="of:=PRODUCT([.AA25];[.C25])" office:value-type="float" office:value="0" calcext:value-type="float">
            <text:p>0</text:p>
          </table:table-cell>
          <table:table-cell table:style-name="ce110" table:formula="of:=PRODUCT([.AB25];[.D25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7-11" calcext:value-type="date">
            <text:p>11-Jul-2022</text:p>
          </table:table-cell>
          <table:table-cell table:style-name="ce83" table:formula="of:=[$SUMMARY.B27]" office:value-type="float" office:value="0" calcext:value-type="float">
            <text:p>0</text:p>
          </table:table-cell>
          <table:table-cell table:style-name="ce83" table:formula="of:=[$SUMMARY.C27]" office:value-type="float" office:value="0" calcext:value-type="float">
            <text:p>0</text:p>
          </table:table-cell>
          <table:table-cell table:style-name="ce83" table:formula="of:=[$SUMMARY.D27]" office:value-type="float" office:value="0" calcext:value-type="float">
            <text:p>0</text:p>
          </table:table-cell>
          <table:table-cell table:style-name="ce83" table:formula="of:=SUM([.U26:.W26])" office:value-type="float" office:value="0" calcext:value-type="float">
            <text:p>0</text:p>
          </table:table-cell>
          <table:table-cell table:style-name="ce83" table:formula="of:=PRODUCT([.E26];[$'FMFH SNAPSHOT'.B35])" office:value-type="float" office:value="0" calcext:value-type="float">
            <text:p>0</text:p>
          </table:table-cell>
          <table:table-cell table:style-name="ce83" table:formula="of:=PRODUCT([.E26];[$'FMFH SNAPSHOT'.C35])" office:value-type="float" office:value="0" calcext:value-type="float">
            <text:p>0</text:p>
          </table:table-cell>
          <table:table-cell table:style-name="ce83" table:formula="of:=PRODUCT([.E26];[$'FMFH SNAPSHOT'.D35])" office:value-type="float" office:value="0" calcext:value-type="float">
            <text:p>0</text:p>
          </table:table-cell>
          <table:table-cell table:style-name="ce83" table:formula="of:=PRODUCT([.E26];[$'FMFH SNAPSHOT'.E35])" office:value-type="float" office:value="0" calcext:value-type="float">
            <text:p>0</text:p>
          </table:table-cell>
          <table:table-cell table:style-name="ce94" table:formula="of:=PRODUCT([.E26];[$'FMFH SNAPSHOT'.F35])" office:value-type="float" office:value="0" calcext:value-type="float">
            <text:p>0</text:p>
          </table:table-cell>
          <table:table-cell table:style-name="ce98" table:formula="of:=PRODUCT([.E26];[$'FMFH SNAPSHOT'.G35])" office:value-type="float" office:value="0" calcext:value-type="float">
            <text:p>0</text:p>
          </table:table-cell>
          <table:table-cell table:style-name="ce98" table:formula="of:=PRODUCT([.E26];[$'FMFH SNAPSHOT'.H35])" office:value-type="float" office:value="0" calcext:value-type="float">
            <text:p>0</text:p>
          </table:table-cell>
          <table:table-cell table:style-name="ce98" table:formula="of:=PRODUCT([.E26];[$'FMFH SNAPSHOT'.I35])" office:value-type="float" office:value="0" calcext:value-type="float">
            <text:p>0</text:p>
          </table:table-cell>
          <table:table-cell table:style-name="ce98" table:formula="of:=PRODUCT([.E26];[$'FMFH SNAPSHOT'.J35])" office:value-type="float" office:value="0" calcext:value-type="float">
            <text:p>0</text:p>
          </table:table-cell>
          <table:table-cell table:style-name="ce98" table:formula="of:=PRODUCT([.E26];[$'FMFH SNAPSHOT'.K35])" office:value-type="float" office:value="0" calcext:value-type="float">
            <text:p>0</text:p>
          </table:table-cell>
          <table:table-cell table:style-name="ce98" table:formula="of:=PRODUCT([.E26];[$'FMFH SNAPSHOT'.L35])" office:value-type="float" office:value="0" calcext:value-type="float">
            <text:p>0</text:p>
          </table:table-cell>
          <table:table-cell table:style-name="ce98" table:formula="of:=PRODUCT([.E26];[$'FMFH SNAPSHOT'.M35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26];[.B26])" office:value-type="float" office:value="0" calcext:value-type="float">
            <text:p>0</text:p>
          </table:table-cell>
          <table:table-cell table:style-name="ce110" table:formula="of:=PRODUCT([.AA26];[.C26])" office:value-type="float" office:value="0" calcext:value-type="float">
            <text:p>0</text:p>
          </table:table-cell>
          <table:table-cell table:style-name="ce110" table:formula="of:=PRODUCT([.AB26];[.D26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7-18" calcext:value-type="date">
            <text:p>18-Jul-2022</text:p>
          </table:table-cell>
          <table:table-cell table:style-name="ce83" table:formula="of:=[$SUMMARY.B28]" office:value-type="float" office:value="0" calcext:value-type="float">
            <text:p>0</text:p>
          </table:table-cell>
          <table:table-cell table:style-name="ce83" table:formula="of:=[$SUMMARY.C28]" office:value-type="float" office:value="0" calcext:value-type="float">
            <text:p>0</text:p>
          </table:table-cell>
          <table:table-cell table:style-name="ce83" table:formula="of:=[$SUMMARY.D28]" office:value-type="float" office:value="0" calcext:value-type="float">
            <text:p>0</text:p>
          </table:table-cell>
          <table:table-cell table:style-name="ce83" table:formula="of:=SUM([.U27:.W27])" office:value-type="float" office:value="0" calcext:value-type="float">
            <text:p>0</text:p>
          </table:table-cell>
          <table:table-cell table:style-name="ce83" table:formula="of:=PRODUCT([.E27];[$'FMFH SNAPSHOT'.B36])" office:value-type="float" office:value="0" calcext:value-type="float">
            <text:p>0</text:p>
          </table:table-cell>
          <table:table-cell table:style-name="ce83" table:formula="of:=PRODUCT([.E27];[$'FMFH SNAPSHOT'.C36])" office:value-type="float" office:value="0" calcext:value-type="float">
            <text:p>0</text:p>
          </table:table-cell>
          <table:table-cell table:style-name="ce83" table:formula="of:=PRODUCT([.E27];[$'FMFH SNAPSHOT'.D36])" office:value-type="float" office:value="0" calcext:value-type="float">
            <text:p>0</text:p>
          </table:table-cell>
          <table:table-cell table:style-name="ce83" table:formula="of:=PRODUCT([.E27];[$'FMFH SNAPSHOT'.E36])" office:value-type="float" office:value="0" calcext:value-type="float">
            <text:p>0</text:p>
          </table:table-cell>
          <table:table-cell table:style-name="ce94" table:formula="of:=PRODUCT([.E27];[$'FMFH SNAPSHOT'.F36])" office:value-type="float" office:value="0" calcext:value-type="float">
            <text:p>0</text:p>
          </table:table-cell>
          <table:table-cell table:style-name="ce98" table:formula="of:=PRODUCT([.E27];[$'FMFH SNAPSHOT'.G36])" office:value-type="float" office:value="0" calcext:value-type="float">
            <text:p>0</text:p>
          </table:table-cell>
          <table:table-cell table:style-name="ce98" table:formula="of:=PRODUCT([.E27];[$'FMFH SNAPSHOT'.H36])" office:value-type="float" office:value="0" calcext:value-type="float">
            <text:p>0</text:p>
          </table:table-cell>
          <table:table-cell table:style-name="ce98" table:formula="of:=PRODUCT([.E27];[$'FMFH SNAPSHOT'.I36])" office:value-type="float" office:value="0" calcext:value-type="float">
            <text:p>0</text:p>
          </table:table-cell>
          <table:table-cell table:style-name="ce98" table:formula="of:=PRODUCT([.E27];[$'FMFH SNAPSHOT'.J36])" office:value-type="float" office:value="0" calcext:value-type="float">
            <text:p>0</text:p>
          </table:table-cell>
          <table:table-cell table:style-name="ce98" table:formula="of:=PRODUCT([.E27];[$'FMFH SNAPSHOT'.K36])" office:value-type="float" office:value="0" calcext:value-type="float">
            <text:p>0</text:p>
          </table:table-cell>
          <table:table-cell table:style-name="ce98" table:formula="of:=PRODUCT([.E27];[$'FMFH SNAPSHOT'.L36])" office:value-type="float" office:value="0" calcext:value-type="float">
            <text:p>0</text:p>
          </table:table-cell>
          <table:table-cell table:style-name="ce98" table:formula="of:=PRODUCT([.E27];[$'FMFH SNAPSHOT'.M36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27];[.B27])" office:value-type="float" office:value="0" calcext:value-type="float">
            <text:p>0</text:p>
          </table:table-cell>
          <table:table-cell table:style-name="ce110" table:formula="of:=PRODUCT([.AA27];[.C27])" office:value-type="float" office:value="0" calcext:value-type="float">
            <text:p>0</text:p>
          </table:table-cell>
          <table:table-cell table:style-name="ce110" table:formula="of:=PRODUCT([.AB27];[.D27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7-25" calcext:value-type="date">
            <text:p>25-Jul-2022</text:p>
          </table:table-cell>
          <table:table-cell table:style-name="ce83" table:formula="of:=[$SUMMARY.B29]" office:value-type="float" office:value="0" calcext:value-type="float">
            <text:p>0</text:p>
          </table:table-cell>
          <table:table-cell table:style-name="ce83" table:formula="of:=[$SUMMARY.C29]" office:value-type="float" office:value="0" calcext:value-type="float">
            <text:p>0</text:p>
          </table:table-cell>
          <table:table-cell table:style-name="ce83" table:formula="of:=[$SUMMARY.D29]" office:value-type="float" office:value="0" calcext:value-type="float">
            <text:p>0</text:p>
          </table:table-cell>
          <table:table-cell table:style-name="ce83" table:formula="of:=SUM([.U28:.W28])" office:value-type="float" office:value="0" calcext:value-type="float">
            <text:p>0</text:p>
          </table:table-cell>
          <table:table-cell table:style-name="ce83" table:formula="of:=PRODUCT([.E28];[$'FMFH SNAPSHOT'.B37])" office:value-type="float" office:value="0" calcext:value-type="float">
            <text:p>0</text:p>
          </table:table-cell>
          <table:table-cell table:style-name="ce83" table:formula="of:=PRODUCT([.E28];[$'FMFH SNAPSHOT'.C37])" office:value-type="float" office:value="0" calcext:value-type="float">
            <text:p>0</text:p>
          </table:table-cell>
          <table:table-cell table:style-name="ce83" table:formula="of:=PRODUCT([.E28];[$'FMFH SNAPSHOT'.D37])" office:value-type="float" office:value="0" calcext:value-type="float">
            <text:p>0</text:p>
          </table:table-cell>
          <table:table-cell table:style-name="ce83" table:formula="of:=PRODUCT([.E28];[$'FMFH SNAPSHOT'.E37])" office:value-type="float" office:value="0" calcext:value-type="float">
            <text:p>0</text:p>
          </table:table-cell>
          <table:table-cell table:style-name="ce94" table:formula="of:=PRODUCT([.E28];[$'FMFH SNAPSHOT'.F37])" office:value-type="float" office:value="0" calcext:value-type="float">
            <text:p>0</text:p>
          </table:table-cell>
          <table:table-cell table:style-name="ce98" table:formula="of:=PRODUCT([.E28];[$'FMFH SNAPSHOT'.G37])" office:value-type="float" office:value="0" calcext:value-type="float">
            <text:p>0</text:p>
          </table:table-cell>
          <table:table-cell table:style-name="ce98" table:formula="of:=PRODUCT([.E28];[$'FMFH SNAPSHOT'.H37])" office:value-type="float" office:value="0" calcext:value-type="float">
            <text:p>0</text:p>
          </table:table-cell>
          <table:table-cell table:style-name="ce98" table:formula="of:=PRODUCT([.E28];[$'FMFH SNAPSHOT'.I37])" office:value-type="float" office:value="0" calcext:value-type="float">
            <text:p>0</text:p>
          </table:table-cell>
          <table:table-cell table:style-name="ce98" table:formula="of:=PRODUCT([.E28];[$'FMFH SNAPSHOT'.J37])" office:value-type="float" office:value="0" calcext:value-type="float">
            <text:p>0</text:p>
          </table:table-cell>
          <table:table-cell table:style-name="ce98" table:formula="of:=PRODUCT([.E28];[$'FMFH SNAPSHOT'.K37])" office:value-type="float" office:value="0" calcext:value-type="float">
            <text:p>0</text:p>
          </table:table-cell>
          <table:table-cell table:style-name="ce98" table:formula="of:=PRODUCT([.E28];[$'FMFH SNAPSHOT'.L37])" office:value-type="float" office:value="0" calcext:value-type="float">
            <text:p>0</text:p>
          </table:table-cell>
          <table:table-cell table:style-name="ce98" table:formula="of:=PRODUCT([.E28];[$'FMFH SNAPSHOT'.M37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28];[.B28])" office:value-type="float" office:value="0" calcext:value-type="float">
            <text:p>0</text:p>
          </table:table-cell>
          <table:table-cell table:style-name="ce110" table:formula="of:=PRODUCT([.AA28];[.C28])" office:value-type="float" office:value="0" calcext:value-type="float">
            <text:p>0</text:p>
          </table:table-cell>
          <table:table-cell table:style-name="ce110" table:formula="of:=PRODUCT([.AB28];[.D28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8-01" calcext:value-type="date">
            <text:p>1-Aug-2022</text:p>
          </table:table-cell>
          <table:table-cell table:style-name="ce83" table:formula="of:=[$SUMMARY.B30]" office:value-type="float" office:value="0" calcext:value-type="float">
            <text:p>0</text:p>
          </table:table-cell>
          <table:table-cell table:style-name="ce83" table:formula="of:=[$SUMMARY.C30]" office:value-type="float" office:value="0" calcext:value-type="float">
            <text:p>0</text:p>
          </table:table-cell>
          <table:table-cell table:style-name="ce83" table:formula="of:=[$SUMMARY.D30]" office:value-type="float" office:value="0" calcext:value-type="float">
            <text:p>0</text:p>
          </table:table-cell>
          <table:table-cell table:style-name="ce83" table:formula="of:=SUM([.U29:.W29])" office:value-type="float" office:value="0" calcext:value-type="float">
            <text:p>0</text:p>
          </table:table-cell>
          <table:table-cell table:style-name="ce83" table:formula="of:=PRODUCT([.E29];[$'FMFH SNAPSHOT'.B38])" office:value-type="float" office:value="0" calcext:value-type="float">
            <text:p>0</text:p>
          </table:table-cell>
          <table:table-cell table:style-name="ce83" table:formula="of:=PRODUCT([.E29];[$'FMFH SNAPSHOT'.C38])" office:value-type="float" office:value="0" calcext:value-type="float">
            <text:p>0</text:p>
          </table:table-cell>
          <table:table-cell table:style-name="ce83" table:formula="of:=PRODUCT([.E29];[$'FMFH SNAPSHOT'.D38])" office:value-type="float" office:value="0" calcext:value-type="float">
            <text:p>0</text:p>
          </table:table-cell>
          <table:table-cell table:style-name="ce83" table:formula="of:=PRODUCT([.E29];[$'FMFH SNAPSHOT'.E38])" office:value-type="float" office:value="0" calcext:value-type="float">
            <text:p>0</text:p>
          </table:table-cell>
          <table:table-cell table:style-name="ce94" table:formula="of:=PRODUCT([.E29];[$'FMFH SNAPSHOT'.F38])" office:value-type="float" office:value="0" calcext:value-type="float">
            <text:p>0</text:p>
          </table:table-cell>
          <table:table-cell table:style-name="ce98" table:formula="of:=PRODUCT([.E29];[$'FMFH SNAPSHOT'.G38])" office:value-type="float" office:value="0" calcext:value-type="float">
            <text:p>0</text:p>
          </table:table-cell>
          <table:table-cell table:style-name="ce98" table:formula="of:=PRODUCT([.E29];[$'FMFH SNAPSHOT'.H38])" office:value-type="float" office:value="0" calcext:value-type="float">
            <text:p>0</text:p>
          </table:table-cell>
          <table:table-cell table:style-name="ce98" table:formula="of:=PRODUCT([.E29];[$'FMFH SNAPSHOT'.I38])" office:value-type="float" office:value="0" calcext:value-type="float">
            <text:p>0</text:p>
          </table:table-cell>
          <table:table-cell table:style-name="ce98" table:formula="of:=PRODUCT([.E29];[$'FMFH SNAPSHOT'.J38])" office:value-type="float" office:value="0" calcext:value-type="float">
            <text:p>0</text:p>
          </table:table-cell>
          <table:table-cell table:style-name="ce98" table:formula="of:=PRODUCT([.E29];[$'FMFH SNAPSHOT'.K38])" office:value-type="float" office:value="0" calcext:value-type="float">
            <text:p>0</text:p>
          </table:table-cell>
          <table:table-cell table:style-name="ce98" table:formula="of:=PRODUCT([.E29];[$'FMFH SNAPSHOT'.L38])" office:value-type="float" office:value="0" calcext:value-type="float">
            <text:p>0</text:p>
          </table:table-cell>
          <table:table-cell table:style-name="ce98" table:formula="of:=PRODUCT([.E29];[$'FMFH SNAPSHOT'.M38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29];[.B29])" office:value-type="float" office:value="0" calcext:value-type="float">
            <text:p>0</text:p>
          </table:table-cell>
          <table:table-cell table:style-name="ce110" table:formula="of:=PRODUCT([.AA29];[.C29])" office:value-type="float" office:value="0" calcext:value-type="float">
            <text:p>0</text:p>
          </table:table-cell>
          <table:table-cell table:style-name="ce110" table:formula="of:=PRODUCT([.AB29];[.D29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8-08" calcext:value-type="date">
            <text:p>8-Aug-2022</text:p>
          </table:table-cell>
          <table:table-cell table:style-name="ce83" table:formula="of:=[$SUMMARY.B31]" office:value-type="float" office:value="0" calcext:value-type="float">
            <text:p>0</text:p>
          </table:table-cell>
          <table:table-cell table:style-name="ce83" table:formula="of:=[$SUMMARY.C31]" office:value-type="float" office:value="0" calcext:value-type="float">
            <text:p>0</text:p>
          </table:table-cell>
          <table:table-cell table:style-name="ce83" table:formula="of:=[$SUMMARY.D31]" office:value-type="float" office:value="0" calcext:value-type="float">
            <text:p>0</text:p>
          </table:table-cell>
          <table:table-cell table:style-name="ce83" table:formula="of:=SUM([.U30:.W30])" office:value-type="float" office:value="0" calcext:value-type="float">
            <text:p>0</text:p>
          </table:table-cell>
          <table:table-cell table:style-name="ce83" table:formula="of:=PRODUCT([.E30];[$'FMFH SNAPSHOT'.B39])" office:value-type="float" office:value="0" calcext:value-type="float">
            <text:p>0</text:p>
          </table:table-cell>
          <table:table-cell table:style-name="ce83" table:formula="of:=PRODUCT([.E30];[$'FMFH SNAPSHOT'.C39])" office:value-type="float" office:value="0" calcext:value-type="float">
            <text:p>0</text:p>
          </table:table-cell>
          <table:table-cell table:style-name="ce83" table:formula="of:=PRODUCT([.E30];[$'FMFH SNAPSHOT'.D39])" office:value-type="float" office:value="0" calcext:value-type="float">
            <text:p>0</text:p>
          </table:table-cell>
          <table:table-cell table:style-name="ce83" table:formula="of:=PRODUCT([.E30];[$'FMFH SNAPSHOT'.E39])" office:value-type="float" office:value="0" calcext:value-type="float">
            <text:p>0</text:p>
          </table:table-cell>
          <table:table-cell table:style-name="ce94" table:formula="of:=PRODUCT([.E30];[$'FMFH SNAPSHOT'.F39])" office:value-type="float" office:value="0" calcext:value-type="float">
            <text:p>0</text:p>
          </table:table-cell>
          <table:table-cell table:style-name="ce98" table:formula="of:=PRODUCT([.E30];[$'FMFH SNAPSHOT'.G39])" office:value-type="float" office:value="0" calcext:value-type="float">
            <text:p>0</text:p>
          </table:table-cell>
          <table:table-cell table:style-name="ce98" table:formula="of:=PRODUCT([.E30];[$'FMFH SNAPSHOT'.H39])" office:value-type="float" office:value="0" calcext:value-type="float">
            <text:p>0</text:p>
          </table:table-cell>
          <table:table-cell table:style-name="ce98" table:formula="of:=PRODUCT([.E30];[$'FMFH SNAPSHOT'.I39])" office:value-type="float" office:value="0" calcext:value-type="float">
            <text:p>0</text:p>
          </table:table-cell>
          <table:table-cell table:style-name="ce98" table:formula="of:=PRODUCT([.E30];[$'FMFH SNAPSHOT'.J39])" office:value-type="float" office:value="0" calcext:value-type="float">
            <text:p>0</text:p>
          </table:table-cell>
          <table:table-cell table:style-name="ce98" table:formula="of:=PRODUCT([.E30];[$'FMFH SNAPSHOT'.K39])" office:value-type="float" office:value="0" calcext:value-type="float">
            <text:p>0</text:p>
          </table:table-cell>
          <table:table-cell table:style-name="ce98" table:formula="of:=PRODUCT([.E30];[$'FMFH SNAPSHOT'.L39])" office:value-type="float" office:value="0" calcext:value-type="float">
            <text:p>0</text:p>
          </table:table-cell>
          <table:table-cell table:style-name="ce98" table:formula="of:=PRODUCT([.E30];[$'FMFH SNAPSHOT'.M39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30];[.B30])" office:value-type="float" office:value="0" calcext:value-type="float">
            <text:p>0</text:p>
          </table:table-cell>
          <table:table-cell table:style-name="ce110" table:formula="of:=PRODUCT([.AA30];[.C30])" office:value-type="float" office:value="0" calcext:value-type="float">
            <text:p>0</text:p>
          </table:table-cell>
          <table:table-cell table:style-name="ce110" table:formula="of:=PRODUCT([.AB30];[.D30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8-15" calcext:value-type="date">
            <text:p>15-Aug-2022</text:p>
          </table:table-cell>
          <table:table-cell table:style-name="ce83" table:formula="of:=[$SUMMARY.B32]" office:value-type="float" office:value="0" calcext:value-type="float">
            <text:p>0</text:p>
          </table:table-cell>
          <table:table-cell table:style-name="ce83" table:formula="of:=[$SUMMARY.C32]" office:value-type="float" office:value="0" calcext:value-type="float">
            <text:p>0</text:p>
          </table:table-cell>
          <table:table-cell table:style-name="ce83" table:formula="of:=[$SUMMARY.D32]" office:value-type="float" office:value="0" calcext:value-type="float">
            <text:p>0</text:p>
          </table:table-cell>
          <table:table-cell table:style-name="ce83" table:formula="of:=SUM([.U31:.W31])" office:value-type="float" office:value="0" calcext:value-type="float">
            <text:p>0</text:p>
          </table:table-cell>
          <table:table-cell table:style-name="ce83" table:formula="of:=PRODUCT([.E31];[$'FMFH SNAPSHOT'.B40])" office:value-type="float" office:value="0" calcext:value-type="float">
            <text:p>0</text:p>
          </table:table-cell>
          <table:table-cell table:style-name="ce83" table:formula="of:=PRODUCT([.E31];[$'FMFH SNAPSHOT'.C40])" office:value-type="float" office:value="0" calcext:value-type="float">
            <text:p>0</text:p>
          </table:table-cell>
          <table:table-cell table:style-name="ce83" table:formula="of:=PRODUCT([.E31];[$'FMFH SNAPSHOT'.D40])" office:value-type="float" office:value="0" calcext:value-type="float">
            <text:p>0</text:p>
          </table:table-cell>
          <table:table-cell table:style-name="ce83" table:formula="of:=PRODUCT([.E31];[$'FMFH SNAPSHOT'.E40])" office:value-type="float" office:value="0" calcext:value-type="float">
            <text:p>0</text:p>
          </table:table-cell>
          <table:table-cell table:style-name="ce94" table:formula="of:=PRODUCT([.E31];[$'FMFH SNAPSHOT'.F40])" office:value-type="float" office:value="0" calcext:value-type="float">
            <text:p>0</text:p>
          </table:table-cell>
          <table:table-cell table:style-name="ce98" table:formula="of:=PRODUCT([.E31];[$'FMFH SNAPSHOT'.G40])" office:value-type="float" office:value="0" calcext:value-type="float">
            <text:p>0</text:p>
          </table:table-cell>
          <table:table-cell table:style-name="ce98" table:formula="of:=PRODUCT([.E31];[$'FMFH SNAPSHOT'.H40])" office:value-type="float" office:value="0" calcext:value-type="float">
            <text:p>0</text:p>
          </table:table-cell>
          <table:table-cell table:style-name="ce98" table:formula="of:=PRODUCT([.E31];[$'FMFH SNAPSHOT'.I40])" office:value-type="float" office:value="0" calcext:value-type="float">
            <text:p>0</text:p>
          </table:table-cell>
          <table:table-cell table:style-name="ce98" table:formula="of:=PRODUCT([.E31];[$'FMFH SNAPSHOT'.J40])" office:value-type="float" office:value="0" calcext:value-type="float">
            <text:p>0</text:p>
          </table:table-cell>
          <table:table-cell table:style-name="ce98" table:formula="of:=PRODUCT([.E31];[$'FMFH SNAPSHOT'.K40])" office:value-type="float" office:value="0" calcext:value-type="float">
            <text:p>0</text:p>
          </table:table-cell>
          <table:table-cell table:style-name="ce98" table:formula="of:=PRODUCT([.E31];[$'FMFH SNAPSHOT'.L40])" office:value-type="float" office:value="0" calcext:value-type="float">
            <text:p>0</text:p>
          </table:table-cell>
          <table:table-cell table:style-name="ce98" table:formula="of:=PRODUCT([.E31];[$'FMFH SNAPSHOT'.M40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31];[.B31])" office:value-type="float" office:value="0" calcext:value-type="float">
            <text:p>0</text:p>
          </table:table-cell>
          <table:table-cell table:style-name="ce110" table:formula="of:=PRODUCT([.AA31];[.C31])" office:value-type="float" office:value="0" calcext:value-type="float">
            <text:p>0</text:p>
          </table:table-cell>
          <table:table-cell table:style-name="ce110" table:formula="of:=PRODUCT([.AB31];[.D31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8-22" calcext:value-type="date">
            <text:p>22-Aug-2022</text:p>
          </table:table-cell>
          <table:table-cell table:style-name="ce83" table:formula="of:=[$SUMMARY.B33]" office:value-type="float" office:value="0" calcext:value-type="float">
            <text:p>0</text:p>
          </table:table-cell>
          <table:table-cell table:style-name="ce83" table:formula="of:=[$SUMMARY.C33]" office:value-type="float" office:value="0" calcext:value-type="float">
            <text:p>0</text:p>
          </table:table-cell>
          <table:table-cell table:style-name="ce83" table:formula="of:=[$SUMMARY.D33]" office:value-type="float" office:value="0" calcext:value-type="float">
            <text:p>0</text:p>
          </table:table-cell>
          <table:table-cell table:style-name="ce83" table:formula="of:=SUM([.U32:.W32])" office:value-type="float" office:value="0" calcext:value-type="float">
            <text:p>0</text:p>
          </table:table-cell>
          <table:table-cell table:style-name="ce83" table:formula="of:=PRODUCT([.E32];[$'FMFH SNAPSHOT'.B41])" office:value-type="float" office:value="0" calcext:value-type="float">
            <text:p>0</text:p>
          </table:table-cell>
          <table:table-cell table:style-name="ce83" table:formula="of:=PRODUCT([.E32];[$'FMFH SNAPSHOT'.C41])" office:value-type="float" office:value="0" calcext:value-type="float">
            <text:p>0</text:p>
          </table:table-cell>
          <table:table-cell table:style-name="ce83" table:formula="of:=PRODUCT([.E32];[$'FMFH SNAPSHOT'.D41])" office:value-type="float" office:value="0" calcext:value-type="float">
            <text:p>0</text:p>
          </table:table-cell>
          <table:table-cell table:style-name="ce83" table:formula="of:=PRODUCT([.E32];[$'FMFH SNAPSHOT'.E41])" office:value-type="float" office:value="0" calcext:value-type="float">
            <text:p>0</text:p>
          </table:table-cell>
          <table:table-cell table:style-name="ce94" table:formula="of:=PRODUCT([.E32];[$'FMFH SNAPSHOT'.F41])" office:value-type="float" office:value="0" calcext:value-type="float">
            <text:p>0</text:p>
          </table:table-cell>
          <table:table-cell table:style-name="ce98" table:formula="of:=PRODUCT([.E32];[$'FMFH SNAPSHOT'.G41])" office:value-type="float" office:value="0" calcext:value-type="float">
            <text:p>0</text:p>
          </table:table-cell>
          <table:table-cell table:style-name="ce98" table:formula="of:=PRODUCT([.E32];[$'FMFH SNAPSHOT'.H41])" office:value-type="float" office:value="0" calcext:value-type="float">
            <text:p>0</text:p>
          </table:table-cell>
          <table:table-cell table:style-name="ce98" table:formula="of:=PRODUCT([.E32];[$'FMFH SNAPSHOT'.I41])" office:value-type="float" office:value="0" calcext:value-type="float">
            <text:p>0</text:p>
          </table:table-cell>
          <table:table-cell table:style-name="ce98" table:formula="of:=PRODUCT([.E32];[$'FMFH SNAPSHOT'.J41])" office:value-type="float" office:value="0" calcext:value-type="float">
            <text:p>0</text:p>
          </table:table-cell>
          <table:table-cell table:style-name="ce98" table:formula="of:=PRODUCT([.E32];[$'FMFH SNAPSHOT'.K41])" office:value-type="float" office:value="0" calcext:value-type="float">
            <text:p>0</text:p>
          </table:table-cell>
          <table:table-cell table:style-name="ce98" table:formula="of:=PRODUCT([.E32];[$'FMFH SNAPSHOT'.L41])" office:value-type="float" office:value="0" calcext:value-type="float">
            <text:p>0</text:p>
          </table:table-cell>
          <table:table-cell table:style-name="ce98" table:formula="of:=PRODUCT([.E32];[$'FMFH SNAPSHOT'.M41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32];[.B32])" office:value-type="float" office:value="0" calcext:value-type="float">
            <text:p>0</text:p>
          </table:table-cell>
          <table:table-cell table:style-name="ce110" table:formula="of:=PRODUCT([.AA32];[.C32])" office:value-type="float" office:value="0" calcext:value-type="float">
            <text:p>0</text:p>
          </table:table-cell>
          <table:table-cell table:style-name="ce110" table:formula="of:=PRODUCT([.AB32];[.D32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8-29" calcext:value-type="date">
            <text:p>29-Aug-2022</text:p>
          </table:table-cell>
          <table:table-cell table:style-name="ce83" table:formula="of:=[$SUMMARY.B34]" office:value-type="float" office:value="0" calcext:value-type="float">
            <text:p>0</text:p>
          </table:table-cell>
          <table:table-cell table:style-name="ce83" table:formula="of:=[$SUMMARY.C34]" office:value-type="float" office:value="0" calcext:value-type="float">
            <text:p>0</text:p>
          </table:table-cell>
          <table:table-cell table:style-name="ce83" table:formula="of:=[$SUMMARY.D34]" office:value-type="float" office:value="0" calcext:value-type="float">
            <text:p>0</text:p>
          </table:table-cell>
          <table:table-cell table:style-name="ce83" table:formula="of:=SUM([.U33:.W33])" office:value-type="float" office:value="0" calcext:value-type="float">
            <text:p>0</text:p>
          </table:table-cell>
          <table:table-cell table:style-name="ce83" table:formula="of:=PRODUCT([.E33];[$'FMFH SNAPSHOT'.B42])" office:value-type="float" office:value="0" calcext:value-type="float">
            <text:p>0</text:p>
          </table:table-cell>
          <table:table-cell table:style-name="ce83" table:formula="of:=PRODUCT([.E33];[$'FMFH SNAPSHOT'.C42])" office:value-type="float" office:value="0" calcext:value-type="float">
            <text:p>0</text:p>
          </table:table-cell>
          <table:table-cell table:style-name="ce83" table:formula="of:=PRODUCT([.E33];[$'FMFH SNAPSHOT'.D42])" office:value-type="float" office:value="0" calcext:value-type="float">
            <text:p>0</text:p>
          </table:table-cell>
          <table:table-cell table:style-name="ce83" table:formula="of:=PRODUCT([.E33];[$'FMFH SNAPSHOT'.E42])" office:value-type="float" office:value="0" calcext:value-type="float">
            <text:p>0</text:p>
          </table:table-cell>
          <table:table-cell table:style-name="ce94" table:formula="of:=PRODUCT([.E33];[$'FMFH SNAPSHOT'.F42])" office:value-type="float" office:value="0" calcext:value-type="float">
            <text:p>0</text:p>
          </table:table-cell>
          <table:table-cell table:style-name="ce98" table:formula="of:=PRODUCT([.E33];[$'FMFH SNAPSHOT'.G42])" office:value-type="float" office:value="0" calcext:value-type="float">
            <text:p>0</text:p>
          </table:table-cell>
          <table:table-cell table:style-name="ce98" table:formula="of:=PRODUCT([.E33];[$'FMFH SNAPSHOT'.H42])" office:value-type="float" office:value="0" calcext:value-type="float">
            <text:p>0</text:p>
          </table:table-cell>
          <table:table-cell table:style-name="ce98" table:formula="of:=PRODUCT([.E33];[$'FMFH SNAPSHOT'.I42])" office:value-type="float" office:value="0" calcext:value-type="float">
            <text:p>0</text:p>
          </table:table-cell>
          <table:table-cell table:style-name="ce98" table:formula="of:=PRODUCT([.E33];[$'FMFH SNAPSHOT'.J42])" office:value-type="float" office:value="0" calcext:value-type="float">
            <text:p>0</text:p>
          </table:table-cell>
          <table:table-cell table:style-name="ce98" table:formula="of:=PRODUCT([.E33];[$'FMFH SNAPSHOT'.K42])" office:value-type="float" office:value="0" calcext:value-type="float">
            <text:p>0</text:p>
          </table:table-cell>
          <table:table-cell table:style-name="ce98" table:formula="of:=PRODUCT([.E33];[$'FMFH SNAPSHOT'.L42])" office:value-type="float" office:value="0" calcext:value-type="float">
            <text:p>0</text:p>
          </table:table-cell>
          <table:table-cell table:style-name="ce98" table:formula="of:=PRODUCT([.E33];[$'FMFH SNAPSHOT'.M42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33];[.B33])" office:value-type="float" office:value="0" calcext:value-type="float">
            <text:p>0</text:p>
          </table:table-cell>
          <table:table-cell table:style-name="ce110" table:formula="of:=PRODUCT([.AA33];[.C33])" office:value-type="float" office:value="0" calcext:value-type="float">
            <text:p>0</text:p>
          </table:table-cell>
          <table:table-cell table:style-name="ce110" table:formula="of:=PRODUCT([.AB33];[.D33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9-05" calcext:value-type="date">
            <text:p>5-Sep-2022</text:p>
          </table:table-cell>
          <table:table-cell table:style-name="ce83" table:formula="of:=[$SUMMARY.B35]" office:value-type="float" office:value="0" calcext:value-type="float">
            <text:p>0</text:p>
          </table:table-cell>
          <table:table-cell table:style-name="ce83" table:formula="of:=[$SUMMARY.C35]" office:value-type="float" office:value="0" calcext:value-type="float">
            <text:p>0</text:p>
          </table:table-cell>
          <table:table-cell table:style-name="ce83" table:formula="of:=[$SUMMARY.D35]" office:value-type="float" office:value="0" calcext:value-type="float">
            <text:p>0</text:p>
          </table:table-cell>
          <table:table-cell table:style-name="ce83" table:formula="of:=SUM([.U34:.W34])" office:value-type="float" office:value="0" calcext:value-type="float">
            <text:p>0</text:p>
          </table:table-cell>
          <table:table-cell table:style-name="ce83" table:formula="of:=PRODUCT([.E34];[$'FMFH SNAPSHOT'.B43])" office:value-type="float" office:value="0" calcext:value-type="float">
            <text:p>0</text:p>
          </table:table-cell>
          <table:table-cell table:style-name="ce83" table:formula="of:=PRODUCT([.E34];[$'FMFH SNAPSHOT'.C43])" office:value-type="float" office:value="0" calcext:value-type="float">
            <text:p>0</text:p>
          </table:table-cell>
          <table:table-cell table:style-name="ce83" table:formula="of:=PRODUCT([.E34];[$'FMFH SNAPSHOT'.D43])" office:value-type="float" office:value="0" calcext:value-type="float">
            <text:p>0</text:p>
          </table:table-cell>
          <table:table-cell table:style-name="ce83" table:formula="of:=PRODUCT([.E34];[$'FMFH SNAPSHOT'.E43])" office:value-type="float" office:value="0" calcext:value-type="float">
            <text:p>0</text:p>
          </table:table-cell>
          <table:table-cell table:style-name="ce94" table:formula="of:=PRODUCT([.E34];[$'FMFH SNAPSHOT'.F43])" office:value-type="float" office:value="0" calcext:value-type="float">
            <text:p>0</text:p>
          </table:table-cell>
          <table:table-cell table:style-name="ce98" table:formula="of:=PRODUCT([.E34];[$'FMFH SNAPSHOT'.G43])" office:value-type="float" office:value="0" calcext:value-type="float">
            <text:p>0</text:p>
          </table:table-cell>
          <table:table-cell table:style-name="ce98" table:formula="of:=PRODUCT([.E34];[$'FMFH SNAPSHOT'.H43])" office:value-type="float" office:value="0" calcext:value-type="float">
            <text:p>0</text:p>
          </table:table-cell>
          <table:table-cell table:style-name="ce98" table:formula="of:=PRODUCT([.E34];[$'FMFH SNAPSHOT'.I43])" office:value-type="float" office:value="0" calcext:value-type="float">
            <text:p>0</text:p>
          </table:table-cell>
          <table:table-cell table:style-name="ce98" table:formula="of:=PRODUCT([.E34];[$'FMFH SNAPSHOT'.J43])" office:value-type="float" office:value="0" calcext:value-type="float">
            <text:p>0</text:p>
          </table:table-cell>
          <table:table-cell table:style-name="ce98" table:formula="of:=PRODUCT([.E34];[$'FMFH SNAPSHOT'.K43])" office:value-type="float" office:value="0" calcext:value-type="float">
            <text:p>0</text:p>
          </table:table-cell>
          <table:table-cell table:style-name="ce98" table:formula="of:=PRODUCT([.E34];[$'FMFH SNAPSHOT'.L43])" office:value-type="float" office:value="0" calcext:value-type="float">
            <text:p>0</text:p>
          </table:table-cell>
          <table:table-cell table:style-name="ce98" table:formula="of:=PRODUCT([.E34];[$'FMFH SNAPSHOT'.M43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34];[.B34])" office:value-type="float" office:value="0" calcext:value-type="float">
            <text:p>0</text:p>
          </table:table-cell>
          <table:table-cell table:style-name="ce110" table:formula="of:=PRODUCT([.AA34];[.C34])" office:value-type="float" office:value="0" calcext:value-type="float">
            <text:p>0</text:p>
          </table:table-cell>
          <table:table-cell table:style-name="ce110" table:formula="of:=PRODUCT([.AB34];[.D34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9-12" calcext:value-type="date">
            <text:p>12-Sep-2022</text:p>
          </table:table-cell>
          <table:table-cell table:style-name="ce83" table:formula="of:=[$SUMMARY.B36]" office:value-type="float" office:value="0" calcext:value-type="float">
            <text:p>0</text:p>
          </table:table-cell>
          <table:table-cell table:style-name="ce83" table:formula="of:=[$SUMMARY.C36]" office:value-type="float" office:value="0" calcext:value-type="float">
            <text:p>0</text:p>
          </table:table-cell>
          <table:table-cell table:style-name="ce83" table:formula="of:=[$SUMMARY.D36]" office:value-type="float" office:value="0" calcext:value-type="float">
            <text:p>0</text:p>
          </table:table-cell>
          <table:table-cell table:style-name="ce83" table:formula="of:=SUM([.U35:.W35])" office:value-type="float" office:value="0" calcext:value-type="float">
            <text:p>0</text:p>
          </table:table-cell>
          <table:table-cell table:style-name="ce83" table:formula="of:=PRODUCT([.E35];[$'FMFH SNAPSHOT'.B44])" office:value-type="float" office:value="0" calcext:value-type="float">
            <text:p>0</text:p>
          </table:table-cell>
          <table:table-cell table:style-name="ce83" table:formula="of:=PRODUCT([.E35];[$'FMFH SNAPSHOT'.C44])" office:value-type="float" office:value="0" calcext:value-type="float">
            <text:p>0</text:p>
          </table:table-cell>
          <table:table-cell table:style-name="ce83" table:formula="of:=PRODUCT([.E35];[$'FMFH SNAPSHOT'.D44])" office:value-type="float" office:value="0" calcext:value-type="float">
            <text:p>0</text:p>
          </table:table-cell>
          <table:table-cell table:style-name="ce83" table:formula="of:=PRODUCT([.E35];[$'FMFH SNAPSHOT'.E44])" office:value-type="float" office:value="0" calcext:value-type="float">
            <text:p>0</text:p>
          </table:table-cell>
          <table:table-cell table:style-name="ce94" table:formula="of:=PRODUCT([.E35];[$'FMFH SNAPSHOT'.F44])" office:value-type="float" office:value="0" calcext:value-type="float">
            <text:p>0</text:p>
          </table:table-cell>
          <table:table-cell table:style-name="ce98" table:formula="of:=PRODUCT([.E35];[$'FMFH SNAPSHOT'.G44])" office:value-type="float" office:value="0" calcext:value-type="float">
            <text:p>0</text:p>
          </table:table-cell>
          <table:table-cell table:style-name="ce98" table:formula="of:=PRODUCT([.E35];[$'FMFH SNAPSHOT'.H44])" office:value-type="float" office:value="0" calcext:value-type="float">
            <text:p>0</text:p>
          </table:table-cell>
          <table:table-cell table:style-name="ce98" table:formula="of:=PRODUCT([.E35];[$'FMFH SNAPSHOT'.I44])" office:value-type="float" office:value="0" calcext:value-type="float">
            <text:p>0</text:p>
          </table:table-cell>
          <table:table-cell table:style-name="ce98" table:formula="of:=PRODUCT([.E35];[$'FMFH SNAPSHOT'.J44])" office:value-type="float" office:value="0" calcext:value-type="float">
            <text:p>0</text:p>
          </table:table-cell>
          <table:table-cell table:style-name="ce98" table:formula="of:=PRODUCT([.E35];[$'FMFH SNAPSHOT'.K44])" office:value-type="float" office:value="0" calcext:value-type="float">
            <text:p>0</text:p>
          </table:table-cell>
          <table:table-cell table:style-name="ce98" table:formula="of:=PRODUCT([.E35];[$'FMFH SNAPSHOT'.L44])" office:value-type="float" office:value="0" calcext:value-type="float">
            <text:p>0</text:p>
          </table:table-cell>
          <table:table-cell table:style-name="ce98" table:formula="of:=PRODUCT([.E35];[$'FMFH SNAPSHOT'.M44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35];[.B35])" office:value-type="float" office:value="0" calcext:value-type="float">
            <text:p>0</text:p>
          </table:table-cell>
          <table:table-cell table:style-name="ce110" table:formula="of:=PRODUCT([.AA35];[.C35])" office:value-type="float" office:value="0" calcext:value-type="float">
            <text:p>0</text:p>
          </table:table-cell>
          <table:table-cell table:style-name="ce110" table:formula="of:=PRODUCT([.AB35];[.D35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9-19" calcext:value-type="date">
            <text:p>19-Sep-2022</text:p>
          </table:table-cell>
          <table:table-cell table:style-name="ce83" table:formula="of:=[$SUMMARY.B37]" office:value-type="float" office:value="0" calcext:value-type="float">
            <text:p>0</text:p>
          </table:table-cell>
          <table:table-cell table:style-name="ce83" table:formula="of:=[$SUMMARY.C37]" office:value-type="float" office:value="0" calcext:value-type="float">
            <text:p>0</text:p>
          </table:table-cell>
          <table:table-cell table:style-name="ce83" table:formula="of:=[$SUMMARY.D37]" office:value-type="float" office:value="0" calcext:value-type="float">
            <text:p>0</text:p>
          </table:table-cell>
          <table:table-cell table:style-name="ce83" table:formula="of:=SUM([.U36:.W36])" office:value-type="float" office:value="0" calcext:value-type="float">
            <text:p>0</text:p>
          </table:table-cell>
          <table:table-cell table:style-name="ce83" table:formula="of:=PRODUCT([.E36];[$'FMFH SNAPSHOT'.B45])" office:value-type="float" office:value="0" calcext:value-type="float">
            <text:p>0</text:p>
          </table:table-cell>
          <table:table-cell table:style-name="ce83" table:formula="of:=PRODUCT([.E36];[$'FMFH SNAPSHOT'.C45])" office:value-type="float" office:value="0" calcext:value-type="float">
            <text:p>0</text:p>
          </table:table-cell>
          <table:table-cell table:style-name="ce83" table:formula="of:=PRODUCT([.E36];[$'FMFH SNAPSHOT'.D45])" office:value-type="float" office:value="0" calcext:value-type="float">
            <text:p>0</text:p>
          </table:table-cell>
          <table:table-cell table:style-name="ce83" table:formula="of:=PRODUCT([.E36];[$'FMFH SNAPSHOT'.E45])" office:value-type="float" office:value="0" calcext:value-type="float">
            <text:p>0</text:p>
          </table:table-cell>
          <table:table-cell table:style-name="ce94" table:formula="of:=PRODUCT([.E36];[$'FMFH SNAPSHOT'.F45])" office:value-type="float" office:value="0" calcext:value-type="float">
            <text:p>0</text:p>
          </table:table-cell>
          <table:table-cell table:style-name="ce98" table:formula="of:=PRODUCT([.E36];[$'FMFH SNAPSHOT'.G45])" office:value-type="float" office:value="0" calcext:value-type="float">
            <text:p>0</text:p>
          </table:table-cell>
          <table:table-cell table:style-name="ce98" table:formula="of:=PRODUCT([.E36];[$'FMFH SNAPSHOT'.H45])" office:value-type="float" office:value="0" calcext:value-type="float">
            <text:p>0</text:p>
          </table:table-cell>
          <table:table-cell table:style-name="ce98" table:formula="of:=PRODUCT([.E36];[$'FMFH SNAPSHOT'.I45])" office:value-type="float" office:value="0" calcext:value-type="float">
            <text:p>0</text:p>
          </table:table-cell>
          <table:table-cell table:style-name="ce98" table:formula="of:=PRODUCT([.E36];[$'FMFH SNAPSHOT'.J45])" office:value-type="float" office:value="0" calcext:value-type="float">
            <text:p>0</text:p>
          </table:table-cell>
          <table:table-cell table:style-name="ce98" table:formula="of:=PRODUCT([.E36];[$'FMFH SNAPSHOT'.K45])" office:value-type="float" office:value="0" calcext:value-type="float">
            <text:p>0</text:p>
          </table:table-cell>
          <table:table-cell table:style-name="ce98" table:formula="of:=PRODUCT([.E36];[$'FMFH SNAPSHOT'.L45])" office:value-type="float" office:value="0" calcext:value-type="float">
            <text:p>0</text:p>
          </table:table-cell>
          <table:table-cell table:style-name="ce98" table:formula="of:=PRODUCT([.E36];[$'FMFH SNAPSHOT'.M45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36];[.B36])" office:value-type="float" office:value="0" calcext:value-type="float">
            <text:p>0</text:p>
          </table:table-cell>
          <table:table-cell table:style-name="ce110" table:formula="of:=PRODUCT([.AA36];[.C36])" office:value-type="float" office:value="0" calcext:value-type="float">
            <text:p>0</text:p>
          </table:table-cell>
          <table:table-cell table:style-name="ce110" table:formula="of:=PRODUCT([.AB36];[.D36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09-26" calcext:value-type="date">
            <text:p>26-Sep-2022</text:p>
          </table:table-cell>
          <table:table-cell table:style-name="ce83" table:formula="of:=[$SUMMARY.B38]" office:value-type="float" office:value="0" calcext:value-type="float">
            <text:p>0</text:p>
          </table:table-cell>
          <table:table-cell table:style-name="ce83" table:formula="of:=[$SUMMARY.C38]" office:value-type="float" office:value="0" calcext:value-type="float">
            <text:p>0</text:p>
          </table:table-cell>
          <table:table-cell table:style-name="ce83" table:formula="of:=[$SUMMARY.D38]" office:value-type="float" office:value="0" calcext:value-type="float">
            <text:p>0</text:p>
          </table:table-cell>
          <table:table-cell table:style-name="ce83" table:formula="of:=SUM([.U37:.W37])" office:value-type="float" office:value="0" calcext:value-type="float">
            <text:p>0</text:p>
          </table:table-cell>
          <table:table-cell table:style-name="ce83" table:formula="of:=PRODUCT([.E37];[$'FMFH SNAPSHOT'.B46])" office:value-type="float" office:value="0" calcext:value-type="float">
            <text:p>0</text:p>
          </table:table-cell>
          <table:table-cell table:style-name="ce83" table:formula="of:=PRODUCT([.E37];[$'FMFH SNAPSHOT'.C46])" office:value-type="float" office:value="0" calcext:value-type="float">
            <text:p>0</text:p>
          </table:table-cell>
          <table:table-cell table:style-name="ce83" table:formula="of:=PRODUCT([.E37];[$'FMFH SNAPSHOT'.D46])" office:value-type="float" office:value="0" calcext:value-type="float">
            <text:p>0</text:p>
          </table:table-cell>
          <table:table-cell table:style-name="ce83" table:formula="of:=PRODUCT([.E37];[$'FMFH SNAPSHOT'.E46])" office:value-type="float" office:value="0" calcext:value-type="float">
            <text:p>0</text:p>
          </table:table-cell>
          <table:table-cell table:style-name="ce94" table:formula="of:=PRODUCT([.E37];[$'FMFH SNAPSHOT'.F46])" office:value-type="float" office:value="0" calcext:value-type="float">
            <text:p>0</text:p>
          </table:table-cell>
          <table:table-cell table:style-name="ce98" table:formula="of:=PRODUCT([.E37];[$'FMFH SNAPSHOT'.G46])" office:value-type="float" office:value="0" calcext:value-type="float">
            <text:p>0</text:p>
          </table:table-cell>
          <table:table-cell table:style-name="ce98" table:formula="of:=PRODUCT([.E37];[$'FMFH SNAPSHOT'.H46])" office:value-type="float" office:value="0" calcext:value-type="float">
            <text:p>0</text:p>
          </table:table-cell>
          <table:table-cell table:style-name="ce98" table:formula="of:=PRODUCT([.E37];[$'FMFH SNAPSHOT'.I46])" office:value-type="float" office:value="0" calcext:value-type="float">
            <text:p>0</text:p>
          </table:table-cell>
          <table:table-cell table:style-name="ce98" table:formula="of:=PRODUCT([.E37];[$'FMFH SNAPSHOT'.J46])" office:value-type="float" office:value="0" calcext:value-type="float">
            <text:p>0</text:p>
          </table:table-cell>
          <table:table-cell table:style-name="ce98" table:formula="of:=PRODUCT([.E37];[$'FMFH SNAPSHOT'.K46])" office:value-type="float" office:value="0" calcext:value-type="float">
            <text:p>0</text:p>
          </table:table-cell>
          <table:table-cell table:style-name="ce98" table:formula="of:=PRODUCT([.E37];[$'FMFH SNAPSHOT'.L46])" office:value-type="float" office:value="0" calcext:value-type="float">
            <text:p>0</text:p>
          </table:table-cell>
          <table:table-cell table:style-name="ce98" table:formula="of:=PRODUCT([.E37];[$'FMFH SNAPSHOT'.M46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37];[.B37])" office:value-type="float" office:value="0" calcext:value-type="float">
            <text:p>0</text:p>
          </table:table-cell>
          <table:table-cell table:style-name="ce110" table:formula="of:=PRODUCT([.AA37];[.C37])" office:value-type="float" office:value="0" calcext:value-type="float">
            <text:p>0</text:p>
          </table:table-cell>
          <table:table-cell table:style-name="ce110" table:formula="of:=PRODUCT([.AB37];[.D37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10-03" calcext:value-type="date">
            <text:p>3-Oct-2022</text:p>
          </table:table-cell>
          <table:table-cell table:style-name="ce83" table:formula="of:=[$SUMMARY.B39]" office:value-type="float" office:value="0" calcext:value-type="float">
            <text:p>0</text:p>
          </table:table-cell>
          <table:table-cell table:style-name="ce83" table:formula="of:=[$SUMMARY.C39]" office:value-type="float" office:value="0" calcext:value-type="float">
            <text:p>0</text:p>
          </table:table-cell>
          <table:table-cell table:style-name="ce83" table:formula="of:=[$SUMMARY.D39]" office:value-type="float" office:value="0" calcext:value-type="float">
            <text:p>0</text:p>
          </table:table-cell>
          <table:table-cell table:style-name="ce83" table:formula="of:=SUM([.U38:.W38])" office:value-type="float" office:value="0" calcext:value-type="float">
            <text:p>0</text:p>
          </table:table-cell>
          <table:table-cell table:style-name="ce83" table:formula="of:=PRODUCT([.E38];[$'FMFH SNAPSHOT'.B47])" office:value-type="float" office:value="0" calcext:value-type="float">
            <text:p>0</text:p>
          </table:table-cell>
          <table:table-cell table:style-name="ce83" table:formula="of:=PRODUCT([.E38];[$'FMFH SNAPSHOT'.C47])" office:value-type="float" office:value="0" calcext:value-type="float">
            <text:p>0</text:p>
          </table:table-cell>
          <table:table-cell table:style-name="ce83" table:formula="of:=PRODUCT([.E38];[$'FMFH SNAPSHOT'.D47])" office:value-type="float" office:value="0" calcext:value-type="float">
            <text:p>0</text:p>
          </table:table-cell>
          <table:table-cell table:style-name="ce83" table:formula="of:=PRODUCT([.E38];[$'FMFH SNAPSHOT'.E47])" office:value-type="float" office:value="0" calcext:value-type="float">
            <text:p>0</text:p>
          </table:table-cell>
          <table:table-cell table:style-name="ce94" table:formula="of:=PRODUCT([.E38];[$'FMFH SNAPSHOT'.F47])" office:value-type="float" office:value="0" calcext:value-type="float">
            <text:p>0</text:p>
          </table:table-cell>
          <table:table-cell table:style-name="ce98" table:formula="of:=PRODUCT([.E38];[$'FMFH SNAPSHOT'.G47])" office:value-type="float" office:value="0" calcext:value-type="float">
            <text:p>0</text:p>
          </table:table-cell>
          <table:table-cell table:style-name="ce98" table:formula="of:=PRODUCT([.E38];[$'FMFH SNAPSHOT'.H47])" office:value-type="float" office:value="0" calcext:value-type="float">
            <text:p>0</text:p>
          </table:table-cell>
          <table:table-cell table:style-name="ce98" table:formula="of:=PRODUCT([.E38];[$'FMFH SNAPSHOT'.I47])" office:value-type="float" office:value="0" calcext:value-type="float">
            <text:p>0</text:p>
          </table:table-cell>
          <table:table-cell table:style-name="ce98" table:formula="of:=PRODUCT([.E38];[$'FMFH SNAPSHOT'.J47])" office:value-type="float" office:value="0" calcext:value-type="float">
            <text:p>0</text:p>
          </table:table-cell>
          <table:table-cell table:style-name="ce98" table:formula="of:=PRODUCT([.E38];[$'FMFH SNAPSHOT'.K47])" office:value-type="float" office:value="0" calcext:value-type="float">
            <text:p>0</text:p>
          </table:table-cell>
          <table:table-cell table:style-name="ce98" table:formula="of:=PRODUCT([.E38];[$'FMFH SNAPSHOT'.L47])" office:value-type="float" office:value="0" calcext:value-type="float">
            <text:p>0</text:p>
          </table:table-cell>
          <table:table-cell table:style-name="ce98" table:formula="of:=PRODUCT([.E38];[$'FMFH SNAPSHOT'.M47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38];[.B38])" office:value-type="float" office:value="0" calcext:value-type="float">
            <text:p>0</text:p>
          </table:table-cell>
          <table:table-cell table:style-name="ce110" table:formula="of:=PRODUCT([.AA38];[.C38])" office:value-type="float" office:value="0" calcext:value-type="float">
            <text:p>0</text:p>
          </table:table-cell>
          <table:table-cell table:style-name="ce110" table:formula="of:=PRODUCT([.AB38];[.D38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10-10" calcext:value-type="date">
            <text:p>10-Oct-2022</text:p>
          </table:table-cell>
          <table:table-cell table:style-name="ce83" table:formula="of:=[$SUMMARY.B40]" office:value-type="float" office:value="0" calcext:value-type="float">
            <text:p>0</text:p>
          </table:table-cell>
          <table:table-cell table:style-name="ce83" table:formula="of:=[$SUMMARY.C40]" office:value-type="float" office:value="0" calcext:value-type="float">
            <text:p>0</text:p>
          </table:table-cell>
          <table:table-cell table:style-name="ce83" table:formula="of:=[$SUMMARY.D40]" office:value-type="float" office:value="0" calcext:value-type="float">
            <text:p>0</text:p>
          </table:table-cell>
          <table:table-cell table:style-name="ce83" table:formula="of:=SUM([.U39:.W39])" office:value-type="float" office:value="0" calcext:value-type="float">
            <text:p>0</text:p>
          </table:table-cell>
          <table:table-cell table:style-name="ce83" table:formula="of:=PRODUCT([.E39];[$'FMFH SNAPSHOT'.B48])" office:value-type="float" office:value="0" calcext:value-type="float">
            <text:p>0</text:p>
          </table:table-cell>
          <table:table-cell table:style-name="ce83" table:formula="of:=PRODUCT([.E39];[$'FMFH SNAPSHOT'.C48])" office:value-type="float" office:value="0" calcext:value-type="float">
            <text:p>0</text:p>
          </table:table-cell>
          <table:table-cell table:style-name="ce83" table:formula="of:=PRODUCT([.E39];[$'FMFH SNAPSHOT'.D48])" office:value-type="float" office:value="0" calcext:value-type="float">
            <text:p>0</text:p>
          </table:table-cell>
          <table:table-cell table:style-name="ce83" table:formula="of:=PRODUCT([.E39];[$'FMFH SNAPSHOT'.E48])" office:value-type="float" office:value="0" calcext:value-type="float">
            <text:p>0</text:p>
          </table:table-cell>
          <table:table-cell table:style-name="ce94" table:formula="of:=PRODUCT([.E39];[$'FMFH SNAPSHOT'.F48])" office:value-type="float" office:value="0" calcext:value-type="float">
            <text:p>0</text:p>
          </table:table-cell>
          <table:table-cell table:style-name="ce98" table:formula="of:=PRODUCT([.E39];[$'FMFH SNAPSHOT'.G48])" office:value-type="float" office:value="0" calcext:value-type="float">
            <text:p>0</text:p>
          </table:table-cell>
          <table:table-cell table:style-name="ce98" table:formula="of:=PRODUCT([.E39];[$'FMFH SNAPSHOT'.H48])" office:value-type="float" office:value="0" calcext:value-type="float">
            <text:p>0</text:p>
          </table:table-cell>
          <table:table-cell table:style-name="ce98" table:formula="of:=PRODUCT([.E39];[$'FMFH SNAPSHOT'.I48])" office:value-type="float" office:value="0" calcext:value-type="float">
            <text:p>0</text:p>
          </table:table-cell>
          <table:table-cell table:style-name="ce98" table:formula="of:=PRODUCT([.E39];[$'FMFH SNAPSHOT'.J48])" office:value-type="float" office:value="0" calcext:value-type="float">
            <text:p>0</text:p>
          </table:table-cell>
          <table:table-cell table:style-name="ce98" table:formula="of:=PRODUCT([.E39];[$'FMFH SNAPSHOT'.K48])" office:value-type="float" office:value="0" calcext:value-type="float">
            <text:p>0</text:p>
          </table:table-cell>
          <table:table-cell table:style-name="ce98" table:formula="of:=PRODUCT([.E39];[$'FMFH SNAPSHOT'.L48])" office:value-type="float" office:value="0" calcext:value-type="float">
            <text:p>0</text:p>
          </table:table-cell>
          <table:table-cell table:style-name="ce98" table:formula="of:=PRODUCT([.E39];[$'FMFH SNAPSHOT'.M48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39];[.B39])" office:value-type="float" office:value="0" calcext:value-type="float">
            <text:p>0</text:p>
          </table:table-cell>
          <table:table-cell table:style-name="ce110" table:formula="of:=PRODUCT([.AA39];[.C39])" office:value-type="float" office:value="0" calcext:value-type="float">
            <text:p>0</text:p>
          </table:table-cell>
          <table:table-cell table:style-name="ce110" table:formula="of:=PRODUCT([.AB39];[.D39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10-17" calcext:value-type="date">
            <text:p>17-Oct-2022</text:p>
          </table:table-cell>
          <table:table-cell table:style-name="ce83" table:formula="of:=[$SUMMARY.B41]" office:value-type="float" office:value="0" calcext:value-type="float">
            <text:p>0</text:p>
          </table:table-cell>
          <table:table-cell table:style-name="ce83" table:formula="of:=[$SUMMARY.C41]" office:value-type="float" office:value="0" calcext:value-type="float">
            <text:p>0</text:p>
          </table:table-cell>
          <table:table-cell table:style-name="ce83" table:formula="of:=[$SUMMARY.D41]" office:value-type="float" office:value="0" calcext:value-type="float">
            <text:p>0</text:p>
          </table:table-cell>
          <table:table-cell table:style-name="ce83" table:formula="of:=SUM([.U40:.W40])" office:value-type="float" office:value="0" calcext:value-type="float">
            <text:p>0</text:p>
          </table:table-cell>
          <table:table-cell table:style-name="ce83" table:formula="of:=PRODUCT([.E40];[$'FMFH SNAPSHOT'.B49])" office:value-type="float" office:value="0" calcext:value-type="float">
            <text:p>0</text:p>
          </table:table-cell>
          <table:table-cell table:style-name="ce83" table:formula="of:=PRODUCT([.E40];[$'FMFH SNAPSHOT'.C49])" office:value-type="float" office:value="0" calcext:value-type="float">
            <text:p>0</text:p>
          </table:table-cell>
          <table:table-cell table:style-name="ce83" table:formula="of:=PRODUCT([.E40];[$'FMFH SNAPSHOT'.D49])" office:value-type="float" office:value="0" calcext:value-type="float">
            <text:p>0</text:p>
          </table:table-cell>
          <table:table-cell table:style-name="ce83" table:formula="of:=PRODUCT([.E40];[$'FMFH SNAPSHOT'.E49])" office:value-type="float" office:value="0" calcext:value-type="float">
            <text:p>0</text:p>
          </table:table-cell>
          <table:table-cell table:style-name="ce94" table:formula="of:=PRODUCT([.E40];[$'FMFH SNAPSHOT'.F49])" office:value-type="float" office:value="0" calcext:value-type="float">
            <text:p>0</text:p>
          </table:table-cell>
          <table:table-cell table:style-name="ce98" table:formula="of:=PRODUCT([.E40];[$'FMFH SNAPSHOT'.G49])" office:value-type="float" office:value="0" calcext:value-type="float">
            <text:p>0</text:p>
          </table:table-cell>
          <table:table-cell table:style-name="ce98" table:formula="of:=PRODUCT([.E40];[$'FMFH SNAPSHOT'.H49])" office:value-type="float" office:value="0" calcext:value-type="float">
            <text:p>0</text:p>
          </table:table-cell>
          <table:table-cell table:style-name="ce98" table:formula="of:=PRODUCT([.E40];[$'FMFH SNAPSHOT'.I49])" office:value-type="float" office:value="0" calcext:value-type="float">
            <text:p>0</text:p>
          </table:table-cell>
          <table:table-cell table:style-name="ce98" table:formula="of:=PRODUCT([.E40];[$'FMFH SNAPSHOT'.J49])" office:value-type="float" office:value="0" calcext:value-type="float">
            <text:p>0</text:p>
          </table:table-cell>
          <table:table-cell table:style-name="ce98" table:formula="of:=PRODUCT([.E40];[$'FMFH SNAPSHOT'.K49])" office:value-type="float" office:value="0" calcext:value-type="float">
            <text:p>0</text:p>
          </table:table-cell>
          <table:table-cell table:style-name="ce98" table:formula="of:=PRODUCT([.E40];[$'FMFH SNAPSHOT'.L49])" office:value-type="float" office:value="0" calcext:value-type="float">
            <text:p>0</text:p>
          </table:table-cell>
          <table:table-cell table:style-name="ce98" table:formula="of:=PRODUCT([.E40];[$'FMFH SNAPSHOT'.M49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40];[.B40])" office:value-type="float" office:value="0" calcext:value-type="float">
            <text:p>0</text:p>
          </table:table-cell>
          <table:table-cell table:style-name="ce110" table:formula="of:=PRODUCT([.AA40];[.C40])" office:value-type="float" office:value="0" calcext:value-type="float">
            <text:p>0</text:p>
          </table:table-cell>
          <table:table-cell table:style-name="ce110" table:formula="of:=PRODUCT([.AB40];[.D40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10-24" calcext:value-type="date">
            <text:p>24-Oct-2022</text:p>
          </table:table-cell>
          <table:table-cell table:style-name="ce83" table:formula="of:=[$SUMMARY.B42]" office:value-type="float" office:value="0" calcext:value-type="float">
            <text:p>0</text:p>
          </table:table-cell>
          <table:table-cell table:style-name="ce83" table:formula="of:=[$SUMMARY.C42]" office:value-type="float" office:value="0" calcext:value-type="float">
            <text:p>0</text:p>
          </table:table-cell>
          <table:table-cell table:style-name="ce83" table:formula="of:=[$SUMMARY.D42]" office:value-type="float" office:value="0" calcext:value-type="float">
            <text:p>0</text:p>
          </table:table-cell>
          <table:table-cell table:style-name="ce83" table:formula="of:=SUM([.U41:.W41])" office:value-type="float" office:value="0" calcext:value-type="float">
            <text:p>0</text:p>
          </table:table-cell>
          <table:table-cell table:style-name="ce83" table:formula="of:=PRODUCT([.E41];[$'FMFH SNAPSHOT'.B50])" office:value-type="float" office:value="0" calcext:value-type="float">
            <text:p>0</text:p>
          </table:table-cell>
          <table:table-cell table:style-name="ce83" table:formula="of:=PRODUCT([.E41];[$'FMFH SNAPSHOT'.C50])" office:value-type="float" office:value="0" calcext:value-type="float">
            <text:p>0</text:p>
          </table:table-cell>
          <table:table-cell table:style-name="ce83" table:formula="of:=PRODUCT([.E41];[$'FMFH SNAPSHOT'.D50])" office:value-type="float" office:value="0" calcext:value-type="float">
            <text:p>0</text:p>
          </table:table-cell>
          <table:table-cell table:style-name="ce83" table:formula="of:=PRODUCT([.E41];[$'FMFH SNAPSHOT'.E50])" office:value-type="float" office:value="0" calcext:value-type="float">
            <text:p>0</text:p>
          </table:table-cell>
          <table:table-cell table:style-name="ce94" table:formula="of:=PRODUCT([.E41];[$'FMFH SNAPSHOT'.F50])" office:value-type="float" office:value="0" calcext:value-type="float">
            <text:p>0</text:p>
          </table:table-cell>
          <table:table-cell table:style-name="ce98" table:formula="of:=PRODUCT([.E41];[$'FMFH SNAPSHOT'.G50])" office:value-type="float" office:value="0" calcext:value-type="float">
            <text:p>0</text:p>
          </table:table-cell>
          <table:table-cell table:style-name="ce98" table:formula="of:=PRODUCT([.E41];[$'FMFH SNAPSHOT'.H50])" office:value-type="float" office:value="0" calcext:value-type="float">
            <text:p>0</text:p>
          </table:table-cell>
          <table:table-cell table:style-name="ce98" table:formula="of:=PRODUCT([.E41];[$'FMFH SNAPSHOT'.I50])" office:value-type="float" office:value="0" calcext:value-type="float">
            <text:p>0</text:p>
          </table:table-cell>
          <table:table-cell table:style-name="ce98" table:formula="of:=PRODUCT([.E41];[$'FMFH SNAPSHOT'.J50])" office:value-type="float" office:value="0" calcext:value-type="float">
            <text:p>0</text:p>
          </table:table-cell>
          <table:table-cell table:style-name="ce98" table:formula="of:=PRODUCT([.E41];[$'FMFH SNAPSHOT'.K50])" office:value-type="float" office:value="0" calcext:value-type="float">
            <text:p>0</text:p>
          </table:table-cell>
          <table:table-cell table:style-name="ce98" table:formula="of:=PRODUCT([.E41];[$'FMFH SNAPSHOT'.L50])" office:value-type="float" office:value="0" calcext:value-type="float">
            <text:p>0</text:p>
          </table:table-cell>
          <table:table-cell table:style-name="ce98" table:formula="of:=PRODUCT([.E41];[$'FMFH SNAPSHOT'.M50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41];[.B41])" office:value-type="float" office:value="0" calcext:value-type="float">
            <text:p>0</text:p>
          </table:table-cell>
          <table:table-cell table:style-name="ce110" table:formula="of:=PRODUCT([.AA41];[.C41])" office:value-type="float" office:value="0" calcext:value-type="float">
            <text:p>0</text:p>
          </table:table-cell>
          <table:table-cell table:style-name="ce110" table:formula="of:=PRODUCT([.AB41];[.D41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10-31" calcext:value-type="date">
            <text:p>31-Oct-2022</text:p>
          </table:table-cell>
          <table:table-cell table:style-name="ce83" table:formula="of:=[$SUMMARY.B43]" office:value-type="float" office:value="0" calcext:value-type="float">
            <text:p>0</text:p>
          </table:table-cell>
          <table:table-cell table:style-name="ce83" table:formula="of:=[$SUMMARY.C43]" office:value-type="float" office:value="0" calcext:value-type="float">
            <text:p>0</text:p>
          </table:table-cell>
          <table:table-cell table:style-name="ce83" table:formula="of:=[$SUMMARY.D43]" office:value-type="float" office:value="0" calcext:value-type="float">
            <text:p>0</text:p>
          </table:table-cell>
          <table:table-cell table:style-name="ce83" table:formula="of:=SUM([.U42:.W42])" office:value-type="float" office:value="0" calcext:value-type="float">
            <text:p>0</text:p>
          </table:table-cell>
          <table:table-cell table:style-name="ce83" table:formula="of:=PRODUCT([.E42];[$'FMFH SNAPSHOT'.B51])" office:value-type="float" office:value="0" calcext:value-type="float">
            <text:p>0</text:p>
          </table:table-cell>
          <table:table-cell table:style-name="ce83" table:formula="of:=PRODUCT([.E42];[$'FMFH SNAPSHOT'.C51])" office:value-type="float" office:value="0" calcext:value-type="float">
            <text:p>0</text:p>
          </table:table-cell>
          <table:table-cell table:style-name="ce83" table:formula="of:=PRODUCT([.E42];[$'FMFH SNAPSHOT'.D51])" office:value-type="float" office:value="0" calcext:value-type="float">
            <text:p>0</text:p>
          </table:table-cell>
          <table:table-cell table:style-name="ce83" table:formula="of:=PRODUCT([.E42];[$'FMFH SNAPSHOT'.E51])" office:value-type="float" office:value="0" calcext:value-type="float">
            <text:p>0</text:p>
          </table:table-cell>
          <table:table-cell table:style-name="ce94" table:formula="of:=PRODUCT([.E42];[$'FMFH SNAPSHOT'.F51])" office:value-type="float" office:value="0" calcext:value-type="float">
            <text:p>0</text:p>
          </table:table-cell>
          <table:table-cell table:style-name="ce98" table:formula="of:=PRODUCT([.E42];[$'FMFH SNAPSHOT'.G51])" office:value-type="float" office:value="0" calcext:value-type="float">
            <text:p>0</text:p>
          </table:table-cell>
          <table:table-cell table:style-name="ce98" table:formula="of:=PRODUCT([.E42];[$'FMFH SNAPSHOT'.H51])" office:value-type="float" office:value="0" calcext:value-type="float">
            <text:p>0</text:p>
          </table:table-cell>
          <table:table-cell table:style-name="ce98" table:formula="of:=PRODUCT([.E42];[$'FMFH SNAPSHOT'.I51])" office:value-type="float" office:value="0" calcext:value-type="float">
            <text:p>0</text:p>
          </table:table-cell>
          <table:table-cell table:style-name="ce98" table:formula="of:=PRODUCT([.E42];[$'FMFH SNAPSHOT'.J51])" office:value-type="float" office:value="0" calcext:value-type="float">
            <text:p>0</text:p>
          </table:table-cell>
          <table:table-cell table:style-name="ce98" table:formula="of:=PRODUCT([.E42];[$'FMFH SNAPSHOT'.K51])" office:value-type="float" office:value="0" calcext:value-type="float">
            <text:p>0</text:p>
          </table:table-cell>
          <table:table-cell table:style-name="ce98" table:formula="of:=PRODUCT([.E42];[$'FMFH SNAPSHOT'.L51])" office:value-type="float" office:value="0" calcext:value-type="float">
            <text:p>0</text:p>
          </table:table-cell>
          <table:table-cell table:style-name="ce98" table:formula="of:=PRODUCT([.E42];[$'FMFH SNAPSHOT'.M51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42];[.B42])" office:value-type="float" office:value="0" calcext:value-type="float">
            <text:p>0</text:p>
          </table:table-cell>
          <table:table-cell table:style-name="ce110" table:formula="of:=PRODUCT([.AA42];[.C42])" office:value-type="float" office:value="0" calcext:value-type="float">
            <text:p>0</text:p>
          </table:table-cell>
          <table:table-cell table:style-name="ce110" table:formula="of:=PRODUCT([.AB42];[.D42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11-07" calcext:value-type="date">
            <text:p>7-Nov-2022</text:p>
          </table:table-cell>
          <table:table-cell table:style-name="ce83" table:formula="of:=[$SUMMARY.B44]" office:value-type="float" office:value="0" calcext:value-type="float">
            <text:p>0</text:p>
          </table:table-cell>
          <table:table-cell table:style-name="ce83" table:formula="of:=[$SUMMARY.C44]" office:value-type="float" office:value="0" calcext:value-type="float">
            <text:p>0</text:p>
          </table:table-cell>
          <table:table-cell table:style-name="ce83" table:formula="of:=[$SUMMARY.D44]" office:value-type="float" office:value="0" calcext:value-type="float">
            <text:p>0</text:p>
          </table:table-cell>
          <table:table-cell table:style-name="ce83" table:formula="of:=SUM([.U43:.W43])" office:value-type="float" office:value="0" calcext:value-type="float">
            <text:p>0</text:p>
          </table:table-cell>
          <table:table-cell table:style-name="ce83" table:formula="of:=PRODUCT([.E43];[$'FMFH SNAPSHOT'.B52])" office:value-type="float" office:value="0" calcext:value-type="float">
            <text:p>0</text:p>
          </table:table-cell>
          <table:table-cell table:style-name="ce83" table:formula="of:=PRODUCT([.E43];[$'FMFH SNAPSHOT'.C52])" office:value-type="float" office:value="0" calcext:value-type="float">
            <text:p>0</text:p>
          </table:table-cell>
          <table:table-cell table:style-name="ce83" table:formula="of:=PRODUCT([.E43];[$'FMFH SNAPSHOT'.D52])" office:value-type="float" office:value="0" calcext:value-type="float">
            <text:p>0</text:p>
          </table:table-cell>
          <table:table-cell table:style-name="ce83" table:formula="of:=PRODUCT([.E43];[$'FMFH SNAPSHOT'.E52])" office:value-type="float" office:value="0" calcext:value-type="float">
            <text:p>0</text:p>
          </table:table-cell>
          <table:table-cell table:style-name="ce94" table:formula="of:=PRODUCT([.E43];[$'FMFH SNAPSHOT'.F52])" office:value-type="float" office:value="0" calcext:value-type="float">
            <text:p>0</text:p>
          </table:table-cell>
          <table:table-cell table:style-name="ce98" table:formula="of:=PRODUCT([.E43];[$'FMFH SNAPSHOT'.G52])" office:value-type="float" office:value="0" calcext:value-type="float">
            <text:p>0</text:p>
          </table:table-cell>
          <table:table-cell table:style-name="ce98" table:formula="of:=PRODUCT([.E43];[$'FMFH SNAPSHOT'.H52])" office:value-type="float" office:value="0" calcext:value-type="float">
            <text:p>0</text:p>
          </table:table-cell>
          <table:table-cell table:style-name="ce98" table:formula="of:=PRODUCT([.E43];[$'FMFH SNAPSHOT'.I52])" office:value-type="float" office:value="0" calcext:value-type="float">
            <text:p>0</text:p>
          </table:table-cell>
          <table:table-cell table:style-name="ce98" table:formula="of:=PRODUCT([.E43];[$'FMFH SNAPSHOT'.J52])" office:value-type="float" office:value="0" calcext:value-type="float">
            <text:p>0</text:p>
          </table:table-cell>
          <table:table-cell table:style-name="ce98" table:formula="of:=PRODUCT([.E43];[$'FMFH SNAPSHOT'.K52])" office:value-type="float" office:value="0" calcext:value-type="float">
            <text:p>0</text:p>
          </table:table-cell>
          <table:table-cell table:style-name="ce98" table:formula="of:=PRODUCT([.E43];[$'FMFH SNAPSHOT'.L52])" office:value-type="float" office:value="0" calcext:value-type="float">
            <text:p>0</text:p>
          </table:table-cell>
          <table:table-cell table:style-name="ce98" table:formula="of:=PRODUCT([.E43];[$'FMFH SNAPSHOT'.M52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43];[.B43])" office:value-type="float" office:value="0" calcext:value-type="float">
            <text:p>0</text:p>
          </table:table-cell>
          <table:table-cell table:style-name="ce110" table:formula="of:=PRODUCT([.AA43];[.C43])" office:value-type="float" office:value="0" calcext:value-type="float">
            <text:p>0</text:p>
          </table:table-cell>
          <table:table-cell table:style-name="ce110" table:formula="of:=PRODUCT([.AB43];[.D43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11-14" calcext:value-type="date">
            <text:p>14-Nov-2022</text:p>
          </table:table-cell>
          <table:table-cell table:style-name="ce83" table:formula="of:=[$SUMMARY.B45]" office:value-type="float" office:value="0" calcext:value-type="float">
            <text:p>0</text:p>
          </table:table-cell>
          <table:table-cell table:style-name="ce83" table:formula="of:=[$SUMMARY.C45]" office:value-type="float" office:value="0" calcext:value-type="float">
            <text:p>0</text:p>
          </table:table-cell>
          <table:table-cell table:style-name="ce83" table:formula="of:=[$SUMMARY.D45]" office:value-type="float" office:value="0" calcext:value-type="float">
            <text:p>0</text:p>
          </table:table-cell>
          <table:table-cell table:style-name="ce83" table:formula="of:=SUM([.U44:.W44])" office:value-type="float" office:value="0" calcext:value-type="float">
            <text:p>0</text:p>
          </table:table-cell>
          <table:table-cell table:style-name="ce83" table:formula="of:=PRODUCT([.E44];[$'FMFH SNAPSHOT'.B53])" office:value-type="float" office:value="0" calcext:value-type="float">
            <text:p>0</text:p>
          </table:table-cell>
          <table:table-cell table:style-name="ce83" table:formula="of:=PRODUCT([.E44];[$'FMFH SNAPSHOT'.C53])" office:value-type="float" office:value="0" calcext:value-type="float">
            <text:p>0</text:p>
          </table:table-cell>
          <table:table-cell table:style-name="ce83" table:formula="of:=PRODUCT([.E44];[$'FMFH SNAPSHOT'.D53])" office:value-type="float" office:value="0" calcext:value-type="float">
            <text:p>0</text:p>
          </table:table-cell>
          <table:table-cell table:style-name="ce83" table:formula="of:=PRODUCT([.E44];[$'FMFH SNAPSHOT'.E53])" office:value-type="float" office:value="0" calcext:value-type="float">
            <text:p>0</text:p>
          </table:table-cell>
          <table:table-cell table:style-name="ce94" table:formula="of:=PRODUCT([.E44];[$'FMFH SNAPSHOT'.F53])" office:value-type="float" office:value="0" calcext:value-type="float">
            <text:p>0</text:p>
          </table:table-cell>
          <table:table-cell table:style-name="ce98" table:formula="of:=PRODUCT([.E44];[$'FMFH SNAPSHOT'.G53])" office:value-type="float" office:value="0" calcext:value-type="float">
            <text:p>0</text:p>
          </table:table-cell>
          <table:table-cell table:style-name="ce98" table:formula="of:=PRODUCT([.E44];[$'FMFH SNAPSHOT'.H53])" office:value-type="float" office:value="0" calcext:value-type="float">
            <text:p>0</text:p>
          </table:table-cell>
          <table:table-cell table:style-name="ce98" table:formula="of:=PRODUCT([.E44];[$'FMFH SNAPSHOT'.I53])" office:value-type="float" office:value="0" calcext:value-type="float">
            <text:p>0</text:p>
          </table:table-cell>
          <table:table-cell table:style-name="ce98" table:formula="of:=PRODUCT([.E44];[$'FMFH SNAPSHOT'.J53])" office:value-type="float" office:value="0" calcext:value-type="float">
            <text:p>0</text:p>
          </table:table-cell>
          <table:table-cell table:style-name="ce98" table:formula="of:=PRODUCT([.E44];[$'FMFH SNAPSHOT'.K53])" office:value-type="float" office:value="0" calcext:value-type="float">
            <text:p>0</text:p>
          </table:table-cell>
          <table:table-cell table:style-name="ce98" table:formula="of:=PRODUCT([.E44];[$'FMFH SNAPSHOT'.L53])" office:value-type="float" office:value="0" calcext:value-type="float">
            <text:p>0</text:p>
          </table:table-cell>
          <table:table-cell table:style-name="ce98" table:formula="of:=PRODUCT([.E44];[$'FMFH SNAPSHOT'.M53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44];[.B44])" office:value-type="float" office:value="0" calcext:value-type="float">
            <text:p>0</text:p>
          </table:table-cell>
          <table:table-cell table:style-name="ce110" table:formula="of:=PRODUCT([.AA44];[.C44])" office:value-type="float" office:value="0" calcext:value-type="float">
            <text:p>0</text:p>
          </table:table-cell>
          <table:table-cell table:style-name="ce110" table:formula="of:=PRODUCT([.AB44];[.D44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11-21" calcext:value-type="date">
            <text:p>21-Nov-2022</text:p>
          </table:table-cell>
          <table:table-cell table:style-name="ce83" table:formula="of:=[$SUMMARY.B46]" office:value-type="float" office:value="0" calcext:value-type="float">
            <text:p>0</text:p>
          </table:table-cell>
          <table:table-cell table:style-name="ce83" table:formula="of:=[$SUMMARY.C46]" office:value-type="float" office:value="0" calcext:value-type="float">
            <text:p>0</text:p>
          </table:table-cell>
          <table:table-cell table:style-name="ce83" table:formula="of:=[$SUMMARY.D46]" office:value-type="float" office:value="0" calcext:value-type="float">
            <text:p>0</text:p>
          </table:table-cell>
          <table:table-cell table:style-name="ce83" table:formula="of:=SUM([.U45:.W45])" office:value-type="float" office:value="0" calcext:value-type="float">
            <text:p>0</text:p>
          </table:table-cell>
          <table:table-cell table:style-name="ce83" table:formula="of:=PRODUCT([.E45];[$'FMFH SNAPSHOT'.B54])" office:value-type="float" office:value="0" calcext:value-type="float">
            <text:p>0</text:p>
          </table:table-cell>
          <table:table-cell table:style-name="ce83" table:formula="of:=PRODUCT([.E45];[$'FMFH SNAPSHOT'.C54])" office:value-type="float" office:value="0" calcext:value-type="float">
            <text:p>0</text:p>
          </table:table-cell>
          <table:table-cell table:style-name="ce83" table:formula="of:=PRODUCT([.E45];[$'FMFH SNAPSHOT'.D54])" office:value-type="float" office:value="0" calcext:value-type="float">
            <text:p>0</text:p>
          </table:table-cell>
          <table:table-cell table:style-name="ce83" table:formula="of:=PRODUCT([.E45];[$'FMFH SNAPSHOT'.E54])" office:value-type="float" office:value="0" calcext:value-type="float">
            <text:p>0</text:p>
          </table:table-cell>
          <table:table-cell table:style-name="ce94" table:formula="of:=PRODUCT([.E45];[$'FMFH SNAPSHOT'.F54])" office:value-type="float" office:value="0" calcext:value-type="float">
            <text:p>0</text:p>
          </table:table-cell>
          <table:table-cell table:style-name="ce98" table:formula="of:=PRODUCT([.E45];[$'FMFH SNAPSHOT'.G54])" office:value-type="float" office:value="0" calcext:value-type="float">
            <text:p>0</text:p>
          </table:table-cell>
          <table:table-cell table:style-name="ce98" table:formula="of:=PRODUCT([.E45];[$'FMFH SNAPSHOT'.H54])" office:value-type="float" office:value="0" calcext:value-type="float">
            <text:p>0</text:p>
          </table:table-cell>
          <table:table-cell table:style-name="ce98" table:formula="of:=PRODUCT([.E45];[$'FMFH SNAPSHOT'.I54])" office:value-type="float" office:value="0" calcext:value-type="float">
            <text:p>0</text:p>
          </table:table-cell>
          <table:table-cell table:style-name="ce98" table:formula="of:=PRODUCT([.E45];[$'FMFH SNAPSHOT'.J54])" office:value-type="float" office:value="0" calcext:value-type="float">
            <text:p>0</text:p>
          </table:table-cell>
          <table:table-cell table:style-name="ce98" table:formula="of:=PRODUCT([.E45];[$'FMFH SNAPSHOT'.K54])" office:value-type="float" office:value="0" calcext:value-type="float">
            <text:p>0</text:p>
          </table:table-cell>
          <table:table-cell table:style-name="ce98" table:formula="of:=PRODUCT([.E45];[$'FMFH SNAPSHOT'.L54])" office:value-type="float" office:value="0" calcext:value-type="float">
            <text:p>0</text:p>
          </table:table-cell>
          <table:table-cell table:style-name="ce98" table:formula="of:=PRODUCT([.E45];[$'FMFH SNAPSHOT'.M54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45];[.B45])" office:value-type="float" office:value="0" calcext:value-type="float">
            <text:p>0</text:p>
          </table:table-cell>
          <table:table-cell table:style-name="ce110" table:formula="of:=PRODUCT([.AA45];[.C45])" office:value-type="float" office:value="0" calcext:value-type="float">
            <text:p>0</text:p>
          </table:table-cell>
          <table:table-cell table:style-name="ce110" table:formula="of:=PRODUCT([.AB45];[.D45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11-28" calcext:value-type="date">
            <text:p>28-Nov-2022</text:p>
          </table:table-cell>
          <table:table-cell table:style-name="ce83" table:formula="of:=[$SUMMARY.B47]" office:value-type="float" office:value="0" calcext:value-type="float">
            <text:p>0</text:p>
          </table:table-cell>
          <table:table-cell table:style-name="ce83" table:formula="of:=[$SUMMARY.C47]" office:value-type="float" office:value="0" calcext:value-type="float">
            <text:p>0</text:p>
          </table:table-cell>
          <table:table-cell table:style-name="ce83" table:formula="of:=[$SUMMARY.D47]" office:value-type="float" office:value="0" calcext:value-type="float">
            <text:p>0</text:p>
          </table:table-cell>
          <table:table-cell table:style-name="ce83" table:formula="of:=SUM([.U46:.W46])" office:value-type="float" office:value="0" calcext:value-type="float">
            <text:p>0</text:p>
          </table:table-cell>
          <table:table-cell table:style-name="ce83" table:formula="of:=PRODUCT([.E46];[$'FMFH SNAPSHOT'.B55])" office:value-type="float" office:value="0" calcext:value-type="float">
            <text:p>0</text:p>
          </table:table-cell>
          <table:table-cell table:style-name="ce83" table:formula="of:=PRODUCT([.E46];[$'FMFH SNAPSHOT'.C55])" office:value-type="float" office:value="0" calcext:value-type="float">
            <text:p>0</text:p>
          </table:table-cell>
          <table:table-cell table:style-name="ce83" table:formula="of:=PRODUCT([.E46];[$'FMFH SNAPSHOT'.D55])" office:value-type="float" office:value="0" calcext:value-type="float">
            <text:p>0</text:p>
          </table:table-cell>
          <table:table-cell table:style-name="ce83" table:formula="of:=PRODUCT([.E46];[$'FMFH SNAPSHOT'.E55])" office:value-type="float" office:value="0" calcext:value-type="float">
            <text:p>0</text:p>
          </table:table-cell>
          <table:table-cell table:style-name="ce94" table:formula="of:=PRODUCT([.E46];[$'FMFH SNAPSHOT'.F55])" office:value-type="float" office:value="0" calcext:value-type="float">
            <text:p>0</text:p>
          </table:table-cell>
          <table:table-cell table:style-name="ce98" table:formula="of:=PRODUCT([.E46];[$'FMFH SNAPSHOT'.G55])" office:value-type="float" office:value="0" calcext:value-type="float">
            <text:p>0</text:p>
          </table:table-cell>
          <table:table-cell table:style-name="ce98" table:formula="of:=PRODUCT([.E46];[$'FMFH SNAPSHOT'.H55])" office:value-type="float" office:value="0" calcext:value-type="float">
            <text:p>0</text:p>
          </table:table-cell>
          <table:table-cell table:style-name="ce98" table:formula="of:=PRODUCT([.E46];[$'FMFH SNAPSHOT'.I55])" office:value-type="float" office:value="0" calcext:value-type="float">
            <text:p>0</text:p>
          </table:table-cell>
          <table:table-cell table:style-name="ce98" table:formula="of:=PRODUCT([.E46];[$'FMFH SNAPSHOT'.J55])" office:value-type="float" office:value="0" calcext:value-type="float">
            <text:p>0</text:p>
          </table:table-cell>
          <table:table-cell table:style-name="ce98" table:formula="of:=PRODUCT([.E46];[$'FMFH SNAPSHOT'.K55])" office:value-type="float" office:value="0" calcext:value-type="float">
            <text:p>0</text:p>
          </table:table-cell>
          <table:table-cell table:style-name="ce98" table:formula="of:=PRODUCT([.E46];[$'FMFH SNAPSHOT'.L55])" office:value-type="float" office:value="0" calcext:value-type="float">
            <text:p>0</text:p>
          </table:table-cell>
          <table:table-cell table:style-name="ce98" table:formula="of:=PRODUCT([.E46];[$'FMFH SNAPSHOT'.M55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46];[.B46])" office:value-type="float" office:value="0" calcext:value-type="float">
            <text:p>0</text:p>
          </table:table-cell>
          <table:table-cell table:style-name="ce110" table:formula="of:=PRODUCT([.AA46];[.C46])" office:value-type="float" office:value="0" calcext:value-type="float">
            <text:p>0</text:p>
          </table:table-cell>
          <table:table-cell table:style-name="ce110" table:formula="of:=PRODUCT([.AB46];[.D46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12-05" calcext:value-type="date">
            <text:p>5-Dec-2022</text:p>
          </table:table-cell>
          <table:table-cell table:style-name="ce83" table:formula="of:=[$SUMMARY.B48]" office:value-type="float" office:value="0" calcext:value-type="float">
            <text:p>0</text:p>
          </table:table-cell>
          <table:table-cell table:style-name="ce83" table:formula="of:=[$SUMMARY.C48]" office:value-type="float" office:value="0" calcext:value-type="float">
            <text:p>0</text:p>
          </table:table-cell>
          <table:table-cell table:style-name="ce83" table:formula="of:=[$SUMMARY.D48]" office:value-type="float" office:value="0" calcext:value-type="float">
            <text:p>0</text:p>
          </table:table-cell>
          <table:table-cell table:style-name="ce83" table:formula="of:=SUM([.U47:.W47])" office:value-type="float" office:value="0" calcext:value-type="float">
            <text:p>0</text:p>
          </table:table-cell>
          <table:table-cell table:style-name="ce83" table:formula="of:=PRODUCT([.E47];[$'FMFH SNAPSHOT'.B56])" office:value-type="float" office:value="0" calcext:value-type="float">
            <text:p>0</text:p>
          </table:table-cell>
          <table:table-cell table:style-name="ce83" table:formula="of:=PRODUCT([.E47];[$'FMFH SNAPSHOT'.C56])" office:value-type="float" office:value="0" calcext:value-type="float">
            <text:p>0</text:p>
          </table:table-cell>
          <table:table-cell table:style-name="ce83" table:formula="of:=PRODUCT([.E47];[$'FMFH SNAPSHOT'.D56])" office:value-type="float" office:value="0" calcext:value-type="float">
            <text:p>0</text:p>
          </table:table-cell>
          <table:table-cell table:style-name="ce83" table:formula="of:=PRODUCT([.E47];[$'FMFH SNAPSHOT'.E56])" office:value-type="float" office:value="0" calcext:value-type="float">
            <text:p>0</text:p>
          </table:table-cell>
          <table:table-cell table:style-name="ce94" table:formula="of:=PRODUCT([.E47];[$'FMFH SNAPSHOT'.F56])" office:value-type="float" office:value="0" calcext:value-type="float">
            <text:p>0</text:p>
          </table:table-cell>
          <table:table-cell table:style-name="ce98" table:formula="of:=PRODUCT([.E47];[$'FMFH SNAPSHOT'.G56])" office:value-type="float" office:value="0" calcext:value-type="float">
            <text:p>0</text:p>
          </table:table-cell>
          <table:table-cell table:style-name="ce98" table:formula="of:=PRODUCT([.E47];[$'FMFH SNAPSHOT'.H56])" office:value-type="float" office:value="0" calcext:value-type="float">
            <text:p>0</text:p>
          </table:table-cell>
          <table:table-cell table:style-name="ce98" table:formula="of:=PRODUCT([.E47];[$'FMFH SNAPSHOT'.I56])" office:value-type="float" office:value="0" calcext:value-type="float">
            <text:p>0</text:p>
          </table:table-cell>
          <table:table-cell table:style-name="ce98" table:formula="of:=PRODUCT([.E47];[$'FMFH SNAPSHOT'.J56])" office:value-type="float" office:value="0" calcext:value-type="float">
            <text:p>0</text:p>
          </table:table-cell>
          <table:table-cell table:style-name="ce98" table:formula="of:=PRODUCT([.E47];[$'FMFH SNAPSHOT'.K56])" office:value-type="float" office:value="0" calcext:value-type="float">
            <text:p>0</text:p>
          </table:table-cell>
          <table:table-cell table:style-name="ce98" table:formula="of:=PRODUCT([.E47];[$'FMFH SNAPSHOT'.L56])" office:value-type="float" office:value="0" calcext:value-type="float">
            <text:p>0</text:p>
          </table:table-cell>
          <table:table-cell table:style-name="ce98" table:formula="of:=PRODUCT([.E47];[$'FMFH SNAPSHOT'.M56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47];[.B47])" office:value-type="float" office:value="0" calcext:value-type="float">
            <text:p>0</text:p>
          </table:table-cell>
          <table:table-cell table:style-name="ce110" table:formula="of:=PRODUCT([.AA47];[.C47])" office:value-type="float" office:value="0" calcext:value-type="float">
            <text:p>0</text:p>
          </table:table-cell>
          <table:table-cell table:style-name="ce110" table:formula="of:=PRODUCT([.AB47];[.D47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12-12" calcext:value-type="date">
            <text:p>12-Dec-2022</text:p>
          </table:table-cell>
          <table:table-cell table:style-name="ce83" table:formula="of:=[$SUMMARY.B49]" office:value-type="float" office:value="0" calcext:value-type="float">
            <text:p>0</text:p>
          </table:table-cell>
          <table:table-cell table:style-name="ce83" table:formula="of:=[$SUMMARY.C49]" office:value-type="float" office:value="0" calcext:value-type="float">
            <text:p>0</text:p>
          </table:table-cell>
          <table:table-cell table:style-name="ce83" table:formula="of:=[$SUMMARY.D49]" office:value-type="float" office:value="0" calcext:value-type="float">
            <text:p>0</text:p>
          </table:table-cell>
          <table:table-cell table:style-name="ce83" table:formula="of:=SUM([.U48:.W48])" office:value-type="float" office:value="0" calcext:value-type="float">
            <text:p>0</text:p>
          </table:table-cell>
          <table:table-cell table:style-name="ce83" table:formula="of:=PRODUCT([.E48];[$'FMFH SNAPSHOT'.B57])" office:value-type="float" office:value="0" calcext:value-type="float">
            <text:p>0</text:p>
          </table:table-cell>
          <table:table-cell table:style-name="ce83" table:formula="of:=PRODUCT([.E48];[$'FMFH SNAPSHOT'.C57])" office:value-type="float" office:value="0" calcext:value-type="float">
            <text:p>0</text:p>
          </table:table-cell>
          <table:table-cell table:style-name="ce83" table:formula="of:=PRODUCT([.E48];[$'FMFH SNAPSHOT'.D57])" office:value-type="float" office:value="0" calcext:value-type="float">
            <text:p>0</text:p>
          </table:table-cell>
          <table:table-cell table:style-name="ce83" table:formula="of:=PRODUCT([.E48];[$'FMFH SNAPSHOT'.E57])" office:value-type="float" office:value="0" calcext:value-type="float">
            <text:p>0</text:p>
          </table:table-cell>
          <table:table-cell table:style-name="ce94" table:formula="of:=PRODUCT([.E48];[$'FMFH SNAPSHOT'.F57])" office:value-type="float" office:value="0" calcext:value-type="float">
            <text:p>0</text:p>
          </table:table-cell>
          <table:table-cell table:style-name="ce98" table:formula="of:=PRODUCT([.E48];[$'FMFH SNAPSHOT'.G57])" office:value-type="float" office:value="0" calcext:value-type="float">
            <text:p>0</text:p>
          </table:table-cell>
          <table:table-cell table:style-name="ce98" table:formula="of:=PRODUCT([.E48];[$'FMFH SNAPSHOT'.H57])" office:value-type="float" office:value="0" calcext:value-type="float">
            <text:p>0</text:p>
          </table:table-cell>
          <table:table-cell table:style-name="ce98" table:formula="of:=PRODUCT([.E48];[$'FMFH SNAPSHOT'.I57])" office:value-type="float" office:value="0" calcext:value-type="float">
            <text:p>0</text:p>
          </table:table-cell>
          <table:table-cell table:style-name="ce98" table:formula="of:=PRODUCT([.E48];[$'FMFH SNAPSHOT'.J57])" office:value-type="float" office:value="0" calcext:value-type="float">
            <text:p>0</text:p>
          </table:table-cell>
          <table:table-cell table:style-name="ce98" table:formula="of:=PRODUCT([.E48];[$'FMFH SNAPSHOT'.K57])" office:value-type="float" office:value="0" calcext:value-type="float">
            <text:p>0</text:p>
          </table:table-cell>
          <table:table-cell table:style-name="ce98" table:formula="of:=PRODUCT([.E48];[$'FMFH SNAPSHOT'.L57])" office:value-type="float" office:value="0" calcext:value-type="float">
            <text:p>0</text:p>
          </table:table-cell>
          <table:table-cell table:style-name="ce98" table:formula="of:=PRODUCT([.E48];[$'FMFH SNAPSHOT'.M57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48];[.B48])" office:value-type="float" office:value="0" calcext:value-type="float">
            <text:p>0</text:p>
          </table:table-cell>
          <table:table-cell table:style-name="ce110" table:formula="of:=PRODUCT([.AA48];[.C48])" office:value-type="float" office:value="0" calcext:value-type="float">
            <text:p>0</text:p>
          </table:table-cell>
          <table:table-cell table:style-name="ce110" table:formula="of:=PRODUCT([.AB48];[.D48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12-19" calcext:value-type="date">
            <text:p>19-Dec-2022</text:p>
          </table:table-cell>
          <table:table-cell table:style-name="ce83" table:formula="of:=[$SUMMARY.B50]" office:value-type="float" office:value="0" calcext:value-type="float">
            <text:p>0</text:p>
          </table:table-cell>
          <table:table-cell table:style-name="ce83" table:formula="of:=[$SUMMARY.C50]" office:value-type="float" office:value="0" calcext:value-type="float">
            <text:p>0</text:p>
          </table:table-cell>
          <table:table-cell table:style-name="ce83" table:formula="of:=[$SUMMARY.D50]" office:value-type="float" office:value="0" calcext:value-type="float">
            <text:p>0</text:p>
          </table:table-cell>
          <table:table-cell table:style-name="ce83" table:formula="of:=SUM([.U49:.W49])" office:value-type="float" office:value="0" calcext:value-type="float">
            <text:p>0</text:p>
          </table:table-cell>
          <table:table-cell table:style-name="ce83" table:formula="of:=PRODUCT([.E49];[$'FMFH SNAPSHOT'.B58])" office:value-type="float" office:value="0" calcext:value-type="float">
            <text:p>0</text:p>
          </table:table-cell>
          <table:table-cell table:style-name="ce83" table:formula="of:=PRODUCT([.E49];[$'FMFH SNAPSHOT'.C58])" office:value-type="float" office:value="0" calcext:value-type="float">
            <text:p>0</text:p>
          </table:table-cell>
          <table:table-cell table:style-name="ce83" table:formula="of:=PRODUCT([.E49];[$'FMFH SNAPSHOT'.D58])" office:value-type="float" office:value="0" calcext:value-type="float">
            <text:p>0</text:p>
          </table:table-cell>
          <table:table-cell table:style-name="ce83" table:formula="of:=PRODUCT([.E49];[$'FMFH SNAPSHOT'.E58])" office:value-type="float" office:value="0" calcext:value-type="float">
            <text:p>0</text:p>
          </table:table-cell>
          <table:table-cell table:style-name="ce94" table:formula="of:=PRODUCT([.E49];[$'FMFH SNAPSHOT'.F58])" office:value-type="float" office:value="0" calcext:value-type="float">
            <text:p>0</text:p>
          </table:table-cell>
          <table:table-cell table:style-name="ce98" table:formula="of:=PRODUCT([.E49];[$'FMFH SNAPSHOT'.G58])" office:value-type="float" office:value="0" calcext:value-type="float">
            <text:p>0</text:p>
          </table:table-cell>
          <table:table-cell table:style-name="ce98" table:formula="of:=PRODUCT([.E49];[$'FMFH SNAPSHOT'.H58])" office:value-type="float" office:value="0" calcext:value-type="float">
            <text:p>0</text:p>
          </table:table-cell>
          <table:table-cell table:style-name="ce98" table:formula="of:=PRODUCT([.E49];[$'FMFH SNAPSHOT'.I58])" office:value-type="float" office:value="0" calcext:value-type="float">
            <text:p>0</text:p>
          </table:table-cell>
          <table:table-cell table:style-name="ce98" table:formula="of:=PRODUCT([.E49];[$'FMFH SNAPSHOT'.J58])" office:value-type="float" office:value="0" calcext:value-type="float">
            <text:p>0</text:p>
          </table:table-cell>
          <table:table-cell table:style-name="ce98" table:formula="of:=PRODUCT([.E49];[$'FMFH SNAPSHOT'.K58])" office:value-type="float" office:value="0" calcext:value-type="float">
            <text:p>0</text:p>
          </table:table-cell>
          <table:table-cell table:style-name="ce98" table:formula="of:=PRODUCT([.E49];[$'FMFH SNAPSHOT'.L58])" office:value-type="float" office:value="0" calcext:value-type="float">
            <text:p>0</text:p>
          </table:table-cell>
          <table:table-cell table:style-name="ce98" table:formula="of:=PRODUCT([.E49];[$'FMFH SNAPSHOT'.M58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49];[.B49])" office:value-type="float" office:value="0" calcext:value-type="float">
            <text:p>0</text:p>
          </table:table-cell>
          <table:table-cell table:style-name="ce110" table:formula="of:=PRODUCT([.AA49];[.C49])" office:value-type="float" office:value="0" calcext:value-type="float">
            <text:p>0</text:p>
          </table:table-cell>
          <table:table-cell table:style-name="ce110" table:formula="of:=PRODUCT([.AB49];[.D49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2-12-26" calcext:value-type="date">
            <text:p>26-Dec-2022</text:p>
          </table:table-cell>
          <table:table-cell table:style-name="ce83" table:formula="of:=[$SUMMARY.B51]" office:value-type="float" office:value="0" calcext:value-type="float">
            <text:p>0</text:p>
          </table:table-cell>
          <table:table-cell table:style-name="ce83" table:formula="of:=[$SUMMARY.C51]" office:value-type="float" office:value="0" calcext:value-type="float">
            <text:p>0</text:p>
          </table:table-cell>
          <table:table-cell table:style-name="ce83" table:formula="of:=[$SUMMARY.D51]" office:value-type="float" office:value="0" calcext:value-type="float">
            <text:p>0</text:p>
          </table:table-cell>
          <table:table-cell table:style-name="ce83" table:formula="of:=SUM([.U50:.W50])" office:value-type="float" office:value="0" calcext:value-type="float">
            <text:p>0</text:p>
          </table:table-cell>
          <table:table-cell table:style-name="ce83" table:formula="of:=PRODUCT([.E50];[$'FMFH SNAPSHOT'.B59])" office:value-type="float" office:value="0" calcext:value-type="float">
            <text:p>0</text:p>
          </table:table-cell>
          <table:table-cell table:style-name="ce83" table:formula="of:=PRODUCT([.E50];[$'FMFH SNAPSHOT'.C59])" office:value-type="float" office:value="0" calcext:value-type="float">
            <text:p>0</text:p>
          </table:table-cell>
          <table:table-cell table:style-name="ce83" table:formula="of:=PRODUCT([.E50];[$'FMFH SNAPSHOT'.D59])" office:value-type="float" office:value="0" calcext:value-type="float">
            <text:p>0</text:p>
          </table:table-cell>
          <table:table-cell table:style-name="ce83" table:formula="of:=PRODUCT([.E50];[$'FMFH SNAPSHOT'.E59])" office:value-type="float" office:value="0" calcext:value-type="float">
            <text:p>0</text:p>
          </table:table-cell>
          <table:table-cell table:style-name="ce94" table:formula="of:=PRODUCT([.E50];[$'FMFH SNAPSHOT'.F59])" office:value-type="float" office:value="0" calcext:value-type="float">
            <text:p>0</text:p>
          </table:table-cell>
          <table:table-cell table:style-name="ce98" table:formula="of:=PRODUCT([.E50];[$'FMFH SNAPSHOT'.G59])" office:value-type="float" office:value="0" calcext:value-type="float">
            <text:p>0</text:p>
          </table:table-cell>
          <table:table-cell table:style-name="ce98" table:formula="of:=PRODUCT([.E50];[$'FMFH SNAPSHOT'.H59])" office:value-type="float" office:value="0" calcext:value-type="float">
            <text:p>0</text:p>
          </table:table-cell>
          <table:table-cell table:style-name="ce98" table:formula="of:=PRODUCT([.E50];[$'FMFH SNAPSHOT'.I59])" office:value-type="float" office:value="0" calcext:value-type="float">
            <text:p>0</text:p>
          </table:table-cell>
          <table:table-cell table:style-name="ce98" table:formula="of:=PRODUCT([.E50];[$'FMFH SNAPSHOT'.J59])" office:value-type="float" office:value="0" calcext:value-type="float">
            <text:p>0</text:p>
          </table:table-cell>
          <table:table-cell table:style-name="ce98" table:formula="of:=PRODUCT([.E50];[$'FMFH SNAPSHOT'.K59])" office:value-type="float" office:value="0" calcext:value-type="float">
            <text:p>0</text:p>
          </table:table-cell>
          <table:table-cell table:style-name="ce98" table:formula="of:=PRODUCT([.E50];[$'FMFH SNAPSHOT'.L59])" office:value-type="float" office:value="0" calcext:value-type="float">
            <text:p>0</text:p>
          </table:table-cell>
          <table:table-cell table:style-name="ce98" table:formula="of:=PRODUCT([.E50];[$'FMFH SNAPSHOT'.M59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50];[.B50])" office:value-type="float" office:value="0" calcext:value-type="float">
            <text:p>0</text:p>
          </table:table-cell>
          <table:table-cell table:style-name="ce110" table:formula="of:=PRODUCT([.AA50];[.C50])" office:value-type="float" office:value="0" calcext:value-type="float">
            <text:p>0</text:p>
          </table:table-cell>
          <table:table-cell table:style-name="ce110" table:formula="of:=PRODUCT([.AB50];[.D50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1-02" calcext:value-type="date">
            <text:p>2-Jan-2023</text:p>
          </table:table-cell>
          <table:table-cell table:style-name="ce83" table:formula="of:=[$SUMMARY.B52]" office:value-type="float" office:value="0" calcext:value-type="float">
            <text:p>0</text:p>
          </table:table-cell>
          <table:table-cell table:style-name="ce83" table:formula="of:=[$SUMMARY.C52]" office:value-type="float" office:value="0" calcext:value-type="float">
            <text:p>0</text:p>
          </table:table-cell>
          <table:table-cell table:style-name="ce83" table:formula="of:=[$SUMMARY.D52]" office:value-type="float" office:value="0" calcext:value-type="float">
            <text:p>0</text:p>
          </table:table-cell>
          <table:table-cell table:style-name="ce83" table:formula="of:=SUM([.U51:.W51])" office:value-type="float" office:value="0" calcext:value-type="float">
            <text:p>0</text:p>
          </table:table-cell>
          <table:table-cell table:style-name="ce83" table:formula="of:=PRODUCT([.E51];[$'FMFH SNAPSHOT'.B60])" office:value-type="float" office:value="0" calcext:value-type="float">
            <text:p>0</text:p>
          </table:table-cell>
          <table:table-cell table:style-name="ce83" table:formula="of:=PRODUCT([.E51];[$'FMFH SNAPSHOT'.C60])" office:value-type="float" office:value="0" calcext:value-type="float">
            <text:p>0</text:p>
          </table:table-cell>
          <table:table-cell table:style-name="ce83" table:formula="of:=PRODUCT([.E51];[$'FMFH SNAPSHOT'.D60])" office:value-type="float" office:value="0" calcext:value-type="float">
            <text:p>0</text:p>
          </table:table-cell>
          <table:table-cell table:style-name="ce83" table:formula="of:=PRODUCT([.E51];[$'FMFH SNAPSHOT'.E60])" office:value-type="float" office:value="0" calcext:value-type="float">
            <text:p>0</text:p>
          </table:table-cell>
          <table:table-cell table:style-name="ce94" table:formula="of:=PRODUCT([.E51];[$'FMFH SNAPSHOT'.F60])" office:value-type="float" office:value="0" calcext:value-type="float">
            <text:p>0</text:p>
          </table:table-cell>
          <table:table-cell table:style-name="ce98" table:formula="of:=PRODUCT([.E51];[$'FMFH SNAPSHOT'.G60])" office:value-type="float" office:value="0" calcext:value-type="float">
            <text:p>0</text:p>
          </table:table-cell>
          <table:table-cell table:style-name="ce98" table:formula="of:=PRODUCT([.E51];[$'FMFH SNAPSHOT'.H60])" office:value-type="float" office:value="0" calcext:value-type="float">
            <text:p>0</text:p>
          </table:table-cell>
          <table:table-cell table:style-name="ce98" table:formula="of:=PRODUCT([.E51];[$'FMFH SNAPSHOT'.I60])" office:value-type="float" office:value="0" calcext:value-type="float">
            <text:p>0</text:p>
          </table:table-cell>
          <table:table-cell table:style-name="ce98" table:formula="of:=PRODUCT([.E51];[$'FMFH SNAPSHOT'.J60])" office:value-type="float" office:value="0" calcext:value-type="float">
            <text:p>0</text:p>
          </table:table-cell>
          <table:table-cell table:style-name="ce98" table:formula="of:=PRODUCT([.E51];[$'FMFH SNAPSHOT'.K60])" office:value-type="float" office:value="0" calcext:value-type="float">
            <text:p>0</text:p>
          </table:table-cell>
          <table:table-cell table:style-name="ce98" table:formula="of:=PRODUCT([.E51];[$'FMFH SNAPSHOT'.L60])" office:value-type="float" office:value="0" calcext:value-type="float">
            <text:p>0</text:p>
          </table:table-cell>
          <table:table-cell table:style-name="ce98" table:formula="of:=PRODUCT([.E51];[$'FMFH SNAPSHOT'.M60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51];[.B51])" office:value-type="float" office:value="0" calcext:value-type="float">
            <text:p>0</text:p>
          </table:table-cell>
          <table:table-cell table:style-name="ce110" table:formula="of:=PRODUCT([.AA51];[.C51])" office:value-type="float" office:value="0" calcext:value-type="float">
            <text:p>0</text:p>
          </table:table-cell>
          <table:table-cell table:style-name="ce110" table:formula="of:=PRODUCT([.AB51];[.D51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1-09" calcext:value-type="date">
            <text:p>9-Jan-2023</text:p>
          </table:table-cell>
          <table:table-cell table:style-name="ce83" table:formula="of:=[$SUMMARY.B53]" office:value-type="float" office:value="0" calcext:value-type="float">
            <text:p>0</text:p>
          </table:table-cell>
          <table:table-cell table:style-name="ce83" table:formula="of:=[$SUMMARY.C53]" office:value-type="float" office:value="0" calcext:value-type="float">
            <text:p>0</text:p>
          </table:table-cell>
          <table:table-cell table:style-name="ce83" table:formula="of:=[$SUMMARY.D53]" office:value-type="float" office:value="0" calcext:value-type="float">
            <text:p>0</text:p>
          </table:table-cell>
          <table:table-cell table:style-name="ce83" table:formula="of:=SUM([.U52:.W52])" office:value-type="float" office:value="0" calcext:value-type="float">
            <text:p>0</text:p>
          </table:table-cell>
          <table:table-cell table:style-name="ce83" table:formula="of:=PRODUCT([.E52];[$'FMFH SNAPSHOT'.B61])" office:value-type="float" office:value="0" calcext:value-type="float">
            <text:p>0</text:p>
          </table:table-cell>
          <table:table-cell table:style-name="ce83" table:formula="of:=PRODUCT([.E52];[$'FMFH SNAPSHOT'.C61])" office:value-type="float" office:value="0" calcext:value-type="float">
            <text:p>0</text:p>
          </table:table-cell>
          <table:table-cell table:style-name="ce83" table:formula="of:=PRODUCT([.E52];[$'FMFH SNAPSHOT'.D61])" office:value-type="float" office:value="0" calcext:value-type="float">
            <text:p>0</text:p>
          </table:table-cell>
          <table:table-cell table:style-name="ce83" table:formula="of:=PRODUCT([.E52];[$'FMFH SNAPSHOT'.E61])" office:value-type="float" office:value="0" calcext:value-type="float">
            <text:p>0</text:p>
          </table:table-cell>
          <table:table-cell table:style-name="ce94" table:formula="of:=PRODUCT([.E52];[$'FMFH SNAPSHOT'.F61])" office:value-type="float" office:value="0" calcext:value-type="float">
            <text:p>0</text:p>
          </table:table-cell>
          <table:table-cell table:style-name="ce98" table:formula="of:=PRODUCT([.E52];[$'FMFH SNAPSHOT'.G61])" office:value-type="float" office:value="0" calcext:value-type="float">
            <text:p>0</text:p>
          </table:table-cell>
          <table:table-cell table:style-name="ce98" table:formula="of:=PRODUCT([.E52];[$'FMFH SNAPSHOT'.H61])" office:value-type="float" office:value="0" calcext:value-type="float">
            <text:p>0</text:p>
          </table:table-cell>
          <table:table-cell table:style-name="ce98" table:formula="of:=PRODUCT([.E52];[$'FMFH SNAPSHOT'.I61])" office:value-type="float" office:value="0" calcext:value-type="float">
            <text:p>0</text:p>
          </table:table-cell>
          <table:table-cell table:style-name="ce98" table:formula="of:=PRODUCT([.E52];[$'FMFH SNAPSHOT'.J61])" office:value-type="float" office:value="0" calcext:value-type="float">
            <text:p>0</text:p>
          </table:table-cell>
          <table:table-cell table:style-name="ce98" table:formula="of:=PRODUCT([.E52];[$'FMFH SNAPSHOT'.K61])" office:value-type="float" office:value="0" calcext:value-type="float">
            <text:p>0</text:p>
          </table:table-cell>
          <table:table-cell table:style-name="ce98" table:formula="of:=PRODUCT([.E52];[$'FMFH SNAPSHOT'.L61])" office:value-type="float" office:value="0" calcext:value-type="float">
            <text:p>0</text:p>
          </table:table-cell>
          <table:table-cell table:style-name="ce98" table:formula="of:=PRODUCT([.E52];[$'FMFH SNAPSHOT'.M61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52];[.B52])" office:value-type="float" office:value="0" calcext:value-type="float">
            <text:p>0</text:p>
          </table:table-cell>
          <table:table-cell table:style-name="ce110" table:formula="of:=PRODUCT([.AA52];[.C52])" office:value-type="float" office:value="0" calcext:value-type="float">
            <text:p>0</text:p>
          </table:table-cell>
          <table:table-cell table:style-name="ce110" table:formula="of:=PRODUCT([.AB52];[.D52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1-16" calcext:value-type="date">
            <text:p>16-Jan-2023</text:p>
          </table:table-cell>
          <table:table-cell table:style-name="ce83" table:formula="of:=[$SUMMARY.B54]" office:value-type="float" office:value="0" calcext:value-type="float">
            <text:p>0</text:p>
          </table:table-cell>
          <table:table-cell table:style-name="ce83" table:formula="of:=[$SUMMARY.C54]" office:value-type="float" office:value="0" calcext:value-type="float">
            <text:p>0</text:p>
          </table:table-cell>
          <table:table-cell table:style-name="ce83" table:formula="of:=[$SUMMARY.D54]" office:value-type="float" office:value="0" calcext:value-type="float">
            <text:p>0</text:p>
          </table:table-cell>
          <table:table-cell table:style-name="ce83" table:formula="of:=SUM([.U53:.W53])" office:value-type="float" office:value="0" calcext:value-type="float">
            <text:p>0</text:p>
          </table:table-cell>
          <table:table-cell table:style-name="ce83" table:formula="of:=PRODUCT([.E53];[$'FMFH SNAPSHOT'.B62])" office:value-type="float" office:value="0" calcext:value-type="float">
            <text:p>0</text:p>
          </table:table-cell>
          <table:table-cell table:style-name="ce83" table:formula="of:=PRODUCT([.E53];[$'FMFH SNAPSHOT'.C62])" office:value-type="float" office:value="0" calcext:value-type="float">
            <text:p>0</text:p>
          </table:table-cell>
          <table:table-cell table:style-name="ce83" table:formula="of:=PRODUCT([.E53];[$'FMFH SNAPSHOT'.D62])" office:value-type="float" office:value="0" calcext:value-type="float">
            <text:p>0</text:p>
          </table:table-cell>
          <table:table-cell table:style-name="ce83" table:formula="of:=PRODUCT([.E53];[$'FMFH SNAPSHOT'.E62])" office:value-type="float" office:value="0" calcext:value-type="float">
            <text:p>0</text:p>
          </table:table-cell>
          <table:table-cell table:style-name="ce94" table:formula="of:=PRODUCT([.E53];[$'FMFH SNAPSHOT'.F62])" office:value-type="float" office:value="0" calcext:value-type="float">
            <text:p>0</text:p>
          </table:table-cell>
          <table:table-cell table:style-name="ce98" table:formula="of:=PRODUCT([.E53];[$'FMFH SNAPSHOT'.G62])" office:value-type="float" office:value="0" calcext:value-type="float">
            <text:p>0</text:p>
          </table:table-cell>
          <table:table-cell table:style-name="ce98" table:formula="of:=PRODUCT([.E53];[$'FMFH SNAPSHOT'.H62])" office:value-type="float" office:value="0" calcext:value-type="float">
            <text:p>0</text:p>
          </table:table-cell>
          <table:table-cell table:style-name="ce98" table:formula="of:=PRODUCT([.E53];[$'FMFH SNAPSHOT'.I62])" office:value-type="float" office:value="0" calcext:value-type="float">
            <text:p>0</text:p>
          </table:table-cell>
          <table:table-cell table:style-name="ce98" table:formula="of:=PRODUCT([.E53];[$'FMFH SNAPSHOT'.J62])" office:value-type="float" office:value="0" calcext:value-type="float">
            <text:p>0</text:p>
          </table:table-cell>
          <table:table-cell table:style-name="ce98" table:formula="of:=PRODUCT([.E53];[$'FMFH SNAPSHOT'.K62])" office:value-type="float" office:value="0" calcext:value-type="float">
            <text:p>0</text:p>
          </table:table-cell>
          <table:table-cell table:style-name="ce98" table:formula="of:=PRODUCT([.E53];[$'FMFH SNAPSHOT'.L62])" office:value-type="float" office:value="0" calcext:value-type="float">
            <text:p>0</text:p>
          </table:table-cell>
          <table:table-cell table:style-name="ce98" table:formula="of:=PRODUCT([.E53];[$'FMFH SNAPSHOT'.M62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53];[.B53])" office:value-type="float" office:value="0" calcext:value-type="float">
            <text:p>0</text:p>
          </table:table-cell>
          <table:table-cell table:style-name="ce110" table:formula="of:=PRODUCT([.AA53];[.C53])" office:value-type="float" office:value="0" calcext:value-type="float">
            <text:p>0</text:p>
          </table:table-cell>
          <table:table-cell table:style-name="ce110" table:formula="of:=PRODUCT([.AB53];[.D53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1-23" calcext:value-type="date">
            <text:p>23-Jan-2023</text:p>
          </table:table-cell>
          <table:table-cell table:style-name="ce83" table:formula="of:=[$SUMMARY.B55]" office:value-type="float" office:value="0" calcext:value-type="float">
            <text:p>0</text:p>
          </table:table-cell>
          <table:table-cell table:style-name="ce83" table:formula="of:=[$SUMMARY.C55]" office:value-type="float" office:value="0" calcext:value-type="float">
            <text:p>0</text:p>
          </table:table-cell>
          <table:table-cell table:style-name="ce83" table:formula="of:=[$SUMMARY.D55]" office:value-type="float" office:value="0" calcext:value-type="float">
            <text:p>0</text:p>
          </table:table-cell>
          <table:table-cell table:style-name="ce83" table:formula="of:=SUM([.U54:.W54])" office:value-type="float" office:value="0" calcext:value-type="float">
            <text:p>0</text:p>
          </table:table-cell>
          <table:table-cell table:style-name="ce83" table:formula="of:=PRODUCT([.E54];[$'FMFH SNAPSHOT'.B63])" office:value-type="float" office:value="0" calcext:value-type="float">
            <text:p>0</text:p>
          </table:table-cell>
          <table:table-cell table:style-name="ce83" table:formula="of:=PRODUCT([.E54];[$'FMFH SNAPSHOT'.C63])" office:value-type="float" office:value="0" calcext:value-type="float">
            <text:p>0</text:p>
          </table:table-cell>
          <table:table-cell table:style-name="ce83" table:formula="of:=PRODUCT([.E54];[$'FMFH SNAPSHOT'.D63])" office:value-type="float" office:value="0" calcext:value-type="float">
            <text:p>0</text:p>
          </table:table-cell>
          <table:table-cell table:style-name="ce83" table:formula="of:=PRODUCT([.E54];[$'FMFH SNAPSHOT'.E63])" office:value-type="float" office:value="0" calcext:value-type="float">
            <text:p>0</text:p>
          </table:table-cell>
          <table:table-cell table:style-name="ce94" table:formula="of:=PRODUCT([.E54];[$'FMFH SNAPSHOT'.F63])" office:value-type="float" office:value="0" calcext:value-type="float">
            <text:p>0</text:p>
          </table:table-cell>
          <table:table-cell table:style-name="ce98" table:formula="of:=PRODUCT([.E54];[$'FMFH SNAPSHOT'.G63])" office:value-type="float" office:value="0" calcext:value-type="float">
            <text:p>0</text:p>
          </table:table-cell>
          <table:table-cell table:style-name="ce98" table:formula="of:=PRODUCT([.E54];[$'FMFH SNAPSHOT'.H63])" office:value-type="float" office:value="0" calcext:value-type="float">
            <text:p>0</text:p>
          </table:table-cell>
          <table:table-cell table:style-name="ce98" table:formula="of:=PRODUCT([.E54];[$'FMFH SNAPSHOT'.I63])" office:value-type="float" office:value="0" calcext:value-type="float">
            <text:p>0</text:p>
          </table:table-cell>
          <table:table-cell table:style-name="ce98" table:formula="of:=PRODUCT([.E54];[$'FMFH SNAPSHOT'.J63])" office:value-type="float" office:value="0" calcext:value-type="float">
            <text:p>0</text:p>
          </table:table-cell>
          <table:table-cell table:style-name="ce98" table:formula="of:=PRODUCT([.E54];[$'FMFH SNAPSHOT'.K63])" office:value-type="float" office:value="0" calcext:value-type="float">
            <text:p>0</text:p>
          </table:table-cell>
          <table:table-cell table:style-name="ce98" table:formula="of:=PRODUCT([.E54];[$'FMFH SNAPSHOT'.L63])" office:value-type="float" office:value="0" calcext:value-type="float">
            <text:p>0</text:p>
          </table:table-cell>
          <table:table-cell table:style-name="ce98" table:formula="of:=PRODUCT([.E54];[$'FMFH SNAPSHOT'.M63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54];[.B54])" office:value-type="float" office:value="0" calcext:value-type="float">
            <text:p>0</text:p>
          </table:table-cell>
          <table:table-cell table:style-name="ce110" table:formula="of:=PRODUCT([.AA54];[.C54])" office:value-type="float" office:value="0" calcext:value-type="float">
            <text:p>0</text:p>
          </table:table-cell>
          <table:table-cell table:style-name="ce110" table:formula="of:=PRODUCT([.AB54];[.D54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1-30" calcext:value-type="date">
            <text:p>30-Jan-2023</text:p>
          </table:table-cell>
          <table:table-cell table:style-name="ce83" table:formula="of:=[$SUMMARY.B56]" office:value-type="float" office:value="0" calcext:value-type="float">
            <text:p>0</text:p>
          </table:table-cell>
          <table:table-cell table:style-name="ce83" table:formula="of:=[$SUMMARY.C56]" office:value-type="float" office:value="0" calcext:value-type="float">
            <text:p>0</text:p>
          </table:table-cell>
          <table:table-cell table:style-name="ce83" table:formula="of:=[$SUMMARY.D56]" office:value-type="float" office:value="0" calcext:value-type="float">
            <text:p>0</text:p>
          </table:table-cell>
          <table:table-cell table:style-name="ce83" table:formula="of:=SUM([.U55:.W55])" office:value-type="float" office:value="0" calcext:value-type="float">
            <text:p>0</text:p>
          </table:table-cell>
          <table:table-cell table:style-name="ce83" table:formula="of:=PRODUCT([.E55];[$'FMFH SNAPSHOT'.B64])" office:value-type="float" office:value="0" calcext:value-type="float">
            <text:p>0</text:p>
          </table:table-cell>
          <table:table-cell table:style-name="ce83" table:formula="of:=PRODUCT([.E55];[$'FMFH SNAPSHOT'.C64])" office:value-type="float" office:value="0" calcext:value-type="float">
            <text:p>0</text:p>
          </table:table-cell>
          <table:table-cell table:style-name="ce83" table:formula="of:=PRODUCT([.E55];[$'FMFH SNAPSHOT'.D64])" office:value-type="float" office:value="0" calcext:value-type="float">
            <text:p>0</text:p>
          </table:table-cell>
          <table:table-cell table:style-name="ce83" table:formula="of:=PRODUCT([.E55];[$'FMFH SNAPSHOT'.E64])" office:value-type="float" office:value="0" calcext:value-type="float">
            <text:p>0</text:p>
          </table:table-cell>
          <table:table-cell table:style-name="ce94" table:formula="of:=PRODUCT([.E55];[$'FMFH SNAPSHOT'.F64])" office:value-type="float" office:value="0" calcext:value-type="float">
            <text:p>0</text:p>
          </table:table-cell>
          <table:table-cell table:style-name="ce98" table:formula="of:=PRODUCT([.E55];[$'FMFH SNAPSHOT'.G64])" office:value-type="float" office:value="0" calcext:value-type="float">
            <text:p>0</text:p>
          </table:table-cell>
          <table:table-cell table:style-name="ce98" table:formula="of:=PRODUCT([.E55];[$'FMFH SNAPSHOT'.H64])" office:value-type="float" office:value="0" calcext:value-type="float">
            <text:p>0</text:p>
          </table:table-cell>
          <table:table-cell table:style-name="ce98" table:formula="of:=PRODUCT([.E55];[$'FMFH SNAPSHOT'.I64])" office:value-type="float" office:value="0" calcext:value-type="float">
            <text:p>0</text:p>
          </table:table-cell>
          <table:table-cell table:style-name="ce98" table:formula="of:=PRODUCT([.E55];[$'FMFH SNAPSHOT'.J64])" office:value-type="float" office:value="0" calcext:value-type="float">
            <text:p>0</text:p>
          </table:table-cell>
          <table:table-cell table:style-name="ce98" table:formula="of:=PRODUCT([.E55];[$'FMFH SNAPSHOT'.K64])" office:value-type="float" office:value="0" calcext:value-type="float">
            <text:p>0</text:p>
          </table:table-cell>
          <table:table-cell table:style-name="ce98" table:formula="of:=PRODUCT([.E55];[$'FMFH SNAPSHOT'.L64])" office:value-type="float" office:value="0" calcext:value-type="float">
            <text:p>0</text:p>
          </table:table-cell>
          <table:table-cell table:style-name="ce98" table:formula="of:=PRODUCT([.E55];[$'FMFH SNAPSHOT'.M64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55];[.B55])" office:value-type="float" office:value="0" calcext:value-type="float">
            <text:p>0</text:p>
          </table:table-cell>
          <table:table-cell table:style-name="ce110" table:formula="of:=PRODUCT([.AA55];[.C55])" office:value-type="float" office:value="0" calcext:value-type="float">
            <text:p>0</text:p>
          </table:table-cell>
          <table:table-cell table:style-name="ce110" table:formula="of:=PRODUCT([.AB55];[.D55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2-06" calcext:value-type="date">
            <text:p>6-Feb-2023</text:p>
          </table:table-cell>
          <table:table-cell table:style-name="ce83" table:formula="of:=[$SUMMARY.B57]" office:value-type="float" office:value="0" calcext:value-type="float">
            <text:p>0</text:p>
          </table:table-cell>
          <table:table-cell table:style-name="ce83" table:formula="of:=[$SUMMARY.C57]" office:value-type="float" office:value="0" calcext:value-type="float">
            <text:p>0</text:p>
          </table:table-cell>
          <table:table-cell table:style-name="ce83" table:formula="of:=[$SUMMARY.D57]" office:value-type="float" office:value="0" calcext:value-type="float">
            <text:p>0</text:p>
          </table:table-cell>
          <table:table-cell table:style-name="ce83" table:formula="of:=SUM([.U56:.W56])" office:value-type="float" office:value="0" calcext:value-type="float">
            <text:p>0</text:p>
          </table:table-cell>
          <table:table-cell table:style-name="ce83" table:formula="of:=PRODUCT([.E56];[$'FMFH SNAPSHOT'.B65])" office:value-type="float" office:value="0" calcext:value-type="float">
            <text:p>0</text:p>
          </table:table-cell>
          <table:table-cell table:style-name="ce83" table:formula="of:=PRODUCT([.E56];[$'FMFH SNAPSHOT'.C65])" office:value-type="float" office:value="0" calcext:value-type="float">
            <text:p>0</text:p>
          </table:table-cell>
          <table:table-cell table:style-name="ce83" table:formula="of:=PRODUCT([.E56];[$'FMFH SNAPSHOT'.D65])" office:value-type="float" office:value="0" calcext:value-type="float">
            <text:p>0</text:p>
          </table:table-cell>
          <table:table-cell table:style-name="ce83" table:formula="of:=PRODUCT([.E56];[$'FMFH SNAPSHOT'.E65])" office:value-type="float" office:value="0" calcext:value-type="float">
            <text:p>0</text:p>
          </table:table-cell>
          <table:table-cell table:style-name="ce94" table:formula="of:=PRODUCT([.E56];[$'FMFH SNAPSHOT'.F65])" office:value-type="float" office:value="0" calcext:value-type="float">
            <text:p>0</text:p>
          </table:table-cell>
          <table:table-cell table:style-name="ce98" table:formula="of:=PRODUCT([.E56];[$'FMFH SNAPSHOT'.G65])" office:value-type="float" office:value="0" calcext:value-type="float">
            <text:p>0</text:p>
          </table:table-cell>
          <table:table-cell table:style-name="ce98" table:formula="of:=PRODUCT([.E56];[$'FMFH SNAPSHOT'.H65])" office:value-type="float" office:value="0" calcext:value-type="float">
            <text:p>0</text:p>
          </table:table-cell>
          <table:table-cell table:style-name="ce98" table:formula="of:=PRODUCT([.E56];[$'FMFH SNAPSHOT'.I65])" office:value-type="float" office:value="0" calcext:value-type="float">
            <text:p>0</text:p>
          </table:table-cell>
          <table:table-cell table:style-name="ce98" table:formula="of:=PRODUCT([.E56];[$'FMFH SNAPSHOT'.J65])" office:value-type="float" office:value="0" calcext:value-type="float">
            <text:p>0</text:p>
          </table:table-cell>
          <table:table-cell table:style-name="ce98" table:formula="of:=PRODUCT([.E56];[$'FMFH SNAPSHOT'.K65])" office:value-type="float" office:value="0" calcext:value-type="float">
            <text:p>0</text:p>
          </table:table-cell>
          <table:table-cell table:style-name="ce98" table:formula="of:=PRODUCT([.E56];[$'FMFH SNAPSHOT'.L65])" office:value-type="float" office:value="0" calcext:value-type="float">
            <text:p>0</text:p>
          </table:table-cell>
          <table:table-cell table:style-name="ce98" table:formula="of:=PRODUCT([.E56];[$'FMFH SNAPSHOT'.M65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56];[.B56])" office:value-type="float" office:value="0" calcext:value-type="float">
            <text:p>0</text:p>
          </table:table-cell>
          <table:table-cell table:style-name="ce110" table:formula="of:=PRODUCT([.AA56];[.C56])" office:value-type="float" office:value="0" calcext:value-type="float">
            <text:p>0</text:p>
          </table:table-cell>
          <table:table-cell table:style-name="ce110" table:formula="of:=PRODUCT([.AB56];[.D56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2-13" calcext:value-type="date">
            <text:p>13-Feb-2023</text:p>
          </table:table-cell>
          <table:table-cell table:style-name="ce83" table:formula="of:=[$SUMMARY.B58]" office:value-type="float" office:value="0" calcext:value-type="float">
            <text:p>0</text:p>
          </table:table-cell>
          <table:table-cell table:style-name="ce83" table:formula="of:=[$SUMMARY.C58]" office:value-type="float" office:value="0" calcext:value-type="float">
            <text:p>0</text:p>
          </table:table-cell>
          <table:table-cell table:style-name="ce83" table:formula="of:=[$SUMMARY.D58]" office:value-type="float" office:value="0" calcext:value-type="float">
            <text:p>0</text:p>
          </table:table-cell>
          <table:table-cell table:style-name="ce83" table:formula="of:=SUM([.U57:.W57])" office:value-type="float" office:value="0" calcext:value-type="float">
            <text:p>0</text:p>
          </table:table-cell>
          <table:table-cell table:style-name="ce83" table:formula="of:=PRODUCT([.E57];[$'FMFH SNAPSHOT'.B66])" office:value-type="float" office:value="0" calcext:value-type="float">
            <text:p>0</text:p>
          </table:table-cell>
          <table:table-cell table:style-name="ce83" table:formula="of:=PRODUCT([.E57];[$'FMFH SNAPSHOT'.C66])" office:value-type="float" office:value="0" calcext:value-type="float">
            <text:p>0</text:p>
          </table:table-cell>
          <table:table-cell table:style-name="ce83" table:formula="of:=PRODUCT([.E57];[$'FMFH SNAPSHOT'.D66])" office:value-type="float" office:value="0" calcext:value-type="float">
            <text:p>0</text:p>
          </table:table-cell>
          <table:table-cell table:style-name="ce83" table:formula="of:=PRODUCT([.E57];[$'FMFH SNAPSHOT'.E66])" office:value-type="float" office:value="0" calcext:value-type="float">
            <text:p>0</text:p>
          </table:table-cell>
          <table:table-cell table:style-name="ce94" table:formula="of:=PRODUCT([.E57];[$'FMFH SNAPSHOT'.F66])" office:value-type="float" office:value="0" calcext:value-type="float">
            <text:p>0</text:p>
          </table:table-cell>
          <table:table-cell table:style-name="ce98" table:formula="of:=PRODUCT([.E57];[$'FMFH SNAPSHOT'.G66])" office:value-type="float" office:value="0" calcext:value-type="float">
            <text:p>0</text:p>
          </table:table-cell>
          <table:table-cell table:style-name="ce98" table:formula="of:=PRODUCT([.E57];[$'FMFH SNAPSHOT'.H66])" office:value-type="float" office:value="0" calcext:value-type="float">
            <text:p>0</text:p>
          </table:table-cell>
          <table:table-cell table:style-name="ce98" table:formula="of:=PRODUCT([.E57];[$'FMFH SNAPSHOT'.I66])" office:value-type="float" office:value="0" calcext:value-type="float">
            <text:p>0</text:p>
          </table:table-cell>
          <table:table-cell table:style-name="ce98" table:formula="of:=PRODUCT([.E57];[$'FMFH SNAPSHOT'.J66])" office:value-type="float" office:value="0" calcext:value-type="float">
            <text:p>0</text:p>
          </table:table-cell>
          <table:table-cell table:style-name="ce98" table:formula="of:=PRODUCT([.E57];[$'FMFH SNAPSHOT'.K66])" office:value-type="float" office:value="0" calcext:value-type="float">
            <text:p>0</text:p>
          </table:table-cell>
          <table:table-cell table:style-name="ce98" table:formula="of:=PRODUCT([.E57];[$'FMFH SNAPSHOT'.L66])" office:value-type="float" office:value="0" calcext:value-type="float">
            <text:p>0</text:p>
          </table:table-cell>
          <table:table-cell table:style-name="ce98" table:formula="of:=PRODUCT([.E57];[$'FMFH SNAPSHOT'.M66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57];[.B57])" office:value-type="float" office:value="0" calcext:value-type="float">
            <text:p>0</text:p>
          </table:table-cell>
          <table:table-cell table:style-name="ce110" table:formula="of:=PRODUCT([.AA57];[.C57])" office:value-type="float" office:value="0" calcext:value-type="float">
            <text:p>0</text:p>
          </table:table-cell>
          <table:table-cell table:style-name="ce110" table:formula="of:=PRODUCT([.AB57];[.D57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2-20" calcext:value-type="date">
            <text:p>20-Feb-2023</text:p>
          </table:table-cell>
          <table:table-cell table:style-name="ce83" table:formula="of:=[$SUMMARY.B59]" office:value-type="float" office:value="0" calcext:value-type="float">
            <text:p>0</text:p>
          </table:table-cell>
          <table:table-cell table:style-name="ce83" table:formula="of:=[$SUMMARY.C59]" office:value-type="float" office:value="0" calcext:value-type="float">
            <text:p>0</text:p>
          </table:table-cell>
          <table:table-cell table:style-name="ce83" table:formula="of:=[$SUMMARY.D59]" office:value-type="float" office:value="0" calcext:value-type="float">
            <text:p>0</text:p>
          </table:table-cell>
          <table:table-cell table:style-name="ce83" table:formula="of:=SUM([.U58:.W58])" office:value-type="float" office:value="0" calcext:value-type="float">
            <text:p>0</text:p>
          </table:table-cell>
          <table:table-cell table:style-name="ce83" table:formula="of:=PRODUCT([.E58];[$'FMFH SNAPSHOT'.B67])" office:value-type="float" office:value="0" calcext:value-type="float">
            <text:p>0</text:p>
          </table:table-cell>
          <table:table-cell table:style-name="ce83" table:formula="of:=PRODUCT([.E58];[$'FMFH SNAPSHOT'.C67])" office:value-type="float" office:value="0" calcext:value-type="float">
            <text:p>0</text:p>
          </table:table-cell>
          <table:table-cell table:style-name="ce83" table:formula="of:=PRODUCT([.E58];[$'FMFH SNAPSHOT'.D67])" office:value-type="float" office:value="0" calcext:value-type="float">
            <text:p>0</text:p>
          </table:table-cell>
          <table:table-cell table:style-name="ce83" table:formula="of:=PRODUCT([.E58];[$'FMFH SNAPSHOT'.E67])" office:value-type="float" office:value="0" calcext:value-type="float">
            <text:p>0</text:p>
          </table:table-cell>
          <table:table-cell table:style-name="ce94" table:formula="of:=PRODUCT([.E58];[$'FMFH SNAPSHOT'.F67])" office:value-type="float" office:value="0" calcext:value-type="float">
            <text:p>0</text:p>
          </table:table-cell>
          <table:table-cell table:style-name="ce98" table:formula="of:=PRODUCT([.E58];[$'FMFH SNAPSHOT'.G67])" office:value-type="float" office:value="0" calcext:value-type="float">
            <text:p>0</text:p>
          </table:table-cell>
          <table:table-cell table:style-name="ce98" table:formula="of:=PRODUCT([.E58];[$'FMFH SNAPSHOT'.H67])" office:value-type="float" office:value="0" calcext:value-type="float">
            <text:p>0</text:p>
          </table:table-cell>
          <table:table-cell table:style-name="ce98" table:formula="of:=PRODUCT([.E58];[$'FMFH SNAPSHOT'.I67])" office:value-type="float" office:value="0" calcext:value-type="float">
            <text:p>0</text:p>
          </table:table-cell>
          <table:table-cell table:style-name="ce98" table:formula="of:=PRODUCT([.E58];[$'FMFH SNAPSHOT'.J67])" office:value-type="float" office:value="0" calcext:value-type="float">
            <text:p>0</text:p>
          </table:table-cell>
          <table:table-cell table:style-name="ce98" table:formula="of:=PRODUCT([.E58];[$'FMFH SNAPSHOT'.K67])" office:value-type="float" office:value="0" calcext:value-type="float">
            <text:p>0</text:p>
          </table:table-cell>
          <table:table-cell table:style-name="ce98" table:formula="of:=PRODUCT([.E58];[$'FMFH SNAPSHOT'.L67])" office:value-type="float" office:value="0" calcext:value-type="float">
            <text:p>0</text:p>
          </table:table-cell>
          <table:table-cell table:style-name="ce98" table:formula="of:=PRODUCT([.E58];[$'FMFH SNAPSHOT'.M67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58];[.B58])" office:value-type="float" office:value="0" calcext:value-type="float">
            <text:p>0</text:p>
          </table:table-cell>
          <table:table-cell table:style-name="ce110" table:formula="of:=PRODUCT([.AA58];[.C58])" office:value-type="float" office:value="0" calcext:value-type="float">
            <text:p>0</text:p>
          </table:table-cell>
          <table:table-cell table:style-name="ce110" table:formula="of:=PRODUCT([.AB58];[.D58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2-27" calcext:value-type="date">
            <text:p>27-Feb-2023</text:p>
          </table:table-cell>
          <table:table-cell table:style-name="ce83" table:formula="of:=[$SUMMARY.B60]" office:value-type="float" office:value="0" calcext:value-type="float">
            <text:p>0</text:p>
          </table:table-cell>
          <table:table-cell table:style-name="ce83" table:formula="of:=[$SUMMARY.C60]" office:value-type="float" office:value="0" calcext:value-type="float">
            <text:p>0</text:p>
          </table:table-cell>
          <table:table-cell table:style-name="ce83" table:formula="of:=[$SUMMARY.D60]" office:value-type="float" office:value="0" calcext:value-type="float">
            <text:p>0</text:p>
          </table:table-cell>
          <table:table-cell table:style-name="ce83" table:formula="of:=SUM([.U59:.W59])" office:value-type="float" office:value="0" calcext:value-type="float">
            <text:p>0</text:p>
          </table:table-cell>
          <table:table-cell table:style-name="ce83" table:formula="of:=PRODUCT([.E59];[$'FMFH SNAPSHOT'.B68])" office:value-type="float" office:value="0" calcext:value-type="float">
            <text:p>0</text:p>
          </table:table-cell>
          <table:table-cell table:style-name="ce83" table:formula="of:=PRODUCT([.E59];[$'FMFH SNAPSHOT'.C68])" office:value-type="float" office:value="0" calcext:value-type="float">
            <text:p>0</text:p>
          </table:table-cell>
          <table:table-cell table:style-name="ce83" table:formula="of:=PRODUCT([.E59];[$'FMFH SNAPSHOT'.D68])" office:value-type="float" office:value="0" calcext:value-type="float">
            <text:p>0</text:p>
          </table:table-cell>
          <table:table-cell table:style-name="ce83" table:formula="of:=PRODUCT([.E59];[$'FMFH SNAPSHOT'.E68])" office:value-type="float" office:value="0" calcext:value-type="float">
            <text:p>0</text:p>
          </table:table-cell>
          <table:table-cell table:style-name="ce94" table:formula="of:=PRODUCT([.E59];[$'FMFH SNAPSHOT'.F68])" office:value-type="float" office:value="0" calcext:value-type="float">
            <text:p>0</text:p>
          </table:table-cell>
          <table:table-cell table:style-name="ce98" table:formula="of:=PRODUCT([.E59];[$'FMFH SNAPSHOT'.G68])" office:value-type="float" office:value="0" calcext:value-type="float">
            <text:p>0</text:p>
          </table:table-cell>
          <table:table-cell table:style-name="ce98" table:formula="of:=PRODUCT([.E59];[$'FMFH SNAPSHOT'.H68])" office:value-type="float" office:value="0" calcext:value-type="float">
            <text:p>0</text:p>
          </table:table-cell>
          <table:table-cell table:style-name="ce98" table:formula="of:=PRODUCT([.E59];[$'FMFH SNAPSHOT'.I68])" office:value-type="float" office:value="0" calcext:value-type="float">
            <text:p>0</text:p>
          </table:table-cell>
          <table:table-cell table:style-name="ce98" table:formula="of:=PRODUCT([.E59];[$'FMFH SNAPSHOT'.J68])" office:value-type="float" office:value="0" calcext:value-type="float">
            <text:p>0</text:p>
          </table:table-cell>
          <table:table-cell table:style-name="ce98" table:formula="of:=PRODUCT([.E59];[$'FMFH SNAPSHOT'.K68])" office:value-type="float" office:value="0" calcext:value-type="float">
            <text:p>0</text:p>
          </table:table-cell>
          <table:table-cell table:style-name="ce98" table:formula="of:=PRODUCT([.E59];[$'FMFH SNAPSHOT'.L68])" office:value-type="float" office:value="0" calcext:value-type="float">
            <text:p>0</text:p>
          </table:table-cell>
          <table:table-cell table:style-name="ce98" table:formula="of:=PRODUCT([.E59];[$'FMFH SNAPSHOT'.M68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59];[.B59])" office:value-type="float" office:value="0" calcext:value-type="float">
            <text:p>0</text:p>
          </table:table-cell>
          <table:table-cell table:style-name="ce110" table:formula="of:=PRODUCT([.AA59];[.C59])" office:value-type="float" office:value="0" calcext:value-type="float">
            <text:p>0</text:p>
          </table:table-cell>
          <table:table-cell table:style-name="ce110" table:formula="of:=PRODUCT([.AB59];[.D59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3-06" calcext:value-type="date">
            <text:p>6-Mar-2023</text:p>
          </table:table-cell>
          <table:table-cell table:style-name="ce83" table:formula="of:=[$SUMMARY.B61]" office:value-type="float" office:value="0" calcext:value-type="float">
            <text:p>0</text:p>
          </table:table-cell>
          <table:table-cell table:style-name="ce83" table:formula="of:=[$SUMMARY.C61]" office:value-type="float" office:value="0" calcext:value-type="float">
            <text:p>0</text:p>
          </table:table-cell>
          <table:table-cell table:style-name="ce83" table:formula="of:=[$SUMMARY.D61]" office:value-type="float" office:value="0" calcext:value-type="float">
            <text:p>0</text:p>
          </table:table-cell>
          <table:table-cell table:style-name="ce83" table:formula="of:=SUM([.U60:.W60])" office:value-type="float" office:value="0" calcext:value-type="float">
            <text:p>0</text:p>
          </table:table-cell>
          <table:table-cell table:style-name="ce83" table:formula="of:=PRODUCT([.E60];[$'FMFH SNAPSHOT'.B69])" office:value-type="float" office:value="0" calcext:value-type="float">
            <text:p>0</text:p>
          </table:table-cell>
          <table:table-cell table:style-name="ce83" table:formula="of:=PRODUCT([.E60];[$'FMFH SNAPSHOT'.C69])" office:value-type="float" office:value="0" calcext:value-type="float">
            <text:p>0</text:p>
          </table:table-cell>
          <table:table-cell table:style-name="ce83" table:formula="of:=PRODUCT([.E60];[$'FMFH SNAPSHOT'.D69])" office:value-type="float" office:value="0" calcext:value-type="float">
            <text:p>0</text:p>
          </table:table-cell>
          <table:table-cell table:style-name="ce83" table:formula="of:=PRODUCT([.E60];[$'FMFH SNAPSHOT'.E69])" office:value-type="float" office:value="0" calcext:value-type="float">
            <text:p>0</text:p>
          </table:table-cell>
          <table:table-cell table:style-name="ce94" table:formula="of:=PRODUCT([.E60];[$'FMFH SNAPSHOT'.F69])" office:value-type="float" office:value="0" calcext:value-type="float">
            <text:p>0</text:p>
          </table:table-cell>
          <table:table-cell table:style-name="ce98" table:formula="of:=PRODUCT([.E60];[$'FMFH SNAPSHOT'.G69])" office:value-type="float" office:value="0" calcext:value-type="float">
            <text:p>0</text:p>
          </table:table-cell>
          <table:table-cell table:style-name="ce98" table:formula="of:=PRODUCT([.E60];[$'FMFH SNAPSHOT'.H69])" office:value-type="float" office:value="0" calcext:value-type="float">
            <text:p>0</text:p>
          </table:table-cell>
          <table:table-cell table:style-name="ce98" table:formula="of:=PRODUCT([.E60];[$'FMFH SNAPSHOT'.I69])" office:value-type="float" office:value="0" calcext:value-type="float">
            <text:p>0</text:p>
          </table:table-cell>
          <table:table-cell table:style-name="ce98" table:formula="of:=PRODUCT([.E60];[$'FMFH SNAPSHOT'.J69])" office:value-type="float" office:value="0" calcext:value-type="float">
            <text:p>0</text:p>
          </table:table-cell>
          <table:table-cell table:style-name="ce98" table:formula="of:=PRODUCT([.E60];[$'FMFH SNAPSHOT'.K69])" office:value-type="float" office:value="0" calcext:value-type="float">
            <text:p>0</text:p>
          </table:table-cell>
          <table:table-cell table:style-name="ce98" table:formula="of:=PRODUCT([.E60];[$'FMFH SNAPSHOT'.L69])" office:value-type="float" office:value="0" calcext:value-type="float">
            <text:p>0</text:p>
          </table:table-cell>
          <table:table-cell table:style-name="ce98" table:formula="of:=PRODUCT([.E60];[$'FMFH SNAPSHOT'.M69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60];[.B60])" office:value-type="float" office:value="0" calcext:value-type="float">
            <text:p>0</text:p>
          </table:table-cell>
          <table:table-cell table:style-name="ce110" table:formula="of:=PRODUCT([.AA60];[.C60])" office:value-type="float" office:value="0" calcext:value-type="float">
            <text:p>0</text:p>
          </table:table-cell>
          <table:table-cell table:style-name="ce110" table:formula="of:=PRODUCT([.AB60];[.D60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3-13" calcext:value-type="date">
            <text:p>13-Mar-2023</text:p>
          </table:table-cell>
          <table:table-cell table:style-name="ce83" table:formula="of:=[$SUMMARY.B62]" office:value-type="float" office:value="0" calcext:value-type="float">
            <text:p>0</text:p>
          </table:table-cell>
          <table:table-cell table:style-name="ce83" table:formula="of:=[$SUMMARY.C62]" office:value-type="float" office:value="0" calcext:value-type="float">
            <text:p>0</text:p>
          </table:table-cell>
          <table:table-cell table:style-name="ce83" table:formula="of:=[$SUMMARY.D62]" office:value-type="float" office:value="0" calcext:value-type="float">
            <text:p>0</text:p>
          </table:table-cell>
          <table:table-cell table:style-name="ce83" table:formula="of:=SUM([.U61:.W61])" office:value-type="float" office:value="0" calcext:value-type="float">
            <text:p>0</text:p>
          </table:table-cell>
          <table:table-cell table:style-name="ce83" table:formula="of:=PRODUCT([.E61];[$'FMFH SNAPSHOT'.B70])" office:value-type="float" office:value="0" calcext:value-type="float">
            <text:p>0</text:p>
          </table:table-cell>
          <table:table-cell table:style-name="ce83" table:formula="of:=PRODUCT([.E61];[$'FMFH SNAPSHOT'.C70])" office:value-type="float" office:value="0" calcext:value-type="float">
            <text:p>0</text:p>
          </table:table-cell>
          <table:table-cell table:style-name="ce83" table:formula="of:=PRODUCT([.E61];[$'FMFH SNAPSHOT'.D70])" office:value-type="float" office:value="0" calcext:value-type="float">
            <text:p>0</text:p>
          </table:table-cell>
          <table:table-cell table:style-name="ce83" table:formula="of:=PRODUCT([.E61];[$'FMFH SNAPSHOT'.E70])" office:value-type="float" office:value="0" calcext:value-type="float">
            <text:p>0</text:p>
          </table:table-cell>
          <table:table-cell table:style-name="ce94" table:formula="of:=PRODUCT([.E61];[$'FMFH SNAPSHOT'.F70])" office:value-type="float" office:value="0" calcext:value-type="float">
            <text:p>0</text:p>
          </table:table-cell>
          <table:table-cell table:style-name="ce98" table:formula="of:=PRODUCT([.E61];[$'FMFH SNAPSHOT'.G70])" office:value-type="float" office:value="0" calcext:value-type="float">
            <text:p>0</text:p>
          </table:table-cell>
          <table:table-cell table:style-name="ce98" table:formula="of:=PRODUCT([.E61];[$'FMFH SNAPSHOT'.H70])" office:value-type="float" office:value="0" calcext:value-type="float">
            <text:p>0</text:p>
          </table:table-cell>
          <table:table-cell table:style-name="ce98" table:formula="of:=PRODUCT([.E61];[$'FMFH SNAPSHOT'.I70])" office:value-type="float" office:value="0" calcext:value-type="float">
            <text:p>0</text:p>
          </table:table-cell>
          <table:table-cell table:style-name="ce98" table:formula="of:=PRODUCT([.E61];[$'FMFH SNAPSHOT'.J70])" office:value-type="float" office:value="0" calcext:value-type="float">
            <text:p>0</text:p>
          </table:table-cell>
          <table:table-cell table:style-name="ce98" table:formula="of:=PRODUCT([.E61];[$'FMFH SNAPSHOT'.K70])" office:value-type="float" office:value="0" calcext:value-type="float">
            <text:p>0</text:p>
          </table:table-cell>
          <table:table-cell table:style-name="ce98" table:formula="of:=PRODUCT([.E61];[$'FMFH SNAPSHOT'.L70])" office:value-type="float" office:value="0" calcext:value-type="float">
            <text:p>0</text:p>
          </table:table-cell>
          <table:table-cell table:style-name="ce98" table:formula="of:=PRODUCT([.E61];[$'FMFH SNAPSHOT'.M70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61];[.B61])" office:value-type="float" office:value="0" calcext:value-type="float">
            <text:p>0</text:p>
          </table:table-cell>
          <table:table-cell table:style-name="ce110" table:formula="of:=PRODUCT([.AA61];[.C61])" office:value-type="float" office:value="0" calcext:value-type="float">
            <text:p>0</text:p>
          </table:table-cell>
          <table:table-cell table:style-name="ce110" table:formula="of:=PRODUCT([.AB61];[.D61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3-20" calcext:value-type="date">
            <text:p>20-Mar-2023</text:p>
          </table:table-cell>
          <table:table-cell table:style-name="ce83" table:formula="of:=[$SUMMARY.B63]" office:value-type="float" office:value="0" calcext:value-type="float">
            <text:p>0</text:p>
          </table:table-cell>
          <table:table-cell table:style-name="ce83" table:formula="of:=[$SUMMARY.C63]" office:value-type="float" office:value="0" calcext:value-type="float">
            <text:p>0</text:p>
          </table:table-cell>
          <table:table-cell table:style-name="ce83" table:formula="of:=[$SUMMARY.D63]" office:value-type="float" office:value="0" calcext:value-type="float">
            <text:p>0</text:p>
          </table:table-cell>
          <table:table-cell table:style-name="ce83" table:formula="of:=SUM([.U62:.W62])" office:value-type="float" office:value="0" calcext:value-type="float">
            <text:p>0</text:p>
          </table:table-cell>
          <table:table-cell table:style-name="ce83" table:formula="of:=PRODUCT([.E62];[$'FMFH SNAPSHOT'.B71])" office:value-type="float" office:value="0" calcext:value-type="float">
            <text:p>0</text:p>
          </table:table-cell>
          <table:table-cell table:style-name="ce83" table:formula="of:=PRODUCT([.E62];[$'FMFH SNAPSHOT'.C71])" office:value-type="float" office:value="0" calcext:value-type="float">
            <text:p>0</text:p>
          </table:table-cell>
          <table:table-cell table:style-name="ce83" table:formula="of:=PRODUCT([.E62];[$'FMFH SNAPSHOT'.D71])" office:value-type="float" office:value="0" calcext:value-type="float">
            <text:p>0</text:p>
          </table:table-cell>
          <table:table-cell table:style-name="ce83" table:formula="of:=PRODUCT([.E62];[$'FMFH SNAPSHOT'.E71])" office:value-type="float" office:value="0" calcext:value-type="float">
            <text:p>0</text:p>
          </table:table-cell>
          <table:table-cell table:style-name="ce94" table:formula="of:=PRODUCT([.E62];[$'FMFH SNAPSHOT'.F71])" office:value-type="float" office:value="0" calcext:value-type="float">
            <text:p>0</text:p>
          </table:table-cell>
          <table:table-cell table:style-name="ce98" table:formula="of:=PRODUCT([.E62];[$'FMFH SNAPSHOT'.G71])" office:value-type="float" office:value="0" calcext:value-type="float">
            <text:p>0</text:p>
          </table:table-cell>
          <table:table-cell table:style-name="ce98" table:formula="of:=PRODUCT([.E62];[$'FMFH SNAPSHOT'.H71])" office:value-type="float" office:value="0" calcext:value-type="float">
            <text:p>0</text:p>
          </table:table-cell>
          <table:table-cell table:style-name="ce98" table:formula="of:=PRODUCT([.E62];[$'FMFH SNAPSHOT'.I71])" office:value-type="float" office:value="0" calcext:value-type="float">
            <text:p>0</text:p>
          </table:table-cell>
          <table:table-cell table:style-name="ce98" table:formula="of:=PRODUCT([.E62];[$'FMFH SNAPSHOT'.J71])" office:value-type="float" office:value="0" calcext:value-type="float">
            <text:p>0</text:p>
          </table:table-cell>
          <table:table-cell table:style-name="ce98" table:formula="of:=PRODUCT([.E62];[$'FMFH SNAPSHOT'.K71])" office:value-type="float" office:value="0" calcext:value-type="float">
            <text:p>0</text:p>
          </table:table-cell>
          <table:table-cell table:style-name="ce98" table:formula="of:=PRODUCT([.E62];[$'FMFH SNAPSHOT'.L71])" office:value-type="float" office:value="0" calcext:value-type="float">
            <text:p>0</text:p>
          </table:table-cell>
          <table:table-cell table:style-name="ce98" table:formula="of:=PRODUCT([.E62];[$'FMFH SNAPSHOT'.M71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62];[.B62])" office:value-type="float" office:value="0" calcext:value-type="float">
            <text:p>0</text:p>
          </table:table-cell>
          <table:table-cell table:style-name="ce110" table:formula="of:=PRODUCT([.AA62];[.C62])" office:value-type="float" office:value="0" calcext:value-type="float">
            <text:p>0</text:p>
          </table:table-cell>
          <table:table-cell table:style-name="ce110" table:formula="of:=PRODUCT([.AB62];[.D62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3-27" calcext:value-type="date">
            <text:p>27-Mar-2023</text:p>
          </table:table-cell>
          <table:table-cell table:style-name="ce83" table:formula="of:=[$SUMMARY.B64]" office:value-type="float" office:value="0" calcext:value-type="float">
            <text:p>0</text:p>
          </table:table-cell>
          <table:table-cell table:style-name="ce83" table:formula="of:=[$SUMMARY.C64]" office:value-type="float" office:value="0" calcext:value-type="float">
            <text:p>0</text:p>
          </table:table-cell>
          <table:table-cell table:style-name="ce83" table:formula="of:=[$SUMMARY.D64]" office:value-type="float" office:value="0" calcext:value-type="float">
            <text:p>0</text:p>
          </table:table-cell>
          <table:table-cell table:style-name="ce83" table:formula="of:=SUM([.U63:.W63])" office:value-type="float" office:value="0" calcext:value-type="float">
            <text:p>0</text:p>
          </table:table-cell>
          <table:table-cell table:style-name="ce83" table:formula="of:=PRODUCT([.E63];[$'FMFH SNAPSHOT'.B72])" office:value-type="float" office:value="0" calcext:value-type="float">
            <text:p>0</text:p>
          </table:table-cell>
          <table:table-cell table:style-name="ce83" table:formula="of:=PRODUCT([.E63];[$'FMFH SNAPSHOT'.C72])" office:value-type="float" office:value="0" calcext:value-type="float">
            <text:p>0</text:p>
          </table:table-cell>
          <table:table-cell table:style-name="ce83" table:formula="of:=PRODUCT([.E63];[$'FMFH SNAPSHOT'.D72])" office:value-type="float" office:value="0" calcext:value-type="float">
            <text:p>0</text:p>
          </table:table-cell>
          <table:table-cell table:style-name="ce83" table:formula="of:=PRODUCT([.E63];[$'FMFH SNAPSHOT'.E72])" office:value-type="float" office:value="0" calcext:value-type="float">
            <text:p>0</text:p>
          </table:table-cell>
          <table:table-cell table:style-name="ce94" table:formula="of:=PRODUCT([.E63];[$'FMFH SNAPSHOT'.F72])" office:value-type="float" office:value="0" calcext:value-type="float">
            <text:p>0</text:p>
          </table:table-cell>
          <table:table-cell table:style-name="ce98" table:formula="of:=PRODUCT([.E63];[$'FMFH SNAPSHOT'.G72])" office:value-type="float" office:value="0" calcext:value-type="float">
            <text:p>0</text:p>
          </table:table-cell>
          <table:table-cell table:style-name="ce98" table:formula="of:=PRODUCT([.E63];[$'FMFH SNAPSHOT'.H72])" office:value-type="float" office:value="0" calcext:value-type="float">
            <text:p>0</text:p>
          </table:table-cell>
          <table:table-cell table:style-name="ce98" table:formula="of:=PRODUCT([.E63];[$'FMFH SNAPSHOT'.I72])" office:value-type="float" office:value="0" calcext:value-type="float">
            <text:p>0</text:p>
          </table:table-cell>
          <table:table-cell table:style-name="ce98" table:formula="of:=PRODUCT([.E63];[$'FMFH SNAPSHOT'.J72])" office:value-type="float" office:value="0" calcext:value-type="float">
            <text:p>0</text:p>
          </table:table-cell>
          <table:table-cell table:style-name="ce98" table:formula="of:=PRODUCT([.E63];[$'FMFH SNAPSHOT'.K72])" office:value-type="float" office:value="0" calcext:value-type="float">
            <text:p>0</text:p>
          </table:table-cell>
          <table:table-cell table:style-name="ce98" table:formula="of:=PRODUCT([.E63];[$'FMFH SNAPSHOT'.L72])" office:value-type="float" office:value="0" calcext:value-type="float">
            <text:p>0</text:p>
          </table:table-cell>
          <table:table-cell table:style-name="ce98" table:formula="of:=PRODUCT([.E63];[$'FMFH SNAPSHOT'.M72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63];[.B63])" office:value-type="float" office:value="0" calcext:value-type="float">
            <text:p>0</text:p>
          </table:table-cell>
          <table:table-cell table:style-name="ce110" table:formula="of:=PRODUCT([.AA63];[.C63])" office:value-type="float" office:value="0" calcext:value-type="float">
            <text:p>0</text:p>
          </table:table-cell>
          <table:table-cell table:style-name="ce110" table:formula="of:=PRODUCT([.AB63];[.D63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4-03" calcext:value-type="date">
            <text:p>3-Apr-2023</text:p>
          </table:table-cell>
          <table:table-cell table:style-name="ce83" table:formula="of:=[$SUMMARY.B65]" office:value-type="float" office:value="0" calcext:value-type="float">
            <text:p>0</text:p>
          </table:table-cell>
          <table:table-cell table:style-name="ce83" table:formula="of:=[$SUMMARY.C65]" office:value-type="float" office:value="0" calcext:value-type="float">
            <text:p>0</text:p>
          </table:table-cell>
          <table:table-cell table:style-name="ce83" table:formula="of:=[$SUMMARY.D65]" office:value-type="float" office:value="0" calcext:value-type="float">
            <text:p>0</text:p>
          </table:table-cell>
          <table:table-cell table:style-name="ce83" table:formula="of:=SUM([.U64:.W64])" office:value-type="float" office:value="0" calcext:value-type="float">
            <text:p>0</text:p>
          </table:table-cell>
          <table:table-cell table:style-name="ce83" table:formula="of:=PRODUCT([.E64];[$'FMFH SNAPSHOT'.B73])" office:value-type="float" office:value="0" calcext:value-type="float">
            <text:p>0</text:p>
          </table:table-cell>
          <table:table-cell table:style-name="ce83" table:formula="of:=PRODUCT([.E64];[$'FMFH SNAPSHOT'.C73])" office:value-type="float" office:value="0" calcext:value-type="float">
            <text:p>0</text:p>
          </table:table-cell>
          <table:table-cell table:style-name="ce83" table:formula="of:=PRODUCT([.E64];[$'FMFH SNAPSHOT'.D73])" office:value-type="float" office:value="0" calcext:value-type="float">
            <text:p>0</text:p>
          </table:table-cell>
          <table:table-cell table:style-name="ce83" table:formula="of:=PRODUCT([.E64];[$'FMFH SNAPSHOT'.E73])" office:value-type="float" office:value="0" calcext:value-type="float">
            <text:p>0</text:p>
          </table:table-cell>
          <table:table-cell table:style-name="ce94" table:formula="of:=PRODUCT([.E64];[$'FMFH SNAPSHOT'.F73])" office:value-type="float" office:value="0" calcext:value-type="float">
            <text:p>0</text:p>
          </table:table-cell>
          <table:table-cell table:style-name="ce98" table:formula="of:=PRODUCT([.E64];[$'FMFH SNAPSHOT'.G73])" office:value-type="float" office:value="0" calcext:value-type="float">
            <text:p>0</text:p>
          </table:table-cell>
          <table:table-cell table:style-name="ce98" table:formula="of:=PRODUCT([.E64];[$'FMFH SNAPSHOT'.H73])" office:value-type="float" office:value="0" calcext:value-type="float">
            <text:p>0</text:p>
          </table:table-cell>
          <table:table-cell table:style-name="ce98" table:formula="of:=PRODUCT([.E64];[$'FMFH SNAPSHOT'.I73])" office:value-type="float" office:value="0" calcext:value-type="float">
            <text:p>0</text:p>
          </table:table-cell>
          <table:table-cell table:style-name="ce98" table:formula="of:=PRODUCT([.E64];[$'FMFH SNAPSHOT'.J73])" office:value-type="float" office:value="0" calcext:value-type="float">
            <text:p>0</text:p>
          </table:table-cell>
          <table:table-cell table:style-name="ce98" table:formula="of:=PRODUCT([.E64];[$'FMFH SNAPSHOT'.K73])" office:value-type="float" office:value="0" calcext:value-type="float">
            <text:p>0</text:p>
          </table:table-cell>
          <table:table-cell table:style-name="ce98" table:formula="of:=PRODUCT([.E64];[$'FMFH SNAPSHOT'.L73])" office:value-type="float" office:value="0" calcext:value-type="float">
            <text:p>0</text:p>
          </table:table-cell>
          <table:table-cell table:style-name="ce98" table:formula="of:=PRODUCT([.E64];[$'FMFH SNAPSHOT'.M73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64];[.B64])" office:value-type="float" office:value="0" calcext:value-type="float">
            <text:p>0</text:p>
          </table:table-cell>
          <table:table-cell table:style-name="ce110" table:formula="of:=PRODUCT([.AA64];[.C64])" office:value-type="float" office:value="0" calcext:value-type="float">
            <text:p>0</text:p>
          </table:table-cell>
          <table:table-cell table:style-name="ce110" table:formula="of:=PRODUCT([.AB64];[.D64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4-10" calcext:value-type="date">
            <text:p>10-Apr-2023</text:p>
          </table:table-cell>
          <table:table-cell table:style-name="ce83" table:formula="of:=[$SUMMARY.B66]" office:value-type="float" office:value="0" calcext:value-type="float">
            <text:p>0</text:p>
          </table:table-cell>
          <table:table-cell table:style-name="ce83" table:formula="of:=[$SUMMARY.C66]" office:value-type="float" office:value="0" calcext:value-type="float">
            <text:p>0</text:p>
          </table:table-cell>
          <table:table-cell table:style-name="ce83" table:formula="of:=[$SUMMARY.D66]" office:value-type="float" office:value="0" calcext:value-type="float">
            <text:p>0</text:p>
          </table:table-cell>
          <table:table-cell table:style-name="ce83" table:formula="of:=SUM([.U65:.W65])" office:value-type="float" office:value="0" calcext:value-type="float">
            <text:p>0</text:p>
          </table:table-cell>
          <table:table-cell table:style-name="ce83" table:formula="of:=PRODUCT([.E65];[$'FMFH SNAPSHOT'.B74])" office:value-type="float" office:value="0" calcext:value-type="float">
            <text:p>0</text:p>
          </table:table-cell>
          <table:table-cell table:style-name="ce83" table:formula="of:=PRODUCT([.E65];[$'FMFH SNAPSHOT'.C74])" office:value-type="float" office:value="0" calcext:value-type="float">
            <text:p>0</text:p>
          </table:table-cell>
          <table:table-cell table:style-name="ce83" table:formula="of:=PRODUCT([.E65];[$'FMFH SNAPSHOT'.D74])" office:value-type="float" office:value="0" calcext:value-type="float">
            <text:p>0</text:p>
          </table:table-cell>
          <table:table-cell table:style-name="ce83" table:formula="of:=PRODUCT([.E65];[$'FMFH SNAPSHOT'.E74])" office:value-type="float" office:value="0" calcext:value-type="float">
            <text:p>0</text:p>
          </table:table-cell>
          <table:table-cell table:style-name="ce94" table:formula="of:=PRODUCT([.E65];[$'FMFH SNAPSHOT'.F74])" office:value-type="float" office:value="0" calcext:value-type="float">
            <text:p>0</text:p>
          </table:table-cell>
          <table:table-cell table:style-name="ce98" table:formula="of:=PRODUCT([.E65];[$'FMFH SNAPSHOT'.G74])" office:value-type="float" office:value="0" calcext:value-type="float">
            <text:p>0</text:p>
          </table:table-cell>
          <table:table-cell table:style-name="ce98" table:formula="of:=PRODUCT([.E65];[$'FMFH SNAPSHOT'.H74])" office:value-type="float" office:value="0" calcext:value-type="float">
            <text:p>0</text:p>
          </table:table-cell>
          <table:table-cell table:style-name="ce98" table:formula="of:=PRODUCT([.E65];[$'FMFH SNAPSHOT'.I74])" office:value-type="float" office:value="0" calcext:value-type="float">
            <text:p>0</text:p>
          </table:table-cell>
          <table:table-cell table:style-name="ce98" table:formula="of:=PRODUCT([.E65];[$'FMFH SNAPSHOT'.J74])" office:value-type="float" office:value="0" calcext:value-type="float">
            <text:p>0</text:p>
          </table:table-cell>
          <table:table-cell table:style-name="ce98" table:formula="of:=PRODUCT([.E65];[$'FMFH SNAPSHOT'.K74])" office:value-type="float" office:value="0" calcext:value-type="float">
            <text:p>0</text:p>
          </table:table-cell>
          <table:table-cell table:style-name="ce98" table:formula="of:=PRODUCT([.E65];[$'FMFH SNAPSHOT'.L74])" office:value-type="float" office:value="0" calcext:value-type="float">
            <text:p>0</text:p>
          </table:table-cell>
          <table:table-cell table:style-name="ce98" table:formula="of:=PRODUCT([.E65];[$'FMFH SNAPSHOT'.M74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65];[.B65])" office:value-type="float" office:value="0" calcext:value-type="float">
            <text:p>0</text:p>
          </table:table-cell>
          <table:table-cell table:style-name="ce110" table:formula="of:=PRODUCT([.AA65];[.C65])" office:value-type="float" office:value="0" calcext:value-type="float">
            <text:p>0</text:p>
          </table:table-cell>
          <table:table-cell table:style-name="ce110" table:formula="of:=PRODUCT([.AB65];[.D65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4-17" calcext:value-type="date">
            <text:p>17-Apr-2023</text:p>
          </table:table-cell>
          <table:table-cell table:style-name="ce83" table:formula="of:=[$SUMMARY.B67]" office:value-type="float" office:value="0" calcext:value-type="float">
            <text:p>0</text:p>
          </table:table-cell>
          <table:table-cell table:style-name="ce83" table:formula="of:=[$SUMMARY.C67]" office:value-type="float" office:value="0" calcext:value-type="float">
            <text:p>0</text:p>
          </table:table-cell>
          <table:table-cell table:style-name="ce83" table:formula="of:=[$SUMMARY.D67]" office:value-type="float" office:value="0" calcext:value-type="float">
            <text:p>0</text:p>
          </table:table-cell>
          <table:table-cell table:style-name="ce83" table:formula="of:=SUM([.U66:.W66])" office:value-type="float" office:value="0" calcext:value-type="float">
            <text:p>0</text:p>
          </table:table-cell>
          <table:table-cell table:style-name="ce83" table:formula="of:=PRODUCT([.E66];[$'FMFH SNAPSHOT'.B75])" office:value-type="float" office:value="0" calcext:value-type="float">
            <text:p>0</text:p>
          </table:table-cell>
          <table:table-cell table:style-name="ce83" table:formula="of:=PRODUCT([.E66];[$'FMFH SNAPSHOT'.C75])" office:value-type="float" office:value="0" calcext:value-type="float">
            <text:p>0</text:p>
          </table:table-cell>
          <table:table-cell table:style-name="ce83" table:formula="of:=PRODUCT([.E66];[$'FMFH SNAPSHOT'.D75])" office:value-type="float" office:value="0" calcext:value-type="float">
            <text:p>0</text:p>
          </table:table-cell>
          <table:table-cell table:style-name="ce83" table:formula="of:=PRODUCT([.E66];[$'FMFH SNAPSHOT'.E75])" office:value-type="float" office:value="0" calcext:value-type="float">
            <text:p>0</text:p>
          </table:table-cell>
          <table:table-cell table:style-name="ce94" table:formula="of:=PRODUCT([.E66];[$'FMFH SNAPSHOT'.F75])" office:value-type="float" office:value="0" calcext:value-type="float">
            <text:p>0</text:p>
          </table:table-cell>
          <table:table-cell table:style-name="ce98" table:formula="of:=PRODUCT([.E66];[$'FMFH SNAPSHOT'.G75])" office:value-type="float" office:value="0" calcext:value-type="float">
            <text:p>0</text:p>
          </table:table-cell>
          <table:table-cell table:style-name="ce98" table:formula="of:=PRODUCT([.E66];[$'FMFH SNAPSHOT'.H75])" office:value-type="float" office:value="0" calcext:value-type="float">
            <text:p>0</text:p>
          </table:table-cell>
          <table:table-cell table:style-name="ce98" table:formula="of:=PRODUCT([.E66];[$'FMFH SNAPSHOT'.I75])" office:value-type="float" office:value="0" calcext:value-type="float">
            <text:p>0</text:p>
          </table:table-cell>
          <table:table-cell table:style-name="ce98" table:formula="of:=PRODUCT([.E66];[$'FMFH SNAPSHOT'.J75])" office:value-type="float" office:value="0" calcext:value-type="float">
            <text:p>0</text:p>
          </table:table-cell>
          <table:table-cell table:style-name="ce98" table:formula="of:=PRODUCT([.E66];[$'FMFH SNAPSHOT'.K75])" office:value-type="float" office:value="0" calcext:value-type="float">
            <text:p>0</text:p>
          </table:table-cell>
          <table:table-cell table:style-name="ce98" table:formula="of:=PRODUCT([.E66];[$'FMFH SNAPSHOT'.L75])" office:value-type="float" office:value="0" calcext:value-type="float">
            <text:p>0</text:p>
          </table:table-cell>
          <table:table-cell table:style-name="ce98" table:formula="of:=PRODUCT([.E66];[$'FMFH SNAPSHOT'.M75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66];[.B66])" office:value-type="float" office:value="0" calcext:value-type="float">
            <text:p>0</text:p>
          </table:table-cell>
          <table:table-cell table:style-name="ce110" table:formula="of:=PRODUCT([.AA66];[.C66])" office:value-type="float" office:value="0" calcext:value-type="float">
            <text:p>0</text:p>
          </table:table-cell>
          <table:table-cell table:style-name="ce110" table:formula="of:=PRODUCT([.AB66];[.D66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4-24" calcext:value-type="date">
            <text:p>24-Apr-2023</text:p>
          </table:table-cell>
          <table:table-cell table:style-name="ce83" table:formula="of:=[$SUMMARY.B68]" office:value-type="float" office:value="0" calcext:value-type="float">
            <text:p>0</text:p>
          </table:table-cell>
          <table:table-cell table:style-name="ce83" table:formula="of:=[$SUMMARY.C68]" office:value-type="float" office:value="0" calcext:value-type="float">
            <text:p>0</text:p>
          </table:table-cell>
          <table:table-cell table:style-name="ce83" table:formula="of:=[$SUMMARY.D68]" office:value-type="float" office:value="0" calcext:value-type="float">
            <text:p>0</text:p>
          </table:table-cell>
          <table:table-cell table:style-name="ce83" table:formula="of:=SUM([.U67:.W67])" office:value-type="float" office:value="0" calcext:value-type="float">
            <text:p>0</text:p>
          </table:table-cell>
          <table:table-cell table:style-name="ce83" table:formula="of:=PRODUCT([.E67];[$'FMFH SNAPSHOT'.B76])" office:value-type="float" office:value="0" calcext:value-type="float">
            <text:p>0</text:p>
          </table:table-cell>
          <table:table-cell table:style-name="ce83" table:formula="of:=PRODUCT([.E67];[$'FMFH SNAPSHOT'.C76])" office:value-type="float" office:value="0" calcext:value-type="float">
            <text:p>0</text:p>
          </table:table-cell>
          <table:table-cell table:style-name="ce83" table:formula="of:=PRODUCT([.E67];[$'FMFH SNAPSHOT'.D76])" office:value-type="float" office:value="0" calcext:value-type="float">
            <text:p>0</text:p>
          </table:table-cell>
          <table:table-cell table:style-name="ce83" table:formula="of:=PRODUCT([.E67];[$'FMFH SNAPSHOT'.E76])" office:value-type="float" office:value="0" calcext:value-type="float">
            <text:p>0</text:p>
          </table:table-cell>
          <table:table-cell table:style-name="ce94" table:formula="of:=PRODUCT([.E67];[$'FMFH SNAPSHOT'.F76])" office:value-type="float" office:value="0" calcext:value-type="float">
            <text:p>0</text:p>
          </table:table-cell>
          <table:table-cell table:style-name="ce98" table:formula="of:=PRODUCT([.E67];[$'FMFH SNAPSHOT'.G76])" office:value-type="float" office:value="0" calcext:value-type="float">
            <text:p>0</text:p>
          </table:table-cell>
          <table:table-cell table:style-name="ce98" table:formula="of:=PRODUCT([.E67];[$'FMFH SNAPSHOT'.H76])" office:value-type="float" office:value="0" calcext:value-type="float">
            <text:p>0</text:p>
          </table:table-cell>
          <table:table-cell table:style-name="ce98" table:formula="of:=PRODUCT([.E67];[$'FMFH SNAPSHOT'.I76])" office:value-type="float" office:value="0" calcext:value-type="float">
            <text:p>0</text:p>
          </table:table-cell>
          <table:table-cell table:style-name="ce98" table:formula="of:=PRODUCT([.E67];[$'FMFH SNAPSHOT'.J76])" office:value-type="float" office:value="0" calcext:value-type="float">
            <text:p>0</text:p>
          </table:table-cell>
          <table:table-cell table:style-name="ce98" table:formula="of:=PRODUCT([.E67];[$'FMFH SNAPSHOT'.K76])" office:value-type="float" office:value="0" calcext:value-type="float">
            <text:p>0</text:p>
          </table:table-cell>
          <table:table-cell table:style-name="ce98" table:formula="of:=PRODUCT([.E67];[$'FMFH SNAPSHOT'.L76])" office:value-type="float" office:value="0" calcext:value-type="float">
            <text:p>0</text:p>
          </table:table-cell>
          <table:table-cell table:style-name="ce98" table:formula="of:=PRODUCT([.E67];[$'FMFH SNAPSHOT'.M76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67];[.B67])" office:value-type="float" office:value="0" calcext:value-type="float">
            <text:p>0</text:p>
          </table:table-cell>
          <table:table-cell table:style-name="ce110" table:formula="of:=PRODUCT([.AA67];[.C67])" office:value-type="float" office:value="0" calcext:value-type="float">
            <text:p>0</text:p>
          </table:table-cell>
          <table:table-cell table:style-name="ce110" table:formula="of:=PRODUCT([.AB67];[.D67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5-01" calcext:value-type="date">
            <text:p>1-May-2023</text:p>
          </table:table-cell>
          <table:table-cell table:style-name="ce83" table:formula="of:=[$SUMMARY.B69]" office:value-type="float" office:value="0" calcext:value-type="float">
            <text:p>0</text:p>
          </table:table-cell>
          <table:table-cell table:style-name="ce83" table:formula="of:=[$SUMMARY.C69]" office:value-type="float" office:value="0" calcext:value-type="float">
            <text:p>0</text:p>
          </table:table-cell>
          <table:table-cell table:style-name="ce83" table:formula="of:=[$SUMMARY.D69]" office:value-type="float" office:value="0" calcext:value-type="float">
            <text:p>0</text:p>
          </table:table-cell>
          <table:table-cell table:style-name="ce83" table:formula="of:=SUM([.U68:.W68])" office:value-type="float" office:value="0" calcext:value-type="float">
            <text:p>0</text:p>
          </table:table-cell>
          <table:table-cell table:style-name="ce83" table:formula="of:=PRODUCT([.E68];[$'FMFH SNAPSHOT'.B77])" office:value-type="float" office:value="0" calcext:value-type="float">
            <text:p>0</text:p>
          </table:table-cell>
          <table:table-cell table:style-name="ce83" table:formula="of:=PRODUCT([.E68];[$'FMFH SNAPSHOT'.C77])" office:value-type="float" office:value="0" calcext:value-type="float">
            <text:p>0</text:p>
          </table:table-cell>
          <table:table-cell table:style-name="ce83" table:formula="of:=PRODUCT([.E68];[$'FMFH SNAPSHOT'.D77])" office:value-type="float" office:value="0" calcext:value-type="float">
            <text:p>0</text:p>
          </table:table-cell>
          <table:table-cell table:style-name="ce83" table:formula="of:=PRODUCT([.E68];[$'FMFH SNAPSHOT'.E77])" office:value-type="float" office:value="0" calcext:value-type="float">
            <text:p>0</text:p>
          </table:table-cell>
          <table:table-cell table:style-name="ce94" table:formula="of:=PRODUCT([.E68];[$'FMFH SNAPSHOT'.F77])" office:value-type="float" office:value="0" calcext:value-type="float">
            <text:p>0</text:p>
          </table:table-cell>
          <table:table-cell table:style-name="ce98" table:formula="of:=PRODUCT([.E68];[$'FMFH SNAPSHOT'.G77])" office:value-type="float" office:value="0" calcext:value-type="float">
            <text:p>0</text:p>
          </table:table-cell>
          <table:table-cell table:style-name="ce98" table:formula="of:=PRODUCT([.E68];[$'FMFH SNAPSHOT'.H77])" office:value-type="float" office:value="0" calcext:value-type="float">
            <text:p>0</text:p>
          </table:table-cell>
          <table:table-cell table:style-name="ce98" table:formula="of:=PRODUCT([.E68];[$'FMFH SNAPSHOT'.I77])" office:value-type="float" office:value="0" calcext:value-type="float">
            <text:p>0</text:p>
          </table:table-cell>
          <table:table-cell table:style-name="ce98" table:formula="of:=PRODUCT([.E68];[$'FMFH SNAPSHOT'.J77])" office:value-type="float" office:value="0" calcext:value-type="float">
            <text:p>0</text:p>
          </table:table-cell>
          <table:table-cell table:style-name="ce98" table:formula="of:=PRODUCT([.E68];[$'FMFH SNAPSHOT'.K77])" office:value-type="float" office:value="0" calcext:value-type="float">
            <text:p>0</text:p>
          </table:table-cell>
          <table:table-cell table:style-name="ce98" table:formula="of:=PRODUCT([.E68];[$'FMFH SNAPSHOT'.L77])" office:value-type="float" office:value="0" calcext:value-type="float">
            <text:p>0</text:p>
          </table:table-cell>
          <table:table-cell table:style-name="ce98" table:formula="of:=PRODUCT([.E68];[$'FMFH SNAPSHOT'.M77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68];[.B68])" office:value-type="float" office:value="0" calcext:value-type="float">
            <text:p>0</text:p>
          </table:table-cell>
          <table:table-cell table:style-name="ce110" table:formula="of:=PRODUCT([.AA68];[.C68])" office:value-type="float" office:value="0" calcext:value-type="float">
            <text:p>0</text:p>
          </table:table-cell>
          <table:table-cell table:style-name="ce110" table:formula="of:=PRODUCT([.AB68];[.D68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5-08" calcext:value-type="date">
            <text:p>8-May-2023</text:p>
          </table:table-cell>
          <table:table-cell table:style-name="ce83" table:formula="of:=[$SUMMARY.B70]" office:value-type="float" office:value="0" calcext:value-type="float">
            <text:p>0</text:p>
          </table:table-cell>
          <table:table-cell table:style-name="ce83" table:formula="of:=[$SUMMARY.C70]" office:value-type="float" office:value="0" calcext:value-type="float">
            <text:p>0</text:p>
          </table:table-cell>
          <table:table-cell table:style-name="ce83" table:formula="of:=[$SUMMARY.D70]" office:value-type="float" office:value="0" calcext:value-type="float">
            <text:p>0</text:p>
          </table:table-cell>
          <table:table-cell table:style-name="ce83" table:formula="of:=SUM([.U69:.W69])" office:value-type="float" office:value="0" calcext:value-type="float">
            <text:p>0</text:p>
          </table:table-cell>
          <table:table-cell table:style-name="ce83" table:formula="of:=PRODUCT([.E69];[$'FMFH SNAPSHOT'.B78])" office:value-type="float" office:value="0" calcext:value-type="float">
            <text:p>0</text:p>
          </table:table-cell>
          <table:table-cell table:style-name="ce83" table:formula="of:=PRODUCT([.E69];[$'FMFH SNAPSHOT'.C78])" office:value-type="float" office:value="0" calcext:value-type="float">
            <text:p>0</text:p>
          </table:table-cell>
          <table:table-cell table:style-name="ce83" table:formula="of:=PRODUCT([.E69];[$'FMFH SNAPSHOT'.D78])" office:value-type="float" office:value="0" calcext:value-type="float">
            <text:p>0</text:p>
          </table:table-cell>
          <table:table-cell table:style-name="ce83" table:formula="of:=PRODUCT([.E69];[$'FMFH SNAPSHOT'.E78])" office:value-type="float" office:value="0" calcext:value-type="float">
            <text:p>0</text:p>
          </table:table-cell>
          <table:table-cell table:style-name="ce94" table:formula="of:=PRODUCT([.E69];[$'FMFH SNAPSHOT'.F78])" office:value-type="float" office:value="0" calcext:value-type="float">
            <text:p>0</text:p>
          </table:table-cell>
          <table:table-cell table:style-name="ce98" table:formula="of:=PRODUCT([.E69];[$'FMFH SNAPSHOT'.G78])" office:value-type="float" office:value="0" calcext:value-type="float">
            <text:p>0</text:p>
          </table:table-cell>
          <table:table-cell table:style-name="ce98" table:formula="of:=PRODUCT([.E69];[$'FMFH SNAPSHOT'.H78])" office:value-type="float" office:value="0" calcext:value-type="float">
            <text:p>0</text:p>
          </table:table-cell>
          <table:table-cell table:style-name="ce98" table:formula="of:=PRODUCT([.E69];[$'FMFH SNAPSHOT'.I78])" office:value-type="float" office:value="0" calcext:value-type="float">
            <text:p>0</text:p>
          </table:table-cell>
          <table:table-cell table:style-name="ce98" table:formula="of:=PRODUCT([.E69];[$'FMFH SNAPSHOT'.J78])" office:value-type="float" office:value="0" calcext:value-type="float">
            <text:p>0</text:p>
          </table:table-cell>
          <table:table-cell table:style-name="ce98" table:formula="of:=PRODUCT([.E69];[$'FMFH SNAPSHOT'.K78])" office:value-type="float" office:value="0" calcext:value-type="float">
            <text:p>0</text:p>
          </table:table-cell>
          <table:table-cell table:style-name="ce98" table:formula="of:=PRODUCT([.E69];[$'FMFH SNAPSHOT'.L78])" office:value-type="float" office:value="0" calcext:value-type="float">
            <text:p>0</text:p>
          </table:table-cell>
          <table:table-cell table:style-name="ce98" table:formula="of:=PRODUCT([.E69];[$'FMFH SNAPSHOT'.M78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69];[.B69])" office:value-type="float" office:value="0" calcext:value-type="float">
            <text:p>0</text:p>
          </table:table-cell>
          <table:table-cell table:style-name="ce110" table:formula="of:=PRODUCT([.AA69];[.C69])" office:value-type="float" office:value="0" calcext:value-type="float">
            <text:p>0</text:p>
          </table:table-cell>
          <table:table-cell table:style-name="ce110" table:formula="of:=PRODUCT([.AB69];[.D69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5-15" calcext:value-type="date">
            <text:p>15-May-2023</text:p>
          </table:table-cell>
          <table:table-cell table:style-name="ce83" table:formula="of:=[$SUMMARY.B71]" office:value-type="float" office:value="0" calcext:value-type="float">
            <text:p>0</text:p>
          </table:table-cell>
          <table:table-cell table:style-name="ce83" table:formula="of:=[$SUMMARY.C71]" office:value-type="float" office:value="0" calcext:value-type="float">
            <text:p>0</text:p>
          </table:table-cell>
          <table:table-cell table:style-name="ce83" table:formula="of:=[$SUMMARY.D71]" office:value-type="float" office:value="0" calcext:value-type="float">
            <text:p>0</text:p>
          </table:table-cell>
          <table:table-cell table:style-name="ce83" table:formula="of:=SUM([.U70:.W70])" office:value-type="float" office:value="0" calcext:value-type="float">
            <text:p>0</text:p>
          </table:table-cell>
          <table:table-cell table:style-name="ce83" table:formula="of:=PRODUCT([.E70];[$'FMFH SNAPSHOT'.B79])" office:value-type="float" office:value="0" calcext:value-type="float">
            <text:p>0</text:p>
          </table:table-cell>
          <table:table-cell table:style-name="ce83" table:formula="of:=PRODUCT([.E70];[$'FMFH SNAPSHOT'.C79])" office:value-type="float" office:value="0" calcext:value-type="float">
            <text:p>0</text:p>
          </table:table-cell>
          <table:table-cell table:style-name="ce83" table:formula="of:=PRODUCT([.E70];[$'FMFH SNAPSHOT'.D79])" office:value-type="float" office:value="0" calcext:value-type="float">
            <text:p>0</text:p>
          </table:table-cell>
          <table:table-cell table:style-name="ce83" table:formula="of:=PRODUCT([.E70];[$'FMFH SNAPSHOT'.E79])" office:value-type="float" office:value="0" calcext:value-type="float">
            <text:p>0</text:p>
          </table:table-cell>
          <table:table-cell table:style-name="ce94" table:formula="of:=PRODUCT([.E70];[$'FMFH SNAPSHOT'.F79])" office:value-type="float" office:value="0" calcext:value-type="float">
            <text:p>0</text:p>
          </table:table-cell>
          <table:table-cell table:style-name="ce98" table:formula="of:=PRODUCT([.E70];[$'FMFH SNAPSHOT'.G79])" office:value-type="float" office:value="0" calcext:value-type="float">
            <text:p>0</text:p>
          </table:table-cell>
          <table:table-cell table:style-name="ce98" table:formula="of:=PRODUCT([.E70];[$'FMFH SNAPSHOT'.H79])" office:value-type="float" office:value="0" calcext:value-type="float">
            <text:p>0</text:p>
          </table:table-cell>
          <table:table-cell table:style-name="ce98" table:formula="of:=PRODUCT([.E70];[$'FMFH SNAPSHOT'.I79])" office:value-type="float" office:value="0" calcext:value-type="float">
            <text:p>0</text:p>
          </table:table-cell>
          <table:table-cell table:style-name="ce98" table:formula="of:=PRODUCT([.E70];[$'FMFH SNAPSHOT'.J79])" office:value-type="float" office:value="0" calcext:value-type="float">
            <text:p>0</text:p>
          </table:table-cell>
          <table:table-cell table:style-name="ce98" table:formula="of:=PRODUCT([.E70];[$'FMFH SNAPSHOT'.K79])" office:value-type="float" office:value="0" calcext:value-type="float">
            <text:p>0</text:p>
          </table:table-cell>
          <table:table-cell table:style-name="ce98" table:formula="of:=PRODUCT([.E70];[$'FMFH SNAPSHOT'.L79])" office:value-type="float" office:value="0" calcext:value-type="float">
            <text:p>0</text:p>
          </table:table-cell>
          <table:table-cell table:style-name="ce98" table:formula="of:=PRODUCT([.E70];[$'FMFH SNAPSHOT'.M79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70];[.B70])" office:value-type="float" office:value="0" calcext:value-type="float">
            <text:p>0</text:p>
          </table:table-cell>
          <table:table-cell table:style-name="ce110" table:formula="of:=PRODUCT([.AA70];[.C70])" office:value-type="float" office:value="0" calcext:value-type="float">
            <text:p>0</text:p>
          </table:table-cell>
          <table:table-cell table:style-name="ce110" table:formula="of:=PRODUCT([.AB70];[.D70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5-22" calcext:value-type="date">
            <text:p>22-May-2023</text:p>
          </table:table-cell>
          <table:table-cell table:style-name="ce83" table:formula="of:=[$SUMMARY.B72]" office:value-type="float" office:value="0" calcext:value-type="float">
            <text:p>0</text:p>
          </table:table-cell>
          <table:table-cell table:style-name="ce83" table:formula="of:=[$SUMMARY.C72]" office:value-type="float" office:value="0" calcext:value-type="float">
            <text:p>0</text:p>
          </table:table-cell>
          <table:table-cell table:style-name="ce83" table:formula="of:=[$SUMMARY.D72]" office:value-type="float" office:value="0" calcext:value-type="float">
            <text:p>0</text:p>
          </table:table-cell>
          <table:table-cell table:style-name="ce83" table:formula="of:=SUM([.U71:.W71])" office:value-type="float" office:value="0" calcext:value-type="float">
            <text:p>0</text:p>
          </table:table-cell>
          <table:table-cell table:style-name="ce83" table:formula="of:=PRODUCT([.E71];[$'FMFH SNAPSHOT'.B80])" office:value-type="float" office:value="0" calcext:value-type="float">
            <text:p>0</text:p>
          </table:table-cell>
          <table:table-cell table:style-name="ce83" table:formula="of:=PRODUCT([.E71];[$'FMFH SNAPSHOT'.C80])" office:value-type="float" office:value="0" calcext:value-type="float">
            <text:p>0</text:p>
          </table:table-cell>
          <table:table-cell table:style-name="ce83" table:formula="of:=PRODUCT([.E71];[$'FMFH SNAPSHOT'.D80])" office:value-type="float" office:value="0" calcext:value-type="float">
            <text:p>0</text:p>
          </table:table-cell>
          <table:table-cell table:style-name="ce83" table:formula="of:=PRODUCT([.E71];[$'FMFH SNAPSHOT'.E80])" office:value-type="float" office:value="0" calcext:value-type="float">
            <text:p>0</text:p>
          </table:table-cell>
          <table:table-cell table:style-name="ce94" table:formula="of:=PRODUCT([.E71];[$'FMFH SNAPSHOT'.F80])" office:value-type="float" office:value="0" calcext:value-type="float">
            <text:p>0</text:p>
          </table:table-cell>
          <table:table-cell table:style-name="ce98" table:formula="of:=PRODUCT([.E71];[$'FMFH SNAPSHOT'.G80])" office:value-type="float" office:value="0" calcext:value-type="float">
            <text:p>0</text:p>
          </table:table-cell>
          <table:table-cell table:style-name="ce98" table:formula="of:=PRODUCT([.E71];[$'FMFH SNAPSHOT'.H80])" office:value-type="float" office:value="0" calcext:value-type="float">
            <text:p>0</text:p>
          </table:table-cell>
          <table:table-cell table:style-name="ce98" table:formula="of:=PRODUCT([.E71];[$'FMFH SNAPSHOT'.I80])" office:value-type="float" office:value="0" calcext:value-type="float">
            <text:p>0</text:p>
          </table:table-cell>
          <table:table-cell table:style-name="ce98" table:formula="of:=PRODUCT([.E71];[$'FMFH SNAPSHOT'.J80])" office:value-type="float" office:value="0" calcext:value-type="float">
            <text:p>0</text:p>
          </table:table-cell>
          <table:table-cell table:style-name="ce98" table:formula="of:=PRODUCT([.E71];[$'FMFH SNAPSHOT'.K80])" office:value-type="float" office:value="0" calcext:value-type="float">
            <text:p>0</text:p>
          </table:table-cell>
          <table:table-cell table:style-name="ce98" table:formula="of:=PRODUCT([.E71];[$'FMFH SNAPSHOT'.L80])" office:value-type="float" office:value="0" calcext:value-type="float">
            <text:p>0</text:p>
          </table:table-cell>
          <table:table-cell table:style-name="ce98" table:formula="of:=PRODUCT([.E71];[$'FMFH SNAPSHOT'.M80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71];[.B71])" office:value-type="float" office:value="0" calcext:value-type="float">
            <text:p>0</text:p>
          </table:table-cell>
          <table:table-cell table:style-name="ce110" table:formula="of:=PRODUCT([.AA71];[.C71])" office:value-type="float" office:value="0" calcext:value-type="float">
            <text:p>0</text:p>
          </table:table-cell>
          <table:table-cell table:style-name="ce110" table:formula="of:=PRODUCT([.AB71];[.D71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5-29" calcext:value-type="date">
            <text:p>29-May-2023</text:p>
          </table:table-cell>
          <table:table-cell table:style-name="ce83" table:formula="of:=[$SUMMARY.B73]" office:value-type="float" office:value="0" calcext:value-type="float">
            <text:p>0</text:p>
          </table:table-cell>
          <table:table-cell table:style-name="ce83" table:formula="of:=[$SUMMARY.C73]" office:value-type="float" office:value="0" calcext:value-type="float">
            <text:p>0</text:p>
          </table:table-cell>
          <table:table-cell table:style-name="ce83" table:formula="of:=[$SUMMARY.D73]" office:value-type="float" office:value="0" calcext:value-type="float">
            <text:p>0</text:p>
          </table:table-cell>
          <table:table-cell table:style-name="ce83" table:formula="of:=SUM([.U72:.W72])" office:value-type="float" office:value="0" calcext:value-type="float">
            <text:p>0</text:p>
          </table:table-cell>
          <table:table-cell table:style-name="ce83" table:formula="of:=PRODUCT([.E72];[$'FMFH SNAPSHOT'.B81])" office:value-type="float" office:value="0" calcext:value-type="float">
            <text:p>0</text:p>
          </table:table-cell>
          <table:table-cell table:style-name="ce83" table:formula="of:=PRODUCT([.E72];[$'FMFH SNAPSHOT'.C81])" office:value-type="float" office:value="0" calcext:value-type="float">
            <text:p>0</text:p>
          </table:table-cell>
          <table:table-cell table:style-name="ce83" table:formula="of:=PRODUCT([.E72];[$'FMFH SNAPSHOT'.D81])" office:value-type="float" office:value="0" calcext:value-type="float">
            <text:p>0</text:p>
          </table:table-cell>
          <table:table-cell table:style-name="ce83" table:formula="of:=PRODUCT([.E72];[$'FMFH SNAPSHOT'.E81])" office:value-type="float" office:value="0" calcext:value-type="float">
            <text:p>0</text:p>
          </table:table-cell>
          <table:table-cell table:style-name="ce94" table:formula="of:=PRODUCT([.E72];[$'FMFH SNAPSHOT'.F81])" office:value-type="float" office:value="0" calcext:value-type="float">
            <text:p>0</text:p>
          </table:table-cell>
          <table:table-cell table:style-name="ce98" table:formula="of:=PRODUCT([.E72];[$'FMFH SNAPSHOT'.G81])" office:value-type="float" office:value="0" calcext:value-type="float">
            <text:p>0</text:p>
          </table:table-cell>
          <table:table-cell table:style-name="ce98" table:formula="of:=PRODUCT([.E72];[$'FMFH SNAPSHOT'.H81])" office:value-type="float" office:value="0" calcext:value-type="float">
            <text:p>0</text:p>
          </table:table-cell>
          <table:table-cell table:style-name="ce98" table:formula="of:=PRODUCT([.E72];[$'FMFH SNAPSHOT'.I81])" office:value-type="float" office:value="0" calcext:value-type="float">
            <text:p>0</text:p>
          </table:table-cell>
          <table:table-cell table:style-name="ce98" table:formula="of:=PRODUCT([.E72];[$'FMFH SNAPSHOT'.J81])" office:value-type="float" office:value="0" calcext:value-type="float">
            <text:p>0</text:p>
          </table:table-cell>
          <table:table-cell table:style-name="ce98" table:formula="of:=PRODUCT([.E72];[$'FMFH SNAPSHOT'.K81])" office:value-type="float" office:value="0" calcext:value-type="float">
            <text:p>0</text:p>
          </table:table-cell>
          <table:table-cell table:style-name="ce98" table:formula="of:=PRODUCT([.E72];[$'FMFH SNAPSHOT'.L81])" office:value-type="float" office:value="0" calcext:value-type="float">
            <text:p>0</text:p>
          </table:table-cell>
          <table:table-cell table:style-name="ce98" table:formula="of:=PRODUCT([.E72];[$'FMFH SNAPSHOT'.M81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72];[.B72])" office:value-type="float" office:value="0" calcext:value-type="float">
            <text:p>0</text:p>
          </table:table-cell>
          <table:table-cell table:style-name="ce110" table:formula="of:=PRODUCT([.AA72];[.C72])" office:value-type="float" office:value="0" calcext:value-type="float">
            <text:p>0</text:p>
          </table:table-cell>
          <table:table-cell table:style-name="ce110" table:formula="of:=PRODUCT([.AB72];[.D72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6-05" calcext:value-type="date">
            <text:p>5-Jun-2023</text:p>
          </table:table-cell>
          <table:table-cell table:style-name="ce83" table:formula="of:=[$SUMMARY.B74]" office:value-type="float" office:value="0" calcext:value-type="float">
            <text:p>0</text:p>
          </table:table-cell>
          <table:table-cell table:style-name="ce83" table:formula="of:=[$SUMMARY.C74]" office:value-type="float" office:value="0" calcext:value-type="float">
            <text:p>0</text:p>
          </table:table-cell>
          <table:table-cell table:style-name="ce83" table:formula="of:=[$SUMMARY.D74]" office:value-type="float" office:value="0" calcext:value-type="float">
            <text:p>0</text:p>
          </table:table-cell>
          <table:table-cell table:style-name="ce83" table:formula="of:=SUM([.U73:.W73])" office:value-type="float" office:value="0" calcext:value-type="float">
            <text:p>0</text:p>
          </table:table-cell>
          <table:table-cell table:style-name="ce83" table:formula="of:=PRODUCT([.E73];[$'FMFH SNAPSHOT'.B82])" office:value-type="float" office:value="0" calcext:value-type="float">
            <text:p>0</text:p>
          </table:table-cell>
          <table:table-cell table:style-name="ce83" table:formula="of:=PRODUCT([.E73];[$'FMFH SNAPSHOT'.C82])" office:value-type="float" office:value="0" calcext:value-type="float">
            <text:p>0</text:p>
          </table:table-cell>
          <table:table-cell table:style-name="ce83" table:formula="of:=PRODUCT([.E73];[$'FMFH SNAPSHOT'.D82])" office:value-type="float" office:value="0" calcext:value-type="float">
            <text:p>0</text:p>
          </table:table-cell>
          <table:table-cell table:style-name="ce83" table:formula="of:=PRODUCT([.E73];[$'FMFH SNAPSHOT'.E82])" office:value-type="float" office:value="0" calcext:value-type="float">
            <text:p>0</text:p>
          </table:table-cell>
          <table:table-cell table:style-name="ce94" table:formula="of:=PRODUCT([.E73];[$'FMFH SNAPSHOT'.F82])" office:value-type="float" office:value="0" calcext:value-type="float">
            <text:p>0</text:p>
          </table:table-cell>
          <table:table-cell table:style-name="ce98" table:formula="of:=PRODUCT([.E73];[$'FMFH SNAPSHOT'.G82])" office:value-type="float" office:value="0" calcext:value-type="float">
            <text:p>0</text:p>
          </table:table-cell>
          <table:table-cell table:style-name="ce98" table:formula="of:=PRODUCT([.E73];[$'FMFH SNAPSHOT'.H82])" office:value-type="float" office:value="0" calcext:value-type="float">
            <text:p>0</text:p>
          </table:table-cell>
          <table:table-cell table:style-name="ce98" table:formula="of:=PRODUCT([.E73];[$'FMFH SNAPSHOT'.I82])" office:value-type="float" office:value="0" calcext:value-type="float">
            <text:p>0</text:p>
          </table:table-cell>
          <table:table-cell table:style-name="ce98" table:formula="of:=PRODUCT([.E73];[$'FMFH SNAPSHOT'.J82])" office:value-type="float" office:value="0" calcext:value-type="float">
            <text:p>0</text:p>
          </table:table-cell>
          <table:table-cell table:style-name="ce98" table:formula="of:=PRODUCT([.E73];[$'FMFH SNAPSHOT'.K82])" office:value-type="float" office:value="0" calcext:value-type="float">
            <text:p>0</text:p>
          </table:table-cell>
          <table:table-cell table:style-name="ce98" table:formula="of:=PRODUCT([.E73];[$'FMFH SNAPSHOT'.L82])" office:value-type="float" office:value="0" calcext:value-type="float">
            <text:p>0</text:p>
          </table:table-cell>
          <table:table-cell table:style-name="ce98" table:formula="of:=PRODUCT([.E73];[$'FMFH SNAPSHOT'.M82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73];[.B73])" office:value-type="float" office:value="0" calcext:value-type="float">
            <text:p>0</text:p>
          </table:table-cell>
          <table:table-cell table:style-name="ce110" table:formula="of:=PRODUCT([.AA73];[.C73])" office:value-type="float" office:value="0" calcext:value-type="float">
            <text:p>0</text:p>
          </table:table-cell>
          <table:table-cell table:style-name="ce110" table:formula="of:=PRODUCT([.AB73];[.D73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6-12" calcext:value-type="date">
            <text:p>12-Jun-2023</text:p>
          </table:table-cell>
          <table:table-cell table:style-name="ce83" table:formula="of:=[$SUMMARY.B75]" office:value-type="float" office:value="0" calcext:value-type="float">
            <text:p>0</text:p>
          </table:table-cell>
          <table:table-cell table:style-name="ce83" table:formula="of:=[$SUMMARY.C75]" office:value-type="float" office:value="0" calcext:value-type="float">
            <text:p>0</text:p>
          </table:table-cell>
          <table:table-cell table:style-name="ce83" table:formula="of:=[$SUMMARY.D75]" office:value-type="float" office:value="0" calcext:value-type="float">
            <text:p>0</text:p>
          </table:table-cell>
          <table:table-cell table:style-name="ce83" table:formula="of:=SUM([.U74:.W74])" office:value-type="float" office:value="0" calcext:value-type="float">
            <text:p>0</text:p>
          </table:table-cell>
          <table:table-cell table:style-name="ce83" table:formula="of:=PRODUCT([.E74];[$'FMFH SNAPSHOT'.B83])" office:value-type="float" office:value="0" calcext:value-type="float">
            <text:p>0</text:p>
          </table:table-cell>
          <table:table-cell table:style-name="ce83" table:formula="of:=PRODUCT([.E74];[$'FMFH SNAPSHOT'.C83])" office:value-type="float" office:value="0" calcext:value-type="float">
            <text:p>0</text:p>
          </table:table-cell>
          <table:table-cell table:style-name="ce83" table:formula="of:=PRODUCT([.E74];[$'FMFH SNAPSHOT'.D83])" office:value-type="float" office:value="0" calcext:value-type="float">
            <text:p>0</text:p>
          </table:table-cell>
          <table:table-cell table:style-name="ce83" table:formula="of:=PRODUCT([.E74];[$'FMFH SNAPSHOT'.E83])" office:value-type="float" office:value="0" calcext:value-type="float">
            <text:p>0</text:p>
          </table:table-cell>
          <table:table-cell table:style-name="ce94" table:formula="of:=PRODUCT([.E74];[$'FMFH SNAPSHOT'.F83])" office:value-type="float" office:value="0" calcext:value-type="float">
            <text:p>0</text:p>
          </table:table-cell>
          <table:table-cell table:style-name="ce98" table:formula="of:=PRODUCT([.E74];[$'FMFH SNAPSHOT'.G83])" office:value-type="float" office:value="0" calcext:value-type="float">
            <text:p>0</text:p>
          </table:table-cell>
          <table:table-cell table:style-name="ce98" table:formula="of:=PRODUCT([.E74];[$'FMFH SNAPSHOT'.H83])" office:value-type="float" office:value="0" calcext:value-type="float">
            <text:p>0</text:p>
          </table:table-cell>
          <table:table-cell table:style-name="ce98" table:formula="of:=PRODUCT([.E74];[$'FMFH SNAPSHOT'.I83])" office:value-type="float" office:value="0" calcext:value-type="float">
            <text:p>0</text:p>
          </table:table-cell>
          <table:table-cell table:style-name="ce98" table:formula="of:=PRODUCT([.E74];[$'FMFH SNAPSHOT'.J83])" office:value-type="float" office:value="0" calcext:value-type="float">
            <text:p>0</text:p>
          </table:table-cell>
          <table:table-cell table:style-name="ce98" table:formula="of:=PRODUCT([.E74];[$'FMFH SNAPSHOT'.K83])" office:value-type="float" office:value="0" calcext:value-type="float">
            <text:p>0</text:p>
          </table:table-cell>
          <table:table-cell table:style-name="ce98" table:formula="of:=PRODUCT([.E74];[$'FMFH SNAPSHOT'.L83])" office:value-type="float" office:value="0" calcext:value-type="float">
            <text:p>0</text:p>
          </table:table-cell>
          <table:table-cell table:style-name="ce98" table:formula="of:=PRODUCT([.E74];[$'FMFH SNAPSHOT'.M83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74];[.B74])" office:value-type="float" office:value="0" calcext:value-type="float">
            <text:p>0</text:p>
          </table:table-cell>
          <table:table-cell table:style-name="ce110" table:formula="of:=PRODUCT([.AA74];[.C74])" office:value-type="float" office:value="0" calcext:value-type="float">
            <text:p>0</text:p>
          </table:table-cell>
          <table:table-cell table:style-name="ce110" table:formula="of:=PRODUCT([.AB74];[.D74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6-19" calcext:value-type="date">
            <text:p>19-Jun-2023</text:p>
          </table:table-cell>
          <table:table-cell table:style-name="ce83" table:formula="of:=[$SUMMARY.B76]" office:value-type="float" office:value="0" calcext:value-type="float">
            <text:p>0</text:p>
          </table:table-cell>
          <table:table-cell table:style-name="ce83" table:formula="of:=[$SUMMARY.C76]" office:value-type="float" office:value="0" calcext:value-type="float">
            <text:p>0</text:p>
          </table:table-cell>
          <table:table-cell table:style-name="ce83" table:formula="of:=[$SUMMARY.D76]" office:value-type="float" office:value="0" calcext:value-type="float">
            <text:p>0</text:p>
          </table:table-cell>
          <table:table-cell table:style-name="ce83" table:formula="of:=SUM([.U75:.W75])" office:value-type="float" office:value="0" calcext:value-type="float">
            <text:p>0</text:p>
          </table:table-cell>
          <table:table-cell table:style-name="ce83" table:formula="of:=PRODUCT([.E75];[$'FMFH SNAPSHOT'.B84])" office:value-type="float" office:value="0" calcext:value-type="float">
            <text:p>0</text:p>
          </table:table-cell>
          <table:table-cell table:style-name="ce83" table:formula="of:=PRODUCT([.E75];[$'FMFH SNAPSHOT'.C84])" office:value-type="float" office:value="0" calcext:value-type="float">
            <text:p>0</text:p>
          </table:table-cell>
          <table:table-cell table:style-name="ce83" table:formula="of:=PRODUCT([.E75];[$'FMFH SNAPSHOT'.D84])" office:value-type="float" office:value="0" calcext:value-type="float">
            <text:p>0</text:p>
          </table:table-cell>
          <table:table-cell table:style-name="ce83" table:formula="of:=PRODUCT([.E75];[$'FMFH SNAPSHOT'.E84])" office:value-type="float" office:value="0" calcext:value-type="float">
            <text:p>0</text:p>
          </table:table-cell>
          <table:table-cell table:style-name="ce94" table:formula="of:=PRODUCT([.E75];[$'FMFH SNAPSHOT'.F84])" office:value-type="float" office:value="0" calcext:value-type="float">
            <text:p>0</text:p>
          </table:table-cell>
          <table:table-cell table:style-name="ce98" table:formula="of:=PRODUCT([.E75];[$'FMFH SNAPSHOT'.G84])" office:value-type="float" office:value="0" calcext:value-type="float">
            <text:p>0</text:p>
          </table:table-cell>
          <table:table-cell table:style-name="ce98" table:formula="of:=PRODUCT([.E75];[$'FMFH SNAPSHOT'.H84])" office:value-type="float" office:value="0" calcext:value-type="float">
            <text:p>0</text:p>
          </table:table-cell>
          <table:table-cell table:style-name="ce98" table:formula="of:=PRODUCT([.E75];[$'FMFH SNAPSHOT'.I84])" office:value-type="float" office:value="0" calcext:value-type="float">
            <text:p>0</text:p>
          </table:table-cell>
          <table:table-cell table:style-name="ce98" table:formula="of:=PRODUCT([.E75];[$'FMFH SNAPSHOT'.J84])" office:value-type="float" office:value="0" calcext:value-type="float">
            <text:p>0</text:p>
          </table:table-cell>
          <table:table-cell table:style-name="ce98" table:formula="of:=PRODUCT([.E75];[$'FMFH SNAPSHOT'.K84])" office:value-type="float" office:value="0" calcext:value-type="float">
            <text:p>0</text:p>
          </table:table-cell>
          <table:table-cell table:style-name="ce98" table:formula="of:=PRODUCT([.E75];[$'FMFH SNAPSHOT'.L84])" office:value-type="float" office:value="0" calcext:value-type="float">
            <text:p>0</text:p>
          </table:table-cell>
          <table:table-cell table:style-name="ce98" table:formula="of:=PRODUCT([.E75];[$'FMFH SNAPSHOT'.M84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75];[.B75])" office:value-type="float" office:value="0" calcext:value-type="float">
            <text:p>0</text:p>
          </table:table-cell>
          <table:table-cell table:style-name="ce110" table:formula="of:=PRODUCT([.AA75];[.C75])" office:value-type="float" office:value="0" calcext:value-type="float">
            <text:p>0</text:p>
          </table:table-cell>
          <table:table-cell table:style-name="ce110" table:formula="of:=PRODUCT([.AB75];[.D75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6-26" calcext:value-type="date">
            <text:p>26-Jun-2023</text:p>
          </table:table-cell>
          <table:table-cell table:style-name="ce83" table:formula="of:=[$SUMMARY.B77]" office:value-type="float" office:value="0" calcext:value-type="float">
            <text:p>0</text:p>
          </table:table-cell>
          <table:table-cell table:style-name="ce83" table:formula="of:=[$SUMMARY.C77]" office:value-type="float" office:value="0" calcext:value-type="float">
            <text:p>0</text:p>
          </table:table-cell>
          <table:table-cell table:style-name="ce83" table:formula="of:=[$SUMMARY.D77]" office:value-type="float" office:value="0" calcext:value-type="float">
            <text:p>0</text:p>
          </table:table-cell>
          <table:table-cell table:style-name="ce83" table:formula="of:=SUM([.U76:.W76])" office:value-type="float" office:value="0" calcext:value-type="float">
            <text:p>0</text:p>
          </table:table-cell>
          <table:table-cell table:style-name="ce83" table:formula="of:=PRODUCT([.E76];[$'FMFH SNAPSHOT'.B85])" office:value-type="float" office:value="0" calcext:value-type="float">
            <text:p>0</text:p>
          </table:table-cell>
          <table:table-cell table:style-name="ce83" table:formula="of:=PRODUCT([.E76];[$'FMFH SNAPSHOT'.C85])" office:value-type="float" office:value="0" calcext:value-type="float">
            <text:p>0</text:p>
          </table:table-cell>
          <table:table-cell table:style-name="ce83" table:formula="of:=PRODUCT([.E76];[$'FMFH SNAPSHOT'.D85])" office:value-type="float" office:value="0" calcext:value-type="float">
            <text:p>0</text:p>
          </table:table-cell>
          <table:table-cell table:style-name="ce83" table:formula="of:=PRODUCT([.E76];[$'FMFH SNAPSHOT'.E85])" office:value-type="float" office:value="0" calcext:value-type="float">
            <text:p>0</text:p>
          </table:table-cell>
          <table:table-cell table:style-name="ce94" table:formula="of:=PRODUCT([.E76];[$'FMFH SNAPSHOT'.F85])" office:value-type="float" office:value="0" calcext:value-type="float">
            <text:p>0</text:p>
          </table:table-cell>
          <table:table-cell table:style-name="ce98" table:formula="of:=PRODUCT([.E76];[$'FMFH SNAPSHOT'.G85])" office:value-type="float" office:value="0" calcext:value-type="float">
            <text:p>0</text:p>
          </table:table-cell>
          <table:table-cell table:style-name="ce98" table:formula="of:=PRODUCT([.E76];[$'FMFH SNAPSHOT'.H85])" office:value-type="float" office:value="0" calcext:value-type="float">
            <text:p>0</text:p>
          </table:table-cell>
          <table:table-cell table:style-name="ce98" table:formula="of:=PRODUCT([.E76];[$'FMFH SNAPSHOT'.I85])" office:value-type="float" office:value="0" calcext:value-type="float">
            <text:p>0</text:p>
          </table:table-cell>
          <table:table-cell table:style-name="ce98" table:formula="of:=PRODUCT([.E76];[$'FMFH SNAPSHOT'.J85])" office:value-type="float" office:value="0" calcext:value-type="float">
            <text:p>0</text:p>
          </table:table-cell>
          <table:table-cell table:style-name="ce98" table:formula="of:=PRODUCT([.E76];[$'FMFH SNAPSHOT'.K85])" office:value-type="float" office:value="0" calcext:value-type="float">
            <text:p>0</text:p>
          </table:table-cell>
          <table:table-cell table:style-name="ce98" table:formula="of:=PRODUCT([.E76];[$'FMFH SNAPSHOT'.L85])" office:value-type="float" office:value="0" calcext:value-type="float">
            <text:p>0</text:p>
          </table:table-cell>
          <table:table-cell table:style-name="ce98" table:formula="of:=PRODUCT([.E76];[$'FMFH SNAPSHOT'.M85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76];[.B76])" office:value-type="float" office:value="0" calcext:value-type="float">
            <text:p>0</text:p>
          </table:table-cell>
          <table:table-cell table:style-name="ce110" table:formula="of:=PRODUCT([.AA76];[.C76])" office:value-type="float" office:value="0" calcext:value-type="float">
            <text:p>0</text:p>
          </table:table-cell>
          <table:table-cell table:style-name="ce110" table:formula="of:=PRODUCT([.AB76];[.D76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7-03" calcext:value-type="date">
            <text:p>3-Jul-2023</text:p>
          </table:table-cell>
          <table:table-cell table:style-name="ce83" table:formula="of:=[$SUMMARY.B78]" office:value-type="float" office:value="0" calcext:value-type="float">
            <text:p>0</text:p>
          </table:table-cell>
          <table:table-cell table:style-name="ce83" table:formula="of:=[$SUMMARY.C78]" office:value-type="float" office:value="0" calcext:value-type="float">
            <text:p>0</text:p>
          </table:table-cell>
          <table:table-cell table:style-name="ce83" table:formula="of:=[$SUMMARY.D78]" office:value-type="float" office:value="0" calcext:value-type="float">
            <text:p>0</text:p>
          </table:table-cell>
          <table:table-cell table:style-name="ce83" table:formula="of:=SUM([.U77:.W77])" office:value-type="float" office:value="0" calcext:value-type="float">
            <text:p>0</text:p>
          </table:table-cell>
          <table:table-cell table:style-name="ce83" table:formula="of:=PRODUCT([.E77];[$'FMFH SNAPSHOT'.B86])" office:value-type="float" office:value="0" calcext:value-type="float">
            <text:p>0</text:p>
          </table:table-cell>
          <table:table-cell table:style-name="ce83" table:formula="of:=PRODUCT([.E77];[$'FMFH SNAPSHOT'.C86])" office:value-type="float" office:value="0" calcext:value-type="float">
            <text:p>0</text:p>
          </table:table-cell>
          <table:table-cell table:style-name="ce83" table:formula="of:=PRODUCT([.E77];[$'FMFH SNAPSHOT'.D86])" office:value-type="float" office:value="0" calcext:value-type="float">
            <text:p>0</text:p>
          </table:table-cell>
          <table:table-cell table:style-name="ce83" table:formula="of:=PRODUCT([.E77];[$'FMFH SNAPSHOT'.E86])" office:value-type="float" office:value="0" calcext:value-type="float">
            <text:p>0</text:p>
          </table:table-cell>
          <table:table-cell table:style-name="ce94" table:formula="of:=PRODUCT([.E77];[$'FMFH SNAPSHOT'.F86])" office:value-type="float" office:value="0" calcext:value-type="float">
            <text:p>0</text:p>
          </table:table-cell>
          <table:table-cell table:style-name="ce98" table:formula="of:=PRODUCT([.E77];[$'FMFH SNAPSHOT'.G86])" office:value-type="float" office:value="0" calcext:value-type="float">
            <text:p>0</text:p>
          </table:table-cell>
          <table:table-cell table:style-name="ce98" table:formula="of:=PRODUCT([.E77];[$'FMFH SNAPSHOT'.H86])" office:value-type="float" office:value="0" calcext:value-type="float">
            <text:p>0</text:p>
          </table:table-cell>
          <table:table-cell table:style-name="ce98" table:formula="of:=PRODUCT([.E77];[$'FMFH SNAPSHOT'.I86])" office:value-type="float" office:value="0" calcext:value-type="float">
            <text:p>0</text:p>
          </table:table-cell>
          <table:table-cell table:style-name="ce98" table:formula="of:=PRODUCT([.E77];[$'FMFH SNAPSHOT'.J86])" office:value-type="float" office:value="0" calcext:value-type="float">
            <text:p>0</text:p>
          </table:table-cell>
          <table:table-cell table:style-name="ce98" table:formula="of:=PRODUCT([.E77];[$'FMFH SNAPSHOT'.K86])" office:value-type="float" office:value="0" calcext:value-type="float">
            <text:p>0</text:p>
          </table:table-cell>
          <table:table-cell table:style-name="ce98" table:formula="of:=PRODUCT([.E77];[$'FMFH SNAPSHOT'.L86])" office:value-type="float" office:value="0" calcext:value-type="float">
            <text:p>0</text:p>
          </table:table-cell>
          <table:table-cell table:style-name="ce98" table:formula="of:=PRODUCT([.E77];[$'FMFH SNAPSHOT'.M86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77];[.B77])" office:value-type="float" office:value="0" calcext:value-type="float">
            <text:p>0</text:p>
          </table:table-cell>
          <table:table-cell table:style-name="ce110" table:formula="of:=PRODUCT([.AA77];[.C77])" office:value-type="float" office:value="0" calcext:value-type="float">
            <text:p>0</text:p>
          </table:table-cell>
          <table:table-cell table:style-name="ce110" table:formula="of:=PRODUCT([.AB77];[.D77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7-10" calcext:value-type="date">
            <text:p>10-Jul-2023</text:p>
          </table:table-cell>
          <table:table-cell table:style-name="ce83" table:formula="of:=[$SUMMARY.B79]" office:value-type="float" office:value="0" calcext:value-type="float">
            <text:p>0</text:p>
          </table:table-cell>
          <table:table-cell table:style-name="ce83" table:formula="of:=[$SUMMARY.C79]" office:value-type="float" office:value="0" calcext:value-type="float">
            <text:p>0</text:p>
          </table:table-cell>
          <table:table-cell table:style-name="ce83" table:formula="of:=[$SUMMARY.D79]" office:value-type="float" office:value="0" calcext:value-type="float">
            <text:p>0</text:p>
          </table:table-cell>
          <table:table-cell table:style-name="ce83" table:formula="of:=SUM([.U78:.W78])" office:value-type="float" office:value="0" calcext:value-type="float">
            <text:p>0</text:p>
          </table:table-cell>
          <table:table-cell table:style-name="ce83" table:formula="of:=PRODUCT([.E78];[$'FMFH SNAPSHOT'.B87])" office:value-type="float" office:value="0" calcext:value-type="float">
            <text:p>0</text:p>
          </table:table-cell>
          <table:table-cell table:style-name="ce83" table:formula="of:=PRODUCT([.E78];[$'FMFH SNAPSHOT'.C87])" office:value-type="float" office:value="0" calcext:value-type="float">
            <text:p>0</text:p>
          </table:table-cell>
          <table:table-cell table:style-name="ce83" table:formula="of:=PRODUCT([.E78];[$'FMFH SNAPSHOT'.D87])" office:value-type="float" office:value="0" calcext:value-type="float">
            <text:p>0</text:p>
          </table:table-cell>
          <table:table-cell table:style-name="ce83" table:formula="of:=PRODUCT([.E78];[$'FMFH SNAPSHOT'.E87])" office:value-type="float" office:value="0" calcext:value-type="float">
            <text:p>0</text:p>
          </table:table-cell>
          <table:table-cell table:style-name="ce94" table:formula="of:=PRODUCT([.E78];[$'FMFH SNAPSHOT'.F87])" office:value-type="float" office:value="0" calcext:value-type="float">
            <text:p>0</text:p>
          </table:table-cell>
          <table:table-cell table:style-name="ce98" table:formula="of:=PRODUCT([.E78];[$'FMFH SNAPSHOT'.G87])" office:value-type="float" office:value="0" calcext:value-type="float">
            <text:p>0</text:p>
          </table:table-cell>
          <table:table-cell table:style-name="ce98" table:formula="of:=PRODUCT([.E78];[$'FMFH SNAPSHOT'.H87])" office:value-type="float" office:value="0" calcext:value-type="float">
            <text:p>0</text:p>
          </table:table-cell>
          <table:table-cell table:style-name="ce98" table:formula="of:=PRODUCT([.E78];[$'FMFH SNAPSHOT'.I87])" office:value-type="float" office:value="0" calcext:value-type="float">
            <text:p>0</text:p>
          </table:table-cell>
          <table:table-cell table:style-name="ce98" table:formula="of:=PRODUCT([.E78];[$'FMFH SNAPSHOT'.J87])" office:value-type="float" office:value="0" calcext:value-type="float">
            <text:p>0</text:p>
          </table:table-cell>
          <table:table-cell table:style-name="ce98" table:formula="of:=PRODUCT([.E78];[$'FMFH SNAPSHOT'.K87])" office:value-type="float" office:value="0" calcext:value-type="float">
            <text:p>0</text:p>
          </table:table-cell>
          <table:table-cell table:style-name="ce98" table:formula="of:=PRODUCT([.E78];[$'FMFH SNAPSHOT'.L87])" office:value-type="float" office:value="0" calcext:value-type="float">
            <text:p>0</text:p>
          </table:table-cell>
          <table:table-cell table:style-name="ce98" table:formula="of:=PRODUCT([.E78];[$'FMFH SNAPSHOT'.M87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78];[.B78])" office:value-type="float" office:value="0" calcext:value-type="float">
            <text:p>0</text:p>
          </table:table-cell>
          <table:table-cell table:style-name="ce110" table:formula="of:=PRODUCT([.AA78];[.C78])" office:value-type="float" office:value="0" calcext:value-type="float">
            <text:p>0</text:p>
          </table:table-cell>
          <table:table-cell table:style-name="ce110" table:formula="of:=PRODUCT([.AB78];[.D78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7-17" calcext:value-type="date">
            <text:p>17-Jul-2023</text:p>
          </table:table-cell>
          <table:table-cell table:style-name="ce83" table:formula="of:=[$SUMMARY.B80]" office:value-type="float" office:value="0" calcext:value-type="float">
            <text:p>0</text:p>
          </table:table-cell>
          <table:table-cell table:style-name="ce83" table:formula="of:=[$SUMMARY.C80]" office:value-type="float" office:value="0" calcext:value-type="float">
            <text:p>0</text:p>
          </table:table-cell>
          <table:table-cell table:style-name="ce83" table:formula="of:=[$SUMMARY.D80]" office:value-type="float" office:value="0" calcext:value-type="float">
            <text:p>0</text:p>
          </table:table-cell>
          <table:table-cell table:style-name="ce83" table:formula="of:=SUM([.U79:.W79])" office:value-type="float" office:value="0" calcext:value-type="float">
            <text:p>0</text:p>
          </table:table-cell>
          <table:table-cell table:style-name="ce83" table:formula="of:=PRODUCT([.E79];[$'FMFH SNAPSHOT'.B88])" office:value-type="float" office:value="0" calcext:value-type="float">
            <text:p>0</text:p>
          </table:table-cell>
          <table:table-cell table:style-name="ce83" table:formula="of:=PRODUCT([.E79];[$'FMFH SNAPSHOT'.C88])" office:value-type="float" office:value="0" calcext:value-type="float">
            <text:p>0</text:p>
          </table:table-cell>
          <table:table-cell table:style-name="ce83" table:formula="of:=PRODUCT([.E79];[$'FMFH SNAPSHOT'.D88])" office:value-type="float" office:value="0" calcext:value-type="float">
            <text:p>0</text:p>
          </table:table-cell>
          <table:table-cell table:style-name="ce83" table:formula="of:=PRODUCT([.E79];[$'FMFH SNAPSHOT'.E88])" office:value-type="float" office:value="0" calcext:value-type="float">
            <text:p>0</text:p>
          </table:table-cell>
          <table:table-cell table:style-name="ce94" table:formula="of:=PRODUCT([.E79];[$'FMFH SNAPSHOT'.F88])" office:value-type="float" office:value="0" calcext:value-type="float">
            <text:p>0</text:p>
          </table:table-cell>
          <table:table-cell table:style-name="ce98" table:formula="of:=PRODUCT([.E79];[$'FMFH SNAPSHOT'.G88])" office:value-type="float" office:value="0" calcext:value-type="float">
            <text:p>0</text:p>
          </table:table-cell>
          <table:table-cell table:style-name="ce98" table:formula="of:=PRODUCT([.E79];[$'FMFH SNAPSHOT'.H88])" office:value-type="float" office:value="0" calcext:value-type="float">
            <text:p>0</text:p>
          </table:table-cell>
          <table:table-cell table:style-name="ce98" table:formula="of:=PRODUCT([.E79];[$'FMFH SNAPSHOT'.I88])" office:value-type="float" office:value="0" calcext:value-type="float">
            <text:p>0</text:p>
          </table:table-cell>
          <table:table-cell table:style-name="ce98" table:formula="of:=PRODUCT([.E79];[$'FMFH SNAPSHOT'.J88])" office:value-type="float" office:value="0" calcext:value-type="float">
            <text:p>0</text:p>
          </table:table-cell>
          <table:table-cell table:style-name="ce98" table:formula="of:=PRODUCT([.E79];[$'FMFH SNAPSHOT'.K88])" office:value-type="float" office:value="0" calcext:value-type="float">
            <text:p>0</text:p>
          </table:table-cell>
          <table:table-cell table:style-name="ce98" table:formula="of:=PRODUCT([.E79];[$'FMFH SNAPSHOT'.L88])" office:value-type="float" office:value="0" calcext:value-type="float">
            <text:p>0</text:p>
          </table:table-cell>
          <table:table-cell table:style-name="ce98" table:formula="of:=PRODUCT([.E79];[$'FMFH SNAPSHOT'.M88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79];[.B79])" office:value-type="float" office:value="0" calcext:value-type="float">
            <text:p>0</text:p>
          </table:table-cell>
          <table:table-cell table:style-name="ce110" table:formula="of:=PRODUCT([.AA79];[.C79])" office:value-type="float" office:value="0" calcext:value-type="float">
            <text:p>0</text:p>
          </table:table-cell>
          <table:table-cell table:style-name="ce110" table:formula="of:=PRODUCT([.AB79];[.D79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7-24" calcext:value-type="date">
            <text:p>24-Jul-2023</text:p>
          </table:table-cell>
          <table:table-cell table:style-name="ce83" table:formula="of:=[$SUMMARY.B81]" office:value-type="float" office:value="0" calcext:value-type="float">
            <text:p>0</text:p>
          </table:table-cell>
          <table:table-cell table:style-name="ce83" table:formula="of:=[$SUMMARY.C81]" office:value-type="float" office:value="0" calcext:value-type="float">
            <text:p>0</text:p>
          </table:table-cell>
          <table:table-cell table:style-name="ce83" table:formula="of:=[$SUMMARY.D81]" office:value-type="float" office:value="0" calcext:value-type="float">
            <text:p>0</text:p>
          </table:table-cell>
          <table:table-cell table:style-name="ce83" table:formula="of:=SUM([.U80:.W80])" office:value-type="float" office:value="0" calcext:value-type="float">
            <text:p>0</text:p>
          </table:table-cell>
          <table:table-cell table:style-name="ce83" table:formula="of:=PRODUCT([.E80];[$'FMFH SNAPSHOT'.B89])" office:value-type="float" office:value="0" calcext:value-type="float">
            <text:p>0</text:p>
          </table:table-cell>
          <table:table-cell table:style-name="ce83" table:formula="of:=PRODUCT([.E80];[$'FMFH SNAPSHOT'.C89])" office:value-type="float" office:value="0" calcext:value-type="float">
            <text:p>0</text:p>
          </table:table-cell>
          <table:table-cell table:style-name="ce83" table:formula="of:=PRODUCT([.E80];[$'FMFH SNAPSHOT'.D89])" office:value-type="float" office:value="0" calcext:value-type="float">
            <text:p>0</text:p>
          </table:table-cell>
          <table:table-cell table:style-name="ce83" table:formula="of:=PRODUCT([.E80];[$'FMFH SNAPSHOT'.E89])" office:value-type="float" office:value="0" calcext:value-type="float">
            <text:p>0</text:p>
          </table:table-cell>
          <table:table-cell table:style-name="ce94" table:formula="of:=PRODUCT([.E80];[$'FMFH SNAPSHOT'.F89])" office:value-type="float" office:value="0" calcext:value-type="float">
            <text:p>0</text:p>
          </table:table-cell>
          <table:table-cell table:style-name="ce98" table:formula="of:=PRODUCT([.E80];[$'FMFH SNAPSHOT'.G89])" office:value-type="float" office:value="0" calcext:value-type="float">
            <text:p>0</text:p>
          </table:table-cell>
          <table:table-cell table:style-name="ce98" table:formula="of:=PRODUCT([.E80];[$'FMFH SNAPSHOT'.H89])" office:value-type="float" office:value="0" calcext:value-type="float">
            <text:p>0</text:p>
          </table:table-cell>
          <table:table-cell table:style-name="ce98" table:formula="of:=PRODUCT([.E80];[$'FMFH SNAPSHOT'.I89])" office:value-type="float" office:value="0" calcext:value-type="float">
            <text:p>0</text:p>
          </table:table-cell>
          <table:table-cell table:style-name="ce98" table:formula="of:=PRODUCT([.E80];[$'FMFH SNAPSHOT'.J89])" office:value-type="float" office:value="0" calcext:value-type="float">
            <text:p>0</text:p>
          </table:table-cell>
          <table:table-cell table:style-name="ce98" table:formula="of:=PRODUCT([.E80];[$'FMFH SNAPSHOT'.K89])" office:value-type="float" office:value="0" calcext:value-type="float">
            <text:p>0</text:p>
          </table:table-cell>
          <table:table-cell table:style-name="ce98" table:formula="of:=PRODUCT([.E80];[$'FMFH SNAPSHOT'.L89])" office:value-type="float" office:value="0" calcext:value-type="float">
            <text:p>0</text:p>
          </table:table-cell>
          <table:table-cell table:style-name="ce98" table:formula="of:=PRODUCT([.E80];[$'FMFH SNAPSHOT'.M89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80];[.B80])" office:value-type="float" office:value="0" calcext:value-type="float">
            <text:p>0</text:p>
          </table:table-cell>
          <table:table-cell table:style-name="ce110" table:formula="of:=PRODUCT([.AA80];[.C80])" office:value-type="float" office:value="0" calcext:value-type="float">
            <text:p>0</text:p>
          </table:table-cell>
          <table:table-cell table:style-name="ce110" table:formula="of:=PRODUCT([.AB80];[.D80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7-31" calcext:value-type="date">
            <text:p>31-Jul-2023</text:p>
          </table:table-cell>
          <table:table-cell table:style-name="ce83" table:formula="of:=[$SUMMARY.B82]" office:value-type="float" office:value="0" calcext:value-type="float">
            <text:p>0</text:p>
          </table:table-cell>
          <table:table-cell table:style-name="ce83" table:formula="of:=[$SUMMARY.C82]" office:value-type="float" office:value="0" calcext:value-type="float">
            <text:p>0</text:p>
          </table:table-cell>
          <table:table-cell table:style-name="ce83" table:formula="of:=[$SUMMARY.D82]" office:value-type="float" office:value="0" calcext:value-type="float">
            <text:p>0</text:p>
          </table:table-cell>
          <table:table-cell table:style-name="ce83" table:formula="of:=SUM([.U81:.W81])" office:value-type="float" office:value="0" calcext:value-type="float">
            <text:p>0</text:p>
          </table:table-cell>
          <table:table-cell table:style-name="ce83" table:formula="of:=PRODUCT([.E81];[$'FMFH SNAPSHOT'.B90])" office:value-type="float" office:value="0" calcext:value-type="float">
            <text:p>0</text:p>
          </table:table-cell>
          <table:table-cell table:style-name="ce83" table:formula="of:=PRODUCT([.E81];[$'FMFH SNAPSHOT'.C90])" office:value-type="float" office:value="0" calcext:value-type="float">
            <text:p>0</text:p>
          </table:table-cell>
          <table:table-cell table:style-name="ce83" table:formula="of:=PRODUCT([.E81];[$'FMFH SNAPSHOT'.D90])" office:value-type="float" office:value="0" calcext:value-type="float">
            <text:p>0</text:p>
          </table:table-cell>
          <table:table-cell table:style-name="ce83" table:formula="of:=PRODUCT([.E81];[$'FMFH SNAPSHOT'.E90])" office:value-type="float" office:value="0" calcext:value-type="float">
            <text:p>0</text:p>
          </table:table-cell>
          <table:table-cell table:style-name="ce94" table:formula="of:=PRODUCT([.E81];[$'FMFH SNAPSHOT'.F90])" office:value-type="float" office:value="0" calcext:value-type="float">
            <text:p>0</text:p>
          </table:table-cell>
          <table:table-cell table:style-name="ce98" table:formula="of:=PRODUCT([.E81];[$'FMFH SNAPSHOT'.G90])" office:value-type="float" office:value="0" calcext:value-type="float">
            <text:p>0</text:p>
          </table:table-cell>
          <table:table-cell table:style-name="ce98" table:formula="of:=PRODUCT([.E81];[$'FMFH SNAPSHOT'.H90])" office:value-type="float" office:value="0" calcext:value-type="float">
            <text:p>0</text:p>
          </table:table-cell>
          <table:table-cell table:style-name="ce98" table:formula="of:=PRODUCT([.E81];[$'FMFH SNAPSHOT'.I90])" office:value-type="float" office:value="0" calcext:value-type="float">
            <text:p>0</text:p>
          </table:table-cell>
          <table:table-cell table:style-name="ce98" table:formula="of:=PRODUCT([.E81];[$'FMFH SNAPSHOT'.J90])" office:value-type="float" office:value="0" calcext:value-type="float">
            <text:p>0</text:p>
          </table:table-cell>
          <table:table-cell table:style-name="ce98" table:formula="of:=PRODUCT([.E81];[$'FMFH SNAPSHOT'.K90])" office:value-type="float" office:value="0" calcext:value-type="float">
            <text:p>0</text:p>
          </table:table-cell>
          <table:table-cell table:style-name="ce98" table:formula="of:=PRODUCT([.E81];[$'FMFH SNAPSHOT'.L90])" office:value-type="float" office:value="0" calcext:value-type="float">
            <text:p>0</text:p>
          </table:table-cell>
          <table:table-cell table:style-name="ce98" table:formula="of:=PRODUCT([.E81];[$'FMFH SNAPSHOT'.M90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81];[.B81])" office:value-type="float" office:value="0" calcext:value-type="float">
            <text:p>0</text:p>
          </table:table-cell>
          <table:table-cell table:style-name="ce110" table:formula="of:=PRODUCT([.AA81];[.C81])" office:value-type="float" office:value="0" calcext:value-type="float">
            <text:p>0</text:p>
          </table:table-cell>
          <table:table-cell table:style-name="ce110" table:formula="of:=PRODUCT([.AB81];[.D81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8-07" calcext:value-type="date">
            <text:p>7-Aug-2023</text:p>
          </table:table-cell>
          <table:table-cell table:style-name="ce83" table:formula="of:=[$SUMMARY.B83]" office:value-type="float" office:value="0" calcext:value-type="float">
            <text:p>0</text:p>
          </table:table-cell>
          <table:table-cell table:style-name="ce83" table:formula="of:=[$SUMMARY.C83]" office:value-type="float" office:value="0" calcext:value-type="float">
            <text:p>0</text:p>
          </table:table-cell>
          <table:table-cell table:style-name="ce83" table:formula="of:=[$SUMMARY.D83]" office:value-type="float" office:value="0" calcext:value-type="float">
            <text:p>0</text:p>
          </table:table-cell>
          <table:table-cell table:style-name="ce83" table:formula="of:=SUM([.U82:.W82])" office:value-type="float" office:value="0" calcext:value-type="float">
            <text:p>0</text:p>
          </table:table-cell>
          <table:table-cell table:style-name="ce83" table:formula="of:=PRODUCT([.E82];[$'FMFH SNAPSHOT'.B91])" office:value-type="float" office:value="0" calcext:value-type="float">
            <text:p>0</text:p>
          </table:table-cell>
          <table:table-cell table:style-name="ce83" table:formula="of:=PRODUCT([.E82];[$'FMFH SNAPSHOT'.C91])" office:value-type="float" office:value="0" calcext:value-type="float">
            <text:p>0</text:p>
          </table:table-cell>
          <table:table-cell table:style-name="ce83" table:formula="of:=PRODUCT([.E82];[$'FMFH SNAPSHOT'.D91])" office:value-type="float" office:value="0" calcext:value-type="float">
            <text:p>0</text:p>
          </table:table-cell>
          <table:table-cell table:style-name="ce83" table:formula="of:=PRODUCT([.E82];[$'FMFH SNAPSHOT'.E91])" office:value-type="float" office:value="0" calcext:value-type="float">
            <text:p>0</text:p>
          </table:table-cell>
          <table:table-cell table:style-name="ce94" table:formula="of:=PRODUCT([.E82];[$'FMFH SNAPSHOT'.F91])" office:value-type="float" office:value="0" calcext:value-type="float">
            <text:p>0</text:p>
          </table:table-cell>
          <table:table-cell table:style-name="ce98" table:formula="of:=PRODUCT([.E82];[$'FMFH SNAPSHOT'.G91])" office:value-type="float" office:value="0" calcext:value-type="float">
            <text:p>0</text:p>
          </table:table-cell>
          <table:table-cell table:style-name="ce98" table:formula="of:=PRODUCT([.E82];[$'FMFH SNAPSHOT'.H91])" office:value-type="float" office:value="0" calcext:value-type="float">
            <text:p>0</text:p>
          </table:table-cell>
          <table:table-cell table:style-name="ce98" table:formula="of:=PRODUCT([.E82];[$'FMFH SNAPSHOT'.I91])" office:value-type="float" office:value="0" calcext:value-type="float">
            <text:p>0</text:p>
          </table:table-cell>
          <table:table-cell table:style-name="ce98" table:formula="of:=PRODUCT([.E82];[$'FMFH SNAPSHOT'.J91])" office:value-type="float" office:value="0" calcext:value-type="float">
            <text:p>0</text:p>
          </table:table-cell>
          <table:table-cell table:style-name="ce98" table:formula="of:=PRODUCT([.E82];[$'FMFH SNAPSHOT'.K91])" office:value-type="float" office:value="0" calcext:value-type="float">
            <text:p>0</text:p>
          </table:table-cell>
          <table:table-cell table:style-name="ce98" table:formula="of:=PRODUCT([.E82];[$'FMFH SNAPSHOT'.L91])" office:value-type="float" office:value="0" calcext:value-type="float">
            <text:p>0</text:p>
          </table:table-cell>
          <table:table-cell table:style-name="ce98" table:formula="of:=PRODUCT([.E82];[$'FMFH SNAPSHOT'.M91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82];[.B82])" office:value-type="float" office:value="0" calcext:value-type="float">
            <text:p>0</text:p>
          </table:table-cell>
          <table:table-cell table:style-name="ce110" table:formula="of:=PRODUCT([.AA82];[.C82])" office:value-type="float" office:value="0" calcext:value-type="float">
            <text:p>0</text:p>
          </table:table-cell>
          <table:table-cell table:style-name="ce110" table:formula="of:=PRODUCT([.AB82];[.D82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8-14" calcext:value-type="date">
            <text:p>14-Aug-2023</text:p>
          </table:table-cell>
          <table:table-cell table:style-name="ce83" table:formula="of:=[$SUMMARY.B84]" office:value-type="float" office:value="0" calcext:value-type="float">
            <text:p>0</text:p>
          </table:table-cell>
          <table:table-cell table:style-name="ce83" table:formula="of:=[$SUMMARY.C84]" office:value-type="float" office:value="0" calcext:value-type="float">
            <text:p>0</text:p>
          </table:table-cell>
          <table:table-cell table:style-name="ce83" table:formula="of:=[$SUMMARY.D84]" office:value-type="float" office:value="0" calcext:value-type="float">
            <text:p>0</text:p>
          </table:table-cell>
          <table:table-cell table:style-name="ce83" table:formula="of:=SUM([.U83:.W83])" office:value-type="float" office:value="0" calcext:value-type="float">
            <text:p>0</text:p>
          </table:table-cell>
          <table:table-cell table:style-name="ce83" table:formula="of:=PRODUCT([.E83];[$'FMFH SNAPSHOT'.B92])" office:value-type="float" office:value="0" calcext:value-type="float">
            <text:p>0</text:p>
          </table:table-cell>
          <table:table-cell table:style-name="ce83" table:formula="of:=PRODUCT([.E83];[$'FMFH SNAPSHOT'.C92])" office:value-type="float" office:value="0" calcext:value-type="float">
            <text:p>0</text:p>
          </table:table-cell>
          <table:table-cell table:style-name="ce83" table:formula="of:=PRODUCT([.E83];[$'FMFH SNAPSHOT'.D92])" office:value-type="float" office:value="0" calcext:value-type="float">
            <text:p>0</text:p>
          </table:table-cell>
          <table:table-cell table:style-name="ce83" table:formula="of:=PRODUCT([.E83];[$'FMFH SNAPSHOT'.E92])" office:value-type="float" office:value="0" calcext:value-type="float">
            <text:p>0</text:p>
          </table:table-cell>
          <table:table-cell table:style-name="ce94" table:formula="of:=PRODUCT([.E83];[$'FMFH SNAPSHOT'.F92])" office:value-type="float" office:value="0" calcext:value-type="float">
            <text:p>0</text:p>
          </table:table-cell>
          <table:table-cell table:style-name="ce98" table:formula="of:=PRODUCT([.E83];[$'FMFH SNAPSHOT'.G92])" office:value-type="float" office:value="0" calcext:value-type="float">
            <text:p>0</text:p>
          </table:table-cell>
          <table:table-cell table:style-name="ce98" table:formula="of:=PRODUCT([.E83];[$'FMFH SNAPSHOT'.H92])" office:value-type="float" office:value="0" calcext:value-type="float">
            <text:p>0</text:p>
          </table:table-cell>
          <table:table-cell table:style-name="ce98" table:formula="of:=PRODUCT([.E83];[$'FMFH SNAPSHOT'.I92])" office:value-type="float" office:value="0" calcext:value-type="float">
            <text:p>0</text:p>
          </table:table-cell>
          <table:table-cell table:style-name="ce98" table:formula="of:=PRODUCT([.E83];[$'FMFH SNAPSHOT'.J92])" office:value-type="float" office:value="0" calcext:value-type="float">
            <text:p>0</text:p>
          </table:table-cell>
          <table:table-cell table:style-name="ce98" table:formula="of:=PRODUCT([.E83];[$'FMFH SNAPSHOT'.K92])" office:value-type="float" office:value="0" calcext:value-type="float">
            <text:p>0</text:p>
          </table:table-cell>
          <table:table-cell table:style-name="ce98" table:formula="of:=PRODUCT([.E83];[$'FMFH SNAPSHOT'.L92])" office:value-type="float" office:value="0" calcext:value-type="float">
            <text:p>0</text:p>
          </table:table-cell>
          <table:table-cell table:style-name="ce98" table:formula="of:=PRODUCT([.E83];[$'FMFH SNAPSHOT'.M92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83];[.B83])" office:value-type="float" office:value="0" calcext:value-type="float">
            <text:p>0</text:p>
          </table:table-cell>
          <table:table-cell table:style-name="ce110" table:formula="of:=PRODUCT([.AA83];[.C83])" office:value-type="float" office:value="0" calcext:value-type="float">
            <text:p>0</text:p>
          </table:table-cell>
          <table:table-cell table:style-name="ce110" table:formula="of:=PRODUCT([.AB83];[.D83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8-21" calcext:value-type="date">
            <text:p>21-Aug-2023</text:p>
          </table:table-cell>
          <table:table-cell table:style-name="ce83" table:formula="of:=[$SUMMARY.B85]" office:value-type="float" office:value="0" calcext:value-type="float">
            <text:p>0</text:p>
          </table:table-cell>
          <table:table-cell table:style-name="ce83" table:formula="of:=[$SUMMARY.C85]" office:value-type="float" office:value="0" calcext:value-type="float">
            <text:p>0</text:p>
          </table:table-cell>
          <table:table-cell table:style-name="ce83" table:formula="of:=[$SUMMARY.D85]" office:value-type="float" office:value="0" calcext:value-type="float">
            <text:p>0</text:p>
          </table:table-cell>
          <table:table-cell table:style-name="ce83" table:formula="of:=SUM([.U84:.W84])" office:value-type="float" office:value="0" calcext:value-type="float">
            <text:p>0</text:p>
          </table:table-cell>
          <table:table-cell table:style-name="ce83" table:formula="of:=PRODUCT([.E84];[$'FMFH SNAPSHOT'.B93])" office:value-type="float" office:value="0" calcext:value-type="float">
            <text:p>0</text:p>
          </table:table-cell>
          <table:table-cell table:style-name="ce83" table:formula="of:=PRODUCT([.E84];[$'FMFH SNAPSHOT'.C93])" office:value-type="float" office:value="0" calcext:value-type="float">
            <text:p>0</text:p>
          </table:table-cell>
          <table:table-cell table:style-name="ce83" table:formula="of:=PRODUCT([.E84];[$'FMFH SNAPSHOT'.D93])" office:value-type="float" office:value="0" calcext:value-type="float">
            <text:p>0</text:p>
          </table:table-cell>
          <table:table-cell table:style-name="ce83" table:formula="of:=PRODUCT([.E84];[$'FMFH SNAPSHOT'.E93])" office:value-type="float" office:value="0" calcext:value-type="float">
            <text:p>0</text:p>
          </table:table-cell>
          <table:table-cell table:style-name="ce94" table:formula="of:=PRODUCT([.E84];[$'FMFH SNAPSHOT'.F93])" office:value-type="float" office:value="0" calcext:value-type="float">
            <text:p>0</text:p>
          </table:table-cell>
          <table:table-cell table:style-name="ce98" table:formula="of:=PRODUCT([.E84];[$'FMFH SNAPSHOT'.G93])" office:value-type="float" office:value="0" calcext:value-type="float">
            <text:p>0</text:p>
          </table:table-cell>
          <table:table-cell table:style-name="ce98" table:formula="of:=PRODUCT([.E84];[$'FMFH SNAPSHOT'.H93])" office:value-type="float" office:value="0" calcext:value-type="float">
            <text:p>0</text:p>
          </table:table-cell>
          <table:table-cell table:style-name="ce98" table:formula="of:=PRODUCT([.E84];[$'FMFH SNAPSHOT'.I93])" office:value-type="float" office:value="0" calcext:value-type="float">
            <text:p>0</text:p>
          </table:table-cell>
          <table:table-cell table:style-name="ce98" table:formula="of:=PRODUCT([.E84];[$'FMFH SNAPSHOT'.J93])" office:value-type="float" office:value="0" calcext:value-type="float">
            <text:p>0</text:p>
          </table:table-cell>
          <table:table-cell table:style-name="ce98" table:formula="of:=PRODUCT([.E84];[$'FMFH SNAPSHOT'.K93])" office:value-type="float" office:value="0" calcext:value-type="float">
            <text:p>0</text:p>
          </table:table-cell>
          <table:table-cell table:style-name="ce98" table:formula="of:=PRODUCT([.E84];[$'FMFH SNAPSHOT'.L93])" office:value-type="float" office:value="0" calcext:value-type="float">
            <text:p>0</text:p>
          </table:table-cell>
          <table:table-cell table:style-name="ce98" table:formula="of:=PRODUCT([.E84];[$'FMFH SNAPSHOT'.M93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84];[.B84])" office:value-type="float" office:value="0" calcext:value-type="float">
            <text:p>0</text:p>
          </table:table-cell>
          <table:table-cell table:style-name="ce110" table:formula="of:=PRODUCT([.AA84];[.C84])" office:value-type="float" office:value="0" calcext:value-type="float">
            <text:p>0</text:p>
          </table:table-cell>
          <table:table-cell table:style-name="ce110" table:formula="of:=PRODUCT([.AB84];[.D84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8-28" calcext:value-type="date">
            <text:p>28-Aug-2023</text:p>
          </table:table-cell>
          <table:table-cell table:style-name="ce83" table:formula="of:=[$SUMMARY.B86]" office:value-type="float" office:value="0" calcext:value-type="float">
            <text:p>0</text:p>
          </table:table-cell>
          <table:table-cell table:style-name="ce83" table:formula="of:=[$SUMMARY.C86]" office:value-type="float" office:value="0" calcext:value-type="float">
            <text:p>0</text:p>
          </table:table-cell>
          <table:table-cell table:style-name="ce83" table:formula="of:=[$SUMMARY.D86]" office:value-type="float" office:value="0" calcext:value-type="float">
            <text:p>0</text:p>
          </table:table-cell>
          <table:table-cell table:style-name="ce83" table:formula="of:=SUM([.U85:.W85])" office:value-type="float" office:value="0" calcext:value-type="float">
            <text:p>0</text:p>
          </table:table-cell>
          <table:table-cell table:style-name="ce83" table:formula="of:=PRODUCT([.E85];[$'FMFH SNAPSHOT'.B94])" office:value-type="float" office:value="0" calcext:value-type="float">
            <text:p>0</text:p>
          </table:table-cell>
          <table:table-cell table:style-name="ce83" table:formula="of:=PRODUCT([.E85];[$'FMFH SNAPSHOT'.C94])" office:value-type="float" office:value="0" calcext:value-type="float">
            <text:p>0</text:p>
          </table:table-cell>
          <table:table-cell table:style-name="ce83" table:formula="of:=PRODUCT([.E85];[$'FMFH SNAPSHOT'.D94])" office:value-type="float" office:value="0" calcext:value-type="float">
            <text:p>0</text:p>
          </table:table-cell>
          <table:table-cell table:style-name="ce83" table:formula="of:=PRODUCT([.E85];[$'FMFH SNAPSHOT'.E94])" office:value-type="float" office:value="0" calcext:value-type="float">
            <text:p>0</text:p>
          </table:table-cell>
          <table:table-cell table:style-name="ce94" table:formula="of:=PRODUCT([.E85];[$'FMFH SNAPSHOT'.F94])" office:value-type="float" office:value="0" calcext:value-type="float">
            <text:p>0</text:p>
          </table:table-cell>
          <table:table-cell table:style-name="ce98" table:formula="of:=PRODUCT([.E85];[$'FMFH SNAPSHOT'.G94])" office:value-type="float" office:value="0" calcext:value-type="float">
            <text:p>0</text:p>
          </table:table-cell>
          <table:table-cell table:style-name="ce98" table:formula="of:=PRODUCT([.E85];[$'FMFH SNAPSHOT'.H94])" office:value-type="float" office:value="0" calcext:value-type="float">
            <text:p>0</text:p>
          </table:table-cell>
          <table:table-cell table:style-name="ce98" table:formula="of:=PRODUCT([.E85];[$'FMFH SNAPSHOT'.I94])" office:value-type="float" office:value="0" calcext:value-type="float">
            <text:p>0</text:p>
          </table:table-cell>
          <table:table-cell table:style-name="ce98" table:formula="of:=PRODUCT([.E85];[$'FMFH SNAPSHOT'.J94])" office:value-type="float" office:value="0" calcext:value-type="float">
            <text:p>0</text:p>
          </table:table-cell>
          <table:table-cell table:style-name="ce98" table:formula="of:=PRODUCT([.E85];[$'FMFH SNAPSHOT'.K94])" office:value-type="float" office:value="0" calcext:value-type="float">
            <text:p>0</text:p>
          </table:table-cell>
          <table:table-cell table:style-name="ce98" table:formula="of:=PRODUCT([.E85];[$'FMFH SNAPSHOT'.L94])" office:value-type="float" office:value="0" calcext:value-type="float">
            <text:p>0</text:p>
          </table:table-cell>
          <table:table-cell table:style-name="ce98" table:formula="of:=PRODUCT([.E85];[$'FMFH SNAPSHOT'.M94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85];[.B85])" office:value-type="float" office:value="0" calcext:value-type="float">
            <text:p>0</text:p>
          </table:table-cell>
          <table:table-cell table:style-name="ce110" table:formula="of:=PRODUCT([.AA85];[.C85])" office:value-type="float" office:value="0" calcext:value-type="float">
            <text:p>0</text:p>
          </table:table-cell>
          <table:table-cell table:style-name="ce110" table:formula="of:=PRODUCT([.AB85];[.D85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9-04" calcext:value-type="date">
            <text:p>4-Sep-2023</text:p>
          </table:table-cell>
          <table:table-cell table:style-name="ce83" table:formula="of:=[$SUMMARY.B87]" office:value-type="float" office:value="0" calcext:value-type="float">
            <text:p>0</text:p>
          </table:table-cell>
          <table:table-cell table:style-name="ce83" table:formula="of:=[$SUMMARY.C87]" office:value-type="float" office:value="0" calcext:value-type="float">
            <text:p>0</text:p>
          </table:table-cell>
          <table:table-cell table:style-name="ce83" table:formula="of:=[$SUMMARY.D87]" office:value-type="float" office:value="0" calcext:value-type="float">
            <text:p>0</text:p>
          </table:table-cell>
          <table:table-cell table:style-name="ce83" table:formula="of:=SUM([.U86:.W86])" office:value-type="float" office:value="0" calcext:value-type="float">
            <text:p>0</text:p>
          </table:table-cell>
          <table:table-cell table:style-name="ce83" table:formula="of:=PRODUCT([.E86];[$'FMFH SNAPSHOT'.B95])" office:value-type="float" office:value="0" calcext:value-type="float">
            <text:p>0</text:p>
          </table:table-cell>
          <table:table-cell table:style-name="ce83" table:formula="of:=PRODUCT([.E86];[$'FMFH SNAPSHOT'.C95])" office:value-type="float" office:value="0" calcext:value-type="float">
            <text:p>0</text:p>
          </table:table-cell>
          <table:table-cell table:style-name="ce83" table:formula="of:=PRODUCT([.E86];[$'FMFH SNAPSHOT'.D95])" office:value-type="float" office:value="0" calcext:value-type="float">
            <text:p>0</text:p>
          </table:table-cell>
          <table:table-cell table:style-name="ce83" table:formula="of:=PRODUCT([.E86];[$'FMFH SNAPSHOT'.E95])" office:value-type="float" office:value="0" calcext:value-type="float">
            <text:p>0</text:p>
          </table:table-cell>
          <table:table-cell table:style-name="ce94" table:formula="of:=PRODUCT([.E86];[$'FMFH SNAPSHOT'.F95])" office:value-type="float" office:value="0" calcext:value-type="float">
            <text:p>0</text:p>
          </table:table-cell>
          <table:table-cell table:style-name="ce98" table:formula="of:=PRODUCT([.E86];[$'FMFH SNAPSHOT'.G95])" office:value-type="float" office:value="0" calcext:value-type="float">
            <text:p>0</text:p>
          </table:table-cell>
          <table:table-cell table:style-name="ce98" table:formula="of:=PRODUCT([.E86];[$'FMFH SNAPSHOT'.H95])" office:value-type="float" office:value="0" calcext:value-type="float">
            <text:p>0</text:p>
          </table:table-cell>
          <table:table-cell table:style-name="ce98" table:formula="of:=PRODUCT([.E86];[$'FMFH SNAPSHOT'.I95])" office:value-type="float" office:value="0" calcext:value-type="float">
            <text:p>0</text:p>
          </table:table-cell>
          <table:table-cell table:style-name="ce98" table:formula="of:=PRODUCT([.E86];[$'FMFH SNAPSHOT'.J95])" office:value-type="float" office:value="0" calcext:value-type="float">
            <text:p>0</text:p>
          </table:table-cell>
          <table:table-cell table:style-name="ce98" table:formula="of:=PRODUCT([.E86];[$'FMFH SNAPSHOT'.K95])" office:value-type="float" office:value="0" calcext:value-type="float">
            <text:p>0</text:p>
          </table:table-cell>
          <table:table-cell table:style-name="ce98" table:formula="of:=PRODUCT([.E86];[$'FMFH SNAPSHOT'.L95])" office:value-type="float" office:value="0" calcext:value-type="float">
            <text:p>0</text:p>
          </table:table-cell>
          <table:table-cell table:style-name="ce98" table:formula="of:=PRODUCT([.E86];[$'FMFH SNAPSHOT'.M95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86];[.B86])" office:value-type="float" office:value="0" calcext:value-type="float">
            <text:p>0</text:p>
          </table:table-cell>
          <table:table-cell table:style-name="ce110" table:formula="of:=PRODUCT([.AA86];[.C86])" office:value-type="float" office:value="0" calcext:value-type="float">
            <text:p>0</text:p>
          </table:table-cell>
          <table:table-cell table:style-name="ce110" table:formula="of:=PRODUCT([.AB86];[.D86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9-11" calcext:value-type="date">
            <text:p>11-Sep-2023</text:p>
          </table:table-cell>
          <table:table-cell table:style-name="ce83" table:formula="of:=[$SUMMARY.B88]" office:value-type="float" office:value="0" calcext:value-type="float">
            <text:p>0</text:p>
          </table:table-cell>
          <table:table-cell table:style-name="ce83" table:formula="of:=[$SUMMARY.C88]" office:value-type="float" office:value="0" calcext:value-type="float">
            <text:p>0</text:p>
          </table:table-cell>
          <table:table-cell table:style-name="ce83" table:formula="of:=[$SUMMARY.D88]" office:value-type="float" office:value="0" calcext:value-type="float">
            <text:p>0</text:p>
          </table:table-cell>
          <table:table-cell table:style-name="ce83" table:formula="of:=SUM([.U87:.W87])" office:value-type="float" office:value="0" calcext:value-type="float">
            <text:p>0</text:p>
          </table:table-cell>
          <table:table-cell table:style-name="ce83" table:formula="of:=PRODUCT([.E87];[$'FMFH SNAPSHOT'.B96])" office:value-type="float" office:value="0" calcext:value-type="float">
            <text:p>0</text:p>
          </table:table-cell>
          <table:table-cell table:style-name="ce83" table:formula="of:=PRODUCT([.E87];[$'FMFH SNAPSHOT'.C96])" office:value-type="float" office:value="0" calcext:value-type="float">
            <text:p>0</text:p>
          </table:table-cell>
          <table:table-cell table:style-name="ce83" table:formula="of:=PRODUCT([.E87];[$'FMFH SNAPSHOT'.D96])" office:value-type="float" office:value="0" calcext:value-type="float">
            <text:p>0</text:p>
          </table:table-cell>
          <table:table-cell table:style-name="ce83" table:formula="of:=PRODUCT([.E87];[$'FMFH SNAPSHOT'.E96])" office:value-type="float" office:value="0" calcext:value-type="float">
            <text:p>0</text:p>
          </table:table-cell>
          <table:table-cell table:style-name="ce94" table:formula="of:=PRODUCT([.E87];[$'FMFH SNAPSHOT'.F96])" office:value-type="float" office:value="0" calcext:value-type="float">
            <text:p>0</text:p>
          </table:table-cell>
          <table:table-cell table:style-name="ce98" table:formula="of:=PRODUCT([.E87];[$'FMFH SNAPSHOT'.G96])" office:value-type="float" office:value="0" calcext:value-type="float">
            <text:p>0</text:p>
          </table:table-cell>
          <table:table-cell table:style-name="ce98" table:formula="of:=PRODUCT([.E87];[$'FMFH SNAPSHOT'.H96])" office:value-type="float" office:value="0" calcext:value-type="float">
            <text:p>0</text:p>
          </table:table-cell>
          <table:table-cell table:style-name="ce98" table:formula="of:=PRODUCT([.E87];[$'FMFH SNAPSHOT'.I96])" office:value-type="float" office:value="0" calcext:value-type="float">
            <text:p>0</text:p>
          </table:table-cell>
          <table:table-cell table:style-name="ce98" table:formula="of:=PRODUCT([.E87];[$'FMFH SNAPSHOT'.J96])" office:value-type="float" office:value="0" calcext:value-type="float">
            <text:p>0</text:p>
          </table:table-cell>
          <table:table-cell table:style-name="ce98" table:formula="of:=PRODUCT([.E87];[$'FMFH SNAPSHOT'.K96])" office:value-type="float" office:value="0" calcext:value-type="float">
            <text:p>0</text:p>
          </table:table-cell>
          <table:table-cell table:style-name="ce98" table:formula="of:=PRODUCT([.E87];[$'FMFH SNAPSHOT'.L96])" office:value-type="float" office:value="0" calcext:value-type="float">
            <text:p>0</text:p>
          </table:table-cell>
          <table:table-cell table:style-name="ce98" table:formula="of:=PRODUCT([.E87];[$'FMFH SNAPSHOT'.M96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87];[.B87])" office:value-type="float" office:value="0" calcext:value-type="float">
            <text:p>0</text:p>
          </table:table-cell>
          <table:table-cell table:style-name="ce110" table:formula="of:=PRODUCT([.AA87];[.C87])" office:value-type="float" office:value="0" calcext:value-type="float">
            <text:p>0</text:p>
          </table:table-cell>
          <table:table-cell table:style-name="ce110" table:formula="of:=PRODUCT([.AB87];[.D87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9-18" calcext:value-type="date">
            <text:p>18-Sep-2023</text:p>
          </table:table-cell>
          <table:table-cell table:style-name="ce83" table:formula="of:=[$SUMMARY.B89]" office:value-type="float" office:value="0" calcext:value-type="float">
            <text:p>0</text:p>
          </table:table-cell>
          <table:table-cell table:style-name="ce83" table:formula="of:=[$SUMMARY.C89]" office:value-type="float" office:value="0" calcext:value-type="float">
            <text:p>0</text:p>
          </table:table-cell>
          <table:table-cell table:style-name="ce83" table:formula="of:=[$SUMMARY.D89]" office:value-type="float" office:value="0" calcext:value-type="float">
            <text:p>0</text:p>
          </table:table-cell>
          <table:table-cell table:style-name="ce83" table:formula="of:=SUM([.U88:.W88])" office:value-type="float" office:value="0" calcext:value-type="float">
            <text:p>0</text:p>
          </table:table-cell>
          <table:table-cell table:style-name="ce83" table:formula="of:=PRODUCT([.E88];[$'FMFH SNAPSHOT'.B97])" office:value-type="float" office:value="0" calcext:value-type="float">
            <text:p>0</text:p>
          </table:table-cell>
          <table:table-cell table:style-name="ce83" table:formula="of:=PRODUCT([.E88];[$'FMFH SNAPSHOT'.C97])" office:value-type="float" office:value="0" calcext:value-type="float">
            <text:p>0</text:p>
          </table:table-cell>
          <table:table-cell table:style-name="ce83" table:formula="of:=PRODUCT([.E88];[$'FMFH SNAPSHOT'.D97])" office:value-type="float" office:value="0" calcext:value-type="float">
            <text:p>0</text:p>
          </table:table-cell>
          <table:table-cell table:style-name="ce83" table:formula="of:=PRODUCT([.E88];[$'FMFH SNAPSHOT'.E97])" office:value-type="float" office:value="0" calcext:value-type="float">
            <text:p>0</text:p>
          </table:table-cell>
          <table:table-cell table:style-name="ce94" table:formula="of:=PRODUCT([.E88];[$'FMFH SNAPSHOT'.F97])" office:value-type="float" office:value="0" calcext:value-type="float">
            <text:p>0</text:p>
          </table:table-cell>
          <table:table-cell table:style-name="ce98" table:formula="of:=PRODUCT([.E88];[$'FMFH SNAPSHOT'.G97])" office:value-type="float" office:value="0" calcext:value-type="float">
            <text:p>0</text:p>
          </table:table-cell>
          <table:table-cell table:style-name="ce98" table:formula="of:=PRODUCT([.E88];[$'FMFH SNAPSHOT'.H97])" office:value-type="float" office:value="0" calcext:value-type="float">
            <text:p>0</text:p>
          </table:table-cell>
          <table:table-cell table:style-name="ce98" table:formula="of:=PRODUCT([.E88];[$'FMFH SNAPSHOT'.I97])" office:value-type="float" office:value="0" calcext:value-type="float">
            <text:p>0</text:p>
          </table:table-cell>
          <table:table-cell table:style-name="ce98" table:formula="of:=PRODUCT([.E88];[$'FMFH SNAPSHOT'.J97])" office:value-type="float" office:value="0" calcext:value-type="float">
            <text:p>0</text:p>
          </table:table-cell>
          <table:table-cell table:style-name="ce98" table:formula="of:=PRODUCT([.E88];[$'FMFH SNAPSHOT'.K97])" office:value-type="float" office:value="0" calcext:value-type="float">
            <text:p>0</text:p>
          </table:table-cell>
          <table:table-cell table:style-name="ce98" table:formula="of:=PRODUCT([.E88];[$'FMFH SNAPSHOT'.L97])" office:value-type="float" office:value="0" calcext:value-type="float">
            <text:p>0</text:p>
          </table:table-cell>
          <table:table-cell table:style-name="ce98" table:formula="of:=PRODUCT([.E88];[$'FMFH SNAPSHOT'.M97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88];[.B88])" office:value-type="float" office:value="0" calcext:value-type="float">
            <text:p>0</text:p>
          </table:table-cell>
          <table:table-cell table:style-name="ce110" table:formula="of:=PRODUCT([.AA88];[.C88])" office:value-type="float" office:value="0" calcext:value-type="float">
            <text:p>0</text:p>
          </table:table-cell>
          <table:table-cell table:style-name="ce110" table:formula="of:=PRODUCT([.AB88];[.D88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09-25" calcext:value-type="date">
            <text:p>25-Sep-2023</text:p>
          </table:table-cell>
          <table:table-cell table:style-name="ce83" table:formula="of:=[$SUMMARY.B90]" office:value-type="float" office:value="0" calcext:value-type="float">
            <text:p>0</text:p>
          </table:table-cell>
          <table:table-cell table:style-name="ce83" table:formula="of:=[$SUMMARY.C90]" office:value-type="float" office:value="0" calcext:value-type="float">
            <text:p>0</text:p>
          </table:table-cell>
          <table:table-cell table:style-name="ce83" table:formula="of:=[$SUMMARY.D90]" office:value-type="float" office:value="0" calcext:value-type="float">
            <text:p>0</text:p>
          </table:table-cell>
          <table:table-cell table:style-name="ce83" table:formula="of:=SUM([.U89:.W89])" office:value-type="float" office:value="0" calcext:value-type="float">
            <text:p>0</text:p>
          </table:table-cell>
          <table:table-cell table:style-name="ce83" table:formula="of:=PRODUCT([.E89];[$'FMFH SNAPSHOT'.B98])" office:value-type="float" office:value="0" calcext:value-type="float">
            <text:p>0</text:p>
          </table:table-cell>
          <table:table-cell table:style-name="ce83" table:formula="of:=PRODUCT([.E89];[$'FMFH SNAPSHOT'.C98])" office:value-type="float" office:value="0" calcext:value-type="float">
            <text:p>0</text:p>
          </table:table-cell>
          <table:table-cell table:style-name="ce83" table:formula="of:=PRODUCT([.E89];[$'FMFH SNAPSHOT'.D98])" office:value-type="float" office:value="0" calcext:value-type="float">
            <text:p>0</text:p>
          </table:table-cell>
          <table:table-cell table:style-name="ce83" table:formula="of:=PRODUCT([.E89];[$'FMFH SNAPSHOT'.E98])" office:value-type="float" office:value="0" calcext:value-type="float">
            <text:p>0</text:p>
          </table:table-cell>
          <table:table-cell table:style-name="ce94" table:formula="of:=PRODUCT([.E89];[$'FMFH SNAPSHOT'.F98])" office:value-type="float" office:value="0" calcext:value-type="float">
            <text:p>0</text:p>
          </table:table-cell>
          <table:table-cell table:style-name="ce98" table:formula="of:=PRODUCT([.E89];[$'FMFH SNAPSHOT'.G98])" office:value-type="float" office:value="0" calcext:value-type="float">
            <text:p>0</text:p>
          </table:table-cell>
          <table:table-cell table:style-name="ce98" table:formula="of:=PRODUCT([.E89];[$'FMFH SNAPSHOT'.H98])" office:value-type="float" office:value="0" calcext:value-type="float">
            <text:p>0</text:p>
          </table:table-cell>
          <table:table-cell table:style-name="ce98" table:formula="of:=PRODUCT([.E89];[$'FMFH SNAPSHOT'.I98])" office:value-type="float" office:value="0" calcext:value-type="float">
            <text:p>0</text:p>
          </table:table-cell>
          <table:table-cell table:style-name="ce98" table:formula="of:=PRODUCT([.E89];[$'FMFH SNAPSHOT'.J98])" office:value-type="float" office:value="0" calcext:value-type="float">
            <text:p>0</text:p>
          </table:table-cell>
          <table:table-cell table:style-name="ce98" table:formula="of:=PRODUCT([.E89];[$'FMFH SNAPSHOT'.K98])" office:value-type="float" office:value="0" calcext:value-type="float">
            <text:p>0</text:p>
          </table:table-cell>
          <table:table-cell table:style-name="ce98" table:formula="of:=PRODUCT([.E89];[$'FMFH SNAPSHOT'.L98])" office:value-type="float" office:value="0" calcext:value-type="float">
            <text:p>0</text:p>
          </table:table-cell>
          <table:table-cell table:style-name="ce98" table:formula="of:=PRODUCT([.E89];[$'FMFH SNAPSHOT'.M98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89];[.B89])" office:value-type="float" office:value="0" calcext:value-type="float">
            <text:p>0</text:p>
          </table:table-cell>
          <table:table-cell table:style-name="ce110" table:formula="of:=PRODUCT([.AA89];[.C89])" office:value-type="float" office:value="0" calcext:value-type="float">
            <text:p>0</text:p>
          </table:table-cell>
          <table:table-cell table:style-name="ce110" table:formula="of:=PRODUCT([.AB89];[.D89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10-02" calcext:value-type="date">
            <text:p>2-Oct-2023</text:p>
          </table:table-cell>
          <table:table-cell table:style-name="ce83" table:formula="of:=[$SUMMARY.B91]" office:value-type="float" office:value="0" calcext:value-type="float">
            <text:p>0</text:p>
          </table:table-cell>
          <table:table-cell table:style-name="ce83" table:formula="of:=[$SUMMARY.C91]" office:value-type="float" office:value="0" calcext:value-type="float">
            <text:p>0</text:p>
          </table:table-cell>
          <table:table-cell table:style-name="ce83" table:formula="of:=[$SUMMARY.D91]" office:value-type="float" office:value="0" calcext:value-type="float">
            <text:p>0</text:p>
          </table:table-cell>
          <table:table-cell table:style-name="ce83" table:formula="of:=SUM([.U90:.W90])" office:value-type="float" office:value="0" calcext:value-type="float">
            <text:p>0</text:p>
          </table:table-cell>
          <table:table-cell table:style-name="ce83" table:formula="of:=PRODUCT([.E90];[$'FMFH SNAPSHOT'.B99])" office:value-type="float" office:value="0" calcext:value-type="float">
            <text:p>0</text:p>
          </table:table-cell>
          <table:table-cell table:style-name="ce83" table:formula="of:=PRODUCT([.E90];[$'FMFH SNAPSHOT'.C99])" office:value-type="float" office:value="0" calcext:value-type="float">
            <text:p>0</text:p>
          </table:table-cell>
          <table:table-cell table:style-name="ce83" table:formula="of:=PRODUCT([.E90];[$'FMFH SNAPSHOT'.D99])" office:value-type="float" office:value="0" calcext:value-type="float">
            <text:p>0</text:p>
          </table:table-cell>
          <table:table-cell table:style-name="ce83" table:formula="of:=PRODUCT([.E90];[$'FMFH SNAPSHOT'.E99])" office:value-type="float" office:value="0" calcext:value-type="float">
            <text:p>0</text:p>
          </table:table-cell>
          <table:table-cell table:style-name="ce94" table:formula="of:=PRODUCT([.E90];[$'FMFH SNAPSHOT'.F99])" office:value-type="float" office:value="0" calcext:value-type="float">
            <text:p>0</text:p>
          </table:table-cell>
          <table:table-cell table:style-name="ce98" table:formula="of:=PRODUCT([.E90];[$'FMFH SNAPSHOT'.G99])" office:value-type="float" office:value="0" calcext:value-type="float">
            <text:p>0</text:p>
          </table:table-cell>
          <table:table-cell table:style-name="ce98" table:formula="of:=PRODUCT([.E90];[$'FMFH SNAPSHOT'.H99])" office:value-type="float" office:value="0" calcext:value-type="float">
            <text:p>0</text:p>
          </table:table-cell>
          <table:table-cell table:style-name="ce98" table:formula="of:=PRODUCT([.E90];[$'FMFH SNAPSHOT'.I99])" office:value-type="float" office:value="0" calcext:value-type="float">
            <text:p>0</text:p>
          </table:table-cell>
          <table:table-cell table:style-name="ce98" table:formula="of:=PRODUCT([.E90];[$'FMFH SNAPSHOT'.J99])" office:value-type="float" office:value="0" calcext:value-type="float">
            <text:p>0</text:p>
          </table:table-cell>
          <table:table-cell table:style-name="ce98" table:formula="of:=PRODUCT([.E90];[$'FMFH SNAPSHOT'.K99])" office:value-type="float" office:value="0" calcext:value-type="float">
            <text:p>0</text:p>
          </table:table-cell>
          <table:table-cell table:style-name="ce98" table:formula="of:=PRODUCT([.E90];[$'FMFH SNAPSHOT'.L99])" office:value-type="float" office:value="0" calcext:value-type="float">
            <text:p>0</text:p>
          </table:table-cell>
          <table:table-cell table:style-name="ce98" table:formula="of:=PRODUCT([.E90];[$'FMFH SNAPSHOT'.M99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90];[.B90])" office:value-type="float" office:value="0" calcext:value-type="float">
            <text:p>0</text:p>
          </table:table-cell>
          <table:table-cell table:style-name="ce110" table:formula="of:=PRODUCT([.AA90];[.C90])" office:value-type="float" office:value="0" calcext:value-type="float">
            <text:p>0</text:p>
          </table:table-cell>
          <table:table-cell table:style-name="ce110" table:formula="of:=PRODUCT([.AB90];[.D90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10-09" calcext:value-type="date">
            <text:p>9-Oct-2023</text:p>
          </table:table-cell>
          <table:table-cell table:style-name="ce83" table:formula="of:=[$SUMMARY.B92]" office:value-type="float" office:value="0" calcext:value-type="float">
            <text:p>0</text:p>
          </table:table-cell>
          <table:table-cell table:style-name="ce83" table:formula="of:=[$SUMMARY.C92]" office:value-type="float" office:value="0" calcext:value-type="float">
            <text:p>0</text:p>
          </table:table-cell>
          <table:table-cell table:style-name="ce83" table:formula="of:=[$SUMMARY.D92]" office:value-type="float" office:value="0" calcext:value-type="float">
            <text:p>0</text:p>
          </table:table-cell>
          <table:table-cell table:style-name="ce83" table:formula="of:=SUM([.U91:.W91])" office:value-type="float" office:value="0" calcext:value-type="float">
            <text:p>0</text:p>
          </table:table-cell>
          <table:table-cell table:style-name="ce83" table:formula="of:=PRODUCT([.E91];[$'FMFH SNAPSHOT'.B100])" office:value-type="float" office:value="0" calcext:value-type="float">
            <text:p>0</text:p>
          </table:table-cell>
          <table:table-cell table:style-name="ce83" table:formula="of:=PRODUCT([.E91];[$'FMFH SNAPSHOT'.C100])" office:value-type="float" office:value="0" calcext:value-type="float">
            <text:p>0</text:p>
          </table:table-cell>
          <table:table-cell table:style-name="ce83" table:formula="of:=PRODUCT([.E91];[$'FMFH SNAPSHOT'.D100])" office:value-type="float" office:value="0" calcext:value-type="float">
            <text:p>0</text:p>
          </table:table-cell>
          <table:table-cell table:style-name="ce83" table:formula="of:=PRODUCT([.E91];[$'FMFH SNAPSHOT'.E100])" office:value-type="float" office:value="0" calcext:value-type="float">
            <text:p>0</text:p>
          </table:table-cell>
          <table:table-cell table:style-name="ce94" table:formula="of:=PRODUCT([.E91];[$'FMFH SNAPSHOT'.F100])" office:value-type="float" office:value="0" calcext:value-type="float">
            <text:p>0</text:p>
          </table:table-cell>
          <table:table-cell table:style-name="ce98" table:formula="of:=PRODUCT([.E91];[$'FMFH SNAPSHOT'.G100])" office:value-type="float" office:value="0" calcext:value-type="float">
            <text:p>0</text:p>
          </table:table-cell>
          <table:table-cell table:style-name="ce98" table:formula="of:=PRODUCT([.E91];[$'FMFH SNAPSHOT'.H100])" office:value-type="float" office:value="0" calcext:value-type="float">
            <text:p>0</text:p>
          </table:table-cell>
          <table:table-cell table:style-name="ce98" table:formula="of:=PRODUCT([.E91];[$'FMFH SNAPSHOT'.I100])" office:value-type="float" office:value="0" calcext:value-type="float">
            <text:p>0</text:p>
          </table:table-cell>
          <table:table-cell table:style-name="ce98" table:formula="of:=PRODUCT([.E91];[$'FMFH SNAPSHOT'.J100])" office:value-type="float" office:value="0" calcext:value-type="float">
            <text:p>0</text:p>
          </table:table-cell>
          <table:table-cell table:style-name="ce98" table:formula="of:=PRODUCT([.E91];[$'FMFH SNAPSHOT'.K100])" office:value-type="float" office:value="0" calcext:value-type="float">
            <text:p>0</text:p>
          </table:table-cell>
          <table:table-cell table:style-name="ce98" table:formula="of:=PRODUCT([.E91];[$'FMFH SNAPSHOT'.L100])" office:value-type="float" office:value="0" calcext:value-type="float">
            <text:p>0</text:p>
          </table:table-cell>
          <table:table-cell table:style-name="ce98" table:formula="of:=PRODUCT([.E91];[$'FMFH SNAPSHOT'.M100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91];[.B91])" office:value-type="float" office:value="0" calcext:value-type="float">
            <text:p>0</text:p>
          </table:table-cell>
          <table:table-cell table:style-name="ce110" table:formula="of:=PRODUCT([.AA91];[.C91])" office:value-type="float" office:value="0" calcext:value-type="float">
            <text:p>0</text:p>
          </table:table-cell>
          <table:table-cell table:style-name="ce110" table:formula="of:=PRODUCT([.AB91];[.D91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10-16" calcext:value-type="date">
            <text:p>16-Oct-2023</text:p>
          </table:table-cell>
          <table:table-cell table:style-name="ce83" table:formula="of:=[$SUMMARY.B93]" office:value-type="float" office:value="0" calcext:value-type="float">
            <text:p>0</text:p>
          </table:table-cell>
          <table:table-cell table:style-name="ce83" table:formula="of:=[$SUMMARY.C93]" office:value-type="float" office:value="0" calcext:value-type="float">
            <text:p>0</text:p>
          </table:table-cell>
          <table:table-cell table:style-name="ce83" table:formula="of:=[$SUMMARY.D93]" office:value-type="float" office:value="0" calcext:value-type="float">
            <text:p>0</text:p>
          </table:table-cell>
          <table:table-cell table:style-name="ce83" table:formula="of:=SUM([.U92:.W92])" office:value-type="float" office:value="0" calcext:value-type="float">
            <text:p>0</text:p>
          </table:table-cell>
          <table:table-cell table:style-name="ce83" table:formula="of:=PRODUCT([.E92];[$'FMFH SNAPSHOT'.B101])" office:value-type="float" office:value="0" calcext:value-type="float">
            <text:p>0</text:p>
          </table:table-cell>
          <table:table-cell table:style-name="ce83" table:formula="of:=PRODUCT([.E92];[$'FMFH SNAPSHOT'.C101])" office:value-type="float" office:value="0" calcext:value-type="float">
            <text:p>0</text:p>
          </table:table-cell>
          <table:table-cell table:style-name="ce83" table:formula="of:=PRODUCT([.E92];[$'FMFH SNAPSHOT'.D101])" office:value-type="float" office:value="0" calcext:value-type="float">
            <text:p>0</text:p>
          </table:table-cell>
          <table:table-cell table:style-name="ce83" table:formula="of:=PRODUCT([.E92];[$'FMFH SNAPSHOT'.E101])" office:value-type="float" office:value="0" calcext:value-type="float">
            <text:p>0</text:p>
          </table:table-cell>
          <table:table-cell table:style-name="ce94" table:formula="of:=PRODUCT([.E92];[$'FMFH SNAPSHOT'.F101])" office:value-type="float" office:value="0" calcext:value-type="float">
            <text:p>0</text:p>
          </table:table-cell>
          <table:table-cell table:style-name="ce98" table:formula="of:=PRODUCT([.E92];[$'FMFH SNAPSHOT'.G101])" office:value-type="float" office:value="0" calcext:value-type="float">
            <text:p>0</text:p>
          </table:table-cell>
          <table:table-cell table:style-name="ce98" table:formula="of:=PRODUCT([.E92];[$'FMFH SNAPSHOT'.H101])" office:value-type="float" office:value="0" calcext:value-type="float">
            <text:p>0</text:p>
          </table:table-cell>
          <table:table-cell table:style-name="ce98" table:formula="of:=PRODUCT([.E92];[$'FMFH SNAPSHOT'.I101])" office:value-type="float" office:value="0" calcext:value-type="float">
            <text:p>0</text:p>
          </table:table-cell>
          <table:table-cell table:style-name="ce98" table:formula="of:=PRODUCT([.E92];[$'FMFH SNAPSHOT'.J101])" office:value-type="float" office:value="0" calcext:value-type="float">
            <text:p>0</text:p>
          </table:table-cell>
          <table:table-cell table:style-name="ce98" table:formula="of:=PRODUCT([.E92];[$'FMFH SNAPSHOT'.K101])" office:value-type="float" office:value="0" calcext:value-type="float">
            <text:p>0</text:p>
          </table:table-cell>
          <table:table-cell table:style-name="ce98" table:formula="of:=PRODUCT([.E92];[$'FMFH SNAPSHOT'.L101])" office:value-type="float" office:value="0" calcext:value-type="float">
            <text:p>0</text:p>
          </table:table-cell>
          <table:table-cell table:style-name="ce98" table:formula="of:=PRODUCT([.E92];[$'FMFH SNAPSHOT'.M101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92];[.B92])" office:value-type="float" office:value="0" calcext:value-type="float">
            <text:p>0</text:p>
          </table:table-cell>
          <table:table-cell table:style-name="ce110" table:formula="of:=PRODUCT([.AA92];[.C92])" office:value-type="float" office:value="0" calcext:value-type="float">
            <text:p>0</text:p>
          </table:table-cell>
          <table:table-cell table:style-name="ce110" table:formula="of:=PRODUCT([.AB92];[.D92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10-23" calcext:value-type="date">
            <text:p>23-Oct-2023</text:p>
          </table:table-cell>
          <table:table-cell table:style-name="ce83" table:formula="of:=[$SUMMARY.B94]" office:value-type="float" office:value="0" calcext:value-type="float">
            <text:p>0</text:p>
          </table:table-cell>
          <table:table-cell table:style-name="ce83" table:formula="of:=[$SUMMARY.C94]" office:value-type="float" office:value="0" calcext:value-type="float">
            <text:p>0</text:p>
          </table:table-cell>
          <table:table-cell table:style-name="ce83" table:formula="of:=[$SUMMARY.D94]" office:value-type="float" office:value="0" calcext:value-type="float">
            <text:p>0</text:p>
          </table:table-cell>
          <table:table-cell table:style-name="ce83" table:formula="of:=SUM([.U93:.W93])" office:value-type="float" office:value="0" calcext:value-type="float">
            <text:p>0</text:p>
          </table:table-cell>
          <table:table-cell table:style-name="ce83" table:formula="of:=PRODUCT([.E93];[$'FMFH SNAPSHOT'.B102])" office:value-type="float" office:value="0" calcext:value-type="float">
            <text:p>0</text:p>
          </table:table-cell>
          <table:table-cell table:style-name="ce83" table:formula="of:=PRODUCT([.E93];[$'FMFH SNAPSHOT'.C102])" office:value-type="float" office:value="0" calcext:value-type="float">
            <text:p>0</text:p>
          </table:table-cell>
          <table:table-cell table:style-name="ce83" table:formula="of:=PRODUCT([.E93];[$'FMFH SNAPSHOT'.D102])" office:value-type="float" office:value="0" calcext:value-type="float">
            <text:p>0</text:p>
          </table:table-cell>
          <table:table-cell table:style-name="ce83" table:formula="of:=PRODUCT([.E93];[$'FMFH SNAPSHOT'.E102])" office:value-type="float" office:value="0" calcext:value-type="float">
            <text:p>0</text:p>
          </table:table-cell>
          <table:table-cell table:style-name="ce94" table:formula="of:=PRODUCT([.E93];[$'FMFH SNAPSHOT'.F102])" office:value-type="float" office:value="0" calcext:value-type="float">
            <text:p>0</text:p>
          </table:table-cell>
          <table:table-cell table:style-name="ce98" table:formula="of:=PRODUCT([.E93];[$'FMFH SNAPSHOT'.G102])" office:value-type="float" office:value="0" calcext:value-type="float">
            <text:p>0</text:p>
          </table:table-cell>
          <table:table-cell table:style-name="ce98" table:formula="of:=PRODUCT([.E93];[$'FMFH SNAPSHOT'.H102])" office:value-type="float" office:value="0" calcext:value-type="float">
            <text:p>0</text:p>
          </table:table-cell>
          <table:table-cell table:style-name="ce98" table:formula="of:=PRODUCT([.E93];[$'FMFH SNAPSHOT'.I102])" office:value-type="float" office:value="0" calcext:value-type="float">
            <text:p>0</text:p>
          </table:table-cell>
          <table:table-cell table:style-name="ce98" table:formula="of:=PRODUCT([.E93];[$'FMFH SNAPSHOT'.J102])" office:value-type="float" office:value="0" calcext:value-type="float">
            <text:p>0</text:p>
          </table:table-cell>
          <table:table-cell table:style-name="ce98" table:formula="of:=PRODUCT([.E93];[$'FMFH SNAPSHOT'.K102])" office:value-type="float" office:value="0" calcext:value-type="float">
            <text:p>0</text:p>
          </table:table-cell>
          <table:table-cell table:style-name="ce98" table:formula="of:=PRODUCT([.E93];[$'FMFH SNAPSHOT'.L102])" office:value-type="float" office:value="0" calcext:value-type="float">
            <text:p>0</text:p>
          </table:table-cell>
          <table:table-cell table:style-name="ce98" table:formula="of:=PRODUCT([.E93];[$'FMFH SNAPSHOT'.M102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93];[.B93])" office:value-type="float" office:value="0" calcext:value-type="float">
            <text:p>0</text:p>
          </table:table-cell>
          <table:table-cell table:style-name="ce110" table:formula="of:=PRODUCT([.AA93];[.C93])" office:value-type="float" office:value="0" calcext:value-type="float">
            <text:p>0</text:p>
          </table:table-cell>
          <table:table-cell table:style-name="ce110" table:formula="of:=PRODUCT([.AB93];[.D93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10-30" calcext:value-type="date">
            <text:p>30-Oct-2023</text:p>
          </table:table-cell>
          <table:table-cell table:style-name="ce83" table:formula="of:=[$SUMMARY.B95]" office:value-type="float" office:value="0" calcext:value-type="float">
            <text:p>0</text:p>
          </table:table-cell>
          <table:table-cell table:style-name="ce83" table:formula="of:=[$SUMMARY.C95]" office:value-type="float" office:value="0" calcext:value-type="float">
            <text:p>0</text:p>
          </table:table-cell>
          <table:table-cell table:style-name="ce83" table:formula="of:=[$SUMMARY.D95]" office:value-type="float" office:value="0" calcext:value-type="float">
            <text:p>0</text:p>
          </table:table-cell>
          <table:table-cell table:style-name="ce83" table:formula="of:=SUM([.U94:.W94])" office:value-type="float" office:value="0" calcext:value-type="float">
            <text:p>0</text:p>
          </table:table-cell>
          <table:table-cell table:style-name="ce83" table:formula="of:=PRODUCT([.E94];[$'FMFH SNAPSHOT'.B103])" office:value-type="float" office:value="0" calcext:value-type="float">
            <text:p>0</text:p>
          </table:table-cell>
          <table:table-cell table:style-name="ce83" table:formula="of:=PRODUCT([.E94];[$'FMFH SNAPSHOT'.C103])" office:value-type="float" office:value="0" calcext:value-type="float">
            <text:p>0</text:p>
          </table:table-cell>
          <table:table-cell table:style-name="ce83" table:formula="of:=PRODUCT([.E94];[$'FMFH SNAPSHOT'.D103])" office:value-type="float" office:value="0" calcext:value-type="float">
            <text:p>0</text:p>
          </table:table-cell>
          <table:table-cell table:style-name="ce83" table:formula="of:=PRODUCT([.E94];[$'FMFH SNAPSHOT'.E103])" office:value-type="float" office:value="0" calcext:value-type="float">
            <text:p>0</text:p>
          </table:table-cell>
          <table:table-cell table:style-name="ce94" table:formula="of:=PRODUCT([.E94];[$'FMFH SNAPSHOT'.F103])" office:value-type="float" office:value="0" calcext:value-type="float">
            <text:p>0</text:p>
          </table:table-cell>
          <table:table-cell table:style-name="ce98" table:formula="of:=PRODUCT([.E94];[$'FMFH SNAPSHOT'.G103])" office:value-type="float" office:value="0" calcext:value-type="float">
            <text:p>0</text:p>
          </table:table-cell>
          <table:table-cell table:style-name="ce98" table:formula="of:=PRODUCT([.E94];[$'FMFH SNAPSHOT'.H103])" office:value-type="float" office:value="0" calcext:value-type="float">
            <text:p>0</text:p>
          </table:table-cell>
          <table:table-cell table:style-name="ce98" table:formula="of:=PRODUCT([.E94];[$'FMFH SNAPSHOT'.I103])" office:value-type="float" office:value="0" calcext:value-type="float">
            <text:p>0</text:p>
          </table:table-cell>
          <table:table-cell table:style-name="ce98" table:formula="of:=PRODUCT([.E94];[$'FMFH SNAPSHOT'.J103])" office:value-type="float" office:value="0" calcext:value-type="float">
            <text:p>0</text:p>
          </table:table-cell>
          <table:table-cell table:style-name="ce98" table:formula="of:=PRODUCT([.E94];[$'FMFH SNAPSHOT'.K103])" office:value-type="float" office:value="0" calcext:value-type="float">
            <text:p>0</text:p>
          </table:table-cell>
          <table:table-cell table:style-name="ce98" table:formula="of:=PRODUCT([.E94];[$'FMFH SNAPSHOT'.L103])" office:value-type="float" office:value="0" calcext:value-type="float">
            <text:p>0</text:p>
          </table:table-cell>
          <table:table-cell table:style-name="ce98" table:formula="of:=PRODUCT([.E94];[$'FMFH SNAPSHOT'.M103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94];[.B94])" office:value-type="float" office:value="0" calcext:value-type="float">
            <text:p>0</text:p>
          </table:table-cell>
          <table:table-cell table:style-name="ce110" table:formula="of:=PRODUCT([.AA94];[.C94])" office:value-type="float" office:value="0" calcext:value-type="float">
            <text:p>0</text:p>
          </table:table-cell>
          <table:table-cell table:style-name="ce110" table:formula="of:=PRODUCT([.AB94];[.D94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11-06" calcext:value-type="date">
            <text:p>6-Nov-2023</text:p>
          </table:table-cell>
          <table:table-cell table:style-name="ce83" table:formula="of:=[$SUMMARY.B96]" office:value-type="float" office:value="0" calcext:value-type="float">
            <text:p>0</text:p>
          </table:table-cell>
          <table:table-cell table:style-name="ce83" table:formula="of:=[$SUMMARY.C96]" office:value-type="float" office:value="0" calcext:value-type="float">
            <text:p>0</text:p>
          </table:table-cell>
          <table:table-cell table:style-name="ce83" table:formula="of:=[$SUMMARY.D96]" office:value-type="float" office:value="0" calcext:value-type="float">
            <text:p>0</text:p>
          </table:table-cell>
          <table:table-cell table:style-name="ce83" table:formula="of:=SUM([.U95:.W95])" office:value-type="float" office:value="0" calcext:value-type="float">
            <text:p>0</text:p>
          </table:table-cell>
          <table:table-cell table:style-name="ce83" table:formula="of:=PRODUCT([.E95];[$'FMFH SNAPSHOT'.B104])" office:value-type="float" office:value="0" calcext:value-type="float">
            <text:p>0</text:p>
          </table:table-cell>
          <table:table-cell table:style-name="ce83" table:formula="of:=PRODUCT([.E95];[$'FMFH SNAPSHOT'.C104])" office:value-type="float" office:value="0" calcext:value-type="float">
            <text:p>0</text:p>
          </table:table-cell>
          <table:table-cell table:style-name="ce83" table:formula="of:=PRODUCT([.E95];[$'FMFH SNAPSHOT'.D104])" office:value-type="float" office:value="0" calcext:value-type="float">
            <text:p>0</text:p>
          </table:table-cell>
          <table:table-cell table:style-name="ce83" table:formula="of:=PRODUCT([.E95];[$'FMFH SNAPSHOT'.E104])" office:value-type="float" office:value="0" calcext:value-type="float">
            <text:p>0</text:p>
          </table:table-cell>
          <table:table-cell table:style-name="ce94" table:formula="of:=PRODUCT([.E95];[$'FMFH SNAPSHOT'.F104])" office:value-type="float" office:value="0" calcext:value-type="float">
            <text:p>0</text:p>
          </table:table-cell>
          <table:table-cell table:style-name="ce98" table:formula="of:=PRODUCT([.E95];[$'FMFH SNAPSHOT'.G104])" office:value-type="float" office:value="0" calcext:value-type="float">
            <text:p>0</text:p>
          </table:table-cell>
          <table:table-cell table:style-name="ce98" table:formula="of:=PRODUCT([.E95];[$'FMFH SNAPSHOT'.H104])" office:value-type="float" office:value="0" calcext:value-type="float">
            <text:p>0</text:p>
          </table:table-cell>
          <table:table-cell table:style-name="ce98" table:formula="of:=PRODUCT([.E95];[$'FMFH SNAPSHOT'.I104])" office:value-type="float" office:value="0" calcext:value-type="float">
            <text:p>0</text:p>
          </table:table-cell>
          <table:table-cell table:style-name="ce98" table:formula="of:=PRODUCT([.E95];[$'FMFH SNAPSHOT'.J104])" office:value-type="float" office:value="0" calcext:value-type="float">
            <text:p>0</text:p>
          </table:table-cell>
          <table:table-cell table:style-name="ce98" table:formula="of:=PRODUCT([.E95];[$'FMFH SNAPSHOT'.K104])" office:value-type="float" office:value="0" calcext:value-type="float">
            <text:p>0</text:p>
          </table:table-cell>
          <table:table-cell table:style-name="ce98" table:formula="of:=PRODUCT([.E95];[$'FMFH SNAPSHOT'.L104])" office:value-type="float" office:value="0" calcext:value-type="float">
            <text:p>0</text:p>
          </table:table-cell>
          <table:table-cell table:style-name="ce98" table:formula="of:=PRODUCT([.E95];[$'FMFH SNAPSHOT'.M104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95];[.B95])" office:value-type="float" office:value="0" calcext:value-type="float">
            <text:p>0</text:p>
          </table:table-cell>
          <table:table-cell table:style-name="ce110" table:formula="of:=PRODUCT([.AA95];[.C95])" office:value-type="float" office:value="0" calcext:value-type="float">
            <text:p>0</text:p>
          </table:table-cell>
          <table:table-cell table:style-name="ce110" table:formula="of:=PRODUCT([.AB95];[.D95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11-13" calcext:value-type="date">
            <text:p>13-Nov-2023</text:p>
          </table:table-cell>
          <table:table-cell table:style-name="ce83" table:formula="of:=[$SUMMARY.B97]" office:value-type="float" office:value="0" calcext:value-type="float">
            <text:p>0</text:p>
          </table:table-cell>
          <table:table-cell table:style-name="ce83" table:formula="of:=[$SUMMARY.C97]" office:value-type="float" office:value="0" calcext:value-type="float">
            <text:p>0</text:p>
          </table:table-cell>
          <table:table-cell table:style-name="ce83" table:formula="of:=[$SUMMARY.D97]" office:value-type="float" office:value="0" calcext:value-type="float">
            <text:p>0</text:p>
          </table:table-cell>
          <table:table-cell table:style-name="ce83" table:formula="of:=SUM([.U96:.W96])" office:value-type="float" office:value="0" calcext:value-type="float">
            <text:p>0</text:p>
          </table:table-cell>
          <table:table-cell table:style-name="ce83" table:formula="of:=PRODUCT([.E96];[$'FMFH SNAPSHOT'.B105])" office:value-type="float" office:value="0" calcext:value-type="float">
            <text:p>0</text:p>
          </table:table-cell>
          <table:table-cell table:style-name="ce83" table:formula="of:=PRODUCT([.E96];[$'FMFH SNAPSHOT'.C105])" office:value-type="float" office:value="0" calcext:value-type="float">
            <text:p>0</text:p>
          </table:table-cell>
          <table:table-cell table:style-name="ce83" table:formula="of:=PRODUCT([.E96];[$'FMFH SNAPSHOT'.D105])" office:value-type="float" office:value="0" calcext:value-type="float">
            <text:p>0</text:p>
          </table:table-cell>
          <table:table-cell table:style-name="ce83" table:formula="of:=PRODUCT([.E96];[$'FMFH SNAPSHOT'.E105])" office:value-type="float" office:value="0" calcext:value-type="float">
            <text:p>0</text:p>
          </table:table-cell>
          <table:table-cell table:style-name="ce94" table:formula="of:=PRODUCT([.E96];[$'FMFH SNAPSHOT'.F105])" office:value-type="float" office:value="0" calcext:value-type="float">
            <text:p>0</text:p>
          </table:table-cell>
          <table:table-cell table:style-name="ce98" table:formula="of:=PRODUCT([.E96];[$'FMFH SNAPSHOT'.G105])" office:value-type="float" office:value="0" calcext:value-type="float">
            <text:p>0</text:p>
          </table:table-cell>
          <table:table-cell table:style-name="ce98" table:formula="of:=PRODUCT([.E96];[$'FMFH SNAPSHOT'.H105])" office:value-type="float" office:value="0" calcext:value-type="float">
            <text:p>0</text:p>
          </table:table-cell>
          <table:table-cell table:style-name="ce98" table:formula="of:=PRODUCT([.E96];[$'FMFH SNAPSHOT'.I105])" office:value-type="float" office:value="0" calcext:value-type="float">
            <text:p>0</text:p>
          </table:table-cell>
          <table:table-cell table:style-name="ce98" table:formula="of:=PRODUCT([.E96];[$'FMFH SNAPSHOT'.J105])" office:value-type="float" office:value="0" calcext:value-type="float">
            <text:p>0</text:p>
          </table:table-cell>
          <table:table-cell table:style-name="ce98" table:formula="of:=PRODUCT([.E96];[$'FMFH SNAPSHOT'.K105])" office:value-type="float" office:value="0" calcext:value-type="float">
            <text:p>0</text:p>
          </table:table-cell>
          <table:table-cell table:style-name="ce98" table:formula="of:=PRODUCT([.E96];[$'FMFH SNAPSHOT'.L105])" office:value-type="float" office:value="0" calcext:value-type="float">
            <text:p>0</text:p>
          </table:table-cell>
          <table:table-cell table:style-name="ce98" table:formula="of:=PRODUCT([.E96];[$'FMFH SNAPSHOT'.M105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96];[.B96])" office:value-type="float" office:value="0" calcext:value-type="float">
            <text:p>0</text:p>
          </table:table-cell>
          <table:table-cell table:style-name="ce110" table:formula="of:=PRODUCT([.AA96];[.C96])" office:value-type="float" office:value="0" calcext:value-type="float">
            <text:p>0</text:p>
          </table:table-cell>
          <table:table-cell table:style-name="ce110" table:formula="of:=PRODUCT([.AB96];[.D96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11-20" calcext:value-type="date">
            <text:p>20-Nov-2023</text:p>
          </table:table-cell>
          <table:table-cell table:style-name="ce83" table:formula="of:=[$SUMMARY.B98]" office:value-type="float" office:value="0" calcext:value-type="float">
            <text:p>0</text:p>
          </table:table-cell>
          <table:table-cell table:style-name="ce83" table:formula="of:=[$SUMMARY.C98]" office:value-type="float" office:value="0" calcext:value-type="float">
            <text:p>0</text:p>
          </table:table-cell>
          <table:table-cell table:style-name="ce83" table:formula="of:=[$SUMMARY.D98]" office:value-type="float" office:value="0" calcext:value-type="float">
            <text:p>0</text:p>
          </table:table-cell>
          <table:table-cell table:style-name="ce83" table:formula="of:=SUM([.U97:.W97])" office:value-type="float" office:value="0" calcext:value-type="float">
            <text:p>0</text:p>
          </table:table-cell>
          <table:table-cell table:style-name="ce83" table:formula="of:=PRODUCT([.E97];[$'FMFH SNAPSHOT'.B106])" office:value-type="float" office:value="0" calcext:value-type="float">
            <text:p>0</text:p>
          </table:table-cell>
          <table:table-cell table:style-name="ce83" table:formula="of:=PRODUCT([.E97];[$'FMFH SNAPSHOT'.C106])" office:value-type="float" office:value="0" calcext:value-type="float">
            <text:p>0</text:p>
          </table:table-cell>
          <table:table-cell table:style-name="ce83" table:formula="of:=PRODUCT([.E97];[$'FMFH SNAPSHOT'.D106])" office:value-type="float" office:value="0" calcext:value-type="float">
            <text:p>0</text:p>
          </table:table-cell>
          <table:table-cell table:style-name="ce83" table:formula="of:=PRODUCT([.E97];[$'FMFH SNAPSHOT'.E106])" office:value-type="float" office:value="0" calcext:value-type="float">
            <text:p>0</text:p>
          </table:table-cell>
          <table:table-cell table:style-name="ce94" table:formula="of:=PRODUCT([.E97];[$'FMFH SNAPSHOT'.F106])" office:value-type="float" office:value="0" calcext:value-type="float">
            <text:p>0</text:p>
          </table:table-cell>
          <table:table-cell table:style-name="ce98" table:formula="of:=PRODUCT([.E97];[$'FMFH SNAPSHOT'.G106])" office:value-type="float" office:value="0" calcext:value-type="float">
            <text:p>0</text:p>
          </table:table-cell>
          <table:table-cell table:style-name="ce98" table:formula="of:=PRODUCT([.E97];[$'FMFH SNAPSHOT'.H106])" office:value-type="float" office:value="0" calcext:value-type="float">
            <text:p>0</text:p>
          </table:table-cell>
          <table:table-cell table:style-name="ce98" table:formula="of:=PRODUCT([.E97];[$'FMFH SNAPSHOT'.I106])" office:value-type="float" office:value="0" calcext:value-type="float">
            <text:p>0</text:p>
          </table:table-cell>
          <table:table-cell table:style-name="ce98" table:formula="of:=PRODUCT([.E97];[$'FMFH SNAPSHOT'.J106])" office:value-type="float" office:value="0" calcext:value-type="float">
            <text:p>0</text:p>
          </table:table-cell>
          <table:table-cell table:style-name="ce98" table:formula="of:=PRODUCT([.E97];[$'FMFH SNAPSHOT'.K106])" office:value-type="float" office:value="0" calcext:value-type="float">
            <text:p>0</text:p>
          </table:table-cell>
          <table:table-cell table:style-name="ce98" table:formula="of:=PRODUCT([.E97];[$'FMFH SNAPSHOT'.L106])" office:value-type="float" office:value="0" calcext:value-type="float">
            <text:p>0</text:p>
          </table:table-cell>
          <table:table-cell table:style-name="ce98" table:formula="of:=PRODUCT([.E97];[$'FMFH SNAPSHOT'.M106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97];[.B97])" office:value-type="float" office:value="0" calcext:value-type="float">
            <text:p>0</text:p>
          </table:table-cell>
          <table:table-cell table:style-name="ce110" table:formula="of:=PRODUCT([.AA97];[.C97])" office:value-type="float" office:value="0" calcext:value-type="float">
            <text:p>0</text:p>
          </table:table-cell>
          <table:table-cell table:style-name="ce110" table:formula="of:=PRODUCT([.AB97];[.D97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11-27" calcext:value-type="date">
            <text:p>27-Nov-2023</text:p>
          </table:table-cell>
          <table:table-cell table:style-name="ce83" table:formula="of:=[$SUMMARY.B99]" office:value-type="float" office:value="0" calcext:value-type="float">
            <text:p>0</text:p>
          </table:table-cell>
          <table:table-cell table:style-name="ce83" table:formula="of:=[$SUMMARY.C99]" office:value-type="float" office:value="0" calcext:value-type="float">
            <text:p>0</text:p>
          </table:table-cell>
          <table:table-cell table:style-name="ce83" table:formula="of:=[$SUMMARY.D99]" office:value-type="float" office:value="0" calcext:value-type="float">
            <text:p>0</text:p>
          </table:table-cell>
          <table:table-cell table:style-name="ce83" table:formula="of:=SUM([.U98:.W98])" office:value-type="float" office:value="0" calcext:value-type="float">
            <text:p>0</text:p>
          </table:table-cell>
          <table:table-cell table:style-name="ce83" table:formula="of:=PRODUCT([.E98];[$'FMFH SNAPSHOT'.B107])" office:value-type="float" office:value="0" calcext:value-type="float">
            <text:p>0</text:p>
          </table:table-cell>
          <table:table-cell table:style-name="ce83" table:formula="of:=PRODUCT([.E98];[$'FMFH SNAPSHOT'.C107])" office:value-type="float" office:value="0" calcext:value-type="float">
            <text:p>0</text:p>
          </table:table-cell>
          <table:table-cell table:style-name="ce83" table:formula="of:=PRODUCT([.E98];[$'FMFH SNAPSHOT'.D107])" office:value-type="float" office:value="0" calcext:value-type="float">
            <text:p>0</text:p>
          </table:table-cell>
          <table:table-cell table:style-name="ce83" table:formula="of:=PRODUCT([.E98];[$'FMFH SNAPSHOT'.E107])" office:value-type="float" office:value="0" calcext:value-type="float">
            <text:p>0</text:p>
          </table:table-cell>
          <table:table-cell table:style-name="ce94" table:formula="of:=PRODUCT([.E98];[$'FMFH SNAPSHOT'.F107])" office:value-type="float" office:value="0" calcext:value-type="float">
            <text:p>0</text:p>
          </table:table-cell>
          <table:table-cell table:style-name="ce98" table:formula="of:=PRODUCT([.E98];[$'FMFH SNAPSHOT'.G107])" office:value-type="float" office:value="0" calcext:value-type="float">
            <text:p>0</text:p>
          </table:table-cell>
          <table:table-cell table:style-name="ce98" table:formula="of:=PRODUCT([.E98];[$'FMFH SNAPSHOT'.H107])" office:value-type="float" office:value="0" calcext:value-type="float">
            <text:p>0</text:p>
          </table:table-cell>
          <table:table-cell table:style-name="ce98" table:formula="of:=PRODUCT([.E98];[$'FMFH SNAPSHOT'.I107])" office:value-type="float" office:value="0" calcext:value-type="float">
            <text:p>0</text:p>
          </table:table-cell>
          <table:table-cell table:style-name="ce98" table:formula="of:=PRODUCT([.E98];[$'FMFH SNAPSHOT'.J107])" office:value-type="float" office:value="0" calcext:value-type="float">
            <text:p>0</text:p>
          </table:table-cell>
          <table:table-cell table:style-name="ce98" table:formula="of:=PRODUCT([.E98];[$'FMFH SNAPSHOT'.K107])" office:value-type="float" office:value="0" calcext:value-type="float">
            <text:p>0</text:p>
          </table:table-cell>
          <table:table-cell table:style-name="ce98" table:formula="of:=PRODUCT([.E98];[$'FMFH SNAPSHOT'.L107])" office:value-type="float" office:value="0" calcext:value-type="float">
            <text:p>0</text:p>
          </table:table-cell>
          <table:table-cell table:style-name="ce98" table:formula="of:=PRODUCT([.E98];[$'FMFH SNAPSHOT'.M107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98];[.B98])" office:value-type="float" office:value="0" calcext:value-type="float">
            <text:p>0</text:p>
          </table:table-cell>
          <table:table-cell table:style-name="ce110" table:formula="of:=PRODUCT([.AA98];[.C98])" office:value-type="float" office:value="0" calcext:value-type="float">
            <text:p>0</text:p>
          </table:table-cell>
          <table:table-cell table:style-name="ce110" table:formula="of:=PRODUCT([.AB98];[.D98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12-04" calcext:value-type="date">
            <text:p>4-Dec-2023</text:p>
          </table:table-cell>
          <table:table-cell table:style-name="ce83" table:formula="of:=[$SUMMARY.B100]" office:value-type="float" office:value="0" calcext:value-type="float">
            <text:p>0</text:p>
          </table:table-cell>
          <table:table-cell table:style-name="ce83" table:formula="of:=[$SUMMARY.C100]" office:value-type="float" office:value="0" calcext:value-type="float">
            <text:p>0</text:p>
          </table:table-cell>
          <table:table-cell table:style-name="ce83" table:formula="of:=[$SUMMARY.D100]" office:value-type="float" office:value="0" calcext:value-type="float">
            <text:p>0</text:p>
          </table:table-cell>
          <table:table-cell table:style-name="ce83" table:formula="of:=SUM([.U99:.W99])" office:value-type="float" office:value="0" calcext:value-type="float">
            <text:p>0</text:p>
          </table:table-cell>
          <table:table-cell table:style-name="ce83" table:formula="of:=PRODUCT([.E99];[$'FMFH SNAPSHOT'.B108])" office:value-type="float" office:value="0" calcext:value-type="float">
            <text:p>0</text:p>
          </table:table-cell>
          <table:table-cell table:style-name="ce83" table:formula="of:=PRODUCT([.E99];[$'FMFH SNAPSHOT'.C108])" office:value-type="float" office:value="0" calcext:value-type="float">
            <text:p>0</text:p>
          </table:table-cell>
          <table:table-cell table:style-name="ce83" table:formula="of:=PRODUCT([.E99];[$'FMFH SNAPSHOT'.D108])" office:value-type="float" office:value="0" calcext:value-type="float">
            <text:p>0</text:p>
          </table:table-cell>
          <table:table-cell table:style-name="ce83" table:formula="of:=PRODUCT([.E99];[$'FMFH SNAPSHOT'.E108])" office:value-type="float" office:value="0" calcext:value-type="float">
            <text:p>0</text:p>
          </table:table-cell>
          <table:table-cell table:style-name="ce94" table:formula="of:=PRODUCT([.E99];[$'FMFH SNAPSHOT'.F108])" office:value-type="float" office:value="0" calcext:value-type="float">
            <text:p>0</text:p>
          </table:table-cell>
          <table:table-cell table:style-name="ce98" table:formula="of:=PRODUCT([.E99];[$'FMFH SNAPSHOT'.G108])" office:value-type="float" office:value="0" calcext:value-type="float">
            <text:p>0</text:p>
          </table:table-cell>
          <table:table-cell table:style-name="ce98" table:formula="of:=PRODUCT([.E99];[$'FMFH SNAPSHOT'.H108])" office:value-type="float" office:value="0" calcext:value-type="float">
            <text:p>0</text:p>
          </table:table-cell>
          <table:table-cell table:style-name="ce98" table:formula="of:=PRODUCT([.E99];[$'FMFH SNAPSHOT'.I108])" office:value-type="float" office:value="0" calcext:value-type="float">
            <text:p>0</text:p>
          </table:table-cell>
          <table:table-cell table:style-name="ce98" table:formula="of:=PRODUCT([.E99];[$'FMFH SNAPSHOT'.J108])" office:value-type="float" office:value="0" calcext:value-type="float">
            <text:p>0</text:p>
          </table:table-cell>
          <table:table-cell table:style-name="ce98" table:formula="of:=PRODUCT([.E99];[$'FMFH SNAPSHOT'.K108])" office:value-type="float" office:value="0" calcext:value-type="float">
            <text:p>0</text:p>
          </table:table-cell>
          <table:table-cell table:style-name="ce98" table:formula="of:=PRODUCT([.E99];[$'FMFH SNAPSHOT'.L108])" office:value-type="float" office:value="0" calcext:value-type="float">
            <text:p>0</text:p>
          </table:table-cell>
          <table:table-cell table:style-name="ce98" table:formula="of:=PRODUCT([.E99];[$'FMFH SNAPSHOT'.M108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99];[.B99])" office:value-type="float" office:value="0" calcext:value-type="float">
            <text:p>0</text:p>
          </table:table-cell>
          <table:table-cell table:style-name="ce110" table:formula="of:=PRODUCT([.AA99];[.C99])" office:value-type="float" office:value="0" calcext:value-type="float">
            <text:p>0</text:p>
          </table:table-cell>
          <table:table-cell table:style-name="ce110" table:formula="of:=PRODUCT([.AB99];[.D99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12-11" calcext:value-type="date">
            <text:p>11-Dec-2023</text:p>
          </table:table-cell>
          <table:table-cell table:style-name="ce83" table:formula="of:=[$SUMMARY.B101]" office:value-type="float" office:value="0" calcext:value-type="float">
            <text:p>0</text:p>
          </table:table-cell>
          <table:table-cell table:style-name="ce83" table:formula="of:=[$SUMMARY.C101]" office:value-type="float" office:value="0" calcext:value-type="float">
            <text:p>0</text:p>
          </table:table-cell>
          <table:table-cell table:style-name="ce83" table:formula="of:=[$SUMMARY.D101]" office:value-type="float" office:value="0" calcext:value-type="float">
            <text:p>0</text:p>
          </table:table-cell>
          <table:table-cell table:style-name="ce83" table:formula="of:=SUM([.U100:.W100])" office:value-type="float" office:value="0" calcext:value-type="float">
            <text:p>0</text:p>
          </table:table-cell>
          <table:table-cell table:style-name="ce83" table:formula="of:=PRODUCT([.E100];[$'FMFH SNAPSHOT'.B109])" office:value-type="float" office:value="0" calcext:value-type="float">
            <text:p>0</text:p>
          </table:table-cell>
          <table:table-cell table:style-name="ce83" table:formula="of:=PRODUCT([.E100];[$'FMFH SNAPSHOT'.C109])" office:value-type="float" office:value="0" calcext:value-type="float">
            <text:p>0</text:p>
          </table:table-cell>
          <table:table-cell table:style-name="ce83" table:formula="of:=PRODUCT([.E100];[$'FMFH SNAPSHOT'.D109])" office:value-type="float" office:value="0" calcext:value-type="float">
            <text:p>0</text:p>
          </table:table-cell>
          <table:table-cell table:style-name="ce83" table:formula="of:=PRODUCT([.E100];[$'FMFH SNAPSHOT'.E109])" office:value-type="float" office:value="0" calcext:value-type="float">
            <text:p>0</text:p>
          </table:table-cell>
          <table:table-cell table:style-name="ce94" table:formula="of:=PRODUCT([.E100];[$'FMFH SNAPSHOT'.F109])" office:value-type="float" office:value="0" calcext:value-type="float">
            <text:p>0</text:p>
          </table:table-cell>
          <table:table-cell table:style-name="ce98" table:formula="of:=PRODUCT([.E100];[$'FMFH SNAPSHOT'.G109])" office:value-type="float" office:value="0" calcext:value-type="float">
            <text:p>0</text:p>
          </table:table-cell>
          <table:table-cell table:style-name="ce98" table:formula="of:=PRODUCT([.E100];[$'FMFH SNAPSHOT'.H109])" office:value-type="float" office:value="0" calcext:value-type="float">
            <text:p>0</text:p>
          </table:table-cell>
          <table:table-cell table:style-name="ce98" table:formula="of:=PRODUCT([.E100];[$'FMFH SNAPSHOT'.I109])" office:value-type="float" office:value="0" calcext:value-type="float">
            <text:p>0</text:p>
          </table:table-cell>
          <table:table-cell table:style-name="ce98" table:formula="of:=PRODUCT([.E100];[$'FMFH SNAPSHOT'.J109])" office:value-type="float" office:value="0" calcext:value-type="float">
            <text:p>0</text:p>
          </table:table-cell>
          <table:table-cell table:style-name="ce98" table:formula="of:=PRODUCT([.E100];[$'FMFH SNAPSHOT'.K109])" office:value-type="float" office:value="0" calcext:value-type="float">
            <text:p>0</text:p>
          </table:table-cell>
          <table:table-cell table:style-name="ce98" table:formula="of:=PRODUCT([.E100];[$'FMFH SNAPSHOT'.L109])" office:value-type="float" office:value="0" calcext:value-type="float">
            <text:p>0</text:p>
          </table:table-cell>
          <table:table-cell table:style-name="ce98" table:formula="of:=PRODUCT([.E100];[$'FMFH SNAPSHOT'.M109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100];[.B100])" office:value-type="float" office:value="0" calcext:value-type="float">
            <text:p>0</text:p>
          </table:table-cell>
          <table:table-cell table:style-name="ce110" table:formula="of:=PRODUCT([.AA100];[.C100])" office:value-type="float" office:value="0" calcext:value-type="float">
            <text:p>0</text:p>
          </table:table-cell>
          <table:table-cell table:style-name="ce110" table:formula="of:=PRODUCT([.AB100];[.D100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12-18" calcext:value-type="date">
            <text:p>18-Dec-2023</text:p>
          </table:table-cell>
          <table:table-cell table:style-name="ce83" table:formula="of:=[$SUMMARY.B102]" office:value-type="float" office:value="0" calcext:value-type="float">
            <text:p>0</text:p>
          </table:table-cell>
          <table:table-cell table:style-name="ce83" table:formula="of:=[$SUMMARY.C102]" office:value-type="float" office:value="0" calcext:value-type="float">
            <text:p>0</text:p>
          </table:table-cell>
          <table:table-cell table:style-name="ce83" table:formula="of:=[$SUMMARY.D102]" office:value-type="float" office:value="0" calcext:value-type="float">
            <text:p>0</text:p>
          </table:table-cell>
          <table:table-cell table:style-name="ce83" table:formula="of:=SUM([.U101:.W101])" office:value-type="float" office:value="0" calcext:value-type="float">
            <text:p>0</text:p>
          </table:table-cell>
          <table:table-cell table:style-name="ce83" table:formula="of:=PRODUCT([.E101];[$'FMFH SNAPSHOT'.B110])" office:value-type="float" office:value="0" calcext:value-type="float">
            <text:p>0</text:p>
          </table:table-cell>
          <table:table-cell table:style-name="ce83" table:formula="of:=PRODUCT([.E101];[$'FMFH SNAPSHOT'.C110])" office:value-type="float" office:value="0" calcext:value-type="float">
            <text:p>0</text:p>
          </table:table-cell>
          <table:table-cell table:style-name="ce83" table:formula="of:=PRODUCT([.E101];[$'FMFH SNAPSHOT'.D110])" office:value-type="float" office:value="0" calcext:value-type="float">
            <text:p>0</text:p>
          </table:table-cell>
          <table:table-cell table:style-name="ce83" table:formula="of:=PRODUCT([.E101];[$'FMFH SNAPSHOT'.E110])" office:value-type="float" office:value="0" calcext:value-type="float">
            <text:p>0</text:p>
          </table:table-cell>
          <table:table-cell table:style-name="ce94" table:formula="of:=PRODUCT([.E101];[$'FMFH SNAPSHOT'.F110])" office:value-type="float" office:value="0" calcext:value-type="float">
            <text:p>0</text:p>
          </table:table-cell>
          <table:table-cell table:style-name="ce98" table:formula="of:=PRODUCT([.E101];[$'FMFH SNAPSHOT'.G110])" office:value-type="float" office:value="0" calcext:value-type="float">
            <text:p>0</text:p>
          </table:table-cell>
          <table:table-cell table:style-name="ce98" table:formula="of:=PRODUCT([.E101];[$'FMFH SNAPSHOT'.H110])" office:value-type="float" office:value="0" calcext:value-type="float">
            <text:p>0</text:p>
          </table:table-cell>
          <table:table-cell table:style-name="ce98" table:formula="of:=PRODUCT([.E101];[$'FMFH SNAPSHOT'.I110])" office:value-type="float" office:value="0" calcext:value-type="float">
            <text:p>0</text:p>
          </table:table-cell>
          <table:table-cell table:style-name="ce98" table:formula="of:=PRODUCT([.E101];[$'FMFH SNAPSHOT'.J110])" office:value-type="float" office:value="0" calcext:value-type="float">
            <text:p>0</text:p>
          </table:table-cell>
          <table:table-cell table:style-name="ce98" table:formula="of:=PRODUCT([.E101];[$'FMFH SNAPSHOT'.K110])" office:value-type="float" office:value="0" calcext:value-type="float">
            <text:p>0</text:p>
          </table:table-cell>
          <table:table-cell table:style-name="ce98" table:formula="of:=PRODUCT([.E101];[$'FMFH SNAPSHOT'.L110])" office:value-type="float" office:value="0" calcext:value-type="float">
            <text:p>0</text:p>
          </table:table-cell>
          <table:table-cell table:style-name="ce98" table:formula="of:=PRODUCT([.E101];[$'FMFH SNAPSHOT'.M110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101];[.B101])" office:value-type="float" office:value="0" calcext:value-type="float">
            <text:p>0</text:p>
          </table:table-cell>
          <table:table-cell table:style-name="ce110" table:formula="of:=PRODUCT([.AA101];[.C101])" office:value-type="float" office:value="0" calcext:value-type="float">
            <text:p>0</text:p>
          </table:table-cell>
          <table:table-cell table:style-name="ce110" table:formula="of:=PRODUCT([.AB101];[.D101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3-12-25" calcext:value-type="date">
            <text:p>25-Dec-2023</text:p>
          </table:table-cell>
          <table:table-cell table:style-name="ce83" table:formula="of:=[$SUMMARY.B103]" office:value-type="float" office:value="0" calcext:value-type="float">
            <text:p>0</text:p>
          </table:table-cell>
          <table:table-cell table:style-name="ce83" table:formula="of:=[$SUMMARY.C103]" office:value-type="float" office:value="0" calcext:value-type="float">
            <text:p>0</text:p>
          </table:table-cell>
          <table:table-cell table:style-name="ce83" table:formula="of:=[$SUMMARY.D103]" office:value-type="float" office:value="0" calcext:value-type="float">
            <text:p>0</text:p>
          </table:table-cell>
          <table:table-cell table:style-name="ce83" table:formula="of:=SUM([.U102:.W102])" office:value-type="float" office:value="0" calcext:value-type="float">
            <text:p>0</text:p>
          </table:table-cell>
          <table:table-cell table:style-name="ce83" table:formula="of:=PRODUCT([.E102];[$'FMFH SNAPSHOT'.B111])" office:value-type="float" office:value="0" calcext:value-type="float">
            <text:p>0</text:p>
          </table:table-cell>
          <table:table-cell table:style-name="ce83" table:formula="of:=PRODUCT([.E102];[$'FMFH SNAPSHOT'.C111])" office:value-type="float" office:value="0" calcext:value-type="float">
            <text:p>0</text:p>
          </table:table-cell>
          <table:table-cell table:style-name="ce83" table:formula="of:=PRODUCT([.E102];[$'FMFH SNAPSHOT'.D111])" office:value-type="float" office:value="0" calcext:value-type="float">
            <text:p>0</text:p>
          </table:table-cell>
          <table:table-cell table:style-name="ce83" table:formula="of:=PRODUCT([.E102];[$'FMFH SNAPSHOT'.E111])" office:value-type="float" office:value="0" calcext:value-type="float">
            <text:p>0</text:p>
          </table:table-cell>
          <table:table-cell table:style-name="ce94" table:formula="of:=PRODUCT([.E102];[$'FMFH SNAPSHOT'.F111])" office:value-type="float" office:value="0" calcext:value-type="float">
            <text:p>0</text:p>
          </table:table-cell>
          <table:table-cell table:style-name="ce98" table:formula="of:=PRODUCT([.E102];[$'FMFH SNAPSHOT'.G111])" office:value-type="float" office:value="0" calcext:value-type="float">
            <text:p>0</text:p>
          </table:table-cell>
          <table:table-cell table:style-name="ce98" table:formula="of:=PRODUCT([.E102];[$'FMFH SNAPSHOT'.H111])" office:value-type="float" office:value="0" calcext:value-type="float">
            <text:p>0</text:p>
          </table:table-cell>
          <table:table-cell table:style-name="ce98" table:formula="of:=PRODUCT([.E102];[$'FMFH SNAPSHOT'.I111])" office:value-type="float" office:value="0" calcext:value-type="float">
            <text:p>0</text:p>
          </table:table-cell>
          <table:table-cell table:style-name="ce98" table:formula="of:=PRODUCT([.E102];[$'FMFH SNAPSHOT'.J111])" office:value-type="float" office:value="0" calcext:value-type="float">
            <text:p>0</text:p>
          </table:table-cell>
          <table:table-cell table:style-name="ce98" table:formula="of:=PRODUCT([.E102];[$'FMFH SNAPSHOT'.K111])" office:value-type="float" office:value="0" calcext:value-type="float">
            <text:p>0</text:p>
          </table:table-cell>
          <table:table-cell table:style-name="ce98" table:formula="of:=PRODUCT([.E102];[$'FMFH SNAPSHOT'.L111])" office:value-type="float" office:value="0" calcext:value-type="float">
            <text:p>0</text:p>
          </table:table-cell>
          <table:table-cell table:style-name="ce98" table:formula="of:=PRODUCT([.E102];[$'FMFH SNAPSHOT'.M111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102];[.B102])" office:value-type="float" office:value="0" calcext:value-type="float">
            <text:p>0</text:p>
          </table:table-cell>
          <table:table-cell table:style-name="ce110" table:formula="of:=PRODUCT([.AA102];[.C102])" office:value-type="float" office:value="0" calcext:value-type="float">
            <text:p>0</text:p>
          </table:table-cell>
          <table:table-cell table:style-name="ce110" table:formula="of:=PRODUCT([.AB102];[.D102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4-01-01" calcext:value-type="date">
            <text:p>1-Jan-2024</text:p>
          </table:table-cell>
          <table:table-cell table:style-name="ce83" table:formula="of:=[$SUMMARY.B104]" office:value-type="float" office:value="0" calcext:value-type="float">
            <text:p>0</text:p>
          </table:table-cell>
          <table:table-cell table:style-name="ce83" table:formula="of:=[$SUMMARY.C104]" office:value-type="float" office:value="0" calcext:value-type="float">
            <text:p>0</text:p>
          </table:table-cell>
          <table:table-cell table:style-name="ce83" table:formula="of:=[$SUMMARY.D104]" office:value-type="float" office:value="0" calcext:value-type="float">
            <text:p>0</text:p>
          </table:table-cell>
          <table:table-cell table:style-name="ce83" table:formula="of:=SUM([.U103:.W103])" office:value-type="float" office:value="0" calcext:value-type="float">
            <text:p>0</text:p>
          </table:table-cell>
          <table:table-cell table:style-name="ce83" table:formula="of:=PRODUCT([.E103];[$'FMFH SNAPSHOT'.B112])" office:value-type="float" office:value="0" calcext:value-type="float">
            <text:p>0</text:p>
          </table:table-cell>
          <table:table-cell table:style-name="ce83" table:formula="of:=PRODUCT([.E103];[$'FMFH SNAPSHOT'.C112])" office:value-type="float" office:value="0" calcext:value-type="float">
            <text:p>0</text:p>
          </table:table-cell>
          <table:table-cell table:style-name="ce83" table:formula="of:=PRODUCT([.E103];[$'FMFH SNAPSHOT'.D112])" office:value-type="float" office:value="0" calcext:value-type="float">
            <text:p>0</text:p>
          </table:table-cell>
          <table:table-cell table:style-name="ce83" table:formula="of:=PRODUCT([.E103];[$'FMFH SNAPSHOT'.E112])" office:value-type="float" office:value="0" calcext:value-type="float">
            <text:p>0</text:p>
          </table:table-cell>
          <table:table-cell table:style-name="ce94" table:formula="of:=PRODUCT([.E103];[$'FMFH SNAPSHOT'.F112])" office:value-type="float" office:value="0" calcext:value-type="float">
            <text:p>0</text:p>
          </table:table-cell>
          <table:table-cell table:style-name="ce98" table:formula="of:=PRODUCT([.E103];[$'FMFH SNAPSHOT'.G112])" office:value-type="float" office:value="0" calcext:value-type="float">
            <text:p>0</text:p>
          </table:table-cell>
          <table:table-cell table:style-name="ce98" table:formula="of:=PRODUCT([.E103];[$'FMFH SNAPSHOT'.H112])" office:value-type="float" office:value="0" calcext:value-type="float">
            <text:p>0</text:p>
          </table:table-cell>
          <table:table-cell table:style-name="ce98" table:formula="of:=PRODUCT([.E103];[$'FMFH SNAPSHOT'.I112])" office:value-type="float" office:value="0" calcext:value-type="float">
            <text:p>0</text:p>
          </table:table-cell>
          <table:table-cell table:style-name="ce98" table:formula="of:=PRODUCT([.E103];[$'FMFH SNAPSHOT'.J112])" office:value-type="float" office:value="0" calcext:value-type="float">
            <text:p>0</text:p>
          </table:table-cell>
          <table:table-cell table:style-name="ce98" table:formula="of:=PRODUCT([.E103];[$'FMFH SNAPSHOT'.K112])" office:value-type="float" office:value="0" calcext:value-type="float">
            <text:p>0</text:p>
          </table:table-cell>
          <table:table-cell table:style-name="ce98" table:formula="of:=PRODUCT([.E103];[$'FMFH SNAPSHOT'.L112])" office:value-type="float" office:value="0" calcext:value-type="float">
            <text:p>0</text:p>
          </table:table-cell>
          <table:table-cell table:style-name="ce98" table:formula="of:=PRODUCT([.E103];[$'FMFH SNAPSHOT'.M112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103];[.B103])" office:value-type="float" office:value="0" calcext:value-type="float">
            <text:p>0</text:p>
          </table:table-cell>
          <table:table-cell table:style-name="ce110" table:formula="of:=PRODUCT([.AA103];[.C103])" office:value-type="float" office:value="0" calcext:value-type="float">
            <text:p>0</text:p>
          </table:table-cell>
          <table:table-cell table:style-name="ce110" table:formula="of:=PRODUCT([.AB103];[.D103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4-01-08" calcext:value-type="date">
            <text:p>8-Jan-2024</text:p>
          </table:table-cell>
          <table:table-cell table:style-name="ce83" table:formula="of:=[$SUMMARY.B105]" office:value-type="float" office:value="0" calcext:value-type="float">
            <text:p>0</text:p>
          </table:table-cell>
          <table:table-cell table:style-name="ce83" table:formula="of:=[$SUMMARY.C105]" office:value-type="float" office:value="0" calcext:value-type="float">
            <text:p>0</text:p>
          </table:table-cell>
          <table:table-cell table:style-name="ce83" table:formula="of:=[$SUMMARY.D105]" office:value-type="float" office:value="0" calcext:value-type="float">
            <text:p>0</text:p>
          </table:table-cell>
          <table:table-cell table:style-name="ce83" table:formula="of:=SUM([.U104:.W104])" office:value-type="float" office:value="0" calcext:value-type="float">
            <text:p>0</text:p>
          </table:table-cell>
          <table:table-cell table:style-name="ce83" table:formula="of:=PRODUCT([.E104];[$'FMFH SNAPSHOT'.B113])" office:value-type="float" office:value="0" calcext:value-type="float">
            <text:p>0</text:p>
          </table:table-cell>
          <table:table-cell table:style-name="ce83" table:formula="of:=PRODUCT([.E104];[$'FMFH SNAPSHOT'.C113])" office:value-type="float" office:value="0" calcext:value-type="float">
            <text:p>0</text:p>
          </table:table-cell>
          <table:table-cell table:style-name="ce83" table:formula="of:=PRODUCT([.E104];[$'FMFH SNAPSHOT'.D113])" office:value-type="float" office:value="0" calcext:value-type="float">
            <text:p>0</text:p>
          </table:table-cell>
          <table:table-cell table:style-name="ce83" table:formula="of:=PRODUCT([.E104];[$'FMFH SNAPSHOT'.E113])" office:value-type="float" office:value="0" calcext:value-type="float">
            <text:p>0</text:p>
          </table:table-cell>
          <table:table-cell table:style-name="ce94" table:formula="of:=PRODUCT([.E104];[$'FMFH SNAPSHOT'.F113])" office:value-type="float" office:value="0" calcext:value-type="float">
            <text:p>0</text:p>
          </table:table-cell>
          <table:table-cell table:style-name="ce98" table:formula="of:=PRODUCT([.E104];[$'FMFH SNAPSHOT'.G113])" office:value-type="float" office:value="0" calcext:value-type="float">
            <text:p>0</text:p>
          </table:table-cell>
          <table:table-cell table:style-name="ce98" table:formula="of:=PRODUCT([.E104];[$'FMFH SNAPSHOT'.H113])" office:value-type="float" office:value="0" calcext:value-type="float">
            <text:p>0</text:p>
          </table:table-cell>
          <table:table-cell table:style-name="ce98" table:formula="of:=PRODUCT([.E104];[$'FMFH SNAPSHOT'.I113])" office:value-type="float" office:value="0" calcext:value-type="float">
            <text:p>0</text:p>
          </table:table-cell>
          <table:table-cell table:style-name="ce98" table:formula="of:=PRODUCT([.E104];[$'FMFH SNAPSHOT'.J113])" office:value-type="float" office:value="0" calcext:value-type="float">
            <text:p>0</text:p>
          </table:table-cell>
          <table:table-cell table:style-name="ce98" table:formula="of:=PRODUCT([.E104];[$'FMFH SNAPSHOT'.K113])" office:value-type="float" office:value="0" calcext:value-type="float">
            <text:p>0</text:p>
          </table:table-cell>
          <table:table-cell table:style-name="ce98" table:formula="of:=PRODUCT([.E104];[$'FMFH SNAPSHOT'.L113])" office:value-type="float" office:value="0" calcext:value-type="float">
            <text:p>0</text:p>
          </table:table-cell>
          <table:table-cell table:style-name="ce98" table:formula="of:=PRODUCT([.E104];[$'FMFH SNAPSHOT'.M113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104];[.B104])" office:value-type="float" office:value="0" calcext:value-type="float">
            <text:p>0</text:p>
          </table:table-cell>
          <table:table-cell table:style-name="ce110" table:formula="of:=PRODUCT([.AA104];[.C104])" office:value-type="float" office:value="0" calcext:value-type="float">
            <text:p>0</text:p>
          </table:table-cell>
          <table:table-cell table:style-name="ce110" table:formula="of:=PRODUCT([.AB104];[.D104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4-01-15" calcext:value-type="date">
            <text:p>15-Jan-2024</text:p>
          </table:table-cell>
          <table:table-cell table:style-name="ce83" table:formula="of:=[$SUMMARY.B106]" office:value-type="float" office:value="0" calcext:value-type="float">
            <text:p>0</text:p>
          </table:table-cell>
          <table:table-cell table:style-name="ce83" table:formula="of:=[$SUMMARY.C106]" office:value-type="float" office:value="0" calcext:value-type="float">
            <text:p>0</text:p>
          </table:table-cell>
          <table:table-cell table:style-name="ce83" table:formula="of:=[$SUMMARY.D106]" office:value-type="float" office:value="0" calcext:value-type="float">
            <text:p>0</text:p>
          </table:table-cell>
          <table:table-cell table:style-name="ce83" table:formula="of:=SUM([.U105:.W105])" office:value-type="float" office:value="0" calcext:value-type="float">
            <text:p>0</text:p>
          </table:table-cell>
          <table:table-cell table:style-name="ce83" table:formula="of:=PRODUCT([.E105];[$'FMFH SNAPSHOT'.B114])" office:value-type="float" office:value="0" calcext:value-type="float">
            <text:p>0</text:p>
          </table:table-cell>
          <table:table-cell table:style-name="ce83" table:formula="of:=PRODUCT([.E105];[$'FMFH SNAPSHOT'.C114])" office:value-type="float" office:value="0" calcext:value-type="float">
            <text:p>0</text:p>
          </table:table-cell>
          <table:table-cell table:style-name="ce83" table:formula="of:=PRODUCT([.E105];[$'FMFH SNAPSHOT'.D114])" office:value-type="float" office:value="0" calcext:value-type="float">
            <text:p>0</text:p>
          </table:table-cell>
          <table:table-cell table:style-name="ce83" table:formula="of:=PRODUCT([.E105];[$'FMFH SNAPSHOT'.E114])" office:value-type="float" office:value="0" calcext:value-type="float">
            <text:p>0</text:p>
          </table:table-cell>
          <table:table-cell table:style-name="ce94" table:formula="of:=PRODUCT([.E105];[$'FMFH SNAPSHOT'.F114])" office:value-type="float" office:value="0" calcext:value-type="float">
            <text:p>0</text:p>
          </table:table-cell>
          <table:table-cell table:style-name="ce98" table:formula="of:=PRODUCT([.E105];[$'FMFH SNAPSHOT'.G114])" office:value-type="float" office:value="0" calcext:value-type="float">
            <text:p>0</text:p>
          </table:table-cell>
          <table:table-cell table:style-name="ce98" table:formula="of:=PRODUCT([.E105];[$'FMFH SNAPSHOT'.H114])" office:value-type="float" office:value="0" calcext:value-type="float">
            <text:p>0</text:p>
          </table:table-cell>
          <table:table-cell table:style-name="ce98" table:formula="of:=PRODUCT([.E105];[$'FMFH SNAPSHOT'.I114])" office:value-type="float" office:value="0" calcext:value-type="float">
            <text:p>0</text:p>
          </table:table-cell>
          <table:table-cell table:style-name="ce98" table:formula="of:=PRODUCT([.E105];[$'FMFH SNAPSHOT'.J114])" office:value-type="float" office:value="0" calcext:value-type="float">
            <text:p>0</text:p>
          </table:table-cell>
          <table:table-cell table:style-name="ce98" table:formula="of:=PRODUCT([.E105];[$'FMFH SNAPSHOT'.K114])" office:value-type="float" office:value="0" calcext:value-type="float">
            <text:p>0</text:p>
          </table:table-cell>
          <table:table-cell table:style-name="ce98" table:formula="of:=PRODUCT([.E105];[$'FMFH SNAPSHOT'.L114])" office:value-type="float" office:value="0" calcext:value-type="float">
            <text:p>0</text:p>
          </table:table-cell>
          <table:table-cell table:style-name="ce98" table:formula="of:=PRODUCT([.E105];[$'FMFH SNAPSHOT'.M114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105];[.B105])" office:value-type="float" office:value="0" calcext:value-type="float">
            <text:p>0</text:p>
          </table:table-cell>
          <table:table-cell table:style-name="ce110" table:formula="of:=PRODUCT([.AA105];[.C105])" office:value-type="float" office:value="0" calcext:value-type="float">
            <text:p>0</text:p>
          </table:table-cell>
          <table:table-cell table:style-name="ce110" table:formula="of:=PRODUCT([.AB105];[.D105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4-01-22" calcext:value-type="date">
            <text:p>22-Jan-2024</text:p>
          </table:table-cell>
          <table:table-cell table:style-name="ce83" table:formula="of:=[$SUMMARY.B107]" office:value-type="float" office:value="0" calcext:value-type="float">
            <text:p>0</text:p>
          </table:table-cell>
          <table:table-cell table:style-name="ce83" table:formula="of:=[$SUMMARY.C107]" office:value-type="float" office:value="0" calcext:value-type="float">
            <text:p>0</text:p>
          </table:table-cell>
          <table:table-cell table:style-name="ce83" table:formula="of:=[$SUMMARY.D107]" office:value-type="float" office:value="0" calcext:value-type="float">
            <text:p>0</text:p>
          </table:table-cell>
          <table:table-cell table:style-name="ce83" table:formula="of:=SUM([.U106:.W106])" office:value-type="float" office:value="0" calcext:value-type="float">
            <text:p>0</text:p>
          </table:table-cell>
          <table:table-cell table:style-name="ce83" table:formula="of:=PRODUCT([.E106];[$'FMFH SNAPSHOT'.B115])" office:value-type="float" office:value="0" calcext:value-type="float">
            <text:p>0</text:p>
          </table:table-cell>
          <table:table-cell table:style-name="ce83" table:formula="of:=PRODUCT([.E106];[$'FMFH SNAPSHOT'.C115])" office:value-type="float" office:value="0" calcext:value-type="float">
            <text:p>0</text:p>
          </table:table-cell>
          <table:table-cell table:style-name="ce83" table:formula="of:=PRODUCT([.E106];[$'FMFH SNAPSHOT'.D115])" office:value-type="float" office:value="0" calcext:value-type="float">
            <text:p>0</text:p>
          </table:table-cell>
          <table:table-cell table:style-name="ce83" table:formula="of:=PRODUCT([.E106];[$'FMFH SNAPSHOT'.E115])" office:value-type="float" office:value="0" calcext:value-type="float">
            <text:p>0</text:p>
          </table:table-cell>
          <table:table-cell table:style-name="ce94" table:formula="of:=PRODUCT([.E106];[$'FMFH SNAPSHOT'.F115])" office:value-type="float" office:value="0" calcext:value-type="float">
            <text:p>0</text:p>
          </table:table-cell>
          <table:table-cell table:style-name="ce98" table:formula="of:=PRODUCT([.E106];[$'FMFH SNAPSHOT'.G115])" office:value-type="float" office:value="0" calcext:value-type="float">
            <text:p>0</text:p>
          </table:table-cell>
          <table:table-cell table:style-name="ce98" table:formula="of:=PRODUCT([.E106];[$'FMFH SNAPSHOT'.H115])" office:value-type="float" office:value="0" calcext:value-type="float">
            <text:p>0</text:p>
          </table:table-cell>
          <table:table-cell table:style-name="ce98" table:formula="of:=PRODUCT([.E106];[$'FMFH SNAPSHOT'.I115])" office:value-type="float" office:value="0" calcext:value-type="float">
            <text:p>0</text:p>
          </table:table-cell>
          <table:table-cell table:style-name="ce98" table:formula="of:=PRODUCT([.E106];[$'FMFH SNAPSHOT'.J115])" office:value-type="float" office:value="0" calcext:value-type="float">
            <text:p>0</text:p>
          </table:table-cell>
          <table:table-cell table:style-name="ce98" table:formula="of:=PRODUCT([.E106];[$'FMFH SNAPSHOT'.K115])" office:value-type="float" office:value="0" calcext:value-type="float">
            <text:p>0</text:p>
          </table:table-cell>
          <table:table-cell table:style-name="ce98" table:formula="of:=PRODUCT([.E106];[$'FMFH SNAPSHOT'.L115])" office:value-type="float" office:value="0" calcext:value-type="float">
            <text:p>0</text:p>
          </table:table-cell>
          <table:table-cell table:style-name="ce98" table:formula="of:=PRODUCT([.E106];[$'FMFH SNAPSHOT'.M115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106];[.B106])" office:value-type="float" office:value="0" calcext:value-type="float">
            <text:p>0</text:p>
          </table:table-cell>
          <table:table-cell table:style-name="ce110" table:formula="of:=PRODUCT([.AA106];[.C106])" office:value-type="float" office:value="0" calcext:value-type="float">
            <text:p>0</text:p>
          </table:table-cell>
          <table:table-cell table:style-name="ce110" table:formula="of:=PRODUCT([.AB106];[.D106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4-01-29" calcext:value-type="date">
            <text:p>29-Jan-2024</text:p>
          </table:table-cell>
          <table:table-cell table:style-name="ce83" table:formula="of:=[$SUMMARY.B108]" office:value-type="float" office:value="0" calcext:value-type="float">
            <text:p>0</text:p>
          </table:table-cell>
          <table:table-cell table:style-name="ce83" table:formula="of:=[$SUMMARY.C108]" office:value-type="float" office:value="0" calcext:value-type="float">
            <text:p>0</text:p>
          </table:table-cell>
          <table:table-cell table:style-name="ce83" table:formula="of:=[$SUMMARY.D108]" office:value-type="float" office:value="0" calcext:value-type="float">
            <text:p>0</text:p>
          </table:table-cell>
          <table:table-cell table:style-name="ce83" table:formula="of:=SUM([.U107:.W107])" office:value-type="float" office:value="0" calcext:value-type="float">
            <text:p>0</text:p>
          </table:table-cell>
          <table:table-cell table:style-name="ce83" table:formula="of:=PRODUCT([.E107];[$'FMFH SNAPSHOT'.B116])" office:value-type="float" office:value="0" calcext:value-type="float">
            <text:p>0</text:p>
          </table:table-cell>
          <table:table-cell table:style-name="ce83" table:formula="of:=PRODUCT([.E107];[$'FMFH SNAPSHOT'.C116])" office:value-type="float" office:value="0" calcext:value-type="float">
            <text:p>0</text:p>
          </table:table-cell>
          <table:table-cell table:style-name="ce83" table:formula="of:=PRODUCT([.E107];[$'FMFH SNAPSHOT'.D116])" office:value-type="float" office:value="0" calcext:value-type="float">
            <text:p>0</text:p>
          </table:table-cell>
          <table:table-cell table:style-name="ce83" table:formula="of:=PRODUCT([.E107];[$'FMFH SNAPSHOT'.E116])" office:value-type="float" office:value="0" calcext:value-type="float">
            <text:p>0</text:p>
          </table:table-cell>
          <table:table-cell table:style-name="ce94" table:formula="of:=PRODUCT([.E107];[$'FMFH SNAPSHOT'.F116])" office:value-type="float" office:value="0" calcext:value-type="float">
            <text:p>0</text:p>
          </table:table-cell>
          <table:table-cell table:style-name="ce98" table:formula="of:=PRODUCT([.E107];[$'FMFH SNAPSHOT'.G116])" office:value-type="float" office:value="0" calcext:value-type="float">
            <text:p>0</text:p>
          </table:table-cell>
          <table:table-cell table:style-name="ce98" table:formula="of:=PRODUCT([.E107];[$'FMFH SNAPSHOT'.H116])" office:value-type="float" office:value="0" calcext:value-type="float">
            <text:p>0</text:p>
          </table:table-cell>
          <table:table-cell table:style-name="ce98" table:formula="of:=PRODUCT([.E107];[$'FMFH SNAPSHOT'.I116])" office:value-type="float" office:value="0" calcext:value-type="float">
            <text:p>0</text:p>
          </table:table-cell>
          <table:table-cell table:style-name="ce98" table:formula="of:=PRODUCT([.E107];[$'FMFH SNAPSHOT'.J116])" office:value-type="float" office:value="0" calcext:value-type="float">
            <text:p>0</text:p>
          </table:table-cell>
          <table:table-cell table:style-name="ce98" table:formula="of:=PRODUCT([.E107];[$'FMFH SNAPSHOT'.K116])" office:value-type="float" office:value="0" calcext:value-type="float">
            <text:p>0</text:p>
          </table:table-cell>
          <table:table-cell table:style-name="ce98" table:formula="of:=PRODUCT([.E107];[$'FMFH SNAPSHOT'.L116])" office:value-type="float" office:value="0" calcext:value-type="float">
            <text:p>0</text:p>
          </table:table-cell>
          <table:table-cell table:style-name="ce98" table:formula="of:=PRODUCT([.E107];[$'FMFH SNAPSHOT'.M116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107];[.B107])" office:value-type="float" office:value="0" calcext:value-type="float">
            <text:p>0</text:p>
          </table:table-cell>
          <table:table-cell table:style-name="ce110" table:formula="of:=PRODUCT([.AA107];[.C107])" office:value-type="float" office:value="0" calcext:value-type="float">
            <text:p>0</text:p>
          </table:table-cell>
          <table:table-cell table:style-name="ce110" table:formula="of:=PRODUCT([.AB107];[.D107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4-02-05" calcext:value-type="date">
            <text:p>5-Feb-2024</text:p>
          </table:table-cell>
          <table:table-cell table:style-name="ce83" table:formula="of:=[$SUMMARY.B109]" office:value-type="float" office:value="0" calcext:value-type="float">
            <text:p>0</text:p>
          </table:table-cell>
          <table:table-cell table:style-name="ce83" table:formula="of:=[$SUMMARY.C109]" office:value-type="float" office:value="0" calcext:value-type="float">
            <text:p>0</text:p>
          </table:table-cell>
          <table:table-cell table:style-name="ce83" table:formula="of:=[$SUMMARY.D109]" office:value-type="float" office:value="0" calcext:value-type="float">
            <text:p>0</text:p>
          </table:table-cell>
          <table:table-cell table:style-name="ce83" table:formula="of:=SUM([.U108:.W108])" office:value-type="float" office:value="0" calcext:value-type="float">
            <text:p>0</text:p>
          </table:table-cell>
          <table:table-cell table:style-name="ce83" table:formula="of:=PRODUCT([.E108];[$'FMFH SNAPSHOT'.B117])" office:value-type="float" office:value="0" calcext:value-type="float">
            <text:p>0</text:p>
          </table:table-cell>
          <table:table-cell table:style-name="ce83" table:formula="of:=PRODUCT([.E108];[$'FMFH SNAPSHOT'.C117])" office:value-type="float" office:value="0" calcext:value-type="float">
            <text:p>0</text:p>
          </table:table-cell>
          <table:table-cell table:style-name="ce83" table:formula="of:=PRODUCT([.E108];[$'FMFH SNAPSHOT'.D117])" office:value-type="float" office:value="0" calcext:value-type="float">
            <text:p>0</text:p>
          </table:table-cell>
          <table:table-cell table:style-name="ce83" table:formula="of:=PRODUCT([.E108];[$'FMFH SNAPSHOT'.E117])" office:value-type="float" office:value="0" calcext:value-type="float">
            <text:p>0</text:p>
          </table:table-cell>
          <table:table-cell table:style-name="ce94" table:formula="of:=PRODUCT([.E108];[$'FMFH SNAPSHOT'.F117])" office:value-type="float" office:value="0" calcext:value-type="float">
            <text:p>0</text:p>
          </table:table-cell>
          <table:table-cell table:style-name="ce98" table:formula="of:=PRODUCT([.E108];[$'FMFH SNAPSHOT'.G117])" office:value-type="float" office:value="0" calcext:value-type="float">
            <text:p>0</text:p>
          </table:table-cell>
          <table:table-cell table:style-name="ce98" table:formula="of:=PRODUCT([.E108];[$'FMFH SNAPSHOT'.H117])" office:value-type="float" office:value="0" calcext:value-type="float">
            <text:p>0</text:p>
          </table:table-cell>
          <table:table-cell table:style-name="ce98" table:formula="of:=PRODUCT([.E108];[$'FMFH SNAPSHOT'.I117])" office:value-type="float" office:value="0" calcext:value-type="float">
            <text:p>0</text:p>
          </table:table-cell>
          <table:table-cell table:style-name="ce98" table:formula="of:=PRODUCT([.E108];[$'FMFH SNAPSHOT'.J117])" office:value-type="float" office:value="0" calcext:value-type="float">
            <text:p>0</text:p>
          </table:table-cell>
          <table:table-cell table:style-name="ce98" table:formula="of:=PRODUCT([.E108];[$'FMFH SNAPSHOT'.K117])" office:value-type="float" office:value="0" calcext:value-type="float">
            <text:p>0</text:p>
          </table:table-cell>
          <table:table-cell table:style-name="ce98" table:formula="of:=PRODUCT([.E108];[$'FMFH SNAPSHOT'.L117])" office:value-type="float" office:value="0" calcext:value-type="float">
            <text:p>0</text:p>
          </table:table-cell>
          <table:table-cell table:style-name="ce98" table:formula="of:=PRODUCT([.E108];[$'FMFH SNAPSHOT'.M117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108];[.B108])" office:value-type="float" office:value="0" calcext:value-type="float">
            <text:p>0</text:p>
          </table:table-cell>
          <table:table-cell table:style-name="ce110" table:formula="of:=PRODUCT([.AA108];[.C108])" office:value-type="float" office:value="0" calcext:value-type="float">
            <text:p>0</text:p>
          </table:table-cell>
          <table:table-cell table:style-name="ce110" table:formula="of:=PRODUCT([.AB108];[.D108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4-02-12" calcext:value-type="date">
            <text:p>12-Feb-2024</text:p>
          </table:table-cell>
          <table:table-cell table:style-name="ce83" table:formula="of:=[$SUMMARY.B110]" office:value-type="float" office:value="0" calcext:value-type="float">
            <text:p>0</text:p>
          </table:table-cell>
          <table:table-cell table:style-name="ce83" table:formula="of:=[$SUMMARY.C110]" office:value-type="float" office:value="0" calcext:value-type="float">
            <text:p>0</text:p>
          </table:table-cell>
          <table:table-cell table:style-name="ce83" table:formula="of:=[$SUMMARY.D110]" office:value-type="float" office:value="0" calcext:value-type="float">
            <text:p>0</text:p>
          </table:table-cell>
          <table:table-cell table:style-name="ce83" table:formula="of:=SUM([.U109:.W109])" office:value-type="float" office:value="0" calcext:value-type="float">
            <text:p>0</text:p>
          </table:table-cell>
          <table:table-cell table:style-name="ce83" table:formula="of:=PRODUCT([.E109];[$'FMFH SNAPSHOT'.B118])" office:value-type="float" office:value="0" calcext:value-type="float">
            <text:p>0</text:p>
          </table:table-cell>
          <table:table-cell table:style-name="ce83" table:formula="of:=PRODUCT([.E109];[$'FMFH SNAPSHOT'.C118])" office:value-type="float" office:value="0" calcext:value-type="float">
            <text:p>0</text:p>
          </table:table-cell>
          <table:table-cell table:style-name="ce83" table:formula="of:=PRODUCT([.E109];[$'FMFH SNAPSHOT'.D118])" office:value-type="float" office:value="0" calcext:value-type="float">
            <text:p>0</text:p>
          </table:table-cell>
          <table:table-cell table:style-name="ce83" table:formula="of:=PRODUCT([.E109];[$'FMFH SNAPSHOT'.E118])" office:value-type="float" office:value="0" calcext:value-type="float">
            <text:p>0</text:p>
          </table:table-cell>
          <table:table-cell table:style-name="ce94" table:formula="of:=PRODUCT([.E109];[$'FMFH SNAPSHOT'.F118])" office:value-type="float" office:value="0" calcext:value-type="float">
            <text:p>0</text:p>
          </table:table-cell>
          <table:table-cell table:style-name="ce98" table:formula="of:=PRODUCT([.E109];[$'FMFH SNAPSHOT'.G118])" office:value-type="float" office:value="0" calcext:value-type="float">
            <text:p>0</text:p>
          </table:table-cell>
          <table:table-cell table:style-name="ce98" table:formula="of:=PRODUCT([.E109];[$'FMFH SNAPSHOT'.H118])" office:value-type="float" office:value="0" calcext:value-type="float">
            <text:p>0</text:p>
          </table:table-cell>
          <table:table-cell table:style-name="ce98" table:formula="of:=PRODUCT([.E109];[$'FMFH SNAPSHOT'.I118])" office:value-type="float" office:value="0" calcext:value-type="float">
            <text:p>0</text:p>
          </table:table-cell>
          <table:table-cell table:style-name="ce98" table:formula="of:=PRODUCT([.E109];[$'FMFH SNAPSHOT'.J118])" office:value-type="float" office:value="0" calcext:value-type="float">
            <text:p>0</text:p>
          </table:table-cell>
          <table:table-cell table:style-name="ce98" table:formula="of:=PRODUCT([.E109];[$'FMFH SNAPSHOT'.K118])" office:value-type="float" office:value="0" calcext:value-type="float">
            <text:p>0</text:p>
          </table:table-cell>
          <table:table-cell table:style-name="ce98" table:formula="of:=PRODUCT([.E109];[$'FMFH SNAPSHOT'.L118])" office:value-type="float" office:value="0" calcext:value-type="float">
            <text:p>0</text:p>
          </table:table-cell>
          <table:table-cell table:style-name="ce98" table:formula="of:=PRODUCT([.E109];[$'FMFH SNAPSHOT'.M118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109];[.B109])" office:value-type="float" office:value="0" calcext:value-type="float">
            <text:p>0</text:p>
          </table:table-cell>
          <table:table-cell table:style-name="ce110" table:formula="of:=PRODUCT([.AA109];[.C109])" office:value-type="float" office:value="0" calcext:value-type="float">
            <text:p>0</text:p>
          </table:table-cell>
          <table:table-cell table:style-name="ce110" table:formula="of:=PRODUCT([.AB109];[.D109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4-02-19" calcext:value-type="date">
            <text:p>19-Feb-2024</text:p>
          </table:table-cell>
          <table:table-cell table:style-name="ce83" table:formula="of:=[$SUMMARY.B111]" office:value-type="float" office:value="0" calcext:value-type="float">
            <text:p>0</text:p>
          </table:table-cell>
          <table:table-cell table:style-name="ce83" table:formula="of:=[$SUMMARY.C111]" office:value-type="float" office:value="0" calcext:value-type="float">
            <text:p>0</text:p>
          </table:table-cell>
          <table:table-cell table:style-name="ce83" table:formula="of:=[$SUMMARY.D111]" office:value-type="float" office:value="0" calcext:value-type="float">
            <text:p>0</text:p>
          </table:table-cell>
          <table:table-cell table:style-name="ce83" table:formula="of:=SUM([.U110:.W110])" office:value-type="float" office:value="0" calcext:value-type="float">
            <text:p>0</text:p>
          </table:table-cell>
          <table:table-cell table:style-name="ce83" table:formula="of:=PRODUCT([.E110];[$'FMFH SNAPSHOT'.B119])" office:value-type="float" office:value="0" calcext:value-type="float">
            <text:p>0</text:p>
          </table:table-cell>
          <table:table-cell table:style-name="ce83" table:formula="of:=PRODUCT([.E110];[$'FMFH SNAPSHOT'.C119])" office:value-type="float" office:value="0" calcext:value-type="float">
            <text:p>0</text:p>
          </table:table-cell>
          <table:table-cell table:style-name="ce83" table:formula="of:=PRODUCT([.E110];[$'FMFH SNAPSHOT'.D119])" office:value-type="float" office:value="0" calcext:value-type="float">
            <text:p>0</text:p>
          </table:table-cell>
          <table:table-cell table:style-name="ce83" table:formula="of:=PRODUCT([.E110];[$'FMFH SNAPSHOT'.E119])" office:value-type="float" office:value="0" calcext:value-type="float">
            <text:p>0</text:p>
          </table:table-cell>
          <table:table-cell table:style-name="ce94" table:formula="of:=PRODUCT([.E110];[$'FMFH SNAPSHOT'.F119])" office:value-type="float" office:value="0" calcext:value-type="float">
            <text:p>0</text:p>
          </table:table-cell>
          <table:table-cell table:style-name="ce98" table:formula="of:=PRODUCT([.E110];[$'FMFH SNAPSHOT'.G119])" office:value-type="float" office:value="0" calcext:value-type="float">
            <text:p>0</text:p>
          </table:table-cell>
          <table:table-cell table:style-name="ce98" table:formula="of:=PRODUCT([.E110];[$'FMFH SNAPSHOT'.H119])" office:value-type="float" office:value="0" calcext:value-type="float">
            <text:p>0</text:p>
          </table:table-cell>
          <table:table-cell table:style-name="ce98" table:formula="of:=PRODUCT([.E110];[$'FMFH SNAPSHOT'.I119])" office:value-type="float" office:value="0" calcext:value-type="float">
            <text:p>0</text:p>
          </table:table-cell>
          <table:table-cell table:style-name="ce98" table:formula="of:=PRODUCT([.E110];[$'FMFH SNAPSHOT'.J119])" office:value-type="float" office:value="0" calcext:value-type="float">
            <text:p>0</text:p>
          </table:table-cell>
          <table:table-cell table:style-name="ce98" table:formula="of:=PRODUCT([.E110];[$'FMFH SNAPSHOT'.K119])" office:value-type="float" office:value="0" calcext:value-type="float">
            <text:p>0</text:p>
          </table:table-cell>
          <table:table-cell table:style-name="ce98" table:formula="of:=PRODUCT([.E110];[$'FMFH SNAPSHOT'.L119])" office:value-type="float" office:value="0" calcext:value-type="float">
            <text:p>0</text:p>
          </table:table-cell>
          <table:table-cell table:style-name="ce98" table:formula="of:=PRODUCT([.E110];[$'FMFH SNAPSHOT'.M119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110];[.B110])" office:value-type="float" office:value="0" calcext:value-type="float">
            <text:p>0</text:p>
          </table:table-cell>
          <table:table-cell table:style-name="ce110" table:formula="of:=PRODUCT([.AA110];[.C110])" office:value-type="float" office:value="0" calcext:value-type="float">
            <text:p>0</text:p>
          </table:table-cell>
          <table:table-cell table:style-name="ce110" table:formula="of:=PRODUCT([.AB110];[.D110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date" office:date-value="2024-02-26" calcext:value-type="date">
            <text:p>26-Feb-2024</text:p>
          </table:table-cell>
          <table:table-cell table:style-name="ce83" table:formula="of:=[$SUMMARY.B112]" office:value-type="float" office:value="0" calcext:value-type="float">
            <text:p>0</text:p>
          </table:table-cell>
          <table:table-cell table:style-name="ce83" table:formula="of:=[$SUMMARY.C112]" office:value-type="float" office:value="0" calcext:value-type="float">
            <text:p>0</text:p>
          </table:table-cell>
          <table:table-cell table:style-name="ce83" table:formula="of:=[$SUMMARY.D112]" office:value-type="float" office:value="0" calcext:value-type="float">
            <text:p>0</text:p>
          </table:table-cell>
          <table:table-cell table:style-name="ce83" table:formula="of:=SUM([.U111:.W111])" office:value-type="float" office:value="0" calcext:value-type="float">
            <text:p>0</text:p>
          </table:table-cell>
          <table:table-cell table:style-name="ce83" table:formula="of:=PRODUCT([.E111];[$'FMFH SNAPSHOT'.B120])" office:value-type="float" office:value="0" calcext:value-type="float">
            <text:p>0</text:p>
          </table:table-cell>
          <table:table-cell table:style-name="ce83" table:formula="of:=PRODUCT([.E111];[$'FMFH SNAPSHOT'.C120])" office:value-type="float" office:value="0" calcext:value-type="float">
            <text:p>0</text:p>
          </table:table-cell>
          <table:table-cell table:style-name="ce83" table:formula="of:=PRODUCT([.E111];[$'FMFH SNAPSHOT'.D120])" office:value-type="float" office:value="0" calcext:value-type="float">
            <text:p>0</text:p>
          </table:table-cell>
          <table:table-cell table:style-name="ce83" table:formula="of:=PRODUCT([.E111];[$'FMFH SNAPSHOT'.E120])" office:value-type="float" office:value="0" calcext:value-type="float">
            <text:p>0</text:p>
          </table:table-cell>
          <table:table-cell table:style-name="ce94" table:formula="of:=PRODUCT([.E111];[$'FMFH SNAPSHOT'.F120])" office:value-type="float" office:value="0" calcext:value-type="float">
            <text:p>0</text:p>
          </table:table-cell>
          <table:table-cell table:style-name="ce98" table:formula="of:=PRODUCT([.E111];[$'FMFH SNAPSHOT'.G120])" office:value-type="float" office:value="0" calcext:value-type="float">
            <text:p>0</text:p>
          </table:table-cell>
          <table:table-cell table:style-name="ce98" table:formula="of:=PRODUCT([.E111];[$'FMFH SNAPSHOT'.H120])" office:value-type="float" office:value="0" calcext:value-type="float">
            <text:p>0</text:p>
          </table:table-cell>
          <table:table-cell table:style-name="ce98" table:formula="of:=PRODUCT([.E111];[$'FMFH SNAPSHOT'.I120])" office:value-type="float" office:value="0" calcext:value-type="float">
            <text:p>0</text:p>
          </table:table-cell>
          <table:table-cell table:style-name="ce98" table:formula="of:=PRODUCT([.E111];[$'FMFH SNAPSHOT'.J120])" office:value-type="float" office:value="0" calcext:value-type="float">
            <text:p>0</text:p>
          </table:table-cell>
          <table:table-cell table:style-name="ce98" table:formula="of:=PRODUCT([.E111];[$'FMFH SNAPSHOT'.K120])" office:value-type="float" office:value="0" calcext:value-type="float">
            <text:p>0</text:p>
          </table:table-cell>
          <table:table-cell table:style-name="ce98" table:formula="of:=PRODUCT([.E111];[$'FMFH SNAPSHOT'.L120])" office:value-type="float" office:value="0" calcext:value-type="float">
            <text:p>0</text:p>
          </table:table-cell>
          <table:table-cell table:style-name="ce98" table:formula="of:=PRODUCT([.E111];[$'FMFH SNAPSHOT'.M120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111];[.B111])" office:value-type="float" office:value="0" calcext:value-type="float">
            <text:p>0</text:p>
          </table:table-cell>
          <table:table-cell table:style-name="ce110" table:formula="of:=PRODUCT([.AA111];[.C111])" office:value-type="float" office:value="0" calcext:value-type="float">
            <text:p>0</text:p>
          </table:table-cell>
          <table:table-cell table:style-name="ce110" table:formula="of:=PRODUCT([.AB111];[.D111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9" office:value-type="date" office:date-value="2024-03-04" calcext:value-type="date">
            <text:p>4-Mar-2024</text:p>
          </table:table-cell>
          <table:table-cell table:style-name="ce83" table:formula="of:=[$SUMMARY.B113]" office:value-type="float" office:value="0" calcext:value-type="float">
            <text:p>0</text:p>
          </table:table-cell>
          <table:table-cell table:style-name="ce83" table:formula="of:=[$SUMMARY.C113]" office:value-type="float" office:value="0" calcext:value-type="float">
            <text:p>0</text:p>
          </table:table-cell>
          <table:table-cell table:style-name="ce83" table:formula="of:=[$SUMMARY.D113]" office:value-type="float" office:value="0" calcext:value-type="float">
            <text:p>0</text:p>
          </table:table-cell>
          <table:table-cell table:style-name="ce83" table:formula="of:=SUM([.U112:.W112])" office:value-type="float" office:value="0" calcext:value-type="float">
            <text:p>0</text:p>
          </table:table-cell>
          <table:table-cell table:style-name="ce83" table:formula="of:=PRODUCT([.E112];[$'FMFH SNAPSHOT'.B121])" office:value-type="float" office:value="0" calcext:value-type="float">
            <text:p>0</text:p>
          </table:table-cell>
          <table:table-cell table:style-name="ce83" table:formula="of:=PRODUCT([.E112];[$'FMFH SNAPSHOT'.C121])" office:value-type="float" office:value="0" calcext:value-type="float">
            <text:p>0</text:p>
          </table:table-cell>
          <table:table-cell table:style-name="ce83" table:formula="of:=PRODUCT([.E112];[$'FMFH SNAPSHOT'.D121])" office:value-type="float" office:value="0" calcext:value-type="float">
            <text:p>0</text:p>
          </table:table-cell>
          <table:table-cell table:style-name="ce83" table:formula="of:=PRODUCT([.E112];[$'FMFH SNAPSHOT'.E121])" office:value-type="float" office:value="0" calcext:value-type="float">
            <text:p>0</text:p>
          </table:table-cell>
          <table:table-cell table:style-name="ce94" table:formula="of:=PRODUCT([.E112];[$'FMFH SNAPSHOT'.F121])" office:value-type="float" office:value="0" calcext:value-type="float">
            <text:p>0</text:p>
          </table:table-cell>
          <table:table-cell table:style-name="ce98" table:formula="of:=PRODUCT([.E112];[$'FMFH SNAPSHOT'.G121])" office:value-type="float" office:value="0" calcext:value-type="float">
            <text:p>0</text:p>
          </table:table-cell>
          <table:table-cell table:style-name="ce98" table:formula="of:=PRODUCT([.E112];[$'FMFH SNAPSHOT'.H121])" office:value-type="float" office:value="0" calcext:value-type="float">
            <text:p>0</text:p>
          </table:table-cell>
          <table:table-cell table:style-name="ce98" table:formula="of:=PRODUCT([.E112];[$'FMFH SNAPSHOT'.I121])" office:value-type="float" office:value="0" calcext:value-type="float">
            <text:p>0</text:p>
          </table:table-cell>
          <table:table-cell table:style-name="ce98" table:formula="of:=PRODUCT([.E112];[$'FMFH SNAPSHOT'.J121])" office:value-type="float" office:value="0" calcext:value-type="float">
            <text:p>0</text:p>
          </table:table-cell>
          <table:table-cell table:style-name="ce98" table:formula="of:=PRODUCT([.E112];[$'FMFH SNAPSHOT'.K121])" office:value-type="float" office:value="0" calcext:value-type="float">
            <text:p>0</text:p>
          </table:table-cell>
          <table:table-cell table:style-name="ce98" table:formula="of:=PRODUCT([.E112];[$'FMFH SNAPSHOT'.L121])" office:value-type="float" office:value="0" calcext:value-type="float">
            <text:p>0</text:p>
          </table:table-cell>
          <table:table-cell table:style-name="ce98" table:formula="of:=PRODUCT([.E112];[$'FMFH SNAPSHOT'.M121])" office:value-type="float" office:value="0" calcext:value-type="float">
            <text:p>0</text:p>
          </table:table-cell>
          <table:table-cell table:style-name="ce98"/>
          <table:table-cell table:style-name="ce103"/>
          <table:table-cell/>
          <table:table-cell table:style-name="ce106" table:formula="of:=PRODUCT([.Z112];[.B112])" office:value-type="float" office:value="0" calcext:value-type="float">
            <text:p>0</text:p>
          </table:table-cell>
          <table:table-cell table:style-name="ce110" table:formula="of:=PRODUCT([.AA112];[.C112])" office:value-type="float" office:value="0" calcext:value-type="float">
            <text:p>0</text:p>
          </table:table-cell>
          <table:table-cell table:style-name="ce110" table:formula="of:=PRODUCT([.AB112];[.D112])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.35" calcext:value-type="float">
            <text:p>0.35</text:p>
          </table:table-cell>
          <table:table-cell table:style-name="ce110" office:value-type="float" office:value="0.0025" calcext:value-type="float">
            <text:p>0.0025</text:p>
          </table:table-cell>
          <table:table-cell table:style-name="ce110" office:value-type="float" office:value="0.025025025025" calcext:value-type="float">
            <text:p>0.025025025025</text:p>
          </table:table-cell>
          <table:table-cell table:style-name="ce114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80" office:value-type="string" calcext:value-type="string">
            <text:p>total</text:p>
          </table:table-cell>
          <table:table-cell table:style-name="ce84" table:number-columns-repeated="4"/>
          <table:table-cell table:style-name="ce84" table:formula="of:=SUM([.F5:.F112])" office:value-type="float" office:value="0" calcext:value-type="float">
            <text:p>0</text:p>
          </table:table-cell>
          <table:table-cell table:style-name="ce84" table:formula="of:=SUM([.G5:.G112])" office:value-type="float" office:value="0" calcext:value-type="float">
            <text:p>0</text:p>
          </table:table-cell>
          <table:table-cell table:style-name="ce84" table:formula="of:=SUM([.H5:.H112])" office:value-type="float" office:value="0" calcext:value-type="float">
            <text:p>0</text:p>
          </table:table-cell>
          <table:table-cell table:style-name="ce84" table:formula="of:=SUM([.I5:.I112])" office:value-type="float" office:value="0" calcext:value-type="float">
            <text:p>0</text:p>
          </table:table-cell>
          <table:table-cell table:style-name="ce95" table:formula="of:=SUM([.J5:.J112])" office:value-type="float" office:value="0" calcext:value-type="float">
            <text:p>0</text:p>
          </table:table-cell>
          <table:table-cell table:style-name="ce99" table:formula="of:=SUM([.K5:.K112])" office:value-type="float" office:value="0" calcext:value-type="float">
            <text:p>0</text:p>
          </table:table-cell>
          <table:table-cell table:style-name="ce99" table:formula="of:=SUM([.L5:.L112])" office:value-type="float" office:value="0" calcext:value-type="float">
            <text:p>0</text:p>
          </table:table-cell>
          <table:table-cell table:style-name="ce99" table:formula="of:=SUM([.M5:.M112])" office:value-type="float" office:value="0" calcext:value-type="float">
            <text:p>0</text:p>
          </table:table-cell>
          <table:table-cell table:style-name="ce99" table:formula="of:=SUM([.N5:.N112])" office:value-type="float" office:value="0" calcext:value-type="float">
            <text:p>0</text:p>
          </table:table-cell>
          <table:table-cell table:style-name="ce99" table:formula="of:=SUM([.O5:.O112])" office:value-type="float" office:value="0" calcext:value-type="float">
            <text:p>0</text:p>
          </table:table-cell>
          <table:table-cell table:style-name="ce99" table:formula="of:=SUM([.P5:.P112])" office:value-type="float" office:value="0" calcext:value-type="float">
            <text:p>0</text:p>
          </table:table-cell>
          <table:table-cell table:style-name="ce99" table:formula="of:=SUM([.Q5:.Q112])" office:value-type="float" office:value="0" calcext:value-type="float">
            <text:p>0</text:p>
          </table:table-cell>
          <table:table-cell table:style-name="ce99" table:formula="of:=SUM([.R5:.R112])" office:value-type="float" office:value="0" calcext:value-type="float">
            <text:p>0</text:p>
          </table:table-cell>
          <table:table-cell table:style-name="ce104" table:formula="of:=SUM([.S5:.S112])" office:value-type="float" office:value="0" calcext:value-type="float">
            <text:p>0</text:p>
          </table:table-cell>
          <table:table-cell/>
          <table:table-cell table:style-name="ce108"/>
          <table:table-cell table:style-name="ce112" table:number-columns-repeated="6"/>
          <table:table-cell table:style-name="ce116"/>
          <table:table-cell table:number-columns-repeated="996"/>
        </table:table-row>
        <table:table-row table:style-name="ro3" table:number-rows-repeated="973">
          <table:table-cell table:number-columns-repeated="1024"/>
        </table:table-row>
        <table:table-row table:style-name="ro2" table:number-rows-repeated="104748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MFH MATH'.B5:'FMFH MATH'.S113">
            <calcext:condition calcext:apply-style-name="ConditionalStyle_3" calcext:value="&gt;0" calcext:base-cell-address="'FMFH MATH'.B5"/>
          </calcext:conditional-format>
          <calcext:conditional-format calcext:target-range-address="'FMFH MATH'.U1:'FMFH MATH'.AB113">
            <calcext:condition calcext:apply-style-name="ConditionalStyle_3" calcext:value="&gt;0" calcext:base-cell-address="'FMFH MATH'.U1"/>
          </calcext:conditional-format>
        </calcext:conditional-formats>
      </table:table>
      <table:table table:name="DRAGON  MATH" table:style-name="ta4"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22" office:value-type="string" calcext:value-type="string" table:number-columns-spanned="17" table:number-rows-spanned="1">
            <text:p>This is the DRAGON MATH Page. It Receives the DRAGON NFT count from the summary page. combines the calculated multipliers for each NFT type and mulitplies against 1% of the total rad drop on that Snapshot Date.</text:p>
          </table:table-cell>
          <table:covered-table-cell table:number-columns-repeated="16"/>
          <table:table-cell table:number-columns-repeated="3"/>
          <table:table-cell table:style-name="ce154" office:value-type="string" calcext:value-type="string" table:number-columns-spanned="9" table:number-rows-spanned="1">
            <text:p>THESE ARE THE PERCENTAGE CALCULATIONS THEY ARE DIFFERENT PER SNAPSHOT DEPENDING ON NFT PURCHASE COUNT</text:p>
          </table:table-cell>
          <table:covered-table-cell table:number-columns-repeated="7" table:style-name="ce159"/>
          <table:covered-table-cell table:style-name="ce175"/>
          <table:table-cell table:number-columns-repeated="995"/>
        </table:table-row>
        <table:table-row table:style-name="ro1">
          <table:table-cell table:style-name="ce74" table:number-columns-repeated="4"/>
          <table:table-cell table:style-name="ce23" table:number-columns-repeated="13"/>
          <table:table-cell table:style-name="ce102" table:number-columns-repeated="2"/>
          <table:table-cell/>
          <table:table-cell table:style-name="ce155" office:value-type="string" calcext:value-type="string">
            <text:p>GD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D</text:p>
          </table:table-cell>
          <table:table-cell table:style-name="ce2" office:value-type="string" calcext:value-type="string">
            <text:p>UK</text:p>
          </table:table-cell>
          <table:table-cell table:style-name="ce2" office:value-type="string" calcext:value-type="string">
            <text:p>DEV</text:p>
          </table:table-cell>
          <table:table-cell table:style-name="ce2" office:value-type="string" calcext:value-type="string">
            <text:p>GD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D</text:p>
          </table:table-cell>
          <table:table-cell table:style-name="ce176" office:value-type="string" calcext:value-type="string">
            <text:p>snapshot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DATE OF</text:p>
          </table:table-cell>
          <table:table-cell table:style-name="ce118" office:value-type="string" calcext:value-type="string" table:number-columns-spanned="3" table:number-rows-spanned="1">
            <text:p>DRAGON NFTS HELD</text:p>
          </table:table-cell>
          <table:covered-table-cell table:style-name="ce85"/>
          <table:covered-table-cell table:style-name="ce86"/>
          <table:table-cell table:style-name="ce124" office:value-type="string" calcext:value-type="string">
            <text:p>CALCULATED</text:p>
          </table:table-cell>
          <table:table-cell table:number-columns-repeated="6" table:style-name="ce129" office:value-type="string" calcext:value-type="string">
            <text:p>BSC</text:p>
          </table:table-cell>
          <table:table-cell table:style-name="ce139" office:value-type="string" calcext:value-type="string">
            <text:p>BSC</text:p>
          </table:table-cell>
          <table:table-cell table:number-columns-repeated="2" table:style-name="ce144" office:value-type="string" calcext:value-type="string">
            <text:p>BSC</text:p>
          </table:table-cell>
          <table:table-cell table:number-columns-repeated="3" table:style-name="ce144" office:value-type="string" calcext:value-type="string">
            <text:p>VELAS</text:p>
          </table:table-cell>
          <table:table-cell table:number-columns-repeated="2" table:style-name="ce144" office:value-type="string" calcext:value-type="string">
            <text:p>SPARE</text:p>
          </table:table-cell>
          <table:table-cell/>
          <table:table-cell table:style-name="ce156"/>
          <table:table-cell table:number-columns-repeated="7"/>
          <table:table-cell table:style-name="ce177"/>
          <table:table-cell table:number-columns-repeated="995"/>
        </table:table-row>
        <table:table-row table:style-name="ro1">
          <table:table-cell table:style-name="ce76" office:value-type="string" calcext:value-type="string">
            <text:p>SNAPSHOT</text:p>
          </table:table-cell>
          <table:table-cell table:style-name="ce119" office:value-type="string" calcext:value-type="string">
            <text:p>GOLD DRAGON</text:p>
          </table:table-cell>
          <table:table-cell table:style-name="ce119" office:value-type="string" calcext:value-type="string">
            <text:p>SAPPHIRE</text:p>
          </table:table-cell>
          <table:table-cell table:style-name="ce119" office:value-type="string" calcext:value-type="string">
            <text:p>DIAMOND</text:p>
          </table:table-cell>
          <table:table-cell table:style-name="ce125" office:value-type="string" calcext:value-type="string">
            <text:p>MULTIPLIER</text:p>
          </table:table-cell>
          <table:table-cell table:style-name="ce130" office:value-type="string" calcext:value-type="string">
            <text:p>KATA</text:p>
          </table:table-cell>
          <table:table-cell table:style-name="ce130" office:value-type="string" calcext:value-type="string">
            <text:p>QMALL</text:p>
          </table:table-cell>
          <table:table-cell table:style-name="ce130" office:value-type="string" calcext:value-type="string">
            <text:p>SURE</text:p>
          </table:table-cell>
          <table:table-cell table:style-name="ce130" office:value-type="string" calcext:value-type="string">
            <text:p>CHES</text:p>
          </table:table-cell>
          <table:table-cell table:style-name="ce130" office:value-type="string" calcext:value-type="string">
            <text:p>TCG2</text:p>
          </table:table-cell>
          <table:table-cell table:style-name="ce138" office:value-type="string" calcext:value-type="string">
            <text:p>GQ</text:p>
          </table:table-cell>
          <table:table-cell table:style-name="ce140" office:value-type="string" calcext:value-type="string">
            <text:p>ADAL</text:p>
          </table:table-cell>
          <table:table-cell table:style-name="ce145" office:value-type="string" calcext:value-type="string">
            <text:p>ADAO</text:p>
          </table:table-cell>
          <table:table-cell table:style-name="ce145" office:value-type="string" calcext:value-type="string">
            <text:p>VERVE</text:p>
          </table:table-cell>
          <table:table-cell table:style-name="ce145" table:formula="of:=[$'FMFH SNAPSHOT'.K6]" office:value-type="string" office:string-value="VERVE" calcext:value-type="string">
            <text:p>VERVE</text:p>
          </table:table-cell>
          <table:table-cell table:style-name="ce145" table:formula="of:=[$'FMFH SNAPSHOT'.L6]" office:value-type="string" office:string-value="VGDT" calcext:value-type="string">
            <text:p>VGDT</text:p>
          </table:table-cell>
          <table:table-cell table:style-name="ce145" table:formula="of:=[$'FMFH SNAPSHOT'.M6]" office:value-type="string" office:string-value="ADAO" calcext:value-type="string">
            <text:p>ADAO</text:p>
          </table:table-cell>
          <table:table-cell table:style-name="ce145" table:formula="of:=[$'FMFH SNAPSHOT'.N6]" office:value-type="float" office:value="0" calcext:value-type="float">
            <text:p>0</text:p>
          </table:table-cell>
          <table:table-cell table:style-name="ce152"/>
          <table:table-cell/>
          <table:table-cell table:style-name="ce156"/>
          <table:table-cell table:number-columns-repeated="7"/>
          <table:table-cell table:style-name="ce178"/>
          <table:table-cell table:number-columns-repeated="995"/>
        </table:table-row>
        <table:table-row table:style-name="ro1">
          <table:table-cell table:style-name="ce77" office:value-type="date" office:date-value="2022-02-15" calcext:value-type="date">
            <text:p>15-Feb-2022</text:p>
          </table:table-cell>
          <table:table-cell table:style-name="ce120" table:formula="of:=[$SUMMARY.E6]" office:value-type="float" office:value="0" calcext:value-type="float">
            <text:p>0</text:p>
          </table:table-cell>
          <table:table-cell table:style-name="ce120" table:formula="of:=[$SUMMARY.F6]" office:value-type="float" office:value="0" calcext:value-type="float">
            <text:p>0</text:p>
          </table:table-cell>
          <table:table-cell table:style-name="ce120" table:formula="of:=[$SUMMARY.G6]" office:value-type="float" office:value="0" calcext:value-type="float">
            <text:p>0</text:p>
          </table:table-cell>
          <table:table-cell table:style-name="ce126" table:formula="of:=SUM([.U5:.W5])" office:value-type="float" office:value="0" calcext:value-type="float">
            <text:p>0</text:p>
          </table:table-cell>
          <table:table-cell table:style-name="ce131" table:formula="of:=PRODUCT([.E5];[$'DRAGON SNAPSHOT'.B14])" office:value-type="float" office:value="0" calcext:value-type="float">
            <text:p>0</text:p>
          </table:table-cell>
          <table:table-cell table:style-name="ce126" table:formula="of:=PRODUCT([.E5];[$'DRAGON SNAPSHOT'.C14])" office:value-type="float" office:value="0" calcext:value-type="float">
            <text:p>0</text:p>
          </table:table-cell>
          <table:table-cell table:style-name="ce135" table:formula="of:=PRODUCT([.E5];[$'DRAGON SNAPSHOT'.D14])" office:value-type="float" office:value="0" calcext:value-type="float">
            <text:p>0</text:p>
          </table:table-cell>
          <table:table-cell table:style-name="ce135" table:formula="of:=PRODUCT([.E5];[$'DRAGON SNAPSHOT'.E14])" office:value-type="float" office:value="0" calcext:value-type="float">
            <text:p>0</text:p>
          </table:table-cell>
          <table:table-cell table:style-name="ce135" table:formula="of:=PRODUCT([.E5];[$'DRAGON SNAPSHOT'.F14])" office:value-type="float" office:value="0" calcext:value-type="float">
            <text:p>0</text:p>
          </table:table-cell>
          <table:table-cell table:style-name="ce132" table:formula="of:=PRODUCT([.E5];[$'DRAGON SNAPSHOT'.G14])" office:value-type="float" office:value="0" calcext:value-type="float">
            <text:p>0</text:p>
          </table:table-cell>
          <table:table-cell table:style-name="ce141" table:formula="of:=PRODUCT([.E5];[$'DRAGON SNAPSHOT'.H14])" office:value-type="float" office:value="0" calcext:value-type="float">
            <text:p>0</text:p>
          </table:table-cell>
          <table:table-cell table:style-name="ce141" table:formula="of:=PRODUCT([.E5];[$'DRAGON SNAPSHOT'.I14])" office:value-type="float" office:value="0" calcext:value-type="float">
            <text:p>0</text:p>
          </table:table-cell>
          <table:table-cell table:style-name="ce141" table:formula="of:=PRODUCT([.E5];[$'DRAGON SNAPSHOT'.J14])" office:value-type="float" office:value="0" calcext:value-type="float">
            <text:p>0</text:p>
          </table:table-cell>
          <table:table-cell table:style-name="ce146" table:formula="of:=PRODUCT([.E5];[$'DRAGON SNAPSHOT'.K14])" office:value-type="float" office:value="0" calcext:value-type="float">
            <text:p>0</text:p>
          </table:table-cell>
          <table:table-cell table:style-name="ce148" table:formula="of:=PRODUCT([.E5];[$'DRAGON SNAPSHOT'.L14])" office:value-type="float" office:value="0" calcext:value-type="float">
            <text:p>0</text:p>
          </table:table-cell>
          <table:table-cell table:style-name="ce150" table:formula="of:=PRODUCT([.E5];[$'DRAGON SNAPSHOT'.M14])" office:value-type="float" office:value="0" calcext:value-type="float">
            <text:p>0</text:p>
          </table:table-cell>
          <table:table-cell table:style-name="ce135"/>
          <table:table-cell table:style-name="ce153"/>
          <table:table-cell table:style-name="ce123"/>
          <table:table-cell table:style-name="ce142" table:formula="of:=PRODUCT([.Z5];[.B5])" office:value-type="float" office:value="0" calcext:value-type="float">
            <text:p>0</text:p>
          </table:table-cell>
          <table:table-cell table:style-name="ce132" table:formula="of:=PRODUCT([.AA5];[.C5])" office:value-type="float" office:value="0" calcext:value-type="float">
            <text:p>0</text:p>
          </table:table-cell>
          <table:table-cell table:style-name="ce132" table:formula="of:=PRODUCT([.AB5];[.D5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32" table:formula="of:=[.Z116]" office:value-type="float" office:value="0.213125" calcext:value-type="float">
            <text:p>0.213125</text:p>
          </table:table-cell>
          <table:table-cell table:style-name="ce132" table:formula="of:=[.AA116]" office:value-type="float" office:value="0.663030303030303" calcext:value-type="float">
            <text:p>0.663030303030303</text:p>
          </table:table-cell>
          <table:table-cell table:style-name="ce132" table:formula="of:=[.AB116]" office:value-type="float" office:value="0.613974358974359" calcext:value-type="float">
            <text:p>0.613974358974359</text:p>
          </table:table-cell>
          <table:table-cell table:style-name="ce77" office:value-type="date" office:date-value="2022-02-15" calcext:value-type="date">
            <text:p>15-Feb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3-02" calcext:value-type="date">
            <text:p>2-Mar-2022</text:p>
          </table:table-cell>
          <table:table-cell table:style-name="ce121" table:formula="of:=[$SUMMARY.E7]" office:value-type="float" office:value="0" calcext:value-type="float">
            <text:p>0</text:p>
          </table:table-cell>
          <table:table-cell table:style-name="ce121" table:formula="of:=[$SUMMARY.F7]" office:value-type="float" office:value="0" calcext:value-type="float">
            <text:p>0</text:p>
          </table:table-cell>
          <table:table-cell table:style-name="ce121" table:formula="of:=[$SUMMARY.G7]" office:value-type="float" office:value="0" calcext:value-type="float">
            <text:p>0</text:p>
          </table:table-cell>
          <table:table-cell table:style-name="ce127" table:formula="of:=SUM([.U6:.W6])" office:value-type="float" office:value="0" calcext:value-type="float">
            <text:p>0</text:p>
          </table:table-cell>
          <table:table-cell table:style-name="ce132" table:formula="of:=PRODUCT([.E6];[$'DRAGON SNAPSHOT'.B15])" office:value-type="float" office:value="0" calcext:value-type="float">
            <text:p>0</text:p>
          </table:table-cell>
          <table:table-cell table:style-name="ce127" table:formula="of:=PRODUCT([.E6];[$'DRAGON SNAPSHOT'.C15])" office:value-type="float" office:value="0" calcext:value-type="float">
            <text:p>0</text:p>
          </table:table-cell>
          <table:table-cell table:style-name="ce136" table:formula="of:=PRODUCT([.E6];[$'DRAGON SNAPSHOT'.D15])" office:value-type="float" office:value="0" calcext:value-type="float">
            <text:p>0</text:p>
          </table:table-cell>
          <table:table-cell table:style-name="ce136" table:formula="of:=PRODUCT([.E6];[$'DRAGON SNAPSHOT'.E15])" office:value-type="float" office:value="0" calcext:value-type="float">
            <text:p>0</text:p>
          </table:table-cell>
          <table:table-cell table:style-name="ce136" table:formula="of:=PRODUCT([.E6];[$'DRAGON SNAPSHOT'.F15])" office:value-type="float" office:value="0" calcext:value-type="float">
            <text:p>0</text:p>
          </table:table-cell>
          <table:table-cell table:style-name="ce132" table:formula="of:=PRODUCT([.E6];[$'DRAGON SNAPSHOT'.G15])" office:value-type="float" office:value="0" calcext:value-type="float">
            <text:p>0</text:p>
          </table:table-cell>
          <table:table-cell table:style-name="ce142" table:formula="of:=PRODUCT([.E6];[$'DRAGON SNAPSHOT'.H15])" office:value-type="float" office:value="0" calcext:value-type="float">
            <text:p>0</text:p>
          </table:table-cell>
          <table:table-cell table:style-name="ce142" table:formula="of:=PRODUCT([.E6];[$'DRAGON SNAPSHOT'.I15])" office:value-type="float" office:value="0" calcext:value-type="float">
            <text:p>0</text:p>
          </table:table-cell>
          <table:table-cell table:style-name="ce142" table:formula="of:=PRODUCT([.E6];[$'DRAGON SNAPSHOT'.J15])" office:value-type="float" office:value="0" calcext:value-type="float">
            <text:p>0</text:p>
          </table:table-cell>
          <table:table-cell table:style-name="ce147" table:formula="of:=PRODUCT([.E6];[$'DRAGON SNAPSHOT'.K15])" office:value-type="float" office:value="0" calcext:value-type="float">
            <text:p>0</text:p>
          </table:table-cell>
          <table:table-cell table:style-name="ce149" table:formula="of:=PRODUCT([.E6];[$'DRAGON SNAPSHOT'.L15])" office:value-type="float" office:value="0" calcext:value-type="float">
            <text:p>0</text:p>
          </table:table-cell>
          <table:table-cell table:style-name="ce151" table:formula="of:=PRODUCT([.E6];[$'DRAGON SNAPSHOT'.M15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6];[.B6])" office:value-type="float" office:value="0" calcext:value-type="float">
            <text:p>0</text:p>
          </table:table-cell>
          <table:table-cell table:style-name="ce132" table:formula="of:=PRODUCT([.AA6];[.C6])" office:value-type="float" office:value="0" calcext:value-type="float">
            <text:p>0</text:p>
          </table:table-cell>
          <table:table-cell table:style-name="ce132" table:formula="of:=PRODUCT([.AB6];[.D6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table:formula="of:=[.Z119]" office:value-type="float" office:value="0.131898734177215" calcext:value-type="float">
            <text:p>0.131898734177215</text:p>
          </table:table-cell>
          <table:table-cell table:style-name="ce149" table:formula="of:=[.AA119]" office:value-type="float" office:value="0.194" calcext:value-type="float">
            <text:p>0.194</text:p>
          </table:table-cell>
          <table:table-cell table:style-name="ce149" table:formula="of:=[.AB119]" office:value-type="float" office:value="0.261212121212121" calcext:value-type="float">
            <text:p>0.261212121212121</text:p>
          </table:table-cell>
          <table:table-cell table:style-name="ce78" office:value-type="date" office:date-value="2022-03-02" calcext:value-type="date">
            <text:p>2-Mar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3-03" calcext:value-type="date">
            <text:p>3-Mar-2022</text:p>
          </table:table-cell>
          <table:table-cell table:style-name="ce121" table:formula="of:=[$SUMMARY.E8]" office:value-type="float" office:value="0" calcext:value-type="float">
            <text:p>0</text:p>
          </table:table-cell>
          <table:table-cell table:style-name="ce121" table:formula="of:=[$SUMMARY.F8]" office:value-type="float" office:value="0" calcext:value-type="float">
            <text:p>0</text:p>
          </table:table-cell>
          <table:table-cell table:style-name="ce121" table:formula="of:=[$SUMMARY.G8]" office:value-type="float" office:value="0" calcext:value-type="float">
            <text:p>0</text:p>
          </table:table-cell>
          <table:table-cell table:style-name="ce127" table:formula="of:=SUM([.U7:.W7])" office:value-type="float" office:value="0" calcext:value-type="float">
            <text:p>0</text:p>
          </table:table-cell>
          <table:table-cell table:style-name="ce132" table:formula="of:=PRODUCT([.E7];[$'DRAGON SNAPSHOT'.B16])" office:value-type="float" office:value="0" calcext:value-type="float">
            <text:p>0</text:p>
          </table:table-cell>
          <table:table-cell table:style-name="ce127" table:formula="of:=PRODUCT([.E7];[$'DRAGON SNAPSHOT'.C16])" office:value-type="float" office:value="0" calcext:value-type="float">
            <text:p>0</text:p>
          </table:table-cell>
          <table:table-cell table:style-name="ce136" table:formula="of:=PRODUCT([.E7];[$'DRAGON SNAPSHOT'.D16])" office:value-type="float" office:value="0" calcext:value-type="float">
            <text:p>0</text:p>
          </table:table-cell>
          <table:table-cell table:style-name="ce136" table:formula="of:=PRODUCT([.E7];[$'DRAGON SNAPSHOT'.E16])" office:value-type="float" office:value="0" calcext:value-type="float">
            <text:p>0</text:p>
          </table:table-cell>
          <table:table-cell table:style-name="ce136" table:formula="of:=PRODUCT([.E7];[$'DRAGON SNAPSHOT'.F16])" office:value-type="float" office:value="0" calcext:value-type="float">
            <text:p>0</text:p>
          </table:table-cell>
          <table:table-cell table:style-name="ce132" table:formula="of:=PRODUCT([.E7];[$'DRAGON SNAPSHOT'.G16])" office:value-type="float" office:value="0" calcext:value-type="float">
            <text:p>0</text:p>
          </table:table-cell>
          <table:table-cell table:style-name="ce142" table:formula="of:=PRODUCT([.E7];[$'DRAGON SNAPSHOT'.H16])" office:value-type="float" office:value="0" calcext:value-type="float">
            <text:p>0</text:p>
          </table:table-cell>
          <table:table-cell table:style-name="ce142" table:formula="of:=PRODUCT([.E7];[$'DRAGON SNAPSHOT'.I16])" office:value-type="float" office:value="0" calcext:value-type="float">
            <text:p>0</text:p>
          </table:table-cell>
          <table:table-cell table:style-name="ce142" table:formula="of:=PRODUCT([.E7];[$'DRAGON SNAPSHOT'.J16])" office:value-type="float" office:value="0" calcext:value-type="float">
            <text:p>0</text:p>
          </table:table-cell>
          <table:table-cell table:style-name="ce147" table:formula="of:=PRODUCT([.E7];[$'DRAGON SNAPSHOT'.K16])" office:value-type="float" office:value="0" calcext:value-type="float">
            <text:p>0</text:p>
          </table:table-cell>
          <table:table-cell table:style-name="ce149" table:formula="of:=PRODUCT([.E7];[$'DRAGON SNAPSHOT'.L16])" office:value-type="float" office:value="0" calcext:value-type="float">
            <text:p>0</text:p>
          </table:table-cell>
          <table:table-cell table:style-name="ce151" table:formula="of:=PRODUCT([.E7];[$'DRAGON SNAPSHOT'.M16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7];[.B7])" office:value-type="float" office:value="0" calcext:value-type="float">
            <text:p>0</text:p>
          </table:table-cell>
          <table:table-cell table:style-name="ce132" table:formula="of:=PRODUCT([.AA7];[.C7])" office:value-type="float" office:value="0" calcext:value-type="float">
            <text:p>0</text:p>
          </table:table-cell>
          <table:table-cell table:style-name="ce132" table:formula="of:=PRODUCT([.AB7];[.D7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32" table:formula="of:=[.Z122]" office:value-type="float" office:value="0.277380952380952" calcext:value-type="float">
            <text:p>0.277380952380952</text:p>
          </table:table-cell>
          <table:table-cell table:style-name="ce132" table:formula="of:=[.AA122]" office:value-type="float" office:value="0.407884615384615" calcext:value-type="float">
            <text:p>0.407884615384615</text:p>
          </table:table-cell>
          <table:table-cell table:style-name="ce132" table:formula="of:=[.AB122]" office:value-type="float" office:value="0.549405940594059" calcext:value-type="float">
            <text:p>0.549405940594059</text:p>
          </table:table-cell>
          <table:table-cell table:style-name="ce78" office:value-type="date" office:date-value="2022-03-03" calcext:value-type="date">
            <text:p>3-Mar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3-05" calcext:value-type="date">
            <text:p>5-Mar-2022</text:p>
          </table:table-cell>
          <table:table-cell table:style-name="ce121" table:formula="of:=[$SUMMARY.E9]" office:value-type="float" office:value="0" calcext:value-type="float">
            <text:p>0</text:p>
          </table:table-cell>
          <table:table-cell table:style-name="ce121" table:formula="of:=[$SUMMARY.F9]" office:value-type="float" office:value="0" calcext:value-type="float">
            <text:p>0</text:p>
          </table:table-cell>
          <table:table-cell table:style-name="ce121" table:formula="of:=[$SUMMARY.G9]" office:value-type="float" office:value="0" calcext:value-type="float">
            <text:p>0</text:p>
          </table:table-cell>
          <table:table-cell table:style-name="ce127" table:formula="of:=SUM([.U8:.W8])" office:value-type="float" office:value="0" calcext:value-type="float">
            <text:p>0</text:p>
          </table:table-cell>
          <table:table-cell table:style-name="ce132" table:formula="of:=PRODUCT([.E8];[$'DRAGON SNAPSHOT'.B17])" office:value-type="float" office:value="0" calcext:value-type="float">
            <text:p>0</text:p>
          </table:table-cell>
          <table:table-cell table:style-name="ce127" table:formula="of:=PRODUCT([.E8];[$'DRAGON SNAPSHOT'.C17])" office:value-type="float" office:value="0" calcext:value-type="float">
            <text:p>0</text:p>
          </table:table-cell>
          <table:table-cell table:style-name="ce136" table:formula="of:=PRODUCT([.E8];[$'DRAGON SNAPSHOT'.D17])" office:value-type="float" office:value="0" calcext:value-type="float">
            <text:p>0</text:p>
          </table:table-cell>
          <table:table-cell table:style-name="ce136" table:formula="of:=PRODUCT([.E8];[$'DRAGON SNAPSHOT'.E17])" office:value-type="float" office:value="0" calcext:value-type="float">
            <text:p>0</text:p>
          </table:table-cell>
          <table:table-cell table:style-name="ce136" table:formula="of:=PRODUCT([.E8];[$'DRAGON SNAPSHOT'.F17])" office:value-type="float" office:value="0" calcext:value-type="float">
            <text:p>0</text:p>
          </table:table-cell>
          <table:table-cell table:style-name="ce132" table:formula="of:=PRODUCT([.E8];[$'DRAGON SNAPSHOT'.G17])" office:value-type="float" office:value="0" calcext:value-type="float">
            <text:p>0</text:p>
          </table:table-cell>
          <table:table-cell table:style-name="ce142" table:formula="of:=PRODUCT([.E8];[$'DRAGON SNAPSHOT'.H17])" office:value-type="float" office:value="0" calcext:value-type="float">
            <text:p>0</text:p>
          </table:table-cell>
          <table:table-cell table:style-name="ce142" table:formula="of:=PRODUCT([.E8];[$'DRAGON SNAPSHOT'.I17])" office:value-type="float" office:value="0" calcext:value-type="float">
            <text:p>0</text:p>
          </table:table-cell>
          <table:table-cell table:style-name="ce142" table:formula="of:=PRODUCT([.E8];[$'DRAGON SNAPSHOT'.J17])" office:value-type="float" office:value="0" calcext:value-type="float">
            <text:p>0</text:p>
          </table:table-cell>
          <table:table-cell table:style-name="ce147" table:formula="of:=PRODUCT([.E8];[$'DRAGON SNAPSHOT'.K17])" office:value-type="float" office:value="0" calcext:value-type="float">
            <text:p>0</text:p>
          </table:table-cell>
          <table:table-cell table:style-name="ce149" table:formula="of:=PRODUCT([.E8];[$'DRAGON SNAPSHOT'.L17])" office:value-type="float" office:value="0" calcext:value-type="float">
            <text:p>0</text:p>
          </table:table-cell>
          <table:table-cell table:style-name="ce151" table:formula="of:=PRODUCT([.E8];[$'DRAGON SNAPSHOT'.M17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8];[.B8])" office:value-type="float" office:value="0" calcext:value-type="float">
            <text:p>0</text:p>
          </table:table-cell>
          <table:table-cell table:style-name="ce132" table:formula="of:=PRODUCT([.AA8];[.C8])" office:value-type="float" office:value="0" calcext:value-type="float">
            <text:p>0</text:p>
          </table:table-cell>
          <table:table-cell table:style-name="ce132" table:formula="of:=PRODUCT([.AB8];[.D8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table:formula="of:=[.Z128]" office:value-type="float" office:value="0.124047619047619" calcext:value-type="float">
            <text:p>0.124047619047619</text:p>
          </table:table-cell>
          <table:table-cell table:style-name="ce149" table:formula="of:=[.AA128]" office:value-type="float" office:value="0.167884615384615" calcext:value-type="float">
            <text:p>0.167884615384615</text:p>
          </table:table-cell>
          <table:table-cell table:style-name="ce149" table:formula="of:=[.AB128]" office:value-type="float" office:value="0.256039603960396" calcext:value-type="float">
            <text:p>0.256039603960396</text:p>
          </table:table-cell>
          <table:table-cell table:style-name="ce78" office:value-type="date" office:date-value="2022-03-05" calcext:value-type="date">
            <text:p>5-Mar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3-14" calcext:value-type="date">
            <text:p>14-Mar-2022</text:p>
          </table:table-cell>
          <table:table-cell table:style-name="ce121" table:formula="of:=[$SUMMARY.E10]" office:value-type="float" office:value="0" calcext:value-type="float">
            <text:p>0</text:p>
          </table:table-cell>
          <table:table-cell table:style-name="ce121" table:formula="of:=[$SUMMARY.F10]" office:value-type="float" office:value="0" calcext:value-type="float">
            <text:p>0</text:p>
          </table:table-cell>
          <table:table-cell table:style-name="ce121" table:formula="of:=[$SUMMARY.G10]" office:value-type="float" office:value="0" calcext:value-type="float">
            <text:p>0</text:p>
          </table:table-cell>
          <table:table-cell table:style-name="ce127" table:formula="of:=SUM([.U9:.W9])" office:value-type="float" office:value="0" calcext:value-type="float">
            <text:p>0</text:p>
          </table:table-cell>
          <table:table-cell table:style-name="ce132" table:formula="of:=PRODUCT([.E9];[$'DRAGON SNAPSHOT'.B18])" office:value-type="float" office:value="0" calcext:value-type="float">
            <text:p>0</text:p>
          </table:table-cell>
          <table:table-cell table:style-name="ce127" table:formula="of:=PRODUCT([.E9];[$'DRAGON SNAPSHOT'.C18])" office:value-type="float" office:value="0" calcext:value-type="float">
            <text:p>0</text:p>
          </table:table-cell>
          <table:table-cell table:style-name="ce136" table:formula="of:=PRODUCT([.E9];[$'DRAGON SNAPSHOT'.D18])" office:value-type="float" office:value="0" calcext:value-type="float">
            <text:p>0</text:p>
          </table:table-cell>
          <table:table-cell table:style-name="ce136" table:formula="of:=PRODUCT([.E9];[$'DRAGON SNAPSHOT'.E18])" office:value-type="float" office:value="0" calcext:value-type="float">
            <text:p>0</text:p>
          </table:table-cell>
          <table:table-cell table:style-name="ce136" table:formula="of:=PRODUCT([.E9];[$'DRAGON SNAPSHOT'.F18])" office:value-type="float" office:value="0" calcext:value-type="float">
            <text:p>0</text:p>
          </table:table-cell>
          <table:table-cell table:style-name="ce132" table:formula="of:=PRODUCT([.E9];[$'DRAGON SNAPSHOT'.G18])" office:value-type="float" office:value="0" calcext:value-type="float">
            <text:p>0</text:p>
          </table:table-cell>
          <table:table-cell table:style-name="ce142" table:formula="of:=PRODUCT([.E9];[$'DRAGON SNAPSHOT'.H18])" office:value-type="float" office:value="0" calcext:value-type="float">
            <text:p>0</text:p>
          </table:table-cell>
          <table:table-cell table:style-name="ce142" table:formula="of:=PRODUCT([.E9];[$'DRAGON SNAPSHOT'.I18])" office:value-type="float" office:value="0" calcext:value-type="float">
            <text:p>0</text:p>
          </table:table-cell>
          <table:table-cell table:style-name="ce142" table:formula="of:=PRODUCT([.E9];[$'DRAGON SNAPSHOT'.J18])" office:value-type="float" office:value="0" calcext:value-type="float">
            <text:p>0</text:p>
          </table:table-cell>
          <table:table-cell table:style-name="ce147" table:formula="of:=PRODUCT([.E9];[$'DRAGON SNAPSHOT'.K18])" office:value-type="float" office:value="0" calcext:value-type="float">
            <text:p>0</text:p>
          </table:table-cell>
          <table:table-cell table:style-name="ce149" table:formula="of:=PRODUCT([.E9];[$'DRAGON SNAPSHOT'.L18])" office:value-type="float" office:value="0" calcext:value-type="float">
            <text:p>0</text:p>
          </table:table-cell>
          <table:table-cell table:style-name="ce151" table:formula="of:=PRODUCT([.E9];[$'DRAGON SNAPSHOT'.M18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9];[.B9])" office:value-type="float" office:value="0" calcext:value-type="float">
            <text:p>0</text:p>
          </table:table-cell>
          <table:table-cell table:style-name="ce132" table:formula="of:=PRODUCT([.AA9];[.C9])" office:value-type="float" office:value="0" calcext:value-type="float">
            <text:p>0</text:p>
          </table:table-cell>
          <table:table-cell table:style-name="ce132" table:formula="of:=PRODUCT([.AB9];[.D9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table:formula="of:=[.Z134]" office:value-type="float" office:value="0.119239130434783" calcext:value-type="float">
            <text:p>0.119239130434783</text:p>
          </table:table-cell>
          <table:table-cell table:style-name="ce149" table:formula="of:=[.AA134]" office:value-type="float" office:value="0.175344827586207" calcext:value-type="float">
            <text:p>0.175344827586207</text:p>
          </table:table-cell>
          <table:table-cell table:style-name="ce149" table:formula="of:=[.AB134]" office:value-type="float" office:value="0.236237623762376" calcext:value-type="float">
            <text:p>0.236237623762376</text:p>
          </table:table-cell>
          <table:table-cell table:style-name="ce78" office:value-type="date" office:date-value="2022-03-14" calcext:value-type="date">
            <text:p>14-Mar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3-21" calcext:value-type="date">
            <text:p>21-Mar-2022</text:p>
          </table:table-cell>
          <table:table-cell table:style-name="ce121" table:formula="of:=[$SUMMARY.E11]" office:value-type="float" office:value="0" calcext:value-type="float">
            <text:p>0</text:p>
          </table:table-cell>
          <table:table-cell table:style-name="ce121" table:formula="of:=[$SUMMARY.F11]" office:value-type="float" office:value="0" calcext:value-type="float">
            <text:p>0</text:p>
          </table:table-cell>
          <table:table-cell table:style-name="ce121" table:formula="of:=[$SUMMARY.G11]" office:value-type="float" office:value="0" calcext:value-type="float">
            <text:p>0</text:p>
          </table:table-cell>
          <table:table-cell table:style-name="ce127" table:formula="of:=SUM([.U10:.W10])" office:value-type="float" office:value="0" calcext:value-type="float">
            <text:p>0</text:p>
          </table:table-cell>
          <table:table-cell table:style-name="ce132" table:formula="of:=PRODUCT([.E10];[$'DRAGON SNAPSHOT'.B19])" office:value-type="float" office:value="0" calcext:value-type="float">
            <text:p>0</text:p>
          </table:table-cell>
          <table:table-cell table:style-name="ce127" table:formula="of:=PRODUCT([.E10];[$'DRAGON SNAPSHOT'.C19])" office:value-type="float" office:value="0" calcext:value-type="float">
            <text:p>0</text:p>
          </table:table-cell>
          <table:table-cell table:style-name="ce136" table:formula="of:=PRODUCT([.E10];[$'DRAGON SNAPSHOT'.D19])" office:value-type="float" office:value="0" calcext:value-type="float">
            <text:p>0</text:p>
          </table:table-cell>
          <table:table-cell table:style-name="ce136" table:formula="of:=PRODUCT([.E10];[$'DRAGON SNAPSHOT'.E19])" office:value-type="float" office:value="0" calcext:value-type="float">
            <text:p>0</text:p>
          </table:table-cell>
          <table:table-cell table:style-name="ce136" table:formula="of:=PRODUCT([.E10];[$'DRAGON SNAPSHOT'.F19])" office:value-type="float" office:value="0" calcext:value-type="float">
            <text:p>0</text:p>
          </table:table-cell>
          <table:table-cell table:style-name="ce132" table:formula="of:=PRODUCT([.E10];[$'DRAGON SNAPSHOT'.G19])" office:value-type="float" office:value="0" calcext:value-type="float">
            <text:p>0</text:p>
          </table:table-cell>
          <table:table-cell table:style-name="ce142" table:formula="of:=PRODUCT([.E10];[$'DRAGON SNAPSHOT'.H19])" office:value-type="float" office:value="0" calcext:value-type="float">
            <text:p>0</text:p>
          </table:table-cell>
          <table:table-cell table:style-name="ce142" table:formula="of:=PRODUCT([.E10];[$'DRAGON SNAPSHOT'.I19])" office:value-type="float" office:value="0" calcext:value-type="float">
            <text:p>0</text:p>
          </table:table-cell>
          <table:table-cell table:style-name="ce142" table:formula="of:=PRODUCT([.E10];[$'DRAGON SNAPSHOT'.J19])" office:value-type="float" office:value="0" calcext:value-type="float">
            <text:p>0</text:p>
          </table:table-cell>
          <table:table-cell table:style-name="ce147" table:formula="of:=PRODUCT([.E10];[$'DRAGON SNAPSHOT'.K19])" office:value-type="float" office:value="0" calcext:value-type="float">
            <text:p>0</text:p>
          </table:table-cell>
          <table:table-cell table:style-name="ce149" table:formula="of:=PRODUCT([.E10];[$'DRAGON SNAPSHOT'.L19])" office:value-type="float" office:value="0" calcext:value-type="float">
            <text:p>0</text:p>
          </table:table-cell>
          <table:table-cell table:style-name="ce151" table:formula="of:=PRODUCT([.E10];[$'DRAGON SNAPSHOT'.M19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10];[.B10])" office:value-type="float" office:value="0" calcext:value-type="float">
            <text:p>0</text:p>
          </table:table-cell>
          <table:table-cell table:style-name="ce132" table:formula="of:=PRODUCT([.AA10];[.C10])" office:value-type="float" office:value="0" calcext:value-type="float">
            <text:p>0</text:p>
          </table:table-cell>
          <table:table-cell table:style-name="ce132" table:formula="of:=PRODUCT([.AB10];[.D10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32" table:formula="of:=[.Z137]" office:value-type="float" office:value="0.114672897196262" calcext:value-type="float">
            <text:p>0.114672897196262</text:p>
          </table:table-cell>
          <table:table-cell table:style-name="ce132" table:formula="of:=[.AA137]" office:value-type="float" office:value="0.168620689655172" calcext:value-type="float">
            <text:p>0.168620689655172</text:p>
          </table:table-cell>
          <table:table-cell table:style-name="ce132" table:formula="of:=[.AB137]" office:value-type="float" office:value="0.227128712871287" calcext:value-type="float">
            <text:p>0.227128712871287</text:p>
          </table:table-cell>
          <table:table-cell table:style-name="ce78" office:value-type="date" office:date-value="2022-03-21" calcext:value-type="date">
            <text:p>21-Mar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3-28" calcext:value-type="date">
            <text:p>28-Mar-2022</text:p>
          </table:table-cell>
          <table:table-cell table:style-name="ce121" table:formula="of:=[$SUMMARY.E12]" office:value-type="float" office:value="0" calcext:value-type="float">
            <text:p>0</text:p>
          </table:table-cell>
          <table:table-cell table:style-name="ce121" table:formula="of:=[$SUMMARY.F12]" office:value-type="float" office:value="0" calcext:value-type="float">
            <text:p>0</text:p>
          </table:table-cell>
          <table:table-cell table:style-name="ce121" table:formula="of:=[$SUMMARY.G12]" office:value-type="float" office:value="0" calcext:value-type="float">
            <text:p>0</text:p>
          </table:table-cell>
          <table:table-cell table:style-name="ce127" table:formula="of:=SUM([.U11:.W11])" office:value-type="float" office:value="0" calcext:value-type="float">
            <text:p>0</text:p>
          </table:table-cell>
          <table:table-cell table:style-name="ce132" table:formula="of:=PRODUCT([.E11];[$'DRAGON SNAPSHOT'.B20])" office:value-type="float" office:value="0" calcext:value-type="float">
            <text:p>0</text:p>
          </table:table-cell>
          <table:table-cell table:style-name="ce127" table:formula="of:=PRODUCT([.E11];[$'DRAGON SNAPSHOT'.C20])" office:value-type="float" office:value="0" calcext:value-type="float">
            <text:p>0</text:p>
          </table:table-cell>
          <table:table-cell table:style-name="ce136" table:formula="of:=PRODUCT([.E11];[$'DRAGON SNAPSHOT'.D20])" office:value-type="float" office:value="0" calcext:value-type="float">
            <text:p>0</text:p>
          </table:table-cell>
          <table:table-cell table:style-name="ce136" table:formula="of:=PRODUCT([.E11];[$'DRAGON SNAPSHOT'.E20])" office:value-type="float" office:value="0" calcext:value-type="float">
            <text:p>0</text:p>
          </table:table-cell>
          <table:table-cell table:style-name="ce136" table:formula="of:=PRODUCT([.E11];[$'DRAGON SNAPSHOT'.F20])" office:value-type="float" office:value="0" calcext:value-type="float">
            <text:p>0</text:p>
          </table:table-cell>
          <table:table-cell table:style-name="ce132" table:formula="of:=PRODUCT([.E11];[$'DRAGON SNAPSHOT'.G20])" office:value-type="float" office:value="0" calcext:value-type="float">
            <text:p>0</text:p>
          </table:table-cell>
          <table:table-cell table:style-name="ce142" table:formula="of:=PRODUCT([.E11];[$'DRAGON SNAPSHOT'.H20])" office:value-type="float" office:value="0" calcext:value-type="float">
            <text:p>0</text:p>
          </table:table-cell>
          <table:table-cell table:style-name="ce142" table:formula="of:=PRODUCT([.E11];[$'DRAGON SNAPSHOT'.I20])" office:value-type="float" office:value="0" calcext:value-type="float">
            <text:p>0</text:p>
          </table:table-cell>
          <table:table-cell table:style-name="ce142" table:formula="of:=PRODUCT([.E11];[$'DRAGON SNAPSHOT'.J20])" office:value-type="float" office:value="0" calcext:value-type="float">
            <text:p>0</text:p>
          </table:table-cell>
          <table:table-cell table:style-name="ce147" table:formula="of:=PRODUCT([.E11];[$'DRAGON SNAPSHOT'.K20])" office:value-type="float" office:value="0" calcext:value-type="float">
            <text:p>0</text:p>
          </table:table-cell>
          <table:table-cell table:style-name="ce149" table:formula="of:=PRODUCT([.E11];[$'DRAGON SNAPSHOT'.L20])" office:value-type="float" office:value="0" calcext:value-type="float">
            <text:p>0</text:p>
          </table:table-cell>
          <table:table-cell table:style-name="ce151" table:formula="of:=PRODUCT([.E11];[$'DRAGON SNAPSHOT'.M20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11];[.B11])" office:value-type="float" office:value="0" calcext:value-type="float">
            <text:p>0</text:p>
          </table:table-cell>
          <table:table-cell table:style-name="ce132" table:formula="of:=PRODUCT([.AA11];[.C11])" office:value-type="float" office:value="0" calcext:value-type="float">
            <text:p>0</text:p>
          </table:table-cell>
          <table:table-cell table:style-name="ce132" table:formula="of:=PRODUCT([.AB11];[.D11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32" table:formula="of:=[.Z10]" office:value-type="float" office:value="0.114672897196262" calcext:value-type="float">
            <text:p>0.114672897196262</text:p>
          </table:table-cell>
          <table:table-cell table:style-name="ce132" table:formula="of:=[.AA10]" office:value-type="float" office:value="0.168620689655172" calcext:value-type="float">
            <text:p>0.168620689655172</text:p>
          </table:table-cell>
          <table:table-cell table:style-name="ce132" table:formula="of:=[.AB10]" office:value-type="float" office:value="0.227128712871287" calcext:value-type="float">
            <text:p>0.227128712871287</text:p>
          </table:table-cell>
          <table:table-cell table:style-name="ce78" office:value-type="date" office:date-value="2022-03-28" calcext:value-type="date">
            <text:p>28-Mar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4-04" calcext:value-type="date">
            <text:p>4-Apr-2022</text:p>
          </table:table-cell>
          <table:table-cell table:style-name="ce121" table:formula="of:=[$SUMMARY.E13]" office:value-type="float" office:value="0" calcext:value-type="float">
            <text:p>0</text:p>
          </table:table-cell>
          <table:table-cell table:style-name="ce121" table:formula="of:=[$SUMMARY.F13]" office:value-type="float" office:value="0" calcext:value-type="float">
            <text:p>0</text:p>
          </table:table-cell>
          <table:table-cell table:style-name="ce121" table:formula="of:=[$SUMMARY.G13]" office:value-type="float" office:value="0" calcext:value-type="float">
            <text:p>0</text:p>
          </table:table-cell>
          <table:table-cell table:style-name="ce127" table:formula="of:=SUM([.U12:.W12])" office:value-type="float" office:value="0" calcext:value-type="float">
            <text:p>0</text:p>
          </table:table-cell>
          <table:table-cell table:style-name="ce132" table:formula="of:=PRODUCT([.E12];[$'DRAGON SNAPSHOT'.B21])" office:value-type="float" office:value="0" calcext:value-type="float">
            <text:p>0</text:p>
          </table:table-cell>
          <table:table-cell table:style-name="ce127" table:formula="of:=PRODUCT([.E12];[$'DRAGON SNAPSHOT'.C21])" office:value-type="float" office:value="0" calcext:value-type="float">
            <text:p>0</text:p>
          </table:table-cell>
          <table:table-cell table:style-name="ce136" table:formula="of:=PRODUCT([.E12];[$'DRAGON SNAPSHOT'.D21])" office:value-type="float" office:value="0" calcext:value-type="float">
            <text:p>0</text:p>
          </table:table-cell>
          <table:table-cell table:style-name="ce136" table:formula="of:=PRODUCT([.E12];[$'DRAGON SNAPSHOT'.E21])" office:value-type="float" office:value="0" calcext:value-type="float">
            <text:p>0</text:p>
          </table:table-cell>
          <table:table-cell table:style-name="ce136" table:formula="of:=PRODUCT([.E12];[$'DRAGON SNAPSHOT'.F21])" office:value-type="float" office:value="0" calcext:value-type="float">
            <text:p>0</text:p>
          </table:table-cell>
          <table:table-cell table:style-name="ce132" table:formula="of:=PRODUCT([.E12];[$'DRAGON SNAPSHOT'.G21])" office:value-type="float" office:value="0" calcext:value-type="float">
            <text:p>0</text:p>
          </table:table-cell>
          <table:table-cell table:style-name="ce142" table:formula="of:=PRODUCT([.E12];[$'DRAGON SNAPSHOT'.H21])" office:value-type="float" office:value="0" calcext:value-type="float">
            <text:p>0</text:p>
          </table:table-cell>
          <table:table-cell table:style-name="ce142" table:formula="of:=PRODUCT([.E12];[$'DRAGON SNAPSHOT'.I21])" office:value-type="float" office:value="0" calcext:value-type="float">
            <text:p>0</text:p>
          </table:table-cell>
          <table:table-cell table:style-name="ce142" table:formula="of:=PRODUCT([.E12];[$'DRAGON SNAPSHOT'.J21])" office:value-type="float" office:value="0" calcext:value-type="float">
            <text:p>0</text:p>
          </table:table-cell>
          <table:table-cell table:style-name="ce147" table:formula="of:=PRODUCT([.E12];[$'DRAGON SNAPSHOT'.K21])" office:value-type="float" office:value="0" calcext:value-type="float">
            <text:p>0</text:p>
          </table:table-cell>
          <table:table-cell table:style-name="ce149" table:formula="of:=PRODUCT([.E12];[$'DRAGON SNAPSHOT'.L21])" office:value-type="float" office:value="0" calcext:value-type="float">
            <text:p>0</text:p>
          </table:table-cell>
          <table:table-cell table:style-name="ce151" table:formula="of:=PRODUCT([.E12];[$'DRAGON SNAPSHOT'.M21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12];[.B12])" office:value-type="float" office:value="0" calcext:value-type="float">
            <text:p>0</text:p>
          </table:table-cell>
          <table:table-cell table:style-name="ce132" table:formula="of:=PRODUCT([.AA12];[.C12])" office:value-type="float" office:value="0" calcext:value-type="float">
            <text:p>0</text:p>
          </table:table-cell>
          <table:table-cell table:style-name="ce132" table:formula="of:=PRODUCT([.AB12];[.D12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04-04" calcext:value-type="date">
            <text:p>4-Apr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4-11" calcext:value-type="date">
            <text:p>11-Apr-2022</text:p>
          </table:table-cell>
          <table:table-cell table:style-name="ce121" table:formula="of:=[$SUMMARY.E14]" office:value-type="float" office:value="0" calcext:value-type="float">
            <text:p>0</text:p>
          </table:table-cell>
          <table:table-cell table:style-name="ce121" table:formula="of:=[$SUMMARY.F14]" office:value-type="float" office:value="0" calcext:value-type="float">
            <text:p>0</text:p>
          </table:table-cell>
          <table:table-cell table:style-name="ce121" table:formula="of:=[$SUMMARY.G14]" office:value-type="float" office:value="0" calcext:value-type="float">
            <text:p>0</text:p>
          </table:table-cell>
          <table:table-cell table:style-name="ce127" table:formula="of:=SUM([.U13:.W13])" office:value-type="float" office:value="0" calcext:value-type="float">
            <text:p>0</text:p>
          </table:table-cell>
          <table:table-cell table:style-name="ce132" table:formula="of:=PRODUCT([.E13];[$'DRAGON SNAPSHOT'.B22])" office:value-type="float" office:value="0" calcext:value-type="float">
            <text:p>0</text:p>
          </table:table-cell>
          <table:table-cell table:style-name="ce127" table:formula="of:=PRODUCT([.E13];[$'DRAGON SNAPSHOT'.C22])" office:value-type="float" office:value="0" calcext:value-type="float">
            <text:p>0</text:p>
          </table:table-cell>
          <table:table-cell table:style-name="ce136" table:formula="of:=PRODUCT([.E13];[$'DRAGON SNAPSHOT'.D22])" office:value-type="float" office:value="0" calcext:value-type="float">
            <text:p>0</text:p>
          </table:table-cell>
          <table:table-cell table:style-name="ce136" table:formula="of:=PRODUCT([.E13];[$'DRAGON SNAPSHOT'.E22])" office:value-type="float" office:value="0" calcext:value-type="float">
            <text:p>0</text:p>
          </table:table-cell>
          <table:table-cell table:style-name="ce136" table:formula="of:=PRODUCT([.E13];[$'DRAGON SNAPSHOT'.F22])" office:value-type="float" office:value="0" calcext:value-type="float">
            <text:p>0</text:p>
          </table:table-cell>
          <table:table-cell table:style-name="ce132" table:formula="of:=PRODUCT([.E13];[$'DRAGON SNAPSHOT'.G22])" office:value-type="float" office:value="0" calcext:value-type="float">
            <text:p>0</text:p>
          </table:table-cell>
          <table:table-cell table:style-name="ce142" table:formula="of:=PRODUCT([.E13];[$'DRAGON SNAPSHOT'.H22])" office:value-type="float" office:value="0" calcext:value-type="float">
            <text:p>0</text:p>
          </table:table-cell>
          <table:table-cell table:style-name="ce142" table:formula="of:=PRODUCT([.E13];[$'DRAGON SNAPSHOT'.I22])" office:value-type="float" office:value="0" calcext:value-type="float">
            <text:p>0</text:p>
          </table:table-cell>
          <table:table-cell table:style-name="ce142" table:formula="of:=PRODUCT([.E13];[$'DRAGON SNAPSHOT'.J22])" office:value-type="float" office:value="0" calcext:value-type="float">
            <text:p>0</text:p>
          </table:table-cell>
          <table:table-cell table:style-name="ce147" table:formula="of:=PRODUCT([.E13];[$'DRAGON SNAPSHOT'.K22])" office:value-type="float" office:value="0" calcext:value-type="float">
            <text:p>0</text:p>
          </table:table-cell>
          <table:table-cell table:style-name="ce149" table:formula="of:=PRODUCT([.E13];[$'DRAGON SNAPSHOT'.L22])" office:value-type="float" office:value="0" calcext:value-type="float">
            <text:p>0</text:p>
          </table:table-cell>
          <table:table-cell table:style-name="ce151" table:formula="of:=PRODUCT([.E13];[$'DRAGON SNAPSHOT'.M22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13];[.B13])" office:value-type="float" office:value="0" calcext:value-type="float">
            <text:p>0</text:p>
          </table:table-cell>
          <table:table-cell table:style-name="ce132" table:formula="of:=PRODUCT([.AA13];[.C13])" office:value-type="float" office:value="0" calcext:value-type="float">
            <text:p>0</text:p>
          </table:table-cell>
          <table:table-cell table:style-name="ce132" table:formula="of:=PRODUCT([.AB13];[.D13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04-11" calcext:value-type="date">
            <text:p>11-Apr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4-18" calcext:value-type="date">
            <text:p>18-Apr-2022</text:p>
          </table:table-cell>
          <table:table-cell table:style-name="ce121" table:formula="of:=[$SUMMARY.E15]" office:value-type="float" office:value="0" calcext:value-type="float">
            <text:p>0</text:p>
          </table:table-cell>
          <table:table-cell table:style-name="ce121" table:formula="of:=[$SUMMARY.F15]" office:value-type="float" office:value="0" calcext:value-type="float">
            <text:p>0</text:p>
          </table:table-cell>
          <table:table-cell table:style-name="ce121" table:formula="of:=[$SUMMARY.G15]" office:value-type="float" office:value="0" calcext:value-type="float">
            <text:p>0</text:p>
          </table:table-cell>
          <table:table-cell table:style-name="ce127" table:formula="of:=SUM([.U14:.W14])" office:value-type="float" office:value="0" calcext:value-type="float">
            <text:p>0</text:p>
          </table:table-cell>
          <table:table-cell table:style-name="ce132" table:formula="of:=PRODUCT([.E14];[$'DRAGON SNAPSHOT'.B23])" office:value-type="float" office:value="0" calcext:value-type="float">
            <text:p>0</text:p>
          </table:table-cell>
          <table:table-cell table:style-name="ce127" table:formula="of:=PRODUCT([.E14];[$'DRAGON SNAPSHOT'.C23])" office:value-type="float" office:value="0" calcext:value-type="float">
            <text:p>0</text:p>
          </table:table-cell>
          <table:table-cell table:style-name="ce136" table:formula="of:=PRODUCT([.E14];[$'DRAGON SNAPSHOT'.D23])" office:value-type="float" office:value="0" calcext:value-type="float">
            <text:p>0</text:p>
          </table:table-cell>
          <table:table-cell table:style-name="ce136" table:formula="of:=PRODUCT([.E14];[$'DRAGON SNAPSHOT'.E23])" office:value-type="float" office:value="0" calcext:value-type="float">
            <text:p>0</text:p>
          </table:table-cell>
          <table:table-cell table:style-name="ce136" table:formula="of:=PRODUCT([.E14];[$'DRAGON SNAPSHOT'.F23])" office:value-type="float" office:value="0" calcext:value-type="float">
            <text:p>0</text:p>
          </table:table-cell>
          <table:table-cell table:style-name="ce132" table:formula="of:=PRODUCT([.E14];[$'DRAGON SNAPSHOT'.G23])" office:value-type="float" office:value="0" calcext:value-type="float">
            <text:p>0</text:p>
          </table:table-cell>
          <table:table-cell table:style-name="ce142" table:formula="of:=PRODUCT([.E14];[$'DRAGON SNAPSHOT'.H23])" office:value-type="float" office:value="0" calcext:value-type="float">
            <text:p>0</text:p>
          </table:table-cell>
          <table:table-cell table:style-name="ce142" table:formula="of:=PRODUCT([.E14];[$'DRAGON SNAPSHOT'.I23])" office:value-type="float" office:value="0" calcext:value-type="float">
            <text:p>0</text:p>
          </table:table-cell>
          <table:table-cell table:style-name="ce142" table:formula="of:=PRODUCT([.E14];[$'DRAGON SNAPSHOT'.J23])" office:value-type="float" office:value="0" calcext:value-type="float">
            <text:p>0</text:p>
          </table:table-cell>
          <table:table-cell table:style-name="ce147" table:formula="of:=PRODUCT([.E14];[$'DRAGON SNAPSHOT'.K23])" office:value-type="float" office:value="0" calcext:value-type="float">
            <text:p>0</text:p>
          </table:table-cell>
          <table:table-cell table:style-name="ce149" table:formula="of:=PRODUCT([.E14];[$'DRAGON SNAPSHOT'.L23])" office:value-type="float" office:value="0" calcext:value-type="float">
            <text:p>0</text:p>
          </table:table-cell>
          <table:table-cell table:style-name="ce151" table:formula="of:=PRODUCT([.E14];[$'DRAGON SNAPSHOT'.M23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14];[.B14])" office:value-type="float" office:value="0" calcext:value-type="float">
            <text:p>0</text:p>
          </table:table-cell>
          <table:table-cell table:style-name="ce132" table:formula="of:=PRODUCT([.AA14];[.C14])" office:value-type="float" office:value="0" calcext:value-type="float">
            <text:p>0</text:p>
          </table:table-cell>
          <table:table-cell table:style-name="ce132" table:formula="of:=PRODUCT([.AB14];[.D14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04-18" calcext:value-type="date">
            <text:p>18-Apr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4-25" calcext:value-type="date">
            <text:p>25-Apr-2022</text:p>
          </table:table-cell>
          <table:table-cell table:style-name="ce121" table:formula="of:=[$SUMMARY.E16]" office:value-type="float" office:value="0" calcext:value-type="float">
            <text:p>0</text:p>
          </table:table-cell>
          <table:table-cell table:style-name="ce121" table:formula="of:=[$SUMMARY.F16]" office:value-type="float" office:value="0" calcext:value-type="float">
            <text:p>0</text:p>
          </table:table-cell>
          <table:table-cell table:style-name="ce121" table:formula="of:=[$SUMMARY.G16]" office:value-type="float" office:value="0" calcext:value-type="float">
            <text:p>0</text:p>
          </table:table-cell>
          <table:table-cell table:style-name="ce127" table:formula="of:=SUM([.U15:.W15])" office:value-type="float" office:value="0" calcext:value-type="float">
            <text:p>0</text:p>
          </table:table-cell>
          <table:table-cell table:style-name="ce132" table:formula="of:=PRODUCT([.E15];[$'DRAGON SNAPSHOT'.B24])" office:value-type="float" office:value="0" calcext:value-type="float">
            <text:p>0</text:p>
          </table:table-cell>
          <table:table-cell table:style-name="ce127" table:formula="of:=PRODUCT([.E15];[$'DRAGON SNAPSHOT'.C24])" office:value-type="float" office:value="0" calcext:value-type="float">
            <text:p>0</text:p>
          </table:table-cell>
          <table:table-cell table:style-name="ce136" table:formula="of:=PRODUCT([.E15];[$'DRAGON SNAPSHOT'.D24])" office:value-type="float" office:value="0" calcext:value-type="float">
            <text:p>0</text:p>
          </table:table-cell>
          <table:table-cell table:style-name="ce136" table:formula="of:=PRODUCT([.E15];[$'DRAGON SNAPSHOT'.E24])" office:value-type="float" office:value="0" calcext:value-type="float">
            <text:p>0</text:p>
          </table:table-cell>
          <table:table-cell table:style-name="ce136" table:formula="of:=PRODUCT([.E15];[$'DRAGON SNAPSHOT'.F24])" office:value-type="float" office:value="0" calcext:value-type="float">
            <text:p>0</text:p>
          </table:table-cell>
          <table:table-cell table:style-name="ce132" table:formula="of:=PRODUCT([.E15];[$'DRAGON SNAPSHOT'.G21])" office:value-type="float" office:value="0" calcext:value-type="float">
            <text:p>0</text:p>
          </table:table-cell>
          <table:table-cell table:style-name="ce142" table:formula="of:=PRODUCT([.E15];[$'DRAGON SNAPSHOT'.H24])" office:value-type="float" office:value="0" calcext:value-type="float">
            <text:p>0</text:p>
          </table:table-cell>
          <table:table-cell table:style-name="ce142" table:formula="of:=PRODUCT([.E15];[$'DRAGON SNAPSHOT'.I24])" office:value-type="float" office:value="0" calcext:value-type="float">
            <text:p>0</text:p>
          </table:table-cell>
          <table:table-cell table:style-name="ce142" table:formula="of:=PRODUCT([.E15];[$'DRAGON SNAPSHOT'.J24])" office:value-type="float" office:value="0" calcext:value-type="float">
            <text:p>0</text:p>
          </table:table-cell>
          <table:table-cell table:style-name="ce147" table:formula="of:=PRODUCT([.E15];[$'DRAGON SNAPSHOT'.K24])" office:value-type="float" office:value="0" calcext:value-type="float">
            <text:p>0</text:p>
          </table:table-cell>
          <table:table-cell table:style-name="ce149" table:formula="of:=PRODUCT([.E15];[$'DRAGON SNAPSHOT'.L24])" office:value-type="float" office:value="0" calcext:value-type="float">
            <text:p>0</text:p>
          </table:table-cell>
          <table:table-cell table:style-name="ce151" table:formula="of:=PRODUCT([.E15];[$'DRAGON SNAPSHOT'.M24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15];[.B15])" office:value-type="float" office:value="0" calcext:value-type="float">
            <text:p>0</text:p>
          </table:table-cell>
          <table:table-cell table:style-name="ce132" table:formula="of:=PRODUCT([.AA15];[.C15])" office:value-type="float" office:value="0" calcext:value-type="float">
            <text:p>0</text:p>
          </table:table-cell>
          <table:table-cell table:style-name="ce132" table:formula="of:=PRODUCT([.AB15];[.D15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04-25" calcext:value-type="date">
            <text:p>25-Apr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5-02" calcext:value-type="date">
            <text:p>2-May-2022</text:p>
          </table:table-cell>
          <table:table-cell table:style-name="ce121" table:formula="of:=[$SUMMARY.E17]" office:value-type="float" office:value="0" calcext:value-type="float">
            <text:p>0</text:p>
          </table:table-cell>
          <table:table-cell table:style-name="ce121" table:formula="of:=[$SUMMARY.F17]" office:value-type="float" office:value="0" calcext:value-type="float">
            <text:p>0</text:p>
          </table:table-cell>
          <table:table-cell table:style-name="ce121" table:formula="of:=[$SUMMARY.G17]" office:value-type="float" office:value="0" calcext:value-type="float">
            <text:p>0</text:p>
          </table:table-cell>
          <table:table-cell table:style-name="ce127" table:formula="of:=SUM([.U16:.W16])" office:value-type="float" office:value="0" calcext:value-type="float">
            <text:p>0</text:p>
          </table:table-cell>
          <table:table-cell table:style-name="ce132" table:formula="of:=PRODUCT([.E16];[$'DRAGON SNAPSHOT'.B25])" office:value-type="float" office:value="0" calcext:value-type="float">
            <text:p>0</text:p>
          </table:table-cell>
          <table:table-cell table:style-name="ce127" table:formula="of:=PRODUCT([.E16];[$'DRAGON SNAPSHOT'.C25])" office:value-type="float" office:value="0" calcext:value-type="float">
            <text:p>0</text:p>
          </table:table-cell>
          <table:table-cell table:style-name="ce136" table:formula="of:=PRODUCT([.E16];[$'DRAGON SNAPSHOT'.D25])" office:value-type="float" office:value="0" calcext:value-type="float">
            <text:p>0</text:p>
          </table:table-cell>
          <table:table-cell table:style-name="ce136" table:formula="of:=PRODUCT([.E16];[$'DRAGON SNAPSHOT'.E25])" office:value-type="float" office:value="0" calcext:value-type="float">
            <text:p>0</text:p>
          </table:table-cell>
          <table:table-cell table:style-name="ce136" table:formula="of:=PRODUCT([.E16];[$'DRAGON SNAPSHOT'.F25])" office:value-type="float" office:value="0" calcext:value-type="float">
            <text:p>0</text:p>
          </table:table-cell>
          <table:table-cell table:style-name="ce132" table:formula="of:=PRODUCT([.E16];[$'DRAGON SNAPSHOT'.G25])" office:value-type="float" office:value="0" calcext:value-type="float">
            <text:p>0</text:p>
          </table:table-cell>
          <table:table-cell table:style-name="ce142" table:formula="of:=PRODUCT([.E16];[$'DRAGON SNAPSHOT'.H25])" office:value-type="float" office:value="0" calcext:value-type="float">
            <text:p>0</text:p>
          </table:table-cell>
          <table:table-cell table:style-name="ce142" table:formula="of:=PRODUCT([.E16];[$'DRAGON SNAPSHOT'.I25])" office:value-type="float" office:value="0" calcext:value-type="float">
            <text:p>0</text:p>
          </table:table-cell>
          <table:table-cell table:style-name="ce142" table:formula="of:=PRODUCT([.E16];[$'DRAGON SNAPSHOT'.J25])" office:value-type="float" office:value="0" calcext:value-type="float">
            <text:p>0</text:p>
          </table:table-cell>
          <table:table-cell table:style-name="ce147" table:formula="of:=PRODUCT([.E16];[$'DRAGON SNAPSHOT'.K25])" office:value-type="float" office:value="0" calcext:value-type="float">
            <text:p>0</text:p>
          </table:table-cell>
          <table:table-cell table:style-name="ce149" table:formula="of:=PRODUCT([.E16];[$'DRAGON SNAPSHOT'.L25])" office:value-type="float" office:value="0" calcext:value-type="float">
            <text:p>0</text:p>
          </table:table-cell>
          <table:table-cell table:style-name="ce151" table:formula="of:=PRODUCT([.E16];[$'DRAGON SNAPSHOT'.M25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16];[.B16])" office:value-type="float" office:value="0" calcext:value-type="float">
            <text:p>0</text:p>
          </table:table-cell>
          <table:table-cell table:style-name="ce132" table:formula="of:=PRODUCT([.AA16];[.C16])" office:value-type="float" office:value="0" calcext:value-type="float">
            <text:p>0</text:p>
          </table:table-cell>
          <table:table-cell table:style-name="ce132" table:formula="of:=PRODUCT([.AB16];[.D16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05-02" calcext:value-type="date">
            <text:p>2-May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5-09" calcext:value-type="date">
            <text:p>9-May-2022</text:p>
          </table:table-cell>
          <table:table-cell table:style-name="ce121" table:formula="of:=[$SUMMARY.E18]" office:value-type="float" office:value="0" calcext:value-type="float">
            <text:p>0</text:p>
          </table:table-cell>
          <table:table-cell table:style-name="ce121" table:formula="of:=[$SUMMARY.F18]" office:value-type="float" office:value="0" calcext:value-type="float">
            <text:p>0</text:p>
          </table:table-cell>
          <table:table-cell table:style-name="ce121" table:formula="of:=[$SUMMARY.G18]" office:value-type="float" office:value="0" calcext:value-type="float">
            <text:p>0</text:p>
          </table:table-cell>
          <table:table-cell table:style-name="ce127" table:formula="of:=SUM([.U17:.W17])" office:value-type="float" office:value="0" calcext:value-type="float">
            <text:p>0</text:p>
          </table:table-cell>
          <table:table-cell table:style-name="ce132" table:formula="of:=PRODUCT([.E17];[$'DRAGON SNAPSHOT'.B26])" office:value-type="float" office:value="0" calcext:value-type="float">
            <text:p>0</text:p>
          </table:table-cell>
          <table:table-cell table:style-name="ce127" table:formula="of:=PRODUCT([.E17];[$'DRAGON SNAPSHOT'.C26])" office:value-type="float" office:value="0" calcext:value-type="float">
            <text:p>0</text:p>
          </table:table-cell>
          <table:table-cell table:style-name="ce136" table:formula="of:=PRODUCT([.E17];[$'DRAGON SNAPSHOT'.D26])" office:value-type="float" office:value="0" calcext:value-type="float">
            <text:p>0</text:p>
          </table:table-cell>
          <table:table-cell table:style-name="ce136" table:formula="of:=PRODUCT([.E17];[$'DRAGON SNAPSHOT'.E26])" office:value-type="float" office:value="0" calcext:value-type="float">
            <text:p>0</text:p>
          </table:table-cell>
          <table:table-cell table:style-name="ce136" table:formula="of:=PRODUCT([.E17];[$'DRAGON SNAPSHOT'.F26])" office:value-type="float" office:value="0" calcext:value-type="float">
            <text:p>0</text:p>
          </table:table-cell>
          <table:table-cell table:style-name="ce132" table:formula="of:=PRODUCT([.E17];[$'DRAGON SNAPSHOT'.G26])" office:value-type="float" office:value="0" calcext:value-type="float">
            <text:p>0</text:p>
          </table:table-cell>
          <table:table-cell table:style-name="ce142" table:formula="of:=PRODUCT([.E17];[$'DRAGON SNAPSHOT'.H26])" office:value-type="float" office:value="0" calcext:value-type="float">
            <text:p>0</text:p>
          </table:table-cell>
          <table:table-cell table:style-name="ce142" table:formula="of:=PRODUCT([.E17];[$'DRAGON SNAPSHOT'.I26])" office:value-type="float" office:value="0" calcext:value-type="float">
            <text:p>0</text:p>
          </table:table-cell>
          <table:table-cell table:style-name="ce142" table:formula="of:=PRODUCT([.E17];[$'DRAGON SNAPSHOT'.J26])" office:value-type="float" office:value="0" calcext:value-type="float">
            <text:p>0</text:p>
          </table:table-cell>
          <table:table-cell table:style-name="ce147" table:formula="of:=PRODUCT([.E17];[$'DRAGON SNAPSHOT'.K26])" office:value-type="float" office:value="0" calcext:value-type="float">
            <text:p>0</text:p>
          </table:table-cell>
          <table:table-cell table:style-name="ce149" table:formula="of:=PRODUCT([.E17];[$'DRAGON SNAPSHOT'.L26])" office:value-type="float" office:value="0" calcext:value-type="float">
            <text:p>0</text:p>
          </table:table-cell>
          <table:table-cell table:style-name="ce151" table:formula="of:=PRODUCT([.E17];[$'DRAGON SNAPSHOT'.M26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17];[.B17])" office:value-type="float" office:value="0" calcext:value-type="float">
            <text:p>0</text:p>
          </table:table-cell>
          <table:table-cell table:style-name="ce132" table:formula="of:=PRODUCT([.AA17];[.C17])" office:value-type="float" office:value="0" calcext:value-type="float">
            <text:p>0</text:p>
          </table:table-cell>
          <table:table-cell table:style-name="ce132" table:formula="of:=PRODUCT([.AB17];[.D17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05-09" calcext:value-type="date">
            <text:p>9-May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5-16" calcext:value-type="date">
            <text:p>16-May-2022</text:p>
          </table:table-cell>
          <table:table-cell table:style-name="ce121" table:formula="of:=[$SUMMARY.E19]" office:value-type="float" office:value="0" calcext:value-type="float">
            <text:p>0</text:p>
          </table:table-cell>
          <table:table-cell table:style-name="ce121" table:formula="of:=[$SUMMARY.F19]" office:value-type="float" office:value="0" calcext:value-type="float">
            <text:p>0</text:p>
          </table:table-cell>
          <table:table-cell table:style-name="ce121" table:formula="of:=[$SUMMARY.G19]" office:value-type="float" office:value="0" calcext:value-type="float">
            <text:p>0</text:p>
          </table:table-cell>
          <table:table-cell table:style-name="ce127" table:formula="of:=SUM([.U18:.W18])" office:value-type="float" office:value="0" calcext:value-type="float">
            <text:p>0</text:p>
          </table:table-cell>
          <table:table-cell table:style-name="ce132" table:formula="of:=PRODUCT([.E18];[$'DRAGON SNAPSHOT'.B27])" office:value-type="float" office:value="0" calcext:value-type="float">
            <text:p>0</text:p>
          </table:table-cell>
          <table:table-cell table:style-name="ce127" table:formula="of:=PRODUCT([.E18];[$'DRAGON SNAPSHOT'.C27])" office:value-type="float" office:value="0" calcext:value-type="float">
            <text:p>0</text:p>
          </table:table-cell>
          <table:table-cell table:style-name="ce136" table:formula="of:=PRODUCT([.E18];[$'DRAGON SNAPSHOT'.D27])" office:value-type="float" office:value="0" calcext:value-type="float">
            <text:p>0</text:p>
          </table:table-cell>
          <table:table-cell table:style-name="ce136" table:formula="of:=PRODUCT([.E18];[$'DRAGON SNAPSHOT'.E27])" office:value-type="float" office:value="0" calcext:value-type="float">
            <text:p>0</text:p>
          </table:table-cell>
          <table:table-cell table:style-name="ce136" table:formula="of:=PRODUCT([.E18];[$'DRAGON SNAPSHOT'.F27])" office:value-type="float" office:value="0" calcext:value-type="float">
            <text:p>0</text:p>
          </table:table-cell>
          <table:table-cell table:style-name="ce132" table:formula="of:=PRODUCT([.E18];[$'DRAGON SNAPSHOT'.G27])" office:value-type="float" office:value="0" calcext:value-type="float">
            <text:p>0</text:p>
          </table:table-cell>
          <table:table-cell table:style-name="ce142" table:formula="of:=PRODUCT([.E18];[$'DRAGON SNAPSHOT'.H27])" office:value-type="float" office:value="0" calcext:value-type="float">
            <text:p>0</text:p>
          </table:table-cell>
          <table:table-cell table:style-name="ce142" table:formula="of:=PRODUCT([.E18];[$'DRAGON SNAPSHOT'.I27])" office:value-type="float" office:value="0" calcext:value-type="float">
            <text:p>0</text:p>
          </table:table-cell>
          <table:table-cell table:style-name="ce142" table:formula="of:=PRODUCT([.E18];[$'DRAGON SNAPSHOT'.J27])" office:value-type="float" office:value="0" calcext:value-type="float">
            <text:p>0</text:p>
          </table:table-cell>
          <table:table-cell table:style-name="ce147" table:formula="of:=PRODUCT([.E18];[$'DRAGON SNAPSHOT'.K27])" office:value-type="float" office:value="0" calcext:value-type="float">
            <text:p>0</text:p>
          </table:table-cell>
          <table:table-cell table:style-name="ce149" table:formula="of:=PRODUCT([.E18];[$'DRAGON SNAPSHOT'.L27])" office:value-type="float" office:value="0" calcext:value-type="float">
            <text:p>0</text:p>
          </table:table-cell>
          <table:table-cell table:style-name="ce151" table:formula="of:=PRODUCT([.E18];[$'DRAGON SNAPSHOT'.M27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18];[.B18])" office:value-type="float" office:value="0" calcext:value-type="float">
            <text:p>0</text:p>
          </table:table-cell>
          <table:table-cell table:style-name="ce132" table:formula="of:=PRODUCT([.AA18];[.C18])" office:value-type="float" office:value="0" calcext:value-type="float">
            <text:p>0</text:p>
          </table:table-cell>
          <table:table-cell table:style-name="ce132" table:formula="of:=PRODUCT([.AB18];[.D18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05-16" calcext:value-type="date">
            <text:p>16-May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5-23" calcext:value-type="date">
            <text:p>23-May-2022</text:p>
          </table:table-cell>
          <table:table-cell table:style-name="ce121" table:formula="of:=[$SUMMARY.E20]" office:value-type="float" office:value="0" calcext:value-type="float">
            <text:p>0</text:p>
          </table:table-cell>
          <table:table-cell table:style-name="ce121" table:formula="of:=[$SUMMARY.F20]" office:value-type="float" office:value="0" calcext:value-type="float">
            <text:p>0</text:p>
          </table:table-cell>
          <table:table-cell table:style-name="ce121" table:formula="of:=[$SUMMARY.G20]" office:value-type="float" office:value="0" calcext:value-type="float">
            <text:p>0</text:p>
          </table:table-cell>
          <table:table-cell table:style-name="ce127" table:formula="of:=SUM([.U19:.W19])" office:value-type="float" office:value="0" calcext:value-type="float">
            <text:p>0</text:p>
          </table:table-cell>
          <table:table-cell table:style-name="ce132" table:formula="of:=PRODUCT([.E19];[$'DRAGON SNAPSHOT'.B28])" office:value-type="float" office:value="0" calcext:value-type="float">
            <text:p>0</text:p>
          </table:table-cell>
          <table:table-cell table:style-name="ce127" table:formula="of:=PRODUCT([.E19];[$'DRAGON SNAPSHOT'.C28])" office:value-type="float" office:value="0" calcext:value-type="float">
            <text:p>0</text:p>
          </table:table-cell>
          <table:table-cell table:style-name="ce136" table:formula="of:=PRODUCT([.E19];[$'DRAGON SNAPSHOT'.D28])" office:value-type="float" office:value="0" calcext:value-type="float">
            <text:p>0</text:p>
          </table:table-cell>
          <table:table-cell table:style-name="ce136" table:formula="of:=PRODUCT([.E19];[$'DRAGON SNAPSHOT'.E28])" office:value-type="float" office:value="0" calcext:value-type="float">
            <text:p>0</text:p>
          </table:table-cell>
          <table:table-cell table:style-name="ce136" table:formula="of:=PRODUCT([.E19];[$'DRAGON SNAPSHOT'.F28])" office:value-type="float" office:value="0" calcext:value-type="float">
            <text:p>0</text:p>
          </table:table-cell>
          <table:table-cell table:style-name="ce132" table:formula="of:=PRODUCT([.E19];[$'DRAGON SNAPSHOT'.G28])" office:value-type="float" office:value="0" calcext:value-type="float">
            <text:p>0</text:p>
          </table:table-cell>
          <table:table-cell table:style-name="ce142" table:formula="of:=PRODUCT([.E19];[$'DRAGON SNAPSHOT'.H28])" office:value-type="float" office:value="0" calcext:value-type="float">
            <text:p>0</text:p>
          </table:table-cell>
          <table:table-cell table:style-name="ce142" table:formula="of:=PRODUCT([.E19];[$'DRAGON SNAPSHOT'.I28])" office:value-type="float" office:value="0" calcext:value-type="float">
            <text:p>0</text:p>
          </table:table-cell>
          <table:table-cell table:style-name="ce142" table:formula="of:=PRODUCT([.E19];[$'DRAGON SNAPSHOT'.J28])" office:value-type="float" office:value="0" calcext:value-type="float">
            <text:p>0</text:p>
          </table:table-cell>
          <table:table-cell table:style-name="ce147" table:formula="of:=PRODUCT([.E19];[$'DRAGON SNAPSHOT'.K28])" office:value-type="float" office:value="0" calcext:value-type="float">
            <text:p>0</text:p>
          </table:table-cell>
          <table:table-cell table:style-name="ce149" table:formula="of:=PRODUCT([.E19];[$'DRAGON SNAPSHOT'.L28])" office:value-type="float" office:value="0" calcext:value-type="float">
            <text:p>0</text:p>
          </table:table-cell>
          <table:table-cell table:style-name="ce151" table:formula="of:=PRODUCT([.E19];[$'DRAGON SNAPSHOT'.M28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19];[.B19])" office:value-type="float" office:value="0" calcext:value-type="float">
            <text:p>0</text:p>
          </table:table-cell>
          <table:table-cell table:style-name="ce132" table:formula="of:=PRODUCT([.AA19];[.C19])" office:value-type="float" office:value="0" calcext:value-type="float">
            <text:p>0</text:p>
          </table:table-cell>
          <table:table-cell table:style-name="ce132" table:formula="of:=PRODUCT([.AB19];[.D19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05-23" calcext:value-type="date">
            <text:p>23-May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5-30" calcext:value-type="date">
            <text:p>30-May-2022</text:p>
          </table:table-cell>
          <table:table-cell table:style-name="ce121" table:formula="of:=[$SUMMARY.E21]" office:value-type="float" office:value="0" calcext:value-type="float">
            <text:p>0</text:p>
          </table:table-cell>
          <table:table-cell table:style-name="ce121" table:formula="of:=[$SUMMARY.F21]" office:value-type="float" office:value="0" calcext:value-type="float">
            <text:p>0</text:p>
          </table:table-cell>
          <table:table-cell table:style-name="ce121" table:formula="of:=[$SUMMARY.G21]" office:value-type="float" office:value="0" calcext:value-type="float">
            <text:p>0</text:p>
          </table:table-cell>
          <table:table-cell table:style-name="ce127" table:formula="of:=SUM([.U20:.W20])" office:value-type="float" office:value="0" calcext:value-type="float">
            <text:p>0</text:p>
          </table:table-cell>
          <table:table-cell table:style-name="ce132" table:formula="of:=PRODUCT([.E20];[$'DRAGON SNAPSHOT'.B29])" office:value-type="float" office:value="0" calcext:value-type="float">
            <text:p>0</text:p>
          </table:table-cell>
          <table:table-cell table:style-name="ce127" table:formula="of:=PRODUCT([.E20];[$'DRAGON SNAPSHOT'.C29])" office:value-type="float" office:value="0" calcext:value-type="float">
            <text:p>0</text:p>
          </table:table-cell>
          <table:table-cell table:style-name="ce136" table:formula="of:=PRODUCT([.E20];[$'DRAGON SNAPSHOT'.D29])" office:value-type="float" office:value="0" calcext:value-type="float">
            <text:p>0</text:p>
          </table:table-cell>
          <table:table-cell table:style-name="ce136" table:formula="of:=PRODUCT([.E20];[$'DRAGON SNAPSHOT'.E29])" office:value-type="float" office:value="0" calcext:value-type="float">
            <text:p>0</text:p>
          </table:table-cell>
          <table:table-cell table:style-name="ce136" table:formula="of:=PRODUCT([.E20];[$'DRAGON SNAPSHOT'.F29])" office:value-type="float" office:value="0" calcext:value-type="float">
            <text:p>0</text:p>
          </table:table-cell>
          <table:table-cell table:style-name="ce132" table:formula="of:=PRODUCT([.E20];[$'DRAGON SNAPSHOT'.G29])" office:value-type="float" office:value="0" calcext:value-type="float">
            <text:p>0</text:p>
          </table:table-cell>
          <table:table-cell table:style-name="ce142" table:formula="of:=PRODUCT([.E20];[$'DRAGON SNAPSHOT'.H29])" office:value-type="float" office:value="0" calcext:value-type="float">
            <text:p>0</text:p>
          </table:table-cell>
          <table:table-cell table:style-name="ce142" table:formula="of:=PRODUCT([.E20];[$'DRAGON SNAPSHOT'.I29])" office:value-type="float" office:value="0" calcext:value-type="float">
            <text:p>0</text:p>
          </table:table-cell>
          <table:table-cell table:style-name="ce142" table:formula="of:=PRODUCT([.E20];[$'DRAGON SNAPSHOT'.J29])" office:value-type="float" office:value="0" calcext:value-type="float">
            <text:p>0</text:p>
          </table:table-cell>
          <table:table-cell table:style-name="ce147" table:formula="of:=PRODUCT([.E20];[$'DRAGON SNAPSHOT'.K29])" office:value-type="float" office:value="0" calcext:value-type="float">
            <text:p>0</text:p>
          </table:table-cell>
          <table:table-cell table:style-name="ce149" table:formula="of:=PRODUCT([.E20];[$'DRAGON SNAPSHOT'.L29])" office:value-type="float" office:value="0" calcext:value-type="float">
            <text:p>0</text:p>
          </table:table-cell>
          <table:table-cell table:style-name="ce151" table:formula="of:=PRODUCT([.E20];[$'DRAGON SNAPSHOT'.M29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20];[.B20])" office:value-type="float" office:value="0" calcext:value-type="float">
            <text:p>0</text:p>
          </table:table-cell>
          <table:table-cell table:style-name="ce132" table:formula="of:=PRODUCT([.AA20];[.C20])" office:value-type="float" office:value="0" calcext:value-type="float">
            <text:p>0</text:p>
          </table:table-cell>
          <table:table-cell table:style-name="ce132" table:formula="of:=PRODUCT([.AB20];[.D20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05-30" calcext:value-type="date">
            <text:p>30-May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6-06" calcext:value-type="date">
            <text:p>6-Jun-2022</text:p>
          </table:table-cell>
          <table:table-cell table:style-name="ce121" table:formula="of:=[$SUMMARY.E22]" office:value-type="float" office:value="0" calcext:value-type="float">
            <text:p>0</text:p>
          </table:table-cell>
          <table:table-cell table:style-name="ce121" table:formula="of:=[$SUMMARY.F22]" office:value-type="float" office:value="0" calcext:value-type="float">
            <text:p>0</text:p>
          </table:table-cell>
          <table:table-cell table:style-name="ce121" table:formula="of:=[$SUMMARY.G22]" office:value-type="float" office:value="0" calcext:value-type="float">
            <text:p>0</text:p>
          </table:table-cell>
          <table:table-cell table:style-name="ce127" table:formula="of:=SUM([.U21:.W21])" office:value-type="float" office:value="0" calcext:value-type="float">
            <text:p>0</text:p>
          </table:table-cell>
          <table:table-cell table:style-name="ce132" table:formula="of:=PRODUCT([.E21];[$'DRAGON SNAPSHOT'.B30])" office:value-type="float" office:value="0" calcext:value-type="float">
            <text:p>0</text:p>
          </table:table-cell>
          <table:table-cell table:style-name="ce127" table:formula="of:=PRODUCT([.E21];[$'DRAGON SNAPSHOT'.C30])" office:value-type="float" office:value="0" calcext:value-type="float">
            <text:p>0</text:p>
          </table:table-cell>
          <table:table-cell table:style-name="ce136" table:formula="of:=PRODUCT([.E21];[$'DRAGON SNAPSHOT'.D30])" office:value-type="float" office:value="0" calcext:value-type="float">
            <text:p>0</text:p>
          </table:table-cell>
          <table:table-cell table:style-name="ce136" table:formula="of:=PRODUCT([.E21];[$'DRAGON SNAPSHOT'.E30])" office:value-type="float" office:value="0" calcext:value-type="float">
            <text:p>0</text:p>
          </table:table-cell>
          <table:table-cell table:style-name="ce136" table:formula="of:=PRODUCT([.E21];[$'DRAGON SNAPSHOT'.F30])" office:value-type="float" office:value="0" calcext:value-type="float">
            <text:p>0</text:p>
          </table:table-cell>
          <table:table-cell table:style-name="ce132" table:formula="of:=PRODUCT([.E21];[$'DRAGON SNAPSHOT'.G30])" office:value-type="float" office:value="0" calcext:value-type="float">
            <text:p>0</text:p>
          </table:table-cell>
          <table:table-cell table:style-name="ce142" table:formula="of:=PRODUCT([.E21];[$'DRAGON SNAPSHOT'.H30])" office:value-type="float" office:value="0" calcext:value-type="float">
            <text:p>0</text:p>
          </table:table-cell>
          <table:table-cell table:style-name="ce142" table:formula="of:=PRODUCT([.E21];[$'DRAGON SNAPSHOT'.I30])" office:value-type="float" office:value="0" calcext:value-type="float">
            <text:p>0</text:p>
          </table:table-cell>
          <table:table-cell table:style-name="ce142" table:formula="of:=PRODUCT([.E21];[$'DRAGON SNAPSHOT'.J30])" office:value-type="float" office:value="0" calcext:value-type="float">
            <text:p>0</text:p>
          </table:table-cell>
          <table:table-cell table:style-name="ce147" table:formula="of:=PRODUCT([.E21];[$'DRAGON SNAPSHOT'.K30])" office:value-type="float" office:value="0" calcext:value-type="float">
            <text:p>0</text:p>
          </table:table-cell>
          <table:table-cell table:style-name="ce149" table:formula="of:=PRODUCT([.E21];[$'DRAGON SNAPSHOT'.L30])" office:value-type="float" office:value="0" calcext:value-type="float">
            <text:p>0</text:p>
          </table:table-cell>
          <table:table-cell table:style-name="ce151" table:formula="of:=PRODUCT([.E21];[$'DRAGON SNAPSHOT'.M30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21];[.B21])" office:value-type="float" office:value="0" calcext:value-type="float">
            <text:p>0</text:p>
          </table:table-cell>
          <table:table-cell table:style-name="ce132" table:formula="of:=PRODUCT([.AA21];[.C21])" office:value-type="float" office:value="0" calcext:value-type="float">
            <text:p>0</text:p>
          </table:table-cell>
          <table:table-cell table:style-name="ce132" table:formula="of:=PRODUCT([.AB21];[.D21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06-06" calcext:value-type="date">
            <text:p>6-Jun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6-13" calcext:value-type="date">
            <text:p>13-Jun-2022</text:p>
          </table:table-cell>
          <table:table-cell table:style-name="ce121" table:formula="of:=[$SUMMARY.E23]" office:value-type="float" office:value="0" calcext:value-type="float">
            <text:p>0</text:p>
          </table:table-cell>
          <table:table-cell table:style-name="ce121" table:formula="of:=[$SUMMARY.F23]" office:value-type="float" office:value="0" calcext:value-type="float">
            <text:p>0</text:p>
          </table:table-cell>
          <table:table-cell table:style-name="ce121" table:formula="of:=[$SUMMARY.G23]" office:value-type="float" office:value="0" calcext:value-type="float">
            <text:p>0</text:p>
          </table:table-cell>
          <table:table-cell table:style-name="ce127" table:formula="of:=SUM([.U22:.W22])" office:value-type="float" office:value="0" calcext:value-type="float">
            <text:p>0</text:p>
          </table:table-cell>
          <table:table-cell table:style-name="ce132" table:formula="of:=PRODUCT([.E22];[$'DRAGON SNAPSHOT'.B31])" office:value-type="float" office:value="0" calcext:value-type="float">
            <text:p>0</text:p>
          </table:table-cell>
          <table:table-cell table:style-name="ce127" table:formula="of:=PRODUCT([.E22];[$'DRAGON SNAPSHOT'.C31])" office:value-type="float" office:value="0" calcext:value-type="float">
            <text:p>0</text:p>
          </table:table-cell>
          <table:table-cell table:style-name="ce136" table:formula="of:=PRODUCT([.E22];[$'DRAGON SNAPSHOT'.D31])" office:value-type="float" office:value="0" calcext:value-type="float">
            <text:p>0</text:p>
          </table:table-cell>
          <table:table-cell table:style-name="ce136" table:formula="of:=PRODUCT([.E22];[$'DRAGON SNAPSHOT'.E31])" office:value-type="float" office:value="0" calcext:value-type="float">
            <text:p>0</text:p>
          </table:table-cell>
          <table:table-cell table:style-name="ce136" table:formula="of:=PRODUCT([.E22];[$'DRAGON SNAPSHOT'.F31])" office:value-type="float" office:value="0" calcext:value-type="float">
            <text:p>0</text:p>
          </table:table-cell>
          <table:table-cell table:style-name="ce132" table:formula="of:=PRODUCT([.E22];[$'DRAGON SNAPSHOT'.G31])" office:value-type="float" office:value="0" calcext:value-type="float">
            <text:p>0</text:p>
          </table:table-cell>
          <table:table-cell table:style-name="ce142" table:formula="of:=PRODUCT([.E22];[$'DRAGON SNAPSHOT'.H31])" office:value-type="float" office:value="0" calcext:value-type="float">
            <text:p>0</text:p>
          </table:table-cell>
          <table:table-cell table:style-name="ce142" table:formula="of:=PRODUCT([.E22];[$'DRAGON SNAPSHOT'.I31])" office:value-type="float" office:value="0" calcext:value-type="float">
            <text:p>0</text:p>
          </table:table-cell>
          <table:table-cell table:style-name="ce142" table:formula="of:=PRODUCT([.E22];[$'DRAGON SNAPSHOT'.J31])" office:value-type="float" office:value="0" calcext:value-type="float">
            <text:p>0</text:p>
          </table:table-cell>
          <table:table-cell table:style-name="ce147" table:formula="of:=PRODUCT([.E22];[$'DRAGON SNAPSHOT'.K31])" office:value-type="float" office:value="0" calcext:value-type="float">
            <text:p>0</text:p>
          </table:table-cell>
          <table:table-cell table:style-name="ce149" table:formula="of:=PRODUCT([.E22];[$'DRAGON SNAPSHOT'.L31])" office:value-type="float" office:value="0" calcext:value-type="float">
            <text:p>0</text:p>
          </table:table-cell>
          <table:table-cell table:style-name="ce151" table:formula="of:=PRODUCT([.E22];[$'DRAGON SNAPSHOT'.M31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22];[.B22])" office:value-type="float" office:value="0" calcext:value-type="float">
            <text:p>0</text:p>
          </table:table-cell>
          <table:table-cell table:style-name="ce132" table:formula="of:=PRODUCT([.AA22];[.C22])" office:value-type="float" office:value="0" calcext:value-type="float">
            <text:p>0</text:p>
          </table:table-cell>
          <table:table-cell table:style-name="ce132" table:formula="of:=PRODUCT([.AB22];[.D22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06-13" calcext:value-type="date">
            <text:p>13-Jun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6-20" calcext:value-type="date">
            <text:p>20-Jun-2022</text:p>
          </table:table-cell>
          <table:table-cell table:style-name="ce121" table:formula="of:=[$SUMMARY.E24]" office:value-type="float" office:value="0" calcext:value-type="float">
            <text:p>0</text:p>
          </table:table-cell>
          <table:table-cell table:style-name="ce121" table:formula="of:=[$SUMMARY.F24]" office:value-type="float" office:value="0" calcext:value-type="float">
            <text:p>0</text:p>
          </table:table-cell>
          <table:table-cell table:style-name="ce121" table:formula="of:=[$SUMMARY.G24]" office:value-type="float" office:value="0" calcext:value-type="float">
            <text:p>0</text:p>
          </table:table-cell>
          <table:table-cell table:style-name="ce127" table:formula="of:=SUM([.U23:.W23])" office:value-type="float" office:value="0" calcext:value-type="float">
            <text:p>0</text:p>
          </table:table-cell>
          <table:table-cell table:style-name="ce132" table:formula="of:=PRODUCT([.E23];[$'DRAGON SNAPSHOT'.B32])" office:value-type="float" office:value="0" calcext:value-type="float">
            <text:p>0</text:p>
          </table:table-cell>
          <table:table-cell table:style-name="ce127" table:formula="of:=PRODUCT([.E23];[$'DRAGON SNAPSHOT'.C32])" office:value-type="float" office:value="0" calcext:value-type="float">
            <text:p>0</text:p>
          </table:table-cell>
          <table:table-cell table:style-name="ce136" table:formula="of:=PRODUCT([.E23];[$'DRAGON SNAPSHOT'.D32])" office:value-type="float" office:value="0" calcext:value-type="float">
            <text:p>0</text:p>
          </table:table-cell>
          <table:table-cell table:style-name="ce136" table:formula="of:=PRODUCT([.E23];[$'DRAGON SNAPSHOT'.E32])" office:value-type="float" office:value="0" calcext:value-type="float">
            <text:p>0</text:p>
          </table:table-cell>
          <table:table-cell table:style-name="ce136" table:formula="of:=PRODUCT([.E23];[$'DRAGON SNAPSHOT'.F32])" office:value-type="float" office:value="0" calcext:value-type="float">
            <text:p>0</text:p>
          </table:table-cell>
          <table:table-cell table:style-name="ce132" table:formula="of:=PRODUCT([.E23];[$'DRAGON SNAPSHOT'.G32])" office:value-type="float" office:value="0" calcext:value-type="float">
            <text:p>0</text:p>
          </table:table-cell>
          <table:table-cell table:style-name="ce142" table:formula="of:=PRODUCT([.E23];[$'DRAGON SNAPSHOT'.H32])" office:value-type="float" office:value="0" calcext:value-type="float">
            <text:p>0</text:p>
          </table:table-cell>
          <table:table-cell table:style-name="ce142" table:formula="of:=PRODUCT([.E23];[$'DRAGON SNAPSHOT'.I32])" office:value-type="float" office:value="0" calcext:value-type="float">
            <text:p>0</text:p>
          </table:table-cell>
          <table:table-cell table:style-name="ce142" table:formula="of:=PRODUCT([.E23];[$'DRAGON SNAPSHOT'.J32])" office:value-type="float" office:value="0" calcext:value-type="float">
            <text:p>0</text:p>
          </table:table-cell>
          <table:table-cell table:style-name="ce147" table:formula="of:=PRODUCT([.E23];[$'DRAGON SNAPSHOT'.K32])" office:value-type="float" office:value="0" calcext:value-type="float">
            <text:p>0</text:p>
          </table:table-cell>
          <table:table-cell table:style-name="ce149" table:formula="of:=PRODUCT([.E23];[$'DRAGON SNAPSHOT'.L32])" office:value-type="float" office:value="0" calcext:value-type="float">
            <text:p>0</text:p>
          </table:table-cell>
          <table:table-cell table:style-name="ce151" table:formula="of:=PRODUCT([.E23];[$'DRAGON SNAPSHOT'.M32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23];[.B23])" office:value-type="float" office:value="0" calcext:value-type="float">
            <text:p>0</text:p>
          </table:table-cell>
          <table:table-cell table:style-name="ce132" table:formula="of:=PRODUCT([.AA23];[.C23])" office:value-type="float" office:value="0" calcext:value-type="float">
            <text:p>0</text:p>
          </table:table-cell>
          <table:table-cell table:style-name="ce132" table:formula="of:=PRODUCT([.AB23];[.D23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06-20" calcext:value-type="date">
            <text:p>20-Jun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6-27" calcext:value-type="date">
            <text:p>27-Jun-2022</text:p>
          </table:table-cell>
          <table:table-cell table:style-name="ce121" table:formula="of:=[$SUMMARY.E25]" office:value-type="float" office:value="0" calcext:value-type="float">
            <text:p>0</text:p>
          </table:table-cell>
          <table:table-cell table:style-name="ce121" table:formula="of:=[$SUMMARY.F25]" office:value-type="float" office:value="0" calcext:value-type="float">
            <text:p>0</text:p>
          </table:table-cell>
          <table:table-cell table:style-name="ce121" table:formula="of:=[$SUMMARY.G25]" office:value-type="float" office:value="0" calcext:value-type="float">
            <text:p>0</text:p>
          </table:table-cell>
          <table:table-cell table:style-name="ce127" table:formula="of:=SUM([.U24:.W24])" office:value-type="float" office:value="0" calcext:value-type="float">
            <text:p>0</text:p>
          </table:table-cell>
          <table:table-cell table:style-name="ce132" table:formula="of:=PRODUCT([.E24];[$'DRAGON SNAPSHOT'.B33])" office:value-type="float" office:value="0" calcext:value-type="float">
            <text:p>0</text:p>
          </table:table-cell>
          <table:table-cell table:style-name="ce127" table:formula="of:=PRODUCT([.E24];[$'DRAGON SNAPSHOT'.C33])" office:value-type="float" office:value="0" calcext:value-type="float">
            <text:p>0</text:p>
          </table:table-cell>
          <table:table-cell table:style-name="ce136" table:formula="of:=PRODUCT([.E24];[$'DRAGON SNAPSHOT'.D33])" office:value-type="float" office:value="0" calcext:value-type="float">
            <text:p>0</text:p>
          </table:table-cell>
          <table:table-cell table:style-name="ce136" table:formula="of:=PRODUCT([.E24];[$'DRAGON SNAPSHOT'.E33])" office:value-type="float" office:value="0" calcext:value-type="float">
            <text:p>0</text:p>
          </table:table-cell>
          <table:table-cell table:style-name="ce136" table:formula="of:=PRODUCT([.E24];[$'DRAGON SNAPSHOT'.F33])" office:value-type="float" office:value="0" calcext:value-type="float">
            <text:p>0</text:p>
          </table:table-cell>
          <table:table-cell table:style-name="ce132" table:formula="of:=PRODUCT([.E24];[$'DRAGON SNAPSHOT'.G33])" office:value-type="float" office:value="0" calcext:value-type="float">
            <text:p>0</text:p>
          </table:table-cell>
          <table:table-cell table:style-name="ce142" table:formula="of:=PRODUCT([.E24];[$'DRAGON SNAPSHOT'.H33])" office:value-type="float" office:value="0" calcext:value-type="float">
            <text:p>0</text:p>
          </table:table-cell>
          <table:table-cell table:style-name="ce142" table:formula="of:=PRODUCT([.E24];[$'DRAGON SNAPSHOT'.I33])" office:value-type="float" office:value="0" calcext:value-type="float">
            <text:p>0</text:p>
          </table:table-cell>
          <table:table-cell table:style-name="ce142" table:formula="of:=PRODUCT([.E24];[$'DRAGON SNAPSHOT'.J33])" office:value-type="float" office:value="0" calcext:value-type="float">
            <text:p>0</text:p>
          </table:table-cell>
          <table:table-cell table:style-name="ce147" table:formula="of:=PRODUCT([.E24];[$'DRAGON SNAPSHOT'.K33])" office:value-type="float" office:value="0" calcext:value-type="float">
            <text:p>0</text:p>
          </table:table-cell>
          <table:table-cell table:style-name="ce149" table:formula="of:=PRODUCT([.E24];[$'DRAGON SNAPSHOT'.L33])" office:value-type="float" office:value="0" calcext:value-type="float">
            <text:p>0</text:p>
          </table:table-cell>
          <table:table-cell table:style-name="ce151" table:formula="of:=PRODUCT([.E24];[$'DRAGON SNAPSHOT'.M33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24];[.B24])" office:value-type="float" office:value="0" calcext:value-type="float">
            <text:p>0</text:p>
          </table:table-cell>
          <table:table-cell table:style-name="ce132" table:formula="of:=PRODUCT([.AA24];[.C24])" office:value-type="float" office:value="0" calcext:value-type="float">
            <text:p>0</text:p>
          </table:table-cell>
          <table:table-cell table:style-name="ce132" table:formula="of:=PRODUCT([.AB24];[.D24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06-27" calcext:value-type="date">
            <text:p>27-Jun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7-04" calcext:value-type="date">
            <text:p>4-Jul-2022</text:p>
          </table:table-cell>
          <table:table-cell table:style-name="ce121" table:formula="of:=[$SUMMARY.E26]" office:value-type="float" office:value="0" calcext:value-type="float">
            <text:p>0</text:p>
          </table:table-cell>
          <table:table-cell table:style-name="ce121" table:formula="of:=[$SUMMARY.F26]" office:value-type="float" office:value="0" calcext:value-type="float">
            <text:p>0</text:p>
          </table:table-cell>
          <table:table-cell table:style-name="ce121" table:formula="of:=[$SUMMARY.G26]" office:value-type="float" office:value="0" calcext:value-type="float">
            <text:p>0</text:p>
          </table:table-cell>
          <table:table-cell table:style-name="ce127" table:formula="of:=SUM([.U25:.W25])" office:value-type="float" office:value="0" calcext:value-type="float">
            <text:p>0</text:p>
          </table:table-cell>
          <table:table-cell table:style-name="ce132" table:formula="of:=PRODUCT([.E25];[$'DRAGON SNAPSHOT'.B34])" office:value-type="float" office:value="0" calcext:value-type="float">
            <text:p>0</text:p>
          </table:table-cell>
          <table:table-cell table:style-name="ce127" table:formula="of:=PRODUCT([.E25];[$'DRAGON SNAPSHOT'.C34])" office:value-type="float" office:value="0" calcext:value-type="float">
            <text:p>0</text:p>
          </table:table-cell>
          <table:table-cell table:style-name="ce136" table:formula="of:=PRODUCT([.E25];[$'DRAGON SNAPSHOT'.D34])" office:value-type="float" office:value="0" calcext:value-type="float">
            <text:p>0</text:p>
          </table:table-cell>
          <table:table-cell table:style-name="ce136" table:formula="of:=PRODUCT([.E25];[$'DRAGON SNAPSHOT'.E34])" office:value-type="float" office:value="0" calcext:value-type="float">
            <text:p>0</text:p>
          </table:table-cell>
          <table:table-cell table:style-name="ce136" table:formula="of:=PRODUCT([.E25];[$'DRAGON SNAPSHOT'.F34])" office:value-type="float" office:value="0" calcext:value-type="float">
            <text:p>0</text:p>
          </table:table-cell>
          <table:table-cell table:style-name="ce132" table:formula="of:=PRODUCT([.E25];[$'DRAGON SNAPSHOT'.G34])" office:value-type="float" office:value="0" calcext:value-type="float">
            <text:p>0</text:p>
          </table:table-cell>
          <table:table-cell table:style-name="ce142" table:formula="of:=PRODUCT([.E25];[$'DRAGON SNAPSHOT'.H34])" office:value-type="float" office:value="0" calcext:value-type="float">
            <text:p>0</text:p>
          </table:table-cell>
          <table:table-cell table:style-name="ce142" table:formula="of:=PRODUCT([.E25];[$'DRAGON SNAPSHOT'.I34])" office:value-type="float" office:value="0" calcext:value-type="float">
            <text:p>0</text:p>
          </table:table-cell>
          <table:table-cell table:style-name="ce142" table:formula="of:=PRODUCT([.E25];[$'DRAGON SNAPSHOT'.J34])" office:value-type="float" office:value="0" calcext:value-type="float">
            <text:p>0</text:p>
          </table:table-cell>
          <table:table-cell table:style-name="ce147" table:formula="of:=PRODUCT([.E25];[$'DRAGON SNAPSHOT'.K34])" office:value-type="float" office:value="0" calcext:value-type="float">
            <text:p>0</text:p>
          </table:table-cell>
          <table:table-cell table:style-name="ce149" table:formula="of:=PRODUCT([.E25];[$'DRAGON SNAPSHOT'.L34])" office:value-type="float" office:value="0" calcext:value-type="float">
            <text:p>0</text:p>
          </table:table-cell>
          <table:table-cell table:style-name="ce151" table:formula="of:=PRODUCT([.E25];[$'DRAGON SNAPSHOT'.M34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25];[.B25])" office:value-type="float" office:value="0" calcext:value-type="float">
            <text:p>0</text:p>
          </table:table-cell>
          <table:table-cell table:style-name="ce132" table:formula="of:=PRODUCT([.AA25];[.C25])" office:value-type="float" office:value="0" calcext:value-type="float">
            <text:p>0</text:p>
          </table:table-cell>
          <table:table-cell table:style-name="ce132" table:formula="of:=PRODUCT([.AB25];[.D25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07-04" calcext:value-type="date">
            <text:p>4-Jul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7-11" calcext:value-type="date">
            <text:p>11-Jul-2022</text:p>
          </table:table-cell>
          <table:table-cell table:style-name="ce121" table:formula="of:=[$SUMMARY.E27]" office:value-type="float" office:value="0" calcext:value-type="float">
            <text:p>0</text:p>
          </table:table-cell>
          <table:table-cell table:style-name="ce121" table:formula="of:=[$SUMMARY.F27]" office:value-type="float" office:value="0" calcext:value-type="float">
            <text:p>0</text:p>
          </table:table-cell>
          <table:table-cell table:style-name="ce121" table:formula="of:=[$SUMMARY.G27]" office:value-type="float" office:value="0" calcext:value-type="float">
            <text:p>0</text:p>
          </table:table-cell>
          <table:table-cell table:style-name="ce127" table:formula="of:=SUM([.U26:.W26])" office:value-type="float" office:value="0" calcext:value-type="float">
            <text:p>0</text:p>
          </table:table-cell>
          <table:table-cell table:style-name="ce132" table:formula="of:=PRODUCT([.E26];[$'DRAGON SNAPSHOT'.B35])" office:value-type="float" office:value="0" calcext:value-type="float">
            <text:p>0</text:p>
          </table:table-cell>
          <table:table-cell table:style-name="ce127" table:formula="of:=PRODUCT([.E26];[$'DRAGON SNAPSHOT'.C35])" office:value-type="float" office:value="0" calcext:value-type="float">
            <text:p>0</text:p>
          </table:table-cell>
          <table:table-cell table:style-name="ce136" table:formula="of:=PRODUCT([.E26];[$'DRAGON SNAPSHOT'.D35])" office:value-type="float" office:value="0" calcext:value-type="float">
            <text:p>0</text:p>
          </table:table-cell>
          <table:table-cell table:style-name="ce136" table:formula="of:=PRODUCT([.E26];[$'DRAGON SNAPSHOT'.E35])" office:value-type="float" office:value="0" calcext:value-type="float">
            <text:p>0</text:p>
          </table:table-cell>
          <table:table-cell table:style-name="ce136" table:formula="of:=PRODUCT([.E26];[$'DRAGON SNAPSHOT'.F35])" office:value-type="float" office:value="0" calcext:value-type="float">
            <text:p>0</text:p>
          </table:table-cell>
          <table:table-cell table:style-name="ce132" table:formula="of:=PRODUCT([.E26];[$'DRAGON SNAPSHOT'.G35])" office:value-type="float" office:value="0" calcext:value-type="float">
            <text:p>0</text:p>
          </table:table-cell>
          <table:table-cell table:style-name="ce142" table:formula="of:=PRODUCT([.E26];[$'DRAGON SNAPSHOT'.H35])" office:value-type="float" office:value="0" calcext:value-type="float">
            <text:p>0</text:p>
          </table:table-cell>
          <table:table-cell table:style-name="ce142" table:formula="of:=PRODUCT([.E26];[$'DRAGON SNAPSHOT'.I35])" office:value-type="float" office:value="0" calcext:value-type="float">
            <text:p>0</text:p>
          </table:table-cell>
          <table:table-cell table:style-name="ce142" table:formula="of:=PRODUCT([.E26];[$'DRAGON SNAPSHOT'.J35])" office:value-type="float" office:value="0" calcext:value-type="float">
            <text:p>0</text:p>
          </table:table-cell>
          <table:table-cell table:style-name="ce147" table:formula="of:=PRODUCT([.E26];[$'DRAGON SNAPSHOT'.K35])" office:value-type="float" office:value="0" calcext:value-type="float">
            <text:p>0</text:p>
          </table:table-cell>
          <table:table-cell table:style-name="ce149" table:formula="of:=PRODUCT([.E26];[$'DRAGON SNAPSHOT'.L35])" office:value-type="float" office:value="0" calcext:value-type="float">
            <text:p>0</text:p>
          </table:table-cell>
          <table:table-cell table:style-name="ce151" table:formula="of:=PRODUCT([.E26];[$'DRAGON SNAPSHOT'.M35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26];[.B26])" office:value-type="float" office:value="0" calcext:value-type="float">
            <text:p>0</text:p>
          </table:table-cell>
          <table:table-cell table:style-name="ce132" table:formula="of:=PRODUCT([.AA26];[.C26])" office:value-type="float" office:value="0" calcext:value-type="float">
            <text:p>0</text:p>
          </table:table-cell>
          <table:table-cell table:style-name="ce132" table:formula="of:=PRODUCT([.AB26];[.D26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07-11" calcext:value-type="date">
            <text:p>11-Jul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7-18" calcext:value-type="date">
            <text:p>18-Jul-2022</text:p>
          </table:table-cell>
          <table:table-cell table:style-name="ce121" table:formula="of:=[$SUMMARY.E28]" office:value-type="float" office:value="0" calcext:value-type="float">
            <text:p>0</text:p>
          </table:table-cell>
          <table:table-cell table:style-name="ce121" table:formula="of:=[$SUMMARY.F28]" office:value-type="float" office:value="0" calcext:value-type="float">
            <text:p>0</text:p>
          </table:table-cell>
          <table:table-cell table:style-name="ce121" table:formula="of:=[$SUMMARY.G28]" office:value-type="float" office:value="0" calcext:value-type="float">
            <text:p>0</text:p>
          </table:table-cell>
          <table:table-cell table:style-name="ce127" table:formula="of:=SUM([.U27:.W27])" office:value-type="float" office:value="0" calcext:value-type="float">
            <text:p>0</text:p>
          </table:table-cell>
          <table:table-cell table:style-name="ce132" table:formula="of:=PRODUCT([.E27];[$'DRAGON SNAPSHOT'.B36])" office:value-type="float" office:value="0" calcext:value-type="float">
            <text:p>0</text:p>
          </table:table-cell>
          <table:table-cell table:style-name="ce127" table:formula="of:=PRODUCT([.E27];[$'DRAGON SNAPSHOT'.C36])" office:value-type="float" office:value="0" calcext:value-type="float">
            <text:p>0</text:p>
          </table:table-cell>
          <table:table-cell table:style-name="ce136" table:formula="of:=PRODUCT([.E27];[$'DRAGON SNAPSHOT'.D36])" office:value-type="float" office:value="0" calcext:value-type="float">
            <text:p>0</text:p>
          </table:table-cell>
          <table:table-cell table:style-name="ce136" table:formula="of:=PRODUCT([.E27];[$'DRAGON SNAPSHOT'.E36])" office:value-type="float" office:value="0" calcext:value-type="float">
            <text:p>0</text:p>
          </table:table-cell>
          <table:table-cell table:style-name="ce136" table:formula="of:=PRODUCT([.E27];[$'DRAGON SNAPSHOT'.F36])" office:value-type="float" office:value="0" calcext:value-type="float">
            <text:p>0</text:p>
          </table:table-cell>
          <table:table-cell table:style-name="ce132" table:formula="of:=PRODUCT([.E27];[$'DRAGON SNAPSHOT'.G36])" office:value-type="float" office:value="0" calcext:value-type="float">
            <text:p>0</text:p>
          </table:table-cell>
          <table:table-cell table:style-name="ce142" table:formula="of:=PRODUCT([.E27];[$'DRAGON SNAPSHOT'.H36])" office:value-type="float" office:value="0" calcext:value-type="float">
            <text:p>0</text:p>
          </table:table-cell>
          <table:table-cell table:style-name="ce142" table:formula="of:=PRODUCT([.E27];[$'DRAGON SNAPSHOT'.I36])" office:value-type="float" office:value="0" calcext:value-type="float">
            <text:p>0</text:p>
          </table:table-cell>
          <table:table-cell table:style-name="ce142" table:formula="of:=PRODUCT([.E27];[$'DRAGON SNAPSHOT'.J36])" office:value-type="float" office:value="0" calcext:value-type="float">
            <text:p>0</text:p>
          </table:table-cell>
          <table:table-cell table:style-name="ce147" table:formula="of:=PRODUCT([.E27];[$'DRAGON SNAPSHOT'.K36])" office:value-type="float" office:value="0" calcext:value-type="float">
            <text:p>0</text:p>
          </table:table-cell>
          <table:table-cell table:style-name="ce149" table:formula="of:=PRODUCT([.E27];[$'DRAGON SNAPSHOT'.L36])" office:value-type="float" office:value="0" calcext:value-type="float">
            <text:p>0</text:p>
          </table:table-cell>
          <table:table-cell table:style-name="ce151" table:formula="of:=PRODUCT([.E27];[$'DRAGON SNAPSHOT'.M36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27];[.B27])" office:value-type="float" office:value="0" calcext:value-type="float">
            <text:p>0</text:p>
          </table:table-cell>
          <table:table-cell table:style-name="ce132" table:formula="of:=PRODUCT([.AA27];[.C27])" office:value-type="float" office:value="0" calcext:value-type="float">
            <text:p>0</text:p>
          </table:table-cell>
          <table:table-cell table:style-name="ce132" table:formula="of:=PRODUCT([.AB27];[.D27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07-18" calcext:value-type="date">
            <text:p>18-Jul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7-25" calcext:value-type="date">
            <text:p>25-Jul-2022</text:p>
          </table:table-cell>
          <table:table-cell table:style-name="ce121" table:formula="of:=[$SUMMARY.E29]" office:value-type="float" office:value="0" calcext:value-type="float">
            <text:p>0</text:p>
          </table:table-cell>
          <table:table-cell table:style-name="ce121" table:formula="of:=[$SUMMARY.F29]" office:value-type="float" office:value="0" calcext:value-type="float">
            <text:p>0</text:p>
          </table:table-cell>
          <table:table-cell table:style-name="ce121" table:formula="of:=[$SUMMARY.G29]" office:value-type="float" office:value="0" calcext:value-type="float">
            <text:p>0</text:p>
          </table:table-cell>
          <table:table-cell table:style-name="ce127" table:formula="of:=SUM([.U28:.W28])" office:value-type="float" office:value="0" calcext:value-type="float">
            <text:p>0</text:p>
          </table:table-cell>
          <table:table-cell table:style-name="ce132" table:formula="of:=PRODUCT([.E28];[$'DRAGON SNAPSHOT'.B37])" office:value-type="float" office:value="0" calcext:value-type="float">
            <text:p>0</text:p>
          </table:table-cell>
          <table:table-cell table:style-name="ce127" table:formula="of:=PRODUCT([.E28];[$'DRAGON SNAPSHOT'.C37])" office:value-type="float" office:value="0" calcext:value-type="float">
            <text:p>0</text:p>
          </table:table-cell>
          <table:table-cell table:style-name="ce136" table:formula="of:=PRODUCT([.E28];[$'DRAGON SNAPSHOT'.D37])" office:value-type="float" office:value="0" calcext:value-type="float">
            <text:p>0</text:p>
          </table:table-cell>
          <table:table-cell table:style-name="ce136" table:formula="of:=PRODUCT([.E28];[$'DRAGON SNAPSHOT'.E37])" office:value-type="float" office:value="0" calcext:value-type="float">
            <text:p>0</text:p>
          </table:table-cell>
          <table:table-cell table:style-name="ce136" table:formula="of:=PRODUCT([.E28];[$'DRAGON SNAPSHOT'.F37])" office:value-type="float" office:value="0" calcext:value-type="float">
            <text:p>0</text:p>
          </table:table-cell>
          <table:table-cell table:style-name="ce132" table:formula="of:=PRODUCT([.E28];[$'DRAGON SNAPSHOT'.G37])" office:value-type="float" office:value="0" calcext:value-type="float">
            <text:p>0</text:p>
          </table:table-cell>
          <table:table-cell table:style-name="ce142" table:formula="of:=PRODUCT([.E28];[$'DRAGON SNAPSHOT'.H37])" office:value-type="float" office:value="0" calcext:value-type="float">
            <text:p>0</text:p>
          </table:table-cell>
          <table:table-cell table:style-name="ce142" table:formula="of:=PRODUCT([.E28];[$'DRAGON SNAPSHOT'.I37])" office:value-type="float" office:value="0" calcext:value-type="float">
            <text:p>0</text:p>
          </table:table-cell>
          <table:table-cell table:style-name="ce142" table:formula="of:=PRODUCT([.E28];[$'DRAGON SNAPSHOT'.J37])" office:value-type="float" office:value="0" calcext:value-type="float">
            <text:p>0</text:p>
          </table:table-cell>
          <table:table-cell table:style-name="ce147" table:formula="of:=PRODUCT([.E28];[$'DRAGON SNAPSHOT'.K37])" office:value-type="float" office:value="0" calcext:value-type="float">
            <text:p>0</text:p>
          </table:table-cell>
          <table:table-cell table:style-name="ce149" table:formula="of:=PRODUCT([.E28];[$'DRAGON SNAPSHOT'.L37])" office:value-type="float" office:value="0" calcext:value-type="float">
            <text:p>0</text:p>
          </table:table-cell>
          <table:table-cell table:style-name="ce151" table:formula="of:=PRODUCT([.E28];[$'DRAGON SNAPSHOT'.M37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28];[.B28])" office:value-type="float" office:value="0" calcext:value-type="float">
            <text:p>0</text:p>
          </table:table-cell>
          <table:table-cell table:style-name="ce132" table:formula="of:=PRODUCT([.AA28];[.C28])" office:value-type="float" office:value="0" calcext:value-type="float">
            <text:p>0</text:p>
          </table:table-cell>
          <table:table-cell table:style-name="ce132" table:formula="of:=PRODUCT([.AB28];[.D28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07-25" calcext:value-type="date">
            <text:p>25-Jul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8-01" calcext:value-type="date">
            <text:p>1-Aug-2022</text:p>
          </table:table-cell>
          <table:table-cell table:style-name="ce121" table:formula="of:=[$SUMMARY.E30]" office:value-type="float" office:value="0" calcext:value-type="float">
            <text:p>0</text:p>
          </table:table-cell>
          <table:table-cell table:style-name="ce121" table:formula="of:=[$SUMMARY.F30]" office:value-type="float" office:value="0" calcext:value-type="float">
            <text:p>0</text:p>
          </table:table-cell>
          <table:table-cell table:style-name="ce121" table:formula="of:=[$SUMMARY.G30]" office:value-type="float" office:value="0" calcext:value-type="float">
            <text:p>0</text:p>
          </table:table-cell>
          <table:table-cell table:style-name="ce127" table:formula="of:=SUM([.U29:.W29])" office:value-type="float" office:value="0" calcext:value-type="float">
            <text:p>0</text:p>
          </table:table-cell>
          <table:table-cell table:style-name="ce132" table:formula="of:=PRODUCT([.E29];[$'DRAGON SNAPSHOT'.B38])" office:value-type="float" office:value="0" calcext:value-type="float">
            <text:p>0</text:p>
          </table:table-cell>
          <table:table-cell table:style-name="ce127" table:formula="of:=PRODUCT([.E29];[$'DRAGON SNAPSHOT'.C38])" office:value-type="float" office:value="0" calcext:value-type="float">
            <text:p>0</text:p>
          </table:table-cell>
          <table:table-cell table:style-name="ce136" table:formula="of:=PRODUCT([.E29];[$'DRAGON SNAPSHOT'.D38])" office:value-type="float" office:value="0" calcext:value-type="float">
            <text:p>0</text:p>
          </table:table-cell>
          <table:table-cell table:style-name="ce136" table:formula="of:=PRODUCT([.E29];[$'DRAGON SNAPSHOT'.E38])" office:value-type="float" office:value="0" calcext:value-type="float">
            <text:p>0</text:p>
          </table:table-cell>
          <table:table-cell table:style-name="ce136" table:formula="of:=PRODUCT([.E29];[$'DRAGON SNAPSHOT'.F38])" office:value-type="float" office:value="0" calcext:value-type="float">
            <text:p>0</text:p>
          </table:table-cell>
          <table:table-cell table:style-name="ce132" table:formula="of:=PRODUCT([.E29];[$'DRAGON SNAPSHOT'.G38])" office:value-type="float" office:value="0" calcext:value-type="float">
            <text:p>0</text:p>
          </table:table-cell>
          <table:table-cell table:style-name="ce142" table:formula="of:=PRODUCT([.E29];[$'DRAGON SNAPSHOT'.H38])" office:value-type="float" office:value="0" calcext:value-type="float">
            <text:p>0</text:p>
          </table:table-cell>
          <table:table-cell table:style-name="ce142" table:formula="of:=PRODUCT([.E29];[$'DRAGON SNAPSHOT'.I38])" office:value-type="float" office:value="0" calcext:value-type="float">
            <text:p>0</text:p>
          </table:table-cell>
          <table:table-cell table:style-name="ce142" table:formula="of:=PRODUCT([.E29];[$'DRAGON SNAPSHOT'.J38])" office:value-type="float" office:value="0" calcext:value-type="float">
            <text:p>0</text:p>
          </table:table-cell>
          <table:table-cell table:style-name="ce147" table:formula="of:=PRODUCT([.E29];[$'DRAGON SNAPSHOT'.K38])" office:value-type="float" office:value="0" calcext:value-type="float">
            <text:p>0</text:p>
          </table:table-cell>
          <table:table-cell table:style-name="ce149" table:formula="of:=PRODUCT([.E29];[$'DRAGON SNAPSHOT'.L38])" office:value-type="float" office:value="0" calcext:value-type="float">
            <text:p>0</text:p>
          </table:table-cell>
          <table:table-cell table:style-name="ce151" table:formula="of:=PRODUCT([.E29];[$'DRAGON SNAPSHOT'.M38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29];[.B29])" office:value-type="float" office:value="0" calcext:value-type="float">
            <text:p>0</text:p>
          </table:table-cell>
          <table:table-cell table:style-name="ce132" table:formula="of:=PRODUCT([.AA29];[.C29])" office:value-type="float" office:value="0" calcext:value-type="float">
            <text:p>0</text:p>
          </table:table-cell>
          <table:table-cell table:style-name="ce132" table:formula="of:=PRODUCT([.AB29];[.D29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08-01" calcext:value-type="date">
            <text:p>1-Aug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8-08" calcext:value-type="date">
            <text:p>8-Aug-2022</text:p>
          </table:table-cell>
          <table:table-cell table:style-name="ce121" table:formula="of:=[$SUMMARY.E31]" office:value-type="float" office:value="0" calcext:value-type="float">
            <text:p>0</text:p>
          </table:table-cell>
          <table:table-cell table:style-name="ce121" table:formula="of:=[$SUMMARY.F31]" office:value-type="float" office:value="0" calcext:value-type="float">
            <text:p>0</text:p>
          </table:table-cell>
          <table:table-cell table:style-name="ce121" table:formula="of:=[$SUMMARY.G31]" office:value-type="float" office:value="0" calcext:value-type="float">
            <text:p>0</text:p>
          </table:table-cell>
          <table:table-cell table:style-name="ce127" table:formula="of:=SUM([.U30:.W30])" office:value-type="float" office:value="0" calcext:value-type="float">
            <text:p>0</text:p>
          </table:table-cell>
          <table:table-cell table:style-name="ce132" table:formula="of:=PRODUCT([.E30];[$'DRAGON SNAPSHOT'.B39])" office:value-type="float" office:value="0" calcext:value-type="float">
            <text:p>0</text:p>
          </table:table-cell>
          <table:table-cell table:style-name="ce127" table:formula="of:=PRODUCT([.E30];[$'DRAGON SNAPSHOT'.C39])" office:value-type="float" office:value="0" calcext:value-type="float">
            <text:p>0</text:p>
          </table:table-cell>
          <table:table-cell table:style-name="ce136" table:formula="of:=PRODUCT([.E30];[$'DRAGON SNAPSHOT'.D39])" office:value-type="float" office:value="0" calcext:value-type="float">
            <text:p>0</text:p>
          </table:table-cell>
          <table:table-cell table:style-name="ce136" table:formula="of:=PRODUCT([.E30];[$'DRAGON SNAPSHOT'.E39])" office:value-type="float" office:value="0" calcext:value-type="float">
            <text:p>0</text:p>
          </table:table-cell>
          <table:table-cell table:style-name="ce136" table:formula="of:=PRODUCT([.E30];[$'DRAGON SNAPSHOT'.F39])" office:value-type="float" office:value="0" calcext:value-type="float">
            <text:p>0</text:p>
          </table:table-cell>
          <table:table-cell table:style-name="ce132" table:formula="of:=PRODUCT([.E30];[$'DRAGON SNAPSHOT'.G39])" office:value-type="float" office:value="0" calcext:value-type="float">
            <text:p>0</text:p>
          </table:table-cell>
          <table:table-cell table:style-name="ce142" table:formula="of:=PRODUCT([.E30];[$'DRAGON SNAPSHOT'.H39])" office:value-type="float" office:value="0" calcext:value-type="float">
            <text:p>0</text:p>
          </table:table-cell>
          <table:table-cell table:style-name="ce142" table:formula="of:=PRODUCT([.E30];[$'DRAGON SNAPSHOT'.I39])" office:value-type="float" office:value="0" calcext:value-type="float">
            <text:p>0</text:p>
          </table:table-cell>
          <table:table-cell table:style-name="ce142" table:formula="of:=PRODUCT([.E30];[$'DRAGON SNAPSHOT'.J39])" office:value-type="float" office:value="0" calcext:value-type="float">
            <text:p>0</text:p>
          </table:table-cell>
          <table:table-cell table:style-name="ce147" table:formula="of:=PRODUCT([.E30];[$'DRAGON SNAPSHOT'.K39])" office:value-type="float" office:value="0" calcext:value-type="float">
            <text:p>0</text:p>
          </table:table-cell>
          <table:table-cell table:style-name="ce149" table:formula="of:=PRODUCT([.E30];[$'DRAGON SNAPSHOT'.L39])" office:value-type="float" office:value="0" calcext:value-type="float">
            <text:p>0</text:p>
          </table:table-cell>
          <table:table-cell table:style-name="ce151" table:formula="of:=PRODUCT([.E30];[$'DRAGON SNAPSHOT'.M39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30];[.B30])" office:value-type="float" office:value="0" calcext:value-type="float">
            <text:p>0</text:p>
          </table:table-cell>
          <table:table-cell table:style-name="ce132" table:formula="of:=PRODUCT([.AA30];[.C30])" office:value-type="float" office:value="0" calcext:value-type="float">
            <text:p>0</text:p>
          </table:table-cell>
          <table:table-cell table:style-name="ce132" table:formula="of:=PRODUCT([.AB30];[.D30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08-08" calcext:value-type="date">
            <text:p>8-Aug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8-15" calcext:value-type="date">
            <text:p>15-Aug-2022</text:p>
          </table:table-cell>
          <table:table-cell table:style-name="ce121" table:formula="of:=[$SUMMARY.E32]" office:value-type="float" office:value="0" calcext:value-type="float">
            <text:p>0</text:p>
          </table:table-cell>
          <table:table-cell table:style-name="ce121" table:formula="of:=[$SUMMARY.F32]" office:value-type="float" office:value="0" calcext:value-type="float">
            <text:p>0</text:p>
          </table:table-cell>
          <table:table-cell table:style-name="ce121" table:formula="of:=[$SUMMARY.G32]" office:value-type="float" office:value="0" calcext:value-type="float">
            <text:p>0</text:p>
          </table:table-cell>
          <table:table-cell table:style-name="ce127" table:formula="of:=SUM([.U31:.W31])" office:value-type="float" office:value="0" calcext:value-type="float">
            <text:p>0</text:p>
          </table:table-cell>
          <table:table-cell table:style-name="ce132" table:formula="of:=PRODUCT([.E31];[$'DRAGON SNAPSHOT'.B40])" office:value-type="float" office:value="0" calcext:value-type="float">
            <text:p>0</text:p>
          </table:table-cell>
          <table:table-cell table:style-name="ce127" table:formula="of:=PRODUCT([.E31];[$'DRAGON SNAPSHOT'.C40])" office:value-type="float" office:value="0" calcext:value-type="float">
            <text:p>0</text:p>
          </table:table-cell>
          <table:table-cell table:style-name="ce136" table:formula="of:=PRODUCT([.E31];[$'DRAGON SNAPSHOT'.D40])" office:value-type="float" office:value="0" calcext:value-type="float">
            <text:p>0</text:p>
          </table:table-cell>
          <table:table-cell table:style-name="ce136" table:formula="of:=PRODUCT([.E31];[$'DRAGON SNAPSHOT'.E40])" office:value-type="float" office:value="0" calcext:value-type="float">
            <text:p>0</text:p>
          </table:table-cell>
          <table:table-cell table:style-name="ce136" table:formula="of:=PRODUCT([.E31];[$'DRAGON SNAPSHOT'.F40])" office:value-type="float" office:value="0" calcext:value-type="float">
            <text:p>0</text:p>
          </table:table-cell>
          <table:table-cell table:style-name="ce132" table:formula="of:=PRODUCT([.E31];[$'DRAGON SNAPSHOT'.G40])" office:value-type="float" office:value="0" calcext:value-type="float">
            <text:p>0</text:p>
          </table:table-cell>
          <table:table-cell table:style-name="ce142" table:formula="of:=PRODUCT([.E31];[$'DRAGON SNAPSHOT'.H40])" office:value-type="float" office:value="0" calcext:value-type="float">
            <text:p>0</text:p>
          </table:table-cell>
          <table:table-cell table:style-name="ce142" table:formula="of:=PRODUCT([.E31];[$'DRAGON SNAPSHOT'.I40])" office:value-type="float" office:value="0" calcext:value-type="float">
            <text:p>0</text:p>
          </table:table-cell>
          <table:table-cell table:style-name="ce142" table:formula="of:=PRODUCT([.E31];[$'DRAGON SNAPSHOT'.J40])" office:value-type="float" office:value="0" calcext:value-type="float">
            <text:p>0</text:p>
          </table:table-cell>
          <table:table-cell table:style-name="ce147" table:formula="of:=PRODUCT([.E31];[$'DRAGON SNAPSHOT'.K40])" office:value-type="float" office:value="0" calcext:value-type="float">
            <text:p>0</text:p>
          </table:table-cell>
          <table:table-cell table:style-name="ce149" table:formula="of:=PRODUCT([.E31];[$'DRAGON SNAPSHOT'.L40])" office:value-type="float" office:value="0" calcext:value-type="float">
            <text:p>0</text:p>
          </table:table-cell>
          <table:table-cell table:style-name="ce151" table:formula="of:=PRODUCT([.E31];[$'DRAGON SNAPSHOT'.M40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31];[.B31])" office:value-type="float" office:value="0" calcext:value-type="float">
            <text:p>0</text:p>
          </table:table-cell>
          <table:table-cell table:style-name="ce132" table:formula="of:=PRODUCT([.AA31];[.C31])" office:value-type="float" office:value="0" calcext:value-type="float">
            <text:p>0</text:p>
          </table:table-cell>
          <table:table-cell table:style-name="ce132" table:formula="of:=PRODUCT([.AB31];[.D31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08-15" calcext:value-type="date">
            <text:p>15-Aug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8-22" calcext:value-type="date">
            <text:p>22-Aug-2022</text:p>
          </table:table-cell>
          <table:table-cell table:style-name="ce121" table:formula="of:=[$SUMMARY.E33]" office:value-type="float" office:value="0" calcext:value-type="float">
            <text:p>0</text:p>
          </table:table-cell>
          <table:table-cell table:style-name="ce121" table:formula="of:=[$SUMMARY.F33]" office:value-type="float" office:value="0" calcext:value-type="float">
            <text:p>0</text:p>
          </table:table-cell>
          <table:table-cell table:style-name="ce121" table:formula="of:=[$SUMMARY.G33]" office:value-type="float" office:value="0" calcext:value-type="float">
            <text:p>0</text:p>
          </table:table-cell>
          <table:table-cell table:style-name="ce127" table:formula="of:=SUM([.U32:.W32])" office:value-type="float" office:value="0" calcext:value-type="float">
            <text:p>0</text:p>
          </table:table-cell>
          <table:table-cell table:style-name="ce132" table:formula="of:=PRODUCT([.E32];[$'DRAGON SNAPSHOT'.B41])" office:value-type="float" office:value="0" calcext:value-type="float">
            <text:p>0</text:p>
          </table:table-cell>
          <table:table-cell table:style-name="ce127" table:formula="of:=PRODUCT([.E32];[$'DRAGON SNAPSHOT'.C41])" office:value-type="float" office:value="0" calcext:value-type="float">
            <text:p>0</text:p>
          </table:table-cell>
          <table:table-cell table:style-name="ce136" table:formula="of:=PRODUCT([.E32];[$'DRAGON SNAPSHOT'.D41])" office:value-type="float" office:value="0" calcext:value-type="float">
            <text:p>0</text:p>
          </table:table-cell>
          <table:table-cell table:style-name="ce136" table:formula="of:=PRODUCT([.E32];[$'DRAGON SNAPSHOT'.E41])" office:value-type="float" office:value="0" calcext:value-type="float">
            <text:p>0</text:p>
          </table:table-cell>
          <table:table-cell table:style-name="ce136" table:formula="of:=PRODUCT([.E32];[$'DRAGON SNAPSHOT'.F41])" office:value-type="float" office:value="0" calcext:value-type="float">
            <text:p>0</text:p>
          </table:table-cell>
          <table:table-cell table:style-name="ce132" table:formula="of:=PRODUCT([.E32];[$'DRAGON SNAPSHOT'.G41])" office:value-type="float" office:value="0" calcext:value-type="float">
            <text:p>0</text:p>
          </table:table-cell>
          <table:table-cell table:style-name="ce142" table:formula="of:=PRODUCT([.E32];[$'DRAGON SNAPSHOT'.H41])" office:value-type="float" office:value="0" calcext:value-type="float">
            <text:p>0</text:p>
          </table:table-cell>
          <table:table-cell table:style-name="ce142" table:formula="of:=PRODUCT([.E32];[$'DRAGON SNAPSHOT'.I41])" office:value-type="float" office:value="0" calcext:value-type="float">
            <text:p>0</text:p>
          </table:table-cell>
          <table:table-cell table:style-name="ce142" table:formula="of:=PRODUCT([.E32];[$'DRAGON SNAPSHOT'.J41])" office:value-type="float" office:value="0" calcext:value-type="float">
            <text:p>0</text:p>
          </table:table-cell>
          <table:table-cell table:style-name="ce147" table:formula="of:=PRODUCT([.E32];[$'DRAGON SNAPSHOT'.K41])" office:value-type="float" office:value="0" calcext:value-type="float">
            <text:p>0</text:p>
          </table:table-cell>
          <table:table-cell table:style-name="ce149" table:formula="of:=PRODUCT([.E32];[$'DRAGON SNAPSHOT'.L41])" office:value-type="float" office:value="0" calcext:value-type="float">
            <text:p>0</text:p>
          </table:table-cell>
          <table:table-cell table:style-name="ce151" table:formula="of:=PRODUCT([.E32];[$'DRAGON SNAPSHOT'.M41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32];[.B32])" office:value-type="float" office:value="0" calcext:value-type="float">
            <text:p>0</text:p>
          </table:table-cell>
          <table:table-cell table:style-name="ce132" table:formula="of:=PRODUCT([.AA32];[.C32])" office:value-type="float" office:value="0" calcext:value-type="float">
            <text:p>0</text:p>
          </table:table-cell>
          <table:table-cell table:style-name="ce132" table:formula="of:=PRODUCT([.AB32];[.D32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08-22" calcext:value-type="date">
            <text:p>22-Aug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8-29" calcext:value-type="date">
            <text:p>29-Aug-2022</text:p>
          </table:table-cell>
          <table:table-cell table:style-name="ce121" table:formula="of:=[$SUMMARY.E34]" office:value-type="float" office:value="0" calcext:value-type="float">
            <text:p>0</text:p>
          </table:table-cell>
          <table:table-cell table:style-name="ce121" table:formula="of:=[$SUMMARY.F34]" office:value-type="float" office:value="0" calcext:value-type="float">
            <text:p>0</text:p>
          </table:table-cell>
          <table:table-cell table:style-name="ce121" table:formula="of:=[$SUMMARY.G34]" office:value-type="float" office:value="0" calcext:value-type="float">
            <text:p>0</text:p>
          </table:table-cell>
          <table:table-cell table:style-name="ce127" table:formula="of:=SUM([.U33:.W33])" office:value-type="float" office:value="0" calcext:value-type="float">
            <text:p>0</text:p>
          </table:table-cell>
          <table:table-cell table:style-name="ce132" table:formula="of:=PRODUCT([.E33];[$'DRAGON SNAPSHOT'.B42])" office:value-type="float" office:value="0" calcext:value-type="float">
            <text:p>0</text:p>
          </table:table-cell>
          <table:table-cell table:style-name="ce127" table:formula="of:=PRODUCT([.E33];[$'DRAGON SNAPSHOT'.C42])" office:value-type="float" office:value="0" calcext:value-type="float">
            <text:p>0</text:p>
          </table:table-cell>
          <table:table-cell table:style-name="ce136" table:formula="of:=PRODUCT([.E33];[$'DRAGON SNAPSHOT'.D42])" office:value-type="float" office:value="0" calcext:value-type="float">
            <text:p>0</text:p>
          </table:table-cell>
          <table:table-cell table:style-name="ce136" table:formula="of:=PRODUCT([.E33];[$'DRAGON SNAPSHOT'.E42])" office:value-type="float" office:value="0" calcext:value-type="float">
            <text:p>0</text:p>
          </table:table-cell>
          <table:table-cell table:style-name="ce136" table:formula="of:=PRODUCT([.E33];[$'DRAGON SNAPSHOT'.F42])" office:value-type="float" office:value="0" calcext:value-type="float">
            <text:p>0</text:p>
          </table:table-cell>
          <table:table-cell table:style-name="ce132" table:formula="of:=PRODUCT([.E33];[$'DRAGON SNAPSHOT'.G42])" office:value-type="float" office:value="0" calcext:value-type="float">
            <text:p>0</text:p>
          </table:table-cell>
          <table:table-cell table:style-name="ce142" table:formula="of:=PRODUCT([.E33];[$'DRAGON SNAPSHOT'.H42])" office:value-type="float" office:value="0" calcext:value-type="float">
            <text:p>0</text:p>
          </table:table-cell>
          <table:table-cell table:style-name="ce142" table:formula="of:=PRODUCT([.E33];[$'DRAGON SNAPSHOT'.I42])" office:value-type="float" office:value="0" calcext:value-type="float">
            <text:p>0</text:p>
          </table:table-cell>
          <table:table-cell table:style-name="ce142" table:formula="of:=PRODUCT([.E33];[$'DRAGON SNAPSHOT'.J42])" office:value-type="float" office:value="0" calcext:value-type="float">
            <text:p>0</text:p>
          </table:table-cell>
          <table:table-cell table:style-name="ce147" table:formula="of:=PRODUCT([.E33];[$'DRAGON SNAPSHOT'.K42])" office:value-type="float" office:value="0" calcext:value-type="float">
            <text:p>0</text:p>
          </table:table-cell>
          <table:table-cell table:style-name="ce149" table:formula="of:=PRODUCT([.E33];[$'DRAGON SNAPSHOT'.L42])" office:value-type="float" office:value="0" calcext:value-type="float">
            <text:p>0</text:p>
          </table:table-cell>
          <table:table-cell table:style-name="ce151" table:formula="of:=PRODUCT([.E33];[$'DRAGON SNAPSHOT'.M42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33];[.B33])" office:value-type="float" office:value="0" calcext:value-type="float">
            <text:p>0</text:p>
          </table:table-cell>
          <table:table-cell table:style-name="ce132" table:formula="of:=PRODUCT([.AA33];[.C33])" office:value-type="float" office:value="0" calcext:value-type="float">
            <text:p>0</text:p>
          </table:table-cell>
          <table:table-cell table:style-name="ce132" table:formula="of:=PRODUCT([.AB33];[.D33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08-29" calcext:value-type="date">
            <text:p>29-Aug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9-05" calcext:value-type="date">
            <text:p>5-Sep-2022</text:p>
          </table:table-cell>
          <table:table-cell table:style-name="ce121" table:formula="of:=[$SUMMARY.E35]" office:value-type="float" office:value="0" calcext:value-type="float">
            <text:p>0</text:p>
          </table:table-cell>
          <table:table-cell table:style-name="ce121" table:formula="of:=[$SUMMARY.F35]" office:value-type="float" office:value="0" calcext:value-type="float">
            <text:p>0</text:p>
          </table:table-cell>
          <table:table-cell table:style-name="ce121" table:formula="of:=[$SUMMARY.G35]" office:value-type="float" office:value="0" calcext:value-type="float">
            <text:p>0</text:p>
          </table:table-cell>
          <table:table-cell table:style-name="ce127" table:formula="of:=SUM([.U34:.W34])" office:value-type="float" office:value="0" calcext:value-type="float">
            <text:p>0</text:p>
          </table:table-cell>
          <table:table-cell table:style-name="ce132" table:formula="of:=PRODUCT([.E34];[$'DRAGON SNAPSHOT'.B43])" office:value-type="float" office:value="0" calcext:value-type="float">
            <text:p>0</text:p>
          </table:table-cell>
          <table:table-cell table:style-name="ce127" table:formula="of:=PRODUCT([.E34];[$'DRAGON SNAPSHOT'.C43])" office:value-type="float" office:value="0" calcext:value-type="float">
            <text:p>0</text:p>
          </table:table-cell>
          <table:table-cell table:style-name="ce136" table:formula="of:=PRODUCT([.E34];[$'DRAGON SNAPSHOT'.D43])" office:value-type="float" office:value="0" calcext:value-type="float">
            <text:p>0</text:p>
          </table:table-cell>
          <table:table-cell table:style-name="ce136" table:formula="of:=PRODUCT([.E34];[$'DRAGON SNAPSHOT'.E43])" office:value-type="float" office:value="0" calcext:value-type="float">
            <text:p>0</text:p>
          </table:table-cell>
          <table:table-cell table:style-name="ce136" table:formula="of:=PRODUCT([.E34];[$'DRAGON SNAPSHOT'.F43])" office:value-type="float" office:value="0" calcext:value-type="float">
            <text:p>0</text:p>
          </table:table-cell>
          <table:table-cell table:style-name="ce132" table:formula="of:=PRODUCT([.E34];[$'DRAGON SNAPSHOT'.G43])" office:value-type="float" office:value="0" calcext:value-type="float">
            <text:p>0</text:p>
          </table:table-cell>
          <table:table-cell table:style-name="ce142" table:formula="of:=PRODUCT([.E34];[$'DRAGON SNAPSHOT'.H43])" office:value-type="float" office:value="0" calcext:value-type="float">
            <text:p>0</text:p>
          </table:table-cell>
          <table:table-cell table:style-name="ce142" table:formula="of:=PRODUCT([.E34];[$'DRAGON SNAPSHOT'.I43])" office:value-type="float" office:value="0" calcext:value-type="float">
            <text:p>0</text:p>
          </table:table-cell>
          <table:table-cell table:style-name="ce142" table:formula="of:=PRODUCT([.E34];[$'DRAGON SNAPSHOT'.J43])" office:value-type="float" office:value="0" calcext:value-type="float">
            <text:p>0</text:p>
          </table:table-cell>
          <table:table-cell table:style-name="ce147" table:formula="of:=PRODUCT([.E34];[$'DRAGON SNAPSHOT'.K43])" office:value-type="float" office:value="0" calcext:value-type="float">
            <text:p>0</text:p>
          </table:table-cell>
          <table:table-cell table:style-name="ce149" table:formula="of:=PRODUCT([.E34];[$'DRAGON SNAPSHOT'.L43])" office:value-type="float" office:value="0" calcext:value-type="float">
            <text:p>0</text:p>
          </table:table-cell>
          <table:table-cell table:style-name="ce151" table:formula="of:=PRODUCT([.E34];[$'DRAGON SNAPSHOT'.M43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34];[.B34])" office:value-type="float" office:value="0" calcext:value-type="float">
            <text:p>0</text:p>
          </table:table-cell>
          <table:table-cell table:style-name="ce132" table:formula="of:=PRODUCT([.AA34];[.C34])" office:value-type="float" office:value="0" calcext:value-type="float">
            <text:p>0</text:p>
          </table:table-cell>
          <table:table-cell table:style-name="ce132" table:formula="of:=PRODUCT([.AB34];[.D34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09-05" calcext:value-type="date">
            <text:p>5-Sep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9-12" calcext:value-type="date">
            <text:p>12-Sep-2022</text:p>
          </table:table-cell>
          <table:table-cell table:style-name="ce121" table:formula="of:=[$SUMMARY.E36]" office:value-type="float" office:value="0" calcext:value-type="float">
            <text:p>0</text:p>
          </table:table-cell>
          <table:table-cell table:style-name="ce121" table:formula="of:=[$SUMMARY.F36]" office:value-type="float" office:value="0" calcext:value-type="float">
            <text:p>0</text:p>
          </table:table-cell>
          <table:table-cell table:style-name="ce121" table:formula="of:=[$SUMMARY.G36]" office:value-type="float" office:value="0" calcext:value-type="float">
            <text:p>0</text:p>
          </table:table-cell>
          <table:table-cell table:style-name="ce127" table:formula="of:=SUM([.U35:.W35])" office:value-type="float" office:value="0" calcext:value-type="float">
            <text:p>0</text:p>
          </table:table-cell>
          <table:table-cell table:style-name="ce132" table:formula="of:=PRODUCT([.E35];[$'DRAGON SNAPSHOT'.B44])" office:value-type="float" office:value="0" calcext:value-type="float">
            <text:p>0</text:p>
          </table:table-cell>
          <table:table-cell table:style-name="ce127" table:formula="of:=PRODUCT([.E35];[$'DRAGON SNAPSHOT'.C44])" office:value-type="float" office:value="0" calcext:value-type="float">
            <text:p>0</text:p>
          </table:table-cell>
          <table:table-cell table:style-name="ce136" table:formula="of:=PRODUCT([.E35];[$'DRAGON SNAPSHOT'.D44])" office:value-type="float" office:value="0" calcext:value-type="float">
            <text:p>0</text:p>
          </table:table-cell>
          <table:table-cell table:style-name="ce136" table:formula="of:=PRODUCT([.E35];[$'DRAGON SNAPSHOT'.E44])" office:value-type="float" office:value="0" calcext:value-type="float">
            <text:p>0</text:p>
          </table:table-cell>
          <table:table-cell table:style-name="ce136" table:formula="of:=PRODUCT([.E35];[$'DRAGON SNAPSHOT'.F44])" office:value-type="float" office:value="0" calcext:value-type="float">
            <text:p>0</text:p>
          </table:table-cell>
          <table:table-cell table:style-name="ce132" table:formula="of:=PRODUCT([.E35];[$'DRAGON SNAPSHOT'.G44])" office:value-type="float" office:value="0" calcext:value-type="float">
            <text:p>0</text:p>
          </table:table-cell>
          <table:table-cell table:style-name="ce142" table:formula="of:=PRODUCT([.E35];[$'DRAGON SNAPSHOT'.H44])" office:value-type="float" office:value="0" calcext:value-type="float">
            <text:p>0</text:p>
          </table:table-cell>
          <table:table-cell table:style-name="ce142" table:formula="of:=PRODUCT([.E35];[$'DRAGON SNAPSHOT'.I44])" office:value-type="float" office:value="0" calcext:value-type="float">
            <text:p>0</text:p>
          </table:table-cell>
          <table:table-cell table:style-name="ce142" table:formula="of:=PRODUCT([.E35];[$'DRAGON SNAPSHOT'.J44])" office:value-type="float" office:value="0" calcext:value-type="float">
            <text:p>0</text:p>
          </table:table-cell>
          <table:table-cell table:style-name="ce147" table:formula="of:=PRODUCT([.E35];[$'DRAGON SNAPSHOT'.K44])" office:value-type="float" office:value="0" calcext:value-type="float">
            <text:p>0</text:p>
          </table:table-cell>
          <table:table-cell table:style-name="ce149" table:formula="of:=PRODUCT([.E35];[$'DRAGON SNAPSHOT'.L44])" office:value-type="float" office:value="0" calcext:value-type="float">
            <text:p>0</text:p>
          </table:table-cell>
          <table:table-cell table:style-name="ce151" table:formula="of:=PRODUCT([.E35];[$'DRAGON SNAPSHOT'.M44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35];[.B35])" office:value-type="float" office:value="0" calcext:value-type="float">
            <text:p>0</text:p>
          </table:table-cell>
          <table:table-cell table:style-name="ce132" table:formula="of:=PRODUCT([.AA35];[.C35])" office:value-type="float" office:value="0" calcext:value-type="float">
            <text:p>0</text:p>
          </table:table-cell>
          <table:table-cell table:style-name="ce132" table:formula="of:=PRODUCT([.AB35];[.D35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09-12" calcext:value-type="date">
            <text:p>12-Sep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9-19" calcext:value-type="date">
            <text:p>19-Sep-2022</text:p>
          </table:table-cell>
          <table:table-cell table:style-name="ce121" table:formula="of:=[$SUMMARY.E37]" office:value-type="float" office:value="0" calcext:value-type="float">
            <text:p>0</text:p>
          </table:table-cell>
          <table:table-cell table:style-name="ce121" table:formula="of:=[$SUMMARY.F37]" office:value-type="float" office:value="0" calcext:value-type="float">
            <text:p>0</text:p>
          </table:table-cell>
          <table:table-cell table:style-name="ce121" table:formula="of:=[$SUMMARY.G37]" office:value-type="float" office:value="0" calcext:value-type="float">
            <text:p>0</text:p>
          </table:table-cell>
          <table:table-cell table:style-name="ce127" table:formula="of:=SUM([.U36:.W36])" office:value-type="float" office:value="0" calcext:value-type="float">
            <text:p>0</text:p>
          </table:table-cell>
          <table:table-cell table:style-name="ce132" table:formula="of:=PRODUCT([.E36];[$'DRAGON SNAPSHOT'.B45])" office:value-type="float" office:value="0" calcext:value-type="float">
            <text:p>0</text:p>
          </table:table-cell>
          <table:table-cell table:style-name="ce127" table:formula="of:=PRODUCT([.E36];[$'DRAGON SNAPSHOT'.C45])" office:value-type="float" office:value="0" calcext:value-type="float">
            <text:p>0</text:p>
          </table:table-cell>
          <table:table-cell table:style-name="ce136" table:formula="of:=PRODUCT([.E36];[$'DRAGON SNAPSHOT'.D45])" office:value-type="float" office:value="0" calcext:value-type="float">
            <text:p>0</text:p>
          </table:table-cell>
          <table:table-cell table:style-name="ce136" table:formula="of:=PRODUCT([.E36];[$'DRAGON SNAPSHOT'.E45])" office:value-type="float" office:value="0" calcext:value-type="float">
            <text:p>0</text:p>
          </table:table-cell>
          <table:table-cell table:style-name="ce136" table:formula="of:=PRODUCT([.E36];[$'DRAGON SNAPSHOT'.F45])" office:value-type="float" office:value="0" calcext:value-type="float">
            <text:p>0</text:p>
          </table:table-cell>
          <table:table-cell table:style-name="ce132" table:formula="of:=PRODUCT([.E36];[$'DRAGON SNAPSHOT'.G45])" office:value-type="float" office:value="0" calcext:value-type="float">
            <text:p>0</text:p>
          </table:table-cell>
          <table:table-cell table:style-name="ce142" table:formula="of:=PRODUCT([.E36];[$'DRAGON SNAPSHOT'.H45])" office:value-type="float" office:value="0" calcext:value-type="float">
            <text:p>0</text:p>
          </table:table-cell>
          <table:table-cell table:style-name="ce142" table:formula="of:=PRODUCT([.E36];[$'DRAGON SNAPSHOT'.I45])" office:value-type="float" office:value="0" calcext:value-type="float">
            <text:p>0</text:p>
          </table:table-cell>
          <table:table-cell table:style-name="ce142" table:formula="of:=PRODUCT([.E36];[$'DRAGON SNAPSHOT'.J45])" office:value-type="float" office:value="0" calcext:value-type="float">
            <text:p>0</text:p>
          </table:table-cell>
          <table:table-cell table:style-name="ce147" table:formula="of:=PRODUCT([.E36];[$'DRAGON SNAPSHOT'.K45])" office:value-type="float" office:value="0" calcext:value-type="float">
            <text:p>0</text:p>
          </table:table-cell>
          <table:table-cell table:style-name="ce149" table:formula="of:=PRODUCT([.E36];[$'DRAGON SNAPSHOT'.L45])" office:value-type="float" office:value="0" calcext:value-type="float">
            <text:p>0</text:p>
          </table:table-cell>
          <table:table-cell table:style-name="ce151" table:formula="of:=PRODUCT([.E36];[$'DRAGON SNAPSHOT'.M45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36];[.B36])" office:value-type="float" office:value="0" calcext:value-type="float">
            <text:p>0</text:p>
          </table:table-cell>
          <table:table-cell table:style-name="ce132" table:formula="of:=PRODUCT([.AA36];[.C36])" office:value-type="float" office:value="0" calcext:value-type="float">
            <text:p>0</text:p>
          </table:table-cell>
          <table:table-cell table:style-name="ce132" table:formula="of:=PRODUCT([.AB36];[.D36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09-19" calcext:value-type="date">
            <text:p>19-Sep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09-26" calcext:value-type="date">
            <text:p>26-Sep-2022</text:p>
          </table:table-cell>
          <table:table-cell table:style-name="ce121" table:formula="of:=[$SUMMARY.E38]" office:value-type="float" office:value="0" calcext:value-type="float">
            <text:p>0</text:p>
          </table:table-cell>
          <table:table-cell table:style-name="ce121" table:formula="of:=[$SUMMARY.F38]" office:value-type="float" office:value="0" calcext:value-type="float">
            <text:p>0</text:p>
          </table:table-cell>
          <table:table-cell table:style-name="ce121" table:formula="of:=[$SUMMARY.G38]" office:value-type="float" office:value="0" calcext:value-type="float">
            <text:p>0</text:p>
          </table:table-cell>
          <table:table-cell table:style-name="ce127" table:formula="of:=SUM([.U37:.W37])" office:value-type="float" office:value="0" calcext:value-type="float">
            <text:p>0</text:p>
          </table:table-cell>
          <table:table-cell table:style-name="ce132" table:formula="of:=PRODUCT([.E37];[$'DRAGON SNAPSHOT'.B46])" office:value-type="float" office:value="0" calcext:value-type="float">
            <text:p>0</text:p>
          </table:table-cell>
          <table:table-cell table:style-name="ce127" table:formula="of:=PRODUCT([.E37];[$'DRAGON SNAPSHOT'.C46])" office:value-type="float" office:value="0" calcext:value-type="float">
            <text:p>0</text:p>
          </table:table-cell>
          <table:table-cell table:style-name="ce136" table:formula="of:=PRODUCT([.E37];[$'DRAGON SNAPSHOT'.D46])" office:value-type="float" office:value="0" calcext:value-type="float">
            <text:p>0</text:p>
          </table:table-cell>
          <table:table-cell table:style-name="ce136" table:formula="of:=PRODUCT([.E37];[$'DRAGON SNAPSHOT'.E46])" office:value-type="float" office:value="0" calcext:value-type="float">
            <text:p>0</text:p>
          </table:table-cell>
          <table:table-cell table:style-name="ce136" table:formula="of:=PRODUCT([.E37];[$'DRAGON SNAPSHOT'.F46])" office:value-type="float" office:value="0" calcext:value-type="float">
            <text:p>0</text:p>
          </table:table-cell>
          <table:table-cell table:style-name="ce132" table:formula="of:=PRODUCT([.E37];[$'DRAGON SNAPSHOT'.G46])" office:value-type="float" office:value="0" calcext:value-type="float">
            <text:p>0</text:p>
          </table:table-cell>
          <table:table-cell table:style-name="ce142" table:formula="of:=PRODUCT([.E37];[$'DRAGON SNAPSHOT'.H46])" office:value-type="float" office:value="0" calcext:value-type="float">
            <text:p>0</text:p>
          </table:table-cell>
          <table:table-cell table:style-name="ce142" table:formula="of:=PRODUCT([.E37];[$'DRAGON SNAPSHOT'.I46])" office:value-type="float" office:value="0" calcext:value-type="float">
            <text:p>0</text:p>
          </table:table-cell>
          <table:table-cell table:style-name="ce142" table:formula="of:=PRODUCT([.E37];[$'DRAGON SNAPSHOT'.J46])" office:value-type="float" office:value="0" calcext:value-type="float">
            <text:p>0</text:p>
          </table:table-cell>
          <table:table-cell table:style-name="ce147" table:formula="of:=PRODUCT([.E37];[$'DRAGON SNAPSHOT'.K46])" office:value-type="float" office:value="0" calcext:value-type="float">
            <text:p>0</text:p>
          </table:table-cell>
          <table:table-cell table:style-name="ce149" table:formula="of:=PRODUCT([.E37];[$'DRAGON SNAPSHOT'.L46])" office:value-type="float" office:value="0" calcext:value-type="float">
            <text:p>0</text:p>
          </table:table-cell>
          <table:table-cell table:style-name="ce151" table:formula="of:=PRODUCT([.E37];[$'DRAGON SNAPSHOT'.M46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37];[.B37])" office:value-type="float" office:value="0" calcext:value-type="float">
            <text:p>0</text:p>
          </table:table-cell>
          <table:table-cell table:style-name="ce132" table:formula="of:=PRODUCT([.AA37];[.C37])" office:value-type="float" office:value="0" calcext:value-type="float">
            <text:p>0</text:p>
          </table:table-cell>
          <table:table-cell table:style-name="ce132" table:formula="of:=PRODUCT([.AB37];[.D37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09-26" calcext:value-type="date">
            <text:p>26-Sep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10-03" calcext:value-type="date">
            <text:p>3-Oct-2022</text:p>
          </table:table-cell>
          <table:table-cell table:style-name="ce121" table:formula="of:=[$SUMMARY.E39]" office:value-type="float" office:value="0" calcext:value-type="float">
            <text:p>0</text:p>
          </table:table-cell>
          <table:table-cell table:style-name="ce121" table:formula="of:=[$SUMMARY.F39]" office:value-type="float" office:value="0" calcext:value-type="float">
            <text:p>0</text:p>
          </table:table-cell>
          <table:table-cell table:style-name="ce121" table:formula="of:=[$SUMMARY.G39]" office:value-type="float" office:value="0" calcext:value-type="float">
            <text:p>0</text:p>
          </table:table-cell>
          <table:table-cell table:style-name="ce127" table:formula="of:=SUM([.U38:.W38])" office:value-type="float" office:value="0" calcext:value-type="float">
            <text:p>0</text:p>
          </table:table-cell>
          <table:table-cell table:style-name="ce132" table:formula="of:=PRODUCT([.E38];[$'DRAGON SNAPSHOT'.B47])" office:value-type="float" office:value="0" calcext:value-type="float">
            <text:p>0</text:p>
          </table:table-cell>
          <table:table-cell table:style-name="ce127" table:formula="of:=PRODUCT([.E38];[$'DRAGON SNAPSHOT'.C47])" office:value-type="float" office:value="0" calcext:value-type="float">
            <text:p>0</text:p>
          </table:table-cell>
          <table:table-cell table:style-name="ce136" table:formula="of:=PRODUCT([.E38];[$'DRAGON SNAPSHOT'.D47])" office:value-type="float" office:value="0" calcext:value-type="float">
            <text:p>0</text:p>
          </table:table-cell>
          <table:table-cell table:style-name="ce136" table:formula="of:=PRODUCT([.E38];[$'DRAGON SNAPSHOT'.E47])" office:value-type="float" office:value="0" calcext:value-type="float">
            <text:p>0</text:p>
          </table:table-cell>
          <table:table-cell table:style-name="ce136" table:formula="of:=PRODUCT([.E38];[$'DRAGON SNAPSHOT'.F47])" office:value-type="float" office:value="0" calcext:value-type="float">
            <text:p>0</text:p>
          </table:table-cell>
          <table:table-cell table:style-name="ce132" table:formula="of:=PRODUCT([.E38];[$'DRAGON SNAPSHOT'.G47])" office:value-type="float" office:value="0" calcext:value-type="float">
            <text:p>0</text:p>
          </table:table-cell>
          <table:table-cell table:style-name="ce142" table:formula="of:=PRODUCT([.E38];[$'DRAGON SNAPSHOT'.H47])" office:value-type="float" office:value="0" calcext:value-type="float">
            <text:p>0</text:p>
          </table:table-cell>
          <table:table-cell table:style-name="ce142" table:formula="of:=PRODUCT([.E38];[$'DRAGON SNAPSHOT'.I47])" office:value-type="float" office:value="0" calcext:value-type="float">
            <text:p>0</text:p>
          </table:table-cell>
          <table:table-cell table:style-name="ce142" table:formula="of:=PRODUCT([.E38];[$'DRAGON SNAPSHOT'.J47])" office:value-type="float" office:value="0" calcext:value-type="float">
            <text:p>0</text:p>
          </table:table-cell>
          <table:table-cell table:style-name="ce147" table:formula="of:=PRODUCT([.E38];[$'DRAGON SNAPSHOT'.K47])" office:value-type="float" office:value="0" calcext:value-type="float">
            <text:p>0</text:p>
          </table:table-cell>
          <table:table-cell table:style-name="ce149" table:formula="of:=PRODUCT([.E38];[$'DRAGON SNAPSHOT'.L47])" office:value-type="float" office:value="0" calcext:value-type="float">
            <text:p>0</text:p>
          </table:table-cell>
          <table:table-cell table:style-name="ce151" table:formula="of:=PRODUCT([.E38];[$'DRAGON SNAPSHOT'.M47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38];[.B38])" office:value-type="float" office:value="0" calcext:value-type="float">
            <text:p>0</text:p>
          </table:table-cell>
          <table:table-cell table:style-name="ce132" table:formula="of:=PRODUCT([.AA38];[.C38])" office:value-type="float" office:value="0" calcext:value-type="float">
            <text:p>0</text:p>
          </table:table-cell>
          <table:table-cell table:style-name="ce132" table:formula="of:=PRODUCT([.AB38];[.D38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10-03" calcext:value-type="date">
            <text:p>3-Oct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10-10" calcext:value-type="date">
            <text:p>10-Oct-2022</text:p>
          </table:table-cell>
          <table:table-cell table:style-name="ce121" table:formula="of:=[$SUMMARY.E40]" office:value-type="float" office:value="0" calcext:value-type="float">
            <text:p>0</text:p>
          </table:table-cell>
          <table:table-cell table:style-name="ce121" table:formula="of:=[$SUMMARY.F40]" office:value-type="float" office:value="0" calcext:value-type="float">
            <text:p>0</text:p>
          </table:table-cell>
          <table:table-cell table:style-name="ce121" table:formula="of:=[$SUMMARY.G40]" office:value-type="float" office:value="0" calcext:value-type="float">
            <text:p>0</text:p>
          </table:table-cell>
          <table:table-cell table:style-name="ce127" table:formula="of:=SUM([.U39:.W39])" office:value-type="float" office:value="0" calcext:value-type="float">
            <text:p>0</text:p>
          </table:table-cell>
          <table:table-cell table:style-name="ce132" table:formula="of:=PRODUCT([.E39];[$'DRAGON SNAPSHOT'.B48])" office:value-type="float" office:value="0" calcext:value-type="float">
            <text:p>0</text:p>
          </table:table-cell>
          <table:table-cell table:style-name="ce127" table:formula="of:=PRODUCT([.E39];[$'DRAGON SNAPSHOT'.C48])" office:value-type="float" office:value="0" calcext:value-type="float">
            <text:p>0</text:p>
          </table:table-cell>
          <table:table-cell table:style-name="ce136" table:formula="of:=PRODUCT([.E39];[$'DRAGON SNAPSHOT'.D48])" office:value-type="float" office:value="0" calcext:value-type="float">
            <text:p>0</text:p>
          </table:table-cell>
          <table:table-cell table:style-name="ce136" table:formula="of:=PRODUCT([.E39];[$'DRAGON SNAPSHOT'.E48])" office:value-type="float" office:value="0" calcext:value-type="float">
            <text:p>0</text:p>
          </table:table-cell>
          <table:table-cell table:style-name="ce136" table:formula="of:=PRODUCT([.E39];[$'DRAGON SNAPSHOT'.F48])" office:value-type="float" office:value="0" calcext:value-type="float">
            <text:p>0</text:p>
          </table:table-cell>
          <table:table-cell table:style-name="ce132" table:formula="of:=PRODUCT([.E39];[$'DRAGON SNAPSHOT'.G48])" office:value-type="float" office:value="0" calcext:value-type="float">
            <text:p>0</text:p>
          </table:table-cell>
          <table:table-cell table:style-name="ce142" table:formula="of:=PRODUCT([.E39];[$'DRAGON SNAPSHOT'.H48])" office:value-type="float" office:value="0" calcext:value-type="float">
            <text:p>0</text:p>
          </table:table-cell>
          <table:table-cell table:style-name="ce142" table:formula="of:=PRODUCT([.E39];[$'DRAGON SNAPSHOT'.I48])" office:value-type="float" office:value="0" calcext:value-type="float">
            <text:p>0</text:p>
          </table:table-cell>
          <table:table-cell table:style-name="ce142" table:formula="of:=PRODUCT([.E39];[$'DRAGON SNAPSHOT'.J48])" office:value-type="float" office:value="0" calcext:value-type="float">
            <text:p>0</text:p>
          </table:table-cell>
          <table:table-cell table:style-name="ce147" table:formula="of:=PRODUCT([.E39];[$'DRAGON SNAPSHOT'.K48])" office:value-type="float" office:value="0" calcext:value-type="float">
            <text:p>0</text:p>
          </table:table-cell>
          <table:table-cell table:style-name="ce149" table:formula="of:=PRODUCT([.E39];[$'DRAGON SNAPSHOT'.L48])" office:value-type="float" office:value="0" calcext:value-type="float">
            <text:p>0</text:p>
          </table:table-cell>
          <table:table-cell table:style-name="ce151" table:formula="of:=PRODUCT([.E39];[$'DRAGON SNAPSHOT'.M48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39];[.B39])" office:value-type="float" office:value="0" calcext:value-type="float">
            <text:p>0</text:p>
          </table:table-cell>
          <table:table-cell table:style-name="ce132" table:formula="of:=PRODUCT([.AA39];[.C39])" office:value-type="float" office:value="0" calcext:value-type="float">
            <text:p>0</text:p>
          </table:table-cell>
          <table:table-cell table:style-name="ce132" table:formula="of:=PRODUCT([.AB39];[.D39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10-10" calcext:value-type="date">
            <text:p>10-Oct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10-17" calcext:value-type="date">
            <text:p>17-Oct-2022</text:p>
          </table:table-cell>
          <table:table-cell table:style-name="ce121" table:formula="of:=[$SUMMARY.E41]" office:value-type="float" office:value="0" calcext:value-type="float">
            <text:p>0</text:p>
          </table:table-cell>
          <table:table-cell table:style-name="ce121" table:formula="of:=[$SUMMARY.F41]" office:value-type="float" office:value="0" calcext:value-type="float">
            <text:p>0</text:p>
          </table:table-cell>
          <table:table-cell table:style-name="ce121" table:formula="of:=[$SUMMARY.G41]" office:value-type="float" office:value="0" calcext:value-type="float">
            <text:p>0</text:p>
          </table:table-cell>
          <table:table-cell table:style-name="ce127" table:formula="of:=SUM([.U40:.W40])" office:value-type="float" office:value="0" calcext:value-type="float">
            <text:p>0</text:p>
          </table:table-cell>
          <table:table-cell table:style-name="ce132" table:formula="of:=PRODUCT([.E40];[$'DRAGON SNAPSHOT'.B49])" office:value-type="float" office:value="0" calcext:value-type="float">
            <text:p>0</text:p>
          </table:table-cell>
          <table:table-cell table:style-name="ce127" table:formula="of:=PRODUCT([.E40];[$'DRAGON SNAPSHOT'.C49])" office:value-type="float" office:value="0" calcext:value-type="float">
            <text:p>0</text:p>
          </table:table-cell>
          <table:table-cell table:style-name="ce136" table:formula="of:=PRODUCT([.E40];[$'DRAGON SNAPSHOT'.D49])" office:value-type="float" office:value="0" calcext:value-type="float">
            <text:p>0</text:p>
          </table:table-cell>
          <table:table-cell table:style-name="ce136" table:formula="of:=PRODUCT([.E40];[$'DRAGON SNAPSHOT'.E49])" office:value-type="float" office:value="0" calcext:value-type="float">
            <text:p>0</text:p>
          </table:table-cell>
          <table:table-cell table:style-name="ce136" table:formula="of:=PRODUCT([.E40];[$'DRAGON SNAPSHOT'.F49])" office:value-type="float" office:value="0" calcext:value-type="float">
            <text:p>0</text:p>
          </table:table-cell>
          <table:table-cell table:style-name="ce132" table:formula="of:=PRODUCT([.E40];[$'DRAGON SNAPSHOT'.G49])" office:value-type="float" office:value="0" calcext:value-type="float">
            <text:p>0</text:p>
          </table:table-cell>
          <table:table-cell table:style-name="ce142" table:formula="of:=PRODUCT([.E40];[$'DRAGON SNAPSHOT'.H49])" office:value-type="float" office:value="0" calcext:value-type="float">
            <text:p>0</text:p>
          </table:table-cell>
          <table:table-cell table:style-name="ce142" table:formula="of:=PRODUCT([.E40];[$'DRAGON SNAPSHOT'.I49])" office:value-type="float" office:value="0" calcext:value-type="float">
            <text:p>0</text:p>
          </table:table-cell>
          <table:table-cell table:style-name="ce142" table:formula="of:=PRODUCT([.E40];[$'DRAGON SNAPSHOT'.J49])" office:value-type="float" office:value="0" calcext:value-type="float">
            <text:p>0</text:p>
          </table:table-cell>
          <table:table-cell table:style-name="ce147" table:formula="of:=PRODUCT([.E40];[$'DRAGON SNAPSHOT'.K49])" office:value-type="float" office:value="0" calcext:value-type="float">
            <text:p>0</text:p>
          </table:table-cell>
          <table:table-cell table:style-name="ce149" table:formula="of:=PRODUCT([.E40];[$'DRAGON SNAPSHOT'.L49])" office:value-type="float" office:value="0" calcext:value-type="float">
            <text:p>0</text:p>
          </table:table-cell>
          <table:table-cell table:style-name="ce151" table:formula="of:=PRODUCT([.E40];[$'DRAGON SNAPSHOT'.M49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40];[.B40])" office:value-type="float" office:value="0" calcext:value-type="float">
            <text:p>0</text:p>
          </table:table-cell>
          <table:table-cell table:style-name="ce132" table:formula="of:=PRODUCT([.AA40];[.C40])" office:value-type="float" office:value="0" calcext:value-type="float">
            <text:p>0</text:p>
          </table:table-cell>
          <table:table-cell table:style-name="ce132" table:formula="of:=PRODUCT([.AB40];[.D40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10-17" calcext:value-type="date">
            <text:p>17-Oct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10-24" calcext:value-type="date">
            <text:p>24-Oct-2022</text:p>
          </table:table-cell>
          <table:table-cell table:style-name="ce121" table:formula="of:=[$SUMMARY.E42]" office:value-type="float" office:value="0" calcext:value-type="float">
            <text:p>0</text:p>
          </table:table-cell>
          <table:table-cell table:style-name="ce121" table:formula="of:=[$SUMMARY.F42]" office:value-type="float" office:value="0" calcext:value-type="float">
            <text:p>0</text:p>
          </table:table-cell>
          <table:table-cell table:style-name="ce121" table:formula="of:=[$SUMMARY.G42]" office:value-type="float" office:value="0" calcext:value-type="float">
            <text:p>0</text:p>
          </table:table-cell>
          <table:table-cell table:style-name="ce127" table:formula="of:=SUM([.U41:.W41])" office:value-type="float" office:value="0" calcext:value-type="float">
            <text:p>0</text:p>
          </table:table-cell>
          <table:table-cell table:style-name="ce132" table:formula="of:=PRODUCT([.E41];[$'DRAGON SNAPSHOT'.B50])" office:value-type="float" office:value="0" calcext:value-type="float">
            <text:p>0</text:p>
          </table:table-cell>
          <table:table-cell table:style-name="ce127" table:formula="of:=PRODUCT([.E41];[$'DRAGON SNAPSHOT'.C50])" office:value-type="float" office:value="0" calcext:value-type="float">
            <text:p>0</text:p>
          </table:table-cell>
          <table:table-cell table:style-name="ce136" table:formula="of:=PRODUCT([.E41];[$'DRAGON SNAPSHOT'.D50])" office:value-type="float" office:value="0" calcext:value-type="float">
            <text:p>0</text:p>
          </table:table-cell>
          <table:table-cell table:style-name="ce136" table:formula="of:=PRODUCT([.E41];[$'DRAGON SNAPSHOT'.E50])" office:value-type="float" office:value="0" calcext:value-type="float">
            <text:p>0</text:p>
          </table:table-cell>
          <table:table-cell table:style-name="ce136" table:formula="of:=PRODUCT([.E41];[$'DRAGON SNAPSHOT'.F50])" office:value-type="float" office:value="0" calcext:value-type="float">
            <text:p>0</text:p>
          </table:table-cell>
          <table:table-cell table:style-name="ce132" table:formula="of:=PRODUCT([.E41];[$'DRAGON SNAPSHOT'.G50])" office:value-type="float" office:value="0" calcext:value-type="float">
            <text:p>0</text:p>
          </table:table-cell>
          <table:table-cell table:style-name="ce142" table:formula="of:=PRODUCT([.E41];[$'DRAGON SNAPSHOT'.H50])" office:value-type="float" office:value="0" calcext:value-type="float">
            <text:p>0</text:p>
          </table:table-cell>
          <table:table-cell table:style-name="ce142" table:formula="of:=PRODUCT([.E41];[$'DRAGON SNAPSHOT'.I50])" office:value-type="float" office:value="0" calcext:value-type="float">
            <text:p>0</text:p>
          </table:table-cell>
          <table:table-cell table:style-name="ce142" table:formula="of:=PRODUCT([.E41];[$'DRAGON SNAPSHOT'.J50])" office:value-type="float" office:value="0" calcext:value-type="float">
            <text:p>0</text:p>
          </table:table-cell>
          <table:table-cell table:style-name="ce147" table:formula="of:=PRODUCT([.E41];[$'DRAGON SNAPSHOT'.K50])" office:value-type="float" office:value="0" calcext:value-type="float">
            <text:p>0</text:p>
          </table:table-cell>
          <table:table-cell table:style-name="ce149" table:formula="of:=PRODUCT([.E41];[$'DRAGON SNAPSHOT'.L50])" office:value-type="float" office:value="0" calcext:value-type="float">
            <text:p>0</text:p>
          </table:table-cell>
          <table:table-cell table:style-name="ce151" table:formula="of:=PRODUCT([.E41];[$'DRAGON SNAPSHOT'.M50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41];[.B41])" office:value-type="float" office:value="0" calcext:value-type="float">
            <text:p>0</text:p>
          </table:table-cell>
          <table:table-cell table:style-name="ce132" table:formula="of:=PRODUCT([.AA41];[.C41])" office:value-type="float" office:value="0" calcext:value-type="float">
            <text:p>0</text:p>
          </table:table-cell>
          <table:table-cell table:style-name="ce132" table:formula="of:=PRODUCT([.AB41];[.D41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10-24" calcext:value-type="date">
            <text:p>24-Oct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10-31" calcext:value-type="date">
            <text:p>31-Oct-2022</text:p>
          </table:table-cell>
          <table:table-cell table:style-name="ce121" table:formula="of:=[$SUMMARY.E43]" office:value-type="float" office:value="0" calcext:value-type="float">
            <text:p>0</text:p>
          </table:table-cell>
          <table:table-cell table:style-name="ce121" table:formula="of:=[$SUMMARY.F43]" office:value-type="float" office:value="0" calcext:value-type="float">
            <text:p>0</text:p>
          </table:table-cell>
          <table:table-cell table:style-name="ce121" table:formula="of:=[$SUMMARY.G43]" office:value-type="float" office:value="0" calcext:value-type="float">
            <text:p>0</text:p>
          </table:table-cell>
          <table:table-cell table:style-name="ce127" table:formula="of:=SUM([.U42:.W42])" office:value-type="float" office:value="0" calcext:value-type="float">
            <text:p>0</text:p>
          </table:table-cell>
          <table:table-cell table:style-name="ce132" table:formula="of:=PRODUCT([.E42];[$'DRAGON SNAPSHOT'.B51])" office:value-type="float" office:value="0" calcext:value-type="float">
            <text:p>0</text:p>
          </table:table-cell>
          <table:table-cell table:style-name="ce127" table:formula="of:=PRODUCT([.E42];[$'DRAGON SNAPSHOT'.C51])" office:value-type="float" office:value="0" calcext:value-type="float">
            <text:p>0</text:p>
          </table:table-cell>
          <table:table-cell table:style-name="ce136" table:formula="of:=PRODUCT([.E42];[$'DRAGON SNAPSHOT'.D51])" office:value-type="float" office:value="0" calcext:value-type="float">
            <text:p>0</text:p>
          </table:table-cell>
          <table:table-cell table:style-name="ce136" table:formula="of:=PRODUCT([.E42];[$'DRAGON SNAPSHOT'.E51])" office:value-type="float" office:value="0" calcext:value-type="float">
            <text:p>0</text:p>
          </table:table-cell>
          <table:table-cell table:style-name="ce136" table:formula="of:=PRODUCT([.E42];[$'DRAGON SNAPSHOT'.F51])" office:value-type="float" office:value="0" calcext:value-type="float">
            <text:p>0</text:p>
          </table:table-cell>
          <table:table-cell table:style-name="ce132" table:formula="of:=PRODUCT([.E42];[$'DRAGON SNAPSHOT'.G51])" office:value-type="float" office:value="0" calcext:value-type="float">
            <text:p>0</text:p>
          </table:table-cell>
          <table:table-cell table:style-name="ce142" table:formula="of:=PRODUCT([.E42];[$'DRAGON SNAPSHOT'.H51])" office:value-type="float" office:value="0" calcext:value-type="float">
            <text:p>0</text:p>
          </table:table-cell>
          <table:table-cell table:style-name="ce142" table:formula="of:=PRODUCT([.E42];[$'DRAGON SNAPSHOT'.I51])" office:value-type="float" office:value="0" calcext:value-type="float">
            <text:p>0</text:p>
          </table:table-cell>
          <table:table-cell table:style-name="ce142" table:formula="of:=PRODUCT([.E42];[$'DRAGON SNAPSHOT'.J51])" office:value-type="float" office:value="0" calcext:value-type="float">
            <text:p>0</text:p>
          </table:table-cell>
          <table:table-cell table:style-name="ce147" table:formula="of:=PRODUCT([.E42];[$'DRAGON SNAPSHOT'.K51])" office:value-type="float" office:value="0" calcext:value-type="float">
            <text:p>0</text:p>
          </table:table-cell>
          <table:table-cell table:style-name="ce149" table:formula="of:=PRODUCT([.E42];[$'DRAGON SNAPSHOT'.L51])" office:value-type="float" office:value="0" calcext:value-type="float">
            <text:p>0</text:p>
          </table:table-cell>
          <table:table-cell table:style-name="ce151" table:formula="of:=PRODUCT([.E42];[$'DRAGON SNAPSHOT'.M51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42];[.B42])" office:value-type="float" office:value="0" calcext:value-type="float">
            <text:p>0</text:p>
          </table:table-cell>
          <table:table-cell table:style-name="ce132" table:formula="of:=PRODUCT([.AA42];[.C42])" office:value-type="float" office:value="0" calcext:value-type="float">
            <text:p>0</text:p>
          </table:table-cell>
          <table:table-cell table:style-name="ce132" table:formula="of:=PRODUCT([.AB42];[.D42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10-31" calcext:value-type="date">
            <text:p>31-Oct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11-07" calcext:value-type="date">
            <text:p>7-Nov-2022</text:p>
          </table:table-cell>
          <table:table-cell table:style-name="ce121" table:formula="of:=[$SUMMARY.E44]" office:value-type="float" office:value="0" calcext:value-type="float">
            <text:p>0</text:p>
          </table:table-cell>
          <table:table-cell table:style-name="ce121" table:formula="of:=[$SUMMARY.F44]" office:value-type="float" office:value="0" calcext:value-type="float">
            <text:p>0</text:p>
          </table:table-cell>
          <table:table-cell table:style-name="ce121" table:formula="of:=[$SUMMARY.G44]" office:value-type="float" office:value="0" calcext:value-type="float">
            <text:p>0</text:p>
          </table:table-cell>
          <table:table-cell table:style-name="ce127" table:formula="of:=SUM([.U43:.W43])" office:value-type="float" office:value="0" calcext:value-type="float">
            <text:p>0</text:p>
          </table:table-cell>
          <table:table-cell table:style-name="ce132" table:formula="of:=PRODUCT([.E43];[$'DRAGON SNAPSHOT'.B52])" office:value-type="float" office:value="0" calcext:value-type="float">
            <text:p>0</text:p>
          </table:table-cell>
          <table:table-cell table:style-name="ce127" table:formula="of:=PRODUCT([.E43];[$'DRAGON SNAPSHOT'.C52])" office:value-type="float" office:value="0" calcext:value-type="float">
            <text:p>0</text:p>
          </table:table-cell>
          <table:table-cell table:style-name="ce136" table:formula="of:=PRODUCT([.E43];[$'DRAGON SNAPSHOT'.D52])" office:value-type="float" office:value="0" calcext:value-type="float">
            <text:p>0</text:p>
          </table:table-cell>
          <table:table-cell table:style-name="ce136" table:formula="of:=PRODUCT([.E43];[$'DRAGON SNAPSHOT'.E52])" office:value-type="float" office:value="0" calcext:value-type="float">
            <text:p>0</text:p>
          </table:table-cell>
          <table:table-cell table:style-name="ce136" table:formula="of:=PRODUCT([.E43];[$'DRAGON SNAPSHOT'.F52])" office:value-type="float" office:value="0" calcext:value-type="float">
            <text:p>0</text:p>
          </table:table-cell>
          <table:table-cell table:style-name="ce132" table:formula="of:=PRODUCT([.E43];[$'DRAGON SNAPSHOT'.G52])" office:value-type="float" office:value="0" calcext:value-type="float">
            <text:p>0</text:p>
          </table:table-cell>
          <table:table-cell table:style-name="ce142" table:formula="of:=PRODUCT([.E43];[$'DRAGON SNAPSHOT'.H52])" office:value-type="float" office:value="0" calcext:value-type="float">
            <text:p>0</text:p>
          </table:table-cell>
          <table:table-cell table:style-name="ce142" table:formula="of:=PRODUCT([.E43];[$'DRAGON SNAPSHOT'.I52])" office:value-type="float" office:value="0" calcext:value-type="float">
            <text:p>0</text:p>
          </table:table-cell>
          <table:table-cell table:style-name="ce142" table:formula="of:=PRODUCT([.E43];[$'DRAGON SNAPSHOT'.J52])" office:value-type="float" office:value="0" calcext:value-type="float">
            <text:p>0</text:p>
          </table:table-cell>
          <table:table-cell table:style-name="ce147" table:formula="of:=PRODUCT([.E43];[$'DRAGON SNAPSHOT'.K52])" office:value-type="float" office:value="0" calcext:value-type="float">
            <text:p>0</text:p>
          </table:table-cell>
          <table:table-cell table:style-name="ce149" table:formula="of:=PRODUCT([.E43];[$'DRAGON SNAPSHOT'.L52])" office:value-type="float" office:value="0" calcext:value-type="float">
            <text:p>0</text:p>
          </table:table-cell>
          <table:table-cell table:style-name="ce151" table:formula="of:=PRODUCT([.E43];[$'DRAGON SNAPSHOT'.M52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43];[.B43])" office:value-type="float" office:value="0" calcext:value-type="float">
            <text:p>0</text:p>
          </table:table-cell>
          <table:table-cell table:style-name="ce132" table:formula="of:=PRODUCT([.AA43];[.C43])" office:value-type="float" office:value="0" calcext:value-type="float">
            <text:p>0</text:p>
          </table:table-cell>
          <table:table-cell table:style-name="ce132" table:formula="of:=PRODUCT([.AB43];[.D43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11-07" calcext:value-type="date">
            <text:p>7-Nov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11-14" calcext:value-type="date">
            <text:p>14-Nov-2022</text:p>
          </table:table-cell>
          <table:table-cell table:style-name="ce121" table:formula="of:=[$SUMMARY.E45]" office:value-type="float" office:value="0" calcext:value-type="float">
            <text:p>0</text:p>
          </table:table-cell>
          <table:table-cell table:style-name="ce121" table:formula="of:=[$SUMMARY.F45]" office:value-type="float" office:value="0" calcext:value-type="float">
            <text:p>0</text:p>
          </table:table-cell>
          <table:table-cell table:style-name="ce121" table:formula="of:=[$SUMMARY.G45]" office:value-type="float" office:value="0" calcext:value-type="float">
            <text:p>0</text:p>
          </table:table-cell>
          <table:table-cell table:style-name="ce127" table:formula="of:=SUM([.U44:.W44])" office:value-type="float" office:value="0" calcext:value-type="float">
            <text:p>0</text:p>
          </table:table-cell>
          <table:table-cell table:style-name="ce132" table:formula="of:=PRODUCT([.E44];[$'DRAGON SNAPSHOT'.B53])" office:value-type="float" office:value="0" calcext:value-type="float">
            <text:p>0</text:p>
          </table:table-cell>
          <table:table-cell table:style-name="ce127" table:formula="of:=PRODUCT([.E44];[$'DRAGON SNAPSHOT'.C53])" office:value-type="float" office:value="0" calcext:value-type="float">
            <text:p>0</text:p>
          </table:table-cell>
          <table:table-cell table:style-name="ce136" table:formula="of:=PRODUCT([.E44];[$'DRAGON SNAPSHOT'.D53])" office:value-type="float" office:value="0" calcext:value-type="float">
            <text:p>0</text:p>
          </table:table-cell>
          <table:table-cell table:style-name="ce136" table:formula="of:=PRODUCT([.E44];[$'DRAGON SNAPSHOT'.E53])" office:value-type="float" office:value="0" calcext:value-type="float">
            <text:p>0</text:p>
          </table:table-cell>
          <table:table-cell table:style-name="ce136" table:formula="of:=PRODUCT([.E44];[$'DRAGON SNAPSHOT'.F53])" office:value-type="float" office:value="0" calcext:value-type="float">
            <text:p>0</text:p>
          </table:table-cell>
          <table:table-cell table:style-name="ce132" table:formula="of:=PRODUCT([.E44];[$'DRAGON SNAPSHOT'.G53])" office:value-type="float" office:value="0" calcext:value-type="float">
            <text:p>0</text:p>
          </table:table-cell>
          <table:table-cell table:style-name="ce142" table:formula="of:=PRODUCT([.E44];[$'DRAGON SNAPSHOT'.H53])" office:value-type="float" office:value="0" calcext:value-type="float">
            <text:p>0</text:p>
          </table:table-cell>
          <table:table-cell table:style-name="ce142" table:formula="of:=PRODUCT([.E44];[$'DRAGON SNAPSHOT'.I53])" office:value-type="float" office:value="0" calcext:value-type="float">
            <text:p>0</text:p>
          </table:table-cell>
          <table:table-cell table:style-name="ce142" table:formula="of:=PRODUCT([.E44];[$'DRAGON SNAPSHOT'.J53])" office:value-type="float" office:value="0" calcext:value-type="float">
            <text:p>0</text:p>
          </table:table-cell>
          <table:table-cell table:style-name="ce147" table:formula="of:=PRODUCT([.E44];[$'DRAGON SNAPSHOT'.K53])" office:value-type="float" office:value="0" calcext:value-type="float">
            <text:p>0</text:p>
          </table:table-cell>
          <table:table-cell table:style-name="ce149" table:formula="of:=PRODUCT([.E44];[$'DRAGON SNAPSHOT'.L53])" office:value-type="float" office:value="0" calcext:value-type="float">
            <text:p>0</text:p>
          </table:table-cell>
          <table:table-cell table:style-name="ce151" table:formula="of:=PRODUCT([.E44];[$'DRAGON SNAPSHOT'.M53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44];[.B44])" office:value-type="float" office:value="0" calcext:value-type="float">
            <text:p>0</text:p>
          </table:table-cell>
          <table:table-cell table:style-name="ce132" table:formula="of:=PRODUCT([.AA44];[.C44])" office:value-type="float" office:value="0" calcext:value-type="float">
            <text:p>0</text:p>
          </table:table-cell>
          <table:table-cell table:style-name="ce132" table:formula="of:=PRODUCT([.AB44];[.D44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11-14" calcext:value-type="date">
            <text:p>14-Nov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11-21" calcext:value-type="date">
            <text:p>21-Nov-2022</text:p>
          </table:table-cell>
          <table:table-cell table:style-name="ce121" table:formula="of:=[$SUMMARY.E46]" office:value-type="float" office:value="0" calcext:value-type="float">
            <text:p>0</text:p>
          </table:table-cell>
          <table:table-cell table:style-name="ce121" table:formula="of:=[$SUMMARY.F46]" office:value-type="float" office:value="0" calcext:value-type="float">
            <text:p>0</text:p>
          </table:table-cell>
          <table:table-cell table:style-name="ce121" table:formula="of:=[$SUMMARY.G46]" office:value-type="float" office:value="0" calcext:value-type="float">
            <text:p>0</text:p>
          </table:table-cell>
          <table:table-cell table:style-name="ce127" table:formula="of:=SUM([.U45:.W45])" office:value-type="float" office:value="0" calcext:value-type="float">
            <text:p>0</text:p>
          </table:table-cell>
          <table:table-cell table:style-name="ce132" table:formula="of:=PRODUCT([.E45];[$'DRAGON SNAPSHOT'.B54])" office:value-type="float" office:value="0" calcext:value-type="float">
            <text:p>0</text:p>
          </table:table-cell>
          <table:table-cell table:style-name="ce127" table:formula="of:=PRODUCT([.E45];[$'DRAGON SNAPSHOT'.C54])" office:value-type="float" office:value="0" calcext:value-type="float">
            <text:p>0</text:p>
          </table:table-cell>
          <table:table-cell table:style-name="ce136" table:formula="of:=PRODUCT([.E45];[$'DRAGON SNAPSHOT'.D54])" office:value-type="float" office:value="0" calcext:value-type="float">
            <text:p>0</text:p>
          </table:table-cell>
          <table:table-cell table:style-name="ce136" table:formula="of:=PRODUCT([.E45];[$'DRAGON SNAPSHOT'.E54])" office:value-type="float" office:value="0" calcext:value-type="float">
            <text:p>0</text:p>
          </table:table-cell>
          <table:table-cell table:style-name="ce136" table:formula="of:=PRODUCT([.E45];[$'DRAGON SNAPSHOT'.F54])" office:value-type="float" office:value="0" calcext:value-type="float">
            <text:p>0</text:p>
          </table:table-cell>
          <table:table-cell table:style-name="ce132" table:formula="of:=PRODUCT([.E45];[$'DRAGON SNAPSHOT'.G54])" office:value-type="float" office:value="0" calcext:value-type="float">
            <text:p>0</text:p>
          </table:table-cell>
          <table:table-cell table:style-name="ce142" table:formula="of:=PRODUCT([.E45];[$'DRAGON SNAPSHOT'.H54])" office:value-type="float" office:value="0" calcext:value-type="float">
            <text:p>0</text:p>
          </table:table-cell>
          <table:table-cell table:style-name="ce142" table:formula="of:=PRODUCT([.E45];[$'DRAGON SNAPSHOT'.I54])" office:value-type="float" office:value="0" calcext:value-type="float">
            <text:p>0</text:p>
          </table:table-cell>
          <table:table-cell table:style-name="ce142" table:formula="of:=PRODUCT([.E45];[$'DRAGON SNAPSHOT'.J54])" office:value-type="float" office:value="0" calcext:value-type="float">
            <text:p>0</text:p>
          </table:table-cell>
          <table:table-cell table:style-name="ce147" table:formula="of:=PRODUCT([.E45];[$'DRAGON SNAPSHOT'.K54])" office:value-type="float" office:value="0" calcext:value-type="float">
            <text:p>0</text:p>
          </table:table-cell>
          <table:table-cell table:style-name="ce149" table:formula="of:=PRODUCT([.E45];[$'DRAGON SNAPSHOT'.L54])" office:value-type="float" office:value="0" calcext:value-type="float">
            <text:p>0</text:p>
          </table:table-cell>
          <table:table-cell table:style-name="ce151" table:formula="of:=PRODUCT([.E45];[$'DRAGON SNAPSHOT'.M54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45];[.B45])" office:value-type="float" office:value="0" calcext:value-type="float">
            <text:p>0</text:p>
          </table:table-cell>
          <table:table-cell table:style-name="ce132" table:formula="of:=PRODUCT([.AA45];[.C45])" office:value-type="float" office:value="0" calcext:value-type="float">
            <text:p>0</text:p>
          </table:table-cell>
          <table:table-cell table:style-name="ce132" table:formula="of:=PRODUCT([.AB45];[.D45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11-21" calcext:value-type="date">
            <text:p>21-Nov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11-28" calcext:value-type="date">
            <text:p>28-Nov-2022</text:p>
          </table:table-cell>
          <table:table-cell table:style-name="ce121" table:formula="of:=[$SUMMARY.E47]" office:value-type="float" office:value="0" calcext:value-type="float">
            <text:p>0</text:p>
          </table:table-cell>
          <table:table-cell table:style-name="ce121" table:formula="of:=[$SUMMARY.F47]" office:value-type="float" office:value="0" calcext:value-type="float">
            <text:p>0</text:p>
          </table:table-cell>
          <table:table-cell table:style-name="ce121" table:formula="of:=[$SUMMARY.G47]" office:value-type="float" office:value="0" calcext:value-type="float">
            <text:p>0</text:p>
          </table:table-cell>
          <table:table-cell table:style-name="ce127" table:formula="of:=SUM([.U46:.W46])" office:value-type="float" office:value="0" calcext:value-type="float">
            <text:p>0</text:p>
          </table:table-cell>
          <table:table-cell table:style-name="ce132" table:formula="of:=PRODUCT([.E46];[$'DRAGON SNAPSHOT'.B55])" office:value-type="float" office:value="0" calcext:value-type="float">
            <text:p>0</text:p>
          </table:table-cell>
          <table:table-cell table:style-name="ce127" table:formula="of:=PRODUCT([.E46];[$'DRAGON SNAPSHOT'.C55])" office:value-type="float" office:value="0" calcext:value-type="float">
            <text:p>0</text:p>
          </table:table-cell>
          <table:table-cell table:style-name="ce136" table:formula="of:=PRODUCT([.E46];[$'DRAGON SNAPSHOT'.D55])" office:value-type="float" office:value="0" calcext:value-type="float">
            <text:p>0</text:p>
          </table:table-cell>
          <table:table-cell table:style-name="ce136" table:formula="of:=PRODUCT([.E46];[$'DRAGON SNAPSHOT'.E55])" office:value-type="float" office:value="0" calcext:value-type="float">
            <text:p>0</text:p>
          </table:table-cell>
          <table:table-cell table:style-name="ce136" table:formula="of:=PRODUCT([.E46];[$'DRAGON SNAPSHOT'.F55])" office:value-type="float" office:value="0" calcext:value-type="float">
            <text:p>0</text:p>
          </table:table-cell>
          <table:table-cell table:style-name="ce132" table:formula="of:=PRODUCT([.E46];[$'DRAGON SNAPSHOT'.G55])" office:value-type="float" office:value="0" calcext:value-type="float">
            <text:p>0</text:p>
          </table:table-cell>
          <table:table-cell table:style-name="ce142" table:formula="of:=PRODUCT([.E46];[$'DRAGON SNAPSHOT'.H55])" office:value-type="float" office:value="0" calcext:value-type="float">
            <text:p>0</text:p>
          </table:table-cell>
          <table:table-cell table:style-name="ce142" table:formula="of:=PRODUCT([.E46];[$'DRAGON SNAPSHOT'.I55])" office:value-type="float" office:value="0" calcext:value-type="float">
            <text:p>0</text:p>
          </table:table-cell>
          <table:table-cell table:style-name="ce142" table:formula="of:=PRODUCT([.E46];[$'DRAGON SNAPSHOT'.J55])" office:value-type="float" office:value="0" calcext:value-type="float">
            <text:p>0</text:p>
          </table:table-cell>
          <table:table-cell table:style-name="ce147" table:formula="of:=PRODUCT([.E46];[$'DRAGON SNAPSHOT'.K55])" office:value-type="float" office:value="0" calcext:value-type="float">
            <text:p>0</text:p>
          </table:table-cell>
          <table:table-cell table:style-name="ce149" table:formula="of:=PRODUCT([.E46];[$'DRAGON SNAPSHOT'.L55])" office:value-type="float" office:value="0" calcext:value-type="float">
            <text:p>0</text:p>
          </table:table-cell>
          <table:table-cell table:style-name="ce151" table:formula="of:=PRODUCT([.E46];[$'DRAGON SNAPSHOT'.M55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46];[.B46])" office:value-type="float" office:value="0" calcext:value-type="float">
            <text:p>0</text:p>
          </table:table-cell>
          <table:table-cell table:style-name="ce132" table:formula="of:=PRODUCT([.AA46];[.C46])" office:value-type="float" office:value="0" calcext:value-type="float">
            <text:p>0</text:p>
          </table:table-cell>
          <table:table-cell table:style-name="ce132" table:formula="of:=PRODUCT([.AB46];[.D46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11-28" calcext:value-type="date">
            <text:p>28-Nov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12-05" calcext:value-type="date">
            <text:p>5-Dec-2022</text:p>
          </table:table-cell>
          <table:table-cell table:style-name="ce121" table:formula="of:=[$SUMMARY.E48]" office:value-type="float" office:value="0" calcext:value-type="float">
            <text:p>0</text:p>
          </table:table-cell>
          <table:table-cell table:style-name="ce121" table:formula="of:=[$SUMMARY.F48]" office:value-type="float" office:value="0" calcext:value-type="float">
            <text:p>0</text:p>
          </table:table-cell>
          <table:table-cell table:style-name="ce121" table:formula="of:=[$SUMMARY.G48]" office:value-type="float" office:value="0" calcext:value-type="float">
            <text:p>0</text:p>
          </table:table-cell>
          <table:table-cell table:style-name="ce127" table:formula="of:=SUM([.U47:.W47])" office:value-type="float" office:value="0" calcext:value-type="float">
            <text:p>0</text:p>
          </table:table-cell>
          <table:table-cell table:style-name="ce132" table:formula="of:=PRODUCT([.E47];[$'DRAGON SNAPSHOT'.B56])" office:value-type="float" office:value="0" calcext:value-type="float">
            <text:p>0</text:p>
          </table:table-cell>
          <table:table-cell table:style-name="ce127" table:formula="of:=PRODUCT([.E47];[$'DRAGON SNAPSHOT'.C56])" office:value-type="float" office:value="0" calcext:value-type="float">
            <text:p>0</text:p>
          </table:table-cell>
          <table:table-cell table:style-name="ce136" table:formula="of:=PRODUCT([.E47];[$'DRAGON SNAPSHOT'.D56])" office:value-type="float" office:value="0" calcext:value-type="float">
            <text:p>0</text:p>
          </table:table-cell>
          <table:table-cell table:style-name="ce136" table:formula="of:=PRODUCT([.E47];[$'DRAGON SNAPSHOT'.E56])" office:value-type="float" office:value="0" calcext:value-type="float">
            <text:p>0</text:p>
          </table:table-cell>
          <table:table-cell table:style-name="ce136" table:formula="of:=PRODUCT([.E47];[$'DRAGON SNAPSHOT'.F56])" office:value-type="float" office:value="0" calcext:value-type="float">
            <text:p>0</text:p>
          </table:table-cell>
          <table:table-cell table:style-name="ce132" table:formula="of:=PRODUCT([.E47];[$'DRAGON SNAPSHOT'.G56])" office:value-type="float" office:value="0" calcext:value-type="float">
            <text:p>0</text:p>
          </table:table-cell>
          <table:table-cell table:style-name="ce142" table:formula="of:=PRODUCT([.E47];[$'DRAGON SNAPSHOT'.H56])" office:value-type="float" office:value="0" calcext:value-type="float">
            <text:p>0</text:p>
          </table:table-cell>
          <table:table-cell table:style-name="ce142" table:formula="of:=PRODUCT([.E47];[$'DRAGON SNAPSHOT'.I56])" office:value-type="float" office:value="0" calcext:value-type="float">
            <text:p>0</text:p>
          </table:table-cell>
          <table:table-cell table:style-name="ce142" table:formula="of:=PRODUCT([.E47];[$'DRAGON SNAPSHOT'.J56])" office:value-type="float" office:value="0" calcext:value-type="float">
            <text:p>0</text:p>
          </table:table-cell>
          <table:table-cell table:style-name="ce147" table:formula="of:=PRODUCT([.E47];[$'DRAGON SNAPSHOT'.K56])" office:value-type="float" office:value="0" calcext:value-type="float">
            <text:p>0</text:p>
          </table:table-cell>
          <table:table-cell table:style-name="ce149" table:formula="of:=PRODUCT([.E47];[$'DRAGON SNAPSHOT'.L56])" office:value-type="float" office:value="0" calcext:value-type="float">
            <text:p>0</text:p>
          </table:table-cell>
          <table:table-cell table:style-name="ce151" table:formula="of:=PRODUCT([.E47];[$'DRAGON SNAPSHOT'.M56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47];[.B47])" office:value-type="float" office:value="0" calcext:value-type="float">
            <text:p>0</text:p>
          </table:table-cell>
          <table:table-cell table:style-name="ce132" table:formula="of:=PRODUCT([.AA47];[.C47])" office:value-type="float" office:value="0" calcext:value-type="float">
            <text:p>0</text:p>
          </table:table-cell>
          <table:table-cell table:style-name="ce132" table:formula="of:=PRODUCT([.AB47];[.D47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12-05" calcext:value-type="date">
            <text:p>5-Dec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12-12" calcext:value-type="date">
            <text:p>12-Dec-2022</text:p>
          </table:table-cell>
          <table:table-cell table:style-name="ce121" table:formula="of:=[$SUMMARY.E49]" office:value-type="float" office:value="0" calcext:value-type="float">
            <text:p>0</text:p>
          </table:table-cell>
          <table:table-cell table:style-name="ce121" table:formula="of:=[$SUMMARY.F49]" office:value-type="float" office:value="0" calcext:value-type="float">
            <text:p>0</text:p>
          </table:table-cell>
          <table:table-cell table:style-name="ce121" table:formula="of:=[$SUMMARY.G49]" office:value-type="float" office:value="0" calcext:value-type="float">
            <text:p>0</text:p>
          </table:table-cell>
          <table:table-cell table:style-name="ce127" table:formula="of:=SUM([.U48:.W48])" office:value-type="float" office:value="0" calcext:value-type="float">
            <text:p>0</text:p>
          </table:table-cell>
          <table:table-cell table:style-name="ce132" table:formula="of:=PRODUCT([.E48];[$'DRAGON SNAPSHOT'.B57])" office:value-type="float" office:value="0" calcext:value-type="float">
            <text:p>0</text:p>
          </table:table-cell>
          <table:table-cell table:style-name="ce127" table:formula="of:=PRODUCT([.E48];[$'DRAGON SNAPSHOT'.C57])" office:value-type="float" office:value="0" calcext:value-type="float">
            <text:p>0</text:p>
          </table:table-cell>
          <table:table-cell table:style-name="ce136" table:formula="of:=PRODUCT([.E48];[$'DRAGON SNAPSHOT'.D57])" office:value-type="float" office:value="0" calcext:value-type="float">
            <text:p>0</text:p>
          </table:table-cell>
          <table:table-cell table:style-name="ce136" table:formula="of:=PRODUCT([.E48];[$'DRAGON SNAPSHOT'.E57])" office:value-type="float" office:value="0" calcext:value-type="float">
            <text:p>0</text:p>
          </table:table-cell>
          <table:table-cell table:style-name="ce136" table:formula="of:=PRODUCT([.E48];[$'DRAGON SNAPSHOT'.F57])" office:value-type="float" office:value="0" calcext:value-type="float">
            <text:p>0</text:p>
          </table:table-cell>
          <table:table-cell table:style-name="ce132" table:formula="of:=PRODUCT([.E48];[$'DRAGON SNAPSHOT'.G57])" office:value-type="float" office:value="0" calcext:value-type="float">
            <text:p>0</text:p>
          </table:table-cell>
          <table:table-cell table:style-name="ce142" table:formula="of:=PRODUCT([.E48];[$'DRAGON SNAPSHOT'.H57])" office:value-type="float" office:value="0" calcext:value-type="float">
            <text:p>0</text:p>
          </table:table-cell>
          <table:table-cell table:style-name="ce142" table:formula="of:=PRODUCT([.E48];[$'DRAGON SNAPSHOT'.I57])" office:value-type="float" office:value="0" calcext:value-type="float">
            <text:p>0</text:p>
          </table:table-cell>
          <table:table-cell table:style-name="ce142" table:formula="of:=PRODUCT([.E48];[$'DRAGON SNAPSHOT'.J57])" office:value-type="float" office:value="0" calcext:value-type="float">
            <text:p>0</text:p>
          </table:table-cell>
          <table:table-cell table:style-name="ce147" table:formula="of:=PRODUCT([.E48];[$'DRAGON SNAPSHOT'.K57])" office:value-type="float" office:value="0" calcext:value-type="float">
            <text:p>0</text:p>
          </table:table-cell>
          <table:table-cell table:style-name="ce149" table:formula="of:=PRODUCT([.E48];[$'DRAGON SNAPSHOT'.L57])" office:value-type="float" office:value="0" calcext:value-type="float">
            <text:p>0</text:p>
          </table:table-cell>
          <table:table-cell table:style-name="ce151" table:formula="of:=PRODUCT([.E48];[$'DRAGON SNAPSHOT'.M57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48];[.B48])" office:value-type="float" office:value="0" calcext:value-type="float">
            <text:p>0</text:p>
          </table:table-cell>
          <table:table-cell table:style-name="ce132" table:formula="of:=PRODUCT([.AA48];[.C48])" office:value-type="float" office:value="0" calcext:value-type="float">
            <text:p>0</text:p>
          </table:table-cell>
          <table:table-cell table:style-name="ce132" table:formula="of:=PRODUCT([.AB48];[.D48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12-12" calcext:value-type="date">
            <text:p>12-Dec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12-19" calcext:value-type="date">
            <text:p>19-Dec-2022</text:p>
          </table:table-cell>
          <table:table-cell table:style-name="ce121" table:formula="of:=[$SUMMARY.E50]" office:value-type="float" office:value="0" calcext:value-type="float">
            <text:p>0</text:p>
          </table:table-cell>
          <table:table-cell table:style-name="ce121" table:formula="of:=[$SUMMARY.F50]" office:value-type="float" office:value="0" calcext:value-type="float">
            <text:p>0</text:p>
          </table:table-cell>
          <table:table-cell table:style-name="ce121" table:formula="of:=[$SUMMARY.G50]" office:value-type="float" office:value="0" calcext:value-type="float">
            <text:p>0</text:p>
          </table:table-cell>
          <table:table-cell table:style-name="ce127" table:formula="of:=SUM([.U49:.W49])" office:value-type="float" office:value="0" calcext:value-type="float">
            <text:p>0</text:p>
          </table:table-cell>
          <table:table-cell table:style-name="ce132" table:formula="of:=PRODUCT([.E49];[$'DRAGON SNAPSHOT'.B58])" office:value-type="float" office:value="0" calcext:value-type="float">
            <text:p>0</text:p>
          </table:table-cell>
          <table:table-cell table:style-name="ce127" table:formula="of:=PRODUCT([.E49];[$'DRAGON SNAPSHOT'.C58])" office:value-type="float" office:value="0" calcext:value-type="float">
            <text:p>0</text:p>
          </table:table-cell>
          <table:table-cell table:style-name="ce136" table:formula="of:=PRODUCT([.E49];[$'DRAGON SNAPSHOT'.D58])" office:value-type="float" office:value="0" calcext:value-type="float">
            <text:p>0</text:p>
          </table:table-cell>
          <table:table-cell table:style-name="ce136" table:formula="of:=PRODUCT([.E49];[$'DRAGON SNAPSHOT'.E58])" office:value-type="float" office:value="0" calcext:value-type="float">
            <text:p>0</text:p>
          </table:table-cell>
          <table:table-cell table:style-name="ce136" table:formula="of:=PRODUCT([.E49];[$'DRAGON SNAPSHOT'.F58])" office:value-type="float" office:value="0" calcext:value-type="float">
            <text:p>0</text:p>
          </table:table-cell>
          <table:table-cell table:style-name="ce132" table:formula="of:=PRODUCT([.E49];[$'DRAGON SNAPSHOT'.G58])" office:value-type="float" office:value="0" calcext:value-type="float">
            <text:p>0</text:p>
          </table:table-cell>
          <table:table-cell table:style-name="ce142" table:formula="of:=PRODUCT([.E49];[$'DRAGON SNAPSHOT'.H58])" office:value-type="float" office:value="0" calcext:value-type="float">
            <text:p>0</text:p>
          </table:table-cell>
          <table:table-cell table:style-name="ce142" table:formula="of:=PRODUCT([.E49];[$'DRAGON SNAPSHOT'.I58])" office:value-type="float" office:value="0" calcext:value-type="float">
            <text:p>0</text:p>
          </table:table-cell>
          <table:table-cell table:style-name="ce142" table:formula="of:=PRODUCT([.E49];[$'DRAGON SNAPSHOT'.J58])" office:value-type="float" office:value="0" calcext:value-type="float">
            <text:p>0</text:p>
          </table:table-cell>
          <table:table-cell table:style-name="ce147" table:formula="of:=PRODUCT([.E49];[$'DRAGON SNAPSHOT'.K58])" office:value-type="float" office:value="0" calcext:value-type="float">
            <text:p>0</text:p>
          </table:table-cell>
          <table:table-cell table:style-name="ce149" table:formula="of:=PRODUCT([.E49];[$'DRAGON SNAPSHOT'.L58])" office:value-type="float" office:value="0" calcext:value-type="float">
            <text:p>0</text:p>
          </table:table-cell>
          <table:table-cell table:style-name="ce151" table:formula="of:=PRODUCT([.E49];[$'DRAGON SNAPSHOT'.M58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49];[.B49])" office:value-type="float" office:value="0" calcext:value-type="float">
            <text:p>0</text:p>
          </table:table-cell>
          <table:table-cell table:style-name="ce132" table:formula="of:=PRODUCT([.AA49];[.C49])" office:value-type="float" office:value="0" calcext:value-type="float">
            <text:p>0</text:p>
          </table:table-cell>
          <table:table-cell table:style-name="ce132" table:formula="of:=PRODUCT([.AB49];[.D49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12-19" calcext:value-type="date">
            <text:p>19-Dec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2-12-26" calcext:value-type="date">
            <text:p>26-Dec-2022</text:p>
          </table:table-cell>
          <table:table-cell table:style-name="ce121" table:formula="of:=[$SUMMARY.E51]" office:value-type="float" office:value="0" calcext:value-type="float">
            <text:p>0</text:p>
          </table:table-cell>
          <table:table-cell table:style-name="ce121" table:formula="of:=[$SUMMARY.F51]" office:value-type="float" office:value="0" calcext:value-type="float">
            <text:p>0</text:p>
          </table:table-cell>
          <table:table-cell table:style-name="ce121" table:formula="of:=[$SUMMARY.G51]" office:value-type="float" office:value="0" calcext:value-type="float">
            <text:p>0</text:p>
          </table:table-cell>
          <table:table-cell table:style-name="ce127" table:formula="of:=SUM([.U50:.W50])" office:value-type="float" office:value="0" calcext:value-type="float">
            <text:p>0</text:p>
          </table:table-cell>
          <table:table-cell table:style-name="ce132" table:formula="of:=PRODUCT([.E50];[$'DRAGON SNAPSHOT'.B59])" office:value-type="float" office:value="0" calcext:value-type="float">
            <text:p>0</text:p>
          </table:table-cell>
          <table:table-cell table:style-name="ce127" table:formula="of:=PRODUCT([.E50];[$'DRAGON SNAPSHOT'.C59])" office:value-type="float" office:value="0" calcext:value-type="float">
            <text:p>0</text:p>
          </table:table-cell>
          <table:table-cell table:style-name="ce136" table:formula="of:=PRODUCT([.E50];[$'DRAGON SNAPSHOT'.D59])" office:value-type="float" office:value="0" calcext:value-type="float">
            <text:p>0</text:p>
          </table:table-cell>
          <table:table-cell table:style-name="ce136" table:formula="of:=PRODUCT([.E50];[$'DRAGON SNAPSHOT'.E59])" office:value-type="float" office:value="0" calcext:value-type="float">
            <text:p>0</text:p>
          </table:table-cell>
          <table:table-cell table:style-name="ce136" table:formula="of:=PRODUCT([.E50];[$'DRAGON SNAPSHOT'.F59])" office:value-type="float" office:value="0" calcext:value-type="float">
            <text:p>0</text:p>
          </table:table-cell>
          <table:table-cell table:style-name="ce132" table:formula="of:=PRODUCT([.E50];[$'DRAGON SNAPSHOT'.G59])" office:value-type="float" office:value="0" calcext:value-type="float">
            <text:p>0</text:p>
          </table:table-cell>
          <table:table-cell table:style-name="ce142" table:formula="of:=PRODUCT([.E50];[$'DRAGON SNAPSHOT'.H59])" office:value-type="float" office:value="0" calcext:value-type="float">
            <text:p>0</text:p>
          </table:table-cell>
          <table:table-cell table:style-name="ce142" table:formula="of:=PRODUCT([.E50];[$'DRAGON SNAPSHOT'.I59])" office:value-type="float" office:value="0" calcext:value-type="float">
            <text:p>0</text:p>
          </table:table-cell>
          <table:table-cell table:style-name="ce142" table:formula="of:=PRODUCT([.E50];[$'DRAGON SNAPSHOT'.J59])" office:value-type="float" office:value="0" calcext:value-type="float">
            <text:p>0</text:p>
          </table:table-cell>
          <table:table-cell table:style-name="ce147" table:formula="of:=PRODUCT([.E50];[$'DRAGON SNAPSHOT'.K59])" office:value-type="float" office:value="0" calcext:value-type="float">
            <text:p>0</text:p>
          </table:table-cell>
          <table:table-cell table:style-name="ce149" table:formula="of:=PRODUCT([.E50];[$'DRAGON SNAPSHOT'.L59])" office:value-type="float" office:value="0" calcext:value-type="float">
            <text:p>0</text:p>
          </table:table-cell>
          <table:table-cell table:style-name="ce151" table:formula="of:=PRODUCT([.E50];[$'DRAGON SNAPSHOT'.M59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50];[.B50])" office:value-type="float" office:value="0" calcext:value-type="float">
            <text:p>0</text:p>
          </table:table-cell>
          <table:table-cell table:style-name="ce132" table:formula="of:=PRODUCT([.AA50];[.C50])" office:value-type="float" office:value="0" calcext:value-type="float">
            <text:p>0</text:p>
          </table:table-cell>
          <table:table-cell table:style-name="ce132" table:formula="of:=PRODUCT([.AB50];[.D50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2-12-26" calcext:value-type="date">
            <text:p>26-Dec-2022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1-02" calcext:value-type="date">
            <text:p>2-Jan-2023</text:p>
          </table:table-cell>
          <table:table-cell table:style-name="ce121" table:formula="of:=[$SUMMARY.E52]" office:value-type="float" office:value="0" calcext:value-type="float">
            <text:p>0</text:p>
          </table:table-cell>
          <table:table-cell table:style-name="ce121" table:formula="of:=[$SUMMARY.F52]" office:value-type="float" office:value="0" calcext:value-type="float">
            <text:p>0</text:p>
          </table:table-cell>
          <table:table-cell table:style-name="ce121" table:formula="of:=[$SUMMARY.G52]" office:value-type="float" office:value="0" calcext:value-type="float">
            <text:p>0</text:p>
          </table:table-cell>
          <table:table-cell table:style-name="ce127" table:formula="of:=SUM([.U51:.W51])" office:value-type="float" office:value="0" calcext:value-type="float">
            <text:p>0</text:p>
          </table:table-cell>
          <table:table-cell table:style-name="ce132" table:formula="of:=PRODUCT([.E51];[$'DRAGON SNAPSHOT'.B60])" office:value-type="float" office:value="0" calcext:value-type="float">
            <text:p>0</text:p>
          </table:table-cell>
          <table:table-cell table:style-name="ce127" table:formula="of:=PRODUCT([.E51];[$'DRAGON SNAPSHOT'.C60])" office:value-type="float" office:value="0" calcext:value-type="float">
            <text:p>0</text:p>
          </table:table-cell>
          <table:table-cell table:style-name="ce136" table:formula="of:=PRODUCT([.E51];[$'DRAGON SNAPSHOT'.D60])" office:value-type="float" office:value="0" calcext:value-type="float">
            <text:p>0</text:p>
          </table:table-cell>
          <table:table-cell table:style-name="ce136" table:formula="of:=PRODUCT([.E51];[$'DRAGON SNAPSHOT'.E60])" office:value-type="float" office:value="0" calcext:value-type="float">
            <text:p>0</text:p>
          </table:table-cell>
          <table:table-cell table:style-name="ce136" table:formula="of:=PRODUCT([.E51];[$'DRAGON SNAPSHOT'.F60])" office:value-type="float" office:value="0" calcext:value-type="float">
            <text:p>0</text:p>
          </table:table-cell>
          <table:table-cell table:style-name="ce132" table:formula="of:=PRODUCT([.E51];[$'DRAGON SNAPSHOT'.G60])" office:value-type="float" office:value="0" calcext:value-type="float">
            <text:p>0</text:p>
          </table:table-cell>
          <table:table-cell table:style-name="ce142" table:formula="of:=PRODUCT([.E51];[$'DRAGON SNAPSHOT'.H60])" office:value-type="float" office:value="0" calcext:value-type="float">
            <text:p>0</text:p>
          </table:table-cell>
          <table:table-cell table:style-name="ce142" table:formula="of:=PRODUCT([.E51];[$'DRAGON SNAPSHOT'.I60])" office:value-type="float" office:value="0" calcext:value-type="float">
            <text:p>0</text:p>
          </table:table-cell>
          <table:table-cell table:style-name="ce142" table:formula="of:=PRODUCT([.E51];[$'DRAGON SNAPSHOT'.J60])" office:value-type="float" office:value="0" calcext:value-type="float">
            <text:p>0</text:p>
          </table:table-cell>
          <table:table-cell table:style-name="ce147" table:formula="of:=PRODUCT([.E51];[$'DRAGON SNAPSHOT'.K60])" office:value-type="float" office:value="0" calcext:value-type="float">
            <text:p>0</text:p>
          </table:table-cell>
          <table:table-cell table:style-name="ce149" table:formula="of:=PRODUCT([.E51];[$'DRAGON SNAPSHOT'.L60])" office:value-type="float" office:value="0" calcext:value-type="float">
            <text:p>0</text:p>
          </table:table-cell>
          <table:table-cell table:style-name="ce151" table:formula="of:=PRODUCT([.E51];[$'DRAGON SNAPSHOT'.M60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51];[.B51])" office:value-type="float" office:value="0" calcext:value-type="float">
            <text:p>0</text:p>
          </table:table-cell>
          <table:table-cell table:style-name="ce132" table:formula="of:=PRODUCT([.AA51];[.C51])" office:value-type="float" office:value="0" calcext:value-type="float">
            <text:p>0</text:p>
          </table:table-cell>
          <table:table-cell table:style-name="ce132" table:formula="of:=PRODUCT([.AB51];[.D51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1-02" calcext:value-type="date">
            <text:p>2-Jan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1-09" calcext:value-type="date">
            <text:p>9-Jan-2023</text:p>
          </table:table-cell>
          <table:table-cell table:style-name="ce121" table:formula="of:=[$SUMMARY.E53]" office:value-type="float" office:value="0" calcext:value-type="float">
            <text:p>0</text:p>
          </table:table-cell>
          <table:table-cell table:style-name="ce121" table:formula="of:=[$SUMMARY.F53]" office:value-type="float" office:value="0" calcext:value-type="float">
            <text:p>0</text:p>
          </table:table-cell>
          <table:table-cell table:style-name="ce121" table:formula="of:=[$SUMMARY.G53]" office:value-type="float" office:value="0" calcext:value-type="float">
            <text:p>0</text:p>
          </table:table-cell>
          <table:table-cell table:style-name="ce127" table:formula="of:=SUM([.U52:.W52])" office:value-type="float" office:value="0" calcext:value-type="float">
            <text:p>0</text:p>
          </table:table-cell>
          <table:table-cell table:style-name="ce132" table:formula="of:=PRODUCT([.E52];[$'DRAGON SNAPSHOT'.B61])" office:value-type="float" office:value="0" calcext:value-type="float">
            <text:p>0</text:p>
          </table:table-cell>
          <table:table-cell table:style-name="ce127" table:formula="of:=PRODUCT([.E52];[$'DRAGON SNAPSHOT'.C61])" office:value-type="float" office:value="0" calcext:value-type="float">
            <text:p>0</text:p>
          </table:table-cell>
          <table:table-cell table:style-name="ce136" table:formula="of:=PRODUCT([.E52];[$'DRAGON SNAPSHOT'.D61])" office:value-type="float" office:value="0" calcext:value-type="float">
            <text:p>0</text:p>
          </table:table-cell>
          <table:table-cell table:style-name="ce136" table:formula="of:=PRODUCT([.E52];[$'DRAGON SNAPSHOT'.E61])" office:value-type="float" office:value="0" calcext:value-type="float">
            <text:p>0</text:p>
          </table:table-cell>
          <table:table-cell table:style-name="ce136" table:formula="of:=PRODUCT([.E52];[$'DRAGON SNAPSHOT'.F61])" office:value-type="float" office:value="0" calcext:value-type="float">
            <text:p>0</text:p>
          </table:table-cell>
          <table:table-cell table:style-name="ce132" table:formula="of:=PRODUCT([.E52];[$'DRAGON SNAPSHOT'.G61])" office:value-type="float" office:value="0" calcext:value-type="float">
            <text:p>0</text:p>
          </table:table-cell>
          <table:table-cell table:style-name="ce142" table:formula="of:=PRODUCT([.E52];[$'DRAGON SNAPSHOT'.H61])" office:value-type="float" office:value="0" calcext:value-type="float">
            <text:p>0</text:p>
          </table:table-cell>
          <table:table-cell table:style-name="ce142" table:formula="of:=PRODUCT([.E52];[$'DRAGON SNAPSHOT'.I61])" office:value-type="float" office:value="0" calcext:value-type="float">
            <text:p>0</text:p>
          </table:table-cell>
          <table:table-cell table:style-name="ce142" table:formula="of:=PRODUCT([.E52];[$'DRAGON SNAPSHOT'.J61])" office:value-type="float" office:value="0" calcext:value-type="float">
            <text:p>0</text:p>
          </table:table-cell>
          <table:table-cell table:style-name="ce147" table:formula="of:=PRODUCT([.E52];[$'DRAGON SNAPSHOT'.K61])" office:value-type="float" office:value="0" calcext:value-type="float">
            <text:p>0</text:p>
          </table:table-cell>
          <table:table-cell table:style-name="ce149" table:formula="of:=PRODUCT([.E52];[$'DRAGON SNAPSHOT'.L61])" office:value-type="float" office:value="0" calcext:value-type="float">
            <text:p>0</text:p>
          </table:table-cell>
          <table:table-cell table:style-name="ce151" table:formula="of:=PRODUCT([.E52];[$'DRAGON SNAPSHOT'.M61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52];[.B52])" office:value-type="float" office:value="0" calcext:value-type="float">
            <text:p>0</text:p>
          </table:table-cell>
          <table:table-cell table:style-name="ce132" table:formula="of:=PRODUCT([.AA52];[.C52])" office:value-type="float" office:value="0" calcext:value-type="float">
            <text:p>0</text:p>
          </table:table-cell>
          <table:table-cell table:style-name="ce132" table:formula="of:=PRODUCT([.AB52];[.D52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1-09" calcext:value-type="date">
            <text:p>9-Jan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1-16" calcext:value-type="date">
            <text:p>16-Jan-2023</text:p>
          </table:table-cell>
          <table:table-cell table:style-name="ce121" table:formula="of:=[$SUMMARY.E54]" office:value-type="float" office:value="0" calcext:value-type="float">
            <text:p>0</text:p>
          </table:table-cell>
          <table:table-cell table:style-name="ce121" table:formula="of:=[$SUMMARY.F54]" office:value-type="float" office:value="0" calcext:value-type="float">
            <text:p>0</text:p>
          </table:table-cell>
          <table:table-cell table:style-name="ce121" table:formula="of:=[$SUMMARY.G54]" office:value-type="float" office:value="0" calcext:value-type="float">
            <text:p>0</text:p>
          </table:table-cell>
          <table:table-cell table:style-name="ce127" table:formula="of:=SUM([.U53:.W53])" office:value-type="float" office:value="0" calcext:value-type="float">
            <text:p>0</text:p>
          </table:table-cell>
          <table:table-cell table:style-name="ce132" table:formula="of:=PRODUCT([.E53];[$'DRAGON SNAPSHOT'.B62])" office:value-type="float" office:value="0" calcext:value-type="float">
            <text:p>0</text:p>
          </table:table-cell>
          <table:table-cell table:style-name="ce127" table:formula="of:=PRODUCT([.E53];[$'DRAGON SNAPSHOT'.C62])" office:value-type="float" office:value="0" calcext:value-type="float">
            <text:p>0</text:p>
          </table:table-cell>
          <table:table-cell table:style-name="ce136" table:formula="of:=PRODUCT([.E53];[$'DRAGON SNAPSHOT'.D62])" office:value-type="float" office:value="0" calcext:value-type="float">
            <text:p>0</text:p>
          </table:table-cell>
          <table:table-cell table:style-name="ce136" table:formula="of:=PRODUCT([.E53];[$'DRAGON SNAPSHOT'.E62])" office:value-type="float" office:value="0" calcext:value-type="float">
            <text:p>0</text:p>
          </table:table-cell>
          <table:table-cell table:style-name="ce136" table:formula="of:=PRODUCT([.E53];[$'DRAGON SNAPSHOT'.F62])" office:value-type="float" office:value="0" calcext:value-type="float">
            <text:p>0</text:p>
          </table:table-cell>
          <table:table-cell table:style-name="ce132" table:formula="of:=PRODUCT([.E53];[$'DRAGON SNAPSHOT'.G62])" office:value-type="float" office:value="0" calcext:value-type="float">
            <text:p>0</text:p>
          </table:table-cell>
          <table:table-cell table:style-name="ce142" table:formula="of:=PRODUCT([.E53];[$'DRAGON SNAPSHOT'.H62])" office:value-type="float" office:value="0" calcext:value-type="float">
            <text:p>0</text:p>
          </table:table-cell>
          <table:table-cell table:style-name="ce142" table:formula="of:=PRODUCT([.E53];[$'DRAGON SNAPSHOT'.I62])" office:value-type="float" office:value="0" calcext:value-type="float">
            <text:p>0</text:p>
          </table:table-cell>
          <table:table-cell table:style-name="ce142" table:formula="of:=PRODUCT([.E53];[$'DRAGON SNAPSHOT'.J62])" office:value-type="float" office:value="0" calcext:value-type="float">
            <text:p>0</text:p>
          </table:table-cell>
          <table:table-cell table:style-name="ce147" table:formula="of:=PRODUCT([.E53];[$'DRAGON SNAPSHOT'.K62])" office:value-type="float" office:value="0" calcext:value-type="float">
            <text:p>0</text:p>
          </table:table-cell>
          <table:table-cell table:style-name="ce149" table:formula="of:=PRODUCT([.E53];[$'DRAGON SNAPSHOT'.L62])" office:value-type="float" office:value="0" calcext:value-type="float">
            <text:p>0</text:p>
          </table:table-cell>
          <table:table-cell table:style-name="ce151" table:formula="of:=PRODUCT([.E53];[$'DRAGON SNAPSHOT'.M62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53];[.B53])" office:value-type="float" office:value="0" calcext:value-type="float">
            <text:p>0</text:p>
          </table:table-cell>
          <table:table-cell table:style-name="ce132" table:formula="of:=PRODUCT([.AA53];[.C53])" office:value-type="float" office:value="0" calcext:value-type="float">
            <text:p>0</text:p>
          </table:table-cell>
          <table:table-cell table:style-name="ce132" table:formula="of:=PRODUCT([.AB53];[.D53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1-16" calcext:value-type="date">
            <text:p>16-Jan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1-23" calcext:value-type="date">
            <text:p>23-Jan-2023</text:p>
          </table:table-cell>
          <table:table-cell table:style-name="ce121" table:formula="of:=[$SUMMARY.E55]" office:value-type="float" office:value="0" calcext:value-type="float">
            <text:p>0</text:p>
          </table:table-cell>
          <table:table-cell table:style-name="ce121" table:formula="of:=[$SUMMARY.F55]" office:value-type="float" office:value="0" calcext:value-type="float">
            <text:p>0</text:p>
          </table:table-cell>
          <table:table-cell table:style-name="ce121" table:formula="of:=[$SUMMARY.G55]" office:value-type="float" office:value="0" calcext:value-type="float">
            <text:p>0</text:p>
          </table:table-cell>
          <table:table-cell table:style-name="ce127" table:formula="of:=SUM([.U54:.W54])" office:value-type="float" office:value="0" calcext:value-type="float">
            <text:p>0</text:p>
          </table:table-cell>
          <table:table-cell table:style-name="ce132" table:formula="of:=PRODUCT([.E54];[$'DRAGON SNAPSHOT'.B63])" office:value-type="float" office:value="0" calcext:value-type="float">
            <text:p>0</text:p>
          </table:table-cell>
          <table:table-cell table:style-name="ce127" table:formula="of:=PRODUCT([.E54];[$'DRAGON SNAPSHOT'.C63])" office:value-type="float" office:value="0" calcext:value-type="float">
            <text:p>0</text:p>
          </table:table-cell>
          <table:table-cell table:style-name="ce136" table:formula="of:=PRODUCT([.E54];[$'DRAGON SNAPSHOT'.D63])" office:value-type="float" office:value="0" calcext:value-type="float">
            <text:p>0</text:p>
          </table:table-cell>
          <table:table-cell table:style-name="ce136" table:formula="of:=PRODUCT([.E54];[$'DRAGON SNAPSHOT'.E63])" office:value-type="float" office:value="0" calcext:value-type="float">
            <text:p>0</text:p>
          </table:table-cell>
          <table:table-cell table:style-name="ce136" table:formula="of:=PRODUCT([.E54];[$'DRAGON SNAPSHOT'.F63])" office:value-type="float" office:value="0" calcext:value-type="float">
            <text:p>0</text:p>
          </table:table-cell>
          <table:table-cell table:style-name="ce132" table:formula="of:=PRODUCT([.E54];[$'DRAGON SNAPSHOT'.G63])" office:value-type="float" office:value="0" calcext:value-type="float">
            <text:p>0</text:p>
          </table:table-cell>
          <table:table-cell table:style-name="ce142" table:formula="of:=PRODUCT([.E54];[$'DRAGON SNAPSHOT'.H63])" office:value-type="float" office:value="0" calcext:value-type="float">
            <text:p>0</text:p>
          </table:table-cell>
          <table:table-cell table:style-name="ce142" table:formula="of:=PRODUCT([.E54];[$'DRAGON SNAPSHOT'.I63])" office:value-type="float" office:value="0" calcext:value-type="float">
            <text:p>0</text:p>
          </table:table-cell>
          <table:table-cell table:style-name="ce142" table:formula="of:=PRODUCT([.E54];[$'DRAGON SNAPSHOT'.J63])" office:value-type="float" office:value="0" calcext:value-type="float">
            <text:p>0</text:p>
          </table:table-cell>
          <table:table-cell table:style-name="ce147" table:formula="of:=PRODUCT([.E54];[$'DRAGON SNAPSHOT'.K63])" office:value-type="float" office:value="0" calcext:value-type="float">
            <text:p>0</text:p>
          </table:table-cell>
          <table:table-cell table:style-name="ce149" table:formula="of:=PRODUCT([.E54];[$'DRAGON SNAPSHOT'.L63])" office:value-type="float" office:value="0" calcext:value-type="float">
            <text:p>0</text:p>
          </table:table-cell>
          <table:table-cell table:style-name="ce151" table:formula="of:=PRODUCT([.E54];[$'DRAGON SNAPSHOT'.M63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54];[.B54])" office:value-type="float" office:value="0" calcext:value-type="float">
            <text:p>0</text:p>
          </table:table-cell>
          <table:table-cell table:style-name="ce132" table:formula="of:=PRODUCT([.AA54];[.C54])" office:value-type="float" office:value="0" calcext:value-type="float">
            <text:p>0</text:p>
          </table:table-cell>
          <table:table-cell table:style-name="ce132" table:formula="of:=PRODUCT([.AB54];[.D54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1-23" calcext:value-type="date">
            <text:p>23-Jan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1-30" calcext:value-type="date">
            <text:p>30-Jan-2023</text:p>
          </table:table-cell>
          <table:table-cell table:style-name="ce121" table:formula="of:=[$SUMMARY.E56]" office:value-type="float" office:value="0" calcext:value-type="float">
            <text:p>0</text:p>
          </table:table-cell>
          <table:table-cell table:style-name="ce121" table:formula="of:=[$SUMMARY.F56]" office:value-type="float" office:value="0" calcext:value-type="float">
            <text:p>0</text:p>
          </table:table-cell>
          <table:table-cell table:style-name="ce121" table:formula="of:=[$SUMMARY.G56]" office:value-type="float" office:value="0" calcext:value-type="float">
            <text:p>0</text:p>
          </table:table-cell>
          <table:table-cell table:style-name="ce127" table:formula="of:=SUM([.U55:.W55])" office:value-type="float" office:value="0" calcext:value-type="float">
            <text:p>0</text:p>
          </table:table-cell>
          <table:table-cell table:style-name="ce132" table:formula="of:=PRODUCT([.E55];[$'DRAGON SNAPSHOT'.B64])" office:value-type="float" office:value="0" calcext:value-type="float">
            <text:p>0</text:p>
          </table:table-cell>
          <table:table-cell table:style-name="ce127" table:formula="of:=PRODUCT([.E55];[$'DRAGON SNAPSHOT'.C64])" office:value-type="float" office:value="0" calcext:value-type="float">
            <text:p>0</text:p>
          </table:table-cell>
          <table:table-cell table:style-name="ce136" table:formula="of:=PRODUCT([.E55];[$'DRAGON SNAPSHOT'.D64])" office:value-type="float" office:value="0" calcext:value-type="float">
            <text:p>0</text:p>
          </table:table-cell>
          <table:table-cell table:style-name="ce136" table:formula="of:=PRODUCT([.E55];[$'DRAGON SNAPSHOT'.E64])" office:value-type="float" office:value="0" calcext:value-type="float">
            <text:p>0</text:p>
          </table:table-cell>
          <table:table-cell table:style-name="ce136" table:formula="of:=PRODUCT([.E55];[$'DRAGON SNAPSHOT'.F64])" office:value-type="float" office:value="0" calcext:value-type="float">
            <text:p>0</text:p>
          </table:table-cell>
          <table:table-cell table:style-name="ce132" table:formula="of:=PRODUCT([.E55];[$'DRAGON SNAPSHOT'.G64])" office:value-type="float" office:value="0" calcext:value-type="float">
            <text:p>0</text:p>
          </table:table-cell>
          <table:table-cell table:style-name="ce142" table:formula="of:=PRODUCT([.E55];[$'DRAGON SNAPSHOT'.H64])" office:value-type="float" office:value="0" calcext:value-type="float">
            <text:p>0</text:p>
          </table:table-cell>
          <table:table-cell table:style-name="ce142" table:formula="of:=PRODUCT([.E55];[$'DRAGON SNAPSHOT'.I64])" office:value-type="float" office:value="0" calcext:value-type="float">
            <text:p>0</text:p>
          </table:table-cell>
          <table:table-cell table:style-name="ce142" table:formula="of:=PRODUCT([.E55];[$'DRAGON SNAPSHOT'.J64])" office:value-type="float" office:value="0" calcext:value-type="float">
            <text:p>0</text:p>
          </table:table-cell>
          <table:table-cell table:style-name="ce147" table:formula="of:=PRODUCT([.E55];[$'DRAGON SNAPSHOT'.K64])" office:value-type="float" office:value="0" calcext:value-type="float">
            <text:p>0</text:p>
          </table:table-cell>
          <table:table-cell table:style-name="ce149" table:formula="of:=PRODUCT([.E55];[$'DRAGON SNAPSHOT'.L64])" office:value-type="float" office:value="0" calcext:value-type="float">
            <text:p>0</text:p>
          </table:table-cell>
          <table:table-cell table:style-name="ce151" table:formula="of:=PRODUCT([.E55];[$'DRAGON SNAPSHOT'.M64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55];[.B55])" office:value-type="float" office:value="0" calcext:value-type="float">
            <text:p>0</text:p>
          </table:table-cell>
          <table:table-cell table:style-name="ce132" table:formula="of:=PRODUCT([.AA55];[.C55])" office:value-type="float" office:value="0" calcext:value-type="float">
            <text:p>0</text:p>
          </table:table-cell>
          <table:table-cell table:style-name="ce132" table:formula="of:=PRODUCT([.AB55];[.D55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1-30" calcext:value-type="date">
            <text:p>30-Jan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2-06" calcext:value-type="date">
            <text:p>6-Feb-2023</text:p>
          </table:table-cell>
          <table:table-cell table:style-name="ce121" table:formula="of:=[$SUMMARY.E57]" office:value-type="float" office:value="0" calcext:value-type="float">
            <text:p>0</text:p>
          </table:table-cell>
          <table:table-cell table:style-name="ce121" table:formula="of:=[$SUMMARY.F57]" office:value-type="float" office:value="0" calcext:value-type="float">
            <text:p>0</text:p>
          </table:table-cell>
          <table:table-cell table:style-name="ce121" table:formula="of:=[$SUMMARY.G57]" office:value-type="float" office:value="0" calcext:value-type="float">
            <text:p>0</text:p>
          </table:table-cell>
          <table:table-cell table:style-name="ce127" table:formula="of:=SUM([.U56:.W56])" office:value-type="float" office:value="0" calcext:value-type="float">
            <text:p>0</text:p>
          </table:table-cell>
          <table:table-cell table:style-name="ce132" table:formula="of:=PRODUCT([.E56];[$'DRAGON SNAPSHOT'.B65])" office:value-type="float" office:value="0" calcext:value-type="float">
            <text:p>0</text:p>
          </table:table-cell>
          <table:table-cell table:style-name="ce127" table:formula="of:=PRODUCT([.E56];[$'DRAGON SNAPSHOT'.C65])" office:value-type="float" office:value="0" calcext:value-type="float">
            <text:p>0</text:p>
          </table:table-cell>
          <table:table-cell table:style-name="ce136" table:formula="of:=PRODUCT([.E56];[$'DRAGON SNAPSHOT'.D65])" office:value-type="float" office:value="0" calcext:value-type="float">
            <text:p>0</text:p>
          </table:table-cell>
          <table:table-cell table:style-name="ce136" table:formula="of:=PRODUCT([.E56];[$'DRAGON SNAPSHOT'.E65])" office:value-type="float" office:value="0" calcext:value-type="float">
            <text:p>0</text:p>
          </table:table-cell>
          <table:table-cell table:style-name="ce136" table:formula="of:=PRODUCT([.E56];[$'DRAGON SNAPSHOT'.F65])" office:value-type="float" office:value="0" calcext:value-type="float">
            <text:p>0</text:p>
          </table:table-cell>
          <table:table-cell table:style-name="ce132" table:formula="of:=PRODUCT([.E56];[$'DRAGON SNAPSHOT'.G65])" office:value-type="float" office:value="0" calcext:value-type="float">
            <text:p>0</text:p>
          </table:table-cell>
          <table:table-cell table:style-name="ce142" table:formula="of:=PRODUCT([.E56];[$'DRAGON SNAPSHOT'.H65])" office:value-type="float" office:value="0" calcext:value-type="float">
            <text:p>0</text:p>
          </table:table-cell>
          <table:table-cell table:style-name="ce142" table:formula="of:=PRODUCT([.E56];[$'DRAGON SNAPSHOT'.I65])" office:value-type="float" office:value="0" calcext:value-type="float">
            <text:p>0</text:p>
          </table:table-cell>
          <table:table-cell table:style-name="ce142" table:formula="of:=PRODUCT([.E56];[$'DRAGON SNAPSHOT'.J65])" office:value-type="float" office:value="0" calcext:value-type="float">
            <text:p>0</text:p>
          </table:table-cell>
          <table:table-cell table:style-name="ce147" table:formula="of:=PRODUCT([.E56];[$'DRAGON SNAPSHOT'.K65])" office:value-type="float" office:value="0" calcext:value-type="float">
            <text:p>0</text:p>
          </table:table-cell>
          <table:table-cell table:style-name="ce149" table:formula="of:=PRODUCT([.E56];[$'DRAGON SNAPSHOT'.L65])" office:value-type="float" office:value="0" calcext:value-type="float">
            <text:p>0</text:p>
          </table:table-cell>
          <table:table-cell table:style-name="ce151" table:formula="of:=PRODUCT([.E56];[$'DRAGON SNAPSHOT'.M65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56];[.B56])" office:value-type="float" office:value="0" calcext:value-type="float">
            <text:p>0</text:p>
          </table:table-cell>
          <table:table-cell table:style-name="ce132" table:formula="of:=PRODUCT([.AA56];[.C56])" office:value-type="float" office:value="0" calcext:value-type="float">
            <text:p>0</text:p>
          </table:table-cell>
          <table:table-cell table:style-name="ce132" table:formula="of:=PRODUCT([.AB56];[.D56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2-06" calcext:value-type="date">
            <text:p>6-Feb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2-13" calcext:value-type="date">
            <text:p>13-Feb-2023</text:p>
          </table:table-cell>
          <table:table-cell table:style-name="ce121" table:formula="of:=[$SUMMARY.E58]" office:value-type="float" office:value="0" calcext:value-type="float">
            <text:p>0</text:p>
          </table:table-cell>
          <table:table-cell table:style-name="ce121" table:formula="of:=[$SUMMARY.F58]" office:value-type="float" office:value="0" calcext:value-type="float">
            <text:p>0</text:p>
          </table:table-cell>
          <table:table-cell table:style-name="ce121" table:formula="of:=[$SUMMARY.G58]" office:value-type="float" office:value="0" calcext:value-type="float">
            <text:p>0</text:p>
          </table:table-cell>
          <table:table-cell table:style-name="ce127" table:formula="of:=SUM([.U57:.W57])" office:value-type="float" office:value="0" calcext:value-type="float">
            <text:p>0</text:p>
          </table:table-cell>
          <table:table-cell table:style-name="ce132" table:formula="of:=PRODUCT([.E57];[$'DRAGON SNAPSHOT'.B66])" office:value-type="float" office:value="0" calcext:value-type="float">
            <text:p>0</text:p>
          </table:table-cell>
          <table:table-cell table:style-name="ce127" table:formula="of:=PRODUCT([.E57];[$'DRAGON SNAPSHOT'.C66])" office:value-type="float" office:value="0" calcext:value-type="float">
            <text:p>0</text:p>
          </table:table-cell>
          <table:table-cell table:style-name="ce136" table:formula="of:=PRODUCT([.E57];[$'DRAGON SNAPSHOT'.D66])" office:value-type="float" office:value="0" calcext:value-type="float">
            <text:p>0</text:p>
          </table:table-cell>
          <table:table-cell table:style-name="ce136" table:formula="of:=PRODUCT([.E57];[$'DRAGON SNAPSHOT'.E66])" office:value-type="float" office:value="0" calcext:value-type="float">
            <text:p>0</text:p>
          </table:table-cell>
          <table:table-cell table:style-name="ce136" table:formula="of:=PRODUCT([.E57];[$'DRAGON SNAPSHOT'.F66])" office:value-type="float" office:value="0" calcext:value-type="float">
            <text:p>0</text:p>
          </table:table-cell>
          <table:table-cell table:style-name="ce132" table:formula="of:=PRODUCT([.E57];[$'DRAGON SNAPSHOT'.G66])" office:value-type="float" office:value="0" calcext:value-type="float">
            <text:p>0</text:p>
          </table:table-cell>
          <table:table-cell table:style-name="ce142" table:formula="of:=PRODUCT([.E57];[$'DRAGON SNAPSHOT'.H66])" office:value-type="float" office:value="0" calcext:value-type="float">
            <text:p>0</text:p>
          </table:table-cell>
          <table:table-cell table:style-name="ce142" table:formula="of:=PRODUCT([.E57];[$'DRAGON SNAPSHOT'.I66])" office:value-type="float" office:value="0" calcext:value-type="float">
            <text:p>0</text:p>
          </table:table-cell>
          <table:table-cell table:style-name="ce142" table:formula="of:=PRODUCT([.E57];[$'DRAGON SNAPSHOT'.J66])" office:value-type="float" office:value="0" calcext:value-type="float">
            <text:p>0</text:p>
          </table:table-cell>
          <table:table-cell table:style-name="ce147" table:formula="of:=PRODUCT([.E57];[$'DRAGON SNAPSHOT'.K66])" office:value-type="float" office:value="0" calcext:value-type="float">
            <text:p>0</text:p>
          </table:table-cell>
          <table:table-cell table:style-name="ce149" table:formula="of:=PRODUCT([.E57];[$'DRAGON SNAPSHOT'.L66])" office:value-type="float" office:value="0" calcext:value-type="float">
            <text:p>0</text:p>
          </table:table-cell>
          <table:table-cell table:style-name="ce151" table:formula="of:=PRODUCT([.E57];[$'DRAGON SNAPSHOT'.M66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57];[.B57])" office:value-type="float" office:value="0" calcext:value-type="float">
            <text:p>0</text:p>
          </table:table-cell>
          <table:table-cell table:style-name="ce132" table:formula="of:=PRODUCT([.AA57];[.C57])" office:value-type="float" office:value="0" calcext:value-type="float">
            <text:p>0</text:p>
          </table:table-cell>
          <table:table-cell table:style-name="ce132" table:formula="of:=PRODUCT([.AB57];[.D57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2-13" calcext:value-type="date">
            <text:p>13-Feb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2-20" calcext:value-type="date">
            <text:p>20-Feb-2023</text:p>
          </table:table-cell>
          <table:table-cell table:style-name="ce121" table:formula="of:=[$SUMMARY.E59]" office:value-type="float" office:value="0" calcext:value-type="float">
            <text:p>0</text:p>
          </table:table-cell>
          <table:table-cell table:style-name="ce121" table:formula="of:=[$SUMMARY.F59]" office:value-type="float" office:value="0" calcext:value-type="float">
            <text:p>0</text:p>
          </table:table-cell>
          <table:table-cell table:style-name="ce121" table:formula="of:=[$SUMMARY.G59]" office:value-type="float" office:value="0" calcext:value-type="float">
            <text:p>0</text:p>
          </table:table-cell>
          <table:table-cell table:style-name="ce127" table:formula="of:=SUM([.U58:.W58])" office:value-type="float" office:value="0" calcext:value-type="float">
            <text:p>0</text:p>
          </table:table-cell>
          <table:table-cell table:style-name="ce132" table:formula="of:=PRODUCT([.E58];[$'DRAGON SNAPSHOT'.B67])" office:value-type="float" office:value="0" calcext:value-type="float">
            <text:p>0</text:p>
          </table:table-cell>
          <table:table-cell table:style-name="ce127" table:formula="of:=PRODUCT([.E58];[$'DRAGON SNAPSHOT'.C67])" office:value-type="float" office:value="0" calcext:value-type="float">
            <text:p>0</text:p>
          </table:table-cell>
          <table:table-cell table:style-name="ce136" table:formula="of:=PRODUCT([.E58];[$'DRAGON SNAPSHOT'.D67])" office:value-type="float" office:value="0" calcext:value-type="float">
            <text:p>0</text:p>
          </table:table-cell>
          <table:table-cell table:style-name="ce136" table:formula="of:=PRODUCT([.E58];[$'DRAGON SNAPSHOT'.E67])" office:value-type="float" office:value="0" calcext:value-type="float">
            <text:p>0</text:p>
          </table:table-cell>
          <table:table-cell table:style-name="ce136" table:formula="of:=PRODUCT([.E58];[$'DRAGON SNAPSHOT'.F67])" office:value-type="float" office:value="0" calcext:value-type="float">
            <text:p>0</text:p>
          </table:table-cell>
          <table:table-cell table:style-name="ce132" table:formula="of:=PRODUCT([.E58];[$'DRAGON SNAPSHOT'.G67])" office:value-type="float" office:value="0" calcext:value-type="float">
            <text:p>0</text:p>
          </table:table-cell>
          <table:table-cell table:style-name="ce142" table:formula="of:=PRODUCT([.E58];[$'DRAGON SNAPSHOT'.H67])" office:value-type="float" office:value="0" calcext:value-type="float">
            <text:p>0</text:p>
          </table:table-cell>
          <table:table-cell table:style-name="ce142" table:formula="of:=PRODUCT([.E58];[$'DRAGON SNAPSHOT'.I67])" office:value-type="float" office:value="0" calcext:value-type="float">
            <text:p>0</text:p>
          </table:table-cell>
          <table:table-cell table:style-name="ce142" table:formula="of:=PRODUCT([.E58];[$'DRAGON SNAPSHOT'.J67])" office:value-type="float" office:value="0" calcext:value-type="float">
            <text:p>0</text:p>
          </table:table-cell>
          <table:table-cell table:style-name="ce147" table:formula="of:=PRODUCT([.E58];[$'DRAGON SNAPSHOT'.K67])" office:value-type="float" office:value="0" calcext:value-type="float">
            <text:p>0</text:p>
          </table:table-cell>
          <table:table-cell table:style-name="ce149" table:formula="of:=PRODUCT([.E58];[$'DRAGON SNAPSHOT'.L67])" office:value-type="float" office:value="0" calcext:value-type="float">
            <text:p>0</text:p>
          </table:table-cell>
          <table:table-cell table:style-name="ce151" table:formula="of:=PRODUCT([.E58];[$'DRAGON SNAPSHOT'.M67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58];[.B58])" office:value-type="float" office:value="0" calcext:value-type="float">
            <text:p>0</text:p>
          </table:table-cell>
          <table:table-cell table:style-name="ce132" table:formula="of:=PRODUCT([.AA58];[.C58])" office:value-type="float" office:value="0" calcext:value-type="float">
            <text:p>0</text:p>
          </table:table-cell>
          <table:table-cell table:style-name="ce132" table:formula="of:=PRODUCT([.AB58];[.D58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2-20" calcext:value-type="date">
            <text:p>20-Feb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2-27" calcext:value-type="date">
            <text:p>27-Feb-2023</text:p>
          </table:table-cell>
          <table:table-cell table:style-name="ce121" table:formula="of:=[$SUMMARY.E60]" office:value-type="float" office:value="0" calcext:value-type="float">
            <text:p>0</text:p>
          </table:table-cell>
          <table:table-cell table:style-name="ce121" table:formula="of:=[$SUMMARY.F60]" office:value-type="float" office:value="0" calcext:value-type="float">
            <text:p>0</text:p>
          </table:table-cell>
          <table:table-cell table:style-name="ce121" table:formula="of:=[$SUMMARY.G60]" office:value-type="float" office:value="0" calcext:value-type="float">
            <text:p>0</text:p>
          </table:table-cell>
          <table:table-cell table:style-name="ce127" table:formula="of:=SUM([.U59:.W59])" office:value-type="float" office:value="0" calcext:value-type="float">
            <text:p>0</text:p>
          </table:table-cell>
          <table:table-cell table:style-name="ce132" table:formula="of:=PRODUCT([.E59];[$'DRAGON SNAPSHOT'.B68])" office:value-type="float" office:value="0" calcext:value-type="float">
            <text:p>0</text:p>
          </table:table-cell>
          <table:table-cell table:style-name="ce127" table:formula="of:=PRODUCT([.E59];[$'DRAGON SNAPSHOT'.C68])" office:value-type="float" office:value="0" calcext:value-type="float">
            <text:p>0</text:p>
          </table:table-cell>
          <table:table-cell table:style-name="ce136" table:formula="of:=PRODUCT([.E59];[$'DRAGON SNAPSHOT'.D68])" office:value-type="float" office:value="0" calcext:value-type="float">
            <text:p>0</text:p>
          </table:table-cell>
          <table:table-cell table:style-name="ce136" table:formula="of:=PRODUCT([.E59];[$'DRAGON SNAPSHOT'.E68])" office:value-type="float" office:value="0" calcext:value-type="float">
            <text:p>0</text:p>
          </table:table-cell>
          <table:table-cell table:style-name="ce136" table:formula="of:=PRODUCT([.E59];[$'DRAGON SNAPSHOT'.F68])" office:value-type="float" office:value="0" calcext:value-type="float">
            <text:p>0</text:p>
          </table:table-cell>
          <table:table-cell table:style-name="ce132" table:formula="of:=PRODUCT([.E59];[$'DRAGON SNAPSHOT'.G68])" office:value-type="float" office:value="0" calcext:value-type="float">
            <text:p>0</text:p>
          </table:table-cell>
          <table:table-cell table:style-name="ce142" table:formula="of:=PRODUCT([.E59];[$'DRAGON SNAPSHOT'.H68])" office:value-type="float" office:value="0" calcext:value-type="float">
            <text:p>0</text:p>
          </table:table-cell>
          <table:table-cell table:style-name="ce142" table:formula="of:=PRODUCT([.E59];[$'DRAGON SNAPSHOT'.I68])" office:value-type="float" office:value="0" calcext:value-type="float">
            <text:p>0</text:p>
          </table:table-cell>
          <table:table-cell table:style-name="ce142" table:formula="of:=PRODUCT([.E59];[$'DRAGON SNAPSHOT'.J68])" office:value-type="float" office:value="0" calcext:value-type="float">
            <text:p>0</text:p>
          </table:table-cell>
          <table:table-cell table:style-name="ce147" table:formula="of:=PRODUCT([.E59];[$'DRAGON SNAPSHOT'.K68])" office:value-type="float" office:value="0" calcext:value-type="float">
            <text:p>0</text:p>
          </table:table-cell>
          <table:table-cell table:style-name="ce149" table:formula="of:=PRODUCT([.E59];[$'DRAGON SNAPSHOT'.L68])" office:value-type="float" office:value="0" calcext:value-type="float">
            <text:p>0</text:p>
          </table:table-cell>
          <table:table-cell table:style-name="ce151" table:formula="of:=PRODUCT([.E59];[$'DRAGON SNAPSHOT'.M68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59];[.B59])" office:value-type="float" office:value="0" calcext:value-type="float">
            <text:p>0</text:p>
          </table:table-cell>
          <table:table-cell table:style-name="ce132" table:formula="of:=PRODUCT([.AA59];[.C59])" office:value-type="float" office:value="0" calcext:value-type="float">
            <text:p>0</text:p>
          </table:table-cell>
          <table:table-cell table:style-name="ce132" table:formula="of:=PRODUCT([.AB59];[.D59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2-27" calcext:value-type="date">
            <text:p>27-Feb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3-06" calcext:value-type="date">
            <text:p>6-Mar-2023</text:p>
          </table:table-cell>
          <table:table-cell table:style-name="ce121" table:formula="of:=[$SUMMARY.E61]" office:value-type="float" office:value="0" calcext:value-type="float">
            <text:p>0</text:p>
          </table:table-cell>
          <table:table-cell table:style-name="ce121" table:formula="of:=[$SUMMARY.F61]" office:value-type="float" office:value="0" calcext:value-type="float">
            <text:p>0</text:p>
          </table:table-cell>
          <table:table-cell table:style-name="ce121" table:formula="of:=[$SUMMARY.G61]" office:value-type="float" office:value="0" calcext:value-type="float">
            <text:p>0</text:p>
          </table:table-cell>
          <table:table-cell table:style-name="ce127" table:formula="of:=SUM([.U60:.W60])" office:value-type="float" office:value="0" calcext:value-type="float">
            <text:p>0</text:p>
          </table:table-cell>
          <table:table-cell table:style-name="ce132" table:formula="of:=PRODUCT([.E60];[$'DRAGON SNAPSHOT'.B69])" office:value-type="float" office:value="0" calcext:value-type="float">
            <text:p>0</text:p>
          </table:table-cell>
          <table:table-cell table:style-name="ce127" table:formula="of:=PRODUCT([.E60];[$'DRAGON SNAPSHOT'.C69])" office:value-type="float" office:value="0" calcext:value-type="float">
            <text:p>0</text:p>
          </table:table-cell>
          <table:table-cell table:style-name="ce136" table:formula="of:=PRODUCT([.E60];[$'DRAGON SNAPSHOT'.D69])" office:value-type="float" office:value="0" calcext:value-type="float">
            <text:p>0</text:p>
          </table:table-cell>
          <table:table-cell table:style-name="ce136" table:formula="of:=PRODUCT([.E60];[$'DRAGON SNAPSHOT'.E69])" office:value-type="float" office:value="0" calcext:value-type="float">
            <text:p>0</text:p>
          </table:table-cell>
          <table:table-cell table:style-name="ce136" table:formula="of:=PRODUCT([.E60];[$'DRAGON SNAPSHOT'.F69])" office:value-type="float" office:value="0" calcext:value-type="float">
            <text:p>0</text:p>
          </table:table-cell>
          <table:table-cell table:style-name="ce132" table:formula="of:=PRODUCT([.E60];[$'DRAGON SNAPSHOT'.G69])" office:value-type="float" office:value="0" calcext:value-type="float">
            <text:p>0</text:p>
          </table:table-cell>
          <table:table-cell table:style-name="ce142" table:formula="of:=PRODUCT([.E60];[$'DRAGON SNAPSHOT'.H69])" office:value-type="float" office:value="0" calcext:value-type="float">
            <text:p>0</text:p>
          </table:table-cell>
          <table:table-cell table:style-name="ce142" table:formula="of:=PRODUCT([.E60];[$'DRAGON SNAPSHOT'.I69])" office:value-type="float" office:value="0" calcext:value-type="float">
            <text:p>0</text:p>
          </table:table-cell>
          <table:table-cell table:style-name="ce142" table:formula="of:=PRODUCT([.E60];[$'DRAGON SNAPSHOT'.J69])" office:value-type="float" office:value="0" calcext:value-type="float">
            <text:p>0</text:p>
          </table:table-cell>
          <table:table-cell table:style-name="ce147" table:formula="of:=PRODUCT([.E60];[$'DRAGON SNAPSHOT'.K69])" office:value-type="float" office:value="0" calcext:value-type="float">
            <text:p>0</text:p>
          </table:table-cell>
          <table:table-cell table:style-name="ce149" table:formula="of:=PRODUCT([.E60];[$'DRAGON SNAPSHOT'.L69])" office:value-type="float" office:value="0" calcext:value-type="float">
            <text:p>0</text:p>
          </table:table-cell>
          <table:table-cell table:style-name="ce151" table:formula="of:=PRODUCT([.E60];[$'DRAGON SNAPSHOT'.M69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60];[.B60])" office:value-type="float" office:value="0" calcext:value-type="float">
            <text:p>0</text:p>
          </table:table-cell>
          <table:table-cell table:style-name="ce132" table:formula="of:=PRODUCT([.AA60];[.C60])" office:value-type="float" office:value="0" calcext:value-type="float">
            <text:p>0</text:p>
          </table:table-cell>
          <table:table-cell table:style-name="ce132" table:formula="of:=PRODUCT([.AB60];[.D60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3-06" calcext:value-type="date">
            <text:p>6-Mar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3-13" calcext:value-type="date">
            <text:p>13-Mar-2023</text:p>
          </table:table-cell>
          <table:table-cell table:style-name="ce121" table:formula="of:=[$SUMMARY.E62]" office:value-type="float" office:value="0" calcext:value-type="float">
            <text:p>0</text:p>
          </table:table-cell>
          <table:table-cell table:style-name="ce121" table:formula="of:=[$SUMMARY.F62]" office:value-type="float" office:value="0" calcext:value-type="float">
            <text:p>0</text:p>
          </table:table-cell>
          <table:table-cell table:style-name="ce121" table:formula="of:=[$SUMMARY.G62]" office:value-type="float" office:value="0" calcext:value-type="float">
            <text:p>0</text:p>
          </table:table-cell>
          <table:table-cell table:style-name="ce127" table:formula="of:=SUM([.U61:.W61])" office:value-type="float" office:value="0" calcext:value-type="float">
            <text:p>0</text:p>
          </table:table-cell>
          <table:table-cell table:style-name="ce132" table:formula="of:=PRODUCT([.E61];[$'DRAGON SNAPSHOT'.B70])" office:value-type="float" office:value="0" calcext:value-type="float">
            <text:p>0</text:p>
          </table:table-cell>
          <table:table-cell table:style-name="ce127" table:formula="of:=PRODUCT([.E61];[$'DRAGON SNAPSHOT'.C70])" office:value-type="float" office:value="0" calcext:value-type="float">
            <text:p>0</text:p>
          </table:table-cell>
          <table:table-cell table:style-name="ce136" table:formula="of:=PRODUCT([.E61];[$'DRAGON SNAPSHOT'.D70])" office:value-type="float" office:value="0" calcext:value-type="float">
            <text:p>0</text:p>
          </table:table-cell>
          <table:table-cell table:style-name="ce136" table:formula="of:=PRODUCT([.E61];[$'DRAGON SNAPSHOT'.E70])" office:value-type="float" office:value="0" calcext:value-type="float">
            <text:p>0</text:p>
          </table:table-cell>
          <table:table-cell table:style-name="ce136" table:formula="of:=PRODUCT([.E61];[$'DRAGON SNAPSHOT'.F70])" office:value-type="float" office:value="0" calcext:value-type="float">
            <text:p>0</text:p>
          </table:table-cell>
          <table:table-cell table:style-name="ce132" table:formula="of:=PRODUCT([.E61];[$'DRAGON SNAPSHOT'.G70])" office:value-type="float" office:value="0" calcext:value-type="float">
            <text:p>0</text:p>
          </table:table-cell>
          <table:table-cell table:style-name="ce142" table:formula="of:=PRODUCT([.E61];[$'DRAGON SNAPSHOT'.H70])" office:value-type="float" office:value="0" calcext:value-type="float">
            <text:p>0</text:p>
          </table:table-cell>
          <table:table-cell table:style-name="ce142" table:formula="of:=PRODUCT([.E61];[$'DRAGON SNAPSHOT'.I70])" office:value-type="float" office:value="0" calcext:value-type="float">
            <text:p>0</text:p>
          </table:table-cell>
          <table:table-cell table:style-name="ce142" table:formula="of:=PRODUCT([.E61];[$'DRAGON SNAPSHOT'.J70])" office:value-type="float" office:value="0" calcext:value-type="float">
            <text:p>0</text:p>
          </table:table-cell>
          <table:table-cell table:style-name="ce147" table:formula="of:=PRODUCT([.E61];[$'DRAGON SNAPSHOT'.K70])" office:value-type="float" office:value="0" calcext:value-type="float">
            <text:p>0</text:p>
          </table:table-cell>
          <table:table-cell table:style-name="ce149" table:formula="of:=PRODUCT([.E61];[$'DRAGON SNAPSHOT'.L70])" office:value-type="float" office:value="0" calcext:value-type="float">
            <text:p>0</text:p>
          </table:table-cell>
          <table:table-cell table:style-name="ce151" table:formula="of:=PRODUCT([.E61];[$'DRAGON SNAPSHOT'.M70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61];[.B61])" office:value-type="float" office:value="0" calcext:value-type="float">
            <text:p>0</text:p>
          </table:table-cell>
          <table:table-cell table:style-name="ce132" table:formula="of:=PRODUCT([.AA61];[.C61])" office:value-type="float" office:value="0" calcext:value-type="float">
            <text:p>0</text:p>
          </table:table-cell>
          <table:table-cell table:style-name="ce132" table:formula="of:=PRODUCT([.AB61];[.D61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3-13" calcext:value-type="date">
            <text:p>13-Mar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3-20" calcext:value-type="date">
            <text:p>20-Mar-2023</text:p>
          </table:table-cell>
          <table:table-cell table:style-name="ce121" table:formula="of:=[$SUMMARY.E63]" office:value-type="float" office:value="0" calcext:value-type="float">
            <text:p>0</text:p>
          </table:table-cell>
          <table:table-cell table:style-name="ce121" table:formula="of:=[$SUMMARY.F63]" office:value-type="float" office:value="0" calcext:value-type="float">
            <text:p>0</text:p>
          </table:table-cell>
          <table:table-cell table:style-name="ce121" table:formula="of:=[$SUMMARY.G63]" office:value-type="float" office:value="0" calcext:value-type="float">
            <text:p>0</text:p>
          </table:table-cell>
          <table:table-cell table:style-name="ce127" table:formula="of:=SUM([.U62:.W62])" office:value-type="float" office:value="0" calcext:value-type="float">
            <text:p>0</text:p>
          </table:table-cell>
          <table:table-cell table:style-name="ce132" table:formula="of:=PRODUCT([.E62];[$'DRAGON SNAPSHOT'.B71])" office:value-type="float" office:value="0" calcext:value-type="float">
            <text:p>0</text:p>
          </table:table-cell>
          <table:table-cell table:style-name="ce127" table:formula="of:=PRODUCT([.E62];[$'DRAGON SNAPSHOT'.C71])" office:value-type="float" office:value="0" calcext:value-type="float">
            <text:p>0</text:p>
          </table:table-cell>
          <table:table-cell table:style-name="ce136" table:formula="of:=PRODUCT([.E62];[$'DRAGON SNAPSHOT'.D71])" office:value-type="float" office:value="0" calcext:value-type="float">
            <text:p>0</text:p>
          </table:table-cell>
          <table:table-cell table:style-name="ce136" table:formula="of:=PRODUCT([.E62];[$'DRAGON SNAPSHOT'.E71])" office:value-type="float" office:value="0" calcext:value-type="float">
            <text:p>0</text:p>
          </table:table-cell>
          <table:table-cell table:style-name="ce136" table:formula="of:=PRODUCT([.E62];[$'DRAGON SNAPSHOT'.F71])" office:value-type="float" office:value="0" calcext:value-type="float">
            <text:p>0</text:p>
          </table:table-cell>
          <table:table-cell table:style-name="ce132" table:formula="of:=PRODUCT([.E62];[$'DRAGON SNAPSHOT'.G71])" office:value-type="float" office:value="0" calcext:value-type="float">
            <text:p>0</text:p>
          </table:table-cell>
          <table:table-cell table:style-name="ce142" table:formula="of:=PRODUCT([.E62];[$'DRAGON SNAPSHOT'.H71])" office:value-type="float" office:value="0" calcext:value-type="float">
            <text:p>0</text:p>
          </table:table-cell>
          <table:table-cell table:style-name="ce142" table:formula="of:=PRODUCT([.E62];[$'DRAGON SNAPSHOT'.I71])" office:value-type="float" office:value="0" calcext:value-type="float">
            <text:p>0</text:p>
          </table:table-cell>
          <table:table-cell table:style-name="ce142" table:formula="of:=PRODUCT([.E62];[$'DRAGON SNAPSHOT'.J71])" office:value-type="float" office:value="0" calcext:value-type="float">
            <text:p>0</text:p>
          </table:table-cell>
          <table:table-cell table:style-name="ce147" table:formula="of:=PRODUCT([.E62];[$'DRAGON SNAPSHOT'.K71])" office:value-type="float" office:value="0" calcext:value-type="float">
            <text:p>0</text:p>
          </table:table-cell>
          <table:table-cell table:style-name="ce149" table:formula="of:=PRODUCT([.E62];[$'DRAGON SNAPSHOT'.L71])" office:value-type="float" office:value="0" calcext:value-type="float">
            <text:p>0</text:p>
          </table:table-cell>
          <table:table-cell table:style-name="ce151" table:formula="of:=PRODUCT([.E62];[$'DRAGON SNAPSHOT'.M71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62];[.B62])" office:value-type="float" office:value="0" calcext:value-type="float">
            <text:p>0</text:p>
          </table:table-cell>
          <table:table-cell table:style-name="ce132" table:formula="of:=PRODUCT([.AA62];[.C62])" office:value-type="float" office:value="0" calcext:value-type="float">
            <text:p>0</text:p>
          </table:table-cell>
          <table:table-cell table:style-name="ce132" table:formula="of:=PRODUCT([.AB62];[.D62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3-20" calcext:value-type="date">
            <text:p>20-Mar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3-27" calcext:value-type="date">
            <text:p>27-Mar-2023</text:p>
          </table:table-cell>
          <table:table-cell table:style-name="ce121" table:formula="of:=[$SUMMARY.E64]" office:value-type="float" office:value="0" calcext:value-type="float">
            <text:p>0</text:p>
          </table:table-cell>
          <table:table-cell table:style-name="ce121" table:formula="of:=[$SUMMARY.F64]" office:value-type="float" office:value="0" calcext:value-type="float">
            <text:p>0</text:p>
          </table:table-cell>
          <table:table-cell table:style-name="ce121" table:formula="of:=[$SUMMARY.G64]" office:value-type="float" office:value="0" calcext:value-type="float">
            <text:p>0</text:p>
          </table:table-cell>
          <table:table-cell table:style-name="ce127" table:formula="of:=SUM([.U63:.W63])" office:value-type="float" office:value="0" calcext:value-type="float">
            <text:p>0</text:p>
          </table:table-cell>
          <table:table-cell table:style-name="ce132" table:formula="of:=PRODUCT([.E63];[$'DRAGON SNAPSHOT'.B72])" office:value-type="float" office:value="0" calcext:value-type="float">
            <text:p>0</text:p>
          </table:table-cell>
          <table:table-cell table:style-name="ce127" table:formula="of:=PRODUCT([.E63];[$'DRAGON SNAPSHOT'.C72])" office:value-type="float" office:value="0" calcext:value-type="float">
            <text:p>0</text:p>
          </table:table-cell>
          <table:table-cell table:style-name="ce136" table:formula="of:=PRODUCT([.E63];[$'DRAGON SNAPSHOT'.D72])" office:value-type="float" office:value="0" calcext:value-type="float">
            <text:p>0</text:p>
          </table:table-cell>
          <table:table-cell table:style-name="ce136" table:formula="of:=PRODUCT([.E63];[$'DRAGON SNAPSHOT'.E72])" office:value-type="float" office:value="0" calcext:value-type="float">
            <text:p>0</text:p>
          </table:table-cell>
          <table:table-cell table:style-name="ce136" table:formula="of:=PRODUCT([.E63];[$'DRAGON SNAPSHOT'.F72])" office:value-type="float" office:value="0" calcext:value-type="float">
            <text:p>0</text:p>
          </table:table-cell>
          <table:table-cell table:style-name="ce132" table:formula="of:=PRODUCT([.E63];[$'DRAGON SNAPSHOT'.G72])" office:value-type="float" office:value="0" calcext:value-type="float">
            <text:p>0</text:p>
          </table:table-cell>
          <table:table-cell table:style-name="ce142" table:formula="of:=PRODUCT([.E63];[$'DRAGON SNAPSHOT'.H72])" office:value-type="float" office:value="0" calcext:value-type="float">
            <text:p>0</text:p>
          </table:table-cell>
          <table:table-cell table:style-name="ce142" table:formula="of:=PRODUCT([.E63];[$'DRAGON SNAPSHOT'.I72])" office:value-type="float" office:value="0" calcext:value-type="float">
            <text:p>0</text:p>
          </table:table-cell>
          <table:table-cell table:style-name="ce142" table:formula="of:=PRODUCT([.E63];[$'DRAGON SNAPSHOT'.J72])" office:value-type="float" office:value="0" calcext:value-type="float">
            <text:p>0</text:p>
          </table:table-cell>
          <table:table-cell table:style-name="ce147" table:formula="of:=PRODUCT([.E63];[$'DRAGON SNAPSHOT'.K72])" office:value-type="float" office:value="0" calcext:value-type="float">
            <text:p>0</text:p>
          </table:table-cell>
          <table:table-cell table:style-name="ce149" table:formula="of:=PRODUCT([.E63];[$'DRAGON SNAPSHOT'.L72])" office:value-type="float" office:value="0" calcext:value-type="float">
            <text:p>0</text:p>
          </table:table-cell>
          <table:table-cell table:style-name="ce151" table:formula="of:=PRODUCT([.E63];[$'DRAGON SNAPSHOT'.M72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63];[.B63])" office:value-type="float" office:value="0" calcext:value-type="float">
            <text:p>0</text:p>
          </table:table-cell>
          <table:table-cell table:style-name="ce132" table:formula="of:=PRODUCT([.AA63];[.C63])" office:value-type="float" office:value="0" calcext:value-type="float">
            <text:p>0</text:p>
          </table:table-cell>
          <table:table-cell table:style-name="ce132" table:formula="of:=PRODUCT([.AB63];[.D63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3-27" calcext:value-type="date">
            <text:p>27-Mar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4-03" calcext:value-type="date">
            <text:p>3-Apr-2023</text:p>
          </table:table-cell>
          <table:table-cell table:style-name="ce121" table:formula="of:=[$SUMMARY.E65]" office:value-type="float" office:value="0" calcext:value-type="float">
            <text:p>0</text:p>
          </table:table-cell>
          <table:table-cell table:style-name="ce121" table:formula="of:=[$SUMMARY.F65]" office:value-type="float" office:value="0" calcext:value-type="float">
            <text:p>0</text:p>
          </table:table-cell>
          <table:table-cell table:style-name="ce121" table:formula="of:=[$SUMMARY.G65]" office:value-type="float" office:value="0" calcext:value-type="float">
            <text:p>0</text:p>
          </table:table-cell>
          <table:table-cell table:style-name="ce127" table:formula="of:=SUM([.U64:.W64])" office:value-type="float" office:value="0" calcext:value-type="float">
            <text:p>0</text:p>
          </table:table-cell>
          <table:table-cell table:style-name="ce132" table:formula="of:=PRODUCT([.E64];[$'DRAGON SNAPSHOT'.B73])" office:value-type="float" office:value="0" calcext:value-type="float">
            <text:p>0</text:p>
          </table:table-cell>
          <table:table-cell table:style-name="ce127" table:formula="of:=PRODUCT([.E64];[$'DRAGON SNAPSHOT'.C73])" office:value-type="float" office:value="0" calcext:value-type="float">
            <text:p>0</text:p>
          </table:table-cell>
          <table:table-cell table:style-name="ce136" table:formula="of:=PRODUCT([.E64];[$'DRAGON SNAPSHOT'.D73])" office:value-type="float" office:value="0" calcext:value-type="float">
            <text:p>0</text:p>
          </table:table-cell>
          <table:table-cell table:style-name="ce136" table:formula="of:=PRODUCT([.E64];[$'DRAGON SNAPSHOT'.E73])" office:value-type="float" office:value="0" calcext:value-type="float">
            <text:p>0</text:p>
          </table:table-cell>
          <table:table-cell table:style-name="ce136" table:formula="of:=PRODUCT([.E64];[$'DRAGON SNAPSHOT'.F73])" office:value-type="float" office:value="0" calcext:value-type="float">
            <text:p>0</text:p>
          </table:table-cell>
          <table:table-cell table:style-name="ce132" table:formula="of:=PRODUCT([.E64];[$'DRAGON SNAPSHOT'.G73])" office:value-type="float" office:value="0" calcext:value-type="float">
            <text:p>0</text:p>
          </table:table-cell>
          <table:table-cell table:style-name="ce142" table:formula="of:=PRODUCT([.E64];[$'DRAGON SNAPSHOT'.H73])" office:value-type="float" office:value="0" calcext:value-type="float">
            <text:p>0</text:p>
          </table:table-cell>
          <table:table-cell table:style-name="ce142" table:formula="of:=PRODUCT([.E64];[$'DRAGON SNAPSHOT'.I73])" office:value-type="float" office:value="0" calcext:value-type="float">
            <text:p>0</text:p>
          </table:table-cell>
          <table:table-cell table:style-name="ce142" table:formula="of:=PRODUCT([.E64];[$'DRAGON SNAPSHOT'.J73])" office:value-type="float" office:value="0" calcext:value-type="float">
            <text:p>0</text:p>
          </table:table-cell>
          <table:table-cell table:style-name="ce147" table:formula="of:=PRODUCT([.E64];[$'DRAGON SNAPSHOT'.K73])" office:value-type="float" office:value="0" calcext:value-type="float">
            <text:p>0</text:p>
          </table:table-cell>
          <table:table-cell table:style-name="ce149" table:formula="of:=PRODUCT([.E64];[$'DRAGON SNAPSHOT'.L73])" office:value-type="float" office:value="0" calcext:value-type="float">
            <text:p>0</text:p>
          </table:table-cell>
          <table:table-cell table:style-name="ce151" table:formula="of:=PRODUCT([.E64];[$'DRAGON SNAPSHOT'.M73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64];[.B64])" office:value-type="float" office:value="0" calcext:value-type="float">
            <text:p>0</text:p>
          </table:table-cell>
          <table:table-cell table:style-name="ce132" table:formula="of:=PRODUCT([.AA64];[.C64])" office:value-type="float" office:value="0" calcext:value-type="float">
            <text:p>0</text:p>
          </table:table-cell>
          <table:table-cell table:style-name="ce132" table:formula="of:=PRODUCT([.AB64];[.D64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4-03" calcext:value-type="date">
            <text:p>3-Apr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4-10" calcext:value-type="date">
            <text:p>10-Apr-2023</text:p>
          </table:table-cell>
          <table:table-cell table:style-name="ce121" table:formula="of:=[$SUMMARY.E66]" office:value-type="float" office:value="0" calcext:value-type="float">
            <text:p>0</text:p>
          </table:table-cell>
          <table:table-cell table:style-name="ce121" table:formula="of:=[$SUMMARY.F66]" office:value-type="float" office:value="0" calcext:value-type="float">
            <text:p>0</text:p>
          </table:table-cell>
          <table:table-cell table:style-name="ce121" table:formula="of:=[$SUMMARY.G66]" office:value-type="float" office:value="0" calcext:value-type="float">
            <text:p>0</text:p>
          </table:table-cell>
          <table:table-cell table:style-name="ce127" table:formula="of:=SUM([.U65:.W65])" office:value-type="float" office:value="0" calcext:value-type="float">
            <text:p>0</text:p>
          </table:table-cell>
          <table:table-cell table:style-name="ce132" table:formula="of:=PRODUCT([.E65];[$'DRAGON SNAPSHOT'.B74])" office:value-type="float" office:value="0" calcext:value-type="float">
            <text:p>0</text:p>
          </table:table-cell>
          <table:table-cell table:style-name="ce127" table:formula="of:=PRODUCT([.E65];[$'DRAGON SNAPSHOT'.C74])" office:value-type="float" office:value="0" calcext:value-type="float">
            <text:p>0</text:p>
          </table:table-cell>
          <table:table-cell table:style-name="ce136" table:formula="of:=PRODUCT([.E65];[$'DRAGON SNAPSHOT'.D74])" office:value-type="float" office:value="0" calcext:value-type="float">
            <text:p>0</text:p>
          </table:table-cell>
          <table:table-cell table:style-name="ce136" table:formula="of:=PRODUCT([.E65];[$'DRAGON SNAPSHOT'.E74])" office:value-type="float" office:value="0" calcext:value-type="float">
            <text:p>0</text:p>
          </table:table-cell>
          <table:table-cell table:style-name="ce136" table:formula="of:=PRODUCT([.E65];[$'DRAGON SNAPSHOT'.F74])" office:value-type="float" office:value="0" calcext:value-type="float">
            <text:p>0</text:p>
          </table:table-cell>
          <table:table-cell table:style-name="ce132" table:formula="of:=PRODUCT([.E65];[$'DRAGON SNAPSHOT'.G74])" office:value-type="float" office:value="0" calcext:value-type="float">
            <text:p>0</text:p>
          </table:table-cell>
          <table:table-cell table:style-name="ce142" table:formula="of:=PRODUCT([.E65];[$'DRAGON SNAPSHOT'.H74])" office:value-type="float" office:value="0" calcext:value-type="float">
            <text:p>0</text:p>
          </table:table-cell>
          <table:table-cell table:style-name="ce142" table:formula="of:=PRODUCT([.E65];[$'DRAGON SNAPSHOT'.I74])" office:value-type="float" office:value="0" calcext:value-type="float">
            <text:p>0</text:p>
          </table:table-cell>
          <table:table-cell table:style-name="ce142" table:formula="of:=PRODUCT([.E65];[$'DRAGON SNAPSHOT'.J74])" office:value-type="float" office:value="0" calcext:value-type="float">
            <text:p>0</text:p>
          </table:table-cell>
          <table:table-cell table:style-name="ce147" table:formula="of:=PRODUCT([.E65];[$'DRAGON SNAPSHOT'.K74])" office:value-type="float" office:value="0" calcext:value-type="float">
            <text:p>0</text:p>
          </table:table-cell>
          <table:table-cell table:style-name="ce149" table:formula="of:=PRODUCT([.E65];[$'DRAGON SNAPSHOT'.L74])" office:value-type="float" office:value="0" calcext:value-type="float">
            <text:p>0</text:p>
          </table:table-cell>
          <table:table-cell table:style-name="ce151" table:formula="of:=PRODUCT([.E65];[$'DRAGON SNAPSHOT'.M74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65];[.B65])" office:value-type="float" office:value="0" calcext:value-type="float">
            <text:p>0</text:p>
          </table:table-cell>
          <table:table-cell table:style-name="ce132" table:formula="of:=PRODUCT([.AA65];[.C65])" office:value-type="float" office:value="0" calcext:value-type="float">
            <text:p>0</text:p>
          </table:table-cell>
          <table:table-cell table:style-name="ce132" table:formula="of:=PRODUCT([.AB65];[.D65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4-10" calcext:value-type="date">
            <text:p>10-Apr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4-17" calcext:value-type="date">
            <text:p>17-Apr-2023</text:p>
          </table:table-cell>
          <table:table-cell table:style-name="ce121" table:formula="of:=[$SUMMARY.E67]" office:value-type="float" office:value="0" calcext:value-type="float">
            <text:p>0</text:p>
          </table:table-cell>
          <table:table-cell table:style-name="ce121" table:formula="of:=[$SUMMARY.F67]" office:value-type="float" office:value="0" calcext:value-type="float">
            <text:p>0</text:p>
          </table:table-cell>
          <table:table-cell table:style-name="ce121" table:formula="of:=[$SUMMARY.G67]" office:value-type="float" office:value="0" calcext:value-type="float">
            <text:p>0</text:p>
          </table:table-cell>
          <table:table-cell table:style-name="ce127" table:formula="of:=SUM([.U66:.W66])" office:value-type="float" office:value="0" calcext:value-type="float">
            <text:p>0</text:p>
          </table:table-cell>
          <table:table-cell table:style-name="ce132" table:formula="of:=PRODUCT([.E66];[$'DRAGON SNAPSHOT'.B75])" office:value-type="float" office:value="0" calcext:value-type="float">
            <text:p>0</text:p>
          </table:table-cell>
          <table:table-cell table:style-name="ce127" table:formula="of:=PRODUCT([.E66];[$'DRAGON SNAPSHOT'.C75])" office:value-type="float" office:value="0" calcext:value-type="float">
            <text:p>0</text:p>
          </table:table-cell>
          <table:table-cell table:style-name="ce136" table:formula="of:=PRODUCT([.E66];[$'DRAGON SNAPSHOT'.D75])" office:value-type="float" office:value="0" calcext:value-type="float">
            <text:p>0</text:p>
          </table:table-cell>
          <table:table-cell table:style-name="ce136" table:formula="of:=PRODUCT([.E66];[$'DRAGON SNAPSHOT'.E75])" office:value-type="float" office:value="0" calcext:value-type="float">
            <text:p>0</text:p>
          </table:table-cell>
          <table:table-cell table:style-name="ce136" table:formula="of:=PRODUCT([.E66];[$'DRAGON SNAPSHOT'.F75])" office:value-type="float" office:value="0" calcext:value-type="float">
            <text:p>0</text:p>
          </table:table-cell>
          <table:table-cell table:style-name="ce132" table:formula="of:=PRODUCT([.E66];[$'DRAGON SNAPSHOT'.G75])" office:value-type="float" office:value="0" calcext:value-type="float">
            <text:p>0</text:p>
          </table:table-cell>
          <table:table-cell table:style-name="ce142" table:formula="of:=PRODUCT([.E66];[$'DRAGON SNAPSHOT'.H75])" office:value-type="float" office:value="0" calcext:value-type="float">
            <text:p>0</text:p>
          </table:table-cell>
          <table:table-cell table:style-name="ce142" table:formula="of:=PRODUCT([.E66];[$'DRAGON SNAPSHOT'.I75])" office:value-type="float" office:value="0" calcext:value-type="float">
            <text:p>0</text:p>
          </table:table-cell>
          <table:table-cell table:style-name="ce142" table:formula="of:=PRODUCT([.E66];[$'DRAGON SNAPSHOT'.J75])" office:value-type="float" office:value="0" calcext:value-type="float">
            <text:p>0</text:p>
          </table:table-cell>
          <table:table-cell table:style-name="ce147" table:formula="of:=PRODUCT([.E66];[$'DRAGON SNAPSHOT'.K75])" office:value-type="float" office:value="0" calcext:value-type="float">
            <text:p>0</text:p>
          </table:table-cell>
          <table:table-cell table:style-name="ce149" table:formula="of:=PRODUCT([.E66];[$'DRAGON SNAPSHOT'.L75])" office:value-type="float" office:value="0" calcext:value-type="float">
            <text:p>0</text:p>
          </table:table-cell>
          <table:table-cell table:style-name="ce151" table:formula="of:=PRODUCT([.E66];[$'DRAGON SNAPSHOT'.M75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66];[.B66])" office:value-type="float" office:value="0" calcext:value-type="float">
            <text:p>0</text:p>
          </table:table-cell>
          <table:table-cell table:style-name="ce132" table:formula="of:=PRODUCT([.AA66];[.C66])" office:value-type="float" office:value="0" calcext:value-type="float">
            <text:p>0</text:p>
          </table:table-cell>
          <table:table-cell table:style-name="ce132" table:formula="of:=PRODUCT([.AB66];[.D66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4-17" calcext:value-type="date">
            <text:p>17-Apr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4-24" calcext:value-type="date">
            <text:p>24-Apr-2023</text:p>
          </table:table-cell>
          <table:table-cell table:style-name="ce121" table:formula="of:=[$SUMMARY.E68]" office:value-type="float" office:value="0" calcext:value-type="float">
            <text:p>0</text:p>
          </table:table-cell>
          <table:table-cell table:style-name="ce121" table:formula="of:=[$SUMMARY.F68]" office:value-type="float" office:value="0" calcext:value-type="float">
            <text:p>0</text:p>
          </table:table-cell>
          <table:table-cell table:style-name="ce121" table:formula="of:=[$SUMMARY.G68]" office:value-type="float" office:value="0" calcext:value-type="float">
            <text:p>0</text:p>
          </table:table-cell>
          <table:table-cell table:style-name="ce127" table:formula="of:=SUM([.U67:.W67])" office:value-type="float" office:value="0" calcext:value-type="float">
            <text:p>0</text:p>
          </table:table-cell>
          <table:table-cell table:style-name="ce132" table:formula="of:=PRODUCT([.E67];[$'DRAGON SNAPSHOT'.B76])" office:value-type="float" office:value="0" calcext:value-type="float">
            <text:p>0</text:p>
          </table:table-cell>
          <table:table-cell table:style-name="ce127" table:formula="of:=PRODUCT([.E67];[$'DRAGON SNAPSHOT'.C76])" office:value-type="float" office:value="0" calcext:value-type="float">
            <text:p>0</text:p>
          </table:table-cell>
          <table:table-cell table:style-name="ce136" table:formula="of:=PRODUCT([.E67];[$'DRAGON SNAPSHOT'.D76])" office:value-type="float" office:value="0" calcext:value-type="float">
            <text:p>0</text:p>
          </table:table-cell>
          <table:table-cell table:style-name="ce136" table:formula="of:=PRODUCT([.E67];[$'DRAGON SNAPSHOT'.E76])" office:value-type="float" office:value="0" calcext:value-type="float">
            <text:p>0</text:p>
          </table:table-cell>
          <table:table-cell table:style-name="ce136" table:formula="of:=PRODUCT([.E67];[$'DRAGON SNAPSHOT'.F76])" office:value-type="float" office:value="0" calcext:value-type="float">
            <text:p>0</text:p>
          </table:table-cell>
          <table:table-cell table:style-name="ce132" table:formula="of:=PRODUCT([.E67];[$'DRAGON SNAPSHOT'.G76])" office:value-type="float" office:value="0" calcext:value-type="float">
            <text:p>0</text:p>
          </table:table-cell>
          <table:table-cell table:style-name="ce142" table:formula="of:=PRODUCT([.E67];[$'DRAGON SNAPSHOT'.H76])" office:value-type="float" office:value="0" calcext:value-type="float">
            <text:p>0</text:p>
          </table:table-cell>
          <table:table-cell table:style-name="ce142" table:formula="of:=PRODUCT([.E67];[$'DRAGON SNAPSHOT'.I76])" office:value-type="float" office:value="0" calcext:value-type="float">
            <text:p>0</text:p>
          </table:table-cell>
          <table:table-cell table:style-name="ce142" table:formula="of:=PRODUCT([.E67];[$'DRAGON SNAPSHOT'.J76])" office:value-type="float" office:value="0" calcext:value-type="float">
            <text:p>0</text:p>
          </table:table-cell>
          <table:table-cell table:style-name="ce147" table:formula="of:=PRODUCT([.E67];[$'DRAGON SNAPSHOT'.K76])" office:value-type="float" office:value="0" calcext:value-type="float">
            <text:p>0</text:p>
          </table:table-cell>
          <table:table-cell table:style-name="ce149" table:formula="of:=PRODUCT([.E67];[$'DRAGON SNAPSHOT'.L76])" office:value-type="float" office:value="0" calcext:value-type="float">
            <text:p>0</text:p>
          </table:table-cell>
          <table:table-cell table:style-name="ce151" table:formula="of:=PRODUCT([.E67];[$'DRAGON SNAPSHOT'.M76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67];[.B67])" office:value-type="float" office:value="0" calcext:value-type="float">
            <text:p>0</text:p>
          </table:table-cell>
          <table:table-cell table:style-name="ce132" table:formula="of:=PRODUCT([.AA67];[.C67])" office:value-type="float" office:value="0" calcext:value-type="float">
            <text:p>0</text:p>
          </table:table-cell>
          <table:table-cell table:style-name="ce132" table:formula="of:=PRODUCT([.AB67];[.D67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4-24" calcext:value-type="date">
            <text:p>24-Apr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5-01" calcext:value-type="date">
            <text:p>1-May-2023</text:p>
          </table:table-cell>
          <table:table-cell table:style-name="ce121" table:formula="of:=[$SUMMARY.E69]" office:value-type="float" office:value="0" calcext:value-type="float">
            <text:p>0</text:p>
          </table:table-cell>
          <table:table-cell table:style-name="ce121" table:formula="of:=[$SUMMARY.F69]" office:value-type="float" office:value="0" calcext:value-type="float">
            <text:p>0</text:p>
          </table:table-cell>
          <table:table-cell table:style-name="ce121" table:formula="of:=[$SUMMARY.G69]" office:value-type="float" office:value="0" calcext:value-type="float">
            <text:p>0</text:p>
          </table:table-cell>
          <table:table-cell table:style-name="ce127" table:formula="of:=SUM([.U68:.W68])" office:value-type="float" office:value="0" calcext:value-type="float">
            <text:p>0</text:p>
          </table:table-cell>
          <table:table-cell table:style-name="ce132" table:formula="of:=PRODUCT([.E68];[$'DRAGON SNAPSHOT'.B77])" office:value-type="float" office:value="0" calcext:value-type="float">
            <text:p>0</text:p>
          </table:table-cell>
          <table:table-cell table:style-name="ce127" table:formula="of:=PRODUCT([.E68];[$'DRAGON SNAPSHOT'.C77])" office:value-type="float" office:value="0" calcext:value-type="float">
            <text:p>0</text:p>
          </table:table-cell>
          <table:table-cell table:style-name="ce136" table:formula="of:=PRODUCT([.E68];[$'DRAGON SNAPSHOT'.D77])" office:value-type="float" office:value="0" calcext:value-type="float">
            <text:p>0</text:p>
          </table:table-cell>
          <table:table-cell table:style-name="ce136" table:formula="of:=PRODUCT([.E68];[$'DRAGON SNAPSHOT'.E77])" office:value-type="float" office:value="0" calcext:value-type="float">
            <text:p>0</text:p>
          </table:table-cell>
          <table:table-cell table:style-name="ce136" table:formula="of:=PRODUCT([.E68];[$'DRAGON SNAPSHOT'.F77])" office:value-type="float" office:value="0" calcext:value-type="float">
            <text:p>0</text:p>
          </table:table-cell>
          <table:table-cell table:style-name="ce132" table:formula="of:=PRODUCT([.E68];[$'DRAGON SNAPSHOT'.G77])" office:value-type="float" office:value="0" calcext:value-type="float">
            <text:p>0</text:p>
          </table:table-cell>
          <table:table-cell table:style-name="ce142" table:formula="of:=PRODUCT([.E68];[$'DRAGON SNAPSHOT'.H77])" office:value-type="float" office:value="0" calcext:value-type="float">
            <text:p>0</text:p>
          </table:table-cell>
          <table:table-cell table:style-name="ce142" table:formula="of:=PRODUCT([.E68];[$'DRAGON SNAPSHOT'.I77])" office:value-type="float" office:value="0" calcext:value-type="float">
            <text:p>0</text:p>
          </table:table-cell>
          <table:table-cell table:style-name="ce142" table:formula="of:=PRODUCT([.E68];[$'DRAGON SNAPSHOT'.J77])" office:value-type="float" office:value="0" calcext:value-type="float">
            <text:p>0</text:p>
          </table:table-cell>
          <table:table-cell table:style-name="ce147" table:formula="of:=PRODUCT([.E68];[$'DRAGON SNAPSHOT'.K77])" office:value-type="float" office:value="0" calcext:value-type="float">
            <text:p>0</text:p>
          </table:table-cell>
          <table:table-cell table:style-name="ce149" table:formula="of:=PRODUCT([.E68];[$'DRAGON SNAPSHOT'.L77])" office:value-type="float" office:value="0" calcext:value-type="float">
            <text:p>0</text:p>
          </table:table-cell>
          <table:table-cell table:style-name="ce151" table:formula="of:=PRODUCT([.E68];[$'DRAGON SNAPSHOT'.M77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68];[.B68])" office:value-type="float" office:value="0" calcext:value-type="float">
            <text:p>0</text:p>
          </table:table-cell>
          <table:table-cell table:style-name="ce132" table:formula="of:=PRODUCT([.AA68];[.C68])" office:value-type="float" office:value="0" calcext:value-type="float">
            <text:p>0</text:p>
          </table:table-cell>
          <table:table-cell table:style-name="ce132" table:formula="of:=PRODUCT([.AB68];[.D68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5-01" calcext:value-type="date">
            <text:p>1-May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5-08" calcext:value-type="date">
            <text:p>8-May-2023</text:p>
          </table:table-cell>
          <table:table-cell table:style-name="ce121" table:formula="of:=[$SUMMARY.E70]" office:value-type="float" office:value="0" calcext:value-type="float">
            <text:p>0</text:p>
          </table:table-cell>
          <table:table-cell table:style-name="ce121" table:formula="of:=[$SUMMARY.F70]" office:value-type="float" office:value="0" calcext:value-type="float">
            <text:p>0</text:p>
          </table:table-cell>
          <table:table-cell table:style-name="ce121" table:formula="of:=[$SUMMARY.G70]" office:value-type="float" office:value="0" calcext:value-type="float">
            <text:p>0</text:p>
          </table:table-cell>
          <table:table-cell table:style-name="ce127" table:formula="of:=SUM([.U69:.W69])" office:value-type="float" office:value="0" calcext:value-type="float">
            <text:p>0</text:p>
          </table:table-cell>
          <table:table-cell table:style-name="ce132" table:formula="of:=PRODUCT([.E69];[$'DRAGON SNAPSHOT'.B78])" office:value-type="float" office:value="0" calcext:value-type="float">
            <text:p>0</text:p>
          </table:table-cell>
          <table:table-cell table:style-name="ce127" table:formula="of:=PRODUCT([.E69];[$'DRAGON SNAPSHOT'.C78])" office:value-type="float" office:value="0" calcext:value-type="float">
            <text:p>0</text:p>
          </table:table-cell>
          <table:table-cell table:style-name="ce136" table:formula="of:=PRODUCT([.E69];[$'DRAGON SNAPSHOT'.D78])" office:value-type="float" office:value="0" calcext:value-type="float">
            <text:p>0</text:p>
          </table:table-cell>
          <table:table-cell table:style-name="ce136" table:formula="of:=PRODUCT([.E69];[$'DRAGON SNAPSHOT'.E78])" office:value-type="float" office:value="0" calcext:value-type="float">
            <text:p>0</text:p>
          </table:table-cell>
          <table:table-cell table:style-name="ce136" table:formula="of:=PRODUCT([.E69];[$'DRAGON SNAPSHOT'.F78])" office:value-type="float" office:value="0" calcext:value-type="float">
            <text:p>0</text:p>
          </table:table-cell>
          <table:table-cell table:style-name="ce132" table:formula="of:=PRODUCT([.E69];[$'DRAGON SNAPSHOT'.G78])" office:value-type="float" office:value="0" calcext:value-type="float">
            <text:p>0</text:p>
          </table:table-cell>
          <table:table-cell table:style-name="ce142" table:formula="of:=PRODUCT([.E69];[$'DRAGON SNAPSHOT'.H78])" office:value-type="float" office:value="0" calcext:value-type="float">
            <text:p>0</text:p>
          </table:table-cell>
          <table:table-cell table:style-name="ce142" table:formula="of:=PRODUCT([.E69];[$'DRAGON SNAPSHOT'.I78])" office:value-type="float" office:value="0" calcext:value-type="float">
            <text:p>0</text:p>
          </table:table-cell>
          <table:table-cell table:style-name="ce142" table:formula="of:=PRODUCT([.E69];[$'DRAGON SNAPSHOT'.J78])" office:value-type="float" office:value="0" calcext:value-type="float">
            <text:p>0</text:p>
          </table:table-cell>
          <table:table-cell table:style-name="ce147" table:formula="of:=PRODUCT([.E69];[$'DRAGON SNAPSHOT'.K78])" office:value-type="float" office:value="0" calcext:value-type="float">
            <text:p>0</text:p>
          </table:table-cell>
          <table:table-cell table:style-name="ce149" table:formula="of:=PRODUCT([.E69];[$'DRAGON SNAPSHOT'.L78])" office:value-type="float" office:value="0" calcext:value-type="float">
            <text:p>0</text:p>
          </table:table-cell>
          <table:table-cell table:style-name="ce151" table:formula="of:=PRODUCT([.E69];[$'DRAGON SNAPSHOT'.M78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69];[.B69])" office:value-type="float" office:value="0" calcext:value-type="float">
            <text:p>0</text:p>
          </table:table-cell>
          <table:table-cell table:style-name="ce132" table:formula="of:=PRODUCT([.AA69];[.C69])" office:value-type="float" office:value="0" calcext:value-type="float">
            <text:p>0</text:p>
          </table:table-cell>
          <table:table-cell table:style-name="ce132" table:formula="of:=PRODUCT([.AB69];[.D69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5-08" calcext:value-type="date">
            <text:p>8-May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5-15" calcext:value-type="date">
            <text:p>15-May-2023</text:p>
          </table:table-cell>
          <table:table-cell table:style-name="ce121" table:formula="of:=[$SUMMARY.E71]" office:value-type="float" office:value="0" calcext:value-type="float">
            <text:p>0</text:p>
          </table:table-cell>
          <table:table-cell table:style-name="ce121" table:formula="of:=[$SUMMARY.F71]" office:value-type="float" office:value="0" calcext:value-type="float">
            <text:p>0</text:p>
          </table:table-cell>
          <table:table-cell table:style-name="ce121" table:formula="of:=[$SUMMARY.G71]" office:value-type="float" office:value="0" calcext:value-type="float">
            <text:p>0</text:p>
          </table:table-cell>
          <table:table-cell table:style-name="ce127" table:formula="of:=SUM([.U70:.W70])" office:value-type="float" office:value="0" calcext:value-type="float">
            <text:p>0</text:p>
          </table:table-cell>
          <table:table-cell table:style-name="ce132" table:formula="of:=PRODUCT([.E70];[$'DRAGON SNAPSHOT'.B79])" office:value-type="float" office:value="0" calcext:value-type="float">
            <text:p>0</text:p>
          </table:table-cell>
          <table:table-cell table:style-name="ce127" table:formula="of:=PRODUCT([.E70];[$'DRAGON SNAPSHOT'.C79])" office:value-type="float" office:value="0" calcext:value-type="float">
            <text:p>0</text:p>
          </table:table-cell>
          <table:table-cell table:style-name="ce136" table:formula="of:=PRODUCT([.E70];[$'DRAGON SNAPSHOT'.D79])" office:value-type="float" office:value="0" calcext:value-type="float">
            <text:p>0</text:p>
          </table:table-cell>
          <table:table-cell table:style-name="ce136" table:formula="of:=PRODUCT([.E70];[$'DRAGON SNAPSHOT'.E79])" office:value-type="float" office:value="0" calcext:value-type="float">
            <text:p>0</text:p>
          </table:table-cell>
          <table:table-cell table:style-name="ce136" table:formula="of:=PRODUCT([.E70];[$'DRAGON SNAPSHOT'.F79])" office:value-type="float" office:value="0" calcext:value-type="float">
            <text:p>0</text:p>
          </table:table-cell>
          <table:table-cell table:style-name="ce132" table:formula="of:=PRODUCT([.E70];[$'DRAGON SNAPSHOT'.G79])" office:value-type="float" office:value="0" calcext:value-type="float">
            <text:p>0</text:p>
          </table:table-cell>
          <table:table-cell table:style-name="ce142" table:formula="of:=PRODUCT([.E70];[$'DRAGON SNAPSHOT'.H79])" office:value-type="float" office:value="0" calcext:value-type="float">
            <text:p>0</text:p>
          </table:table-cell>
          <table:table-cell table:style-name="ce142" table:formula="of:=PRODUCT([.E70];[$'DRAGON SNAPSHOT'.I79])" office:value-type="float" office:value="0" calcext:value-type="float">
            <text:p>0</text:p>
          </table:table-cell>
          <table:table-cell table:style-name="ce142" table:formula="of:=PRODUCT([.E70];[$'DRAGON SNAPSHOT'.J79])" office:value-type="float" office:value="0" calcext:value-type="float">
            <text:p>0</text:p>
          </table:table-cell>
          <table:table-cell table:style-name="ce147" table:formula="of:=PRODUCT([.E70];[$'DRAGON SNAPSHOT'.K79])" office:value-type="float" office:value="0" calcext:value-type="float">
            <text:p>0</text:p>
          </table:table-cell>
          <table:table-cell table:style-name="ce149" table:formula="of:=PRODUCT([.E70];[$'DRAGON SNAPSHOT'.L79])" office:value-type="float" office:value="0" calcext:value-type="float">
            <text:p>0</text:p>
          </table:table-cell>
          <table:table-cell table:style-name="ce151" table:formula="of:=PRODUCT([.E70];[$'DRAGON SNAPSHOT'.M79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70];[.B70])" office:value-type="float" office:value="0" calcext:value-type="float">
            <text:p>0</text:p>
          </table:table-cell>
          <table:table-cell table:style-name="ce132" table:formula="of:=PRODUCT([.AA70];[.C70])" office:value-type="float" office:value="0" calcext:value-type="float">
            <text:p>0</text:p>
          </table:table-cell>
          <table:table-cell table:style-name="ce132" table:formula="of:=PRODUCT([.AB70];[.D70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5-15" calcext:value-type="date">
            <text:p>15-May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5-22" calcext:value-type="date">
            <text:p>22-May-2023</text:p>
          </table:table-cell>
          <table:table-cell table:style-name="ce121" table:formula="of:=[$SUMMARY.E72]" office:value-type="float" office:value="0" calcext:value-type="float">
            <text:p>0</text:p>
          </table:table-cell>
          <table:table-cell table:style-name="ce121" table:formula="of:=[$SUMMARY.F72]" office:value-type="float" office:value="0" calcext:value-type="float">
            <text:p>0</text:p>
          </table:table-cell>
          <table:table-cell table:style-name="ce121" table:formula="of:=[$SUMMARY.G72]" office:value-type="float" office:value="0" calcext:value-type="float">
            <text:p>0</text:p>
          </table:table-cell>
          <table:table-cell table:style-name="ce127" table:formula="of:=SUM([.U71:.W71])" office:value-type="float" office:value="0" calcext:value-type="float">
            <text:p>0</text:p>
          </table:table-cell>
          <table:table-cell table:style-name="ce132" table:formula="of:=PRODUCT([.E71];[$'DRAGON SNAPSHOT'.B80])" office:value-type="float" office:value="0" calcext:value-type="float">
            <text:p>0</text:p>
          </table:table-cell>
          <table:table-cell table:style-name="ce127" table:formula="of:=PRODUCT([.E71];[$'DRAGON SNAPSHOT'.C80])" office:value-type="float" office:value="0" calcext:value-type="float">
            <text:p>0</text:p>
          </table:table-cell>
          <table:table-cell table:style-name="ce136" table:formula="of:=PRODUCT([.E71];[$'DRAGON SNAPSHOT'.D80])" office:value-type="float" office:value="0" calcext:value-type="float">
            <text:p>0</text:p>
          </table:table-cell>
          <table:table-cell table:style-name="ce136" table:formula="of:=PRODUCT([.E71];[$'DRAGON SNAPSHOT'.E80])" office:value-type="float" office:value="0" calcext:value-type="float">
            <text:p>0</text:p>
          </table:table-cell>
          <table:table-cell table:style-name="ce136" table:formula="of:=PRODUCT([.E71];[$'DRAGON SNAPSHOT'.F80])" office:value-type="float" office:value="0" calcext:value-type="float">
            <text:p>0</text:p>
          </table:table-cell>
          <table:table-cell table:style-name="ce132" table:formula="of:=PRODUCT([.E71];[$'DRAGON SNAPSHOT'.G80])" office:value-type="float" office:value="0" calcext:value-type="float">
            <text:p>0</text:p>
          </table:table-cell>
          <table:table-cell table:style-name="ce142" table:formula="of:=PRODUCT([.E71];[$'DRAGON SNAPSHOT'.H80])" office:value-type="float" office:value="0" calcext:value-type="float">
            <text:p>0</text:p>
          </table:table-cell>
          <table:table-cell table:style-name="ce142" table:formula="of:=PRODUCT([.E71];[$'DRAGON SNAPSHOT'.I80])" office:value-type="float" office:value="0" calcext:value-type="float">
            <text:p>0</text:p>
          </table:table-cell>
          <table:table-cell table:style-name="ce142" table:formula="of:=PRODUCT([.E71];[$'DRAGON SNAPSHOT'.J80])" office:value-type="float" office:value="0" calcext:value-type="float">
            <text:p>0</text:p>
          </table:table-cell>
          <table:table-cell table:style-name="ce147" table:formula="of:=PRODUCT([.E71];[$'DRAGON SNAPSHOT'.K80])" office:value-type="float" office:value="0" calcext:value-type="float">
            <text:p>0</text:p>
          </table:table-cell>
          <table:table-cell table:style-name="ce149" table:formula="of:=PRODUCT([.E71];[$'DRAGON SNAPSHOT'.L80])" office:value-type="float" office:value="0" calcext:value-type="float">
            <text:p>0</text:p>
          </table:table-cell>
          <table:table-cell table:style-name="ce151" table:formula="of:=PRODUCT([.E71];[$'DRAGON SNAPSHOT'.M80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71];[.B71])" office:value-type="float" office:value="0" calcext:value-type="float">
            <text:p>0</text:p>
          </table:table-cell>
          <table:table-cell table:style-name="ce132" table:formula="of:=PRODUCT([.AA71];[.C71])" office:value-type="float" office:value="0" calcext:value-type="float">
            <text:p>0</text:p>
          </table:table-cell>
          <table:table-cell table:style-name="ce132" table:formula="of:=PRODUCT([.AB71];[.D71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5-22" calcext:value-type="date">
            <text:p>22-May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5-29" calcext:value-type="date">
            <text:p>29-May-2023</text:p>
          </table:table-cell>
          <table:table-cell table:style-name="ce121" table:formula="of:=[$SUMMARY.E73]" office:value-type="float" office:value="0" calcext:value-type="float">
            <text:p>0</text:p>
          </table:table-cell>
          <table:table-cell table:style-name="ce121" table:formula="of:=[$SUMMARY.F73]" office:value-type="float" office:value="0" calcext:value-type="float">
            <text:p>0</text:p>
          </table:table-cell>
          <table:table-cell table:style-name="ce121" table:formula="of:=[$SUMMARY.G73]" office:value-type="float" office:value="0" calcext:value-type="float">
            <text:p>0</text:p>
          </table:table-cell>
          <table:table-cell table:style-name="ce127" table:formula="of:=SUM([.U72:.W72])" office:value-type="float" office:value="0" calcext:value-type="float">
            <text:p>0</text:p>
          </table:table-cell>
          <table:table-cell table:style-name="ce132" table:formula="of:=PRODUCT([.E72];[$'DRAGON SNAPSHOT'.B81])" office:value-type="float" office:value="0" calcext:value-type="float">
            <text:p>0</text:p>
          </table:table-cell>
          <table:table-cell table:style-name="ce127" table:formula="of:=PRODUCT([.E72];[$'DRAGON SNAPSHOT'.C81])" office:value-type="float" office:value="0" calcext:value-type="float">
            <text:p>0</text:p>
          </table:table-cell>
          <table:table-cell table:style-name="ce136" table:formula="of:=PRODUCT([.E72];[$'DRAGON SNAPSHOT'.D81])" office:value-type="float" office:value="0" calcext:value-type="float">
            <text:p>0</text:p>
          </table:table-cell>
          <table:table-cell table:style-name="ce136" table:formula="of:=PRODUCT([.E72];[$'DRAGON SNAPSHOT'.E81])" office:value-type="float" office:value="0" calcext:value-type="float">
            <text:p>0</text:p>
          </table:table-cell>
          <table:table-cell table:style-name="ce136" table:formula="of:=PRODUCT([.E72];[$'DRAGON SNAPSHOT'.F81])" office:value-type="float" office:value="0" calcext:value-type="float">
            <text:p>0</text:p>
          </table:table-cell>
          <table:table-cell table:style-name="ce132" table:formula="of:=PRODUCT([.E72];[$'DRAGON SNAPSHOT'.G81])" office:value-type="float" office:value="0" calcext:value-type="float">
            <text:p>0</text:p>
          </table:table-cell>
          <table:table-cell table:style-name="ce142" table:formula="of:=PRODUCT([.E72];[$'DRAGON SNAPSHOT'.H81])" office:value-type="float" office:value="0" calcext:value-type="float">
            <text:p>0</text:p>
          </table:table-cell>
          <table:table-cell table:style-name="ce142" table:formula="of:=PRODUCT([.E72];[$'DRAGON SNAPSHOT'.I81])" office:value-type="float" office:value="0" calcext:value-type="float">
            <text:p>0</text:p>
          </table:table-cell>
          <table:table-cell table:style-name="ce142" table:formula="of:=PRODUCT([.E72];[$'DRAGON SNAPSHOT'.J81])" office:value-type="float" office:value="0" calcext:value-type="float">
            <text:p>0</text:p>
          </table:table-cell>
          <table:table-cell table:style-name="ce147" table:formula="of:=PRODUCT([.E72];[$'DRAGON SNAPSHOT'.K81])" office:value-type="float" office:value="0" calcext:value-type="float">
            <text:p>0</text:p>
          </table:table-cell>
          <table:table-cell table:style-name="ce149" table:formula="of:=PRODUCT([.E72];[$'DRAGON SNAPSHOT'.L81])" office:value-type="float" office:value="0" calcext:value-type="float">
            <text:p>0</text:p>
          </table:table-cell>
          <table:table-cell table:style-name="ce151" table:formula="of:=PRODUCT([.E72];[$'DRAGON SNAPSHOT'.M81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72];[.B72])" office:value-type="float" office:value="0" calcext:value-type="float">
            <text:p>0</text:p>
          </table:table-cell>
          <table:table-cell table:style-name="ce132" table:formula="of:=PRODUCT([.AA72];[.C72])" office:value-type="float" office:value="0" calcext:value-type="float">
            <text:p>0</text:p>
          </table:table-cell>
          <table:table-cell table:style-name="ce132" table:formula="of:=PRODUCT([.AB72];[.D72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5-29" calcext:value-type="date">
            <text:p>29-May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6-05" calcext:value-type="date">
            <text:p>5-Jun-2023</text:p>
          </table:table-cell>
          <table:table-cell table:style-name="ce121" table:formula="of:=[$SUMMARY.E74]" office:value-type="float" office:value="0" calcext:value-type="float">
            <text:p>0</text:p>
          </table:table-cell>
          <table:table-cell table:style-name="ce121" table:formula="of:=[$SUMMARY.F74]" office:value-type="float" office:value="0" calcext:value-type="float">
            <text:p>0</text:p>
          </table:table-cell>
          <table:table-cell table:style-name="ce121" table:formula="of:=[$SUMMARY.G74]" office:value-type="float" office:value="0" calcext:value-type="float">
            <text:p>0</text:p>
          </table:table-cell>
          <table:table-cell table:style-name="ce127" table:formula="of:=SUM([.U73:.W73])" office:value-type="float" office:value="0" calcext:value-type="float">
            <text:p>0</text:p>
          </table:table-cell>
          <table:table-cell table:style-name="ce132" table:formula="of:=PRODUCT([.E73];[$'DRAGON SNAPSHOT'.B82])" office:value-type="float" office:value="0" calcext:value-type="float">
            <text:p>0</text:p>
          </table:table-cell>
          <table:table-cell table:style-name="ce127" table:formula="of:=PRODUCT([.E73];[$'DRAGON SNAPSHOT'.C82])" office:value-type="float" office:value="0" calcext:value-type="float">
            <text:p>0</text:p>
          </table:table-cell>
          <table:table-cell table:style-name="ce136" table:formula="of:=PRODUCT([.E73];[$'DRAGON SNAPSHOT'.D82])" office:value-type="float" office:value="0" calcext:value-type="float">
            <text:p>0</text:p>
          </table:table-cell>
          <table:table-cell table:style-name="ce136" table:formula="of:=PRODUCT([.E73];[$'DRAGON SNAPSHOT'.E82])" office:value-type="float" office:value="0" calcext:value-type="float">
            <text:p>0</text:p>
          </table:table-cell>
          <table:table-cell table:style-name="ce136" table:formula="of:=PRODUCT([.E73];[$'DRAGON SNAPSHOT'.F82])" office:value-type="float" office:value="0" calcext:value-type="float">
            <text:p>0</text:p>
          </table:table-cell>
          <table:table-cell table:style-name="ce132" table:formula="of:=PRODUCT([.E73];[$'DRAGON SNAPSHOT'.G82])" office:value-type="float" office:value="0" calcext:value-type="float">
            <text:p>0</text:p>
          </table:table-cell>
          <table:table-cell table:style-name="ce142" table:formula="of:=PRODUCT([.E73];[$'DRAGON SNAPSHOT'.H82])" office:value-type="float" office:value="0" calcext:value-type="float">
            <text:p>0</text:p>
          </table:table-cell>
          <table:table-cell table:style-name="ce142" table:formula="of:=PRODUCT([.E73];[$'DRAGON SNAPSHOT'.I82])" office:value-type="float" office:value="0" calcext:value-type="float">
            <text:p>0</text:p>
          </table:table-cell>
          <table:table-cell table:style-name="ce142" table:formula="of:=PRODUCT([.E73];[$'DRAGON SNAPSHOT'.J82])" office:value-type="float" office:value="0" calcext:value-type="float">
            <text:p>0</text:p>
          </table:table-cell>
          <table:table-cell table:style-name="ce147" table:formula="of:=PRODUCT([.E73];[$'DRAGON SNAPSHOT'.K82])" office:value-type="float" office:value="0" calcext:value-type="float">
            <text:p>0</text:p>
          </table:table-cell>
          <table:table-cell table:style-name="ce149" table:formula="of:=PRODUCT([.E73];[$'DRAGON SNAPSHOT'.L82])" office:value-type="float" office:value="0" calcext:value-type="float">
            <text:p>0</text:p>
          </table:table-cell>
          <table:table-cell table:style-name="ce151" table:formula="of:=PRODUCT([.E73];[$'DRAGON SNAPSHOT'.M82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73];[.B73])" office:value-type="float" office:value="0" calcext:value-type="float">
            <text:p>0</text:p>
          </table:table-cell>
          <table:table-cell table:style-name="ce132" table:formula="of:=PRODUCT([.AA73];[.C73])" office:value-type="float" office:value="0" calcext:value-type="float">
            <text:p>0</text:p>
          </table:table-cell>
          <table:table-cell table:style-name="ce132" table:formula="of:=PRODUCT([.AB73];[.D73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6-05" calcext:value-type="date">
            <text:p>5-Jun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6-12" calcext:value-type="date">
            <text:p>12-Jun-2023</text:p>
          </table:table-cell>
          <table:table-cell table:style-name="ce121" table:formula="of:=[$SUMMARY.E75]" office:value-type="float" office:value="0" calcext:value-type="float">
            <text:p>0</text:p>
          </table:table-cell>
          <table:table-cell table:style-name="ce121" table:formula="of:=[$SUMMARY.F75]" office:value-type="float" office:value="0" calcext:value-type="float">
            <text:p>0</text:p>
          </table:table-cell>
          <table:table-cell table:style-name="ce121" table:formula="of:=[$SUMMARY.G75]" office:value-type="float" office:value="0" calcext:value-type="float">
            <text:p>0</text:p>
          </table:table-cell>
          <table:table-cell table:style-name="ce127" table:formula="of:=SUM([.U74:.W74])" office:value-type="float" office:value="0" calcext:value-type="float">
            <text:p>0</text:p>
          </table:table-cell>
          <table:table-cell table:style-name="ce132" table:formula="of:=PRODUCT([.E74];[$'DRAGON SNAPSHOT'.B83])" office:value-type="float" office:value="0" calcext:value-type="float">
            <text:p>0</text:p>
          </table:table-cell>
          <table:table-cell table:style-name="ce127" table:formula="of:=PRODUCT([.E74];[$'DRAGON SNAPSHOT'.C83])" office:value-type="float" office:value="0" calcext:value-type="float">
            <text:p>0</text:p>
          </table:table-cell>
          <table:table-cell table:style-name="ce136" table:formula="of:=PRODUCT([.E74];[$'DRAGON SNAPSHOT'.D83])" office:value-type="float" office:value="0" calcext:value-type="float">
            <text:p>0</text:p>
          </table:table-cell>
          <table:table-cell table:style-name="ce136" table:formula="of:=PRODUCT([.E74];[$'DRAGON SNAPSHOT'.E83])" office:value-type="float" office:value="0" calcext:value-type="float">
            <text:p>0</text:p>
          </table:table-cell>
          <table:table-cell table:style-name="ce136" table:formula="of:=PRODUCT([.E74];[$'DRAGON SNAPSHOT'.F83])" office:value-type="float" office:value="0" calcext:value-type="float">
            <text:p>0</text:p>
          </table:table-cell>
          <table:table-cell table:style-name="ce132" table:formula="of:=PRODUCT([.E74];[$'DRAGON SNAPSHOT'.G83])" office:value-type="float" office:value="0" calcext:value-type="float">
            <text:p>0</text:p>
          </table:table-cell>
          <table:table-cell table:style-name="ce142" table:formula="of:=PRODUCT([.E74];[$'DRAGON SNAPSHOT'.H83])" office:value-type="float" office:value="0" calcext:value-type="float">
            <text:p>0</text:p>
          </table:table-cell>
          <table:table-cell table:style-name="ce142" table:formula="of:=PRODUCT([.E74];[$'DRAGON SNAPSHOT'.I83])" office:value-type="float" office:value="0" calcext:value-type="float">
            <text:p>0</text:p>
          </table:table-cell>
          <table:table-cell table:style-name="ce142" table:formula="of:=PRODUCT([.E74];[$'DRAGON SNAPSHOT'.J83])" office:value-type="float" office:value="0" calcext:value-type="float">
            <text:p>0</text:p>
          </table:table-cell>
          <table:table-cell table:style-name="ce147" table:formula="of:=PRODUCT([.E74];[$'DRAGON SNAPSHOT'.K83])" office:value-type="float" office:value="0" calcext:value-type="float">
            <text:p>0</text:p>
          </table:table-cell>
          <table:table-cell table:style-name="ce149" table:formula="of:=PRODUCT([.E74];[$'DRAGON SNAPSHOT'.L83])" office:value-type="float" office:value="0" calcext:value-type="float">
            <text:p>0</text:p>
          </table:table-cell>
          <table:table-cell table:style-name="ce151" table:formula="of:=PRODUCT([.E74];[$'DRAGON SNAPSHOT'.M83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74];[.B74])" office:value-type="float" office:value="0" calcext:value-type="float">
            <text:p>0</text:p>
          </table:table-cell>
          <table:table-cell table:style-name="ce132" table:formula="of:=PRODUCT([.AA74];[.C74])" office:value-type="float" office:value="0" calcext:value-type="float">
            <text:p>0</text:p>
          </table:table-cell>
          <table:table-cell table:style-name="ce132" table:formula="of:=PRODUCT([.AB74];[.D74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6-12" calcext:value-type="date">
            <text:p>12-Jun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6-19" calcext:value-type="date">
            <text:p>19-Jun-2023</text:p>
          </table:table-cell>
          <table:table-cell table:style-name="ce121" table:formula="of:=[$SUMMARY.E76]" office:value-type="float" office:value="0" calcext:value-type="float">
            <text:p>0</text:p>
          </table:table-cell>
          <table:table-cell table:style-name="ce121" table:formula="of:=[$SUMMARY.F76]" office:value-type="float" office:value="0" calcext:value-type="float">
            <text:p>0</text:p>
          </table:table-cell>
          <table:table-cell table:style-name="ce121" table:formula="of:=[$SUMMARY.G76]" office:value-type="float" office:value="0" calcext:value-type="float">
            <text:p>0</text:p>
          </table:table-cell>
          <table:table-cell table:style-name="ce127" table:formula="of:=SUM([.U75:.W75])" office:value-type="float" office:value="0" calcext:value-type="float">
            <text:p>0</text:p>
          </table:table-cell>
          <table:table-cell table:style-name="ce132" table:formula="of:=PRODUCT([.E75];[$'DRAGON SNAPSHOT'.B84])" office:value-type="float" office:value="0" calcext:value-type="float">
            <text:p>0</text:p>
          </table:table-cell>
          <table:table-cell table:style-name="ce127" table:formula="of:=PRODUCT([.E75];[$'DRAGON SNAPSHOT'.C84])" office:value-type="float" office:value="0" calcext:value-type="float">
            <text:p>0</text:p>
          </table:table-cell>
          <table:table-cell table:style-name="ce136" table:formula="of:=PRODUCT([.E75];[$'DRAGON SNAPSHOT'.D84])" office:value-type="float" office:value="0" calcext:value-type="float">
            <text:p>0</text:p>
          </table:table-cell>
          <table:table-cell table:style-name="ce136" table:formula="of:=PRODUCT([.E75];[$'DRAGON SNAPSHOT'.E84])" office:value-type="float" office:value="0" calcext:value-type="float">
            <text:p>0</text:p>
          </table:table-cell>
          <table:table-cell table:style-name="ce136" table:formula="of:=PRODUCT([.E75];[$'DRAGON SNAPSHOT'.F84])" office:value-type="float" office:value="0" calcext:value-type="float">
            <text:p>0</text:p>
          </table:table-cell>
          <table:table-cell table:style-name="ce132" table:formula="of:=PRODUCT([.E75];[$'DRAGON SNAPSHOT'.G84])" office:value-type="float" office:value="0" calcext:value-type="float">
            <text:p>0</text:p>
          </table:table-cell>
          <table:table-cell table:style-name="ce142" table:formula="of:=PRODUCT([.E75];[$'DRAGON SNAPSHOT'.H84])" office:value-type="float" office:value="0" calcext:value-type="float">
            <text:p>0</text:p>
          </table:table-cell>
          <table:table-cell table:style-name="ce142" table:formula="of:=PRODUCT([.E75];[$'DRAGON SNAPSHOT'.I84])" office:value-type="float" office:value="0" calcext:value-type="float">
            <text:p>0</text:p>
          </table:table-cell>
          <table:table-cell table:style-name="ce142" table:formula="of:=PRODUCT([.E75];[$'DRAGON SNAPSHOT'.J84])" office:value-type="float" office:value="0" calcext:value-type="float">
            <text:p>0</text:p>
          </table:table-cell>
          <table:table-cell table:style-name="ce147" table:formula="of:=PRODUCT([.E75];[$'DRAGON SNAPSHOT'.K84])" office:value-type="float" office:value="0" calcext:value-type="float">
            <text:p>0</text:p>
          </table:table-cell>
          <table:table-cell table:style-name="ce149" table:formula="of:=PRODUCT([.E75];[$'DRAGON SNAPSHOT'.L84])" office:value-type="float" office:value="0" calcext:value-type="float">
            <text:p>0</text:p>
          </table:table-cell>
          <table:table-cell table:style-name="ce151" table:formula="of:=PRODUCT([.E75];[$'DRAGON SNAPSHOT'.M84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75];[.B75])" office:value-type="float" office:value="0" calcext:value-type="float">
            <text:p>0</text:p>
          </table:table-cell>
          <table:table-cell table:style-name="ce132" table:formula="of:=PRODUCT([.AA75];[.C75])" office:value-type="float" office:value="0" calcext:value-type="float">
            <text:p>0</text:p>
          </table:table-cell>
          <table:table-cell table:style-name="ce132" table:formula="of:=PRODUCT([.AB75];[.D75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6-19" calcext:value-type="date">
            <text:p>19-Jun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6-26" calcext:value-type="date">
            <text:p>26-Jun-2023</text:p>
          </table:table-cell>
          <table:table-cell table:style-name="ce121" table:formula="of:=[$SUMMARY.E77]" office:value-type="float" office:value="0" calcext:value-type="float">
            <text:p>0</text:p>
          </table:table-cell>
          <table:table-cell table:style-name="ce121" table:formula="of:=[$SUMMARY.F77]" office:value-type="float" office:value="0" calcext:value-type="float">
            <text:p>0</text:p>
          </table:table-cell>
          <table:table-cell table:style-name="ce121" table:formula="of:=[$SUMMARY.G77]" office:value-type="float" office:value="0" calcext:value-type="float">
            <text:p>0</text:p>
          </table:table-cell>
          <table:table-cell table:style-name="ce127" table:formula="of:=SUM([.U76:.W76])" office:value-type="float" office:value="0" calcext:value-type="float">
            <text:p>0</text:p>
          </table:table-cell>
          <table:table-cell table:style-name="ce132" table:formula="of:=PRODUCT([.E76];[$'DRAGON SNAPSHOT'.B85])" office:value-type="float" office:value="0" calcext:value-type="float">
            <text:p>0</text:p>
          </table:table-cell>
          <table:table-cell table:style-name="ce127" table:formula="of:=PRODUCT([.E76];[$'DRAGON SNAPSHOT'.C85])" office:value-type="float" office:value="0" calcext:value-type="float">
            <text:p>0</text:p>
          </table:table-cell>
          <table:table-cell table:style-name="ce136" table:formula="of:=PRODUCT([.E76];[$'DRAGON SNAPSHOT'.D85])" office:value-type="float" office:value="0" calcext:value-type="float">
            <text:p>0</text:p>
          </table:table-cell>
          <table:table-cell table:style-name="ce136" table:formula="of:=PRODUCT([.E76];[$'DRAGON SNAPSHOT'.E85])" office:value-type="float" office:value="0" calcext:value-type="float">
            <text:p>0</text:p>
          </table:table-cell>
          <table:table-cell table:style-name="ce136" table:formula="of:=PRODUCT([.E76];[$'DRAGON SNAPSHOT'.F85])" office:value-type="float" office:value="0" calcext:value-type="float">
            <text:p>0</text:p>
          </table:table-cell>
          <table:table-cell table:style-name="ce132" table:formula="of:=PRODUCT([.E76];[$'DRAGON SNAPSHOT'.G85])" office:value-type="float" office:value="0" calcext:value-type="float">
            <text:p>0</text:p>
          </table:table-cell>
          <table:table-cell table:style-name="ce142" table:formula="of:=PRODUCT([.E76];[$'DRAGON SNAPSHOT'.H85])" office:value-type="float" office:value="0" calcext:value-type="float">
            <text:p>0</text:p>
          </table:table-cell>
          <table:table-cell table:style-name="ce142" table:formula="of:=PRODUCT([.E76];[$'DRAGON SNAPSHOT'.I85])" office:value-type="float" office:value="0" calcext:value-type="float">
            <text:p>0</text:p>
          </table:table-cell>
          <table:table-cell table:style-name="ce142" table:formula="of:=PRODUCT([.E76];[$'DRAGON SNAPSHOT'.J85])" office:value-type="float" office:value="0" calcext:value-type="float">
            <text:p>0</text:p>
          </table:table-cell>
          <table:table-cell table:style-name="ce147" table:formula="of:=PRODUCT([.E76];[$'DRAGON SNAPSHOT'.K85])" office:value-type="float" office:value="0" calcext:value-type="float">
            <text:p>0</text:p>
          </table:table-cell>
          <table:table-cell table:style-name="ce149" table:formula="of:=PRODUCT([.E76];[$'DRAGON SNAPSHOT'.L85])" office:value-type="float" office:value="0" calcext:value-type="float">
            <text:p>0</text:p>
          </table:table-cell>
          <table:table-cell table:style-name="ce151" table:formula="of:=PRODUCT([.E76];[$'DRAGON SNAPSHOT'.M85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76];[.B76])" office:value-type="float" office:value="0" calcext:value-type="float">
            <text:p>0</text:p>
          </table:table-cell>
          <table:table-cell table:style-name="ce132" table:formula="of:=PRODUCT([.AA76];[.C76])" office:value-type="float" office:value="0" calcext:value-type="float">
            <text:p>0</text:p>
          </table:table-cell>
          <table:table-cell table:style-name="ce132" table:formula="of:=PRODUCT([.AB76];[.D76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6-26" calcext:value-type="date">
            <text:p>26-Jun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7-03" calcext:value-type="date">
            <text:p>3-Jul-2023</text:p>
          </table:table-cell>
          <table:table-cell table:style-name="ce121" table:formula="of:=[$SUMMARY.E78]" office:value-type="float" office:value="0" calcext:value-type="float">
            <text:p>0</text:p>
          </table:table-cell>
          <table:table-cell table:style-name="ce121" table:formula="of:=[$SUMMARY.F78]" office:value-type="float" office:value="0" calcext:value-type="float">
            <text:p>0</text:p>
          </table:table-cell>
          <table:table-cell table:style-name="ce121" table:formula="of:=[$SUMMARY.G78]" office:value-type="float" office:value="0" calcext:value-type="float">
            <text:p>0</text:p>
          </table:table-cell>
          <table:table-cell table:style-name="ce127" table:formula="of:=SUM([.U77:.W77])" office:value-type="float" office:value="0" calcext:value-type="float">
            <text:p>0</text:p>
          </table:table-cell>
          <table:table-cell table:style-name="ce132" table:formula="of:=PRODUCT([.E77];[$'DRAGON SNAPSHOT'.B86])" office:value-type="float" office:value="0" calcext:value-type="float">
            <text:p>0</text:p>
          </table:table-cell>
          <table:table-cell table:style-name="ce127" table:formula="of:=PRODUCT([.E77];[$'DRAGON SNAPSHOT'.C86])" office:value-type="float" office:value="0" calcext:value-type="float">
            <text:p>0</text:p>
          </table:table-cell>
          <table:table-cell table:style-name="ce136" table:formula="of:=PRODUCT([.E77];[$'DRAGON SNAPSHOT'.D86])" office:value-type="float" office:value="0" calcext:value-type="float">
            <text:p>0</text:p>
          </table:table-cell>
          <table:table-cell table:style-name="ce136" table:formula="of:=PRODUCT([.E77];[$'DRAGON SNAPSHOT'.E86])" office:value-type="float" office:value="0" calcext:value-type="float">
            <text:p>0</text:p>
          </table:table-cell>
          <table:table-cell table:style-name="ce136" table:formula="of:=PRODUCT([.E77];[$'DRAGON SNAPSHOT'.F86])" office:value-type="float" office:value="0" calcext:value-type="float">
            <text:p>0</text:p>
          </table:table-cell>
          <table:table-cell table:style-name="ce132" table:formula="of:=PRODUCT([.E77];[$'DRAGON SNAPSHOT'.G86])" office:value-type="float" office:value="0" calcext:value-type="float">
            <text:p>0</text:p>
          </table:table-cell>
          <table:table-cell table:style-name="ce142" table:formula="of:=PRODUCT([.E77];[$'DRAGON SNAPSHOT'.H86])" office:value-type="float" office:value="0" calcext:value-type="float">
            <text:p>0</text:p>
          </table:table-cell>
          <table:table-cell table:style-name="ce142" table:formula="of:=PRODUCT([.E77];[$'DRAGON SNAPSHOT'.I86])" office:value-type="float" office:value="0" calcext:value-type="float">
            <text:p>0</text:p>
          </table:table-cell>
          <table:table-cell table:style-name="ce142" table:formula="of:=PRODUCT([.E77];[$'DRAGON SNAPSHOT'.J86])" office:value-type="float" office:value="0" calcext:value-type="float">
            <text:p>0</text:p>
          </table:table-cell>
          <table:table-cell table:style-name="ce147" table:formula="of:=PRODUCT([.E77];[$'DRAGON SNAPSHOT'.K86])" office:value-type="float" office:value="0" calcext:value-type="float">
            <text:p>0</text:p>
          </table:table-cell>
          <table:table-cell table:style-name="ce149" table:formula="of:=PRODUCT([.E77];[$'DRAGON SNAPSHOT'.L86])" office:value-type="float" office:value="0" calcext:value-type="float">
            <text:p>0</text:p>
          </table:table-cell>
          <table:table-cell table:style-name="ce151" table:formula="of:=PRODUCT([.E77];[$'DRAGON SNAPSHOT'.M86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77];[.B77])" office:value-type="float" office:value="0" calcext:value-type="float">
            <text:p>0</text:p>
          </table:table-cell>
          <table:table-cell table:style-name="ce132" table:formula="of:=PRODUCT([.AA77];[.C77])" office:value-type="float" office:value="0" calcext:value-type="float">
            <text:p>0</text:p>
          </table:table-cell>
          <table:table-cell table:style-name="ce132" table:formula="of:=PRODUCT([.AB77];[.D77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7-03" calcext:value-type="date">
            <text:p>3-Jul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7-10" calcext:value-type="date">
            <text:p>10-Jul-2023</text:p>
          </table:table-cell>
          <table:table-cell table:style-name="ce121" table:formula="of:=[$SUMMARY.E79]" office:value-type="float" office:value="0" calcext:value-type="float">
            <text:p>0</text:p>
          </table:table-cell>
          <table:table-cell table:style-name="ce121" table:formula="of:=[$SUMMARY.F79]" office:value-type="float" office:value="0" calcext:value-type="float">
            <text:p>0</text:p>
          </table:table-cell>
          <table:table-cell table:style-name="ce121" table:formula="of:=[$SUMMARY.G79]" office:value-type="float" office:value="0" calcext:value-type="float">
            <text:p>0</text:p>
          </table:table-cell>
          <table:table-cell table:style-name="ce127" table:formula="of:=SUM([.U78:.W78])" office:value-type="float" office:value="0" calcext:value-type="float">
            <text:p>0</text:p>
          </table:table-cell>
          <table:table-cell table:style-name="ce132" table:formula="of:=PRODUCT([.E78];[$'DRAGON SNAPSHOT'.B87])" office:value-type="float" office:value="0" calcext:value-type="float">
            <text:p>0</text:p>
          </table:table-cell>
          <table:table-cell table:style-name="ce127" table:formula="of:=PRODUCT([.E78];[$'DRAGON SNAPSHOT'.C87])" office:value-type="float" office:value="0" calcext:value-type="float">
            <text:p>0</text:p>
          </table:table-cell>
          <table:table-cell table:style-name="ce136" table:formula="of:=PRODUCT([.E78];[$'DRAGON SNAPSHOT'.D87])" office:value-type="float" office:value="0" calcext:value-type="float">
            <text:p>0</text:p>
          </table:table-cell>
          <table:table-cell table:style-name="ce136" table:formula="of:=PRODUCT([.E78];[$'DRAGON SNAPSHOT'.E87])" office:value-type="float" office:value="0" calcext:value-type="float">
            <text:p>0</text:p>
          </table:table-cell>
          <table:table-cell table:style-name="ce136" table:formula="of:=PRODUCT([.E78];[$'DRAGON SNAPSHOT'.F87])" office:value-type="float" office:value="0" calcext:value-type="float">
            <text:p>0</text:p>
          </table:table-cell>
          <table:table-cell table:style-name="ce132" table:formula="of:=PRODUCT([.E78];[$'DRAGON SNAPSHOT'.G87])" office:value-type="float" office:value="0" calcext:value-type="float">
            <text:p>0</text:p>
          </table:table-cell>
          <table:table-cell table:style-name="ce142" table:formula="of:=PRODUCT([.E78];[$'DRAGON SNAPSHOT'.H87])" office:value-type="float" office:value="0" calcext:value-type="float">
            <text:p>0</text:p>
          </table:table-cell>
          <table:table-cell table:style-name="ce142" table:formula="of:=PRODUCT([.E78];[$'DRAGON SNAPSHOT'.I87])" office:value-type="float" office:value="0" calcext:value-type="float">
            <text:p>0</text:p>
          </table:table-cell>
          <table:table-cell table:style-name="ce142" table:formula="of:=PRODUCT([.E78];[$'DRAGON SNAPSHOT'.J87])" office:value-type="float" office:value="0" calcext:value-type="float">
            <text:p>0</text:p>
          </table:table-cell>
          <table:table-cell table:style-name="ce147" table:formula="of:=PRODUCT([.E78];[$'DRAGON SNAPSHOT'.K87])" office:value-type="float" office:value="0" calcext:value-type="float">
            <text:p>0</text:p>
          </table:table-cell>
          <table:table-cell table:style-name="ce149" table:formula="of:=PRODUCT([.E78];[$'DRAGON SNAPSHOT'.L87])" office:value-type="float" office:value="0" calcext:value-type="float">
            <text:p>0</text:p>
          </table:table-cell>
          <table:table-cell table:style-name="ce151" table:formula="of:=PRODUCT([.E78];[$'DRAGON SNAPSHOT'.M87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78];[.B78])" office:value-type="float" office:value="0" calcext:value-type="float">
            <text:p>0</text:p>
          </table:table-cell>
          <table:table-cell table:style-name="ce132" table:formula="of:=PRODUCT([.AA78];[.C78])" office:value-type="float" office:value="0" calcext:value-type="float">
            <text:p>0</text:p>
          </table:table-cell>
          <table:table-cell table:style-name="ce132" table:formula="of:=PRODUCT([.AB78];[.D78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7-10" calcext:value-type="date">
            <text:p>10-Jul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7-17" calcext:value-type="date">
            <text:p>17-Jul-2023</text:p>
          </table:table-cell>
          <table:table-cell table:style-name="ce121" table:formula="of:=[$SUMMARY.E80]" office:value-type="float" office:value="0" calcext:value-type="float">
            <text:p>0</text:p>
          </table:table-cell>
          <table:table-cell table:style-name="ce121" table:formula="of:=[$SUMMARY.F80]" office:value-type="float" office:value="0" calcext:value-type="float">
            <text:p>0</text:p>
          </table:table-cell>
          <table:table-cell table:style-name="ce121" table:formula="of:=[$SUMMARY.G80]" office:value-type="float" office:value="0" calcext:value-type="float">
            <text:p>0</text:p>
          </table:table-cell>
          <table:table-cell table:style-name="ce127" table:formula="of:=SUM([.U79:.W79])" office:value-type="float" office:value="0" calcext:value-type="float">
            <text:p>0</text:p>
          </table:table-cell>
          <table:table-cell table:style-name="ce132" table:formula="of:=PRODUCT([.E79];[$'DRAGON SNAPSHOT'.B88])" office:value-type="float" office:value="0" calcext:value-type="float">
            <text:p>0</text:p>
          </table:table-cell>
          <table:table-cell table:style-name="ce127" table:formula="of:=PRODUCT([.E79];[$'DRAGON SNAPSHOT'.C88])" office:value-type="float" office:value="0" calcext:value-type="float">
            <text:p>0</text:p>
          </table:table-cell>
          <table:table-cell table:style-name="ce136" table:formula="of:=PRODUCT([.E79];[$'DRAGON SNAPSHOT'.D88])" office:value-type="float" office:value="0" calcext:value-type="float">
            <text:p>0</text:p>
          </table:table-cell>
          <table:table-cell table:style-name="ce136" table:formula="of:=PRODUCT([.E79];[$'DRAGON SNAPSHOT'.E88])" office:value-type="float" office:value="0" calcext:value-type="float">
            <text:p>0</text:p>
          </table:table-cell>
          <table:table-cell table:style-name="ce136" table:formula="of:=PRODUCT([.E79];[$'DRAGON SNAPSHOT'.F88])" office:value-type="float" office:value="0" calcext:value-type="float">
            <text:p>0</text:p>
          </table:table-cell>
          <table:table-cell table:style-name="ce132" table:formula="of:=PRODUCT([.E79];[$'DRAGON SNAPSHOT'.G88])" office:value-type="float" office:value="0" calcext:value-type="float">
            <text:p>0</text:p>
          </table:table-cell>
          <table:table-cell table:style-name="ce142" table:formula="of:=PRODUCT([.E79];[$'DRAGON SNAPSHOT'.H88])" office:value-type="float" office:value="0" calcext:value-type="float">
            <text:p>0</text:p>
          </table:table-cell>
          <table:table-cell table:style-name="ce142" table:formula="of:=PRODUCT([.E79];[$'DRAGON SNAPSHOT'.I88])" office:value-type="float" office:value="0" calcext:value-type="float">
            <text:p>0</text:p>
          </table:table-cell>
          <table:table-cell table:style-name="ce142" table:formula="of:=PRODUCT([.E79];[$'DRAGON SNAPSHOT'.J88])" office:value-type="float" office:value="0" calcext:value-type="float">
            <text:p>0</text:p>
          </table:table-cell>
          <table:table-cell table:style-name="ce147" table:formula="of:=PRODUCT([.E79];[$'DRAGON SNAPSHOT'.K88])" office:value-type="float" office:value="0" calcext:value-type="float">
            <text:p>0</text:p>
          </table:table-cell>
          <table:table-cell table:style-name="ce149" table:formula="of:=PRODUCT([.E79];[$'DRAGON SNAPSHOT'.L88])" office:value-type="float" office:value="0" calcext:value-type="float">
            <text:p>0</text:p>
          </table:table-cell>
          <table:table-cell table:style-name="ce151" table:formula="of:=PRODUCT([.E79];[$'DRAGON SNAPSHOT'.M88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79];[.B79])" office:value-type="float" office:value="0" calcext:value-type="float">
            <text:p>0</text:p>
          </table:table-cell>
          <table:table-cell table:style-name="ce132" table:formula="of:=PRODUCT([.AA79];[.C79])" office:value-type="float" office:value="0" calcext:value-type="float">
            <text:p>0</text:p>
          </table:table-cell>
          <table:table-cell table:style-name="ce132" table:formula="of:=PRODUCT([.AB79];[.D79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7-17" calcext:value-type="date">
            <text:p>17-Jul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7-24" calcext:value-type="date">
            <text:p>24-Jul-2023</text:p>
          </table:table-cell>
          <table:table-cell table:style-name="ce121" table:formula="of:=[$SUMMARY.E81]" office:value-type="float" office:value="0" calcext:value-type="float">
            <text:p>0</text:p>
          </table:table-cell>
          <table:table-cell table:style-name="ce121" table:formula="of:=[$SUMMARY.F81]" office:value-type="float" office:value="0" calcext:value-type="float">
            <text:p>0</text:p>
          </table:table-cell>
          <table:table-cell table:style-name="ce121" table:formula="of:=[$SUMMARY.G81]" office:value-type="float" office:value="0" calcext:value-type="float">
            <text:p>0</text:p>
          </table:table-cell>
          <table:table-cell table:style-name="ce127" table:formula="of:=SUM([.U80:.W80])" office:value-type="float" office:value="0" calcext:value-type="float">
            <text:p>0</text:p>
          </table:table-cell>
          <table:table-cell table:style-name="ce132" table:formula="of:=PRODUCT([.E80];[$'DRAGON SNAPSHOT'.B89])" office:value-type="float" office:value="0" calcext:value-type="float">
            <text:p>0</text:p>
          </table:table-cell>
          <table:table-cell table:style-name="ce127" table:formula="of:=PRODUCT([.E80];[$'DRAGON SNAPSHOT'.C89])" office:value-type="float" office:value="0" calcext:value-type="float">
            <text:p>0</text:p>
          </table:table-cell>
          <table:table-cell table:style-name="ce136" table:formula="of:=PRODUCT([.E80];[$'DRAGON SNAPSHOT'.D89])" office:value-type="float" office:value="0" calcext:value-type="float">
            <text:p>0</text:p>
          </table:table-cell>
          <table:table-cell table:style-name="ce136" table:formula="of:=PRODUCT([.E80];[$'DRAGON SNAPSHOT'.E89])" office:value-type="float" office:value="0" calcext:value-type="float">
            <text:p>0</text:p>
          </table:table-cell>
          <table:table-cell table:style-name="ce136" table:formula="of:=PRODUCT([.E80];[$'DRAGON SNAPSHOT'.F89])" office:value-type="float" office:value="0" calcext:value-type="float">
            <text:p>0</text:p>
          </table:table-cell>
          <table:table-cell table:style-name="ce132" table:formula="of:=PRODUCT([.E80];[$'DRAGON SNAPSHOT'.G89])" office:value-type="float" office:value="0" calcext:value-type="float">
            <text:p>0</text:p>
          </table:table-cell>
          <table:table-cell table:style-name="ce142" table:formula="of:=PRODUCT([.E80];[$'DRAGON SNAPSHOT'.H89])" office:value-type="float" office:value="0" calcext:value-type="float">
            <text:p>0</text:p>
          </table:table-cell>
          <table:table-cell table:style-name="ce142" table:formula="of:=PRODUCT([.E80];[$'DRAGON SNAPSHOT'.I89])" office:value-type="float" office:value="0" calcext:value-type="float">
            <text:p>0</text:p>
          </table:table-cell>
          <table:table-cell table:style-name="ce142" table:formula="of:=PRODUCT([.E80];[$'DRAGON SNAPSHOT'.J89])" office:value-type="float" office:value="0" calcext:value-type="float">
            <text:p>0</text:p>
          </table:table-cell>
          <table:table-cell table:style-name="ce147" table:formula="of:=PRODUCT([.E80];[$'DRAGON SNAPSHOT'.K89])" office:value-type="float" office:value="0" calcext:value-type="float">
            <text:p>0</text:p>
          </table:table-cell>
          <table:table-cell table:style-name="ce149" table:formula="of:=PRODUCT([.E80];[$'DRAGON SNAPSHOT'.L89])" office:value-type="float" office:value="0" calcext:value-type="float">
            <text:p>0</text:p>
          </table:table-cell>
          <table:table-cell table:style-name="ce151" table:formula="of:=PRODUCT([.E80];[$'DRAGON SNAPSHOT'.M89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80];[.B80])" office:value-type="float" office:value="0" calcext:value-type="float">
            <text:p>0</text:p>
          </table:table-cell>
          <table:table-cell table:style-name="ce132" table:formula="of:=PRODUCT([.AA80];[.C80])" office:value-type="float" office:value="0" calcext:value-type="float">
            <text:p>0</text:p>
          </table:table-cell>
          <table:table-cell table:style-name="ce132" table:formula="of:=PRODUCT([.AB80];[.D80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7-24" calcext:value-type="date">
            <text:p>24-Jul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7-31" calcext:value-type="date">
            <text:p>31-Jul-2023</text:p>
          </table:table-cell>
          <table:table-cell table:style-name="ce121" table:formula="of:=[$SUMMARY.E82]" office:value-type="float" office:value="0" calcext:value-type="float">
            <text:p>0</text:p>
          </table:table-cell>
          <table:table-cell table:style-name="ce121" table:formula="of:=[$SUMMARY.F82]" office:value-type="float" office:value="0" calcext:value-type="float">
            <text:p>0</text:p>
          </table:table-cell>
          <table:table-cell table:style-name="ce121" table:formula="of:=[$SUMMARY.G82]" office:value-type="float" office:value="0" calcext:value-type="float">
            <text:p>0</text:p>
          </table:table-cell>
          <table:table-cell table:style-name="ce127" table:formula="of:=SUM([.U81:.W81])" office:value-type="float" office:value="0" calcext:value-type="float">
            <text:p>0</text:p>
          </table:table-cell>
          <table:table-cell table:style-name="ce132" table:formula="of:=PRODUCT([.E81];[$'DRAGON SNAPSHOT'.B90])" office:value-type="float" office:value="0" calcext:value-type="float">
            <text:p>0</text:p>
          </table:table-cell>
          <table:table-cell table:style-name="ce127" table:formula="of:=PRODUCT([.E81];[$'DRAGON SNAPSHOT'.C90])" office:value-type="float" office:value="0" calcext:value-type="float">
            <text:p>0</text:p>
          </table:table-cell>
          <table:table-cell table:style-name="ce136" table:formula="of:=PRODUCT([.E81];[$'DRAGON SNAPSHOT'.D90])" office:value-type="float" office:value="0" calcext:value-type="float">
            <text:p>0</text:p>
          </table:table-cell>
          <table:table-cell table:style-name="ce136" table:formula="of:=PRODUCT([.E81];[$'DRAGON SNAPSHOT'.E90])" office:value-type="float" office:value="0" calcext:value-type="float">
            <text:p>0</text:p>
          </table:table-cell>
          <table:table-cell table:style-name="ce136" table:formula="of:=PRODUCT([.E81];[$'DRAGON SNAPSHOT'.F90])" office:value-type="float" office:value="0" calcext:value-type="float">
            <text:p>0</text:p>
          </table:table-cell>
          <table:table-cell table:style-name="ce132" table:formula="of:=PRODUCT([.E81];[$'DRAGON SNAPSHOT'.G90])" office:value-type="float" office:value="0" calcext:value-type="float">
            <text:p>0</text:p>
          </table:table-cell>
          <table:table-cell table:style-name="ce142" table:formula="of:=PRODUCT([.E81];[$'DRAGON SNAPSHOT'.H90])" office:value-type="float" office:value="0" calcext:value-type="float">
            <text:p>0</text:p>
          </table:table-cell>
          <table:table-cell table:style-name="ce142" table:formula="of:=PRODUCT([.E81];[$'DRAGON SNAPSHOT'.I90])" office:value-type="float" office:value="0" calcext:value-type="float">
            <text:p>0</text:p>
          </table:table-cell>
          <table:table-cell table:style-name="ce142" table:formula="of:=PRODUCT([.E81];[$'DRAGON SNAPSHOT'.J90])" office:value-type="float" office:value="0" calcext:value-type="float">
            <text:p>0</text:p>
          </table:table-cell>
          <table:table-cell table:style-name="ce147" table:formula="of:=PRODUCT([.E81];[$'DRAGON SNAPSHOT'.K90])" office:value-type="float" office:value="0" calcext:value-type="float">
            <text:p>0</text:p>
          </table:table-cell>
          <table:table-cell table:style-name="ce149" table:formula="of:=PRODUCT([.E81];[$'DRAGON SNAPSHOT'.L90])" office:value-type="float" office:value="0" calcext:value-type="float">
            <text:p>0</text:p>
          </table:table-cell>
          <table:table-cell table:style-name="ce151" table:formula="of:=PRODUCT([.E81];[$'DRAGON SNAPSHOT'.M90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81];[.B81])" office:value-type="float" office:value="0" calcext:value-type="float">
            <text:p>0</text:p>
          </table:table-cell>
          <table:table-cell table:style-name="ce132" table:formula="of:=PRODUCT([.AA81];[.C81])" office:value-type="float" office:value="0" calcext:value-type="float">
            <text:p>0</text:p>
          </table:table-cell>
          <table:table-cell table:style-name="ce132" table:formula="of:=PRODUCT([.AB81];[.D81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7-31" calcext:value-type="date">
            <text:p>31-Jul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8-07" calcext:value-type="date">
            <text:p>7-Aug-2023</text:p>
          </table:table-cell>
          <table:table-cell table:style-name="ce121" table:formula="of:=[$SUMMARY.E83]" office:value-type="float" office:value="0" calcext:value-type="float">
            <text:p>0</text:p>
          </table:table-cell>
          <table:table-cell table:style-name="ce121" table:formula="of:=[$SUMMARY.F83]" office:value-type="float" office:value="0" calcext:value-type="float">
            <text:p>0</text:p>
          </table:table-cell>
          <table:table-cell table:style-name="ce121" table:formula="of:=[$SUMMARY.G83]" office:value-type="float" office:value="0" calcext:value-type="float">
            <text:p>0</text:p>
          </table:table-cell>
          <table:table-cell table:style-name="ce127" table:formula="of:=SUM([.U82:.W82])" office:value-type="float" office:value="0" calcext:value-type="float">
            <text:p>0</text:p>
          </table:table-cell>
          <table:table-cell table:style-name="ce132" table:formula="of:=PRODUCT([.E82];[$'DRAGON SNAPSHOT'.B91])" office:value-type="float" office:value="0" calcext:value-type="float">
            <text:p>0</text:p>
          </table:table-cell>
          <table:table-cell table:style-name="ce127" table:formula="of:=PRODUCT([.E82];[$'DRAGON SNAPSHOT'.C91])" office:value-type="float" office:value="0" calcext:value-type="float">
            <text:p>0</text:p>
          </table:table-cell>
          <table:table-cell table:style-name="ce136" table:formula="of:=PRODUCT([.E82];[$'DRAGON SNAPSHOT'.D91])" office:value-type="float" office:value="0" calcext:value-type="float">
            <text:p>0</text:p>
          </table:table-cell>
          <table:table-cell table:style-name="ce136" table:formula="of:=PRODUCT([.E82];[$'DRAGON SNAPSHOT'.E91])" office:value-type="float" office:value="0" calcext:value-type="float">
            <text:p>0</text:p>
          </table:table-cell>
          <table:table-cell table:style-name="ce136" table:formula="of:=PRODUCT([.E82];[$'DRAGON SNAPSHOT'.F91])" office:value-type="float" office:value="0" calcext:value-type="float">
            <text:p>0</text:p>
          </table:table-cell>
          <table:table-cell table:style-name="ce132" table:formula="of:=PRODUCT([.E82];[$'DRAGON SNAPSHOT'.G91])" office:value-type="float" office:value="0" calcext:value-type="float">
            <text:p>0</text:p>
          </table:table-cell>
          <table:table-cell table:style-name="ce142" table:formula="of:=PRODUCT([.E82];[$'DRAGON SNAPSHOT'.H91])" office:value-type="float" office:value="0" calcext:value-type="float">
            <text:p>0</text:p>
          </table:table-cell>
          <table:table-cell table:style-name="ce142" table:formula="of:=PRODUCT([.E82];[$'DRAGON SNAPSHOT'.I91])" office:value-type="float" office:value="0" calcext:value-type="float">
            <text:p>0</text:p>
          </table:table-cell>
          <table:table-cell table:style-name="ce142" table:formula="of:=PRODUCT([.E82];[$'DRAGON SNAPSHOT'.J91])" office:value-type="float" office:value="0" calcext:value-type="float">
            <text:p>0</text:p>
          </table:table-cell>
          <table:table-cell table:style-name="ce147" table:formula="of:=PRODUCT([.E82];[$'DRAGON SNAPSHOT'.K91])" office:value-type="float" office:value="0" calcext:value-type="float">
            <text:p>0</text:p>
          </table:table-cell>
          <table:table-cell table:style-name="ce149" table:formula="of:=PRODUCT([.E82];[$'DRAGON SNAPSHOT'.L91])" office:value-type="float" office:value="0" calcext:value-type="float">
            <text:p>0</text:p>
          </table:table-cell>
          <table:table-cell table:style-name="ce151" table:formula="of:=PRODUCT([.E82];[$'DRAGON SNAPSHOT'.M91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82];[.B82])" office:value-type="float" office:value="0" calcext:value-type="float">
            <text:p>0</text:p>
          </table:table-cell>
          <table:table-cell table:style-name="ce132" table:formula="of:=PRODUCT([.AA82];[.C82])" office:value-type="float" office:value="0" calcext:value-type="float">
            <text:p>0</text:p>
          </table:table-cell>
          <table:table-cell table:style-name="ce132" table:formula="of:=PRODUCT([.AB82];[.D82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8-07" calcext:value-type="date">
            <text:p>7-Aug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8-14" calcext:value-type="date">
            <text:p>14-Aug-2023</text:p>
          </table:table-cell>
          <table:table-cell table:style-name="ce121" table:formula="of:=[$SUMMARY.E84]" office:value-type="float" office:value="0" calcext:value-type="float">
            <text:p>0</text:p>
          </table:table-cell>
          <table:table-cell table:style-name="ce121" table:formula="of:=[$SUMMARY.F84]" office:value-type="float" office:value="0" calcext:value-type="float">
            <text:p>0</text:p>
          </table:table-cell>
          <table:table-cell table:style-name="ce121" table:formula="of:=[$SUMMARY.G84]" office:value-type="float" office:value="0" calcext:value-type="float">
            <text:p>0</text:p>
          </table:table-cell>
          <table:table-cell table:style-name="ce127" table:formula="of:=SUM([.U83:.W83])" office:value-type="float" office:value="0" calcext:value-type="float">
            <text:p>0</text:p>
          </table:table-cell>
          <table:table-cell table:style-name="ce132" table:formula="of:=PRODUCT([.E83];[$'DRAGON SNAPSHOT'.B92])" office:value-type="float" office:value="0" calcext:value-type="float">
            <text:p>0</text:p>
          </table:table-cell>
          <table:table-cell table:style-name="ce127" table:formula="of:=PRODUCT([.E83];[$'DRAGON SNAPSHOT'.C92])" office:value-type="float" office:value="0" calcext:value-type="float">
            <text:p>0</text:p>
          </table:table-cell>
          <table:table-cell table:style-name="ce136" table:formula="of:=PRODUCT([.E83];[$'DRAGON SNAPSHOT'.D92])" office:value-type="float" office:value="0" calcext:value-type="float">
            <text:p>0</text:p>
          </table:table-cell>
          <table:table-cell table:style-name="ce136" table:formula="of:=PRODUCT([.E83];[$'DRAGON SNAPSHOT'.E92])" office:value-type="float" office:value="0" calcext:value-type="float">
            <text:p>0</text:p>
          </table:table-cell>
          <table:table-cell table:style-name="ce136" table:formula="of:=PRODUCT([.E83];[$'DRAGON SNAPSHOT'.F92])" office:value-type="float" office:value="0" calcext:value-type="float">
            <text:p>0</text:p>
          </table:table-cell>
          <table:table-cell table:style-name="ce132" table:formula="of:=PRODUCT([.E83];[$'DRAGON SNAPSHOT'.G92])" office:value-type="float" office:value="0" calcext:value-type="float">
            <text:p>0</text:p>
          </table:table-cell>
          <table:table-cell table:style-name="ce142" table:formula="of:=PRODUCT([.E83];[$'DRAGON SNAPSHOT'.H92])" office:value-type="float" office:value="0" calcext:value-type="float">
            <text:p>0</text:p>
          </table:table-cell>
          <table:table-cell table:style-name="ce142" table:formula="of:=PRODUCT([.E83];[$'DRAGON SNAPSHOT'.I92])" office:value-type="float" office:value="0" calcext:value-type="float">
            <text:p>0</text:p>
          </table:table-cell>
          <table:table-cell table:style-name="ce142" table:formula="of:=PRODUCT([.E83];[$'DRAGON SNAPSHOT'.J92])" office:value-type="float" office:value="0" calcext:value-type="float">
            <text:p>0</text:p>
          </table:table-cell>
          <table:table-cell table:style-name="ce147" table:formula="of:=PRODUCT([.E83];[$'DRAGON SNAPSHOT'.K92])" office:value-type="float" office:value="0" calcext:value-type="float">
            <text:p>0</text:p>
          </table:table-cell>
          <table:table-cell table:style-name="ce149" table:formula="of:=PRODUCT([.E83];[$'DRAGON SNAPSHOT'.L92])" office:value-type="float" office:value="0" calcext:value-type="float">
            <text:p>0</text:p>
          </table:table-cell>
          <table:table-cell table:style-name="ce151" table:formula="of:=PRODUCT([.E83];[$'DRAGON SNAPSHOT'.M92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83];[.B83])" office:value-type="float" office:value="0" calcext:value-type="float">
            <text:p>0</text:p>
          </table:table-cell>
          <table:table-cell table:style-name="ce132" table:formula="of:=PRODUCT([.AA83];[.C83])" office:value-type="float" office:value="0" calcext:value-type="float">
            <text:p>0</text:p>
          </table:table-cell>
          <table:table-cell table:style-name="ce132" table:formula="of:=PRODUCT([.AB83];[.D83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8-14" calcext:value-type="date">
            <text:p>14-Aug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8-21" calcext:value-type="date">
            <text:p>21-Aug-2023</text:p>
          </table:table-cell>
          <table:table-cell table:style-name="ce121" table:formula="of:=[$SUMMARY.E85]" office:value-type="float" office:value="0" calcext:value-type="float">
            <text:p>0</text:p>
          </table:table-cell>
          <table:table-cell table:style-name="ce121" table:formula="of:=[$SUMMARY.F85]" office:value-type="float" office:value="0" calcext:value-type="float">
            <text:p>0</text:p>
          </table:table-cell>
          <table:table-cell table:style-name="ce121" table:formula="of:=[$SUMMARY.G85]" office:value-type="float" office:value="0" calcext:value-type="float">
            <text:p>0</text:p>
          </table:table-cell>
          <table:table-cell table:style-name="ce127" table:formula="of:=SUM([.U84:.W84])" office:value-type="float" office:value="0" calcext:value-type="float">
            <text:p>0</text:p>
          </table:table-cell>
          <table:table-cell table:style-name="ce132" table:formula="of:=PRODUCT([.E84];[$'DRAGON SNAPSHOT'.B93])" office:value-type="float" office:value="0" calcext:value-type="float">
            <text:p>0</text:p>
          </table:table-cell>
          <table:table-cell table:style-name="ce127" table:formula="of:=PRODUCT([.E84];[$'DRAGON SNAPSHOT'.C93])" office:value-type="float" office:value="0" calcext:value-type="float">
            <text:p>0</text:p>
          </table:table-cell>
          <table:table-cell table:style-name="ce136" table:formula="of:=PRODUCT([.E84];[$'DRAGON SNAPSHOT'.D93])" office:value-type="float" office:value="0" calcext:value-type="float">
            <text:p>0</text:p>
          </table:table-cell>
          <table:table-cell table:style-name="ce136" table:formula="of:=PRODUCT([.E84];[$'DRAGON SNAPSHOT'.E93])" office:value-type="float" office:value="0" calcext:value-type="float">
            <text:p>0</text:p>
          </table:table-cell>
          <table:table-cell table:style-name="ce136" table:formula="of:=PRODUCT([.E84];[$'DRAGON SNAPSHOT'.F93])" office:value-type="float" office:value="0" calcext:value-type="float">
            <text:p>0</text:p>
          </table:table-cell>
          <table:table-cell table:style-name="ce132" table:formula="of:=PRODUCT([.E84];[$'DRAGON SNAPSHOT'.G93])" office:value-type="float" office:value="0" calcext:value-type="float">
            <text:p>0</text:p>
          </table:table-cell>
          <table:table-cell table:style-name="ce142" table:formula="of:=PRODUCT([.E84];[$'DRAGON SNAPSHOT'.H93])" office:value-type="float" office:value="0" calcext:value-type="float">
            <text:p>0</text:p>
          </table:table-cell>
          <table:table-cell table:style-name="ce142" table:formula="of:=PRODUCT([.E84];[$'DRAGON SNAPSHOT'.I93])" office:value-type="float" office:value="0" calcext:value-type="float">
            <text:p>0</text:p>
          </table:table-cell>
          <table:table-cell table:style-name="ce142" table:formula="of:=PRODUCT([.E84];[$'DRAGON SNAPSHOT'.J93])" office:value-type="float" office:value="0" calcext:value-type="float">
            <text:p>0</text:p>
          </table:table-cell>
          <table:table-cell table:style-name="ce147" table:formula="of:=PRODUCT([.E84];[$'DRAGON SNAPSHOT'.K93])" office:value-type="float" office:value="0" calcext:value-type="float">
            <text:p>0</text:p>
          </table:table-cell>
          <table:table-cell table:style-name="ce149" table:formula="of:=PRODUCT([.E84];[$'DRAGON SNAPSHOT'.L93])" office:value-type="float" office:value="0" calcext:value-type="float">
            <text:p>0</text:p>
          </table:table-cell>
          <table:table-cell table:style-name="ce151" table:formula="of:=PRODUCT([.E84];[$'DRAGON SNAPSHOT'.M93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84];[.B84])" office:value-type="float" office:value="0" calcext:value-type="float">
            <text:p>0</text:p>
          </table:table-cell>
          <table:table-cell table:style-name="ce132" table:formula="of:=PRODUCT([.AA84];[.C84])" office:value-type="float" office:value="0" calcext:value-type="float">
            <text:p>0</text:p>
          </table:table-cell>
          <table:table-cell table:style-name="ce132" table:formula="of:=PRODUCT([.AB84];[.D84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8-21" calcext:value-type="date">
            <text:p>21-Aug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8-28" calcext:value-type="date">
            <text:p>28-Aug-2023</text:p>
          </table:table-cell>
          <table:table-cell table:style-name="ce121" table:formula="of:=[$SUMMARY.E86]" office:value-type="float" office:value="0" calcext:value-type="float">
            <text:p>0</text:p>
          </table:table-cell>
          <table:table-cell table:style-name="ce121" table:formula="of:=[$SUMMARY.F86]" office:value-type="float" office:value="0" calcext:value-type="float">
            <text:p>0</text:p>
          </table:table-cell>
          <table:table-cell table:style-name="ce121" table:formula="of:=[$SUMMARY.G86]" office:value-type="float" office:value="0" calcext:value-type="float">
            <text:p>0</text:p>
          </table:table-cell>
          <table:table-cell table:style-name="ce127" table:formula="of:=SUM([.U85:.W85])" office:value-type="float" office:value="0" calcext:value-type="float">
            <text:p>0</text:p>
          </table:table-cell>
          <table:table-cell table:style-name="ce132" table:formula="of:=PRODUCT([.E85];[$'DRAGON SNAPSHOT'.B94])" office:value-type="float" office:value="0" calcext:value-type="float">
            <text:p>0</text:p>
          </table:table-cell>
          <table:table-cell table:style-name="ce127" table:formula="of:=PRODUCT([.E85];[$'DRAGON SNAPSHOT'.C94])" office:value-type="float" office:value="0" calcext:value-type="float">
            <text:p>0</text:p>
          </table:table-cell>
          <table:table-cell table:style-name="ce136" table:formula="of:=PRODUCT([.E85];[$'DRAGON SNAPSHOT'.D94])" office:value-type="float" office:value="0" calcext:value-type="float">
            <text:p>0</text:p>
          </table:table-cell>
          <table:table-cell table:style-name="ce136" table:formula="of:=PRODUCT([.E85];[$'DRAGON SNAPSHOT'.E94])" office:value-type="float" office:value="0" calcext:value-type="float">
            <text:p>0</text:p>
          </table:table-cell>
          <table:table-cell table:style-name="ce136" table:formula="of:=PRODUCT([.E85];[$'DRAGON SNAPSHOT'.F94])" office:value-type="float" office:value="0" calcext:value-type="float">
            <text:p>0</text:p>
          </table:table-cell>
          <table:table-cell table:style-name="ce132" table:formula="of:=PRODUCT([.E85];[$'DRAGON SNAPSHOT'.G94])" office:value-type="float" office:value="0" calcext:value-type="float">
            <text:p>0</text:p>
          </table:table-cell>
          <table:table-cell table:style-name="ce142" table:formula="of:=PRODUCT([.E85];[$'DRAGON SNAPSHOT'.H94])" office:value-type="float" office:value="0" calcext:value-type="float">
            <text:p>0</text:p>
          </table:table-cell>
          <table:table-cell table:style-name="ce142" table:formula="of:=PRODUCT([.E85];[$'DRAGON SNAPSHOT'.I94])" office:value-type="float" office:value="0" calcext:value-type="float">
            <text:p>0</text:p>
          </table:table-cell>
          <table:table-cell table:style-name="ce142" table:formula="of:=PRODUCT([.E85];[$'DRAGON SNAPSHOT'.J94])" office:value-type="float" office:value="0" calcext:value-type="float">
            <text:p>0</text:p>
          </table:table-cell>
          <table:table-cell table:style-name="ce147" table:formula="of:=PRODUCT([.E85];[$'DRAGON SNAPSHOT'.K94])" office:value-type="float" office:value="0" calcext:value-type="float">
            <text:p>0</text:p>
          </table:table-cell>
          <table:table-cell table:style-name="ce149" table:formula="of:=PRODUCT([.E85];[$'DRAGON SNAPSHOT'.L94])" office:value-type="float" office:value="0" calcext:value-type="float">
            <text:p>0</text:p>
          </table:table-cell>
          <table:table-cell table:style-name="ce151" table:formula="of:=PRODUCT([.E85];[$'DRAGON SNAPSHOT'.M94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85];[.B85])" office:value-type="float" office:value="0" calcext:value-type="float">
            <text:p>0</text:p>
          </table:table-cell>
          <table:table-cell table:style-name="ce132" table:formula="of:=PRODUCT([.AA85];[.C85])" office:value-type="float" office:value="0" calcext:value-type="float">
            <text:p>0</text:p>
          </table:table-cell>
          <table:table-cell table:style-name="ce132" table:formula="of:=PRODUCT([.AB85];[.D85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8-28" calcext:value-type="date">
            <text:p>28-Aug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9-04" calcext:value-type="date">
            <text:p>4-Sep-2023</text:p>
          </table:table-cell>
          <table:table-cell table:style-name="ce121" table:formula="of:=[$SUMMARY.E87]" office:value-type="float" office:value="0" calcext:value-type="float">
            <text:p>0</text:p>
          </table:table-cell>
          <table:table-cell table:style-name="ce121" table:formula="of:=[$SUMMARY.F87]" office:value-type="float" office:value="0" calcext:value-type="float">
            <text:p>0</text:p>
          </table:table-cell>
          <table:table-cell table:style-name="ce121" table:formula="of:=[$SUMMARY.G87]" office:value-type="float" office:value="0" calcext:value-type="float">
            <text:p>0</text:p>
          </table:table-cell>
          <table:table-cell table:style-name="ce127" table:formula="of:=SUM([.U86:.W86])" office:value-type="float" office:value="0" calcext:value-type="float">
            <text:p>0</text:p>
          </table:table-cell>
          <table:table-cell table:style-name="ce132" table:formula="of:=PRODUCT([.E86];[$'DRAGON SNAPSHOT'.B95])" office:value-type="float" office:value="0" calcext:value-type="float">
            <text:p>0</text:p>
          </table:table-cell>
          <table:table-cell table:style-name="ce127" table:formula="of:=PRODUCT([.E86];[$'DRAGON SNAPSHOT'.C95])" office:value-type="float" office:value="0" calcext:value-type="float">
            <text:p>0</text:p>
          </table:table-cell>
          <table:table-cell table:style-name="ce136" table:formula="of:=PRODUCT([.E86];[$'DRAGON SNAPSHOT'.D95])" office:value-type="float" office:value="0" calcext:value-type="float">
            <text:p>0</text:p>
          </table:table-cell>
          <table:table-cell table:style-name="ce136" table:formula="of:=PRODUCT([.E86];[$'DRAGON SNAPSHOT'.E95])" office:value-type="float" office:value="0" calcext:value-type="float">
            <text:p>0</text:p>
          </table:table-cell>
          <table:table-cell table:style-name="ce136" table:formula="of:=PRODUCT([.E86];[$'DRAGON SNAPSHOT'.F95])" office:value-type="float" office:value="0" calcext:value-type="float">
            <text:p>0</text:p>
          </table:table-cell>
          <table:table-cell table:style-name="ce132" table:formula="of:=PRODUCT([.E86];[$'DRAGON SNAPSHOT'.G95])" office:value-type="float" office:value="0" calcext:value-type="float">
            <text:p>0</text:p>
          </table:table-cell>
          <table:table-cell table:style-name="ce142" table:formula="of:=PRODUCT([.E86];[$'DRAGON SNAPSHOT'.H95])" office:value-type="float" office:value="0" calcext:value-type="float">
            <text:p>0</text:p>
          </table:table-cell>
          <table:table-cell table:style-name="ce142" table:formula="of:=PRODUCT([.E86];[$'DRAGON SNAPSHOT'.I95])" office:value-type="float" office:value="0" calcext:value-type="float">
            <text:p>0</text:p>
          </table:table-cell>
          <table:table-cell table:style-name="ce142" table:formula="of:=PRODUCT([.E86];[$'DRAGON SNAPSHOT'.J95])" office:value-type="float" office:value="0" calcext:value-type="float">
            <text:p>0</text:p>
          </table:table-cell>
          <table:table-cell table:style-name="ce147" table:formula="of:=PRODUCT([.E86];[$'DRAGON SNAPSHOT'.K95])" office:value-type="float" office:value="0" calcext:value-type="float">
            <text:p>0</text:p>
          </table:table-cell>
          <table:table-cell table:style-name="ce149" table:formula="of:=PRODUCT([.E86];[$'DRAGON SNAPSHOT'.L95])" office:value-type="float" office:value="0" calcext:value-type="float">
            <text:p>0</text:p>
          </table:table-cell>
          <table:table-cell table:style-name="ce151" table:formula="of:=PRODUCT([.E86];[$'DRAGON SNAPSHOT'.M95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86];[.B86])" office:value-type="float" office:value="0" calcext:value-type="float">
            <text:p>0</text:p>
          </table:table-cell>
          <table:table-cell table:style-name="ce132" table:formula="of:=PRODUCT([.AA86];[.C86])" office:value-type="float" office:value="0" calcext:value-type="float">
            <text:p>0</text:p>
          </table:table-cell>
          <table:table-cell table:style-name="ce132" table:formula="of:=PRODUCT([.AB86];[.D86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9-04" calcext:value-type="date">
            <text:p>4-Sep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9-11" calcext:value-type="date">
            <text:p>11-Sep-2023</text:p>
          </table:table-cell>
          <table:table-cell table:style-name="ce121" table:formula="of:=[$SUMMARY.E88]" office:value-type="float" office:value="0" calcext:value-type="float">
            <text:p>0</text:p>
          </table:table-cell>
          <table:table-cell table:style-name="ce121" table:formula="of:=[$SUMMARY.F88]" office:value-type="float" office:value="0" calcext:value-type="float">
            <text:p>0</text:p>
          </table:table-cell>
          <table:table-cell table:style-name="ce121" table:formula="of:=[$SUMMARY.G88]" office:value-type="float" office:value="0" calcext:value-type="float">
            <text:p>0</text:p>
          </table:table-cell>
          <table:table-cell table:style-name="ce127" table:formula="of:=SUM([.U87:.W87])" office:value-type="float" office:value="0" calcext:value-type="float">
            <text:p>0</text:p>
          </table:table-cell>
          <table:table-cell table:style-name="ce132" table:formula="of:=PRODUCT([.E87];[$'DRAGON SNAPSHOT'.B96])" office:value-type="float" office:value="0" calcext:value-type="float">
            <text:p>0</text:p>
          </table:table-cell>
          <table:table-cell table:style-name="ce127" table:formula="of:=PRODUCT([.E87];[$'DRAGON SNAPSHOT'.C96])" office:value-type="float" office:value="0" calcext:value-type="float">
            <text:p>0</text:p>
          </table:table-cell>
          <table:table-cell table:style-name="ce136" table:formula="of:=PRODUCT([.E87];[$'DRAGON SNAPSHOT'.D96])" office:value-type="float" office:value="0" calcext:value-type="float">
            <text:p>0</text:p>
          </table:table-cell>
          <table:table-cell table:style-name="ce136" table:formula="of:=PRODUCT([.E87];[$'DRAGON SNAPSHOT'.E96])" office:value-type="float" office:value="0" calcext:value-type="float">
            <text:p>0</text:p>
          </table:table-cell>
          <table:table-cell table:style-name="ce136" table:formula="of:=PRODUCT([.E87];[$'DRAGON SNAPSHOT'.F96])" office:value-type="float" office:value="0" calcext:value-type="float">
            <text:p>0</text:p>
          </table:table-cell>
          <table:table-cell table:style-name="ce132" table:formula="of:=PRODUCT([.E87];[$'DRAGON SNAPSHOT'.G96])" office:value-type="float" office:value="0" calcext:value-type="float">
            <text:p>0</text:p>
          </table:table-cell>
          <table:table-cell table:style-name="ce142" table:formula="of:=PRODUCT([.E87];[$'DRAGON SNAPSHOT'.H96])" office:value-type="float" office:value="0" calcext:value-type="float">
            <text:p>0</text:p>
          </table:table-cell>
          <table:table-cell table:style-name="ce142" table:formula="of:=PRODUCT([.E87];[$'DRAGON SNAPSHOT'.I96])" office:value-type="float" office:value="0" calcext:value-type="float">
            <text:p>0</text:p>
          </table:table-cell>
          <table:table-cell table:style-name="ce142" table:formula="of:=PRODUCT([.E87];[$'DRAGON SNAPSHOT'.J96])" office:value-type="float" office:value="0" calcext:value-type="float">
            <text:p>0</text:p>
          </table:table-cell>
          <table:table-cell table:style-name="ce147" table:formula="of:=PRODUCT([.E87];[$'DRAGON SNAPSHOT'.K96])" office:value-type="float" office:value="0" calcext:value-type="float">
            <text:p>0</text:p>
          </table:table-cell>
          <table:table-cell table:style-name="ce149" table:formula="of:=PRODUCT([.E87];[$'DRAGON SNAPSHOT'.L96])" office:value-type="float" office:value="0" calcext:value-type="float">
            <text:p>0</text:p>
          </table:table-cell>
          <table:table-cell table:style-name="ce151" table:formula="of:=PRODUCT([.E87];[$'DRAGON SNAPSHOT'.M96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87];[.B87])" office:value-type="float" office:value="0" calcext:value-type="float">
            <text:p>0</text:p>
          </table:table-cell>
          <table:table-cell table:style-name="ce132" table:formula="of:=PRODUCT([.AA87];[.C87])" office:value-type="float" office:value="0" calcext:value-type="float">
            <text:p>0</text:p>
          </table:table-cell>
          <table:table-cell table:style-name="ce132" table:formula="of:=PRODUCT([.AB87];[.D87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9-11" calcext:value-type="date">
            <text:p>11-Sep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9-18" calcext:value-type="date">
            <text:p>18-Sep-2023</text:p>
          </table:table-cell>
          <table:table-cell table:style-name="ce121" table:formula="of:=[$SUMMARY.E89]" office:value-type="float" office:value="0" calcext:value-type="float">
            <text:p>0</text:p>
          </table:table-cell>
          <table:table-cell table:style-name="ce121" table:formula="of:=[$SUMMARY.F89]" office:value-type="float" office:value="0" calcext:value-type="float">
            <text:p>0</text:p>
          </table:table-cell>
          <table:table-cell table:style-name="ce121" table:formula="of:=[$SUMMARY.G89]" office:value-type="float" office:value="0" calcext:value-type="float">
            <text:p>0</text:p>
          </table:table-cell>
          <table:table-cell table:style-name="ce127" table:formula="of:=SUM([.U88:.W88])" office:value-type="float" office:value="0" calcext:value-type="float">
            <text:p>0</text:p>
          </table:table-cell>
          <table:table-cell table:style-name="ce132" table:formula="of:=PRODUCT([.E88];[$'DRAGON SNAPSHOT'.B97])" office:value-type="float" office:value="0" calcext:value-type="float">
            <text:p>0</text:p>
          </table:table-cell>
          <table:table-cell table:style-name="ce127" table:formula="of:=PRODUCT([.E88];[$'DRAGON SNAPSHOT'.C97])" office:value-type="float" office:value="0" calcext:value-type="float">
            <text:p>0</text:p>
          </table:table-cell>
          <table:table-cell table:style-name="ce136" table:formula="of:=PRODUCT([.E88];[$'DRAGON SNAPSHOT'.D97])" office:value-type="float" office:value="0" calcext:value-type="float">
            <text:p>0</text:p>
          </table:table-cell>
          <table:table-cell table:style-name="ce136" table:formula="of:=PRODUCT([.E88];[$'DRAGON SNAPSHOT'.E97])" office:value-type="float" office:value="0" calcext:value-type="float">
            <text:p>0</text:p>
          </table:table-cell>
          <table:table-cell table:style-name="ce136" table:formula="of:=PRODUCT([.E88];[$'DRAGON SNAPSHOT'.F97])" office:value-type="float" office:value="0" calcext:value-type="float">
            <text:p>0</text:p>
          </table:table-cell>
          <table:table-cell table:style-name="ce132" table:formula="of:=PRODUCT([.E88];[$'DRAGON SNAPSHOT'.G97])" office:value-type="float" office:value="0" calcext:value-type="float">
            <text:p>0</text:p>
          </table:table-cell>
          <table:table-cell table:style-name="ce142" table:formula="of:=PRODUCT([.E88];[$'DRAGON SNAPSHOT'.H97])" office:value-type="float" office:value="0" calcext:value-type="float">
            <text:p>0</text:p>
          </table:table-cell>
          <table:table-cell table:style-name="ce142" table:formula="of:=PRODUCT([.E88];[$'DRAGON SNAPSHOT'.I97])" office:value-type="float" office:value="0" calcext:value-type="float">
            <text:p>0</text:p>
          </table:table-cell>
          <table:table-cell table:style-name="ce142" table:formula="of:=PRODUCT([.E88];[$'DRAGON SNAPSHOT'.J97])" office:value-type="float" office:value="0" calcext:value-type="float">
            <text:p>0</text:p>
          </table:table-cell>
          <table:table-cell table:style-name="ce147" table:formula="of:=PRODUCT([.E88];[$'DRAGON SNAPSHOT'.K97])" office:value-type="float" office:value="0" calcext:value-type="float">
            <text:p>0</text:p>
          </table:table-cell>
          <table:table-cell table:style-name="ce149" table:formula="of:=PRODUCT([.E88];[$'DRAGON SNAPSHOT'.L97])" office:value-type="float" office:value="0" calcext:value-type="float">
            <text:p>0</text:p>
          </table:table-cell>
          <table:table-cell table:style-name="ce151" table:formula="of:=PRODUCT([.E88];[$'DRAGON SNAPSHOT'.M97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88];[.B88])" office:value-type="float" office:value="0" calcext:value-type="float">
            <text:p>0</text:p>
          </table:table-cell>
          <table:table-cell table:style-name="ce132" table:formula="of:=PRODUCT([.AA88];[.C88])" office:value-type="float" office:value="0" calcext:value-type="float">
            <text:p>0</text:p>
          </table:table-cell>
          <table:table-cell table:style-name="ce132" table:formula="of:=PRODUCT([.AB88];[.D88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9-18" calcext:value-type="date">
            <text:p>18-Sep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09-25" calcext:value-type="date">
            <text:p>25-Sep-2023</text:p>
          </table:table-cell>
          <table:table-cell table:style-name="ce121" table:formula="of:=[$SUMMARY.E90]" office:value-type="float" office:value="0" calcext:value-type="float">
            <text:p>0</text:p>
          </table:table-cell>
          <table:table-cell table:style-name="ce121" table:formula="of:=[$SUMMARY.F90]" office:value-type="float" office:value="0" calcext:value-type="float">
            <text:p>0</text:p>
          </table:table-cell>
          <table:table-cell table:style-name="ce121" table:formula="of:=[$SUMMARY.G90]" office:value-type="float" office:value="0" calcext:value-type="float">
            <text:p>0</text:p>
          </table:table-cell>
          <table:table-cell table:style-name="ce127" table:formula="of:=SUM([.U89:.W89])" office:value-type="float" office:value="0" calcext:value-type="float">
            <text:p>0</text:p>
          </table:table-cell>
          <table:table-cell table:style-name="ce132" table:formula="of:=PRODUCT([.E89];[$'DRAGON SNAPSHOT'.B98])" office:value-type="float" office:value="0" calcext:value-type="float">
            <text:p>0</text:p>
          </table:table-cell>
          <table:table-cell table:style-name="ce127" table:formula="of:=PRODUCT([.E89];[$'DRAGON SNAPSHOT'.C98])" office:value-type="float" office:value="0" calcext:value-type="float">
            <text:p>0</text:p>
          </table:table-cell>
          <table:table-cell table:style-name="ce136" table:formula="of:=PRODUCT([.E89];[$'DRAGON SNAPSHOT'.D98])" office:value-type="float" office:value="0" calcext:value-type="float">
            <text:p>0</text:p>
          </table:table-cell>
          <table:table-cell table:style-name="ce136" table:formula="of:=PRODUCT([.E89];[$'DRAGON SNAPSHOT'.E98])" office:value-type="float" office:value="0" calcext:value-type="float">
            <text:p>0</text:p>
          </table:table-cell>
          <table:table-cell table:style-name="ce136" table:formula="of:=PRODUCT([.E89];[$'DRAGON SNAPSHOT'.F98])" office:value-type="float" office:value="0" calcext:value-type="float">
            <text:p>0</text:p>
          </table:table-cell>
          <table:table-cell table:style-name="ce132" table:formula="of:=PRODUCT([.E89];[$'DRAGON SNAPSHOT'.G98])" office:value-type="float" office:value="0" calcext:value-type="float">
            <text:p>0</text:p>
          </table:table-cell>
          <table:table-cell table:style-name="ce142" table:formula="of:=PRODUCT([.E89];[$'DRAGON SNAPSHOT'.H98])" office:value-type="float" office:value="0" calcext:value-type="float">
            <text:p>0</text:p>
          </table:table-cell>
          <table:table-cell table:style-name="ce142" table:formula="of:=PRODUCT([.E89];[$'DRAGON SNAPSHOT'.I98])" office:value-type="float" office:value="0" calcext:value-type="float">
            <text:p>0</text:p>
          </table:table-cell>
          <table:table-cell table:style-name="ce142" table:formula="of:=PRODUCT([.E89];[$'DRAGON SNAPSHOT'.J98])" office:value-type="float" office:value="0" calcext:value-type="float">
            <text:p>0</text:p>
          </table:table-cell>
          <table:table-cell table:style-name="ce147" table:formula="of:=PRODUCT([.E89];[$'DRAGON SNAPSHOT'.K98])" office:value-type="float" office:value="0" calcext:value-type="float">
            <text:p>0</text:p>
          </table:table-cell>
          <table:table-cell table:style-name="ce149" table:formula="of:=PRODUCT([.E89];[$'DRAGON SNAPSHOT'.L98])" office:value-type="float" office:value="0" calcext:value-type="float">
            <text:p>0</text:p>
          </table:table-cell>
          <table:table-cell table:style-name="ce151" table:formula="of:=PRODUCT([.E89];[$'DRAGON SNAPSHOT'.M98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89];[.B89])" office:value-type="float" office:value="0" calcext:value-type="float">
            <text:p>0</text:p>
          </table:table-cell>
          <table:table-cell table:style-name="ce132" table:formula="of:=PRODUCT([.AA89];[.C89])" office:value-type="float" office:value="0" calcext:value-type="float">
            <text:p>0</text:p>
          </table:table-cell>
          <table:table-cell table:style-name="ce132" table:formula="of:=PRODUCT([.AB89];[.D89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09-25" calcext:value-type="date">
            <text:p>25-Sep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10-02" calcext:value-type="date">
            <text:p>2-Oct-2023</text:p>
          </table:table-cell>
          <table:table-cell table:style-name="ce121" table:formula="of:=[$SUMMARY.E91]" office:value-type="float" office:value="0" calcext:value-type="float">
            <text:p>0</text:p>
          </table:table-cell>
          <table:table-cell table:style-name="ce121" table:formula="of:=[$SUMMARY.F91]" office:value-type="float" office:value="0" calcext:value-type="float">
            <text:p>0</text:p>
          </table:table-cell>
          <table:table-cell table:style-name="ce121" table:formula="of:=[$SUMMARY.G91]" office:value-type="float" office:value="0" calcext:value-type="float">
            <text:p>0</text:p>
          </table:table-cell>
          <table:table-cell table:style-name="ce127" table:formula="of:=SUM([.U90:.W90])" office:value-type="float" office:value="0" calcext:value-type="float">
            <text:p>0</text:p>
          </table:table-cell>
          <table:table-cell table:style-name="ce132" table:formula="of:=PRODUCT([.E90];[$'DRAGON SNAPSHOT'.B99])" office:value-type="float" office:value="0" calcext:value-type="float">
            <text:p>0</text:p>
          </table:table-cell>
          <table:table-cell table:style-name="ce127" table:formula="of:=PRODUCT([.E90];[$'DRAGON SNAPSHOT'.C99])" office:value-type="float" office:value="0" calcext:value-type="float">
            <text:p>0</text:p>
          </table:table-cell>
          <table:table-cell table:style-name="ce136" table:formula="of:=PRODUCT([.E90];[$'DRAGON SNAPSHOT'.D99])" office:value-type="float" office:value="0" calcext:value-type="float">
            <text:p>0</text:p>
          </table:table-cell>
          <table:table-cell table:style-name="ce136" table:formula="of:=PRODUCT([.E90];[$'DRAGON SNAPSHOT'.E99])" office:value-type="float" office:value="0" calcext:value-type="float">
            <text:p>0</text:p>
          </table:table-cell>
          <table:table-cell table:style-name="ce136" table:formula="of:=PRODUCT([.E90];[$'DRAGON SNAPSHOT'.F99])" office:value-type="float" office:value="0" calcext:value-type="float">
            <text:p>0</text:p>
          </table:table-cell>
          <table:table-cell table:style-name="ce132" table:formula="of:=PRODUCT([.E90];[$'DRAGON SNAPSHOT'.G99])" office:value-type="float" office:value="0" calcext:value-type="float">
            <text:p>0</text:p>
          </table:table-cell>
          <table:table-cell table:style-name="ce142" table:formula="of:=PRODUCT([.E90];[$'DRAGON SNAPSHOT'.H99])" office:value-type="float" office:value="0" calcext:value-type="float">
            <text:p>0</text:p>
          </table:table-cell>
          <table:table-cell table:style-name="ce142" table:formula="of:=PRODUCT([.E90];[$'DRAGON SNAPSHOT'.I99])" office:value-type="float" office:value="0" calcext:value-type="float">
            <text:p>0</text:p>
          </table:table-cell>
          <table:table-cell table:style-name="ce142" table:formula="of:=PRODUCT([.E90];[$'DRAGON SNAPSHOT'.J99])" office:value-type="float" office:value="0" calcext:value-type="float">
            <text:p>0</text:p>
          </table:table-cell>
          <table:table-cell table:style-name="ce147" table:formula="of:=PRODUCT([.E90];[$'DRAGON SNAPSHOT'.K99])" office:value-type="float" office:value="0" calcext:value-type="float">
            <text:p>0</text:p>
          </table:table-cell>
          <table:table-cell table:style-name="ce149" table:formula="of:=PRODUCT([.E90];[$'DRAGON SNAPSHOT'.L99])" office:value-type="float" office:value="0" calcext:value-type="float">
            <text:p>0</text:p>
          </table:table-cell>
          <table:table-cell table:style-name="ce151" table:formula="of:=PRODUCT([.E90];[$'DRAGON SNAPSHOT'.M99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90];[.B90])" office:value-type="float" office:value="0" calcext:value-type="float">
            <text:p>0</text:p>
          </table:table-cell>
          <table:table-cell table:style-name="ce132" table:formula="of:=PRODUCT([.AA90];[.C90])" office:value-type="float" office:value="0" calcext:value-type="float">
            <text:p>0</text:p>
          </table:table-cell>
          <table:table-cell table:style-name="ce132" table:formula="of:=PRODUCT([.AB90];[.D90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10-02" calcext:value-type="date">
            <text:p>2-Oct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10-09" calcext:value-type="date">
            <text:p>9-Oct-2023</text:p>
          </table:table-cell>
          <table:table-cell table:style-name="ce121" table:formula="of:=[$SUMMARY.E92]" office:value-type="float" office:value="0" calcext:value-type="float">
            <text:p>0</text:p>
          </table:table-cell>
          <table:table-cell table:style-name="ce121" table:formula="of:=[$SUMMARY.F92]" office:value-type="float" office:value="0" calcext:value-type="float">
            <text:p>0</text:p>
          </table:table-cell>
          <table:table-cell table:style-name="ce121" table:formula="of:=[$SUMMARY.G92]" office:value-type="float" office:value="0" calcext:value-type="float">
            <text:p>0</text:p>
          </table:table-cell>
          <table:table-cell table:style-name="ce127" table:formula="of:=SUM([.U91:.W91])" office:value-type="float" office:value="0" calcext:value-type="float">
            <text:p>0</text:p>
          </table:table-cell>
          <table:table-cell table:style-name="ce132" table:formula="of:=PRODUCT([.E91];[$'DRAGON SNAPSHOT'.B100])" office:value-type="float" office:value="0" calcext:value-type="float">
            <text:p>0</text:p>
          </table:table-cell>
          <table:table-cell table:style-name="ce127" table:formula="of:=PRODUCT([.E91];[$'DRAGON SNAPSHOT'.C100])" office:value-type="float" office:value="0" calcext:value-type="float">
            <text:p>0</text:p>
          </table:table-cell>
          <table:table-cell table:style-name="ce136" table:formula="of:=PRODUCT([.E91];[$'DRAGON SNAPSHOT'.D100])" office:value-type="float" office:value="0" calcext:value-type="float">
            <text:p>0</text:p>
          </table:table-cell>
          <table:table-cell table:style-name="ce136" table:formula="of:=PRODUCT([.E91];[$'DRAGON SNAPSHOT'.E100])" office:value-type="float" office:value="0" calcext:value-type="float">
            <text:p>0</text:p>
          </table:table-cell>
          <table:table-cell table:style-name="ce136" table:formula="of:=PRODUCT([.E91];[$'DRAGON SNAPSHOT'.F100])" office:value-type="float" office:value="0" calcext:value-type="float">
            <text:p>0</text:p>
          </table:table-cell>
          <table:table-cell table:style-name="ce132" table:formula="of:=PRODUCT([.E91];[$'DRAGON SNAPSHOT'.G100])" office:value-type="float" office:value="0" calcext:value-type="float">
            <text:p>0</text:p>
          </table:table-cell>
          <table:table-cell table:style-name="ce142" table:formula="of:=PRODUCT([.E91];[$'DRAGON SNAPSHOT'.H100])" office:value-type="float" office:value="0" calcext:value-type="float">
            <text:p>0</text:p>
          </table:table-cell>
          <table:table-cell table:style-name="ce142" table:formula="of:=PRODUCT([.E91];[$'DRAGON SNAPSHOT'.I100])" office:value-type="float" office:value="0" calcext:value-type="float">
            <text:p>0</text:p>
          </table:table-cell>
          <table:table-cell table:style-name="ce142" table:formula="of:=PRODUCT([.E91];[$'DRAGON SNAPSHOT'.J100])" office:value-type="float" office:value="0" calcext:value-type="float">
            <text:p>0</text:p>
          </table:table-cell>
          <table:table-cell table:style-name="ce147" table:formula="of:=PRODUCT([.E91];[$'DRAGON SNAPSHOT'.K100])" office:value-type="float" office:value="0" calcext:value-type="float">
            <text:p>0</text:p>
          </table:table-cell>
          <table:table-cell table:style-name="ce149" table:formula="of:=PRODUCT([.E91];[$'DRAGON SNAPSHOT'.L100])" office:value-type="float" office:value="0" calcext:value-type="float">
            <text:p>0</text:p>
          </table:table-cell>
          <table:table-cell table:style-name="ce151" table:formula="of:=PRODUCT([.E91];[$'DRAGON SNAPSHOT'.M100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91];[.B91])" office:value-type="float" office:value="0" calcext:value-type="float">
            <text:p>0</text:p>
          </table:table-cell>
          <table:table-cell table:style-name="ce132" table:formula="of:=PRODUCT([.AA91];[.C91])" office:value-type="float" office:value="0" calcext:value-type="float">
            <text:p>0</text:p>
          </table:table-cell>
          <table:table-cell table:style-name="ce132" table:formula="of:=PRODUCT([.AB91];[.D91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10-09" calcext:value-type="date">
            <text:p>9-Oct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10-16" calcext:value-type="date">
            <text:p>16-Oct-2023</text:p>
          </table:table-cell>
          <table:table-cell table:style-name="ce121" table:formula="of:=[$SUMMARY.E93]" office:value-type="float" office:value="0" calcext:value-type="float">
            <text:p>0</text:p>
          </table:table-cell>
          <table:table-cell table:style-name="ce121" table:formula="of:=[$SUMMARY.F93]" office:value-type="float" office:value="0" calcext:value-type="float">
            <text:p>0</text:p>
          </table:table-cell>
          <table:table-cell table:style-name="ce121" table:formula="of:=[$SUMMARY.G93]" office:value-type="float" office:value="0" calcext:value-type="float">
            <text:p>0</text:p>
          </table:table-cell>
          <table:table-cell table:style-name="ce127" table:formula="of:=SUM([.U92:.W92])" office:value-type="float" office:value="0" calcext:value-type="float">
            <text:p>0</text:p>
          </table:table-cell>
          <table:table-cell table:style-name="ce132" table:formula="of:=PRODUCT([.E92];[$'DRAGON SNAPSHOT'.B101])" office:value-type="float" office:value="0" calcext:value-type="float">
            <text:p>0</text:p>
          </table:table-cell>
          <table:table-cell table:style-name="ce127" table:formula="of:=PRODUCT([.E92];[$'DRAGON SNAPSHOT'.C101])" office:value-type="float" office:value="0" calcext:value-type="float">
            <text:p>0</text:p>
          </table:table-cell>
          <table:table-cell table:style-name="ce136" table:formula="of:=PRODUCT([.E92];[$'DRAGON SNAPSHOT'.D101])" office:value-type="float" office:value="0" calcext:value-type="float">
            <text:p>0</text:p>
          </table:table-cell>
          <table:table-cell table:style-name="ce136" table:formula="of:=PRODUCT([.E92];[$'DRAGON SNAPSHOT'.E101])" office:value-type="float" office:value="0" calcext:value-type="float">
            <text:p>0</text:p>
          </table:table-cell>
          <table:table-cell table:style-name="ce136" table:formula="of:=PRODUCT([.E92];[$'DRAGON SNAPSHOT'.F101])" office:value-type="float" office:value="0" calcext:value-type="float">
            <text:p>0</text:p>
          </table:table-cell>
          <table:table-cell table:style-name="ce132" table:formula="of:=PRODUCT([.E92];[$'DRAGON SNAPSHOT'.G101])" office:value-type="float" office:value="0" calcext:value-type="float">
            <text:p>0</text:p>
          </table:table-cell>
          <table:table-cell table:style-name="ce142" table:formula="of:=PRODUCT([.E92];[$'DRAGON SNAPSHOT'.H101])" office:value-type="float" office:value="0" calcext:value-type="float">
            <text:p>0</text:p>
          </table:table-cell>
          <table:table-cell table:style-name="ce142" table:formula="of:=PRODUCT([.E92];[$'DRAGON SNAPSHOT'.I101])" office:value-type="float" office:value="0" calcext:value-type="float">
            <text:p>0</text:p>
          </table:table-cell>
          <table:table-cell table:style-name="ce142" table:formula="of:=PRODUCT([.E92];[$'DRAGON SNAPSHOT'.J101])" office:value-type="float" office:value="0" calcext:value-type="float">
            <text:p>0</text:p>
          </table:table-cell>
          <table:table-cell table:style-name="ce147" table:formula="of:=PRODUCT([.E92];[$'DRAGON SNAPSHOT'.K101])" office:value-type="float" office:value="0" calcext:value-type="float">
            <text:p>0</text:p>
          </table:table-cell>
          <table:table-cell table:style-name="ce149" table:formula="of:=PRODUCT([.E92];[$'DRAGON SNAPSHOT'.L101])" office:value-type="float" office:value="0" calcext:value-type="float">
            <text:p>0</text:p>
          </table:table-cell>
          <table:table-cell table:style-name="ce151" table:formula="of:=PRODUCT([.E92];[$'DRAGON SNAPSHOT'.M101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92];[.B92])" office:value-type="float" office:value="0" calcext:value-type="float">
            <text:p>0</text:p>
          </table:table-cell>
          <table:table-cell table:style-name="ce132" table:formula="of:=PRODUCT([.AA92];[.C92])" office:value-type="float" office:value="0" calcext:value-type="float">
            <text:p>0</text:p>
          </table:table-cell>
          <table:table-cell table:style-name="ce132" table:formula="of:=PRODUCT([.AB92];[.D92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10-16" calcext:value-type="date">
            <text:p>16-Oct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10-23" calcext:value-type="date">
            <text:p>23-Oct-2023</text:p>
          </table:table-cell>
          <table:table-cell table:style-name="ce121" table:formula="of:=[$SUMMARY.E94]" office:value-type="float" office:value="0" calcext:value-type="float">
            <text:p>0</text:p>
          </table:table-cell>
          <table:table-cell table:style-name="ce121" table:formula="of:=[$SUMMARY.F94]" office:value-type="float" office:value="0" calcext:value-type="float">
            <text:p>0</text:p>
          </table:table-cell>
          <table:table-cell table:style-name="ce121" table:formula="of:=[$SUMMARY.G94]" office:value-type="float" office:value="0" calcext:value-type="float">
            <text:p>0</text:p>
          </table:table-cell>
          <table:table-cell table:style-name="ce127" table:formula="of:=SUM([.U93:.W93])" office:value-type="float" office:value="0" calcext:value-type="float">
            <text:p>0</text:p>
          </table:table-cell>
          <table:table-cell table:style-name="ce132" table:formula="of:=PRODUCT([.E93];[$'DRAGON SNAPSHOT'.B102])" office:value-type="float" office:value="0" calcext:value-type="float">
            <text:p>0</text:p>
          </table:table-cell>
          <table:table-cell table:style-name="ce127" table:formula="of:=PRODUCT([.E93];[$'DRAGON SNAPSHOT'.C102])" office:value-type="float" office:value="0" calcext:value-type="float">
            <text:p>0</text:p>
          </table:table-cell>
          <table:table-cell table:style-name="ce136" table:formula="of:=PRODUCT([.E93];[$'DRAGON SNAPSHOT'.D102])" office:value-type="float" office:value="0" calcext:value-type="float">
            <text:p>0</text:p>
          </table:table-cell>
          <table:table-cell table:style-name="ce136" table:formula="of:=PRODUCT([.E93];[$'DRAGON SNAPSHOT'.E102])" office:value-type="float" office:value="0" calcext:value-type="float">
            <text:p>0</text:p>
          </table:table-cell>
          <table:table-cell table:style-name="ce136" table:formula="of:=PRODUCT([.E93];[$'DRAGON SNAPSHOT'.F102])" office:value-type="float" office:value="0" calcext:value-type="float">
            <text:p>0</text:p>
          </table:table-cell>
          <table:table-cell table:style-name="ce132" table:formula="of:=PRODUCT([.E93];[$'DRAGON SNAPSHOT'.G102])" office:value-type="float" office:value="0" calcext:value-type="float">
            <text:p>0</text:p>
          </table:table-cell>
          <table:table-cell table:style-name="ce142" table:formula="of:=PRODUCT([.E93];[$'DRAGON SNAPSHOT'.H102])" office:value-type="float" office:value="0" calcext:value-type="float">
            <text:p>0</text:p>
          </table:table-cell>
          <table:table-cell table:style-name="ce142" table:formula="of:=PRODUCT([.E93];[$'DRAGON SNAPSHOT'.I102])" office:value-type="float" office:value="0" calcext:value-type="float">
            <text:p>0</text:p>
          </table:table-cell>
          <table:table-cell table:style-name="ce142" table:formula="of:=PRODUCT([.E93];[$'DRAGON SNAPSHOT'.J102])" office:value-type="float" office:value="0" calcext:value-type="float">
            <text:p>0</text:p>
          </table:table-cell>
          <table:table-cell table:style-name="ce147" table:formula="of:=PRODUCT([.E93];[$'DRAGON SNAPSHOT'.K102])" office:value-type="float" office:value="0" calcext:value-type="float">
            <text:p>0</text:p>
          </table:table-cell>
          <table:table-cell table:style-name="ce149" table:formula="of:=PRODUCT([.E93];[$'DRAGON SNAPSHOT'.L102])" office:value-type="float" office:value="0" calcext:value-type="float">
            <text:p>0</text:p>
          </table:table-cell>
          <table:table-cell table:style-name="ce151" table:formula="of:=PRODUCT([.E93];[$'DRAGON SNAPSHOT'.M102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93];[.B93])" office:value-type="float" office:value="0" calcext:value-type="float">
            <text:p>0</text:p>
          </table:table-cell>
          <table:table-cell table:style-name="ce132" table:formula="of:=PRODUCT([.AA93];[.C93])" office:value-type="float" office:value="0" calcext:value-type="float">
            <text:p>0</text:p>
          </table:table-cell>
          <table:table-cell table:style-name="ce132" table:formula="of:=PRODUCT([.AB93];[.D93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10-23" calcext:value-type="date">
            <text:p>23-Oct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10-30" calcext:value-type="date">
            <text:p>30-Oct-2023</text:p>
          </table:table-cell>
          <table:table-cell table:style-name="ce121" table:formula="of:=[$SUMMARY.E95]" office:value-type="float" office:value="0" calcext:value-type="float">
            <text:p>0</text:p>
          </table:table-cell>
          <table:table-cell table:style-name="ce121" table:formula="of:=[$SUMMARY.F95]" office:value-type="float" office:value="0" calcext:value-type="float">
            <text:p>0</text:p>
          </table:table-cell>
          <table:table-cell table:style-name="ce121" table:formula="of:=[$SUMMARY.G95]" office:value-type="float" office:value="0" calcext:value-type="float">
            <text:p>0</text:p>
          </table:table-cell>
          <table:table-cell table:style-name="ce127" table:formula="of:=SUM([.U94:.W94])" office:value-type="float" office:value="0" calcext:value-type="float">
            <text:p>0</text:p>
          </table:table-cell>
          <table:table-cell table:style-name="ce132" table:formula="of:=PRODUCT([.E94];[$'DRAGON SNAPSHOT'.B103])" office:value-type="float" office:value="0" calcext:value-type="float">
            <text:p>0</text:p>
          </table:table-cell>
          <table:table-cell table:style-name="ce127" table:formula="of:=PRODUCT([.E94];[$'DRAGON SNAPSHOT'.C103])" office:value-type="float" office:value="0" calcext:value-type="float">
            <text:p>0</text:p>
          </table:table-cell>
          <table:table-cell table:style-name="ce136" table:formula="of:=PRODUCT([.E94];[$'DRAGON SNAPSHOT'.D103])" office:value-type="float" office:value="0" calcext:value-type="float">
            <text:p>0</text:p>
          </table:table-cell>
          <table:table-cell table:style-name="ce136" table:formula="of:=PRODUCT([.E94];[$'DRAGON SNAPSHOT'.E103])" office:value-type="float" office:value="0" calcext:value-type="float">
            <text:p>0</text:p>
          </table:table-cell>
          <table:table-cell table:style-name="ce136" table:formula="of:=PRODUCT([.E94];[$'DRAGON SNAPSHOT'.F103])" office:value-type="float" office:value="0" calcext:value-type="float">
            <text:p>0</text:p>
          </table:table-cell>
          <table:table-cell table:style-name="ce132" table:formula="of:=PRODUCT([.E94];[$'DRAGON SNAPSHOT'.G103])" office:value-type="float" office:value="0" calcext:value-type="float">
            <text:p>0</text:p>
          </table:table-cell>
          <table:table-cell table:style-name="ce142" table:formula="of:=PRODUCT([.E94];[$'DRAGON SNAPSHOT'.H103])" office:value-type="float" office:value="0" calcext:value-type="float">
            <text:p>0</text:p>
          </table:table-cell>
          <table:table-cell table:style-name="ce142" table:formula="of:=PRODUCT([.E94];[$'DRAGON SNAPSHOT'.I103])" office:value-type="float" office:value="0" calcext:value-type="float">
            <text:p>0</text:p>
          </table:table-cell>
          <table:table-cell table:style-name="ce142" table:formula="of:=PRODUCT([.E94];[$'DRAGON SNAPSHOT'.J103])" office:value-type="float" office:value="0" calcext:value-type="float">
            <text:p>0</text:p>
          </table:table-cell>
          <table:table-cell table:style-name="ce147" table:formula="of:=PRODUCT([.E94];[$'DRAGON SNAPSHOT'.K103])" office:value-type="float" office:value="0" calcext:value-type="float">
            <text:p>0</text:p>
          </table:table-cell>
          <table:table-cell table:style-name="ce149" table:formula="of:=PRODUCT([.E94];[$'DRAGON SNAPSHOT'.L103])" office:value-type="float" office:value="0" calcext:value-type="float">
            <text:p>0</text:p>
          </table:table-cell>
          <table:table-cell table:style-name="ce151" table:formula="of:=PRODUCT([.E94];[$'DRAGON SNAPSHOT'.M103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94];[.B94])" office:value-type="float" office:value="0" calcext:value-type="float">
            <text:p>0</text:p>
          </table:table-cell>
          <table:table-cell table:style-name="ce132" table:formula="of:=PRODUCT([.AA94];[.C94])" office:value-type="float" office:value="0" calcext:value-type="float">
            <text:p>0</text:p>
          </table:table-cell>
          <table:table-cell table:style-name="ce132" table:formula="of:=PRODUCT([.AB94];[.D94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10-30" calcext:value-type="date">
            <text:p>30-Oct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11-06" calcext:value-type="date">
            <text:p>6-Nov-2023</text:p>
          </table:table-cell>
          <table:table-cell table:style-name="ce121" table:formula="of:=[$SUMMARY.E96]" office:value-type="float" office:value="0" calcext:value-type="float">
            <text:p>0</text:p>
          </table:table-cell>
          <table:table-cell table:style-name="ce121" table:formula="of:=[$SUMMARY.F96]" office:value-type="float" office:value="0" calcext:value-type="float">
            <text:p>0</text:p>
          </table:table-cell>
          <table:table-cell table:style-name="ce121" table:formula="of:=[$SUMMARY.G96]" office:value-type="float" office:value="0" calcext:value-type="float">
            <text:p>0</text:p>
          </table:table-cell>
          <table:table-cell table:style-name="ce127" table:formula="of:=SUM([.U95:.W95])" office:value-type="float" office:value="0" calcext:value-type="float">
            <text:p>0</text:p>
          </table:table-cell>
          <table:table-cell table:style-name="ce132" table:formula="of:=PRODUCT([.E95];[$'DRAGON SNAPSHOT'.B104])" office:value-type="float" office:value="0" calcext:value-type="float">
            <text:p>0</text:p>
          </table:table-cell>
          <table:table-cell table:style-name="ce127" table:formula="of:=PRODUCT([.E95];[$'DRAGON SNAPSHOT'.C104])" office:value-type="float" office:value="0" calcext:value-type="float">
            <text:p>0</text:p>
          </table:table-cell>
          <table:table-cell table:style-name="ce136" table:formula="of:=PRODUCT([.E95];[$'DRAGON SNAPSHOT'.D104])" office:value-type="float" office:value="0" calcext:value-type="float">
            <text:p>0</text:p>
          </table:table-cell>
          <table:table-cell table:style-name="ce136" table:formula="of:=PRODUCT([.E95];[$'DRAGON SNAPSHOT'.E104])" office:value-type="float" office:value="0" calcext:value-type="float">
            <text:p>0</text:p>
          </table:table-cell>
          <table:table-cell table:style-name="ce136" table:formula="of:=PRODUCT([.E95];[$'DRAGON SNAPSHOT'.F104])" office:value-type="float" office:value="0" calcext:value-type="float">
            <text:p>0</text:p>
          </table:table-cell>
          <table:table-cell table:style-name="ce132" table:formula="of:=PRODUCT([.E95];[$'DRAGON SNAPSHOT'.G104])" office:value-type="float" office:value="0" calcext:value-type="float">
            <text:p>0</text:p>
          </table:table-cell>
          <table:table-cell table:style-name="ce142" table:formula="of:=PRODUCT([.E95];[$'DRAGON SNAPSHOT'.H104])" office:value-type="float" office:value="0" calcext:value-type="float">
            <text:p>0</text:p>
          </table:table-cell>
          <table:table-cell table:style-name="ce142" table:formula="of:=PRODUCT([.E95];[$'DRAGON SNAPSHOT'.I104])" office:value-type="float" office:value="0" calcext:value-type="float">
            <text:p>0</text:p>
          </table:table-cell>
          <table:table-cell table:style-name="ce142" table:formula="of:=PRODUCT([.E95];[$'DRAGON SNAPSHOT'.J104])" office:value-type="float" office:value="0" calcext:value-type="float">
            <text:p>0</text:p>
          </table:table-cell>
          <table:table-cell table:style-name="ce147" table:formula="of:=PRODUCT([.E95];[$'DRAGON SNAPSHOT'.K104])" office:value-type="float" office:value="0" calcext:value-type="float">
            <text:p>0</text:p>
          </table:table-cell>
          <table:table-cell table:style-name="ce149" table:formula="of:=PRODUCT([.E95];[$'DRAGON SNAPSHOT'.L104])" office:value-type="float" office:value="0" calcext:value-type="float">
            <text:p>0</text:p>
          </table:table-cell>
          <table:table-cell table:style-name="ce151" table:formula="of:=PRODUCT([.E95];[$'DRAGON SNAPSHOT'.M104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95];[.B95])" office:value-type="float" office:value="0" calcext:value-type="float">
            <text:p>0</text:p>
          </table:table-cell>
          <table:table-cell table:style-name="ce132" table:formula="of:=PRODUCT([.AA95];[.C95])" office:value-type="float" office:value="0" calcext:value-type="float">
            <text:p>0</text:p>
          </table:table-cell>
          <table:table-cell table:style-name="ce132" table:formula="of:=PRODUCT([.AB95];[.D95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11-06" calcext:value-type="date">
            <text:p>6-Nov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11-13" calcext:value-type="date">
            <text:p>13-Nov-2023</text:p>
          </table:table-cell>
          <table:table-cell table:style-name="ce121" table:formula="of:=[$SUMMARY.E97]" office:value-type="float" office:value="0" calcext:value-type="float">
            <text:p>0</text:p>
          </table:table-cell>
          <table:table-cell table:style-name="ce121" table:formula="of:=[$SUMMARY.F97]" office:value-type="float" office:value="0" calcext:value-type="float">
            <text:p>0</text:p>
          </table:table-cell>
          <table:table-cell table:style-name="ce121" table:formula="of:=[$SUMMARY.G97]" office:value-type="float" office:value="0" calcext:value-type="float">
            <text:p>0</text:p>
          </table:table-cell>
          <table:table-cell table:style-name="ce127" table:formula="of:=SUM([.U96:.W96])" office:value-type="float" office:value="0" calcext:value-type="float">
            <text:p>0</text:p>
          </table:table-cell>
          <table:table-cell table:style-name="ce132" table:formula="of:=PRODUCT([.E96];[$'DRAGON SNAPSHOT'.B105])" office:value-type="float" office:value="0" calcext:value-type="float">
            <text:p>0</text:p>
          </table:table-cell>
          <table:table-cell table:style-name="ce127" table:formula="of:=PRODUCT([.E96];[$'DRAGON SNAPSHOT'.C105])" office:value-type="float" office:value="0" calcext:value-type="float">
            <text:p>0</text:p>
          </table:table-cell>
          <table:table-cell table:style-name="ce136" table:formula="of:=PRODUCT([.E96];[$'DRAGON SNAPSHOT'.D105])" office:value-type="float" office:value="0" calcext:value-type="float">
            <text:p>0</text:p>
          </table:table-cell>
          <table:table-cell table:style-name="ce136" table:formula="of:=PRODUCT([.E96];[$'DRAGON SNAPSHOT'.E105])" office:value-type="float" office:value="0" calcext:value-type="float">
            <text:p>0</text:p>
          </table:table-cell>
          <table:table-cell table:style-name="ce136" table:formula="of:=PRODUCT([.E96];[$'DRAGON SNAPSHOT'.F105])" office:value-type="float" office:value="0" calcext:value-type="float">
            <text:p>0</text:p>
          </table:table-cell>
          <table:table-cell table:style-name="ce132" table:formula="of:=PRODUCT([.E96];[$'DRAGON SNAPSHOT'.G105])" office:value-type="float" office:value="0" calcext:value-type="float">
            <text:p>0</text:p>
          </table:table-cell>
          <table:table-cell table:style-name="ce142" table:formula="of:=PRODUCT([.E96];[$'DRAGON SNAPSHOT'.H105])" office:value-type="float" office:value="0" calcext:value-type="float">
            <text:p>0</text:p>
          </table:table-cell>
          <table:table-cell table:style-name="ce142" table:formula="of:=PRODUCT([.E96];[$'DRAGON SNAPSHOT'.I105])" office:value-type="float" office:value="0" calcext:value-type="float">
            <text:p>0</text:p>
          </table:table-cell>
          <table:table-cell table:style-name="ce142" table:formula="of:=PRODUCT([.E96];[$'DRAGON SNAPSHOT'.J105])" office:value-type="float" office:value="0" calcext:value-type="float">
            <text:p>0</text:p>
          </table:table-cell>
          <table:table-cell table:style-name="ce147" table:formula="of:=PRODUCT([.E96];[$'DRAGON SNAPSHOT'.K105])" office:value-type="float" office:value="0" calcext:value-type="float">
            <text:p>0</text:p>
          </table:table-cell>
          <table:table-cell table:style-name="ce149" table:formula="of:=PRODUCT([.E96];[$'DRAGON SNAPSHOT'.L105])" office:value-type="float" office:value="0" calcext:value-type="float">
            <text:p>0</text:p>
          </table:table-cell>
          <table:table-cell table:style-name="ce151" table:formula="of:=PRODUCT([.E96];[$'DRAGON SNAPSHOT'.M105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96];[.B96])" office:value-type="float" office:value="0" calcext:value-type="float">
            <text:p>0</text:p>
          </table:table-cell>
          <table:table-cell table:style-name="ce132" table:formula="of:=PRODUCT([.AA96];[.C96])" office:value-type="float" office:value="0" calcext:value-type="float">
            <text:p>0</text:p>
          </table:table-cell>
          <table:table-cell table:style-name="ce132" table:formula="of:=PRODUCT([.AB96];[.D96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11-13" calcext:value-type="date">
            <text:p>13-Nov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11-20" calcext:value-type="date">
            <text:p>20-Nov-2023</text:p>
          </table:table-cell>
          <table:table-cell table:style-name="ce121" table:formula="of:=[$SUMMARY.E98]" office:value-type="float" office:value="0" calcext:value-type="float">
            <text:p>0</text:p>
          </table:table-cell>
          <table:table-cell table:style-name="ce121" table:formula="of:=[$SUMMARY.F98]" office:value-type="float" office:value="0" calcext:value-type="float">
            <text:p>0</text:p>
          </table:table-cell>
          <table:table-cell table:style-name="ce121" table:formula="of:=[$SUMMARY.G98]" office:value-type="float" office:value="0" calcext:value-type="float">
            <text:p>0</text:p>
          </table:table-cell>
          <table:table-cell table:style-name="ce127" table:formula="of:=SUM([.U97:.W97])" office:value-type="float" office:value="0" calcext:value-type="float">
            <text:p>0</text:p>
          </table:table-cell>
          <table:table-cell table:style-name="ce132" table:formula="of:=PRODUCT([.E97];[$'DRAGON SNAPSHOT'.B106])" office:value-type="float" office:value="0" calcext:value-type="float">
            <text:p>0</text:p>
          </table:table-cell>
          <table:table-cell table:style-name="ce127" table:formula="of:=PRODUCT([.E97];[$'DRAGON SNAPSHOT'.C106])" office:value-type="float" office:value="0" calcext:value-type="float">
            <text:p>0</text:p>
          </table:table-cell>
          <table:table-cell table:style-name="ce136" table:formula="of:=PRODUCT([.E97];[$'DRAGON SNAPSHOT'.D106])" office:value-type="float" office:value="0" calcext:value-type="float">
            <text:p>0</text:p>
          </table:table-cell>
          <table:table-cell table:style-name="ce136" table:formula="of:=PRODUCT([.E97];[$'DRAGON SNAPSHOT'.E106])" office:value-type="float" office:value="0" calcext:value-type="float">
            <text:p>0</text:p>
          </table:table-cell>
          <table:table-cell table:style-name="ce136" table:formula="of:=PRODUCT([.E97];[$'DRAGON SNAPSHOT'.F106])" office:value-type="float" office:value="0" calcext:value-type="float">
            <text:p>0</text:p>
          </table:table-cell>
          <table:table-cell table:style-name="ce132" table:formula="of:=PRODUCT([.E97];[$'DRAGON SNAPSHOT'.G106])" office:value-type="float" office:value="0" calcext:value-type="float">
            <text:p>0</text:p>
          </table:table-cell>
          <table:table-cell table:style-name="ce142" table:formula="of:=PRODUCT([.E97];[$'DRAGON SNAPSHOT'.H106])" office:value-type="float" office:value="0" calcext:value-type="float">
            <text:p>0</text:p>
          </table:table-cell>
          <table:table-cell table:style-name="ce142" table:formula="of:=PRODUCT([.E97];[$'DRAGON SNAPSHOT'.I106])" office:value-type="float" office:value="0" calcext:value-type="float">
            <text:p>0</text:p>
          </table:table-cell>
          <table:table-cell table:style-name="ce142" table:formula="of:=PRODUCT([.E97];[$'DRAGON SNAPSHOT'.J106])" office:value-type="float" office:value="0" calcext:value-type="float">
            <text:p>0</text:p>
          </table:table-cell>
          <table:table-cell table:style-name="ce147" table:formula="of:=PRODUCT([.E97];[$'DRAGON SNAPSHOT'.K106])" office:value-type="float" office:value="0" calcext:value-type="float">
            <text:p>0</text:p>
          </table:table-cell>
          <table:table-cell table:style-name="ce149" table:formula="of:=PRODUCT([.E97];[$'DRAGON SNAPSHOT'.L106])" office:value-type="float" office:value="0" calcext:value-type="float">
            <text:p>0</text:p>
          </table:table-cell>
          <table:table-cell table:style-name="ce151" table:formula="of:=PRODUCT([.E97];[$'DRAGON SNAPSHOT'.M106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97];[.B97])" office:value-type="float" office:value="0" calcext:value-type="float">
            <text:p>0</text:p>
          </table:table-cell>
          <table:table-cell table:style-name="ce132" table:formula="of:=PRODUCT([.AA97];[.C97])" office:value-type="float" office:value="0" calcext:value-type="float">
            <text:p>0</text:p>
          </table:table-cell>
          <table:table-cell table:style-name="ce132" table:formula="of:=PRODUCT([.AB97];[.D97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11-20" calcext:value-type="date">
            <text:p>20-Nov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11-27" calcext:value-type="date">
            <text:p>27-Nov-2023</text:p>
          </table:table-cell>
          <table:table-cell table:style-name="ce121" table:formula="of:=[$SUMMARY.E99]" office:value-type="float" office:value="0" calcext:value-type="float">
            <text:p>0</text:p>
          </table:table-cell>
          <table:table-cell table:style-name="ce121" table:formula="of:=[$SUMMARY.F99]" office:value-type="float" office:value="0" calcext:value-type="float">
            <text:p>0</text:p>
          </table:table-cell>
          <table:table-cell table:style-name="ce121" table:formula="of:=[$SUMMARY.G99]" office:value-type="float" office:value="0" calcext:value-type="float">
            <text:p>0</text:p>
          </table:table-cell>
          <table:table-cell table:style-name="ce127" table:formula="of:=SUM([.U98:.W98])" office:value-type="float" office:value="0" calcext:value-type="float">
            <text:p>0</text:p>
          </table:table-cell>
          <table:table-cell table:style-name="ce132" table:formula="of:=PRODUCT([.E98];[$'DRAGON SNAPSHOT'.B107])" office:value-type="float" office:value="0" calcext:value-type="float">
            <text:p>0</text:p>
          </table:table-cell>
          <table:table-cell table:style-name="ce127" table:formula="of:=PRODUCT([.E98];[$'DRAGON SNAPSHOT'.C107])" office:value-type="float" office:value="0" calcext:value-type="float">
            <text:p>0</text:p>
          </table:table-cell>
          <table:table-cell table:style-name="ce136" table:formula="of:=PRODUCT([.E98];[$'DRAGON SNAPSHOT'.D107])" office:value-type="float" office:value="0" calcext:value-type="float">
            <text:p>0</text:p>
          </table:table-cell>
          <table:table-cell table:style-name="ce136" table:formula="of:=PRODUCT([.E98];[$'DRAGON SNAPSHOT'.E107])" office:value-type="float" office:value="0" calcext:value-type="float">
            <text:p>0</text:p>
          </table:table-cell>
          <table:table-cell table:style-name="ce136" table:formula="of:=PRODUCT([.E98];[$'DRAGON SNAPSHOT'.F107])" office:value-type="float" office:value="0" calcext:value-type="float">
            <text:p>0</text:p>
          </table:table-cell>
          <table:table-cell table:style-name="ce132" table:formula="of:=PRODUCT([.E98];[$'DRAGON SNAPSHOT'.G107])" office:value-type="float" office:value="0" calcext:value-type="float">
            <text:p>0</text:p>
          </table:table-cell>
          <table:table-cell table:style-name="ce142" table:formula="of:=PRODUCT([.E98];[$'DRAGON SNAPSHOT'.H107])" office:value-type="float" office:value="0" calcext:value-type="float">
            <text:p>0</text:p>
          </table:table-cell>
          <table:table-cell table:style-name="ce142" table:formula="of:=PRODUCT([.E98];[$'DRAGON SNAPSHOT'.I107])" office:value-type="float" office:value="0" calcext:value-type="float">
            <text:p>0</text:p>
          </table:table-cell>
          <table:table-cell table:style-name="ce142" table:formula="of:=PRODUCT([.E98];[$'DRAGON SNAPSHOT'.J107])" office:value-type="float" office:value="0" calcext:value-type="float">
            <text:p>0</text:p>
          </table:table-cell>
          <table:table-cell table:style-name="ce147" table:formula="of:=PRODUCT([.E98];[$'DRAGON SNAPSHOT'.K107])" office:value-type="float" office:value="0" calcext:value-type="float">
            <text:p>0</text:p>
          </table:table-cell>
          <table:table-cell table:style-name="ce149" table:formula="of:=PRODUCT([.E98];[$'DRAGON SNAPSHOT'.L107])" office:value-type="float" office:value="0" calcext:value-type="float">
            <text:p>0</text:p>
          </table:table-cell>
          <table:table-cell table:style-name="ce151" table:formula="of:=PRODUCT([.E98];[$'DRAGON SNAPSHOT'.M107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98];[.B98])" office:value-type="float" office:value="0" calcext:value-type="float">
            <text:p>0</text:p>
          </table:table-cell>
          <table:table-cell table:style-name="ce132" table:formula="of:=PRODUCT([.AA98];[.C98])" office:value-type="float" office:value="0" calcext:value-type="float">
            <text:p>0</text:p>
          </table:table-cell>
          <table:table-cell table:style-name="ce132" table:formula="of:=PRODUCT([.AB98];[.D98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11-27" calcext:value-type="date">
            <text:p>27-Nov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12-04" calcext:value-type="date">
            <text:p>4-Dec-2023</text:p>
          </table:table-cell>
          <table:table-cell table:style-name="ce121" table:formula="of:=[$SUMMARY.E100]" office:value-type="float" office:value="0" calcext:value-type="float">
            <text:p>0</text:p>
          </table:table-cell>
          <table:table-cell table:style-name="ce121" table:formula="of:=[$SUMMARY.F100]" office:value-type="float" office:value="0" calcext:value-type="float">
            <text:p>0</text:p>
          </table:table-cell>
          <table:table-cell table:style-name="ce121" table:formula="of:=[$SUMMARY.G100]" office:value-type="float" office:value="0" calcext:value-type="float">
            <text:p>0</text:p>
          </table:table-cell>
          <table:table-cell table:style-name="ce127" table:formula="of:=SUM([.U99:.W99])" office:value-type="float" office:value="0" calcext:value-type="float">
            <text:p>0</text:p>
          </table:table-cell>
          <table:table-cell table:style-name="ce132" table:formula="of:=PRODUCT([.E99];[$'DRAGON SNAPSHOT'.B108])" office:value-type="float" office:value="0" calcext:value-type="float">
            <text:p>0</text:p>
          </table:table-cell>
          <table:table-cell table:style-name="ce127" table:formula="of:=PRODUCT([.E99];[$'DRAGON SNAPSHOT'.C108])" office:value-type="float" office:value="0" calcext:value-type="float">
            <text:p>0</text:p>
          </table:table-cell>
          <table:table-cell table:style-name="ce136" table:formula="of:=PRODUCT([.E99];[$'DRAGON SNAPSHOT'.D108])" office:value-type="float" office:value="0" calcext:value-type="float">
            <text:p>0</text:p>
          </table:table-cell>
          <table:table-cell table:style-name="ce136" table:formula="of:=PRODUCT([.E99];[$'DRAGON SNAPSHOT'.E108])" office:value-type="float" office:value="0" calcext:value-type="float">
            <text:p>0</text:p>
          </table:table-cell>
          <table:table-cell table:style-name="ce136" table:formula="of:=PRODUCT([.E99];[$'DRAGON SNAPSHOT'.F108])" office:value-type="float" office:value="0" calcext:value-type="float">
            <text:p>0</text:p>
          </table:table-cell>
          <table:table-cell table:style-name="ce132" table:formula="of:=PRODUCT([.E99];[$'DRAGON SNAPSHOT'.G108])" office:value-type="float" office:value="0" calcext:value-type="float">
            <text:p>0</text:p>
          </table:table-cell>
          <table:table-cell table:style-name="ce142" table:formula="of:=PRODUCT([.E99];[$'DRAGON SNAPSHOT'.H108])" office:value-type="float" office:value="0" calcext:value-type="float">
            <text:p>0</text:p>
          </table:table-cell>
          <table:table-cell table:style-name="ce142" table:formula="of:=PRODUCT([.E99];[$'DRAGON SNAPSHOT'.I108])" office:value-type="float" office:value="0" calcext:value-type="float">
            <text:p>0</text:p>
          </table:table-cell>
          <table:table-cell table:style-name="ce142" table:formula="of:=PRODUCT([.E99];[$'DRAGON SNAPSHOT'.J108])" office:value-type="float" office:value="0" calcext:value-type="float">
            <text:p>0</text:p>
          </table:table-cell>
          <table:table-cell table:style-name="ce147" table:formula="of:=PRODUCT([.E99];[$'DRAGON SNAPSHOT'.K108])" office:value-type="float" office:value="0" calcext:value-type="float">
            <text:p>0</text:p>
          </table:table-cell>
          <table:table-cell table:style-name="ce149" table:formula="of:=PRODUCT([.E99];[$'DRAGON SNAPSHOT'.L108])" office:value-type="float" office:value="0" calcext:value-type="float">
            <text:p>0</text:p>
          </table:table-cell>
          <table:table-cell table:style-name="ce151" table:formula="of:=PRODUCT([.E99];[$'DRAGON SNAPSHOT'.M108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99];[.B99])" office:value-type="float" office:value="0" calcext:value-type="float">
            <text:p>0</text:p>
          </table:table-cell>
          <table:table-cell table:style-name="ce132" table:formula="of:=PRODUCT([.AA99];[.C99])" office:value-type="float" office:value="0" calcext:value-type="float">
            <text:p>0</text:p>
          </table:table-cell>
          <table:table-cell table:style-name="ce132" table:formula="of:=PRODUCT([.AB99];[.D99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12-04" calcext:value-type="date">
            <text:p>4-Dec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12-11" calcext:value-type="date">
            <text:p>11-Dec-2023</text:p>
          </table:table-cell>
          <table:table-cell table:style-name="ce121" table:formula="of:=[$SUMMARY.E101]" office:value-type="float" office:value="0" calcext:value-type="float">
            <text:p>0</text:p>
          </table:table-cell>
          <table:table-cell table:style-name="ce121" table:formula="of:=[$SUMMARY.F101]" office:value-type="float" office:value="0" calcext:value-type="float">
            <text:p>0</text:p>
          </table:table-cell>
          <table:table-cell table:style-name="ce121" table:formula="of:=[$SUMMARY.G101]" office:value-type="float" office:value="0" calcext:value-type="float">
            <text:p>0</text:p>
          </table:table-cell>
          <table:table-cell table:style-name="ce127" table:formula="of:=SUM([.U100:.W100])" office:value-type="float" office:value="0" calcext:value-type="float">
            <text:p>0</text:p>
          </table:table-cell>
          <table:table-cell table:style-name="ce132" table:formula="of:=PRODUCT([.E100];[$'DRAGON SNAPSHOT'.B109])" office:value-type="float" office:value="0" calcext:value-type="float">
            <text:p>0</text:p>
          </table:table-cell>
          <table:table-cell table:style-name="ce127" table:formula="of:=PRODUCT([.E100];[$'DRAGON SNAPSHOT'.C109])" office:value-type="float" office:value="0" calcext:value-type="float">
            <text:p>0</text:p>
          </table:table-cell>
          <table:table-cell table:style-name="ce136" table:formula="of:=PRODUCT([.E100];[$'DRAGON SNAPSHOT'.D109])" office:value-type="float" office:value="0" calcext:value-type="float">
            <text:p>0</text:p>
          </table:table-cell>
          <table:table-cell table:style-name="ce136" table:formula="of:=PRODUCT([.E100];[$'DRAGON SNAPSHOT'.E109])" office:value-type="float" office:value="0" calcext:value-type="float">
            <text:p>0</text:p>
          </table:table-cell>
          <table:table-cell table:style-name="ce136" table:formula="of:=PRODUCT([.E100];[$'DRAGON SNAPSHOT'.F109])" office:value-type="float" office:value="0" calcext:value-type="float">
            <text:p>0</text:p>
          </table:table-cell>
          <table:table-cell table:style-name="ce132" table:formula="of:=PRODUCT([.E100];[$'DRAGON SNAPSHOT'.G109])" office:value-type="float" office:value="0" calcext:value-type="float">
            <text:p>0</text:p>
          </table:table-cell>
          <table:table-cell table:style-name="ce142" table:formula="of:=PRODUCT([.E100];[$'DRAGON SNAPSHOT'.H109])" office:value-type="float" office:value="0" calcext:value-type="float">
            <text:p>0</text:p>
          </table:table-cell>
          <table:table-cell table:style-name="ce142" table:formula="of:=PRODUCT([.E100];[$'DRAGON SNAPSHOT'.I109])" office:value-type="float" office:value="0" calcext:value-type="float">
            <text:p>0</text:p>
          </table:table-cell>
          <table:table-cell table:style-name="ce142" table:formula="of:=PRODUCT([.E100];[$'DRAGON SNAPSHOT'.J109])" office:value-type="float" office:value="0" calcext:value-type="float">
            <text:p>0</text:p>
          </table:table-cell>
          <table:table-cell table:style-name="ce147" table:formula="of:=PRODUCT([.E100];[$'DRAGON SNAPSHOT'.K109])" office:value-type="float" office:value="0" calcext:value-type="float">
            <text:p>0</text:p>
          </table:table-cell>
          <table:table-cell table:style-name="ce149" table:formula="of:=PRODUCT([.E100];[$'DRAGON SNAPSHOT'.L109])" office:value-type="float" office:value="0" calcext:value-type="float">
            <text:p>0</text:p>
          </table:table-cell>
          <table:table-cell table:style-name="ce151" table:formula="of:=PRODUCT([.E100];[$'DRAGON SNAPSHOT'.M109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100];[.B100])" office:value-type="float" office:value="0" calcext:value-type="float">
            <text:p>0</text:p>
          </table:table-cell>
          <table:table-cell table:style-name="ce132" table:formula="of:=PRODUCT([.AA100];[.C100])" office:value-type="float" office:value="0" calcext:value-type="float">
            <text:p>0</text:p>
          </table:table-cell>
          <table:table-cell table:style-name="ce132" table:formula="of:=PRODUCT([.AB100];[.D100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12-11" calcext:value-type="date">
            <text:p>11-Dec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12-18" calcext:value-type="date">
            <text:p>18-Dec-2023</text:p>
          </table:table-cell>
          <table:table-cell table:style-name="ce121" table:formula="of:=[$SUMMARY.E102]" office:value-type="float" office:value="0" calcext:value-type="float">
            <text:p>0</text:p>
          </table:table-cell>
          <table:table-cell table:style-name="ce121" table:formula="of:=[$SUMMARY.F102]" office:value-type="float" office:value="0" calcext:value-type="float">
            <text:p>0</text:p>
          </table:table-cell>
          <table:table-cell table:style-name="ce121" table:formula="of:=[$SUMMARY.G102]" office:value-type="float" office:value="0" calcext:value-type="float">
            <text:p>0</text:p>
          </table:table-cell>
          <table:table-cell table:style-name="ce127" table:formula="of:=SUM([.U101:.W101])" office:value-type="float" office:value="0" calcext:value-type="float">
            <text:p>0</text:p>
          </table:table-cell>
          <table:table-cell table:style-name="ce132" table:formula="of:=PRODUCT([.E101];[$'DRAGON SNAPSHOT'.B110])" office:value-type="float" office:value="0" calcext:value-type="float">
            <text:p>0</text:p>
          </table:table-cell>
          <table:table-cell table:style-name="ce127" table:formula="of:=PRODUCT([.E101];[$'DRAGON SNAPSHOT'.C110])" office:value-type="float" office:value="0" calcext:value-type="float">
            <text:p>0</text:p>
          </table:table-cell>
          <table:table-cell table:style-name="ce136" table:formula="of:=PRODUCT([.E101];[$'DRAGON SNAPSHOT'.D110])" office:value-type="float" office:value="0" calcext:value-type="float">
            <text:p>0</text:p>
          </table:table-cell>
          <table:table-cell table:style-name="ce136" table:formula="of:=PRODUCT([.E101];[$'DRAGON SNAPSHOT'.E110])" office:value-type="float" office:value="0" calcext:value-type="float">
            <text:p>0</text:p>
          </table:table-cell>
          <table:table-cell table:style-name="ce136" table:formula="of:=PRODUCT([.E101];[$'DRAGON SNAPSHOT'.F110])" office:value-type="float" office:value="0" calcext:value-type="float">
            <text:p>0</text:p>
          </table:table-cell>
          <table:table-cell table:style-name="ce132" table:formula="of:=PRODUCT([.E101];[$'DRAGON SNAPSHOT'.G110])" office:value-type="float" office:value="0" calcext:value-type="float">
            <text:p>0</text:p>
          </table:table-cell>
          <table:table-cell table:style-name="ce142" table:formula="of:=PRODUCT([.E101];[$'DRAGON SNAPSHOT'.H110])" office:value-type="float" office:value="0" calcext:value-type="float">
            <text:p>0</text:p>
          </table:table-cell>
          <table:table-cell table:style-name="ce142" table:formula="of:=PRODUCT([.E101];[$'DRAGON SNAPSHOT'.I110])" office:value-type="float" office:value="0" calcext:value-type="float">
            <text:p>0</text:p>
          </table:table-cell>
          <table:table-cell table:style-name="ce142" table:formula="of:=PRODUCT([.E101];[$'DRAGON SNAPSHOT'.J110])" office:value-type="float" office:value="0" calcext:value-type="float">
            <text:p>0</text:p>
          </table:table-cell>
          <table:table-cell table:style-name="ce147" table:formula="of:=PRODUCT([.E101];[$'DRAGON SNAPSHOT'.K110])" office:value-type="float" office:value="0" calcext:value-type="float">
            <text:p>0</text:p>
          </table:table-cell>
          <table:table-cell table:style-name="ce149" table:formula="of:=PRODUCT([.E101];[$'DRAGON SNAPSHOT'.L110])" office:value-type="float" office:value="0" calcext:value-type="float">
            <text:p>0</text:p>
          </table:table-cell>
          <table:table-cell table:style-name="ce151" table:formula="of:=PRODUCT([.E101];[$'DRAGON SNAPSHOT'.M110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101];[.B101])" office:value-type="float" office:value="0" calcext:value-type="float">
            <text:p>0</text:p>
          </table:table-cell>
          <table:table-cell table:style-name="ce132" table:formula="of:=PRODUCT([.AA101];[.C101])" office:value-type="float" office:value="0" calcext:value-type="float">
            <text:p>0</text:p>
          </table:table-cell>
          <table:table-cell table:style-name="ce132" table:formula="of:=PRODUCT([.AB101];[.D101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12-18" calcext:value-type="date">
            <text:p>18-Dec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3-12-25" calcext:value-type="date">
            <text:p>25-Dec-2023</text:p>
          </table:table-cell>
          <table:table-cell table:style-name="ce121" table:formula="of:=[$SUMMARY.E103]" office:value-type="float" office:value="0" calcext:value-type="float">
            <text:p>0</text:p>
          </table:table-cell>
          <table:table-cell table:style-name="ce121" table:formula="of:=[$SUMMARY.F103]" office:value-type="float" office:value="0" calcext:value-type="float">
            <text:p>0</text:p>
          </table:table-cell>
          <table:table-cell table:style-name="ce121" table:formula="of:=[$SUMMARY.G103]" office:value-type="float" office:value="0" calcext:value-type="float">
            <text:p>0</text:p>
          </table:table-cell>
          <table:table-cell table:style-name="ce127" table:formula="of:=SUM([.U102:.W102])" office:value-type="float" office:value="0" calcext:value-type="float">
            <text:p>0</text:p>
          </table:table-cell>
          <table:table-cell table:style-name="ce132" table:formula="of:=PRODUCT([.E102];[$'DRAGON SNAPSHOT'.B111])" office:value-type="float" office:value="0" calcext:value-type="float">
            <text:p>0</text:p>
          </table:table-cell>
          <table:table-cell table:style-name="ce127" table:formula="of:=PRODUCT([.E102];[$'DRAGON SNAPSHOT'.C111])" office:value-type="float" office:value="0" calcext:value-type="float">
            <text:p>0</text:p>
          </table:table-cell>
          <table:table-cell table:style-name="ce136" table:formula="of:=PRODUCT([.E102];[$'DRAGON SNAPSHOT'.D111])" office:value-type="float" office:value="0" calcext:value-type="float">
            <text:p>0</text:p>
          </table:table-cell>
          <table:table-cell table:style-name="ce136" table:formula="of:=PRODUCT([.E102];[$'DRAGON SNAPSHOT'.E111])" office:value-type="float" office:value="0" calcext:value-type="float">
            <text:p>0</text:p>
          </table:table-cell>
          <table:table-cell table:style-name="ce136" table:formula="of:=PRODUCT([.E102];[$'DRAGON SNAPSHOT'.F111])" office:value-type="float" office:value="0" calcext:value-type="float">
            <text:p>0</text:p>
          </table:table-cell>
          <table:table-cell table:style-name="ce132" table:formula="of:=PRODUCT([.E102];[$'DRAGON SNAPSHOT'.G111])" office:value-type="float" office:value="0" calcext:value-type="float">
            <text:p>0</text:p>
          </table:table-cell>
          <table:table-cell table:style-name="ce142" table:formula="of:=PRODUCT([.E102];[$'DRAGON SNAPSHOT'.H111])" office:value-type="float" office:value="0" calcext:value-type="float">
            <text:p>0</text:p>
          </table:table-cell>
          <table:table-cell table:style-name="ce142" table:formula="of:=PRODUCT([.E102];[$'DRAGON SNAPSHOT'.I111])" office:value-type="float" office:value="0" calcext:value-type="float">
            <text:p>0</text:p>
          </table:table-cell>
          <table:table-cell table:style-name="ce142" table:formula="of:=PRODUCT([.E102];[$'DRAGON SNAPSHOT'.J111])" office:value-type="float" office:value="0" calcext:value-type="float">
            <text:p>0</text:p>
          </table:table-cell>
          <table:table-cell table:style-name="ce147" table:formula="of:=PRODUCT([.E102];[$'DRAGON SNAPSHOT'.K111])" office:value-type="float" office:value="0" calcext:value-type="float">
            <text:p>0</text:p>
          </table:table-cell>
          <table:table-cell table:style-name="ce149" table:formula="of:=PRODUCT([.E102];[$'DRAGON SNAPSHOT'.L111])" office:value-type="float" office:value="0" calcext:value-type="float">
            <text:p>0</text:p>
          </table:table-cell>
          <table:table-cell table:style-name="ce151" table:formula="of:=PRODUCT([.E102];[$'DRAGON SNAPSHOT'.M111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102];[.B102])" office:value-type="float" office:value="0" calcext:value-type="float">
            <text:p>0</text:p>
          </table:table-cell>
          <table:table-cell table:style-name="ce132" table:formula="of:=PRODUCT([.AA102];[.C102])" office:value-type="float" office:value="0" calcext:value-type="float">
            <text:p>0</text:p>
          </table:table-cell>
          <table:table-cell table:style-name="ce132" table:formula="of:=PRODUCT([.AB102];[.D102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3-12-25" calcext:value-type="date">
            <text:p>25-Dec-2023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4-01-01" calcext:value-type="date">
            <text:p>1-Jan-2024</text:p>
          </table:table-cell>
          <table:table-cell table:style-name="ce121" table:formula="of:=[$SUMMARY.E104]" office:value-type="float" office:value="0" calcext:value-type="float">
            <text:p>0</text:p>
          </table:table-cell>
          <table:table-cell table:style-name="ce121" table:formula="of:=[$SUMMARY.F104]" office:value-type="float" office:value="0" calcext:value-type="float">
            <text:p>0</text:p>
          </table:table-cell>
          <table:table-cell table:style-name="ce121" table:formula="of:=[$SUMMARY.G104]" office:value-type="float" office:value="0" calcext:value-type="float">
            <text:p>0</text:p>
          </table:table-cell>
          <table:table-cell table:style-name="ce127" table:formula="of:=SUM([.U103:.W103])" office:value-type="float" office:value="0" calcext:value-type="float">
            <text:p>0</text:p>
          </table:table-cell>
          <table:table-cell table:style-name="ce132" table:formula="of:=PRODUCT([.E103];[$'DRAGON SNAPSHOT'.B112])" office:value-type="float" office:value="0" calcext:value-type="float">
            <text:p>0</text:p>
          </table:table-cell>
          <table:table-cell table:style-name="ce127" table:formula="of:=PRODUCT([.E103];[$'DRAGON SNAPSHOT'.C112])" office:value-type="float" office:value="0" calcext:value-type="float">
            <text:p>0</text:p>
          </table:table-cell>
          <table:table-cell table:style-name="ce136" table:formula="of:=PRODUCT([.E103];[$'DRAGON SNAPSHOT'.D112])" office:value-type="float" office:value="0" calcext:value-type="float">
            <text:p>0</text:p>
          </table:table-cell>
          <table:table-cell table:style-name="ce136" table:formula="of:=PRODUCT([.E103];[$'DRAGON SNAPSHOT'.E112])" office:value-type="float" office:value="0" calcext:value-type="float">
            <text:p>0</text:p>
          </table:table-cell>
          <table:table-cell table:style-name="ce136" table:formula="of:=PRODUCT([.E103];[$'DRAGON SNAPSHOT'.F112])" office:value-type="float" office:value="0" calcext:value-type="float">
            <text:p>0</text:p>
          </table:table-cell>
          <table:table-cell table:style-name="ce132" table:formula="of:=PRODUCT([.E103];[$'DRAGON SNAPSHOT'.G112])" office:value-type="float" office:value="0" calcext:value-type="float">
            <text:p>0</text:p>
          </table:table-cell>
          <table:table-cell table:style-name="ce142" table:formula="of:=PRODUCT([.E103];[$'DRAGON SNAPSHOT'.H112])" office:value-type="float" office:value="0" calcext:value-type="float">
            <text:p>0</text:p>
          </table:table-cell>
          <table:table-cell table:style-name="ce142" table:formula="of:=PRODUCT([.E103];[$'DRAGON SNAPSHOT'.I112])" office:value-type="float" office:value="0" calcext:value-type="float">
            <text:p>0</text:p>
          </table:table-cell>
          <table:table-cell table:style-name="ce142" table:formula="of:=PRODUCT([.E103];[$'DRAGON SNAPSHOT'.J112])" office:value-type="float" office:value="0" calcext:value-type="float">
            <text:p>0</text:p>
          </table:table-cell>
          <table:table-cell table:style-name="ce147" table:formula="of:=PRODUCT([.E103];[$'DRAGON SNAPSHOT'.K112])" office:value-type="float" office:value="0" calcext:value-type="float">
            <text:p>0</text:p>
          </table:table-cell>
          <table:table-cell table:style-name="ce149" table:formula="of:=PRODUCT([.E103];[$'DRAGON SNAPSHOT'.L112])" office:value-type="float" office:value="0" calcext:value-type="float">
            <text:p>0</text:p>
          </table:table-cell>
          <table:table-cell table:style-name="ce151" table:formula="of:=PRODUCT([.E103];[$'DRAGON SNAPSHOT'.M112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103];[.B103])" office:value-type="float" office:value="0" calcext:value-type="float">
            <text:p>0</text:p>
          </table:table-cell>
          <table:table-cell table:style-name="ce132" table:formula="of:=PRODUCT([.AA103];[.C103])" office:value-type="float" office:value="0" calcext:value-type="float">
            <text:p>0</text:p>
          </table:table-cell>
          <table:table-cell table:style-name="ce132" table:formula="of:=PRODUCT([.AB103];[.D103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4-01-01" calcext:value-type="date">
            <text:p>1-Jan-2024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4-01-08" calcext:value-type="date">
            <text:p>8-Jan-2024</text:p>
          </table:table-cell>
          <table:table-cell table:style-name="ce121" table:formula="of:=[$SUMMARY.E105]" office:value-type="float" office:value="0" calcext:value-type="float">
            <text:p>0</text:p>
          </table:table-cell>
          <table:table-cell table:style-name="ce121" table:formula="of:=[$SUMMARY.F105]" office:value-type="float" office:value="0" calcext:value-type="float">
            <text:p>0</text:p>
          </table:table-cell>
          <table:table-cell table:style-name="ce121" table:formula="of:=[$SUMMARY.G105]" office:value-type="float" office:value="0" calcext:value-type="float">
            <text:p>0</text:p>
          </table:table-cell>
          <table:table-cell table:style-name="ce127" table:formula="of:=SUM([.U104:.W104])" office:value-type="float" office:value="0" calcext:value-type="float">
            <text:p>0</text:p>
          </table:table-cell>
          <table:table-cell table:style-name="ce132" table:formula="of:=PRODUCT([.E104];[$'DRAGON SNAPSHOT'.B113])" office:value-type="float" office:value="0" calcext:value-type="float">
            <text:p>0</text:p>
          </table:table-cell>
          <table:table-cell table:style-name="ce127" table:formula="of:=PRODUCT([.E104];[$'DRAGON SNAPSHOT'.C113])" office:value-type="float" office:value="0" calcext:value-type="float">
            <text:p>0</text:p>
          </table:table-cell>
          <table:table-cell table:style-name="ce136" table:formula="of:=PRODUCT([.E104];[$'DRAGON SNAPSHOT'.D113])" office:value-type="float" office:value="0" calcext:value-type="float">
            <text:p>0</text:p>
          </table:table-cell>
          <table:table-cell table:style-name="ce136" table:formula="of:=PRODUCT([.E104];[$'DRAGON SNAPSHOT'.E113])" office:value-type="float" office:value="0" calcext:value-type="float">
            <text:p>0</text:p>
          </table:table-cell>
          <table:table-cell table:style-name="ce136" table:formula="of:=PRODUCT([.E104];[$'DRAGON SNAPSHOT'.F113])" office:value-type="float" office:value="0" calcext:value-type="float">
            <text:p>0</text:p>
          </table:table-cell>
          <table:table-cell table:style-name="ce132" table:formula="of:=PRODUCT([.E104];[$'DRAGON SNAPSHOT'.G113])" office:value-type="float" office:value="0" calcext:value-type="float">
            <text:p>0</text:p>
          </table:table-cell>
          <table:table-cell table:style-name="ce142" table:formula="of:=PRODUCT([.E104];[$'DRAGON SNAPSHOT'.H113])" office:value-type="float" office:value="0" calcext:value-type="float">
            <text:p>0</text:p>
          </table:table-cell>
          <table:table-cell table:style-name="ce142" table:formula="of:=PRODUCT([.E104];[$'DRAGON SNAPSHOT'.I113])" office:value-type="float" office:value="0" calcext:value-type="float">
            <text:p>0</text:p>
          </table:table-cell>
          <table:table-cell table:style-name="ce142" table:formula="of:=PRODUCT([.E104];[$'DRAGON SNAPSHOT'.J113])" office:value-type="float" office:value="0" calcext:value-type="float">
            <text:p>0</text:p>
          </table:table-cell>
          <table:table-cell table:style-name="ce147" table:formula="of:=PRODUCT([.E104];[$'DRAGON SNAPSHOT'.K113])" office:value-type="float" office:value="0" calcext:value-type="float">
            <text:p>0</text:p>
          </table:table-cell>
          <table:table-cell table:style-name="ce149" table:formula="of:=PRODUCT([.E104];[$'DRAGON SNAPSHOT'.L113])" office:value-type="float" office:value="0" calcext:value-type="float">
            <text:p>0</text:p>
          </table:table-cell>
          <table:table-cell table:style-name="ce151" table:formula="of:=PRODUCT([.E104];[$'DRAGON SNAPSHOT'.M113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104];[.B104])" office:value-type="float" office:value="0" calcext:value-type="float">
            <text:p>0</text:p>
          </table:table-cell>
          <table:table-cell table:style-name="ce132" table:formula="of:=PRODUCT([.AA104];[.C104])" office:value-type="float" office:value="0" calcext:value-type="float">
            <text:p>0</text:p>
          </table:table-cell>
          <table:table-cell table:style-name="ce132" table:formula="of:=PRODUCT([.AB104];[.D104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4-01-08" calcext:value-type="date">
            <text:p>8-Jan-2024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4-01-15" calcext:value-type="date">
            <text:p>15-Jan-2024</text:p>
          </table:table-cell>
          <table:table-cell table:style-name="ce121" table:formula="of:=[$SUMMARY.E106]" office:value-type="float" office:value="0" calcext:value-type="float">
            <text:p>0</text:p>
          </table:table-cell>
          <table:table-cell table:style-name="ce121" table:formula="of:=[$SUMMARY.F106]" office:value-type="float" office:value="0" calcext:value-type="float">
            <text:p>0</text:p>
          </table:table-cell>
          <table:table-cell table:style-name="ce121" table:formula="of:=[$SUMMARY.G106]" office:value-type="float" office:value="0" calcext:value-type="float">
            <text:p>0</text:p>
          </table:table-cell>
          <table:table-cell table:style-name="ce127" table:formula="of:=SUM([.U105:.W105])" office:value-type="float" office:value="0" calcext:value-type="float">
            <text:p>0</text:p>
          </table:table-cell>
          <table:table-cell table:style-name="ce132" table:formula="of:=PRODUCT([.E105];[$'DRAGON SNAPSHOT'.B114])" office:value-type="float" office:value="0" calcext:value-type="float">
            <text:p>0</text:p>
          </table:table-cell>
          <table:table-cell table:style-name="ce127" table:formula="of:=PRODUCT([.E105];[$'DRAGON SNAPSHOT'.C114])" office:value-type="float" office:value="0" calcext:value-type="float">
            <text:p>0</text:p>
          </table:table-cell>
          <table:table-cell table:style-name="ce136" table:formula="of:=PRODUCT([.E105];[$'DRAGON SNAPSHOT'.D114])" office:value-type="float" office:value="0" calcext:value-type="float">
            <text:p>0</text:p>
          </table:table-cell>
          <table:table-cell table:style-name="ce136" table:formula="of:=PRODUCT([.E105];[$'DRAGON SNAPSHOT'.E114])" office:value-type="float" office:value="0" calcext:value-type="float">
            <text:p>0</text:p>
          </table:table-cell>
          <table:table-cell table:style-name="ce136" table:formula="of:=PRODUCT([.E105];[$'DRAGON SNAPSHOT'.F114])" office:value-type="float" office:value="0" calcext:value-type="float">
            <text:p>0</text:p>
          </table:table-cell>
          <table:table-cell table:style-name="ce132" table:formula="of:=PRODUCT([.E105];[$'DRAGON SNAPSHOT'.G114])" office:value-type="float" office:value="0" calcext:value-type="float">
            <text:p>0</text:p>
          </table:table-cell>
          <table:table-cell table:style-name="ce142" table:formula="of:=PRODUCT([.E105];[$'DRAGON SNAPSHOT'.H114])" office:value-type="float" office:value="0" calcext:value-type="float">
            <text:p>0</text:p>
          </table:table-cell>
          <table:table-cell table:style-name="ce142" table:formula="of:=PRODUCT([.E105];[$'DRAGON SNAPSHOT'.I114])" office:value-type="float" office:value="0" calcext:value-type="float">
            <text:p>0</text:p>
          </table:table-cell>
          <table:table-cell table:style-name="ce142" table:formula="of:=PRODUCT([.E105];[$'DRAGON SNAPSHOT'.J114])" office:value-type="float" office:value="0" calcext:value-type="float">
            <text:p>0</text:p>
          </table:table-cell>
          <table:table-cell table:style-name="ce147" table:formula="of:=PRODUCT([.E105];[$'DRAGON SNAPSHOT'.K114])" office:value-type="float" office:value="0" calcext:value-type="float">
            <text:p>0</text:p>
          </table:table-cell>
          <table:table-cell table:style-name="ce149" table:formula="of:=PRODUCT([.E105];[$'DRAGON SNAPSHOT'.L114])" office:value-type="float" office:value="0" calcext:value-type="float">
            <text:p>0</text:p>
          </table:table-cell>
          <table:table-cell table:style-name="ce151" table:formula="of:=PRODUCT([.E105];[$'DRAGON SNAPSHOT'.M114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105];[.B105])" office:value-type="float" office:value="0" calcext:value-type="float">
            <text:p>0</text:p>
          </table:table-cell>
          <table:table-cell table:style-name="ce132" table:formula="of:=PRODUCT([.AA105];[.C105])" office:value-type="float" office:value="0" calcext:value-type="float">
            <text:p>0</text:p>
          </table:table-cell>
          <table:table-cell table:style-name="ce132" table:formula="of:=PRODUCT([.AB105];[.D105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4-01-15" calcext:value-type="date">
            <text:p>15-Jan-2024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4-01-22" calcext:value-type="date">
            <text:p>22-Jan-2024</text:p>
          </table:table-cell>
          <table:table-cell table:style-name="ce121" table:formula="of:=[$SUMMARY.E107]" office:value-type="float" office:value="0" calcext:value-type="float">
            <text:p>0</text:p>
          </table:table-cell>
          <table:table-cell table:style-name="ce121" table:formula="of:=[$SUMMARY.F107]" office:value-type="float" office:value="0" calcext:value-type="float">
            <text:p>0</text:p>
          </table:table-cell>
          <table:table-cell table:style-name="ce121" table:formula="of:=[$SUMMARY.G107]" office:value-type="float" office:value="0" calcext:value-type="float">
            <text:p>0</text:p>
          </table:table-cell>
          <table:table-cell table:style-name="ce127" table:formula="of:=SUM([.U106:.W106])" office:value-type="float" office:value="0" calcext:value-type="float">
            <text:p>0</text:p>
          </table:table-cell>
          <table:table-cell table:style-name="ce132" table:formula="of:=PRODUCT([.E106];[$'DRAGON SNAPSHOT'.B115])" office:value-type="float" office:value="0" calcext:value-type="float">
            <text:p>0</text:p>
          </table:table-cell>
          <table:table-cell table:style-name="ce127" table:formula="of:=PRODUCT([.E106];[$'DRAGON SNAPSHOT'.C115])" office:value-type="float" office:value="0" calcext:value-type="float">
            <text:p>0</text:p>
          </table:table-cell>
          <table:table-cell table:style-name="ce136" table:formula="of:=PRODUCT([.E106];[$'DRAGON SNAPSHOT'.D115])" office:value-type="float" office:value="0" calcext:value-type="float">
            <text:p>0</text:p>
          </table:table-cell>
          <table:table-cell table:style-name="ce136" table:formula="of:=PRODUCT([.E106];[$'DRAGON SNAPSHOT'.E115])" office:value-type="float" office:value="0" calcext:value-type="float">
            <text:p>0</text:p>
          </table:table-cell>
          <table:table-cell table:style-name="ce136" table:formula="of:=PRODUCT([.E106];[$'DRAGON SNAPSHOT'.F115])" office:value-type="float" office:value="0" calcext:value-type="float">
            <text:p>0</text:p>
          </table:table-cell>
          <table:table-cell table:style-name="ce132" table:formula="of:=PRODUCT([.E106];[$'DRAGON SNAPSHOT'.G115])" office:value-type="float" office:value="0" calcext:value-type="float">
            <text:p>0</text:p>
          </table:table-cell>
          <table:table-cell table:style-name="ce142" table:formula="of:=PRODUCT([.E106];[$'DRAGON SNAPSHOT'.H115])" office:value-type="float" office:value="0" calcext:value-type="float">
            <text:p>0</text:p>
          </table:table-cell>
          <table:table-cell table:style-name="ce142" table:formula="of:=PRODUCT([.E106];[$'DRAGON SNAPSHOT'.I115])" office:value-type="float" office:value="0" calcext:value-type="float">
            <text:p>0</text:p>
          </table:table-cell>
          <table:table-cell table:style-name="ce142" table:formula="of:=PRODUCT([.E106];[$'DRAGON SNAPSHOT'.J115])" office:value-type="float" office:value="0" calcext:value-type="float">
            <text:p>0</text:p>
          </table:table-cell>
          <table:table-cell table:style-name="ce147" table:formula="of:=PRODUCT([.E106];[$'DRAGON SNAPSHOT'.K115])" office:value-type="float" office:value="0" calcext:value-type="float">
            <text:p>0</text:p>
          </table:table-cell>
          <table:table-cell table:style-name="ce149" table:formula="of:=PRODUCT([.E106];[$'DRAGON SNAPSHOT'.L115])" office:value-type="float" office:value="0" calcext:value-type="float">
            <text:p>0</text:p>
          </table:table-cell>
          <table:table-cell table:style-name="ce151" table:formula="of:=PRODUCT([.E106];[$'DRAGON SNAPSHOT'.M115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106];[.B106])" office:value-type="float" office:value="0" calcext:value-type="float">
            <text:p>0</text:p>
          </table:table-cell>
          <table:table-cell table:style-name="ce132" table:formula="of:=PRODUCT([.AA106];[.C106])" office:value-type="float" office:value="0" calcext:value-type="float">
            <text:p>0</text:p>
          </table:table-cell>
          <table:table-cell table:style-name="ce132" table:formula="of:=PRODUCT([.AB106];[.D106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4-01-22" calcext:value-type="date">
            <text:p>22-Jan-2024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4-01-29" calcext:value-type="date">
            <text:p>29-Jan-2024</text:p>
          </table:table-cell>
          <table:table-cell table:style-name="ce121" table:formula="of:=[$SUMMARY.E108]" office:value-type="float" office:value="0" calcext:value-type="float">
            <text:p>0</text:p>
          </table:table-cell>
          <table:table-cell table:style-name="ce121" table:formula="of:=[$SUMMARY.F108]" office:value-type="float" office:value="0" calcext:value-type="float">
            <text:p>0</text:p>
          </table:table-cell>
          <table:table-cell table:style-name="ce121" table:formula="of:=[$SUMMARY.G108]" office:value-type="float" office:value="0" calcext:value-type="float">
            <text:p>0</text:p>
          </table:table-cell>
          <table:table-cell table:style-name="ce127" table:formula="of:=SUM([.U107:.W107])" office:value-type="float" office:value="0" calcext:value-type="float">
            <text:p>0</text:p>
          </table:table-cell>
          <table:table-cell table:style-name="ce132" table:formula="of:=PRODUCT([.E107];[$'DRAGON SNAPSHOT'.B116])" office:value-type="float" office:value="0" calcext:value-type="float">
            <text:p>0</text:p>
          </table:table-cell>
          <table:table-cell table:style-name="ce127" table:formula="of:=PRODUCT([.E107];[$'DRAGON SNAPSHOT'.C116])" office:value-type="float" office:value="0" calcext:value-type="float">
            <text:p>0</text:p>
          </table:table-cell>
          <table:table-cell table:style-name="ce136" table:formula="of:=PRODUCT([.E107];[$'DRAGON SNAPSHOT'.D116])" office:value-type="float" office:value="0" calcext:value-type="float">
            <text:p>0</text:p>
          </table:table-cell>
          <table:table-cell table:style-name="ce136" table:formula="of:=PRODUCT([.E107];[$'DRAGON SNAPSHOT'.E116])" office:value-type="float" office:value="0" calcext:value-type="float">
            <text:p>0</text:p>
          </table:table-cell>
          <table:table-cell table:style-name="ce136" table:formula="of:=PRODUCT([.E107];[$'DRAGON SNAPSHOT'.F116])" office:value-type="float" office:value="0" calcext:value-type="float">
            <text:p>0</text:p>
          </table:table-cell>
          <table:table-cell table:style-name="ce132" table:formula="of:=PRODUCT([.E107];[$'DRAGON SNAPSHOT'.G116])" office:value-type="float" office:value="0" calcext:value-type="float">
            <text:p>0</text:p>
          </table:table-cell>
          <table:table-cell table:style-name="ce142" table:formula="of:=PRODUCT([.E107];[$'DRAGON SNAPSHOT'.H116])" office:value-type="float" office:value="0" calcext:value-type="float">
            <text:p>0</text:p>
          </table:table-cell>
          <table:table-cell table:style-name="ce142" table:formula="of:=PRODUCT([.E107];[$'DRAGON SNAPSHOT'.I116])" office:value-type="float" office:value="0" calcext:value-type="float">
            <text:p>0</text:p>
          </table:table-cell>
          <table:table-cell table:style-name="ce142" table:formula="of:=PRODUCT([.E107];[$'DRAGON SNAPSHOT'.J116])" office:value-type="float" office:value="0" calcext:value-type="float">
            <text:p>0</text:p>
          </table:table-cell>
          <table:table-cell table:style-name="ce147" table:formula="of:=PRODUCT([.E107];[$'DRAGON SNAPSHOT'.K116])" office:value-type="float" office:value="0" calcext:value-type="float">
            <text:p>0</text:p>
          </table:table-cell>
          <table:table-cell table:style-name="ce149" table:formula="of:=PRODUCT([.E107];[$'DRAGON SNAPSHOT'.L116])" office:value-type="float" office:value="0" calcext:value-type="float">
            <text:p>0</text:p>
          </table:table-cell>
          <table:table-cell table:style-name="ce151" table:formula="of:=PRODUCT([.E107];[$'DRAGON SNAPSHOT'.M116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107];[.B107])" office:value-type="float" office:value="0" calcext:value-type="float">
            <text:p>0</text:p>
          </table:table-cell>
          <table:table-cell table:style-name="ce132" table:formula="of:=PRODUCT([.AA107];[.C107])" office:value-type="float" office:value="0" calcext:value-type="float">
            <text:p>0</text:p>
          </table:table-cell>
          <table:table-cell table:style-name="ce132" table:formula="of:=PRODUCT([.AB107];[.D107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4-01-29" calcext:value-type="date">
            <text:p>29-Jan-2024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4-02-05" calcext:value-type="date">
            <text:p>5-Feb-2024</text:p>
          </table:table-cell>
          <table:table-cell table:style-name="ce121" table:formula="of:=[$SUMMARY.E109]" office:value-type="float" office:value="0" calcext:value-type="float">
            <text:p>0</text:p>
          </table:table-cell>
          <table:table-cell table:style-name="ce121" table:formula="of:=[$SUMMARY.F109]" office:value-type="float" office:value="0" calcext:value-type="float">
            <text:p>0</text:p>
          </table:table-cell>
          <table:table-cell table:style-name="ce121" table:formula="of:=[$SUMMARY.G109]" office:value-type="float" office:value="0" calcext:value-type="float">
            <text:p>0</text:p>
          </table:table-cell>
          <table:table-cell table:style-name="ce127" table:formula="of:=SUM([.U108:.W108])" office:value-type="float" office:value="0" calcext:value-type="float">
            <text:p>0</text:p>
          </table:table-cell>
          <table:table-cell table:style-name="ce132" table:formula="of:=PRODUCT([.E108];[$'DRAGON SNAPSHOT'.B117])" office:value-type="float" office:value="0" calcext:value-type="float">
            <text:p>0</text:p>
          </table:table-cell>
          <table:table-cell table:style-name="ce127" table:formula="of:=PRODUCT([.E108];[$'DRAGON SNAPSHOT'.C117])" office:value-type="float" office:value="0" calcext:value-type="float">
            <text:p>0</text:p>
          </table:table-cell>
          <table:table-cell table:style-name="ce136" table:formula="of:=PRODUCT([.E108];[$'DRAGON SNAPSHOT'.D117])" office:value-type="float" office:value="0" calcext:value-type="float">
            <text:p>0</text:p>
          </table:table-cell>
          <table:table-cell table:style-name="ce136" table:formula="of:=PRODUCT([.E108];[$'DRAGON SNAPSHOT'.E117])" office:value-type="float" office:value="0" calcext:value-type="float">
            <text:p>0</text:p>
          </table:table-cell>
          <table:table-cell table:style-name="ce136" table:formula="of:=PRODUCT([.E108];[$'DRAGON SNAPSHOT'.F117])" office:value-type="float" office:value="0" calcext:value-type="float">
            <text:p>0</text:p>
          </table:table-cell>
          <table:table-cell table:style-name="ce132" table:formula="of:=PRODUCT([.E108];[$'DRAGON SNAPSHOT'.G117])" office:value-type="float" office:value="0" calcext:value-type="float">
            <text:p>0</text:p>
          </table:table-cell>
          <table:table-cell table:style-name="ce142" table:formula="of:=PRODUCT([.E108];[$'DRAGON SNAPSHOT'.H117])" office:value-type="float" office:value="0" calcext:value-type="float">
            <text:p>0</text:p>
          </table:table-cell>
          <table:table-cell table:style-name="ce142" table:formula="of:=PRODUCT([.E108];[$'DRAGON SNAPSHOT'.I117])" office:value-type="float" office:value="0" calcext:value-type="float">
            <text:p>0</text:p>
          </table:table-cell>
          <table:table-cell table:style-name="ce142" table:formula="of:=PRODUCT([.E108];[$'DRAGON SNAPSHOT'.J117])" office:value-type="float" office:value="0" calcext:value-type="float">
            <text:p>0</text:p>
          </table:table-cell>
          <table:table-cell table:style-name="ce147" table:formula="of:=PRODUCT([.E108];[$'DRAGON SNAPSHOT'.K117])" office:value-type="float" office:value="0" calcext:value-type="float">
            <text:p>0</text:p>
          </table:table-cell>
          <table:table-cell table:style-name="ce149" table:formula="of:=PRODUCT([.E108];[$'DRAGON SNAPSHOT'.L117])" office:value-type="float" office:value="0" calcext:value-type="float">
            <text:p>0</text:p>
          </table:table-cell>
          <table:table-cell table:style-name="ce151" table:formula="of:=PRODUCT([.E108];[$'DRAGON SNAPSHOT'.M117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108];[.B108])" office:value-type="float" office:value="0" calcext:value-type="float">
            <text:p>0</text:p>
          </table:table-cell>
          <table:table-cell table:style-name="ce132" table:formula="of:=PRODUCT([.AA108];[.C108])" office:value-type="float" office:value="0" calcext:value-type="float">
            <text:p>0</text:p>
          </table:table-cell>
          <table:table-cell table:style-name="ce132" table:formula="of:=PRODUCT([.AB108];[.D108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4-02-05" calcext:value-type="date">
            <text:p>5-Feb-2024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4-02-12" calcext:value-type="date">
            <text:p>12-Feb-2024</text:p>
          </table:table-cell>
          <table:table-cell table:style-name="ce121" table:formula="of:=[$SUMMARY.E110]" office:value-type="float" office:value="0" calcext:value-type="float">
            <text:p>0</text:p>
          </table:table-cell>
          <table:table-cell table:style-name="ce121" table:formula="of:=[$SUMMARY.F110]" office:value-type="float" office:value="0" calcext:value-type="float">
            <text:p>0</text:p>
          </table:table-cell>
          <table:table-cell table:style-name="ce121" table:formula="of:=[$SUMMARY.G110]" office:value-type="float" office:value="0" calcext:value-type="float">
            <text:p>0</text:p>
          </table:table-cell>
          <table:table-cell table:style-name="ce127" table:formula="of:=SUM([.U109:.W109])" office:value-type="float" office:value="0" calcext:value-type="float">
            <text:p>0</text:p>
          </table:table-cell>
          <table:table-cell table:style-name="ce132" table:formula="of:=PRODUCT([.E109];[$'DRAGON SNAPSHOT'.B118])" office:value-type="float" office:value="0" calcext:value-type="float">
            <text:p>0</text:p>
          </table:table-cell>
          <table:table-cell table:style-name="ce127" table:formula="of:=PRODUCT([.E109];[$'DRAGON SNAPSHOT'.C118])" office:value-type="float" office:value="0" calcext:value-type="float">
            <text:p>0</text:p>
          </table:table-cell>
          <table:table-cell table:style-name="ce136" table:formula="of:=PRODUCT([.E109];[$'DRAGON SNAPSHOT'.D118])" office:value-type="float" office:value="0" calcext:value-type="float">
            <text:p>0</text:p>
          </table:table-cell>
          <table:table-cell table:style-name="ce136" table:formula="of:=PRODUCT([.E109];[$'DRAGON SNAPSHOT'.E118])" office:value-type="float" office:value="0" calcext:value-type="float">
            <text:p>0</text:p>
          </table:table-cell>
          <table:table-cell table:style-name="ce136" table:formula="of:=PRODUCT([.E109];[$'DRAGON SNAPSHOT'.F118])" office:value-type="float" office:value="0" calcext:value-type="float">
            <text:p>0</text:p>
          </table:table-cell>
          <table:table-cell table:style-name="ce132" table:formula="of:=PRODUCT([.E109];[$'DRAGON SNAPSHOT'.G118])" office:value-type="float" office:value="0" calcext:value-type="float">
            <text:p>0</text:p>
          </table:table-cell>
          <table:table-cell table:style-name="ce142" table:formula="of:=PRODUCT([.E109];[$'DRAGON SNAPSHOT'.H118])" office:value-type="float" office:value="0" calcext:value-type="float">
            <text:p>0</text:p>
          </table:table-cell>
          <table:table-cell table:style-name="ce142" table:formula="of:=PRODUCT([.E109];[$'DRAGON SNAPSHOT'.I118])" office:value-type="float" office:value="0" calcext:value-type="float">
            <text:p>0</text:p>
          </table:table-cell>
          <table:table-cell table:style-name="ce142" table:formula="of:=PRODUCT([.E109];[$'DRAGON SNAPSHOT'.J118])" office:value-type="float" office:value="0" calcext:value-type="float">
            <text:p>0</text:p>
          </table:table-cell>
          <table:table-cell table:style-name="ce147" table:formula="of:=PRODUCT([.E109];[$'DRAGON SNAPSHOT'.K118])" office:value-type="float" office:value="0" calcext:value-type="float">
            <text:p>0</text:p>
          </table:table-cell>
          <table:table-cell table:style-name="ce149" table:formula="of:=PRODUCT([.E109];[$'DRAGON SNAPSHOT'.L118])" office:value-type="float" office:value="0" calcext:value-type="float">
            <text:p>0</text:p>
          </table:table-cell>
          <table:table-cell table:style-name="ce151" table:formula="of:=PRODUCT([.E109];[$'DRAGON SNAPSHOT'.M118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109];[.B109])" office:value-type="float" office:value="0" calcext:value-type="float">
            <text:p>0</text:p>
          </table:table-cell>
          <table:table-cell table:style-name="ce132" table:formula="of:=PRODUCT([.AA109];[.C109])" office:value-type="float" office:value="0" calcext:value-type="float">
            <text:p>0</text:p>
          </table:table-cell>
          <table:table-cell table:style-name="ce132" table:formula="of:=PRODUCT([.AB109];[.D109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4-02-12" calcext:value-type="date">
            <text:p>12-Feb-2024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4-02-19" calcext:value-type="date">
            <text:p>19-Feb-2024</text:p>
          </table:table-cell>
          <table:table-cell table:style-name="ce121" table:formula="of:=[$SUMMARY.E111]" office:value-type="float" office:value="0" calcext:value-type="float">
            <text:p>0</text:p>
          </table:table-cell>
          <table:table-cell table:style-name="ce121" table:formula="of:=[$SUMMARY.F111]" office:value-type="float" office:value="0" calcext:value-type="float">
            <text:p>0</text:p>
          </table:table-cell>
          <table:table-cell table:style-name="ce121" table:formula="of:=[$SUMMARY.G111]" office:value-type="float" office:value="0" calcext:value-type="float">
            <text:p>0</text:p>
          </table:table-cell>
          <table:table-cell table:style-name="ce127" table:formula="of:=SUM([.U110:.W110])" office:value-type="float" office:value="0" calcext:value-type="float">
            <text:p>0</text:p>
          </table:table-cell>
          <table:table-cell table:style-name="ce132" table:formula="of:=PRODUCT([.E110];[$'DRAGON SNAPSHOT'.B119])" office:value-type="float" office:value="0" calcext:value-type="float">
            <text:p>0</text:p>
          </table:table-cell>
          <table:table-cell table:style-name="ce127" table:formula="of:=PRODUCT([.E110];[$'DRAGON SNAPSHOT'.C119])" office:value-type="float" office:value="0" calcext:value-type="float">
            <text:p>0</text:p>
          </table:table-cell>
          <table:table-cell table:style-name="ce136" table:formula="of:=PRODUCT([.E110];[$'DRAGON SNAPSHOT'.D119])" office:value-type="float" office:value="0" calcext:value-type="float">
            <text:p>0</text:p>
          </table:table-cell>
          <table:table-cell table:style-name="ce136" table:formula="of:=PRODUCT([.E110];[$'DRAGON SNAPSHOT'.E119])" office:value-type="float" office:value="0" calcext:value-type="float">
            <text:p>0</text:p>
          </table:table-cell>
          <table:table-cell table:style-name="ce136" table:formula="of:=PRODUCT([.E110];[$'DRAGON SNAPSHOT'.F119])" office:value-type="float" office:value="0" calcext:value-type="float">
            <text:p>0</text:p>
          </table:table-cell>
          <table:table-cell table:style-name="ce132" table:formula="of:=PRODUCT([.E110];[$'DRAGON SNAPSHOT'.G119])" office:value-type="float" office:value="0" calcext:value-type="float">
            <text:p>0</text:p>
          </table:table-cell>
          <table:table-cell table:style-name="ce142" table:formula="of:=PRODUCT([.E110];[$'DRAGON SNAPSHOT'.H119])" office:value-type="float" office:value="0" calcext:value-type="float">
            <text:p>0</text:p>
          </table:table-cell>
          <table:table-cell table:style-name="ce142" table:formula="of:=PRODUCT([.E110];[$'DRAGON SNAPSHOT'.I119])" office:value-type="float" office:value="0" calcext:value-type="float">
            <text:p>0</text:p>
          </table:table-cell>
          <table:table-cell table:style-name="ce142" table:formula="of:=PRODUCT([.E110];[$'DRAGON SNAPSHOT'.J119])" office:value-type="float" office:value="0" calcext:value-type="float">
            <text:p>0</text:p>
          </table:table-cell>
          <table:table-cell table:style-name="ce147" table:formula="of:=PRODUCT([.E110];[$'DRAGON SNAPSHOT'.K119])" office:value-type="float" office:value="0" calcext:value-type="float">
            <text:p>0</text:p>
          </table:table-cell>
          <table:table-cell table:style-name="ce149" table:formula="of:=PRODUCT([.E110];[$'DRAGON SNAPSHOT'.L119])" office:value-type="float" office:value="0" calcext:value-type="float">
            <text:p>0</text:p>
          </table:table-cell>
          <table:table-cell table:style-name="ce151" table:formula="of:=PRODUCT([.E110];[$'DRAGON SNAPSHOT'.M119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110];[.B110])" office:value-type="float" office:value="0" calcext:value-type="float">
            <text:p>0</text:p>
          </table:table-cell>
          <table:table-cell table:style-name="ce132" table:formula="of:=PRODUCT([.AA110];[.C110])" office:value-type="float" office:value="0" calcext:value-type="float">
            <text:p>0</text:p>
          </table:table-cell>
          <table:table-cell table:style-name="ce132" table:formula="of:=PRODUCT([.AB110];[.D110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4-02-19" calcext:value-type="date">
            <text:p>19-Feb-2024</text:p>
          </table:table-cell>
          <table:table-cell table:number-columns-repeated="995"/>
        </table:table-row>
        <table:table-row table:style-name="ro1">
          <table:table-cell table:style-name="ce78" office:value-type="date" office:date-value="2024-02-26" calcext:value-type="date">
            <text:p>26-Feb-2024</text:p>
          </table:table-cell>
          <table:table-cell table:style-name="ce121" table:formula="of:=[$SUMMARY.E112]" office:value-type="float" office:value="0" calcext:value-type="float">
            <text:p>0</text:p>
          </table:table-cell>
          <table:table-cell table:style-name="ce121" table:formula="of:=[$SUMMARY.F112]" office:value-type="float" office:value="0" calcext:value-type="float">
            <text:p>0</text:p>
          </table:table-cell>
          <table:table-cell table:style-name="ce121" table:formula="of:=[$SUMMARY.G112]" office:value-type="float" office:value="0" calcext:value-type="float">
            <text:p>0</text:p>
          </table:table-cell>
          <table:table-cell table:style-name="ce127" table:formula="of:=SUM([.U111:.W111])" office:value-type="float" office:value="0" calcext:value-type="float">
            <text:p>0</text:p>
          </table:table-cell>
          <table:table-cell table:style-name="ce132" table:formula="of:=PRODUCT([.E111];[$'DRAGON SNAPSHOT'.B120])" office:value-type="float" office:value="0" calcext:value-type="float">
            <text:p>0</text:p>
          </table:table-cell>
          <table:table-cell table:style-name="ce127" table:formula="of:=PRODUCT([.E111];[$'DRAGON SNAPSHOT'.C120])" office:value-type="float" office:value="0" calcext:value-type="float">
            <text:p>0</text:p>
          </table:table-cell>
          <table:table-cell table:style-name="ce136" table:formula="of:=PRODUCT([.E111];[$'DRAGON SNAPSHOT'.D120])" office:value-type="float" office:value="0" calcext:value-type="float">
            <text:p>0</text:p>
          </table:table-cell>
          <table:table-cell table:style-name="ce136" table:formula="of:=PRODUCT([.E111];[$'DRAGON SNAPSHOT'.E120])" office:value-type="float" office:value="0" calcext:value-type="float">
            <text:p>0</text:p>
          </table:table-cell>
          <table:table-cell table:style-name="ce136" table:formula="of:=PRODUCT([.E111];[$'DRAGON SNAPSHOT'.F120])" office:value-type="float" office:value="0" calcext:value-type="float">
            <text:p>0</text:p>
          </table:table-cell>
          <table:table-cell table:style-name="ce132" table:formula="of:=PRODUCT([.E111];[$'DRAGON SNAPSHOT'.G120])" office:value-type="float" office:value="0" calcext:value-type="float">
            <text:p>0</text:p>
          </table:table-cell>
          <table:table-cell table:style-name="ce142" table:formula="of:=PRODUCT([.E111];[$'DRAGON SNAPSHOT'.H120])" office:value-type="float" office:value="0" calcext:value-type="float">
            <text:p>0</text:p>
          </table:table-cell>
          <table:table-cell table:style-name="ce142" table:formula="of:=PRODUCT([.E111];[$'DRAGON SNAPSHOT'.I120])" office:value-type="float" office:value="0" calcext:value-type="float">
            <text:p>0</text:p>
          </table:table-cell>
          <table:table-cell table:style-name="ce142" table:formula="of:=PRODUCT([.E111];[$'DRAGON SNAPSHOT'.J120])" office:value-type="float" office:value="0" calcext:value-type="float">
            <text:p>0</text:p>
          </table:table-cell>
          <table:table-cell table:style-name="ce147" table:formula="of:=PRODUCT([.E111];[$'DRAGON SNAPSHOT'.K120])" office:value-type="float" office:value="0" calcext:value-type="float">
            <text:p>0</text:p>
          </table:table-cell>
          <table:table-cell table:style-name="ce149" table:formula="of:=PRODUCT([.E111];[$'DRAGON SNAPSHOT'.L120])" office:value-type="float" office:value="0" calcext:value-type="float">
            <text:p>0</text:p>
          </table:table-cell>
          <table:table-cell table:style-name="ce151" table:formula="of:=PRODUCT([.E111];[$'DRAGON SNAPSHOT'.M120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111];[.B111])" office:value-type="float" office:value="0" calcext:value-type="float">
            <text:p>0</text:p>
          </table:table-cell>
          <table:table-cell table:style-name="ce132" table:formula="of:=PRODUCT([.AA111];[.C111])" office:value-type="float" office:value="0" calcext:value-type="float">
            <text:p>0</text:p>
          </table:table-cell>
          <table:table-cell table:style-name="ce132" table:formula="of:=PRODUCT([.AB111];[.D111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8" office:value-type="date" office:date-value="2024-02-26" calcext:value-type="date">
            <text:p>26-Feb-2024</text:p>
          </table:table-cell>
          <table:table-cell table:number-columns-repeated="995"/>
        </table:table-row>
        <table:table-row table:style-name="ro1">
          <table:table-cell table:style-name="ce79" office:value-type="date" office:date-value="2024-03-04" calcext:value-type="date">
            <text:p>4-Mar-2024</text:p>
          </table:table-cell>
          <table:table-cell table:style-name="ce121" table:formula="of:=[$SUMMARY.E113]" office:value-type="float" office:value="0" calcext:value-type="float">
            <text:p>0</text:p>
          </table:table-cell>
          <table:table-cell table:style-name="ce121" table:formula="of:=[$SUMMARY.F113]" office:value-type="float" office:value="0" calcext:value-type="float">
            <text:p>0</text:p>
          </table:table-cell>
          <table:table-cell table:style-name="ce121" table:formula="of:=[$SUMMARY.G113]" office:value-type="float" office:value="0" calcext:value-type="float">
            <text:p>0</text:p>
          </table:table-cell>
          <table:table-cell table:style-name="ce127" table:formula="of:=SUM([.U112:.W112])" office:value-type="float" office:value="0" calcext:value-type="float">
            <text:p>0</text:p>
          </table:table-cell>
          <table:table-cell table:style-name="ce132" table:formula="of:=PRODUCT([.E112];[$'DRAGON SNAPSHOT'.B121])" office:value-type="float" office:value="0" calcext:value-type="float">
            <text:p>0</text:p>
          </table:table-cell>
          <table:table-cell table:style-name="ce127" table:formula="of:=PRODUCT([.E112];[$'DRAGON SNAPSHOT'.C121])" office:value-type="float" office:value="0" calcext:value-type="float">
            <text:p>0</text:p>
          </table:table-cell>
          <table:table-cell table:style-name="ce136" table:formula="of:=PRODUCT([.E112];[$'DRAGON SNAPSHOT'.D121])" office:value-type="float" office:value="0" calcext:value-type="float">
            <text:p>0</text:p>
          </table:table-cell>
          <table:table-cell table:style-name="ce136" table:formula="of:=PRODUCT([.E112];[$'DRAGON SNAPSHOT'.E121])" office:value-type="float" office:value="0" calcext:value-type="float">
            <text:p>0</text:p>
          </table:table-cell>
          <table:table-cell table:style-name="ce136" table:formula="of:=PRODUCT([.E112];[$'DRAGON SNAPSHOT'.F121])" office:value-type="float" office:value="0" calcext:value-type="float">
            <text:p>0</text:p>
          </table:table-cell>
          <table:table-cell table:style-name="ce132" table:formula="of:=PRODUCT([.E112];[$'DRAGON SNAPSHOT'.G121])" office:value-type="float" office:value="0" calcext:value-type="float">
            <text:p>0</text:p>
          </table:table-cell>
          <table:table-cell table:style-name="ce142" table:formula="of:=PRODUCT([.E112];[$'DRAGON SNAPSHOT'.H121])" office:value-type="float" office:value="0" calcext:value-type="float">
            <text:p>0</text:p>
          </table:table-cell>
          <table:table-cell table:style-name="ce142" table:formula="of:=PRODUCT([.E112];[$'DRAGON SNAPSHOT'.I121])" office:value-type="float" office:value="0" calcext:value-type="float">
            <text:p>0</text:p>
          </table:table-cell>
          <table:table-cell table:style-name="ce142" table:formula="of:=PRODUCT([.E112];[$'DRAGON SNAPSHOT'.J121])" office:value-type="float" office:value="0" calcext:value-type="float">
            <text:p>0</text:p>
          </table:table-cell>
          <table:table-cell table:style-name="ce147" table:formula="of:=PRODUCT([.E112];[$'DRAGON SNAPSHOT'.K121])" office:value-type="float" office:value="0" calcext:value-type="float">
            <text:p>0</text:p>
          </table:table-cell>
          <table:table-cell table:style-name="ce149" table:formula="of:=PRODUCT([.E112];[$'DRAGON SNAPSHOT'.L121])" office:value-type="float" office:value="0" calcext:value-type="float">
            <text:p>0</text:p>
          </table:table-cell>
          <table:table-cell table:style-name="ce151" table:formula="of:=PRODUCT([.E112];[$'DRAGON SNAPSHOT'.M121])" office:value-type="float" office:value="0" calcext:value-type="float">
            <text:p>0</text:p>
          </table:table-cell>
          <table:table-cell table:style-name="ce136"/>
          <table:table-cell table:style-name="ce153"/>
          <table:table-cell table:style-name="ce123"/>
          <table:table-cell table:style-name="ce142" table:formula="of:=PRODUCT([.Z112];[.B112])" office:value-type="float" office:value="0" calcext:value-type="float">
            <text:p>0</text:p>
          </table:table-cell>
          <table:table-cell table:style-name="ce132" table:formula="of:=PRODUCT([.AA112];[.C112])" office:value-type="float" office:value="0" calcext:value-type="float">
            <text:p>0</text:p>
          </table:table-cell>
          <table:table-cell table:style-name="ce132" table:formula="of:=PRODUCT([.AB112];[.D112])" office:value-type="float" office:value="0" calcext:value-type="float">
            <text:p>0</text:p>
          </table:table-cell>
          <table:table-cell table:style-name="ce149" office:value-type="float" office:value="0.1" calcext:value-type="float">
            <text:p>0.1</text:p>
          </table:table-cell>
          <table:table-cell table:style-name="ce149" office:value-type="float" office:value="0.35" calcext:value-type="float">
            <text:p>0.35</text:p>
          </table:table-cell>
          <table:table-cell table:style-name="ce149" office:value-type="float" office:value="0.04486666666" calcext:value-type="float">
            <text:p>0.04486666666</text:p>
          </table:table-cell>
          <table:table-cell table:style-name="ce149" office:value-type="float" office:value="0.0691666666" calcext:value-type="float">
            <text:p>0.0691666666</text:p>
          </table:table-cell>
          <table:table-cell table:style-name="ce149" office:value-type="float" office:value="0.072673267" calcext:value-type="float">
            <text:p>0.072673267</text:p>
          </table:table-cell>
          <table:table-cell table:style-name="ce79" office:value-type="date" office:date-value="2024-03-04" calcext:value-type="date">
            <text:p>4-Mar-2024</text:p>
          </table:table-cell>
          <table:table-cell table:number-columns-repeated="995"/>
        </table:table-row>
        <table:table-row table:style-name="ro1">
          <table:table-cell table:style-name="ce117" office:value-type="string" calcext:value-type="string">
            <text:p>total</text:p>
          </table:table-cell>
          <table:table-cell table:number-columns-repeated="3" table:style-name="ce122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33" table:formula="of:=SUM([.F5:.F112])" office:value-type="float" office:value="0" calcext:value-type="float">
            <text:p>0</text:p>
          </table:table-cell>
          <table:table-cell table:style-name="ce134" table:formula="of:=SUM([.G5:.G112])" office:value-type="float" office:value="0" calcext:value-type="float">
            <text:p>0</text:p>
          </table:table-cell>
          <table:table-cell table:style-name="ce137" table:formula="of:=SUM([.H5:.H112])" office:value-type="float" office:value="0" calcext:value-type="float">
            <text:p>0</text:p>
          </table:table-cell>
          <table:table-cell table:style-name="ce137" table:formula="of:=SUM([.I5:.I112])" office:value-type="float" office:value="0" calcext:value-type="float">
            <text:p>0</text:p>
          </table:table-cell>
          <table:table-cell table:style-name="ce137" table:formula="of:=SUM([.J5:.J112])" office:value-type="float" office:value="0" calcext:value-type="float">
            <text:p>0</text:p>
          </table:table-cell>
          <table:table-cell table:style-name="ce133" table:formula="of:=SUM([.K5:.K112])" office:value-type="float" office:value="0" calcext:value-type="float">
            <text:p>0</text:p>
          </table:table-cell>
          <table:table-cell table:style-name="ce143" table:formula="of:=SUM([.L5:.L112])" office:value-type="float" office:value="0" calcext:value-type="float">
            <text:p>0</text:p>
          </table:table-cell>
          <table:table-cell table:style-name="ce143" table:formula="of:=SUM([.M5:.M112])" office:value-type="float" office:value="0" calcext:value-type="float">
            <text:p>0</text:p>
          </table:table-cell>
          <table:table-cell table:style-name="ce143" table:formula="of:=SUM([.N5:.N112])" office:value-type="float" office:value="0" calcext:value-type="float">
            <text:p>0</text:p>
          </table:table-cell>
          <table:table-cell table:style-name="ce134" table:formula="of:=SUM([.O5:.O112])" office:value-type="float" office:value="0" calcext:value-type="float">
            <text:p>0</text:p>
          </table:table-cell>
          <table:table-cell table:style-name="ce133" table:formula="of:=SUM([.P5:.P112])" office:value-type="float" office:value="0" calcext:value-type="float">
            <text:p>0</text:p>
          </table:table-cell>
          <table:table-cell table:style-name="ce137" table:formula="of:=SUM([.Q5:.Q112])" office:value-type="float" office:value="0" calcext:value-type="float">
            <text:p>0</text:p>
          </table:table-cell>
          <table:table-cell table:style-name="ce137" table:formula="of:=SUM([.R5:.R112])" office:value-type="float" office:value="0" calcext:value-type="float">
            <text:p>0</text:p>
          </table:table-cell>
          <table:table-cell table:style-name="ce137" table:formula="of:=SUM([.S5:.S112])" office:value-type="float" office:value="0" calcext:value-type="float">
            <text:p>0</text:p>
          </table:table-cell>
          <table:table-cell table:style-name="ce123"/>
          <table:table-cell table:style-name="ce142"/>
          <table:table-cell table:style-name="ce123" table:number-columns-repeated="7"/>
          <table:table-cell table:style-name="ce176"/>
          <table:table-cell table:number-columns-repeated="995"/>
        </table:table-row>
        <table:table-row table:style-name="ro1">
          <table:table-cell/>
          <table:table-cell table:style-name="ce123" table:number-columns-repeated="17"/>
          <table:table-cell table:style-name="ce149" office:value-type="string" calcext:value-type="string">
            <text:p>normal</text:p>
          </table:table-cell>
          <table:table-cell table:style-name="ce123"/>
          <table:table-cell table:style-name="ce142"/>
          <table:table-cell table:style-name="ce123"/>
          <table:table-cell table:style-name="ce161" office:value-type="date" office:date-value="2022-02-15" calcext:value-type="date">
            <text:p>15-Feb-22</text:p>
          </table:table-cell>
          <table:table-cell table:style-name="ce168" office:value-type="string" calcext:value-type="string">
            <text:p>ADJUSTED %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10.23" calcext:value-type="float">
            <text:p>10.23</text:p>
          </table:table-cell>
          <table:table-cell table:style-name="ce168" office:value-type="float" office:value="21.88" calcext:value-type="float">
            <text:p>21.88</text:p>
          </table:table-cell>
          <table:table-cell table:style-name="ce172" office:value-type="float" office:value="47.89" calcext:value-type="float">
            <text:p>47.89</text:p>
          </table:table-cell>
          <table:table-cell table:style-name="ce179"/>
          <table:table-cell table:number-columns-repeated="995"/>
        </table:table-row>
        <table:table-row table:style-name="ro1">
          <table:table-cell/>
          <table:table-cell table:style-name="ce123" table:number-columns-repeated="16"/>
          <table:table-cell table:style-name="ce149" office:value-type="string" calcext:value-type="string">
            <text:p>diamond</text:p>
          </table:table-cell>
          <table:table-cell table:style-name="ce149" office:value-type="float" office:value="7.34" calcext:value-type="float">
            <text:p>7.34</text:p>
          </table:table-cell>
          <table:table-cell table:style-name="ce149" office:value-type="float" office:value="0.0734" calcext:value-type="float">
            <text:p>0.0734</text:p>
          </table:table-cell>
          <table:table-cell table:style-name="ce142"/>
          <table:table-cell table:style-name="ce123"/>
          <table:table-cell table:style-name="ce162" office:value-type="string" calcext:value-type="string">
            <text:p>QMALL</text:p>
          </table:table-cell>
          <table:table-cell table:style-name="ce169" office:value-type="string" calcext:value-type="string">
            <text:p>NFTS SOLD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48" calcext:value-type="float">
            <text:p>48</text:p>
          </table:table-cell>
          <table:table-cell table:style-name="ce169" office:value-type="float" office:value="33" calcext:value-type="float">
            <text:p>33</text:p>
          </table:table-cell>
          <table:table-cell table:style-name="ce173" office:value-type="float" office:value="78" calcext:value-type="float">
            <text:p>78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42"/>
          <table:table-cell table:style-name="ce123"/>
          <table:table-cell table:style-name="ce163"/>
          <table:table-cell table:style-name="ce170" office:value-type="string" calcext:value-type="string">
            <text:p>ADJUSTED DEC</text:p>
          </table:table-cell>
          <table:table-cell table:style-name="ce171" table:formula="of:=PRODUCT([.Y114]/[.Y115])" office:value-type="float" office:value="20" calcext:value-type="float">
            <text:p>20</text:p>
          </table:table-cell>
          <table:table-cell table:style-name="ce171" table:formula="of:=PRODUCT([.Z114]/[.Z115])" office:value-type="float" office:value="0.213125" calcext:value-type="float">
            <text:p>0.213125</text:p>
          </table:table-cell>
          <table:table-cell table:style-name="ce171" table:formula="of:=PRODUCT([.AA114]/[.AA115])" office:value-type="float" office:value="0.663030303030303" calcext:value-type="float">
            <text:p>0.663030303030303</text:p>
          </table:table-cell>
          <table:table-cell table:style-name="ce174" table:formula="of:=PRODUCT([.AB114]/[.AB115])" office:value-type="float" office:value="0.613974358974359" calcext:value-type="float">
            <text:p>0.613974358974359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3" table:number-columns-repeated="16"/>
          <table:table-cell table:style-name="ce149" office:value-type="string" calcext:value-type="string">
            <text:p>saphire</text:p>
          </table:table-cell>
          <table:table-cell table:style-name="ce149" office:value-type="float" office:value="20.75" calcext:value-type="float">
            <text:p>20.75</text:p>
          </table:table-cell>
          <table:table-cell table:style-name="ce149" office:value-type="float" office:value="0.2075" calcext:value-type="float">
            <text:p>0.2075</text:p>
          </table:table-cell>
          <table:table-cell table:style-name="ce142"/>
          <table:table-cell table:style-name="ce123"/>
          <table:table-cell table:style-name="ce161" office:value-type="date" office:date-value="2022-03-02" calcext:value-type="date">
            <text:p>02-Mar-22</text:p>
          </table:table-cell>
          <table:table-cell table:style-name="ce168" office:value-type="string" calcext:value-type="string">
            <text:p>ADJUSTED %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10.42" calcext:value-type="float">
            <text:p>10.42</text:p>
          </table:table-cell>
          <table:table-cell table:style-name="ce168" office:value-type="float" office:value="8.73" calcext:value-type="float">
            <text:p>8.73</text:p>
          </table:table-cell>
          <table:table-cell table:style-name="ce172" office:value-type="float" office:value="25.86" calcext:value-type="float">
            <text:p>25.86</text:p>
          </table:table-cell>
          <table:table-cell table:style-name="ce179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42"/>
          <table:table-cell table:style-name="ce123"/>
          <table:table-cell table:style-name="ce164" office:value-type="string" calcext:value-type="string">
            <text:p>VDGT</text:p>
          </table:table-cell>
          <table:table-cell table:style-name="ce169" office:value-type="string" calcext:value-type="string">
            <text:p>NFTS SOLD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79" calcext:value-type="float">
            <text:p>79</text:p>
          </table:table-cell>
          <table:table-cell table:style-name="ce169" office:value-type="float" office:value="45" calcext:value-type="float">
            <text:p>45</text:p>
          </table:table-cell>
          <table:table-cell table:style-name="ce173" office:value-type="float" office:value="99" calcext:value-type="float">
            <text:p>99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3" table:number-columns-repeated="16"/>
          <table:table-cell table:style-name="ce149" office:value-type="string" calcext:value-type="string">
            <text:p>gold</text:p>
          </table:table-cell>
          <table:table-cell table:style-name="ce149" office:value-type="float" office:value="26.92" calcext:value-type="float">
            <text:p>26.92</text:p>
          </table:table-cell>
          <table:table-cell table:style-name="ce149" office:value-type="float" office:value="0.2692" calcext:value-type="float">
            <text:p>0.2692</text:p>
          </table:table-cell>
          <table:table-cell table:style-name="ce142"/>
          <table:table-cell table:style-name="ce123"/>
          <table:table-cell table:style-name="ce163"/>
          <table:table-cell table:style-name="ce170" office:value-type="string" calcext:value-type="string">
            <text:p>ADJUSTED DEC</text:p>
          </table:table-cell>
          <table:table-cell table:style-name="ce171" table:formula="of:=PRODUCT([.Y117]/[.Y118])" office:value-type="float" office:value="55" calcext:value-type="float">
            <text:p>55</text:p>
          </table:table-cell>
          <table:table-cell table:style-name="ce171" table:formula="of:=PRODUCT([.Z117]/[.Z118])" office:value-type="float" office:value="0.131898734177215" calcext:value-type="float">
            <text:p>0.131898734177215</text:p>
          </table:table-cell>
          <table:table-cell table:style-name="ce171" table:formula="of:=PRODUCT([.AA117]/[.AA118])" office:value-type="float" office:value="0.194" calcext:value-type="float">
            <text:p>0.194</text:p>
          </table:table-cell>
          <table:table-cell table:style-name="ce174" table:formula="of:=PRODUCT([.AB117]/[.AB118])" office:value-type="float" office:value="0.261212121212121" calcext:value-type="float">
            <text:p>0.261212121212121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42"/>
          <table:table-cell table:style-name="ce123"/>
          <table:table-cell table:style-name="ce161" office:value-type="date" office:date-value="2022-03-03" calcext:value-type="date">
            <text:p>03-Mar-22</text:p>
          </table:table-cell>
          <table:table-cell table:style-name="ce168" office:value-type="string" calcext:value-type="string">
            <text:p>ADJUSTED %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3.3" calcext:value-type="float">
            <text:p>23.3</text:p>
          </table:table-cell>
          <table:table-cell table:style-name="ce168" office:value-type="float" office:value="21.21" calcext:value-type="float">
            <text:p>21.21</text:p>
          </table:table-cell>
          <table:table-cell table:style-name="ce172" office:value-type="float" office:value="55.49" calcext:value-type="float">
            <text:p>55.49</text:p>
          </table:table-cell>
          <table:table-cell table:style-name="ce179"/>
          <table:table-cell table:number-columns-repeated="995"/>
        </table:table-row>
        <table:table-row table:style-name="ro1">
          <table:table-cell/>
          <table:table-cell table:style-name="ce123" table:number-columns-repeated="16"/>
          <table:table-cell table:style-name="ce149" office:value-type="string" calcext:value-type="string">
            <text:p>business</text:p>
          </table:table-cell>
          <table:table-cell table:style-name="ce149" office:value-type="float" office:value="45" calcext:value-type="float">
            <text:p>45</text:p>
          </table:table-cell>
          <table:table-cell table:style-name="ce149" office:value-type="float" office:value="0.45" calcext:value-type="float">
            <text:p>0.45</text:p>
          </table:table-cell>
          <table:table-cell table:style-name="ce142"/>
          <table:table-cell table:style-name="ce123"/>
          <table:table-cell table:style-name="ce164" office:value-type="string" calcext:value-type="string">
            <text:p>SURE</text:p>
          </table:table-cell>
          <table:table-cell table:style-name="ce169" office:value-type="string" calcext:value-type="string">
            <text:p>NFTS SOLD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84" calcext:value-type="float">
            <text:p>84</text:p>
          </table:table-cell>
          <table:table-cell table:style-name="ce169" office:value-type="float" office:value="52" calcext:value-type="float">
            <text:p>52</text:p>
          </table:table-cell>
          <table:table-cell table:style-name="ce173" office:value-type="float" office:value="101" calcext:value-type="float">
            <text:p>101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42"/>
          <table:table-cell table:style-name="ce123"/>
          <table:table-cell table:style-name="ce163"/>
          <table:table-cell table:style-name="ce170" office:value-type="string" calcext:value-type="string">
            <text:p>ADJUSTED DEC</text:p>
          </table:table-cell>
          <table:table-cell table:style-name="ce171" table:formula="of:=PRODUCT([.Y120]/[.Y121])" office:value-type="float" office:value="0" calcext:value-type="float">
            <text:p>0</text:p>
          </table:table-cell>
          <table:table-cell table:style-name="ce171" table:formula="of:=PRODUCT([.Z120]/[.Z121])" office:value-type="float" office:value="0.277380952380952" calcext:value-type="float">
            <text:p>0.277380952380952</text:p>
          </table:table-cell>
          <table:table-cell table:style-name="ce171" table:formula="of:=PRODUCT([.AA120]/[.AA121])" office:value-type="float" office:value="0.407884615384615" calcext:value-type="float">
            <text:p>0.407884615384615</text:p>
          </table:table-cell>
          <table:table-cell table:style-name="ce174" table:formula="of:=PRODUCT([.AB120]/[.AB121])" office:value-type="float" office:value="0.549405940594059" calcext:value-type="float">
            <text:p>0.549405940594059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42"/>
          <table:table-cell table:style-name="ce123"/>
          <table:table-cell table:style-name="ce161" office:value-type="date" office:date-value="2022-03-04" calcext:value-type="date">
            <text:p>04-Mar-22</text:p>
          </table:table-cell>
          <table:table-cell table:style-name="ce168" office:value-type="string" calcext:value-type="string">
            <text:p>ADJUSTED %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3.3" calcext:value-type="float">
            <text:p>23.3</text:p>
          </table:table-cell>
          <table:table-cell table:style-name="ce168" office:value-type="float" office:value="21.21" calcext:value-type="float">
            <text:p>21.21</text:p>
          </table:table-cell>
          <table:table-cell table:style-name="ce172" office:value-type="float" office:value="55.49" calcext:value-type="float">
            <text:p>55.49</text:p>
          </table:table-cell>
          <table:table-cell table:style-name="ce179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42"/>
          <table:table-cell table:style-name="ce123"/>
          <table:table-cell table:style-name="ce164" office:value-type="string" calcext:value-type="string">
            <text:p>CHES</text:p>
          </table:table-cell>
          <table:table-cell table:style-name="ce169" office:value-type="string" calcext:value-type="string">
            <text:p>NFTS SOLD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84" calcext:value-type="float">
            <text:p>84</text:p>
          </table:table-cell>
          <table:table-cell table:style-name="ce169" office:value-type="float" office:value="52" calcext:value-type="float">
            <text:p>52</text:p>
          </table:table-cell>
          <table:table-cell table:style-name="ce173" office:value-type="float" office:value="101" calcext:value-type="float">
            <text:p>101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42"/>
          <table:table-cell table:style-name="ce123"/>
          <table:table-cell table:style-name="ce163"/>
          <table:table-cell table:style-name="ce170" office:value-type="string" calcext:value-type="string">
            <text:p>ADJUSTED DEC</text:p>
          </table:table-cell>
          <table:table-cell table:style-name="ce171" table:formula="of:=PRODUCT([.Y123]/[.Y124])" office:value-type="float" office:value="0" calcext:value-type="float">
            <text:p>0</text:p>
          </table:table-cell>
          <table:table-cell table:style-name="ce171" table:formula="of:=PRODUCT([.Z123]/[.Z124])" office:value-type="float" office:value="0.277380952380952" calcext:value-type="float">
            <text:p>0.277380952380952</text:p>
          </table:table-cell>
          <table:table-cell table:style-name="ce171" table:formula="of:=PRODUCT([.AA123]/[.AA124])" office:value-type="float" office:value="0.407884615384615" calcext:value-type="float">
            <text:p>0.407884615384615</text:p>
          </table:table-cell>
          <table:table-cell table:style-name="ce174" table:formula="of:=PRODUCT([.AB123]/[.AB124])" office:value-type="float" office:value="0.549405940594059" calcext:value-type="float">
            <text:p>0.549405940594059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42"/>
          <table:table-cell table:style-name="ce123"/>
          <table:table-cell table:style-name="ce161" office:value-type="date" office:date-value="2022-03-05" calcext:value-type="date">
            <text:p>05-Mar-22</text:p>
          </table:table-cell>
          <table:table-cell table:style-name="ce168" office:value-type="string" calcext:value-type="string">
            <text:p>ADJUSTED %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10.42" calcext:value-type="float">
            <text:p>10.42</text:p>
          </table:table-cell>
          <table:table-cell table:style-name="ce168" office:value-type="float" office:value="8.73" calcext:value-type="float">
            <text:p>8.73</text:p>
          </table:table-cell>
          <table:table-cell table:style-name="ce172" office:value-type="float" office:value="25.86" calcext:value-type="float">
            <text:p>25.86</text:p>
          </table:table-cell>
          <table:table-cell table:style-name="ce179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57" office:value-type="float" office:value="369" calcext:value-type="float">
            <text:p>369</text:p>
          </table:table-cell>
          <table:table-cell table:style-name="ce123"/>
          <table:table-cell table:style-name="ce164" office:value-type="string" calcext:value-type="string">
            <text:p>GQ</text:p>
          </table:table-cell>
          <table:table-cell table:style-name="ce169" office:value-type="string" calcext:value-type="string">
            <text:p>NFTS SOLD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84" calcext:value-type="float">
            <text:p>84</text:p>
          </table:table-cell>
          <table:table-cell table:style-name="ce169" office:value-type="float" office:value="52" calcext:value-type="float">
            <text:p>52</text:p>
          </table:table-cell>
          <table:table-cell table:style-name="ce173" office:value-type="float" office:value="101" calcext:value-type="float">
            <text:p>101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57" office:value-type="float" office:value="84" calcext:value-type="float">
            <text:p>84</text:p>
          </table:table-cell>
          <table:table-cell table:style-name="ce123"/>
          <table:table-cell table:style-name="ce163"/>
          <table:table-cell table:style-name="ce170" office:value-type="string" calcext:value-type="string">
            <text:p>ADJUSTED DEC</text:p>
          </table:table-cell>
          <table:table-cell table:style-name="ce171" table:formula="of:=PRODUCT([.Y126]/[.Y127])" office:value-type="float" office:value="55" calcext:value-type="float">
            <text:p>55</text:p>
          </table:table-cell>
          <table:table-cell table:style-name="ce171" table:formula="of:=PRODUCT([.Z126]/[.Z127])" office:value-type="float" office:value="0.124047619047619" calcext:value-type="float">
            <text:p>0.124047619047619</text:p>
          </table:table-cell>
          <table:table-cell table:style-name="ce171" table:formula="of:=PRODUCT([.AA126]/[.AA127])" office:value-type="float" office:value="0.167884615384615" calcext:value-type="float">
            <text:p>0.167884615384615</text:p>
          </table:table-cell>
          <table:table-cell table:style-name="ce174" table:formula="of:=PRODUCT([.AB126]/[.AB127])" office:value-type="float" office:value="0.256039603960396" calcext:value-type="float">
            <text:p>0.256039603960396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42" table:formula="of:=PRODUCT([.U127];[.U128])" office:value-type="float" office:value="30996" calcext:value-type="float">
            <text:p>30996</text:p>
          </table:table-cell>
          <table:table-cell table:style-name="ce123"/>
          <table:table-cell table:style-name="ce161" office:value-type="date" office:date-value="2022-03-06" calcext:value-type="date">
            <text:p>06-Mar-22</text:p>
          </table:table-cell>
          <table:table-cell table:style-name="ce168" office:value-type="string" calcext:value-type="string">
            <text:p>ADJUSTED %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3.3" calcext:value-type="float">
            <text:p>23.3</text:p>
          </table:table-cell>
          <table:table-cell table:style-name="ce168" office:value-type="float" office:value="21.21" calcext:value-type="float">
            <text:p>21.21</text:p>
          </table:table-cell>
          <table:table-cell table:style-name="ce172" office:value-type="float" office:value="55.49" calcext:value-type="float">
            <text:p>55.49</text:p>
          </table:table-cell>
          <table:table-cell table:style-name="ce179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42"/>
          <table:table-cell table:style-name="ce123"/>
          <table:table-cell table:style-name="ce164" office:value-type="string" calcext:value-type="string">
            <text:p>TCG2</text:p>
          </table:table-cell>
          <table:table-cell table:style-name="ce169" office:value-type="string" calcext:value-type="string">
            <text:p>NFTS SOLD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84" calcext:value-type="float">
            <text:p>84</text:p>
          </table:table-cell>
          <table:table-cell table:style-name="ce169" office:value-type="float" office:value="52" calcext:value-type="float">
            <text:p>52</text:p>
          </table:table-cell>
          <table:table-cell table:style-name="ce173" office:value-type="float" office:value="101" calcext:value-type="float">
            <text:p>101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42"/>
          <table:table-cell table:style-name="ce123"/>
          <table:table-cell table:style-name="ce163"/>
          <table:table-cell table:style-name="ce170" office:value-type="string" calcext:value-type="string">
            <text:p>ADJUSTED DEC</text:p>
          </table:table-cell>
          <table:table-cell table:style-name="ce171" table:formula="of:=PRODUCT([.Y129]/[.Y130])" office:value-type="float" office:value="0" calcext:value-type="float">
            <text:p>0</text:p>
          </table:table-cell>
          <table:table-cell table:style-name="ce171" table:formula="of:=PRODUCT([.Z129]/[.Z130])" office:value-type="float" office:value="0.277380952380952" calcext:value-type="float">
            <text:p>0.277380952380952</text:p>
          </table:table-cell>
          <table:table-cell table:style-name="ce171" table:formula="of:=PRODUCT([.AA129]/[.AA130])" office:value-type="float" office:value="0.407884615384615" calcext:value-type="float">
            <text:p>0.407884615384615</text:p>
          </table:table-cell>
          <table:table-cell table:style-name="ce174" table:formula="of:=PRODUCT([.AB129]/[.AB130])" office:value-type="float" office:value="0.549405940594059" calcext:value-type="float">
            <text:p>0.549405940594059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42"/>
          <table:table-cell table:style-name="ce123"/>
          <table:table-cell table:style-name="ce165" office:value-type="date" office:date-value="2022-03-14" calcext:value-type="date">
            <text:p>14-Mar-22</text:p>
          </table:table-cell>
          <table:table-cell table:style-name="ce168" office:value-type="string" calcext:value-type="string">
            <text:p>ADJUSTED %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10.97" calcext:value-type="float">
            <text:p>10.97</text:p>
          </table:table-cell>
          <table:table-cell table:style-name="ce168" office:value-type="float" office:value="10.17" calcext:value-type="float">
            <text:p>10.17</text:p>
          </table:table-cell>
          <table:table-cell table:style-name="ce172" office:value-type="float" office:value="23.86" calcext:value-type="float">
            <text:p>23.86</text:p>
          </table:table-cell>
          <table:table-cell table:style-name="ce180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42"/>
          <table:table-cell table:style-name="ce123"/>
          <table:table-cell table:style-name="ce164" office:value-type="string" calcext:value-type="string">
            <text:p>ADAL</text:p>
          </table:table-cell>
          <table:table-cell table:style-name="ce169" office:value-type="string" calcext:value-type="string">
            <text:p>NFTS SOLD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92" calcext:value-type="float">
            <text:p>92</text:p>
          </table:table-cell>
          <table:table-cell table:style-name="ce169" office:value-type="float" office:value="58" calcext:value-type="float">
            <text:p>58</text:p>
          </table:table-cell>
          <table:table-cell table:style-name="ce173" office:value-type="float" office:value="101" calcext:value-type="float">
            <text:p>101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42"/>
          <table:table-cell table:style-name="ce123"/>
          <table:table-cell table:style-name="ce163"/>
          <table:table-cell table:style-name="ce170" office:value-type="string" calcext:value-type="string">
            <text:p>ADJUSTED DEC</text:p>
          </table:table-cell>
          <table:table-cell table:style-name="ce171" table:formula="of:=PRODUCT([.Y132]/[.Y133])" office:value-type="float" office:value="55" calcext:value-type="float">
            <text:p>55</text:p>
          </table:table-cell>
          <table:table-cell table:style-name="ce171" table:formula="of:=PRODUCT([.Z132]/[.Z133])" office:value-type="float" office:value="0.119239130434783" calcext:value-type="float">
            <text:p>0.119239130434783</text:p>
          </table:table-cell>
          <table:table-cell table:style-name="ce171" table:formula="of:=PRODUCT([.AA132]/[.AA133])" office:value-type="float" office:value="0.175344827586207" calcext:value-type="float">
            <text:p>0.175344827586207</text:p>
          </table:table-cell>
          <table:table-cell table:style-name="ce174" table:formula="of:=PRODUCT([.AB132]/[.AB133])" office:value-type="float" office:value="0.236237623762376" calcext:value-type="float">
            <text:p>0.236237623762376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42"/>
          <table:table-cell table:style-name="ce123"/>
          <table:table-cell table:style-name="ce165" office:value-type="date" office:date-value="2022-03-21" calcext:value-type="date">
            <text:p>21-Mar-22</text:p>
          </table:table-cell>
          <table:table-cell table:style-name="ce168" office:value-type="string" calcext:value-type="string">
            <text:p>ADJUSTED %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12.27" calcext:value-type="float">
            <text:p>12.27</text:p>
          </table:table-cell>
          <table:table-cell table:style-name="ce168" office:value-type="float" office:value="9.78" calcext:value-type="float">
            <text:p>9.78</text:p>
          </table:table-cell>
          <table:table-cell table:style-name="ce172" office:value-type="float" office:value="22.94" calcext:value-type="float">
            <text:p>22.94</text:p>
          </table:table-cell>
          <table:table-cell table:style-name="ce180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42"/>
          <table:table-cell table:style-name="ce123"/>
          <table:table-cell table:style-name="ce164" office:value-type="string" calcext:value-type="string">
            <text:p>ADAO</text:p>
          </table:table-cell>
          <table:table-cell table:style-name="ce169" office:value-type="string" calcext:value-type="string">
            <text:p>NFTS SOLD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107" calcext:value-type="float">
            <text:p>107</text:p>
          </table:table-cell>
          <table:table-cell table:style-name="ce169" office:value-type="float" office:value="58" calcext:value-type="float">
            <text:p>58</text:p>
          </table:table-cell>
          <table:table-cell table:style-name="ce173" office:value-type="float" office:value="101" calcext:value-type="float">
            <text:p>101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42"/>
          <table:table-cell table:style-name="ce123"/>
          <table:table-cell table:style-name="ce163"/>
          <table:table-cell table:style-name="ce170" office:value-type="string" calcext:value-type="string">
            <text:p>ADJUSTED DEC</text:p>
          </table:table-cell>
          <table:table-cell table:style-name="ce171" table:formula="of:=PRODUCT([.Y135]/[.Y136])" office:value-type="float" office:value="55" calcext:value-type="float">
            <text:p>55</text:p>
          </table:table-cell>
          <table:table-cell table:style-name="ce171" table:formula="of:=PRODUCT([.Z135]/[.Z136])" office:value-type="float" office:value="0.114672897196262" calcext:value-type="float">
            <text:p>0.114672897196262</text:p>
          </table:table-cell>
          <table:table-cell table:style-name="ce171" table:formula="of:=PRODUCT([.AA135]/[.AA136])" office:value-type="float" office:value="0.168620689655172" calcext:value-type="float">
            <text:p>0.168620689655172</text:p>
          </table:table-cell>
          <table:table-cell table:style-name="ce174" table:formula="of:=PRODUCT([.AB135]/[.AB136])" office:value-type="float" office:value="0.227128712871287" calcext:value-type="float">
            <text:p>0.227128712871287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42"/>
          <table:table-cell table:style-name="ce123"/>
          <table:table-cell table:style-name="ce165" office:value-type="date" office:date-value="2022-03-21" calcext:value-type="date">
            <text:p>21-Mar-22</text:p>
          </table:table-cell>
          <table:table-cell table:style-name="ce168" office:value-type="string" calcext:value-type="string">
            <text:p>ADJUSTED %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12.27" calcext:value-type="float">
            <text:p>12.27</text:p>
          </table:table-cell>
          <table:table-cell table:style-name="ce168" office:value-type="float" office:value="9.78" calcext:value-type="float">
            <text:p>9.78</text:p>
          </table:table-cell>
          <table:table-cell table:style-name="ce172" office:value-type="float" office:value="22.94" calcext:value-type="float">
            <text:p>22.94</text:p>
          </table:table-cell>
          <table:table-cell table:style-name="ce180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42"/>
          <table:table-cell table:style-name="ce123"/>
          <table:table-cell table:style-name="ce164" office:value-type="string" calcext:value-type="string">
            <text:p>QMALL</text:p>
          </table:table-cell>
          <table:table-cell table:style-name="ce169" office:value-type="string" calcext:value-type="string">
            <text:p>NFTS SOLD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107" calcext:value-type="float">
            <text:p>107</text:p>
          </table:table-cell>
          <table:table-cell table:style-name="ce169" office:value-type="float" office:value="58" calcext:value-type="float">
            <text:p>58</text:p>
          </table:table-cell>
          <table:table-cell table:style-name="ce173" office:value-type="float" office:value="101" calcext:value-type="float">
            <text:p>101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42"/>
          <table:table-cell table:style-name="ce123"/>
          <table:table-cell table:style-name="ce163"/>
          <table:table-cell table:style-name="ce170" office:value-type="string" calcext:value-type="string">
            <text:p>ADJUSTED DEC</text:p>
          </table:table-cell>
          <table:table-cell table:style-name="ce171" table:formula="of:=PRODUCT([.Y138]/[.Y139])" office:value-type="float" office:value="55" calcext:value-type="float">
            <text:p>55</text:p>
          </table:table-cell>
          <table:table-cell table:style-name="ce171" table:formula="of:=PRODUCT([.Z138]/[.Z139])" office:value-type="float" office:value="0.114672897196262" calcext:value-type="float">
            <text:p>0.114672897196262</text:p>
          </table:table-cell>
          <table:table-cell table:style-name="ce171" table:formula="of:=PRODUCT([.AA138]/[.AA139])" office:value-type="float" office:value="0.168620689655172" calcext:value-type="float">
            <text:p>0.168620689655172</text:p>
          </table:table-cell>
          <table:table-cell table:style-name="ce174" table:formula="of:=PRODUCT([.AB138]/[.AB139])" office:value-type="float" office:value="0.227128712871287" calcext:value-type="float">
            <text:p>0.227128712871287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42"/>
          <table:table-cell table:style-name="ce123"/>
          <table:table-cell table:style-name="ce166"/>
          <table:table-cell table:style-name="ce168" office:value-type="string" calcext:value-type="string">
            <text:p>ADJUSTED %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42"/>
          <table:table-cell table:style-name="ce123"/>
          <table:table-cell table:style-name="ce167"/>
          <table:table-cell table:style-name="ce169" office:value-type="string" calcext:value-type="string">
            <text:p>NFTS SOLD</text:p>
          </table:table-cell>
          <table:table-cell table:style-name="ce169" office:value-type="float" office:value="1" calcext:value-type="float">
            <text:p>1</text:p>
          </table:table-cell>
          <table:table-cell table:number-columns-repeated="2" table:style-name="ce16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42"/>
          <table:table-cell table:style-name="ce123"/>
          <table:table-cell table:style-name="ce163"/>
          <table:table-cell table:style-name="ce170" office:value-type="string" calcext:value-type="string">
            <text:p>ADJUSTED DEC</text:p>
          </table:table-cell>
          <table:table-cell table:style-name="ce171" table:formula="of:=PRODUCT([.Y141]/[.Y142])" office:value-type="float" office:value="0" calcext:value-type="float">
            <text:p>0</text:p>
          </table:table-cell>
          <table:table-cell table:style-name="ce171" table:formula="of:=PRODUCT([.Z141]/[.Z142])" office:value-type="string" office:string-value="" calcext:value-type="error">
            <text:p>#DIV/0!</text:p>
          </table:table-cell>
          <table:table-cell table:style-name="ce171" table:formula="of:=PRODUCT([.AA141]/[.AA142])" office:value-type="string" office:string-value="" calcext:value-type="error">
            <text:p>#DIV/0!</text:p>
          </table:table-cell>
          <table:table-cell table:style-name="ce174" table:formula="of:=PRODUCT([.AB141]/[.AB142])" office:value-type="string" office:string-value="" calcext:value-type="error">
            <text:p>#DIV/0!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42"/>
          <table:table-cell table:style-name="ce123"/>
          <table:table-cell table:style-name="ce166"/>
          <table:table-cell table:style-name="ce168" office:value-type="string" calcext:value-type="string">
            <text:p>ADJUSTED %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6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42"/>
          <table:table-cell table:style-name="ce123"/>
          <table:table-cell table:style-name="ce167"/>
          <table:table-cell table:style-name="ce169" office:value-type="string" calcext:value-type="string">
            <text:p>NFTS SOLD</text:p>
          </table:table-cell>
          <table:table-cell table:style-name="ce169" office:value-type="float" office:value="1" calcext:value-type="float">
            <text:p>1</text:p>
          </table:table-cell>
          <table:table-cell table:number-columns-repeated="2" table:style-name="ce16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6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42"/>
          <table:table-cell table:style-name="ce123"/>
          <table:table-cell table:style-name="ce163"/>
          <table:table-cell table:style-name="ce170" office:value-type="string" calcext:value-type="string">
            <text:p>ADJUSTED DEC</text:p>
          </table:table-cell>
          <table:table-cell table:style-name="ce171" table:formula="of:=PRODUCT([.Y144]/[.Y145])" office:value-type="float" office:value="0" calcext:value-type="float">
            <text:p>0</text:p>
          </table:table-cell>
          <table:table-cell table:style-name="ce171" table:formula="of:=PRODUCT([.Z144]/[.Z145])" office:value-type="string" office:string-value="" calcext:value-type="error">
            <text:p>#DIV/0!</text:p>
          </table:table-cell>
          <table:table-cell table:style-name="ce171" table:formula="of:=PRODUCT([.AA144]/[.AA145])" office:value-type="string" office:string-value="" calcext:value-type="error">
            <text:p>#DIV/0!</text:p>
          </table:table-cell>
          <table:table-cell table:style-name="ce174" table:formula="of:=PRODUCT([.AB144]/[.AB145])" office:value-type="string" office:string-value="" calcext:value-type="error">
            <text:p>#DIV/0!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42"/>
          <table:table-cell table:style-name="ce123"/>
          <table:table-cell table:style-name="ce166"/>
          <table:table-cell table:style-name="ce168" office:value-type="string" calcext:value-type="string">
            <text:p>ADJUSTED %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6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42"/>
          <table:table-cell table:style-name="ce123"/>
          <table:table-cell table:style-name="ce167"/>
          <table:table-cell table:style-name="ce169" office:value-type="string" calcext:value-type="string">
            <text:p>NFTS SOLD</text:p>
          </table:table-cell>
          <table:table-cell table:style-name="ce169" office:value-type="float" office:value="1" calcext:value-type="float">
            <text:p>1</text:p>
          </table:table-cell>
          <table:table-cell table:number-columns-repeated="2" table:style-name="ce16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6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42"/>
          <table:table-cell table:style-name="ce123"/>
          <table:table-cell table:style-name="ce163"/>
          <table:table-cell table:style-name="ce170" office:value-type="string" calcext:value-type="string">
            <text:p>ADJUSTED DEC</text:p>
          </table:table-cell>
          <table:table-cell table:style-name="ce171" table:formula="of:=PRODUCT([.Y147]/[.Y148])" office:value-type="float" office:value="0" calcext:value-type="float">
            <text:p>0</text:p>
          </table:table-cell>
          <table:table-cell table:style-name="ce171" table:formula="of:=PRODUCT([.Z147]/[.Z148])" office:value-type="string" office:string-value="" calcext:value-type="error">
            <text:p>#DIV/0!</text:p>
          </table:table-cell>
          <table:table-cell table:style-name="ce171" table:formula="of:=PRODUCT([.AA147]/[.AA148])" office:value-type="string" office:string-value="" calcext:value-type="error">
            <text:p>#DIV/0!</text:p>
          </table:table-cell>
          <table:table-cell table:style-name="ce174" table:formula="of:=PRODUCT([.AB147]/[.AB148])" office:value-type="string" office:string-value="" calcext:value-type="error">
            <text:p>#DIV/0!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3" table:number-columns-repeated="19"/>
          <table:table-cell table:style-name="ce142"/>
          <table:table-cell table:style-name="ce123" table:number-columns-repeated="3"/>
          <table:table-cell table:style-name="ce149" office:value-type="string" calcext:value-type="string">
            <text:p>BUS</text:p>
          </table:table-cell>
          <table:table-cell table:style-name="ce149" office:value-type="string" calcext:value-type="string">
            <text:p>GD</text:p>
          </table:table-cell>
          <table:table-cell table:style-name="ce149" office:value-type="string" calcext:value-type="string">
            <text:p>SD</text:p>
          </table:table-cell>
          <table:table-cell table:style-name="ce149" office:value-type="string" calcext:value-type="string">
            <text:p>DD</text:p>
          </table:table-cell>
          <table:table-cell table:style-name="ce177"/>
          <table:table-cell table:number-columns-repeated="995"/>
        </table:table-row>
        <table:table-row table:style-name="ro1">
          <table:table-cell table:number-columns-repeated="20"/>
          <table:table-cell table:style-name="ce158"/>
          <table:table-cell table:style-name="ce160" table:number-columns-repeated="7"/>
          <table:table-cell table:style-name="ce181"/>
          <table:table-cell table:number-columns-repeated="995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DRAGON  MATH'.B5:'DRAGON  MATH'.AB150">
            <calcext:condition calcext:apply-style-name="ConditionalStyle_6" calcext:value="&gt;0" calcext:base-cell-address="'DRAGON  MATH'.B5"/>
          </calcext:conditional-format>
        </calcext:conditional-formats>
      </table:table>
      <table:table table:name="FMFH SNAPSHOT" table:style-name="ta5">
        <table:table-column table:style-name="co2" table:number-columns-repeated="1024" table:default-cell-style-name="Default"/>
        <table:table-row table:style-name="ro3">
          <table:table-cell table:style-name="ce182" office:value-type="string" calcext:value-type="string">
            <text:p>This is the FMFH RADS Register and Snapshot Data Page. It converts all Random airdrops into 1 percent of total rad to allow calculations on the Maths Page.</text:p>
          </table:table-cell>
          <table:table-cell table:style-name="ce2" table:number-columns-repeated="24"/>
          <table:table-cell table:number-columns-repeated="999"/>
        </table:table-row>
        <table:table-row table:style-name="ro3">
          <table:table-cell table:style-name="ce2" table:number-columns-repeated="25"/>
          <table:table-cell table:number-columns-repeated="999"/>
        </table:table-row>
        <table:table-row table:style-name="ro3">
          <table:table-cell table:style-name="ce182" office:value-type="string" calcext:value-type="string">
            <text:p>This requires manual entry on each rad announcement. The Divestment Periods are also entered based purely on them being monthly and may not line up to actual rads. </text:p>
          </table:table-cell>
          <table:table-cell table:style-name="ce2" table:number-columns-repeated="24"/>
          <table:table-cell table:number-columns-repeated="999"/>
        </table:table-row>
        <table:table-row table:style-name="ro3">
          <table:table-cell table:style-name="ce183" office:value-type="string" calcext:value-type="string">
            <text:p>one percent</text:p>
          </table:table-cell>
          <table:table-cell table:number-columns-repeated="23" table:style-name="ce191" office:value-type="float" office:value="0.01" calcext:value-type="float">
            <text:p>0.01</text:p>
          </table:table-cell>
          <table:table-cell table:style-name="ce205" office:value-type="float" office:value="0.01" calcext:value-type="float">
            <text:p>0.01</text:p>
          </table:table-cell>
          <table:table-cell table:number-columns-repeated="999"/>
        </table:table-row>
        <table:table-row table:style-name="ro3">
          <table:table-cell table:style-name="ce184" office:value-type="string" calcext:value-type="string">
            <text:p>Network</text:p>
          </table:table-cell>
          <table:table-cell table:number-columns-repeated="9" table:style-name="ce81" office:value-type="string" calcext:value-type="string">
            <text:p>BSC</text:p>
          </table:table-cell>
          <table:table-cell table:number-columns-repeated="3" table:style-name="ce81" office:value-type="string" calcext:value-type="string">
            <text:p>VELAS</text:p>
          </table:table-cell>
          <table:table-cell table:style-name="ce81" table:number-columns-repeated="12"/>
          <table:table-cell table:number-columns-repeated="999"/>
        </table:table-row>
        <table:table-row table:style-name="ro3">
          <table:table-cell table:style-name="ce184" office:value-type="string" calcext:value-type="string">
            <text:p>Token</text:p>
          </table:table-cell>
          <table:table-cell table:style-name="ce81" office:value-type="string" calcext:value-type="string">
            <text:p>KATA</text:p>
          </table:table-cell>
          <table:table-cell table:style-name="ce81" office:value-type="string" calcext:value-type="string">
            <text:p>QMALL</text:p>
          </table:table-cell>
          <table:table-cell table:style-name="ce81" office:value-type="string" calcext:value-type="string">
            <text:p>SURE</text:p>
          </table:table-cell>
          <table:table-cell table:style-name="ce81" office:value-type="string" calcext:value-type="string">
            <text:p>CHES</text:p>
          </table:table-cell>
          <table:table-cell table:style-name="ce81" office:value-type="string" calcext:value-type="string">
            <text:p>TCG2</text:p>
          </table:table-cell>
          <table:table-cell table:style-name="ce81" office:value-type="string" calcext:value-type="string">
            <text:p>GQ</text:p>
          </table:table-cell>
          <table:table-cell table:style-name="ce81" office:value-type="string" calcext:value-type="string">
            <text:p>ADAL</text:p>
          </table:table-cell>
          <table:table-cell table:style-name="ce81" office:value-type="string" calcext:value-type="string">
            <text:p>ADAO</text:p>
          </table:table-cell>
          <table:table-cell table:number-columns-repeated="2" table:style-name="ce81" office:value-type="string" calcext:value-type="string">
            <text:p>VERVE</text:p>
          </table:table-cell>
          <table:table-cell table:style-name="ce81" office:value-type="string" calcext:value-type="string">
            <text:p>VGDT</text:p>
          </table:table-cell>
          <table:table-cell table:style-name="ce81" office:value-type="string" calcext:value-type="string">
            <text:p>ADAO</text:p>
          </table:table-cell>
          <table:table-cell table:style-name="ce81" table:number-columns-repeated="12"/>
          <table:table-cell table:number-columns-repeated="999"/>
        </table:table-row>
        <table:table-row table:style-name="ro3">
          <table:table-cell table:style-name="ce183" office:value-type="string" calcext:value-type="string">
            <text:p>Purchase Cost</text:p>
          </table:table-cell>
          <table:table-cell table:style-name="ce192" office:value-type="float" office:value="0" calcext:value-type="float">
            <text:p>0</text:p>
          </table:table-cell>
          <table:table-cell table:style-name="ce192" office:value-type="float" office:value="1245" calcext:value-type="float">
            <text:p>1245</text:p>
          </table:table-cell>
          <table:table-cell table:number-columns-repeated="3" table:style-name="ce192" office:value-type="float" office:value="0" calcext:value-type="float">
            <text:p>0</text:p>
          </table:table-cell>
          <table:table-cell table:style-name="ce192" office:value-type="float" office:value="380.75" calcext:value-type="float">
            <text:p>380.75</text:p>
          </table:table-cell>
          <table:table-cell table:style-name="ce192" office:value-type="float" office:value="1897.21" calcext:value-type="float">
            <text:p>1897.21</text:p>
          </table:table-cell>
          <table:table-cell table:style-name="ce192" office:value-type="float" office:value="774" calcext:value-type="float">
            <text:p>774</text:p>
          </table:table-cell>
          <table:table-cell table:number-columns-repeated="2" table:style-name="ce192" office:value-type="float" office:value="0" calcext:value-type="float">
            <text:p>0</text:p>
          </table:table-cell>
          <table:table-cell table:style-name="ce192" office:value-type="float" office:value="152.16" calcext:value-type="float">
            <text:p>152.16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12" table:style-name="ce201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5" office:value-type="string" calcext:value-type="string">
            <text:p>Avail on Launch</text:p>
          </table:table-cell>
          <table:table-cell table:style-name="ce193" office:value-type="float" office:value="44808" calcext:value-type="float">
            <text:p>44808</text:p>
          </table:table-cell>
          <table:table-cell table:style-name="ce193" office:value-type="float" office:value="5218.52" calcext:value-type="float">
            <text:p>5218.52</text:p>
          </table:table-cell>
          <table:table-cell table:number-columns-repeated="3" table:style-name="ce193" office:value-type="float" office:value="0" calcext:value-type="float">
            <text:p>0</text:p>
          </table:table-cell>
          <table:table-cell table:style-name="ce193" office:value-type="float" office:value="9524.33" calcext:value-type="float">
            <text:p>9524.33</text:p>
          </table:table-cell>
          <table:table-cell table:style-name="ce193" office:value-type="float" office:value="179.5347" calcext:value-type="float">
            <text:p>179.5347</text:p>
          </table:table-cell>
          <table:table-cell table:style-name="ce193" office:value-type="float" office:value="4074.62" calcext:value-type="float">
            <text:p>4074.62</text:p>
          </table:table-cell>
          <table:table-cell table:style-name="ce193" office:value-type="float" office:value="18626" calcext:value-type="float">
            <text:p>18626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6086.42" calcext:value-type="float">
            <text:p>6086.42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5" office:value-type="string" calcext:value-type="string">
            <text:p>Divest amount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2685.8" calcext:value-type="float">
            <text:p>2685.8</text:p>
          </table:table-cell>
          <table:table-cell table:number-columns-repeated="3" table:style-name="ce193" office:value-type="float" office:value="0" calcext:value-type="float">
            <text:p>0</text:p>
          </table:table-cell>
          <table:table-cell table:style-name="ce193" office:value-type="float" office:value="9524.33" calcext:value-type="float">
            <text:p>9524.33</text:p>
          </table:table-cell>
          <table:table-cell table:style-name="ce193" office:value-type="float" office:value="212.5196772" calcext:value-type="float">
            <text:p>212.5196772</text:p>
          </table:table-cell>
          <table:table-cell table:style-name="ce193" office:value-type="float" office:value="4074.62" calcext:value-type="float">
            <text:p>4074.62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style-name="ce193" office:value-type="float" office:value="2705.07" calcext:value-type="float">
            <text:p>2705.07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5" office:value-type="string" calcext:value-type="string">
            <text:p>Divest Periods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11" calcext:value-type="float">
            <text:p>11</text:p>
          </table:table-cell>
          <table:table-cell table:number-columns-repeated="3" table:style-name="ce193" office:value-type="float" office:value="0" calcext:value-type="float">
            <text:p>0</text:p>
          </table:table-cell>
          <table:table-cell table:style-name="ce193" office:value-type="float" office:value="10" calcext:value-type="float">
            <text:p>10</text:p>
          </table:table-cell>
          <table:table-cell table:style-name="ce193" office:value-type="float" office:value="9" calcext:value-type="float">
            <text:p>9</text:p>
          </table:table-cell>
          <table:table-cell table:style-name="ce193" office:value-type="float" office:value="4" calcext:value-type="float">
            <text:p>4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style-name="ce193" office:value-type="float" office:value="9" calcext:value-type="float">
            <text:p>9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5" office:value-type="string" calcext:value-type="string">
            <text:p>Divest total</text:p>
          </table:table-cell>
          <table:table-cell table:style-name="ce193" table:formula="of:=PRODUCT([.B9];[.B10])" office:value-type="float" office:value="0" calcext:value-type="float">
            <text:p>0</text:p>
          </table:table-cell>
          <table:table-cell table:style-name="ce193" table:formula="of:=PRODUCT([.C9];[.C10])" office:value-type="float" office:value="29543.8" calcext:value-type="float">
            <text:p>29543.8</text:p>
          </table:table-cell>
          <table:table-cell table:style-name="ce193" table:formula="of:=PRODUCT([.D9];[.D10])" office:value-type="float" office:value="0" calcext:value-type="float">
            <text:p>0</text:p>
          </table:table-cell>
          <table:table-cell table:style-name="ce193" table:formula="of:=PRODUCT([.E9];[.E10])" office:value-type="float" office:value="0" calcext:value-type="float">
            <text:p>0</text:p>
          </table:table-cell>
          <table:table-cell table:style-name="ce193" table:formula="of:=PRODUCT([.F9];[.F10])" office:value-type="float" office:value="0" calcext:value-type="float">
            <text:p>0</text:p>
          </table:table-cell>
          <table:table-cell table:style-name="ce193" table:formula="of:=PRODUCT([.G9];[.G10])" office:value-type="float" office:value="95243.3" calcext:value-type="float">
            <text:p>95243.3</text:p>
          </table:table-cell>
          <table:table-cell table:style-name="ce193" table:formula="of:=PRODUCT([.H9];[.H10])" office:value-type="float" office:value="1912.6770948" calcext:value-type="float">
            <text:p>1912.6770948</text:p>
          </table:table-cell>
          <table:table-cell table:style-name="ce193" table:formula="of:=PRODUCT([.I9];[.I10])" office:value-type="float" office:value="16298.48" calcext:value-type="float">
            <text:p>16298.48</text:p>
          </table:table-cell>
          <table:table-cell table:style-name="ce193" table:formula="of:=PRODUCT([.J9];[.J10])" office:value-type="float" office:value="0" calcext:value-type="float">
            <text:p>0</text:p>
          </table:table-cell>
          <table:table-cell table:style-name="ce193" table:formula="of:=PRODUCT([.K9];[.K10])" office:value-type="float" office:value="0" calcext:value-type="float">
            <text:p>0</text:p>
          </table:table-cell>
          <table:table-cell table:style-name="ce193" table:formula="of:=PRODUCT([.L9];[.L10])" office:value-type="float" office:value="24345.63" calcext:value-type="float">
            <text:p>24345.63</text:p>
          </table:table-cell>
          <table:table-cell table:style-name="ce198" table:formula="of:=PRODUCT([.M9];[.M10])" office:value-type="float" office:value="0" calcext:value-type="float">
            <text:p>0</text:p>
          </table:table-cell>
          <table:table-cell table:style-name="ce202" table:formula="of:=PRODUCT([.N9];[.N10])" office:value-type="float" office:value="0" calcext:value-type="float">
            <text:p>0</text:p>
          </table:table-cell>
          <table:table-cell table:style-name="ce202" office:value-type="float" office:value="0" calcext:value-type="float">
            <text:p>0</text:p>
          </table:table-cell>
          <table:table-cell table:style-name="ce202" table:formula="of:=PRODUCT([.P9];[.P10])" office:value-type="float" office:value="0" calcext:value-type="float">
            <text:p>0</text:p>
          </table:table-cell>
          <table:table-cell table:style-name="ce202" table:formula="of:=PRODUCT([.Q9];[.Q10])" office:value-type="float" office:value="0" calcext:value-type="float">
            <text:p>0</text:p>
          </table:table-cell>
          <table:table-cell table:style-name="ce202" table:formula="of:=PRODUCT([.R9];[.R10])" office:value-type="float" office:value="0" calcext:value-type="float">
            <text:p>0</text:p>
          </table:table-cell>
          <table:table-cell table:style-name="ce202" table:formula="of:=PRODUCT([.S9];[.S10])" office:value-type="float" office:value="0" calcext:value-type="float">
            <text:p>0</text:p>
          </table:table-cell>
          <table:table-cell table:style-name="ce202" table:formula="of:=PRODUCT([.T9];[.T10])" office:value-type="float" office:value="0" calcext:value-type="float">
            <text:p>0</text:p>
          </table:table-cell>
          <table:table-cell table:style-name="ce202" table:formula="of:=PRODUCT([.U9];[.U10])" office:value-type="float" office:value="0" calcext:value-type="float">
            <text:p>0</text:p>
          </table:table-cell>
          <table:table-cell table:style-name="ce202" table:formula="of:=PRODUCT([.V9];[.V10])" office:value-type="float" office:value="0" calcext:value-type="float">
            <text:p>0</text:p>
          </table:table-cell>
          <table:table-cell table:style-name="ce202" table:formula="of:=PRODUCT([.W9];[.W10])" office:value-type="float" office:value="0" calcext:value-type="float">
            <text:p>0</text:p>
          </table:table-cell>
          <table:table-cell table:style-name="ce202" table:formula="of:=PRODUCT([.X9];[.X10])" office:value-type="float" office:value="0" calcext:value-type="float">
            <text:p>0</text:p>
          </table:table-cell>
          <table:table-cell table:style-name="ce202" table:formula="of:=PRODUCT([.Y9];[.Y10]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5" office:value-type="string" calcext:value-type="string">
            <text:p>Total calculated</text:p>
          </table:table-cell>
          <table:table-cell table:style-name="ce193" table:formula="of:=[.B11]+[.B8]" office:value-type="float" office:value="44808" calcext:value-type="float">
            <text:p>44808</text:p>
          </table:table-cell>
          <table:table-cell table:style-name="ce193" table:formula="of:=[.C11]+[.C8]" office:value-type="float" office:value="34762.32" calcext:value-type="float">
            <text:p>34762.32</text:p>
          </table:table-cell>
          <table:table-cell table:style-name="ce193" table:formula="of:=[.D11]+[.D8]" office:value-type="float" office:value="0" calcext:value-type="float">
            <text:p>0</text:p>
          </table:table-cell>
          <table:table-cell table:style-name="ce193" table:formula="of:=[.E11]+[.E8]" office:value-type="float" office:value="0" calcext:value-type="float">
            <text:p>0</text:p>
          </table:table-cell>
          <table:table-cell table:style-name="ce193" table:formula="of:=[.F11]+[.F8]" office:value-type="float" office:value="0" calcext:value-type="float">
            <text:p>0</text:p>
          </table:table-cell>
          <table:table-cell table:style-name="ce193" office:value-type="float" office:value="95243.29" calcext:value-type="float">
            <text:p>95243.29</text:p>
          </table:table-cell>
          <table:table-cell table:style-name="ce193" table:formula="of:=[.H11]+[.H8]" office:value-type="float" office:value="2092.2117948" calcext:value-type="float">
            <text:p>2092.2117948</text:p>
          </table:table-cell>
          <table:table-cell table:style-name="ce193" table:formula="of:=[.I11]+[.I8]" office:value-type="float" office:value="20373.1" calcext:value-type="float">
            <text:p>20373.1</text:p>
          </table:table-cell>
          <table:table-cell table:style-name="ce193" table:formula="of:=[.J11]+[.J8]" office:value-type="float" office:value="18626" calcext:value-type="float">
            <text:p>18626</text:p>
          </table:table-cell>
          <table:table-cell table:style-name="ce193" table:formula="of:=[.K11]+[.K8]" office:value-type="float" office:value="0" calcext:value-type="float">
            <text:p>0</text:p>
          </table:table-cell>
          <table:table-cell table:style-name="ce193" table:formula="of:=[.L11]+[.L8]" office:value-type="float" office:value="30432.05" calcext:value-type="float">
            <text:p>30432.05</text:p>
          </table:table-cell>
          <table:table-cell table:style-name="ce198" table:formula="of:=[.M11]+[.M8]" office:value-type="float" office:value="0" calcext:value-type="float">
            <text:p>0</text:p>
          </table:table-cell>
          <table:table-cell table:style-name="ce202" table:formula="of:=[.N11]+[.N8]" office:value-type="float" office:value="0" calcext:value-type="float">
            <text:p>0</text:p>
          </table:table-cell>
          <table:table-cell table:style-name="ce202" office:value-type="float" office:value="0" calcext:value-type="float">
            <text:p>0</text:p>
          </table:table-cell>
          <table:table-cell table:style-name="ce202" table:formula="of:=[.P11]+[.P8]" office:value-type="float" office:value="0" calcext:value-type="float">
            <text:p>0</text:p>
          </table:table-cell>
          <table:table-cell table:style-name="ce202" table:formula="of:=[.Q11]+[.Q8]" office:value-type="float" office:value="0" calcext:value-type="float">
            <text:p>0</text:p>
          </table:table-cell>
          <table:table-cell table:style-name="ce202" table:formula="of:=[.R11]+[.R8]" office:value-type="float" office:value="0" calcext:value-type="float">
            <text:p>0</text:p>
          </table:table-cell>
          <table:table-cell table:style-name="ce202" table:formula="of:=[.S11]+[.S8]" office:value-type="float" office:value="0" calcext:value-type="float">
            <text:p>0</text:p>
          </table:table-cell>
          <table:table-cell table:style-name="ce202" table:formula="of:=[.T11]+[.T8]" office:value-type="float" office:value="0" calcext:value-type="float">
            <text:p>0</text:p>
          </table:table-cell>
          <table:table-cell table:style-name="ce202" table:formula="of:=[.U11]+[.U8]" office:value-type="float" office:value="0" calcext:value-type="float">
            <text:p>0</text:p>
          </table:table-cell>
          <table:table-cell table:style-name="ce202" table:formula="of:=[.V11]+[.V8]" office:value-type="float" office:value="0" calcext:value-type="float">
            <text:p>0</text:p>
          </table:table-cell>
          <table:table-cell table:style-name="ce202" table:formula="of:=[.W11]+[.W8]" office:value-type="float" office:value="0" calcext:value-type="float">
            <text:p>0</text:p>
          </table:table-cell>
          <table:table-cell table:style-name="ce202" table:formula="of:=[.X11]+[.X8]" office:value-type="float" office:value="0" calcext:value-type="float">
            <text:p>0</text:p>
          </table:table-cell>
          <table:table-cell table:style-name="ce202" table:formula="of:=[.Y11]+[.Y8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6" office:value-type="string" calcext:value-type="string">
            <text:p>Total Allocated</text:p>
          </table:table-cell>
          <table:table-cell table:style-name="ce194" table:formula="of:=[.B12]+[.B9]" office:value-type="float" office:value="44808" calcext:value-type="float">
            <text:p>44808</text:p>
          </table:table-cell>
          <table:table-cell table:style-name="ce194" office:value-type="float" office:value="34790.13" calcext:value-type="float">
            <text:p>34790.13</text:p>
          </table:table-cell>
          <table:table-cell table:number-columns-repeated="3" table:style-name="ce194" office:value-type="float" office:value="0" calcext:value-type="float">
            <text:p>0</text:p>
          </table:table-cell>
          <table:table-cell table:style-name="ce194" office:value-type="float" office:value="95243.29" calcext:value-type="float">
            <text:p>95243.29</text:p>
          </table:table-cell>
          <table:table-cell table:style-name="ce194" office:value-type="float" office:value="2092.211795" calcext:value-type="float">
            <text:p>2092.211795</text:p>
          </table:table-cell>
          <table:table-cell table:style-name="ce194" office:value-type="float" office:value="20373" calcext:value-type="float">
            <text:p>20373</text:p>
          </table:table-cell>
          <table:table-cell table:style-name="ce194" office:value-type="float" office:value="18626" calcext:value-type="float">
            <text:p>18626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30432.12" calcext:value-type="float">
            <text:p>30432.12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12" table:style-name="ce203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7" office:value-type="date" office:date-value="2022-02-15" calcext:value-type="date">
            <text:p>15-Feb-22</text:p>
          </table:table-cell>
          <table:table-cell table:style-name="ce193" table:formula="of:=PRODUCT([.B4];[.B8])" office:value-type="float" office:value="448.08" calcext:value-type="float">
            <text:p>448.08</text:p>
          </table:table-cell>
          <table:table-cell table:style-name="ce193" table:formula="of:=PRODUCT([.C4];[.C8])" office:value-type="float" office:value="52.1852" calcext:value-type="float">
            <text:p>52.1852</text:p>
          </table:table-cell>
          <table:table-cell table:number-columns-repeated="9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8" office:value-type="date" office:date-value="2022-03-02" calcext:value-type="date">
            <text:p>02-Mar-22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style-name="ce193" table:formula="of:=PRODUCT([.D4];[.D8])" office:value-type="float" office:value="0" calcext:value-type="float">
            <text:p>0</text:p>
          </table:table-cell>
          <table:table-cell table:style-name="ce193" table:formula="of:=PRODUCT([.E4];[.E8])" office:value-type="float" office:value="0" calcext:value-type="float">
            <text:p>0</text:p>
          </table:table-cell>
          <table:table-cell table:style-name="ce193" table:formula="of:=PRODUCT([.F4];[.F8])" office:value-type="float" office:value="0" calcext:value-type="float">
            <text:p>0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3" table:formula="of:=PRODUCT([.K4];[.K8])" office:value-type="float" office:value="0" calcext:value-type="float">
            <text:p>0</text:p>
          </table:table-cell>
          <table:table-cell table:style-name="ce193" table:formula="of:=PRODUCT([.L4];[.L8])" office:value-type="float" office:value="60.8642" calcext:value-type="float">
            <text:p>60.8642</text:p>
          </table:table-cell>
          <table:table-cell table:style-name="ce198" table:formula="of:=PRODUCT([.M4];[.M8])" office:value-type="float" office:value="0" calcext:value-type="float">
            <text:p>0</text:p>
          </table:table-cell>
          <table:table-cell table:style-name="ce202" table:formula="of:=PRODUCT([.N4];[.N8])" office:value-type="float" office:value="0" calcext:value-type="float">
            <text:p>0</text:p>
          </table:table-cell>
          <table:table-cell table:number-columns-repeated="11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8" office:value-type="date" office:date-value="2022-03-03" calcext:value-type="date">
            <text:p>03-Mar-22</text:p>
          </table:table-cell>
          <table:table-cell table:style-name="ce193" office:value-type="float" office:value="2207" calcext:value-type="float">
            <text:p>2207</text:p>
          </table:table-cell>
          <table:table-cell table:style-name="ce193" office:value-type="float" office:value="0" calcext:value-type="float">
            <text:p>0</text:p>
          </table:table-cell>
          <table:table-cell table:style-name="ce193" table:formula="of:=PRODUCT([.D4];[.D9])" office:value-type="float" office:value="0" calcext:value-type="float">
            <text:p>0</text:p>
          </table:table-cell>
          <table:table-cell table:style-name="ce193" table:formula="of:=PRODUCT([.E4];[.E9])" office:value-type="float" office:value="0" calcext:value-type="float">
            <text:p>0</text:p>
          </table:table-cell>
          <table:table-cell table:style-name="ce193" table:formula="of:=PRODUCT([.F4];[.F9])" office:value-type="float" office:value="0" calcext:value-type="float">
            <text:p>0</text:p>
          </table:table-cell>
          <table:table-cell table:style-name="ce196" table:formula="of:=PRODUCT([.G4];[.G8])" office:value-type="float" office:value="95.2433" calcext:value-type="float">
            <text:p>95.2433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style-name="ce193" table:formula="of:=PRODUCT([.J4];[.J9])" office:value-type="float" office:value="0" calcext:value-type="float">
            <text:p>0</text:p>
          </table:table-cell>
          <table:table-cell table:style-name="ce193" table:formula="of:=PRODUCT([.K4];[.K9])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3-05" calcext:value-type="date">
            <text:p>5-Mar-22</text:p>
          </table:table-cell>
          <table:table-cell table:number-columns-repeated="6" table:style-name="ce193" office:value-type="float" office:value="0" calcext:value-type="float">
            <text:p>0</text:p>
          </table:table-cell>
          <table:table-cell table:style-name="ce196" office:value-type="float" office:value="0" calcext:value-type="float">
            <text:p>0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3-14" calcext:value-type="date">
            <text:p>14-Mar-22</text:p>
          </table:table-cell>
          <table:table-cell table:style-name="ce193" office:value-type="float" office:value="1840" calcext:value-type="float">
            <text:p>1840</text:p>
          </table:table-cell>
          <table:table-cell table:number-columns-repeated="5" table:style-name="ce193" office:value-type="float" office:value="0" calcext:value-type="float">
            <text:p>0</text:p>
          </table:table-cell>
          <table:table-cell table:style-name="ce196" table:formula="of:=PRODUCT([.H4];[.H8])" office:value-type="float" office:value="1.795347" calcext:value-type="float">
            <text:p>1.795347</text:p>
          </table:table-cell>
          <table:table-cell table:style-name="ce193" office:value-type="float" office:value="0" calcext:value-type="float">
            <text:p>0</text:p>
          </table:table-cell>
          <table:table-cell table:style-name="ce193" table:formula="of:=[.J16]" office:value-type="float" office:value="0" calcext:value-type="float">
            <text:p>0</text:p>
          </table:table-cell>
          <table:table-cell table:style-name="ce193" table:formula="of:=[.K16]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3-21" calcext:value-type="date">
            <text:p>21-Mar-22</text:p>
          </table:table-cell>
          <table:table-cell table:style-name="ce193" office:value-type="float" office:value="0" calcext:value-type="float">
            <text:p>0</text:p>
          </table:table-cell>
          <table:table-cell table:style-name="ce196" table:formula="of:=PRODUCT([.C4];[.C9])" office:value-type="float" office:value="26.858" calcext:value-type="float">
            <text:p>26.858</text:p>
          </table:table-cell>
          <table:table-cell table:number-columns-repeated="5" table:style-name="ce193" office:value-type="float" office:value="0" calcext:value-type="float">
            <text:p>0</text:p>
          </table:table-cell>
          <table:table-cell table:style-name="ce196" table:formula="of:=PRODUCT([.I4];[.I8])" office:value-type="float" office:value="40.7462" calcext:value-type="float">
            <text:p>40.7462</text:p>
          </table:table-cell>
          <table:table-cell table:style-name="ce193" table:formula="of:=PRODUCT([.J4];[.J8])" office:value-type="float" office:value="186.26" calcext:value-type="float">
            <text:p>186.26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3-28" calcext:value-type="date">
            <text:p>28-Mar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4-04" calcext:value-type="date">
            <text:p>4-Apr-22</text:p>
          </table:table-cell>
          <table:table-cell table:number-columns-repeated="5" table:style-name="ce193" office:value-type="float" office:value="0" calcext:value-type="float">
            <text:p>0</text:p>
          </table:table-cell>
          <table:table-cell table:style-name="ce193" table:formula="of:=PRODUCT([.G4];[.G9])" office:value-type="float" office:value="95.2433" calcext:value-type="float">
            <text:p>95.2433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L4];[.L9])" office:value-type="float" office:value="27.0507" calcext:value-type="float">
            <text:p>27.0507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4-11" calcext:value-type="date">
            <text:p>11-Apr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4-18" calcext:value-type="date">
            <text:p>18-Apr-22</text:p>
          </table:table-cell>
          <table:table-cell table:style-name="ce193" office:value-type="float" office:value="0" calcext:value-type="float">
            <text:p>0</text:p>
          </table:table-cell>
          <table:table-cell table:style-name="ce196" table:formula="of:=PRODUCT([.C4];[.C9])" office:value-type="float" office:value="26.858" calcext:value-type="float">
            <text:p>26.858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3" table:formula="of:=PRODUCT([.H4];[.H9])" office:value-type="float" office:value="2.125196772" calcext:value-type="float">
            <text:p>2.125196772</text:p>
          </table:table-cell>
          <table:table-cell table:style-name="ce193" table:formula="of:=PRODUCT([.I4];[.I9])" office:value-type="float" office:value="40.7462" calcext:value-type="float">
            <text:p>40.7462</text:p>
          </table:table-cell>
          <table:table-cell table:number-columns-repeated="3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4-25" calcext:value-type="date">
            <text:p>25-Apr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5-02" calcext:value-type="date">
            <text:p>2-May-22</text:p>
          </table:table-cell>
          <table:table-cell table:number-columns-repeated="5" table:style-name="ce193" office:value-type="float" office:value="0" calcext:value-type="float">
            <text:p>0</text:p>
          </table:table-cell>
          <table:table-cell table:style-name="ce196" table:formula="of:=PRODUCT([.G4];[.G9])" office:value-type="float" office:value="95.2433" calcext:value-type="float">
            <text:p>95.2433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L4];[.L9])" office:value-type="float" office:value="27.0507" calcext:value-type="float">
            <text:p>27.0507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5-09" calcext:value-type="date">
            <text:p>9-May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5-16" calcext:value-type="date">
            <text:p>16-May-22</text:p>
          </table:table-cell>
          <table:table-cell table:style-name="ce193" office:value-type="float" office:value="0" calcext:value-type="float">
            <text:p>0</text:p>
          </table:table-cell>
          <table:table-cell table:style-name="ce196" table:formula="of:=PRODUCT([.C4];[.C9])" office:value-type="float" office:value="26.858" calcext:value-type="float">
            <text:p>26.858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H4];[.H9])" office:value-type="float" office:value="2.125196772" calcext:value-type="float">
            <text:p>2.125196772</text:p>
          </table:table-cell>
          <table:table-cell table:style-name="ce196" table:formula="of:=PRODUCT([.I4];[.I9])" office:value-type="float" office:value="40.7462" calcext:value-type="float">
            <text:p>40.7462</text:p>
          </table:table-cell>
          <table:table-cell table:number-columns-repeated="3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5-23" calcext:value-type="date">
            <text:p>23-May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5-30" calcext:value-type="date">
            <text:p>30-May-22</text:p>
          </table:table-cell>
          <table:table-cell table:number-columns-repeated="5" table:style-name="ce193" office:value-type="float" office:value="0" calcext:value-type="float">
            <text:p>0</text:p>
          </table:table-cell>
          <table:table-cell table:style-name="ce196" table:formula="of:=PRODUCT([.G4];[.G9])" office:value-type="float" office:value="95.2433" calcext:value-type="float">
            <text:p>95.2433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L4];[.L9])" office:value-type="float" office:value="27.0507" calcext:value-type="float">
            <text:p>27.0507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6-06" calcext:value-type="date">
            <text:p>6-Jun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6-13" calcext:value-type="date">
            <text:p>13-Jun-22</text:p>
          </table:table-cell>
          <table:table-cell table:style-name="ce193" office:value-type="float" office:value="0" calcext:value-type="float">
            <text:p>0</text:p>
          </table:table-cell>
          <table:table-cell table:style-name="ce196" table:formula="of:=PRODUCT([.C4];[.C9])" office:value-type="float" office:value="26.858" calcext:value-type="float">
            <text:p>26.858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H4];[.H9])" office:value-type="float" office:value="2.125196772" calcext:value-type="float">
            <text:p>2.125196772</text:p>
          </table:table-cell>
          <table:table-cell table:style-name="ce196" table:formula="of:=PRODUCT([.I4];[.I9])" office:value-type="float" office:value="40.7462" calcext:value-type="float">
            <text:p>40.7462</text:p>
          </table:table-cell>
          <table:table-cell table:number-columns-repeated="3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6-20" calcext:value-type="date">
            <text:p>20-Jun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6-27" calcext:value-type="date">
            <text:p>27-Jun-22</text:p>
          </table:table-cell>
          <table:table-cell table:number-columns-repeated="5" table:style-name="ce193" office:value-type="float" office:value="0" calcext:value-type="float">
            <text:p>0</text:p>
          </table:table-cell>
          <table:table-cell table:style-name="ce196" table:formula="of:=PRODUCT([.G4];[.G9])" office:value-type="float" office:value="95.2433" calcext:value-type="float">
            <text:p>95.2433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L4];[.L9])" office:value-type="float" office:value="27.0507" calcext:value-type="float">
            <text:p>27.0507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7-04" calcext:value-type="date">
            <text:p>4-Jul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7-11" calcext:value-type="date">
            <text:p>11-Jul-22</text:p>
          </table:table-cell>
          <table:table-cell table:style-name="ce193" office:value-type="float" office:value="0" calcext:value-type="float">
            <text:p>0</text:p>
          </table:table-cell>
          <table:table-cell table:style-name="ce196" table:formula="of:=PRODUCT([.C4];[.C9])" office:value-type="float" office:value="26.858" calcext:value-type="float">
            <text:p>26.858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H4];[.H9])" office:value-type="float" office:value="2.125196772" calcext:value-type="float">
            <text:p>2.125196772</text:p>
          </table:table-cell>
          <table:table-cell table:style-name="ce196" table:formula="of:=PRODUCT([.I4];[.I9])" office:value-type="float" office:value="40.7462" calcext:value-type="float">
            <text:p>40.7462</text:p>
          </table:table-cell>
          <table:table-cell table:number-columns-repeated="3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7-18" calcext:value-type="date">
            <text:p>18-Jul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7-25" calcext:value-type="date">
            <text:p>25-Jul-22</text:p>
          </table:table-cell>
          <table:table-cell table:number-columns-repeated="5" table:style-name="ce193" office:value-type="float" office:value="0" calcext:value-type="float">
            <text:p>0</text:p>
          </table:table-cell>
          <table:table-cell table:style-name="ce196" table:formula="of:=PRODUCT([.G4];[.G9])" office:value-type="float" office:value="95.2433" calcext:value-type="float">
            <text:p>95.2433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L4];[.L9])" office:value-type="float" office:value="27.0507" calcext:value-type="float">
            <text:p>27.0507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8-01" calcext:value-type="date">
            <text:p>1-Aug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8-08" calcext:value-type="date">
            <text:p>8-Aug-22</text:p>
          </table:table-cell>
          <table:table-cell table:style-name="ce193" office:value-type="float" office:value="0" calcext:value-type="float">
            <text:p>0</text:p>
          </table:table-cell>
          <table:table-cell table:style-name="ce196" table:formula="of:=PRODUCT([.C4];[.C9])" office:value-type="float" office:value="26.858" calcext:value-type="float">
            <text:p>26.858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H4];[.H9])" office:value-type="float" office:value="2.125196772" calcext:value-type="float">
            <text:p>2.125196772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8-15" calcext:value-type="date">
            <text:p>15-Aug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8-22" calcext:value-type="date">
            <text:p>22-Aug-22</text:p>
          </table:table-cell>
          <table:table-cell table:number-columns-repeated="5" table:style-name="ce193" office:value-type="float" office:value="0" calcext:value-type="float">
            <text:p>0</text:p>
          </table:table-cell>
          <table:table-cell table:style-name="ce196" table:formula="of:=PRODUCT([.G4];[.G9])" office:value-type="float" office:value="95.2433" calcext:value-type="float">
            <text:p>95.2433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L4];[.L9])" office:value-type="float" office:value="27.0507" calcext:value-type="float">
            <text:p>27.0507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8-29" calcext:value-type="date">
            <text:p>29-Aug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9-05" calcext:value-type="date">
            <text:p>5-Sep-22</text:p>
          </table:table-cell>
          <table:table-cell table:style-name="ce193" office:value-type="float" office:value="0" calcext:value-type="float">
            <text:p>0</text:p>
          </table:table-cell>
          <table:table-cell table:style-name="ce196" table:formula="of:=PRODUCT([.C4];[.C9])" office:value-type="float" office:value="26.858" calcext:value-type="float">
            <text:p>26.858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H4];[.H9])" office:value-type="float" office:value="2.125196772" calcext:value-type="float">
            <text:p>2.125196772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9-12" calcext:value-type="date">
            <text:p>12-Sep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9-19" calcext:value-type="date">
            <text:p>19-Sep-22</text:p>
          </table:table-cell>
          <table:table-cell table:number-columns-repeated="5" table:style-name="ce193" office:value-type="float" office:value="0" calcext:value-type="float">
            <text:p>0</text:p>
          </table:table-cell>
          <table:table-cell table:style-name="ce196" table:formula="of:=PRODUCT([.G4];[.G9])" office:value-type="float" office:value="95.2433" calcext:value-type="float">
            <text:p>95.2433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L4];[.L9])" office:value-type="float" office:value="27.0507" calcext:value-type="float">
            <text:p>27.0507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9-26" calcext:value-type="date">
            <text:p>26-Sep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10-03" calcext:value-type="date">
            <text:p>3-Oct-22</text:p>
          </table:table-cell>
          <table:table-cell table:style-name="ce193" office:value-type="float" office:value="0" calcext:value-type="float">
            <text:p>0</text:p>
          </table:table-cell>
          <table:table-cell table:style-name="ce196" table:formula="of:=PRODUCT([.C4];[.C9])" office:value-type="float" office:value="26.858" calcext:value-type="float">
            <text:p>26.858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H4];[.H9])" office:value-type="float" office:value="2.125196772" calcext:value-type="float">
            <text:p>2.125196772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10-10" calcext:value-type="date">
            <text:p>10-Oct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10-17" calcext:value-type="date">
            <text:p>17-Oct-22</text:p>
          </table:table-cell>
          <table:table-cell table:number-columns-repeated="5" table:style-name="ce193" office:value-type="float" office:value="0" calcext:value-type="float">
            <text:p>0</text:p>
          </table:table-cell>
          <table:table-cell table:style-name="ce196" table:formula="of:=PRODUCT([.G4];[.G9])" office:value-type="float" office:value="95.2433" calcext:value-type="float">
            <text:p>95.2433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L4];[.L9])" office:value-type="float" office:value="27.0507" calcext:value-type="float">
            <text:p>27.0507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10-24" calcext:value-type="date">
            <text:p>24-Oct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10-31" calcext:value-type="date">
            <text:p>31-Oct-22</text:p>
          </table:table-cell>
          <table:table-cell table:style-name="ce193" office:value-type="float" office:value="0" calcext:value-type="float">
            <text:p>0</text:p>
          </table:table-cell>
          <table:table-cell table:style-name="ce196" table:formula="of:=PRODUCT([.C4];[.C9])" office:value-type="float" office:value="26.858" calcext:value-type="float">
            <text:p>26.858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H4];[.H9])" office:value-type="float" office:value="2.125196772" calcext:value-type="float">
            <text:p>2.125196772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11-07" calcext:value-type="date">
            <text:p>7-Nov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11-14" calcext:value-type="date">
            <text:p>14-Nov-22</text:p>
          </table:table-cell>
          <table:table-cell table:number-columns-repeated="5" table:style-name="ce193" office:value-type="float" office:value="0" calcext:value-type="float">
            <text:p>0</text:p>
          </table:table-cell>
          <table:table-cell table:style-name="ce196" table:formula="of:=PRODUCT([.G4];[.G9])" office:value-type="float" office:value="95.2433" calcext:value-type="float">
            <text:p>95.2433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L4];[.L9])" office:value-type="float" office:value="27.0507" calcext:value-type="float">
            <text:p>27.0507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11-21" calcext:value-type="date">
            <text:p>21-Nov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11-28" calcext:value-type="date">
            <text:p>28-Nov-22</text:p>
          </table:table-cell>
          <table:table-cell table:style-name="ce193" office:value-type="float" office:value="0" calcext:value-type="float">
            <text:p>0</text:p>
          </table:table-cell>
          <table:table-cell table:style-name="ce196" table:formula="of:=PRODUCT([.C4];[.C9])" office:value-type="float" office:value="26.858" calcext:value-type="float">
            <text:p>26.858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H4];[.H9])" office:value-type="float" office:value="2.125196772" calcext:value-type="float">
            <text:p>2.125196772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12-05" calcext:value-type="date">
            <text:p>5-Dec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12-12" calcext:value-type="date">
            <text:p>12-Dec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12-19" calcext:value-type="date">
            <text:p>19-Dec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12-26" calcext:value-type="date">
            <text:p>26-Dec-22</text:p>
          </table:table-cell>
          <table:table-cell table:style-name="ce193" office:value-type="float" office:value="0" calcext:value-type="float">
            <text:p>0</text:p>
          </table:table-cell>
          <table:table-cell table:style-name="ce196" table:formula="of:=PRODUCT([.C4];[.C9])" office:value-type="float" office:value="26.858" calcext:value-type="float">
            <text:p>26.858</text:p>
          </table:table-cell>
          <table:table-cell table:number-columns-repeated="9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1-02" calcext:value-type="date">
            <text:p>2-Jan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1-09" calcext:value-type="date">
            <text:p>9-Jan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1-16" calcext:value-type="date">
            <text:p>16-Jan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1-23" calcext:value-type="date">
            <text:p>23-Jan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1-30" calcext:value-type="date">
            <text:p>30-Jan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2-06" calcext:value-type="date">
            <text:p>6-Feb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2-13" calcext:value-type="date">
            <text:p>13-Feb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2-20" calcext:value-type="date">
            <text:p>20-Feb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2-27" calcext:value-type="date">
            <text:p>27-Feb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3-06" calcext:value-type="date">
            <text:p>6-Mar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3-13" calcext:value-type="date">
            <text:p>13-Mar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3-20" calcext:value-type="date">
            <text:p>20-Mar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3-27" calcext:value-type="date">
            <text:p>27-Mar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4-03" calcext:value-type="date">
            <text:p>3-Apr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4-10" calcext:value-type="date">
            <text:p>10-Apr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4-17" calcext:value-type="date">
            <text:p>17-Apr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4-24" calcext:value-type="date">
            <text:p>24-Apr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5-01" calcext:value-type="date">
            <text:p>1-May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5-08" calcext:value-type="date">
            <text:p>8-May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5-15" calcext:value-type="date">
            <text:p>15-May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5-22" calcext:value-type="date">
            <text:p>22-May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5-29" calcext:value-type="date">
            <text:p>29-May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6-05" calcext:value-type="date">
            <text:p>5-Jun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6-12" calcext:value-type="date">
            <text:p>12-Jun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6-19" calcext:value-type="date">
            <text:p>19-Jun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6-26" calcext:value-type="date">
            <text:p>26-Jun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7-03" calcext:value-type="date">
            <text:p>3-Jul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7-10" calcext:value-type="date">
            <text:p>10-Jul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7-17" calcext:value-type="date">
            <text:p>17-Jul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7-24" calcext:value-type="date">
            <text:p>24-Jul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7-31" calcext:value-type="date">
            <text:p>31-Jul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8-07" calcext:value-type="date">
            <text:p>7-Aug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8-14" calcext:value-type="date">
            <text:p>14-Aug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8-21" calcext:value-type="date">
            <text:p>21-Aug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8-28" calcext:value-type="date">
            <text:p>28-Aug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9-04" calcext:value-type="date">
            <text:p>4-Sep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9-11" calcext:value-type="date">
            <text:p>11-Sep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9-18" calcext:value-type="date">
            <text:p>18-Sep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9-25" calcext:value-type="date">
            <text:p>25-Sep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10-02" calcext:value-type="date">
            <text:p>2-Oct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10-09" calcext:value-type="date">
            <text:p>9-Oct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10-16" calcext:value-type="date">
            <text:p>16-Oct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10-23" calcext:value-type="date">
            <text:p>23-Oct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10-30" calcext:value-type="date">
            <text:p>30-Oct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11-06" calcext:value-type="date">
            <text:p>6-Nov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11-13" calcext:value-type="date">
            <text:p>13-Nov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11-20" calcext:value-type="date">
            <text:p>20-Nov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11-27" calcext:value-type="date">
            <text:p>27-Nov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12-04" calcext:value-type="date">
            <text:p>4-Dec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12-11" calcext:value-type="date">
            <text:p>11-Dec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12-18" calcext:value-type="date">
            <text:p>18-Dec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12-25" calcext:value-type="date">
            <text:p>25-Dec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4-01-01" calcext:value-type="date">
            <text:p>1-Jan-24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4-01-08" calcext:value-type="date">
            <text:p>8-Jan-24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4-01-15" calcext:value-type="date">
            <text:p>15-Jan-24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4-01-22" calcext:value-type="date">
            <text:p>22-Jan-24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4-01-29" calcext:value-type="date">
            <text:p>29-Jan-24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4-02-05" calcext:value-type="date">
            <text:p>5-Feb-24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4-02-12" calcext:value-type="date">
            <text:p>12-Feb-24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90" office:value-type="string" calcext:value-type="string">
            <text:p>TOTAL</text:p>
          </table:table-cell>
          <table:table-cell table:style-name="ce195" table:formula="of:=SUM([.B14:.B118])" office:value-type="float" office:value="4495.08" calcext:value-type="float">
            <text:p>4495.08</text:p>
          </table:table-cell>
          <table:table-cell table:style-name="ce195" table:formula="of:=SUM([.C14:.C118])" office:value-type="float" office:value="347.6232" calcext:value-type="float">
            <text:p>347.6232</text:p>
          </table:table-cell>
          <table:table-cell table:style-name="ce195" table:formula="of:=SUM([.D14:.D118])" office:value-type="float" office:value="0" calcext:value-type="float">
            <text:p>0</text:p>
          </table:table-cell>
          <table:table-cell table:style-name="ce195" table:formula="of:=SUM([.E14:.E118])" office:value-type="float" office:value="0" calcext:value-type="float">
            <text:p>0</text:p>
          </table:table-cell>
          <table:table-cell table:style-name="ce195" table:formula="of:=SUM([.F14:.F118])" office:value-type="float" office:value="0" calcext:value-type="float">
            <text:p>0</text:p>
          </table:table-cell>
          <table:table-cell table:style-name="ce195" table:formula="of:=SUM([.G14:.G118])" office:value-type="float" office:value="952.433" calcext:value-type="float">
            <text:p>952.433</text:p>
          </table:table-cell>
          <table:table-cell table:style-name="ce195" table:formula="of:=SUM([.H14:.H118])" office:value-type="float" office:value="20.922117948" calcext:value-type="float">
            <text:p>20.922117948</text:p>
          </table:table-cell>
          <table:table-cell table:style-name="ce195" table:formula="of:=SUM([.I14:.I118])" office:value-type="float" office:value="203.731" calcext:value-type="float">
            <text:p>203.731</text:p>
          </table:table-cell>
          <table:table-cell table:style-name="ce195" table:formula="of:=SUM([.J14:.J118])" office:value-type="float" office:value="186.26" calcext:value-type="float">
            <text:p>186.26</text:p>
          </table:table-cell>
          <table:table-cell table:style-name="ce195" table:formula="of:=SUM([.K14:.K118])" office:value-type="float" office:value="0" calcext:value-type="float">
            <text:p>0</text:p>
          </table:table-cell>
          <table:table-cell table:style-name="ce195" table:formula="of:=SUM([.L14:.L118])" office:value-type="float" office:value="304.3205" calcext:value-type="float">
            <text:p>304.3205</text:p>
          </table:table-cell>
          <table:table-cell table:style-name="ce200" table:formula="of:=SUM([.M14:.M118])" office:value-type="float" office:value="0" calcext:value-type="float">
            <text:p>0</text:p>
          </table:table-cell>
          <table:table-cell table:style-name="ce204" table:formula="of:=SUM([.N14:.N118])" office:value-type="float" office:value="0" calcext:value-type="float">
            <text:p>0</text:p>
          </table:table-cell>
          <table:table-cell table:style-name="ce204" table:formula="of:=SUM([.O14:.O118])" office:value-type="float" office:value="0" calcext:value-type="float">
            <text:p>0</text:p>
          </table:table-cell>
          <table:table-cell table:style-name="ce204" table:formula="of:=SUM([.P14:.P118])" office:value-type="float" office:value="0" calcext:value-type="float">
            <text:p>0</text:p>
          </table:table-cell>
          <table:table-cell table:style-name="ce204" table:formula="of:=SUM([.Q14:.Q118])" office:value-type="float" office:value="0" calcext:value-type="float">
            <text:p>0</text:p>
          </table:table-cell>
          <table:table-cell table:style-name="ce204" table:formula="of:=SUM([.R14:.R118])" office:value-type="float" office:value="0" calcext:value-type="float">
            <text:p>0</text:p>
          </table:table-cell>
          <table:table-cell table:style-name="ce204" table:formula="of:=SUM([.S14:.S118])" office:value-type="float" office:value="0" calcext:value-type="float">
            <text:p>0</text:p>
          </table:table-cell>
          <table:table-cell table:style-name="ce204" table:formula="of:=SUM([.T14:.T118])" office:value-type="float" office:value="0" calcext:value-type="float">
            <text:p>0</text:p>
          </table:table-cell>
          <table:table-cell table:style-name="ce204" table:formula="of:=SUM([.U14:.U118])" office:value-type="float" office:value="0" calcext:value-type="float">
            <text:p>0</text:p>
          </table:table-cell>
          <table:table-cell table:style-name="ce204" table:formula="of:=SUM([.V14:.V118])" office:value-type="float" office:value="0" calcext:value-type="float">
            <text:p>0</text:p>
          </table:table-cell>
          <table:table-cell table:style-name="ce204" table:formula="of:=SUM([.W14:.W118])" office:value-type="float" office:value="0" calcext:value-type="float">
            <text:p>0</text:p>
          </table:table-cell>
          <table:table-cell table:style-name="ce204" table:formula="of:=SUM([.X14:.X118])" office:value-type="float" office:value="0" calcext:value-type="float">
            <text:p>0</text:p>
          </table:table-cell>
          <table:table-cell table:style-name="ce204" table:formula="of:=SUM([.Y14:.Y118]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6" office:value-type="string" calcext:value-type="string">
            <text:p>Total Alloc x 0.01</text:p>
          </table:table-cell>
          <table:table-cell table:style-name="ce194" table:formula="of:=PRODUCT([.B4];[.B13])" office:value-type="float" office:value="448.08" calcext:value-type="float">
            <text:p>448.08</text:p>
          </table:table-cell>
          <table:table-cell table:style-name="ce194" table:formula="of:=PRODUCT([.C4];[.C13])" office:value-type="float" office:value="347.9013" calcext:value-type="float">
            <text:p>347.9013</text:p>
          </table:table-cell>
          <table:table-cell table:style-name="ce194" table:formula="of:=PRODUCT([.D4];[.D13])" office:value-type="float" office:value="0" calcext:value-type="float">
            <text:p>0</text:p>
          </table:table-cell>
          <table:table-cell table:style-name="ce194" table:formula="of:=PRODUCT([.E4];[.E13])" office:value-type="float" office:value="0" calcext:value-type="float">
            <text:p>0</text:p>
          </table:table-cell>
          <table:table-cell table:style-name="ce194" table:formula="of:=PRODUCT([.F4];[.F13])" office:value-type="float" office:value="0" calcext:value-type="float">
            <text:p>0</text:p>
          </table:table-cell>
          <table:table-cell table:style-name="ce194" table:formula="of:=PRODUCT([.G4];[.G13])" office:value-type="float" office:value="952.4329" calcext:value-type="float">
            <text:p>952.4329</text:p>
          </table:table-cell>
          <table:table-cell table:style-name="ce194" table:formula="of:=PRODUCT([.H4];[.H13])" office:value-type="float" office:value="20.92211795" calcext:value-type="float">
            <text:p>20.92211795</text:p>
          </table:table-cell>
          <table:table-cell table:style-name="ce194" table:formula="of:=PRODUCT([.I4];[.I13])" office:value-type="float" office:value="203.73" calcext:value-type="float">
            <text:p>203.73</text:p>
          </table:table-cell>
          <table:table-cell table:style-name="ce194" table:formula="of:=PRODUCT([.J4];[.J13])" office:value-type="float" office:value="186.26" calcext:value-type="float">
            <text:p>186.26</text:p>
          </table:table-cell>
          <table:table-cell table:style-name="ce194" table:formula="of:=PRODUCT([.K4];[.K13])" office:value-type="float" office:value="0" calcext:value-type="float">
            <text:p>0</text:p>
          </table:table-cell>
          <table:table-cell table:style-name="ce194" table:formula="of:=PRODUCT([.L4];[.L13])" office:value-type="float" office:value="304.3212" calcext:value-type="float">
            <text:p>304.3212</text:p>
          </table:table-cell>
          <table:table-cell table:style-name="ce199" table:formula="of:=PRODUCT([.M4];[.M13])" office:value-type="float" office:value="0" calcext:value-type="float">
            <text:p>0</text:p>
          </table:table-cell>
          <table:table-cell table:style-name="ce203" table:formula="of:=PRODUCT([.N4];[.N13])" office:value-type="float" office:value="0" calcext:value-type="float">
            <text:p>0</text:p>
          </table:table-cell>
          <table:table-cell table:style-name="ce203" table:formula="of:=PRODUCT([.O4];[.O13])" office:value-type="float" office:value="0" calcext:value-type="float">
            <text:p>0</text:p>
          </table:table-cell>
          <table:table-cell table:style-name="ce203" table:formula="of:=PRODUCT([.P4];[.P13])" office:value-type="float" office:value="0" calcext:value-type="float">
            <text:p>0</text:p>
          </table:table-cell>
          <table:table-cell table:style-name="ce203" table:formula="of:=PRODUCT([.Q4];[.Q13])" office:value-type="float" office:value="0" calcext:value-type="float">
            <text:p>0</text:p>
          </table:table-cell>
          <table:table-cell table:style-name="ce203" table:formula="of:=PRODUCT([.R4];[.R13])" office:value-type="float" office:value="0" calcext:value-type="float">
            <text:p>0</text:p>
          </table:table-cell>
          <table:table-cell table:style-name="ce203" table:formula="of:=PRODUCT([.S4];[.S13])" office:value-type="float" office:value="0" calcext:value-type="float">
            <text:p>0</text:p>
          </table:table-cell>
          <table:table-cell table:style-name="ce203" table:formula="of:=PRODUCT([.T4];[.T13])" office:value-type="float" office:value="0" calcext:value-type="float">
            <text:p>0</text:p>
          </table:table-cell>
          <table:table-cell table:style-name="ce203" table:formula="of:=PRODUCT([.U4];[.U13])" office:value-type="float" office:value="0" calcext:value-type="float">
            <text:p>0</text:p>
          </table:table-cell>
          <table:table-cell table:style-name="ce203" table:formula="of:=PRODUCT([.V4];[.V13])" office:value-type="float" office:value="0" calcext:value-type="float">
            <text:p>0</text:p>
          </table:table-cell>
          <table:table-cell table:style-name="ce203" table:formula="of:=PRODUCT([.W4];[.W13])" office:value-type="float" office:value="0" calcext:value-type="float">
            <text:p>0</text:p>
          </table:table-cell>
          <table:table-cell table:style-name="ce203" table:formula="of:=PRODUCT([.X4];[.X13])" office:value-type="float" office:value="0" calcext:value-type="float">
            <text:p>0</text:p>
          </table:table-cell>
          <table:table-cell table:style-name="ce203" table:formula="of:=PRODUCT([.Y4];[.Y13])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number-rows-repeated="962">
          <table:table-cell table:number-columns-repeated="1024"/>
        </table:table-row>
        <table:table-row table:style-name="ro2" table:number-rows-repeated="104749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MFH SNAPSHOT'.B7:'FMFH SNAPSHOT'.Y120">
            <calcext:condition calcext:apply-style-name="ConditionalStyle_3" calcext:value="&gt;0" calcext:base-cell-address="'FMFH SNAPSHOT'.B7"/>
          </calcext:conditional-format>
        </calcext:conditional-formats>
      </table:table>
      <table:table table:name="DRAGON SNAPSHOT" table:style-name="ta6">
        <table:table-column table:style-name="co2" table:number-columns-repeated="1024" table:default-cell-style-name="Default"/>
        <table:table-row table:style-name="ro1">
          <table:table-cell table:style-name="ce182" office:value-type="string" calcext:value-type="string">
            <text:p>This is the DRAGON RADS Register and Snapshot Data Page. It converts all Random airdrops into 1 percent of total rad to allow calculations on the Maths Page.</text:p>
          </table:table-cell>
          <table:table-cell table:style-name="ce2" table:number-columns-repeated="24"/>
          <table:table-cell table:number-columns-repeated="999"/>
        </table:table-row>
        <table:table-row table:style-name="ro1">
          <table:table-cell table:style-name="ce2" table:number-columns-repeated="25"/>
          <table:table-cell table:number-columns-repeated="999"/>
        </table:table-row>
        <table:table-row table:style-name="ro1">
          <table:table-cell table:style-name="ce182" office:value-type="string" calcext:value-type="string">
            <text:p>This requires manual entry on each rad announcement. The Divestment Periods are also entered based purely on them being monthly and may not line up to actual rads. </text:p>
          </table:table-cell>
          <table:table-cell table:style-name="ce2" table:number-columns-repeated="24"/>
          <table:table-cell table:number-columns-repeated="999"/>
        </table:table-row>
        <table:table-row table:style-name="ro1">
          <table:table-cell table:style-name="ce206" office:value-type="string" calcext:value-type="string">
            <text:p>one percent</text:p>
          </table:table-cell>
          <table:table-cell table:number-columns-repeated="23" table:style-name="ce211" office:value-type="float" office:value="0.01" calcext:value-type="float">
            <text:p>0.01</text:p>
          </table:table-cell>
          <table:table-cell table:style-name="ce224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 table:style-name="ce207" office:value-type="string" calcext:value-type="string">
            <text:p>Network</text:p>
          </table:table-cell>
          <table:table-cell table:number-columns-repeated="9" table:style-name="ce118" office:value-type="string" calcext:value-type="string">
            <text:p>BSC</text:p>
          </table:table-cell>
          <table:table-cell table:number-columns-repeated="3" table:style-name="ce118" office:value-type="string" calcext:value-type="string">
            <text:p>VELAS</text:p>
          </table:table-cell>
          <table:table-cell table:style-name="ce118" table:number-columns-repeated="12"/>
          <table:table-cell table:number-columns-repeated="999"/>
        </table:table-row>
        <table:table-row table:style-name="ro1">
          <table:table-cell table:style-name="ce207" office:value-type="string" calcext:value-type="string">
            <text:p>Token</text:p>
          </table:table-cell>
          <table:table-cell table:style-name="ce118" office:value-type="string" calcext:value-type="string">
            <text:p>KATA</text:p>
          </table:table-cell>
          <table:table-cell table:style-name="ce118" office:value-type="string" calcext:value-type="string">
            <text:p>QMALL</text:p>
          </table:table-cell>
          <table:table-cell table:style-name="ce118" office:value-type="string" calcext:value-type="string">
            <text:p>SURE</text:p>
          </table:table-cell>
          <table:table-cell table:style-name="ce118" office:value-type="string" calcext:value-type="string">
            <text:p>CHES</text:p>
          </table:table-cell>
          <table:table-cell table:style-name="ce118" office:value-type="string" calcext:value-type="string">
            <text:p>TCG2</text:p>
          </table:table-cell>
          <table:table-cell table:style-name="ce118" office:value-type="string" calcext:value-type="string">
            <text:p>GQ</text:p>
          </table:table-cell>
          <table:table-cell table:style-name="ce118" office:value-type="string" calcext:value-type="string">
            <text:p>ADAL</text:p>
          </table:table-cell>
          <table:table-cell table:style-name="ce118" office:value-type="string" calcext:value-type="string">
            <text:p>ADAO</text:p>
          </table:table-cell>
          <table:table-cell table:number-columns-repeated="2" table:style-name="ce118" office:value-type="string" calcext:value-type="string">
            <text:p>VERVE</text:p>
          </table:table-cell>
          <table:table-cell table:style-name="ce118" office:value-type="string" calcext:value-type="string">
            <text:p>VGDT</text:p>
          </table:table-cell>
          <table:table-cell table:style-name="ce118" office:value-type="string" calcext:value-type="string">
            <text:p>ADAO</text:p>
          </table:table-cell>
          <table:table-cell table:style-name="ce118" table:number-columns-repeated="12"/>
          <table:table-cell table:number-columns-repeated="999"/>
        </table:table-row>
        <table:table-row table:style-name="ro1">
          <table:table-cell table:style-name="ce155" office:value-type="string" calcext:value-type="string">
            <text:p>Purchase Cost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1047" calcext:value-type="float">
            <text:p>1047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style-name="ce212" office:value-type="float" office:value="573.71" calcext:value-type="float">
            <text:p>573.71</text:p>
          </table:table-cell>
          <table:table-cell table:style-name="ce212" office:value-type="float" office:value="2105.57" calcext:value-type="float">
            <text:p>2105.57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office:value-type="float" office:value="365.19" calcext:value-type="float">
            <text:p>365.19</text:p>
          </table:table-cell>
          <table:table-cell table:style-name="ce218" office:value-type="float" office:value="587" calcext:value-type="float">
            <text:p>587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55" office:value-type="string" calcext:value-type="string">
            <text:p>Avail on Launch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4421.52" calcext:value-type="float">
            <text:p>4421.52</text:p>
          </table:table-cell>
          <table:table-cell table:style-name="ce212" office:value-type="float" office:value="80000" calcext:value-type="float">
            <text:p>80000</text:p>
          </table:table-cell>
          <table:table-cell table:style-name="ce212" office:value-type="float" office:value="140000" calcext:value-type="float">
            <text:p>140000</text:p>
          </table:table-cell>
          <table:table-cell table:style-name="ce212" office:value-type="float" office:value="1500" calcext:value-type="float">
            <text:p>1500</text:p>
          </table:table-cell>
          <table:table-cell table:style-name="ce212" office:value-type="float" office:value="14345.93" calcext:value-type="float">
            <text:p>14345.93</text:p>
          </table:table-cell>
          <table:table-cell table:style-name="ce212" office:value-type="float" office:value="196.1764" calcext:value-type="float">
            <text:p>196.1764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office:value-type="float" office:value="14607.42" calcext:value-type="float">
            <text:p>14607.42</text:p>
          </table:table-cell>
          <table:table-cell table:style-name="ce218" office:value-type="float" office:value="3091.17" calcext:value-type="float">
            <text:p>3091.17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55" office:value-type="string" calcext:value-type="string">
            <text:p>Divest amount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2275.61" calcext:value-type="float">
            <text:p>2275.61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style-name="ce212" office:value-type="float" office:value="14345.93" calcext:value-type="float">
            <text:p>14345.93</text:p>
          </table:table-cell>
          <table:table-cell table:style-name="ce212" office:value-type="float" office:value="229.5000322" calcext:value-type="float">
            <text:p>229.500032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office:value-type="float" office:value="6492.184" calcext:value-type="float">
            <text:p>6492.184</text:p>
          </table:table-cell>
          <table:table-cell table:style-name="ce218" office:value-type="float" office:value="3091.17" calcext:value-type="float">
            <text:p>3091.17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55" office:value-type="string" calcext:value-type="string">
            <text:p>Divest Periods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11" calcext:value-type="float">
            <text:p>11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number-columns-repeated="2" table:style-name="ce212" office:value-type="float" office:value="9" calcext:value-type="float">
            <text:p>9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office:value-type="float" office:value="9" calcext:value-type="float">
            <text:p>9</text:p>
          </table:table-cell>
          <table:table-cell table:style-name="ce218" office:value-type="float" office:value="4" calcext:value-type="float">
            <text:p>4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55" office:value-type="string" calcext:value-type="string">
            <text:p>Divest total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PRODUCT([.C9];[.C10])" office:value-type="float" office:value="25031.71" calcext:value-type="float">
            <text:p>25031.71</text:p>
          </table:table-cell>
          <table:table-cell table:style-name="ce212" table:formula="of:=PRODUCT([.D9];[.D10])" office:value-type="float" office:value="0" calcext:value-type="float">
            <text:p>0</text:p>
          </table:table-cell>
          <table:table-cell table:style-name="ce212" table:formula="of:=PRODUCT([.E9];[.E10])" office:value-type="float" office:value="0" calcext:value-type="float">
            <text:p>0</text:p>
          </table:table-cell>
          <table:table-cell table:style-name="ce212" table:formula="of:=PRODUCT([.F9];[.F10])" office:value-type="float" office:value="0" calcext:value-type="float">
            <text:p>0</text:p>
          </table:table-cell>
          <table:table-cell table:style-name="ce212" table:formula="of:=PRODUCT([.G9];[.G10])" office:value-type="float" office:value="129113.37" calcext:value-type="float">
            <text:p>129113.37</text:p>
          </table:table-cell>
          <table:table-cell table:style-name="ce212" table:formula="of:=PRODUCT([.H9];[.H10])" office:value-type="float" office:value="2065.5002898" calcext:value-type="float">
            <text:p>2065.5002898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PRODUCT([.J9];[.J10])" office:value-type="float" office:value="0" calcext:value-type="float">
            <text:p>0</text:p>
          </table:table-cell>
          <table:table-cell table:style-name="ce215" table:formula="of:=PRODUCT([.K9];[.K10])" office:value-type="float" office:value="0" calcext:value-type="float">
            <text:p>0</text:p>
          </table:table-cell>
          <table:table-cell table:style-name="ce218" table:formula="of:=PRODUCT([.L9];[.L10])" office:value-type="float" office:value="58429.656" calcext:value-type="float">
            <text:p>58429.656</text:p>
          </table:table-cell>
          <table:table-cell table:style-name="ce218" table:formula="of:=PRODUCT([.M9];[.M10])" office:value-type="float" office:value="12364.68" calcext:value-type="float">
            <text:p>12364.68</text:p>
          </table:table-cell>
          <table:table-cell table:style-name="ce221" table:formula="of:=PRODUCT([.N9];[.N10])" office:value-type="float" office:value="0" calcext:value-type="float">
            <text:p>0</text:p>
          </table:table-cell>
          <table:table-cell table:style-name="ce212" table:formula="of:=PRODUCT([.O9];[.O10])" office:value-type="float" office:value="0" calcext:value-type="float">
            <text:p>0</text:p>
          </table:table-cell>
          <table:table-cell table:style-name="ce215" table:formula="of:=PRODUCT([.P9];[.P10])" office:value-type="float" office:value="0" calcext:value-type="float">
            <text:p>0</text:p>
          </table:table-cell>
          <table:table-cell table:style-name="ce218" table:formula="of:=PRODUCT([.Q9];[.Q10])" office:value-type="float" office:value="0" calcext:value-type="float">
            <text:p>0</text:p>
          </table:table-cell>
          <table:table-cell table:style-name="ce218" table:formula="of:=PRODUCT([.R9];[.R10])" office:value-type="float" office:value="0" calcext:value-type="float">
            <text:p>0</text:p>
          </table:table-cell>
          <table:table-cell table:style-name="ce218" table:formula="of:=PRODUCT([.S9];[.S10])" office:value-type="float" office:value="0" calcext:value-type="float">
            <text:p>0</text:p>
          </table:table-cell>
          <table:table-cell table:style-name="ce218" table:formula="of:=PRODUCT([.T9];[.T10])" office:value-type="float" office:value="0" calcext:value-type="float">
            <text:p>0</text:p>
          </table:table-cell>
          <table:table-cell table:style-name="ce218" table:formula="of:=PRODUCT([.U9];[.U10])" office:value-type="float" office:value="0" calcext:value-type="float">
            <text:p>0</text:p>
          </table:table-cell>
          <table:table-cell table:style-name="ce218" table:formula="of:=PRODUCT([.V9];[.V10])" office:value-type="float" office:value="0" calcext:value-type="float">
            <text:p>0</text:p>
          </table:table-cell>
          <table:table-cell table:style-name="ce218" table:formula="of:=PRODUCT([.W9];[.W10])" office:value-type="float" office:value="0" calcext:value-type="float">
            <text:p>0</text:p>
          </table:table-cell>
          <table:table-cell table:style-name="ce218" table:formula="of:=PRODUCT([.X9];[.X10])" office:value-type="float" office:value="0" calcext:value-type="float">
            <text:p>0</text:p>
          </table:table-cell>
          <table:table-cell table:style-name="ce218" table:formula="of:=PRODUCT([.Y9];[.Y10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55" office:value-type="string" calcext:value-type="string">
            <text:p>Total calculated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SUM([.C8];[.C11])" office:value-type="float" office:value="29453.23" calcext:value-type="float">
            <text:p>29453.23</text:p>
          </table:table-cell>
          <table:table-cell table:style-name="ce212" table:formula="of:=SUM([.D8];[.D11])" office:value-type="float" office:value="80000" calcext:value-type="float">
            <text:p>80000</text:p>
          </table:table-cell>
          <table:table-cell table:style-name="ce212" table:formula="of:=SUM([.E8];[.E11])" office:value-type="float" office:value="140000" calcext:value-type="float">
            <text:p>140000</text:p>
          </table:table-cell>
          <table:table-cell table:style-name="ce212" table:formula="of:=SUM([.F8];[.F11])" office:value-type="float" office:value="1500" calcext:value-type="float">
            <text:p>1500</text:p>
          </table:table-cell>
          <table:table-cell table:style-name="ce212" table:formula="of:=SUM([.G8];[.G11])" office:value-type="float" office:value="143459.3" calcext:value-type="float">
            <text:p>143459.3</text:p>
          </table:table-cell>
          <table:table-cell table:style-name="ce212" table:formula="of:=SUM([.H8];[.H11])" office:value-type="float" office:value="2261.6766898" calcext:value-type="float">
            <text:p>2261.6766898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SUM([.J8];[.J11])" office:value-type="float" office:value="0" calcext:value-type="float">
            <text:p>0</text:p>
          </table:table-cell>
          <table:table-cell table:style-name="ce215" table:formula="of:=SUM([.K8];[.K11])" office:value-type="float" office:value="0" calcext:value-type="float">
            <text:p>0</text:p>
          </table:table-cell>
          <table:table-cell table:style-name="ce218" table:formula="of:=SUM([.L8];[.L11])" office:value-type="float" office:value="73037.076" calcext:value-type="float">
            <text:p>73037.076</text:p>
          </table:table-cell>
          <table:table-cell table:style-name="ce218" table:formula="of:=SUM([.M8];[.M11])" office:value-type="float" office:value="15455.85" calcext:value-type="float">
            <text:p>15455.85</text:p>
          </table:table-cell>
          <table:table-cell table:style-name="ce221" table:formula="of:=SUM([.N8];[.N11])" office:value-type="float" office:value="0" calcext:value-type="float">
            <text:p>0</text:p>
          </table:table-cell>
          <table:table-cell table:style-name="ce212" table:formula="of:=SUM([.O8];[.O11])" office:value-type="float" office:value="0" calcext:value-type="float">
            <text:p>0</text:p>
          </table:table-cell>
          <table:table-cell table:style-name="ce215" table:formula="of:=SUM([.P8];[.P11])" office:value-type="float" office:value="0" calcext:value-type="float">
            <text:p>0</text:p>
          </table:table-cell>
          <table:table-cell table:style-name="ce218" table:formula="of:=SUM([.Q8];[.Q11])" office:value-type="float" office:value="0" calcext:value-type="float">
            <text:p>0</text:p>
          </table:table-cell>
          <table:table-cell table:style-name="ce218" table:formula="of:=[.R11]+[.R8]" office:value-type="float" office:value="0" calcext:value-type="float">
            <text:p>0</text:p>
          </table:table-cell>
          <table:table-cell table:style-name="ce218" table:formula="of:=[.S11]+[.S8]" office:value-type="float" office:value="0" calcext:value-type="float">
            <text:p>0</text:p>
          </table:table-cell>
          <table:table-cell table:style-name="ce218" table:formula="of:=[.T11]+[.T8]" office:value-type="float" office:value="0" calcext:value-type="float">
            <text:p>0</text:p>
          </table:table-cell>
          <table:table-cell table:style-name="ce218" table:formula="of:=[.U11]+[.U8]" office:value-type="float" office:value="0" calcext:value-type="float">
            <text:p>0</text:p>
          </table:table-cell>
          <table:table-cell table:style-name="ce218" table:formula="of:=[.V11]+[.V8]" office:value-type="float" office:value="0" calcext:value-type="float">
            <text:p>0</text:p>
          </table:table-cell>
          <table:table-cell table:style-name="ce218" table:formula="of:=[.W11]+[.W8]" office:value-type="float" office:value="0" calcext:value-type="float">
            <text:p>0</text:p>
          </table:table-cell>
          <table:table-cell table:style-name="ce218" table:formula="of:=[.X11]+[.X8]" office:value-type="float" office:value="0" calcext:value-type="float">
            <text:p>0</text:p>
          </table:table-cell>
          <table:table-cell table:style-name="ce218" table:formula="of:=[.Y11]+[.Y8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8" office:value-type="string" calcext:value-type="string">
            <text:p>Total Allocated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29476.79" calcext:value-type="float">
            <text:p>29476.79</text:p>
          </table:table-cell>
          <table:table-cell table:style-name="ce213" office:value-type="float" office:value="80000" calcext:value-type="float">
            <text:p>80000</text:p>
          </table:table-cell>
          <table:table-cell table:style-name="ce213" office:value-type="float" office:value="140000" calcext:value-type="float">
            <text:p>140000</text:p>
          </table:table-cell>
          <table:table-cell table:style-name="ce213" office:value-type="float" office:value="1500" calcext:value-type="float">
            <text:p>1500</text:p>
          </table:table-cell>
          <table:table-cell table:style-name="ce213" office:value-type="float" office:value="143459.29" calcext:value-type="float">
            <text:p>143459.29</text:p>
          </table:table-cell>
          <table:table-cell table:style-name="ce213" office:value-type="float" office:value="2261.67669" calcext:value-type="float">
            <text:p>2261.67669</text:p>
          </table:table-cell>
          <table:table-cell table:number-columns-repeated="2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office:value-type="float" office:value="73037.08" calcext:value-type="float">
            <text:p>73037.08</text:p>
          </table:table-cell>
          <table:table-cell table:style-name="ce219" office:value-type="float" office:value="15455.86" calcext:value-type="float">
            <text:p>15455.86</text:p>
          </table:table-cell>
          <table:table-cell table:style-name="ce222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number-columns-repeated="9" table:style-name="ce21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2-15" calcext:value-type="date">
            <text:p>15-Feb-22</text:p>
          </table:table-cell>
          <table:table-cell table:style-name="ce212" table:formula="of:=PRODUCT([.B4];[.B8])" office:value-type="float" office:value="0" calcext:value-type="float">
            <text:p>0</text:p>
          </table:table-cell>
          <table:table-cell table:style-name="ce212" table:formula="of:=PRODUCT([.C4];[.C8])" office:value-type="float" office:value="44.2152" calcext:value-type="float">
            <text:p>44.2152</text:p>
          </table:table-cell>
          <table:table-cell table:number-columns-repeated="7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10" office:value-type="date" office:date-value="2022-03-02" calcext:value-type="date">
            <text:p>02-Mar-22</text:p>
          </table:table-cell>
          <table:table-cell table:number-columns-repeated="8" table:style-name="ce212" office:value-type="float" office:value="0" calcext:value-type="float">
            <text:p>0</text:p>
          </table:table-cell>
          <table:table-cell table:style-name="ce212" table:formula="of:=PRODUCT([.J4];[.J8])" office:value-type="float" office:value="0" calcext:value-type="float">
            <text:p>0</text:p>
          </table:table-cell>
          <table:table-cell table:style-name="ce215" table:formula="of:=PRODUCT([.K4];[.K8])" office:value-type="float" office:value="0" calcext:value-type="float">
            <text:p>0</text:p>
          </table:table-cell>
          <table:table-cell table:style-name="ce218" table:formula="of:=PRODUCT([.L4];[.L8])" office:value-type="float" office:value="146.0742" calcext:value-type="float">
            <text:p>146.0742</text:p>
          </table:table-cell>
          <table:table-cell table:style-name="ce218" office:value-type="float" office:value="0" calcext:value-type="float">
            <text:p>0</text:p>
          </table:table-cell>
          <table:table-cell table:style-name="ce221" table:formula="of:=PRODUCT([.N4];[.N8])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10" office:value-type="date" office:date-value="2022-03-03" calcext:value-type="date">
            <text:p>03-Mar-2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2" table:formula="of:=PRODUCT([.D4];[.D8])" office:value-type="float" office:value="800" calcext:value-type="float">
            <text:p>800</text:p>
          </table:table-cell>
          <table:table-cell table:style-name="ce212" table:formula="of:=PRODUCT([.E4];[.E8])" office:value-type="float" office:value="1400" calcext:value-type="float">
            <text:p>1400</text:p>
          </table:table-cell>
          <table:table-cell table:style-name="ce212" table:formula="of:=PRODUCT([.F4];[.F8])" office:value-type="float" office:value="15" calcext:value-type="float">
            <text:p>15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style-name="ce212" table:formula="of:=PRODUCT([.J4];[.J9])" office:value-type="float" office:value="0" calcext:value-type="float">
            <text:p>0</text:p>
          </table:table-cell>
          <table:table-cell table:style-name="ce215" table:formula="of:=PRODUCT([.K4];[.K9])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3-05" calcext:value-type="date">
            <text:p>5-Mar-22</text:p>
          </table:table-cell>
          <table:table-cell table:number-columns-repeated="5" table:style-name="ce212" office:value-type="float" office:value="0" calcext:value-type="float">
            <text:p>0</text:p>
          </table:table-cell>
          <table:table-cell table:style-name="ce212" table:formula="of:=PRODUCT([.G4];[.G9])" office:value-type="float" office:value="143.4593" calcext:value-type="float">
            <text:p>143.4593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3-14" calcext:value-type="date">
            <text:p>14-Mar-22</text:p>
          </table:table-cell>
          <table:table-cell table:number-columns-repeated="6" table:style-name="ce212" office:value-type="float" office:value="0" calcext:value-type="float">
            <text:p>0</text:p>
          </table:table-cell>
          <table:table-cell table:style-name="ce212" table:formula="of:=PRODUCT([.H4];[.H8])" office:value-type="float" office:value="1.961764" calcext:value-type="float">
            <text:p>1.961764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[.J16]" office:value-type="float" office:value="0" calcext:value-type="float">
            <text:p>0</text:p>
          </table:table-cell>
          <table:table-cell table:style-name="ce215" table:formula="of:=[.K16]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3-21" calcext:value-type="date">
            <text:p>21-Mar-22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PRODUCT([.C4];[.C9])" office:value-type="float" office:value="22.7561" calcext:value-type="float">
            <text:p>22.7561</text:p>
          </table:table-cell>
          <table:table-cell table:number-columns-repeated="7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office:value-type="float" office:value="0" calcext:value-type="float">
            <text:p>0</text:p>
          </table:table-cell>
          <table:table-cell table:style-name="ce218" table:formula="of:=PRODUCT([.M4];[.M8])" office:value-type="float" office:value="30.9117" calcext:value-type="float">
            <text:p>30.9117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3-28" calcext:value-type="date">
            <text:p>28-Mar-22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4-04" calcext:value-type="date">
            <text:p>4-Apr-22</text:p>
          </table:table-cell>
          <table:table-cell table:number-columns-repeated="5" table:style-name="ce212" office:value-type="float" office:value="0" calcext:value-type="float">
            <text:p>0</text:p>
          </table:table-cell>
          <table:table-cell table:style-name="ce212" table:formula="of:=PRODUCT([.G4];[.G9])" office:value-type="float" office:value="143.4593" calcext:value-type="float">
            <text:p>143.4593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table:formula="of:=PRODUCT([.L4];[.L9])" office:value-type="float" office:value="64.92184" calcext:value-type="float">
            <text:p>64.92184</text:p>
          </table:table-cell>
          <table:table-cell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4-11" calcext:value-type="date">
            <text:p>11-Apr-22</text:p>
          </table:table-cell>
          <table:table-cell table:number-columns-repeated="6" table:style-name="ce212" office:value-type="float" office:value="0" calcext:value-type="float">
            <text:p>0</text:p>
          </table:table-cell>
          <table:table-cell table:style-name="ce212" table:formula="of:=PRODUCT([.H4];[.H9])" office:value-type="float" office:value="2.295000322" calcext:value-type="float">
            <text:p>2.29500032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4-18" calcext:value-type="date">
            <text:p>18-Apr-22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PRODUCT([.C4];[.C9])" office:value-type="float" office:value="22.7561" calcext:value-type="float">
            <text:p>22.7561</text:p>
          </table:table-cell>
          <table:table-cell table:number-columns-repeated="7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office:value-type="float" office:value="0" calcext:value-type="float">
            <text:p>0</text:p>
          </table:table-cell>
          <table:table-cell table:style-name="ce218" table:formula="of:=PRODUCT([.M4];[.M9])" office:value-type="float" office:value="30.9117" calcext:value-type="float">
            <text:p>30.9117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4-25" calcext:value-type="date">
            <text:p>25-Apr-22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5-02" calcext:value-type="date">
            <text:p>2-May-22</text:p>
          </table:table-cell>
          <table:table-cell table:number-columns-repeated="5" table:style-name="ce212" office:value-type="float" office:value="0" calcext:value-type="float">
            <text:p>0</text:p>
          </table:table-cell>
          <table:table-cell table:style-name="ce212" table:formula="of:=PRODUCT([.G4];[.G9])" office:value-type="float" office:value="143.4593" calcext:value-type="float">
            <text:p>143.4593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table:formula="of:=PRODUCT([.L4];[.L9])" office:value-type="float" office:value="64.92184" calcext:value-type="float">
            <text:p>64.92184</text:p>
          </table:table-cell>
          <table:table-cell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5-09" calcext:value-type="date">
            <text:p>9-May-22</text:p>
          </table:table-cell>
          <table:table-cell table:number-columns-repeated="6" table:style-name="ce212" office:value-type="float" office:value="0" calcext:value-type="float">
            <text:p>0</text:p>
          </table:table-cell>
          <table:table-cell table:style-name="ce212" table:formula="of:=PRODUCT([.H4];[.H9])" office:value-type="float" office:value="2.295000322" calcext:value-type="float">
            <text:p>2.29500032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5-16" calcext:value-type="date">
            <text:p>16-May-22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PRODUCT([.C4];[.C9])" office:value-type="float" office:value="22.7561" calcext:value-type="float">
            <text:p>22.7561</text:p>
          </table:table-cell>
          <table:table-cell table:number-columns-repeated="7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office:value-type="float" office:value="0" calcext:value-type="float">
            <text:p>0</text:p>
          </table:table-cell>
          <table:table-cell table:style-name="ce218" table:formula="of:=PRODUCT([.M4];[.M9])" office:value-type="float" office:value="30.9117" calcext:value-type="float">
            <text:p>30.9117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5-23" calcext:value-type="date">
            <text:p>23-May-22</text:p>
          </table:table-cell>
          <table:table-cell table:number-columns-repeated="5" table:style-name="ce212" office:value-type="float" office:value="0" calcext:value-type="float">
            <text:p>0</text:p>
          </table:table-cell>
          <table:table-cell table:style-name="ce212"/>
          <table:table-cell table:number-columns-repeated="3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5-30" calcext:value-type="date">
            <text:p>30-May-22</text:p>
          </table:table-cell>
          <table:table-cell table:number-columns-repeated="5" table:style-name="ce212" office:value-type="float" office:value="0" calcext:value-type="float">
            <text:p>0</text:p>
          </table:table-cell>
          <table:table-cell table:style-name="ce212" table:formula="of:=PRODUCT([.G4];[.G9])" office:value-type="float" office:value="143.4593" calcext:value-type="float">
            <text:p>143.4593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table:formula="of:=PRODUCT([.L4];[.L9])" office:value-type="float" office:value="64.92184" calcext:value-type="float">
            <text:p>64.92184</text:p>
          </table:table-cell>
          <table:table-cell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6-06" calcext:value-type="date">
            <text:p>6-Jun-22</text:p>
          </table:table-cell>
          <table:table-cell table:number-columns-repeated="6" table:style-name="ce212" office:value-type="float" office:value="0" calcext:value-type="float">
            <text:p>0</text:p>
          </table:table-cell>
          <table:table-cell table:style-name="ce212" table:formula="of:=PRODUCT([.H4];[.H9])" office:value-type="float" office:value="2.295000322" calcext:value-type="float">
            <text:p>2.29500032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6-13" calcext:value-type="date">
            <text:p>13-Jun-22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PRODUCT([.C4];[.C9])" office:value-type="float" office:value="22.7561" calcext:value-type="float">
            <text:p>22.7561</text:p>
          </table:table-cell>
          <table:table-cell table:number-columns-repeated="7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office:value-type="float" office:value="0" calcext:value-type="float">
            <text:p>0</text:p>
          </table:table-cell>
          <table:table-cell table:style-name="ce218" table:formula="of:=PRODUCT([.M4];[.M9])" office:value-type="float" office:value="30.9117" calcext:value-type="float">
            <text:p>30.9117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6-20" calcext:value-type="date">
            <text:p>20-Jun-22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6-27" calcext:value-type="date">
            <text:p>27-Jun-22</text:p>
          </table:table-cell>
          <table:table-cell table:number-columns-repeated="5" table:style-name="ce212" office:value-type="float" office:value="0" calcext:value-type="float">
            <text:p>0</text:p>
          </table:table-cell>
          <table:table-cell table:style-name="ce212" table:formula="of:=PRODUCT([.G4];[.G9])" office:value-type="float" office:value="143.4593" calcext:value-type="float">
            <text:p>143.4593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table:formula="of:=PRODUCT([.L4];[.L9])" office:value-type="float" office:value="64.92184" calcext:value-type="float">
            <text:p>64.92184</text:p>
          </table:table-cell>
          <table:table-cell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7-04" calcext:value-type="date">
            <text:p>4-Jul-22</text:p>
          </table:table-cell>
          <table:table-cell table:number-columns-repeated="6" table:style-name="ce212" office:value-type="float" office:value="0" calcext:value-type="float">
            <text:p>0</text:p>
          </table:table-cell>
          <table:table-cell table:style-name="ce212" table:formula="of:=PRODUCT([.H4];[.H9])" office:value-type="float" office:value="2.295000322" calcext:value-type="float">
            <text:p>2.29500032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7-11" calcext:value-type="date">
            <text:p>11-Jul-22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PRODUCT([.C4];[.C9])" office:value-type="float" office:value="22.7561" calcext:value-type="float">
            <text:p>22.7561</text:p>
          </table:table-cell>
          <table:table-cell table:number-columns-repeated="7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office:value-type="float" office:value="0" calcext:value-type="float">
            <text:p>0</text:p>
          </table:table-cell>
          <table:table-cell table:style-name="ce218" table:formula="of:=PRODUCT([.M4];[.M9])" office:value-type="float" office:value="30.9117" calcext:value-type="float">
            <text:p>30.9117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7-18" calcext:value-type="date">
            <text:p>18-Jul-22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7-25" calcext:value-type="date">
            <text:p>25-Jul-22</text:p>
          </table:table-cell>
          <table:table-cell table:number-columns-repeated="5" table:style-name="ce212" office:value-type="float" office:value="0" calcext:value-type="float">
            <text:p>0</text:p>
          </table:table-cell>
          <table:table-cell table:style-name="ce212" table:formula="of:=PRODUCT([.G4];[.G9])" office:value-type="float" office:value="143.4593" calcext:value-type="float">
            <text:p>143.4593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table:formula="of:=PRODUCT([.L4];[.L9])" office:value-type="float" office:value="64.92184" calcext:value-type="float">
            <text:p>64.92184</text:p>
          </table:table-cell>
          <table:table-cell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8-01" calcext:value-type="date">
            <text:p>1-Aug-22</text:p>
          </table:table-cell>
          <table:table-cell table:number-columns-repeated="6" table:style-name="ce212" office:value-type="float" office:value="0" calcext:value-type="float">
            <text:p>0</text:p>
          </table:table-cell>
          <table:table-cell table:style-name="ce212" table:formula="of:=PRODUCT([.H4];[.H9])" office:value-type="float" office:value="2.295000322" calcext:value-type="float">
            <text:p>2.29500032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8-08" calcext:value-type="date">
            <text:p>8-Aug-22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PRODUCT([.C4];[.C9])" office:value-type="float" office:value="22.7561" calcext:value-type="float">
            <text:p>22.7561</text:p>
          </table:table-cell>
          <table:table-cell table:number-columns-repeated="7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8-15" calcext:value-type="date">
            <text:p>15-Aug-22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209" office:value-type="date" office:date-value="2022-08-22" calcext:value-type="date">
            <text:p>22-Aug-22</text:p>
          </table:table-cell>
          <table:table-cell table:number-columns-repeated="5" table:style-name="ce212" office:value-type="float" office:value="0" calcext:value-type="float">
            <text:p>0</text:p>
          </table:table-cell>
          <table:table-cell table:style-name="ce212" table:formula="of:=PRODUCT([.G4];[.G9])" office:value-type="float" office:value="143.4593" calcext:value-type="float">
            <text:p>143.4593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table:formula="of:=PRODUCT([.L4];[.L9])" office:value-type="float" office:value="64.92184" calcext:value-type="float">
            <text:p>64.92184</text:p>
          </table:table-cell>
          <table:table-cell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8-29" calcext:value-type="date">
            <text:p>29-Aug-22</text:p>
          </table:table-cell>
          <table:table-cell table:number-columns-repeated="6" table:style-name="ce212" office:value-type="float" office:value="0" calcext:value-type="float">
            <text:p>0</text:p>
          </table:table-cell>
          <table:table-cell table:style-name="ce212" table:formula="of:=PRODUCT([.H4];[.H9])" office:value-type="float" office:value="2.295000322" calcext:value-type="float">
            <text:p>2.29500032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9-05" calcext:value-type="date">
            <text:p>5-Sep-22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PRODUCT([.C4];[.C9])" office:value-type="float" office:value="22.7561" calcext:value-type="float">
            <text:p>22.7561</text:p>
          </table:table-cell>
          <table:table-cell table:number-columns-repeated="7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9-12" calcext:value-type="date">
            <text:p>12-Sep-22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9-19" calcext:value-type="date">
            <text:p>19-Sep-22</text:p>
          </table:table-cell>
          <table:table-cell table:number-columns-repeated="5" table:style-name="ce212" office:value-type="float" office:value="0" calcext:value-type="float">
            <text:p>0</text:p>
          </table:table-cell>
          <table:table-cell table:style-name="ce212" table:formula="of:=PRODUCT([.G4];[.G9])" office:value-type="float" office:value="143.4593" calcext:value-type="float">
            <text:p>143.4593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table:formula="of:=PRODUCT([.L4];[.L9])" office:value-type="float" office:value="64.92184" calcext:value-type="float">
            <text:p>64.92184</text:p>
          </table:table-cell>
          <table:table-cell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9-26" calcext:value-type="date">
            <text:p>26-Sep-22</text:p>
          </table:table-cell>
          <table:table-cell table:number-columns-repeated="6" table:style-name="ce212" office:value-type="float" office:value="0" calcext:value-type="float">
            <text:p>0</text:p>
          </table:table-cell>
          <table:table-cell table:style-name="ce212" table:formula="of:=PRODUCT([.H4];[.H9])" office:value-type="float" office:value="2.295000322" calcext:value-type="float">
            <text:p>2.29500032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10-03" calcext:value-type="date">
            <text:p>3-Oct-22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PRODUCT([.C4];[.C9])" office:value-type="float" office:value="22.7561" calcext:value-type="float">
            <text:p>22.7561</text:p>
          </table:table-cell>
          <table:table-cell table:number-columns-repeated="7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10-10" calcext:value-type="date">
            <text:p>10-Oct-22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10-17" calcext:value-type="date">
            <text:p>17-Oct-22</text:p>
          </table:table-cell>
          <table:table-cell table:number-columns-repeated="5" table:style-name="ce212" office:value-type="float" office:value="0" calcext:value-type="float">
            <text:p>0</text:p>
          </table:table-cell>
          <table:table-cell table:style-name="ce212" table:formula="of:=PRODUCT([.G4];[.G9])" office:value-type="float" office:value="143.4593" calcext:value-type="float">
            <text:p>143.4593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table:formula="of:=PRODUCT([.L4];[.L9])" office:value-type="float" office:value="64.92184" calcext:value-type="float">
            <text:p>64.92184</text:p>
          </table:table-cell>
          <table:table-cell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10-24" calcext:value-type="date">
            <text:p>24-Oct-22</text:p>
          </table:table-cell>
          <table:table-cell table:number-columns-repeated="6" table:style-name="ce212" office:value-type="float" office:value="0" calcext:value-type="float">
            <text:p>0</text:p>
          </table:table-cell>
          <table:table-cell table:style-name="ce212" table:formula="of:=PRODUCT([.H4];[.H9])" office:value-type="float" office:value="2.295000322" calcext:value-type="float">
            <text:p>2.29500032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10-31" calcext:value-type="date">
            <text:p>31-Oct-22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PRODUCT([.C4];[.C9])" office:value-type="float" office:value="22.7561" calcext:value-type="float">
            <text:p>22.7561</text:p>
          </table:table-cell>
          <table:table-cell table:number-columns-repeated="7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11-07" calcext:value-type="date">
            <text:p>7-Nov-22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11-14" calcext:value-type="date">
            <text:p>14-Nov-22</text:p>
          </table:table-cell>
          <table:table-cell table:number-columns-repeated="5" table:style-name="ce212" office:value-type="float" office:value="0" calcext:value-type="float">
            <text:p>0</text:p>
          </table:table-cell>
          <table:table-cell table:style-name="ce212" table:formula="of:=PRODUCT([.G4];[.G9])" office:value-type="float" office:value="143.4593" calcext:value-type="float">
            <text:p>143.4593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table:formula="of:=PRODUCT([.L4];[.L9])" office:value-type="float" office:value="64.92184" calcext:value-type="float">
            <text:p>64.92184</text:p>
          </table:table-cell>
          <table:table-cell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11-21" calcext:value-type="date">
            <text:p>21-Nov-22</text:p>
          </table:table-cell>
          <table:table-cell table:number-columns-repeated="6" table:style-name="ce212" office:value-type="float" office:value="0" calcext:value-type="float">
            <text:p>0</text:p>
          </table:table-cell>
          <table:table-cell table:style-name="ce212" table:formula="of:=PRODUCT([.H4];[.H9])" office:value-type="float" office:value="2.295000322" calcext:value-type="float">
            <text:p>2.29500032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11-28" calcext:value-type="date">
            <text:p>28-Nov-22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PRODUCT([.C4];[.C9])" office:value-type="float" office:value="22.7561" calcext:value-type="float">
            <text:p>22.7561</text:p>
          </table:table-cell>
          <table:table-cell table:number-columns-repeated="7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12-05" calcext:value-type="date">
            <text:p>5-Dec-22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12-12" calcext:value-type="date">
            <text:p>12-Dec-22</text:p>
          </table:table-cell>
          <table:table-cell table:number-columns-repeated="5" table:style-name="ce212" office:value-type="float" office:value="0" calcext:value-type="float">
            <text:p>0</text:p>
          </table:table-cell>
          <table:table-cell table:style-name="ce212" table:formula="of:=PRODUCT([.G4];[.G9])" office:value-type="float" office:value="143.4593" calcext:value-type="float">
            <text:p>143.4593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12-19" calcext:value-type="date">
            <text:p>19-Dec-22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12-26" calcext:value-type="date">
            <text:p>26-Dec-22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PRODUCT([.C4];[.C9])" office:value-type="float" office:value="22.7561" calcext:value-type="float">
            <text:p>22.7561</text:p>
          </table:table-cell>
          <table:table-cell table:number-columns-repeated="7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1-02" calcext:value-type="date">
            <text:p>2-Jan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1-09" calcext:value-type="date">
            <text:p>9-Jan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1-16" calcext:value-type="date">
            <text:p>16-Jan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1-23" calcext:value-type="date">
            <text:p>23-Jan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1-30" calcext:value-type="date">
            <text:p>30-Jan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2-06" calcext:value-type="date">
            <text:p>6-Feb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2-13" calcext:value-type="date">
            <text:p>13-Feb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2-20" calcext:value-type="date">
            <text:p>20-Feb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2-27" calcext:value-type="date">
            <text:p>27-Feb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3-06" calcext:value-type="date">
            <text:p>6-Mar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3-13" calcext:value-type="date">
            <text:p>13-Mar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3-20" calcext:value-type="date">
            <text:p>20-Mar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3-27" calcext:value-type="date">
            <text:p>27-Mar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4-03" calcext:value-type="date">
            <text:p>3-Apr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4-10" calcext:value-type="date">
            <text:p>10-Apr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4-17" calcext:value-type="date">
            <text:p>17-Apr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4-24" calcext:value-type="date">
            <text:p>24-Apr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5-01" calcext:value-type="date">
            <text:p>1-May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5-08" calcext:value-type="date">
            <text:p>8-May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5-15" calcext:value-type="date">
            <text:p>15-May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5-22" calcext:value-type="date">
            <text:p>22-May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5-29" calcext:value-type="date">
            <text:p>29-May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6-05" calcext:value-type="date">
            <text:p>5-Jun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6-12" calcext:value-type="date">
            <text:p>12-Jun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6-19" calcext:value-type="date">
            <text:p>19-Jun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6-26" calcext:value-type="date">
            <text:p>26-Jun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7-03" calcext:value-type="date">
            <text:p>3-Jul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7-10" calcext:value-type="date">
            <text:p>10-Jul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7-17" calcext:value-type="date">
            <text:p>17-Jul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7-24" calcext:value-type="date">
            <text:p>24-Jul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7" office:value-type="string" calcext:value-type="string">
            <text:p>Total in collumn</text:p>
          </table:table-cell>
          <table:table-cell table:style-name="ce214" table:formula="of:=SUM([.B14:.B89])" office:value-type="float" office:value="0" calcext:value-type="float">
            <text:p>0</text:p>
          </table:table-cell>
          <table:table-cell table:style-name="ce214" table:formula="of:=SUM([.C14:.C89])" office:value-type="float" office:value="294.5323" calcext:value-type="float">
            <text:p>294.5323</text:p>
          </table:table-cell>
          <table:table-cell table:style-name="ce214" table:formula="of:=SUM([.D14:.D89])" office:value-type="float" office:value="800" calcext:value-type="float">
            <text:p>800</text:p>
          </table:table-cell>
          <table:table-cell table:style-name="ce214" table:formula="of:=SUM([.E14:.E89])" office:value-type="float" office:value="1400" calcext:value-type="float">
            <text:p>1400</text:p>
          </table:table-cell>
          <table:table-cell table:style-name="ce214" table:formula="of:=SUM([.F14:.F89])" office:value-type="float" office:value="15" calcext:value-type="float">
            <text:p>15</text:p>
          </table:table-cell>
          <table:table-cell table:style-name="ce214" table:formula="of:=SUM([.G14:.G89])" office:value-type="float" office:value="1578.0523" calcext:value-type="float">
            <text:p>1578.0523</text:p>
          </table:table-cell>
          <table:table-cell table:style-name="ce214" table:formula="of:=SUM([.H14:.H89])" office:value-type="float" office:value="22.616766898" calcext:value-type="float">
            <text:p>22.616766898</text:p>
          </table:table-cell>
          <table:table-cell table:style-name="ce214" table:formula="of:=SUM([.I14:.I89])" office:value-type="float" office:value="0" calcext:value-type="float">
            <text:p>0</text:p>
          </table:table-cell>
          <table:table-cell table:style-name="ce214" table:formula="of:=SUM([.J14:.J89])" office:value-type="float" office:value="0" calcext:value-type="float">
            <text:p>0</text:p>
          </table:table-cell>
          <table:table-cell table:style-name="ce217" table:formula="of:=SUM([.K14:.K89])" office:value-type="float" office:value="0" calcext:value-type="float">
            <text:p>0</text:p>
          </table:table-cell>
          <table:table-cell table:style-name="ce220" table:formula="of:=SUM([.L14:.L89])" office:value-type="float" office:value="730.37076" calcext:value-type="float">
            <text:p>730.37076</text:p>
          </table:table-cell>
          <table:table-cell table:style-name="ce220" table:formula="of:=SUM([.M14:.M89])" office:value-type="float" office:value="154.5585" calcext:value-type="float">
            <text:p>154.5585</text:p>
          </table:table-cell>
          <table:table-cell table:style-name="ce223" table:formula="of:=SUM([.N14:.N89])" office:value-type="float" office:value="0" calcext:value-type="float">
            <text:p>0</text:p>
          </table:table-cell>
          <table:table-cell table:style-name="ce214" table:formula="of:=SUM([.O14:.O89])" office:value-type="float" office:value="0" calcext:value-type="float">
            <text:p>0</text:p>
          </table:table-cell>
          <table:table-cell table:style-name="ce217" table:formula="of:=SUM([.P14:.P89])" office:value-type="float" office:value="0" calcext:value-type="float">
            <text:p>0</text:p>
          </table:table-cell>
          <table:table-cell table:style-name="ce220" table:formula="of:=SUM([.Q14:.Q89])" office:value-type="float" office:value="0" calcext:value-type="float">
            <text:p>0</text:p>
          </table:table-cell>
          <table:table-cell table:style-name="ce220" table:formula="of:=SUM([.R14:.R89])" office:value-type="float" office:value="0" calcext:value-type="float">
            <text:p>0</text:p>
          </table:table-cell>
          <table:table-cell table:style-name="ce220" table:formula="of:=SUM([.S14:.S89])" office:value-type="float" office:value="0" calcext:value-type="float">
            <text:p>0</text:p>
          </table:table-cell>
          <table:table-cell table:style-name="ce220" table:formula="of:=SUM([.T14:.T89])" office:value-type="float" office:value="0" calcext:value-type="float">
            <text:p>0</text:p>
          </table:table-cell>
          <table:table-cell table:style-name="ce220" table:formula="of:=SUM([.U14:.U89])" office:value-type="float" office:value="0" calcext:value-type="float">
            <text:p>0</text:p>
          </table:table-cell>
          <table:table-cell table:style-name="ce220" table:formula="of:=SUM([.V14:.V89])" office:value-type="float" office:value="0" calcext:value-type="float">
            <text:p>0</text:p>
          </table:table-cell>
          <table:table-cell table:style-name="ce220" table:formula="of:=SUM([.W14:.W89])" office:value-type="float" office:value="0" calcext:value-type="float">
            <text:p>0</text:p>
          </table:table-cell>
          <table:table-cell table:style-name="ce220" table:formula="of:=SUM([.X14:.X89])" office:value-type="float" office:value="0" calcext:value-type="float">
            <text:p>0</text:p>
          </table:table-cell>
          <table:table-cell table:style-name="ce220" table:formula="of:=SUM([.Y14:.Y89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7" office:value-type="string" calcext:value-type="string">
            <text:p>Total Alloc x 0.01</text:p>
          </table:table-cell>
          <table:table-cell table:style-name="ce214" table:formula="of:=PRODUCT([.B4];[.B13])" office:value-type="float" office:value="0" calcext:value-type="float">
            <text:p>0</text:p>
          </table:table-cell>
          <table:table-cell table:style-name="ce214" table:formula="of:=PRODUCT([.C4];[.C13])" office:value-type="float" office:value="294.7679" calcext:value-type="float">
            <text:p>294.7679</text:p>
          </table:table-cell>
          <table:table-cell table:style-name="ce214" table:formula="of:=PRODUCT([.D4];[.D13])" office:value-type="float" office:value="800" calcext:value-type="float">
            <text:p>800</text:p>
          </table:table-cell>
          <table:table-cell table:style-name="ce214" table:formula="of:=PRODUCT([.E4];[.E13])" office:value-type="float" office:value="1400" calcext:value-type="float">
            <text:p>1400</text:p>
          </table:table-cell>
          <table:table-cell table:style-name="ce214" table:formula="of:=PRODUCT([.F4];[.F13])" office:value-type="float" office:value="15" calcext:value-type="float">
            <text:p>15</text:p>
          </table:table-cell>
          <table:table-cell table:style-name="ce214" table:formula="of:=PRODUCT([.G4];[.G13])" office:value-type="float" office:value="1434.5929" calcext:value-type="float">
            <text:p>1434.5929</text:p>
          </table:table-cell>
          <table:table-cell table:style-name="ce214" table:formula="of:=PRODUCT([.H4];[.H13])" office:value-type="float" office:value="22.6167669" calcext:value-type="float">
            <text:p>22.6167669</text:p>
          </table:table-cell>
          <table:table-cell table:style-name="ce214" table:formula="of:=PRODUCT([.I4];[.I13])" office:value-type="float" office:value="0" calcext:value-type="float">
            <text:p>0</text:p>
          </table:table-cell>
          <table:table-cell table:style-name="ce214" table:formula="of:=PRODUCT([.J4];[.J13])" office:value-type="float" office:value="0" calcext:value-type="float">
            <text:p>0</text:p>
          </table:table-cell>
          <table:table-cell table:style-name="ce217" table:formula="of:=PRODUCT([.K4];[.K13])" office:value-type="float" office:value="0" calcext:value-type="float">
            <text:p>0</text:p>
          </table:table-cell>
          <table:table-cell table:style-name="ce220" table:formula="of:=PRODUCT([.L4];[.L13])" office:value-type="float" office:value="730.3708" calcext:value-type="float">
            <text:p>730.3708</text:p>
          </table:table-cell>
          <table:table-cell table:style-name="ce220" table:formula="of:=PRODUCT([.M4];[.M13])" office:value-type="float" office:value="154.5586" calcext:value-type="float">
            <text:p>154.5586</text:p>
          </table:table-cell>
          <table:table-cell table:style-name="ce223" table:formula="of:=PRODUCT([.N4];[.N13])" office:value-type="float" office:value="0" calcext:value-type="float">
            <text:p>0</text:p>
          </table:table-cell>
          <table:table-cell table:style-name="ce214" table:formula="of:=PRODUCT([.O4];[.O13])" office:value-type="float" office:value="0" calcext:value-type="float">
            <text:p>0</text:p>
          </table:table-cell>
          <table:table-cell table:style-name="ce217" table:formula="of:=PRODUCT([.P4];[.P13])" office:value-type="float" office:value="0" calcext:value-type="float">
            <text:p>0</text:p>
          </table:table-cell>
          <table:table-cell table:style-name="ce220" table:formula="of:=PRODUCT([.Q4];[.Q13])" office:value-type="float" office:value="0" calcext:value-type="float">
            <text:p>0</text:p>
          </table:table-cell>
          <table:table-cell table:style-name="ce220" table:formula="of:=PRODUCT([.R4];[.R13])" office:value-type="float" office:value="0" calcext:value-type="float">
            <text:p>0</text:p>
          </table:table-cell>
          <table:table-cell table:style-name="ce220" table:formula="of:=PRODUCT([.S4];[.S13])" office:value-type="float" office:value="0" calcext:value-type="float">
            <text:p>0</text:p>
          </table:table-cell>
          <table:table-cell table:style-name="ce220" table:formula="of:=PRODUCT([.T4];[.T13])" office:value-type="float" office:value="0" calcext:value-type="float">
            <text:p>0</text:p>
          </table:table-cell>
          <table:table-cell table:style-name="ce220" table:formula="of:=PRODUCT([.U4];[.U13])" office:value-type="float" office:value="0" calcext:value-type="float">
            <text:p>0</text:p>
          </table:table-cell>
          <table:table-cell table:style-name="ce220" table:formula="of:=PRODUCT([.V4];[.V13])" office:value-type="float" office:value="0" calcext:value-type="float">
            <text:p>0</text:p>
          </table:table-cell>
          <table:table-cell table:style-name="ce220" table:formula="of:=PRODUCT([.W4];[.W13])" office:value-type="float" office:value="0" calcext:value-type="float">
            <text:p>0</text:p>
          </table:table-cell>
          <table:table-cell table:style-name="ce220" table:formula="of:=PRODUCT([.X4];[.X13])" office:value-type="float" office:value="0" calcext:value-type="float">
            <text:p>0</text:p>
          </table:table-cell>
          <table:table-cell table:style-name="ce220" table:formula="of:=PRODUCT([.Y4];[.Y13])" office:value-type="float" office:value="0" calcext:value-type="float">
            <text:p>0</text:p>
          </table:table-cell>
          <table:table-cell table:number-columns-repeated="999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DRAGON SNAPSHOT'.B7:'DRAGON SNAPSHOT'.Y91">
            <calcext:condition calcext:apply-style-name="ConditionalStyle_9" calcext:value="&gt;0" calcext:base-cell-address="'DRAGON SNAPSHOT'.B7"/>
          </calcext:conditional-format>
        </calcext:conditional-formats>
      </table:table>
      <table:named-expressions/>
      <table:database-ranges>
        <table:database-range table:name="Table_1" table:target-range-address="'FMFH SNAPSHOT'.A5:'FMFH SNAPSHOT'.Y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textual="true"/>
      <number:text>-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  <number:year/>
    </number:date-style>
    <number:date-style style:name="N128">
      <number:day/>
      <number:month number:textual="true"/>
      <number:year/>
    </number:date-style>
    <number:date-style style:name="N129">
      <number:day number:style="long"/>
      <number:text>-</number:text>
      <number:month number:textual="true"/>
      <number:text>-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b6d7a8"/>
    </style:style>
    <style:style style:name="ConditionalStyle_5f_3" style:display-name="ConditionalStyle_3" style:family="table-cell" style:parent-style-name="Default">
      <style:table-cell-properties fo:background-color="#f4cccc"/>
    </style:style>
    <style:style style:name="ConditionalStyle_5f_4" style:display-name="ConditionalStyle_4" style:family="table-cell" style:parent-style-name="Default">
      <style:table-cell-properties fo:background-color="#c9daf8"/>
      <style:text-properties fo:color="#000000"/>
    </style:style>
    <style:style style:name="ConditionalStyle_5f_6" style:display-name="ConditionalStyle_6" style:family="table-cell" style:parent-style-name="Default">
      <style:table-cell-properties fo:background-color="#cfe2f3"/>
    </style:style>
    <style:style style:name="ConditionalStyle_5f_9" style:display-name="ConditionalStyle_9" style:family="table-cell" style:parent-style-name="Default">
      <style:table-cell-properties fo:background-color="#c9daf8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MFH_20_MATH" style:display-name="PageStyle_FMFH MATH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RAGON_20__20_MATH" style:display-name="PageStyle_DRAGON  MA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MFH_20_SNAPSHOT" style:display-name="PageStyle_FMFH SNAPSHO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RAGON_20_SNAPSHOT" style:display-name="PageStyle_DRAGON SNAPSHO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11885" meta:object-count="0"/>
    <meta:generator>LibreOfficeDev/6.0.5.2$Linux_X86_64 LibreOffice_project/</meta:generator>
  </office:meta>
</office:document-meta>
</file>